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3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194cm" fo:min-width="7.244cm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4cm" fo:padding-top="0cm" fo:padding-bottom="0cm" fo:padding-left="0cm" fo:padding-right="0cm" style:writing-mode="lr-tb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20" style:family="graphic" style:parent-style-name="objectwithoutfill">
      <style:graphic-properties svg:stroke-color="#000000" draw:marker-end="Arrowheads_20_2" draw:fill="none" draw:textarea-vertical-align="middl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5.2cm" fo:padding-top="0cm" fo:padding-bottom="0cm" fo:padding-left="0cm" fo:padding-right="0cm" style:writing-mode="lr-tb"/>
      <style:paragraph-properties style:writing-mode="lr-tb"/>
    </style:style>
    <style:style style:name="gr2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5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6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7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8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2.756cm" fo:padding-top="0.135cm" fo:padding-bottom="0.135cm" fo:padding-left="0.26cm" fo:padding-right="0.26cm"/>
    </style:style>
    <style:style style:name="gr29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30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2.756cm" fo:padding-top="0.135cm" fo:padding-bottom="0.135cm" fo:padding-left="0.26cm" fo:padding-right="0.26cm"/>
    </style:style>
    <style:style style:name="gr31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4" draw:fill="none" draw:textarea-vertical-align="middle"/>
    </style:style>
    <style:style style:name="gr34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7.8cm"/>
    </style:style>
    <style:style style:name="gr53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2.002cm" fo:min-width="2.856cm"/>
    </style:style>
    <style:style style:name="gr54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2.044cm" fo:min-width="1.098cm"/>
    </style:style>
    <style:style style:name="gr55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2.044cm" fo:min-width="1.097cm"/>
    </style:style>
    <style:style style:name="gr56" style:family="graphic" style:parent-style-name="objectwithoutfill">
      <style:graphic-properties svg:stroke-color="#808080" draw:fill="none" draw:textarea-vertical-align="middle"/>
    </style:style>
    <style:style style:name="gr57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888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6cm" fo:padding-top="0cm" fo:padding-bottom="0cm" fo:padding-left="0cm" fo:padding-right="0cm"/>
      <style:paragraph-properties style:writing-mode="lr-tb"/>
    </style:style>
    <style:style style:name="gr60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1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73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74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7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7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01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695cm" fo:padding-top="0cm" fo:padding-bottom="0cm" fo:padding-left="0cm" fo:padding-right="0cm"/>
      <style:paragraph-properties style:writing-mode="lr-tb"/>
    </style:style>
    <style:style style:name="gr85" style:family="graphic" style:parent-style-name="objectwithoutfill">
      <style:graphic-properties svg:stroke-color="#000000" draw:marker-end="Arrowheads_20_6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87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99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01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0.67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1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4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0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1.01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114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01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DejaVu Sans Mono1" fo:font-size="8pt" style:font-size-asian="8pt" style:font-size-complex="8pt"/>
    </style:style>
    <style:style style:name="P7" style:family="paragraph">
      <loext:graphic-properties draw:fill="none" draw:fill-color="#ffffff"/>
      <style:text-properties fo:color="#8d281e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c9211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a933"/>
      <style:paragraph-properties fo:text-align="center"/>
    </style:style>
    <style:style style:name="P16" style:family="paragraph">
      <loext:graphic-properties draw:fill="solid" draw:fill-color="#ff0000"/>
      <style:paragraph-properties fo:text-align="center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style:paragraph-properties fo:line-height="80%"/>
    </style:style>
    <style:style style:name="P19" style:family="paragraph">
      <loext:graphic-properties draw:fill="none" draw:fill-color="#ffffff"/>
      <style:paragraph-properties fo:line-height="80%"/>
      <style:text-properties style:font-name="DejaVu Sans Mono1"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DejaVu Sans Mono1" fo:font-size="8pt" style:font-size-asian="8pt" style:font-size-complex="8pt"/>
    </style:style>
    <style:style style:name="T4" style:family="text">
      <style:text-properties fo:color="#8d281e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c9211e" loext:opacity="100%" style:font-name="DejaVu Sans Mono1" fo:font-size="8pt" style:font-size-asian="8pt" style:font-size-complex="8pt"/>
    </style:style>
    <style:style style:name="T7" style:family="text">
      <style:text-properties fo:color="#000000" loext:opacity="100%" style:font-name="DejaVu Sans Mono1" fo:font-size="8pt" style:font-size-asian="8pt" style:font-size-complex="8pt"/>
    </style:style>
    <style:style style:name="T8" style:family="text">
      <style:text-properties fo:color="#2a6099" loext:opacity="100%" style:font-name="DejaVu Sans Mono1" fo:font-size="8pt" style:font-size-asian="8pt" style:font-size-complex="8pt"/>
    </style:style>
    <style:style style:name="T9" style:family="text">
      <style:text-properties style:font-name="DejaVu Sans Mono1" fo:font-size="10pt" style:font-size-asian="10pt" style:font-size-complex="10pt"/>
    </style:style>
    <style:style style:name="T10" style:family="text">
      <style:text-properties fo:color="#999999" loext:opacity="100%" style:font-name="DejaVu Sans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cm" svg:y1="15.7cm" svg:x2="14.5cm" svg:y2="16.3cm">
          <text:p/>
        </draw:line>
        <draw:custom-shape draw:style-name="gr2" draw:text-style-name="P2" draw:layer="layout" svg:width="7.9cm" svg:height="1.6cm" svg:x="10.202cm" svg:y="12.4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6cm" svg:x="10cm" svg:y="12.6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201cm" svg:y="0.501cm">
          <draw:text-box>
            <text:p><text:span text:style-name="T2">8</text:span></text:p>
          </draw:text-box>
        </draw:frame>
        <draw:frame draw:style-name="gr7" draw:text-style-name="P6" draw:layer="layout" svg:width="1.526cm" svg:height="0.661cm" svg:x="17.402cm" svg:y="0.402cm">
          <draw:text-box>
            <text:p><text:span text:style-name="T3">(A,T,G,C)</text:span></text:p>
            <text:p><text:span text:style-name="T3">(0,1,2,3)</text:span></text:p>
          </draw:text-box>
        </draw:frame>
        <draw:frame draw:style-name="gr8" draw:text-style-name="P7" draw:layer="layout" svg:width="3.952cm" svg:height="0.395cm" svg:x="10.602cm" svg:y="6.804cm">
          <draw:text-box>
            <text:p><text:span text:style-name="T4">Composite symbol sets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8" draw:layer="layout" svg:width="0.213cm" svg:height="0.238cm" svg:x="10.83cm" svg:y="7.3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113cm" svg:height="0.167cm" svg:x="11.077cm" svg:y="7.4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8" draw:layer="layout" svg:width="0.213cm" svg:height="0.27cm" svg:x="11.349cm" svg:y="7.3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8" draw:layer="layout" svg:width="0.124cm" svg:height="0.419cm" svg:x="11.73cm" svg:y="7.2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8" draw:layer="layout" svg:width="0.081cm" svg:height="0.349cm" svg:x="11.93cm" svg:y="7.3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8" draw:layer="layout" svg:width="0.184cm" svg:height="0.154cm" svg:x="12.046cm" svg:y="7.4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8" draw:layer="layout" svg:width="0.113cm" svg:height="0.167cm" svg:x="12.246cm" svg:y="7.4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12.421cm" svg:y="7.5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12.56cm" svg:y="7.4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089cm" svg:height="0.162cm" svg:x="12.774cm" svg:y="7.4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8" draw:layer="layout" svg:width="0.041cm" svg:height="0.104cm" svg:x="12.935cm" svg:y="7.5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8" draw:layer="layout" svg:width="0.185cm" svg:height="0.154cm" svg:x="13.075cm" svg:y="7.4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8" draw:layer="layout" svg:width="0.107cm" svg:height="0.162cm" svg:x="13.278cm" svg:y="7.4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8" draw:layer="layout" svg:width="0.04cm" svg:height="0.104cm" svg:x="13.45cm" svg:y="7.5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8" draw:layer="layout" svg:width="0.185cm" svg:height="0.154cm" svg:x="13.589cm" svg:y="7.4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8" draw:layer="layout" svg:width="0.112cm" svg:height="0.167cm" svg:x="13.79cm" svg:y="7.4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8" draw:layer="layout" svg:width="0.081cm" svg:height="0.349cm" svg:x="13.954cm" svg:y="7.3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8" draw:layer="layout" svg:width="0.175cm" svg:height="0.203cm" svg:x="14.198cm" svg:y="7.3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13cm" svg:height="0.239cm" svg:x="14.51cm" svg:y="7.3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8" draw:layer="layout" svg:width="0.12cm" svg:height="0.165cm" svg:x="14.744cm" svg:y="7.2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8" draw:layer="layout" svg:width="0.12cm" svg:height="0.172cm" svg:x="14.753cm" svg:y="7.4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18cm" svg:height="0.18cm" svg:x="14.907cm" svg:y="7.5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8" draw:layer="layout" svg:width="0.088cm" svg:height="0.162cm" svg:x="15.132cm" svg:y="7.5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14cm" svg:height="0.224cm" svg:x="15.372cm" svg:y="7.276cm" svg:viewBox="0 0 15 225" svg:d="M0 212c0 6 0 13 7 13 8 0 8-7 8-13 0-67 0-133 0-199 0-6 0-13-7-13-8 0-8 7-8 13 0 66 0 132 0 199z">
              <text:p/>
            </draw:path>
            <draw:path draw:style-name="gr10" draw:text-style-name="P8" draw:layer="layout" svg:width="0.014cm" svg:height="0.224cm" svg:x="15.372cm" svg:y="7.487cm" svg:viewBox="0 0 15 225" svg:d="M0 212c0 5 0 13 7 13 8 0 8-7 8-13 0-67 0-133 0-199 0-6 0-13-7-13-8 0-8 7-8 13 0 66 0 132 0 199z">
              <text:p/>
            </draw:path>
            <draw:path draw:style-name="gr10" draw:text-style-name="P8" draw:layer="layout" svg:width="0.185cm" svg:height="0.154cm" svg:x="15.51cm" svg:y="7.4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114cm" svg:height="0.167cm" svg:x="15.71cm" svg:y="7.4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8" draw:layer="layout" svg:width="0.233cm" svg:height="0.233cm" svg:x="15.894cm" svg:y="7.3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8" draw:layer="layout" svg:width="0.185cm" svg:height="0.154cm" svg:x="16.181cm" svg:y="7.4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089cm" svg:height="0.162cm" svg:x="16.395cm" svg:y="7.4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32cm" svg:height="0.081cm" svg:x="16.585cm" svg:y="7.4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58cm" svg:height="0.245cm" svg:x="16.897cm" svg:y="7.3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8" draw:layer="layout" svg:width="0.04cm" svg:height="0.104cm" svg:x="17.102cm" svg:y="7.5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17.241cm" svg:y="7.4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108cm" svg:height="0.162cm" svg:x="17.444cm" svg:y="7.4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8" draw:layer="layout" svg:width="0.232cm" svg:height="0.081cm" svg:x="17.645cm" svg:y="7.4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85cm" svg:height="0.154cm" svg:x="17.951cm" svg:y="7.4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8" draw:layer="layout" svg:width="0.112cm" svg:height="0.167cm" svg:x="18.152cm" svg:y="7.4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8" draw:layer="layout" svg:width="0.232cm" svg:height="0.081cm" svg:x="18.355cm" svg:y="7.4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47cm" svg:height="0.239cm" svg:x="18.661cm" svg:y="7.3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8" draw:layer="layout" svg:width="0.124cm" svg:height="0.419cm" svg:x="18.863cm" svg:y="7.2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8" draw:layer="layout" svg:width="0.213cm" svg:height="0.238cm" svg:x="10.83cm" svg:y="7.8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089cm" svg:height="0.162cm" svg:x="11.091cm" svg:y="7.9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13cm" svg:height="0.27cm" svg:x="11.349cm" svg:y="7.8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8" draw:layer="layout" svg:width="0.124cm" svg:height="0.419cm" svg:x="11.73cm" svg:y="7.7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8" draw:layer="layout" svg:width="0.081cm" svg:height="0.349cm" svg:x="11.93cm" svg:y="7.8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8" draw:layer="layout" svg:width="0.184cm" svg:height="0.154cm" svg:x="12.046cm" svg:y="7.9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8" draw:layer="layout" svg:width="0.113cm" svg:height="0.167cm" svg:x="12.246cm" svg:y="7.9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12.421cm" svg:y="8.0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12.56cm" svg:y="7.9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089cm" svg:height="0.162cm" svg:x="12.774cm" svg:y="7.9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8" draw:layer="layout" svg:width="0.041cm" svg:height="0.104cm" svg:x="12.935cm" svg:y="8.0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8" draw:layer="layout" svg:width="0.185cm" svg:height="0.154cm" svg:x="13.075cm" svg:y="7.9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8" draw:layer="layout" svg:width="0.107cm" svg:height="0.162cm" svg:x="13.278cm" svg:y="7.9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8" draw:layer="layout" svg:width="0.04cm" svg:height="0.104cm" svg:x="13.45cm" svg:y="8.0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8" draw:layer="layout" svg:width="0.185cm" svg:height="0.154cm" svg:x="13.589cm" svg:y="7.9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8" draw:layer="layout" svg:width="0.112cm" svg:height="0.167cm" svg:x="13.79cm" svg:y="7.9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8" draw:layer="layout" svg:width="0.081cm" svg:height="0.349cm" svg:x="13.954cm" svg:y="7.8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8" draw:layer="layout" svg:width="0.175cm" svg:height="0.203cm" svg:x="14.198cm" svg:y="7.8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13cm" svg:height="0.239cm" svg:x="14.51cm" svg:y="7.8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8" draw:layer="layout" svg:width="0.12cm" svg:height="0.165cm" svg:x="14.744cm" svg:y="7.7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8" draw:layer="layout" svg:width="0.12cm" svg:height="0.172cm" svg:x="14.753cm" svg:y="7.9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18cm" svg:height="0.18cm" svg:x="14.907cm" svg:y="8.0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8" draw:layer="layout" svg:width="0.088cm" svg:height="0.162cm" svg:x="15.132cm" svg:y="8.0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14cm" svg:height="0.224cm" svg:x="15.372cm" svg:y="7.777cm" svg:viewBox="0 0 15 225" svg:d="M0 212c0 6 0 13 7 13 8 0 8-7 8-13 0-67 0-133 0-199 0-6 0-13-7-13-8 0-8 7-8 13 0 66 0 132 0 199z">
              <text:p/>
            </draw:path>
            <draw:path draw:style-name="gr10" draw:text-style-name="P8" draw:layer="layout" svg:width="0.014cm" svg:height="0.224cm" svg:x="15.372cm" svg:y="7.988cm" svg:viewBox="0 0 15 225" svg:d="M0 212c0 5 0 13 7 13 8 0 8-7 8-13 0-67 0-133 0-199 0-6 0-13-7-13-8 0-8 7-8 13 0 66 0 132 0 199z">
              <text:p/>
            </draw:path>
            <draw:path draw:style-name="gr10" draw:text-style-name="P8" draw:layer="layout" svg:width="0.185cm" svg:height="0.154cm" svg:x="15.51cm" svg:y="7.9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114cm" svg:height="0.167cm" svg:x="15.71cm" svg:y="7.9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8" draw:layer="layout" svg:width="0.233cm" svg:height="0.081cm" svg:x="15.914cm" svg:y="7.9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85cm" svg:height="0.154cm" svg:x="16.22cm" svg:y="7.9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089cm" svg:height="0.162cm" svg:x="16.434cm" svg:y="7.9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32cm" svg:height="0.081cm" svg:x="16.624cm" svg:y="7.9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8" draw:layer="layout" svg:width="0.147cm" svg:height="0.239cm" svg:x="16.93cm" svg:y="7.8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8" draw:layer="layout" svg:width="0.04cm" svg:height="0.104cm" svg:x="17.122cm" svg:y="8.0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8" draw:layer="layout" svg:width="0.185cm" svg:height="0.154cm" svg:x="17.262cm" svg:y="7.9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8" draw:layer="layout" svg:width="0.107cm" svg:height="0.162cm" svg:x="17.465cm" svg:y="7.9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8" draw:layer="layout" svg:width="0.233cm" svg:height="0.233cm" svg:x="17.646cm" svg:y="7.8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8" draw:layer="layout" svg:width="0.185cm" svg:height="0.154cm" svg:x="17.932cm" svg:y="7.9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8" draw:layer="layout" svg:width="0.112cm" svg:height="0.167cm" svg:x="18.133cm" svg:y="7.9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8" draw:layer="layout" svg:width="0.233cm" svg:height="0.081cm" svg:x="18.336cm" svg:y="7.9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58cm" svg:height="0.245cm" svg:x="18.648cm" svg:y="7.8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8" draw:layer="layout" svg:width="0.124cm" svg:height="0.419cm" svg:x="18.863cm" svg:y="7.7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8" draw:layer="layout" svg:width="0.013cm" svg:height="0.349cm" svg:x="11.309cm" svg:y="8.3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37cm" svg:x="11.384cm" svg:y="8.3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8" draw:layer="layout" svg:width="0.113cm" svg:height="0.167cm" svg:x="11.631cm" svg:y="8.5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8" draw:layer="layout" svg:width="0.013cm" svg:height="0.349cm" svg:x="11.818cm" svg:y="8.3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2cm" svg:height="0.081cm" svg:x="11.933cm" svg:y="8.5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8" draw:layer="layout" svg:width="0.013cm" svg:height="0.349cm" svg:x="12.267cm" svg:y="8.3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37cm" svg:x="12.342cm" svg:y="8.3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8" draw:layer="layout" svg:width="0.089cm" svg:height="0.162cm" svg:x="12.603cm" svg:y="8.5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8" draw:layer="layout" svg:width="0.013cm" svg:height="0.349cm" svg:x="12.776cm" svg:y="8.3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3cm" svg:height="0.081cm" svg:x="12.89cm" svg:y="8.5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8" draw:layer="layout" svg:width="0.139cm" svg:height="0.231cm" svg:x="13.2cm" svg:y="8.4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8" draw:layer="layout" svg:width="0.12cm" svg:height="0.172cm" svg:x="13.376cm" svg:y="8.3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8" draw:layer="layout" svg:width="0.104cm" svg:height="0.123cm" svg:x="13.521cm" svg:y="8.4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8" draw:layer="layout" svg:width="0.214cm" svg:height="0.269cm" svg:x="13.742cm" svg:y="8.4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8" draw:layer="layout" svg:width="0.158cm" svg:height="0.245cm" svg:x="14.045cm" svg:y="8.3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8" draw:layer="layout" svg:width="0.232cm" svg:height="0.231cm" svg:x="14.259cm" svg:y="8.4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8" draw:layer="layout" svg:width="0.115cm" svg:height="0.231cm" svg:x="14.563cm" svg:y="8.4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1" draw:text-style-name="P9" draw:layer="layout" svg:width="4.65cm" svg:height="0.395cm" svg:x="1.202cm" svg:y="6.805cm">
          <draw:text-box>
            <text:p><text:span text:style-name="T5">Binary constraint vector set</text:span></text:p>
          </draw:text-box>
        </draw:frame>
        <draw:g draw:style-name="gr9">
          <svg:title>TexMaths</svg:title>
          <svg:desc>10§display§\mathcal{B} \!\subset\! \mathbb{B}^{\nu}
\quad
(
|\mathcal{B}| \!=\! 2^{k_{\rm a}}
)§svg§600§TRUE§</svg:desc>
          <draw:g>
            <draw:path draw:style-name="gr10" draw:text-style-name="P8" draw:layer="layout" svg:width="0.222cm" svg:height="0.253cm" svg:x="1.461cm" svg:y="7.3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8" draw:layer="layout" svg:width="0.214cm" svg:height="0.201cm" svg:x="1.76cm" svg:y="7.3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8" draw:layer="layout" svg:width="0.214cm" svg:height="0.238cm" svg:x="2.046cm" svg:y="7.3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8" draw:layer="layout" svg:width="0.126cm" svg:height="0.107cm" svg:x="2.295cm" svg:y="7.3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8" draw:layer="layout" svg:width="0.081cm" svg:height="0.349cm" svg:x="2.838cm" svg:y="7.2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8" draw:layer="layout" svg:width="0.013cm" svg:height="0.349cm" svg:x="2.981cm" svg:y="7.29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22cm" svg:height="0.253cm" svg:x="3.047cm" svg:y="7.3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8" draw:layer="layout" svg:width="0.013cm" svg:height="0.349cm" svg:x="3.32cm" svg:y="7.29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3cm" svg:height="0.081cm" svg:x="3.434cm" svg:y="7.4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4cm" svg:height="0.231cm" svg:x="3.744cm" svg:y="7.3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8" draw:layer="layout" svg:width="0.12cm" svg:height="0.172cm" svg:x="3.921cm" svg:y="7.2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8" draw:layer="layout" svg:width="0.098cm" svg:height="0.079cm" svg:x="4.066cm" svg:y="7.3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8" draw:layer="layout" svg:width="0.08cm" svg:height="0.349cm" svg:x="4.227cm" svg:y="7.2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2" draw:text-style-name="P9" draw:layer="layout" svg:width="2.622cm" svg:height="0.395cm" svg:x="10.603cm" svg:y="8.806cm">
          <draw:text-box>
            <text:p><text:span text:style-name="T5">Inner codebook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8" draw:layer="layout" svg:width="0.182cm" svg:height="0.254cm" svg:x="11.192cm" svg:y="9.3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8" draw:layer="layout" svg:width="0.214cm" svg:height="0.27cm" svg:x="11.52cm" svg:y="9.3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8" draw:layer="layout" svg:width="0.124cm" svg:height="0.419cm" svg:x="11.902cm" svg:y="9.2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8" draw:layer="layout" svg:width="0.08cm" svg:height="0.35cm" svg:x="12.102cm" svg:y="9.3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8" draw:layer="layout" svg:width="0.136cm" svg:height="0.158cm" svg:x="12.218cm" svg:y="9.4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8" draw:layer="layout" svg:width="0.113cm" svg:height="0.167cm" svg:x="12.368cm" svg:y="9.4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8" draw:layer="layout" svg:width="0.04cm" svg:height="0.104cm" svg:x="12.543cm" svg:y="9.5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8" draw:layer="layout" svg:width="0.036cm" svg:height="0.036cm" svg:x="12.7cm" svg:y="9.537cm" svg:viewBox="0 0 37 37" svg:d="M37 18c0-10-9-18-19-18s-18 8-18 18 8 19 18 19 19-9 19-19z">
              <text:p/>
            </draw:path>
            <draw:path draw:style-name="gr10" draw:text-style-name="P8" draw:layer="layout" svg:width="0.036cm" svg:height="0.036cm" svg:x="12.856cm" svg:y="9.537cm" svg:viewBox="0 0 37 37" svg:d="M37 18c0-10-9-18-19-18-11 0-18 8-18 18s7 19 18 19c10 0 19-9 19-19z">
              <text:p/>
            </draw:path>
            <draw:path draw:style-name="gr10" draw:text-style-name="P8" draw:layer="layout" svg:width="0.036cm" svg:height="0.036cm" svg:x="13.012cm" svg:y="9.537cm" svg:viewBox="0 0 37 37" svg:d="M37 18c0-10-8-18-18-18-11 0-19 8-19 18s8 19 19 19c10 0 18-9 18-19z">
              <text:p/>
            </draw:path>
            <draw:path draw:style-name="gr10" draw:text-style-name="P8" draw:layer="layout" svg:width="0.04cm" svg:height="0.104cm" svg:x="13.168cm" svg:y="9.5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8" draw:layer="layout" svg:width="0.136cm" svg:height="0.158cm" svg:x="13.308cm" svg:y="9.4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8" draw:layer="layout" svg:width="0.125cm" svg:height="0.107cm" svg:x="13.464cm" svg:y="9.5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8" draw:layer="layout" svg:width="0.165cm" svg:height="0.011cm" svg:x="13.63cm" svg:y="9.559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13.85cm" svg:y="9.4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5cm" svg:x="14.001cm" svg:y="9.3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8" draw:layer="layout" svg:width="0.014cm" svg:height="0.223cm" svg:x="14.227cm" svg:y="9.269cm" svg:viewBox="0 0 15 224" svg:d="M0 212c0 6 0 12 7 12 8 0 8-6 8-12 0-67 0-133 0-199 0-6 0-13-7-13-8 0-8 7-8 13 0 66 0 132 0 199z">
              <text:p/>
            </draw:path>
            <draw:path draw:style-name="gr10" draw:text-style-name="P8" draw:layer="layout" svg:width="0.014cm" svg:height="0.223cm" svg:x="14.227cm" svg:y="9.48cm" svg:viewBox="0 0 15 224" svg:d="M0 212c0 6 0 12 7 12 8 0 8-6 8-12 0-67 0-133 0-199 0-6 0-13-7-13-8 0-8 7-8 13 0 66 0 132 0 199z">
              <text:p/>
            </draw:path>
            <draw:path draw:style-name="gr10" draw:text-style-name="P8" draw:layer="layout" svg:width="0.136cm" svg:height="0.158cm" svg:x="14.366cm" svg:y="9.4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8" draw:layer="layout" svg:width="0.107cm" svg:height="0.213cm" svg:x="14.504cm" svg:y="9.4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8" draw:layer="layout" svg:width="0.175cm" svg:height="0.203cm" svg:x="14.72cm" svg:y="9.3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8" draw:layer="layout" svg:width="0.213cm" svg:height="0.238cm" svg:x="14.983cm" svg:y="9.3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8" draw:layer="layout" svg:width="0.099cm" svg:height="0.172cm" svg:x="15.233cm" svg:y="9.4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8" draw:layer="layout" svg:width="0.082cm" svg:height="0.153cm" svg:x="15.347cm" svg:y="9.5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8" draw:layer="layout" svg:width="0.041cm" svg:height="0.104cm" svg:x="15.519cm" svg:y="9.5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8" draw:layer="layout" svg:width="0.081cm" svg:height="0.35cm" svg:x="15.68cm" svg:y="9.3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8" draw:layer="layout" svg:width="0.128cm" svg:height="0.246cm" svg:x="15.799cm" svg:y="9.3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8" draw:layer="layout" svg:width="0.113cm" svg:height="0.167cm" svg:x="15.946cm" svg:y="9.4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16.121cm" svg:y="9.5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8" draw:layer="layout" svg:width="0.036cm" svg:height="0.036cm" svg:x="16.277cm" svg:y="9.537cm" svg:viewBox="0 0 37 37" svg:d="M37 18c0-10-8-18-18-18-11 0-19 8-19 18s8 19 19 19c10 0 18-9 18-19z">
              <text:p/>
            </draw:path>
            <draw:path draw:style-name="gr10" draw:text-style-name="P8" draw:layer="layout" svg:width="0.036cm" svg:height="0.036cm" svg:x="16.433cm" svg:y="9.537cm" svg:viewBox="0 0 37 37" svg:d="M37 18c0-10-8-18-18-18s-19 8-19 18 9 19 19 19 18-9 18-19z">
              <text:p/>
            </draw:path>
            <draw:path draw:style-name="gr10" draw:text-style-name="P8" draw:layer="layout" svg:width="0.036cm" svg:height="0.036cm" svg:x="16.589cm" svg:y="9.537cm" svg:viewBox="0 0 37 37" svg:d="M37 18c0-10-8-18-18-18s-19 8-19 18 9 19 19 19 18-9 18-19z">
              <text:p/>
            </draw:path>
            <draw:path draw:style-name="gr10" draw:text-style-name="P8" draw:layer="layout" svg:width="0.041cm" svg:height="0.104cm" svg:x="16.745cm" svg:y="9.5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8" draw:layer="layout" svg:width="0.128cm" svg:height="0.246cm" svg:x="16.888cm" svg:y="9.3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8" draw:layer="layout" svg:width="0.126cm" svg:height="0.107cm" svg:x="17.04cm" svg:y="9.5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8" draw:layer="layout" svg:width="0.165cm" svg:height="0.011cm" svg:x="17.206cm" svg:y="9.559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17.426cm" svg:y="9.4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5cm" svg:x="17.577cm" svg:y="9.3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8" draw:layer="layout" svg:width="0.174cm" svg:height="0.203cm" svg:x="17.762cm" svg:y="9.3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8" draw:layer="layout" svg:width="0.222cm" svg:height="0.253cm" svg:x="18.016cm" svg:y="9.3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8" draw:layer="layout" svg:width="0.124cm" svg:height="0.419cm" svg:x="18.287cm" svg:y="9.2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19.102cm" svg:y="7.3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19.103cm" svg:y="7.8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2.803cm" svg:y="1.8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15.011cm" svg:y="1.9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15.404cm" svg:y="1.807cm">
          <draw:text-box>
            <text:p><text:span text:style-name="T1">(even)</text:span></text:p>
          </draw:text-box>
        </draw:frame>
        <draw:frame draw:style-name="gr17" draw:text-style-name="P9" draw:layer="layout" svg:width="1.606cm" svg:height="0.395cm" svg:x="1.204cm" svg:y="11.807cm">
          <draw:text-box>
            <text:p><text:span text:style-name="T5">Encoding</text:span></text:p>
          </draw:text-box>
        </draw:frame>
        <draw:frame draw:style-name="gr17" draw:text-style-name="P9" draw:layer="layout" svg:width="1.606cm" svg:height="0.395cm" svg:x="9.605cm" svg:y="11.808cm">
          <draw:text-box>
            <text:p><text:span text:style-name="T5">Decoding</text:span></text:p>
          </draw:text-box>
        </draw:frame>
        <draw:custom-shape draw:style-name="gr18" draw:text-style-name="P11" draw:layer="layout" svg:width="1.4cm" svg:height="0.8cm" svg:x="1.6cm" svg:y="1.8cm">
          <text:p text:style-name="P10"><text:span text:style-name="T1">out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4cm" svg:height="0.4cm" svg:x="4.6cm" svg:y="1.8cm">
          <text:p text:style-name="P10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.2cm" svg:y1="2.2cm" svg:x2="1.6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8" draw:layer="layout" svg:width="0.162cm" svg:height="0.16cm" svg:x="3.0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8" draw:layer="layout" svg:width="0.121cm" svg:height="0.111cm" svg:x="3.2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8" draw:layer="layout" svg:width="0.073cm" svg:height="0.164cm" svg:x="3.2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8" draw:layer="layout" svg:width="0.174cm" svg:height="0.201cm" svg:x="3.4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8" draw:layer="layout" svg:width="0.214cm" svg:height="0.238cm" svg:x="3.6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8" draw:layer="layout" svg:width="0.12cm" svg:height="0.172cm" svg:x="3.9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8" draw:layer="layout" svg:width="0.098cm" svg:height="0.079cm" svg:x="4.0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8" draw:layer="layout" svg:width="0.162cm" svg:height="0.16cm" svg:x="3.042cm" svg:y="2.244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8" draw:layer="layout" svg:width="0.131cm" svg:height="0.172cm" svg:x="3.218cm" svg:y="2.087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8" draw:layer="layout" svg:width="0.073cm" svg:height="0.165cm" svg:x="3.218cm" svg:y="2.325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8" draw:layer="layout" svg:width="0.175cm" svg:height="0.203cm" svg:x="3.447cm" svg:y="2.213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8" draw:layer="layout" svg:width="0.214cm" svg:height="0.239cm" svg:x="3.694cm" svg:y="2.162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8" draw:layer="layout" svg:width="0.12cm" svg:height="0.172cm" svg:x="3.942cm" svg:y="2.087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8" draw:layer="layout" svg:width="0.104cm" svg:height="0.123cm" svg:x="4.087cm" svg:y="2.173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8" draw:layer="layout" svg:width="0.126cm" svg:height="0.108cm" svg:x="4.24cm" svg:y="2.149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0" draw:text-style-name="P1" draw:layer="layout" svg:x1="3cm" svg:y1="2cm" svg:x2="4.6cm" svg:y2="2cm">
          <text:p/>
        </draw:line>
        <draw:line draw:style-name="gr20" draw:text-style-name="P1" draw:layer="layout" svg:x1="3cm" svg:y1="2.5cm" svg:x2="5.2cm" svg:y2="2.5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8" draw:layer="layout" svg:width="0.146cm" svg:height="0.16cm" svg:x="6.8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8" draw:layer="layout" svg:width="0.074cm" svg:height="0.164cm" svg:x="7.0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8" draw:layer="layout" svg:width="0.174cm" svg:height="0.201cm" svg:x="7.1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8" draw:layer="layout" svg:width="0.212cm" svg:height="0.237cm" svg:x="7.4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8" draw:layer="layout" svg:width="0.126cm" svg:height="0.107cm" svg:x="7.7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1" draw:text-style-name="P11" draw:layer="layout" svg:width="1.6cm" svg:height="0.8cm" svg:x="8.2cm" svg:y="1.8cm">
          <text:p text:style-name="P10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8cm" svg:y1="2.2cm" svg:x2="11.4cm" svg:y2="2.2cm">
          <text:p/>
        </draw:line>
        <draw:g draw:style-name="gr9">
          <svg:title>TexMaths</svg:title>
          <svg:desc>10§display§\bm{x}^j \!\in\! \Sigma^{N}§svg§600§TRUE§</svg:desc>
          <draw:g>
            <draw:path draw:style-name="gr10" draw:text-style-name="P8" draw:layer="layout" svg:width="0.198cm" svg:height="0.161cm" svg:x="9.971cm" svg:y="1.921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10" draw:text-style-name="P8" draw:layer="layout" svg:width="0.107cm" svg:height="0.211cm" svg:x="10.189cm" svg:y="1.772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10" draw:text-style-name="P8" draw:layer="layout" svg:width="0.175cm" svg:height="0.202cm" svg:x="10.405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8" draw:layer="layout" svg:width="0.213cm" svg:height="0.238cm" svg:x="10.668cm" svg:y="1.8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10" draw:text-style-name="P8" draw:layer="layout" svg:width="0.218cm" svg:height="0.167cm" svg:x="10.919cm" svg:y="1.767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8" draw:layer="layout" svg:width="0.092cm" svg:height="0.233cm" svg:x="3.412cm" svg:y="2.6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8" draw:layer="layout" svg:width="0.174cm" svg:height="0.201cm" svg:x="3.591cm" svg:y="2.7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8" draw:layer="layout" svg:width="0.047cm" svg:height="0.348cm" svg:x="3.875cm" svg:y="2.6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89cm" svg:height="0.157cm" svg:x="3.942cm" svg:y="2.7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8" draw:layer="layout" svg:width="0.047cm" svg:height="0.348cm" svg:x="4.15cm" svg:y="2.6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2" draw:text-style-name="P11" draw:layer="layout" svg:width="2cm" svg:height="0.8cm" draw:transform="rotate (-1.5707963267949) translate (12.2cm 1.8cm)">
          <text:p text:style-name="P10"><text:span text:style-name="T1">IDS</text:span></text:p>
          <text:p text:style-name="P10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8" draw:layer="layout" svg:width="0.295cm" svg:height="0.237cm" svg:x="15.011cm" svg:y="2.2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8" draw:layer="layout" svg:width="0.233cm" svg:height="0.081cm" svg:x="15.376cm" svg:y="2.3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3cm" svg:x="15.686cm" svg:y="2.3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8" draw:layer="layout" svg:width="0.189cm" svg:height="0.157cm" svg:x="15.874cm" svg:y="2.3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0" draw:text-style-name="P1" draw:layer="layout" svg:x1="11.4cm" svg:y1="3.4cm" svg:x2="9.8cm" svg:y2="3.4cm">
          <text:p/>
        </draw:line>
        <draw:g draw:style-name="gr9">
          <svg:title>TexMaths</svg:title>
          <svg:desc>10§display§\bm{y}^j \!\in\! \Sigma^{N_j}§svg§600§TRUE§</svg:desc>
          <draw:g>
            <draw:path draw:style-name="gr10" draw:text-style-name="P8" draw:layer="layout" svg:width="0.192cm" svg:height="0.227cm" svg:x="9.973cm" svg:y="3.1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10" draw:text-style-name="P8" draw:layer="layout" svg:width="0.107cm" svg:height="0.211cm" svg:x="10.182cm" svg:y="2.9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10" draw:text-style-name="P8" draw:layer="layout" svg:width="0.175cm" svg:height="0.201cm" svg:x="10.398cm" svg:y="3.0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10" draw:text-style-name="P8" draw:layer="layout" svg:width="0.213cm" svg:height="0.237cm" svg:x="10.661cm" svg:y="3.0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10" draw:text-style-name="P8" draw:layer="layout" svg:width="0.218cm" svg:height="0.167cm" svg:x="10.912cm" svg:y="2.9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10" draw:text-style-name="P8" draw:layer="layout" svg:width="0.082cm" svg:height="0.151cm" svg:x="11.124cm" svg:y="3.0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23" draw:text-style-name="P11" draw:layer="layout" svg:width="5.2cm" svg:height="0.8cm" svg:x="4.6cm" svg:y="3cm">
          <text:p text:style-name="P10"><text:span text:style-name="T1">FBA (SPA) ?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4cm" svg:height="0.8cm" svg:x="1.6cm" svg:y="3cm">
          <text:p text:style-name="P10"><text:span text:style-name="T1">outer</text:span></text:p>
          <text:p text:style-name="P10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601cm" svg:y1="3.2cm" svg:x2="3.001cm" svg:y2="3.2cm">
          <text:p/>
        </draw:line>
        <draw:line draw:style-name="gr20" draw:text-style-name="P1" draw:layer="layout" svg:x1="1.6cm" svg:y1="3.4cm" svg:x2="1.2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8" draw:layer="layout" svg:width="0.145cm" svg:height="0.144cm" svg:x="1.9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8" draw:layer="layout" svg:width="0.109cm" svg:height="0.1cm" svg:x="2.0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8" draw:layer="layout" svg:width="0.101cm" svg:height="0.15cm" svg:x="2.0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24" draw:text-style-name="P1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9§display§\bm{c}^{\rm b}_0§svg§600§TRUE§</svg:desc>
          <draw:g>
            <draw:path draw:style-name="gr10" draw:text-style-name="P8" draw:layer="layout" svg:width="0.145cm" svg:height="0.143cm" svg:x="1.932cm" svg:y="5.3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8" draw:layer="layout" svg:width="0.116cm" svg:height="0.154cm" svg:x="2.09cm" svg:y="5.2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8" draw:layer="layout" svg:width="0.1cm" svg:height="0.15cm" svg:x="2.091cm" svg:y="5.4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2.6cm" svg:y1="4.6cm" svg:x2="2.6cm" svg:y2="5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8" draw:layer="layout" svg:width="0.146cm" svg:height="0.144cm" svg:x="4.2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8" draw:layer="layout" svg:width="0.11cm" svg:height="0.1cm" svg:x="4.3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8" draw:layer="layout" svg:width="0.134cm" svg:height="0.099cm" svg:x="4.3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8" draw:layer="layout" svg:width="0.148cm" svg:height="0.01cm" svg:x="4.559cm" svg:y="4.886cm" svg:viewBox="0 0 149 11" svg:d="M140 11c4 0 9 0 9-6 0-5-5-5-9-5-44 0-88 0-132 0-4 0-8 0-8 5 0 6 4 6 8 6 44 0 88 0 132 0z">
              <text:p/>
            </draw:path>
            <draw:path draw:style-name="gr10" draw:text-style-name="P8" draw:layer="layout" svg:width="0.08cm" svg:height="0.145cm" svg:x="4.7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8" draw:layer="layout" svg:width="0.146cm" svg:height="0.144cm" svg:x="4.234cm" svg:y="5.3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8" draw:layer="layout" svg:width="0.117cm" svg:height="0.154cm" svg:x="4.392cm" svg:y="5.2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8" draw:layer="layout" svg:width="0.134cm" svg:height="0.099cm" svg:x="4.392cm" svg:y="5.4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8" draw:layer="layout" svg:width="0.148cm" svg:height="0.01cm" svg:x="4.561cm" svg:y="5.516cm" svg:viewBox="0 0 149 11" svg:d="M140 11c4 0 9 0 9-6 0-5-5-5-9-5-44 0-87 0-131 0-4 0-9 0-9 5 0 6 5 6 9 6 44 0 87 0 131 0z">
              <text:p/>
            </draw:path>
            <draw:path draw:style-name="gr10" draw:text-style-name="P8" draw:layer="layout" svg:width="0.079cm" svg:height="0.145cm" svg:x="4.759cm" svg:y="5.4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4.201cm" svg:y1="4.601cm" svg:x2="4.2cm" svg:y2="5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8" draw:layer="layout" svg:width="0.145cm" svg:height="0.143cm" svg:x="2.7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8" draw:layer="layout" svg:width="0.109cm" svg:height="0.1cm" svg:x="2.8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8" draw:layer="layout" svg:width="0.079cm" svg:height="0.145cm" svg:x="2.9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8" draw:layer="layout" svg:width="0.145cm" svg:height="0.144cm" svg:x="2.734cm" svg:y="5.3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8" draw:layer="layout" svg:width="0.116cm" svg:height="0.154cm" svg:x="2.892cm" svg:y="5.2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8" draw:layer="layout" svg:width="0.079cm" svg:height="0.145cm" svg:x="2.905cm" svg:y="5.4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3.401cm" svg:y1="4.6cm" svg:x2="3.4cm" svg:y2="5cm">
          <text:p/>
        </draw:line>
        <draw:line draw:style-name="gr25" draw:text-style-name="P1" draw:layer="layout" svg:x1="1.8cm" svg:y1="4.5cm" svg:x2="2.3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8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8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5" draw:text-style-name="P1" draw:layer="layout" svg:x1="1.8cm" svg:y1="5.7cm" svg:x2="2.6cm" svg:y2="5.7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8" draw:layer="layout" svg:width="0.158cm" svg:height="0.246cm" svg:x="1.907cm" svg:y="5.7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8" draw:layer="layout" svg:width="0.13cm" svg:height="0.171cm" svg:x="2.083cm" svg:y="5.8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8" draw:layer="layout" svg:width="0.164cm" svg:height="0.154cm" svg:x="2.261cm" svg:y="5.8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4" draw:text-style-name="P1" draw:layer="layout" svg:width="3.2cm" svg:height="0.4cm" svg:x="5.4cm" svg:y="5.2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6.2cm" svg:y1="5.2cm" svg:x2="6.2cm" svg:y2="5.6cm">
          <text:p/>
        </draw:line>
        <draw:line draw:style-name="gr1" draw:text-style-name="P1" draw:layer="layout" svg:x1="7cm" svg:y1="5.2cm" svg:x2="7cm" svg:y2="5.6cm">
          <text:p/>
        </draw:line>
        <draw:line draw:style-name="gr1" draw:text-style-name="P1" draw:layer="layout" svg:x1="7.8cm" svg:y1="5.2cm" svg:x2="7.8cm" svg:y2="5.6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7.278cm" svg:y="5.4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7.434cm" svg:y="5.4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7.589cm" svg:y="5.4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8" draw:layer="layout" svg:width="0.131cm" svg:height="0.144cm" svg:x="5.6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8" draw:layer="layout" svg:width="0.102cm" svg:height="0.15cm" svg:x="5.7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8" draw:layer="layout" svg:width="0.131cm" svg:height="0.143cm" svg:x="6.4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8" draw:layer="layout" svg:width="0.079cm" svg:height="0.145cm" svg:x="6.5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8" draw:layer="layout" svg:width="0.131cm" svg:height="0.143cm" svg:x="7.9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8" draw:layer="layout" svg:width="0.134cm" svg:height="0.098cm" svg:x="8.0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8" draw:layer="layout" svg:width="0.148cm" svg:height="0.01cm" svg:x="8.252cm" svg:y="5.495cm" svg:viewBox="0 0 149 11" svg:d="M140 11c4 0 9 0 9-6 0-5-4-5-9-5-43 0-87 0-131 0-4 0-9 0-9 5 0 6 5 6 9 6 44 0 88 0 131 0z">
              <text:p/>
            </draw:path>
            <draw:path draw:style-name="gr10" draw:text-style-name="P8" draw:layer="layout" svg:width="0.079cm" svg:height="0.145cm" svg:x="8.4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5" draw:text-style-name="P1" draw:layer="layout" svg:x1="5.4cm" svg:y1="4.5cm" svg:x2="6.2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5.7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5" draw:text-style-name="P1" draw:layer="layout" svg:x1="5.4cm" svg:y1="5.7cm" svg:x2="8.6cm" svg:y2="5.7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8" draw:layer="layout" svg:width="0.295cm" svg:height="0.237cm" svg:x="6.6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8" draw:layer="layout" svg:width="0.233cm" svg:height="0.081cm" svg:x="6.9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3cm" svg:x="7.2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8" draw:layer="layout" svg:width="0.189cm" svg:height="0.157cm" svg:x="7.4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6" draw:text-style-name="P1" draw:layer="layout" svg:width="3.2cm" svg:height="1.2cm" svg:x="9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9§display§\bm{x}^0_0§svg§600§TRUE§</svg:desc>
          <draw:g>
            <draw:path draw:style-name="gr10" draw:text-style-name="P8" draw:layer="layout" svg:width="0.177cm" svg:height="0.143cm" svg:x="9.0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10" draw:text-style-name="P8" draw:layer="layout" svg:width="0.101cm" svg:height="0.15cm" svg:x="9.2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10" draw:text-style-name="P8" draw:layer="layout" svg:width="0.101cm" svg:height="0.15cm" svg:x="9.2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9">
          <svg:title>TexMaths</svg:title>
          <svg:desc>9§display§\bm{x}^{r-1}_0§svg§600§TRUE§</svg:desc>
          <draw:g>
            <draw:path draw:style-name="gr10" draw:text-style-name="P8" draw:layer="layout" svg:width="0.178cm" svg:height="0.144cm" svg:x="9.0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10" draw:text-style-name="P8" draw:layer="layout" svg:width="0.102cm" svg:height="0.098cm" svg:x="9.2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10" draw:text-style-name="P8" draw:layer="layout" svg:width="0.148cm" svg:height="0.01cm" svg:x="9.414cm" svg:y="5.495cm" svg:viewBox="0 0 149 11" svg:d="M140 11c4 0 9 0 9-5 0-6-5-6-9-6-44 0-87 0-131 0-4 0-9 0-9 5 0 6 5 6 9 6 44 0 87 0 131 0z">
              <text:p/>
            </draw:path>
            <draw:path draw:style-name="gr10" draw:text-style-name="P8" draw:layer="layout" svg:width="0.079cm" svg:height="0.145cm" svg:x="9.6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10" draw:text-style-name="P8" draw:layer="layout" svg:width="0.101cm" svg:height="0.15cm" svg:x="9.2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7" draw:text-style-name="P1" draw:layer="layout" svg:x1="9.8cm" svg:y1="4.6cm" svg:x2="9.8cm" svg:y2="5.8cm">
          <text:p/>
        </draw:line>
        <draw:line draw:style-name="gr27" draw:text-style-name="P1" draw:layer="layout" svg:x1="11.4cm" svg:y1="4.6cm" svg:x2="11.4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8" draw:layer="layout" svg:width="0.027cm" svg:height="0.029cm" svg:x="10.238cm" svg:y="5.072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0.238cm" svg:y="5.184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0.238cm" svg:y="5.295cm" svg:viewBox="0 0 28 30" svg:d="M28 14c0-8-6-14-14-14s-14 6-14 14c0 9 6 16 14 16s14-7 14-16z">
              <text:p/>
            </draw:path>
          </draw:g>
        </draw:g>
        <draw:line draw:style-name="gr25" draw:text-style-name="P1" draw:layer="layout" svg:x1="9cm" svg:y1="4.5cm" svg:x2="12.2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8" draw:layer="layout" svg:width="0.293cm" svg:height="0.237cm" svg:x="10.4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8" draw:text-style-name="P1" draw:layer="layout" svg:width="3.4cm" svg:height="2cm" svg:x="1.7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3.4cm" svg:height="1.999cm" svg:x="5.3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3.4cm" svg:height="1.998cm" svg:x="8.9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4.4cm" svg:y1="2cm" svg:x2="4.4cm" svg:y2="4.1cm">
          <text:p/>
        </draw:line>
        <draw:line draw:style-name="gr31" draw:text-style-name="P1" draw:layer="layout" svg:x1="8cm" svg:y1="2.2cm" svg:x2="8.001cm" svg:y2="4.1cm">
          <text:p/>
        </draw:line>
        <draw:line draw:style-name="gr31" draw:text-style-name="P1" draw:layer="layout" svg:x1="11.301cm" svg:y1="2.2cm" svg:x2="11.3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8" draw:layer="layout" svg:width="0.143cm" svg:height="0.301cm" svg:x="10.3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8" draw:layer="layout" svg:width="0.175cm" svg:height="0.201cm" svg:x="10.5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8" draw:layer="layout" svg:width="0.047cm" svg:height="0.348cm" svg:x="10.835cm" svg:y="2.276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42cm" svg:height="0.157cm" svg:x="10.9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8" draw:layer="layout" svg:width="0.047cm" svg:height="0.348cm" svg:x="11.0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8" draw:layer="layout" svg:width="0.174cm" svg:height="0.317cm" svg:x="12.387cm" svg:y="9.908cm" svg:viewBox="0 0 175 318" svg:d="M110 107c10 0 21 0 31 0 7 0 10 0 10-7 0-4-3-4-9-4-10 0-20 0-30 0 3-14 5-27 8-40 1-7 6-32 8-37 3-6 9-11 17-11 1 0 10 0 17 6-15 1-19 14-19 19 0 8 6 12 13 12 9 0 19-8 19-21 0-16-16-24-30-24-12 0-34 6-45 41-2 7-3 11-11 55-8 0-17 0-25 0-6 0-10 0-10 7 0 4 3 4 10 4 8 0 15 0 23 0-9 46-18 92-27 137-6 34-12 66-30 66-2 0-10 0-17-6 16-1 19-14 19-19 0-8-6-12-13-12-9 0-19 7-19 21 0 15 15 24 30 24 19 0 33-21 40-34 11-22 19-65 19-67 7-36 14-73 21-110z">
              <text:p/>
            </draw:path>
            <draw:path draw:style-name="gr10" draw:text-style-name="P8" draw:layer="layout" svg:width="0.121cm" svg:height="0.111cm" svg:x="12.592cm" svg:y="9.901cm" svg:viewBox="0 0 122 112" svg:d="M96 43c0-13 0-22-11-31-11-8-22-12-37-12-23 0-40 9-40 24 0 7 6 12 12 12 7 0 12-5 12-12 0-4-2-9-9-11 9-6 23-6 25-6 13 0 28 9 28 29 0 3 0 5 0 8-13 0-29 1-47 8-22 8-29 21-29 32 0 22 25 28 43 28 19 0 31-11 36-21 1 10 8 19 19 19 1 0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8" draw:layer="layout" svg:width="0.104cm" svg:height="0.111cm" svg:x="12.55cm" svg:y="10.131cm" svg:viewBox="0 0 105 112" svg:d="M99 54c5 0 6 0 6-6 0-21-12-48-48-48-32 0-57 26-57 56 0 31 27 56 60 56s45-26 45-32c0-1 0-3-4-3-3 0-3 1-4 4-8 19-26 23-35 23-12 0-23-5-30-14-9-12-10-27-10-36 26 0 51 0 77 0zM23 47c2-34 24-40 34-40 30 0 31 34 31 40-22 0-43 0-65 0z">
              <text:p/>
            </draw:path>
            <draw:path draw:style-name="gr10" draw:text-style-name="P8" draw:layer="layout" svg:width="0.036cm" svg:height="0.15cm" svg:x="12.864cm" svg:y="10.004cm" svg:viewBox="0 0 37 151" svg:d="M37 18c0-10-9-18-19-18s-18 7-18 18c0 10 8 19 18 19s19-8 19-19zM37 132c0-10-9-18-19-18s-18 7-18 18c0 10 8 19 18 19s19-8 19-19z">
              <text:p/>
            </draw:path>
            <draw:path draw:style-name="gr10" draw:text-style-name="P8" draw:layer="layout" svg:width="0.214cm" svg:height="0.238cm" svg:x="13.032cm" svg:y="9.915cm" svg:viewBox="0 0 215 239" svg:d="M46 32c0-5 0-14-3-20 13 0 25 0 38 0-5 6-5 13-5 18 0 60 0 120 0 179 0 5 0 12 5 18-13 0-25 0-38 0 3-7 3-15 3-20 0-58 0-117 0-175zM141 105c12-11 15-29 15-44 0-24-8-39-16-47 24 2 49 11 49 46 0 22-24 40-48 45zM89 31c0-7 0-11 5-15 1 0 6-4 15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1 8 13 10 14 33 14 44 0 14-1 53-45 53-20 0-20-13-20-19zM151 222c13-14 16-32 16-48 0-24-6-42-20-54 33 6 55 24 55 54 0 27-21 41-51 48z">
              <text:p/>
            </draw:path>
            <draw:path draw:style-name="gr10" draw:text-style-name="P8" draw:layer="layout" svg:width="0.12cm" svg:height="0.172cm" svg:x="13.281cm" svg:y="9.84cm" svg:viewBox="0 0 121 173" svg:d="M59 7c0-1 1-3 1-4s-1-3-4-3c-5 0-25 2-32 2-2 1-5 1-5 6 0 4 3 4 6 4 12 0 12 1 12 3s0 3-1 6c-12 46-23 92-35 138-1 5-1 5-1 6 0 4 3 8 9 8s9-5 11-11c0-1 11-44 12-47 17 2 31 7 31 20 0 1 0 2 0 5-1 3-1 5-1 7 0 18 14 26 26 26 24 0 21-26 31-38 0-3-3-3-4-3-3 0-3 1-5 6-3 10-9 28-21 28-7 0-9-6-9-13 0-4 0-5 2-11 0-1 1-5 1-8 0-21-30-25-40-26 7-4 16-12 20-16 13-12 25-23 39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097cm" svg:height="0.079cm" svg:x="13.426cm" svg:y="9.967cm" svg:viewBox="0 0 98 80" svg:d="M77 26c0-17-18-26-39-26-11 0-32 0-32 15 0 7 5 10 10 10 4 0 9-4 9-10 0-4-2-6-4-8 6-1 14-1 16-1 15 0 24 8 24 20 0 2 0 3 0 5-17 1-26 1-40 6-11 4-21 11-21 23 0 16 20 20 34 20s24-5 30-14c0 6 4 13 13 13 1 0 21 0 21-16 0-3 0-7 0-10-2 0-5 0-7 0 0 3 0 6 0 9 0 2 0 10-7 10s-7-8-7-10c0-12 0-24 0-36zM61 53c0 20-21 21-25 21-10 0-20-5-20-14 0-6 3-22 45-24 0 6 0 11 0 17z">
              <text:p/>
            </draw:path>
            <draw:path draw:style-name="gr10" draw:text-style-name="P8" draw:layer="layout" svg:width="0.311cm" svg:height="0.182cm" svg:x="13.683cm" svg:y="9.976cm" svg:viewBox="0 0 312 183" svg:d="M273 98c-19 15-28 29-31 34-16 24-19 46-19 47 0 4 4 4 7 4 6 0 7-1 8-7 8-35 29-64 68-80 5-2 6-3 6-5 0-3-2-3-3-4-16-5-58-23-71-82-1-4-2-5-8-5-3 0-7 0-7 4 0 1 3 23 18 46 7 11 17 23 32 34-87 0-174 0-261 0-6 0-12 0-12 7s6 7 12 7c87 0 174 0 261 0z">
              <text:p/>
            </draw:path>
            <draw:path draw:style-name="gr10" draw:text-style-name="P8" draw:layer="layout" svg:width="0.222cm" svg:height="0.253cm" svg:x="14.123cm" svg:y="9.908cm" svg:viewBox="0 0 223 254" svg:d="M88 9c0-4 0-5 0-6 0-2 0-3-3-3-4 0-15 5-22 9-16 8-29 14-29 21 0 2 2 2 3 2 5 0 14-5 21-8-5 34-13 79-19 109-13 60-20 80-37 114-2 3-1 3-2 4 0 3 2 2 3 3 6 0 21-7 26-16s18-34 29-74c8-30 21-76 46-112 16-23 31-33 53-33 19 0 36 12 36 31 0 30-33 42-70 54-4 1-28 10-28 19 0 2 2 2 3 2 2 0 10-1 17-1 36 0 64 21 64 54 0 42-37 56-69 56-27 0-40-14-44-19-2-2-2-3-5-3-8 0-26 11-26 17 0 1 14 25 52 25 50 0 122-35 122-91 0-29-19-51-55-58 28-12 69-37 69-70 0-20-17-35-43-35-12 0-57 3-99 55 2-15 5-31 7-46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8" draw:layer="layout" svg:width="0.175cm" svg:height="0.318cm" svg:x="12.387cm" svg:y="10.4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8" draw:layer="layout" svg:width="0.074cm" svg:height="0.164cm" svg:x="12.59cm" svg:y="10.3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8" draw:layer="layout" svg:width="0.105cm" svg:height="0.111cm" svg:x="12.55cm" svg:y="10.6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8" draw:layer="layout" svg:width="0.036cm" svg:height="0.151cm" svg:x="12.823cm" svg:y="10.503cm" svg:viewBox="0 0 37 152" svg:d="M37 19c0-10-8-19-18-19s-19 9-19 19 9 19 19 19 18-9 18-19zM37 133c0-10-8-19-18-19s-19 9-19 19 9 19 19 19 18-9 18-19z">
              <text:p/>
            </draw:path>
            <draw:path draw:style-name="gr10" draw:text-style-name="P8" draw:layer="layout" svg:width="0.214cm" svg:height="0.239cm" svg:x="12.991cm" svg:y="10.4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8" draw:layer="layout" svg:width="0.12cm" svg:height="0.172cm" svg:x="13.241cm" svg:y="10.3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8" draw:layer="layout" svg:width="0.105cm" svg:height="0.123cm" svg:x="13.385cm" svg:y="10.4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8" draw:layer="layout" svg:width="0.311cm" svg:height="0.182cm" svg:x="13.656cm" svg:y="10.4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8" draw:layer="layout" svg:width="0.213cm" svg:height="0.238cm" svg:x="14.104cm" svg:y="10.4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8" draw:layer="layout" svg:width="0.073cm" svg:height="0.165cm" svg:x="14.35cm" svg:y="10.5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8" draw:layer="layout" svg:width="0.08cm" svg:height="0.349cm" svg:x="14.607cm" svg:y="10.3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8" draw:layer="layout" svg:width="0.092cm" svg:height="0.233cm" svg:x="14.719cm" svg:y="10.4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8" draw:layer="layout" svg:width="0.175cm" svg:height="0.203cm" svg:x="14.898cm" svg:y="10.4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8" draw:layer="layout" svg:width="0.214cm" svg:height="0.239cm" svg:x="15.145cm" svg:y="10.4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8" draw:layer="layout" svg:width="0.081cm" svg:height="0.349cm" svg:x="15.396cm" svg:y="10.3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2" draw:text-style-name="P4" draw:layer="layout" svg:width="1.522cm" svg:height="0.395cm" svg:x="15.805cm" svg:y="10.308cm">
          <draw:text-box>
            <text:p><text:span text:style-name="T1">(bijection)</text:span></text:p>
          </draw:text-box>
        </draw:frame>
        <draw:g draw:style-name="gr9">
          <svg:title>TexMaths</svg:title>
          <svg:desc>10§display§s_{i,t} \!=\!
f_{\rm e}^{b_{i,t}}(\bm{c}^{\rm b}_{i,t}) 
§svg§600§TRUE§</svg:desc>
          <draw:g>
            <draw:path draw:style-name="gr10" draw:text-style-name="P8" draw:layer="layout" svg:width="0.128cm" svg:height="0.158cm" svg:x="2.081cm" svg:y="19.975cm" svg:viewBox="0 0 129 159" svg:d="M119 24c-10 1-17 8-17 16 0 5 3 10 11 10 7 0 16-6 16-19 0-16-15-31-41-31-47 0-60 36-60 52 0 27 26 32 36 34 19 4 37 8 37 27 0 9-8 39-50 39-5 0-32 0-40-19 13 2 22-9 22-18s-6-13-13-13c-9 0-20 8-20 23 0 20 20 34 50 34 57 0 71-42 71-58 0-12-7-21-11-25-9-10-20-12-35-15-13-3-27-5-27-21 0-10 9-32 40-32 8 0 26 3 31 16z">
              <text:p/>
            </draw:path>
            <draw:path draw:style-name="gr10" draw:text-style-name="P8" draw:layer="layout" svg:width="0.074cm" svg:height="0.165cm" svg:x="2.239cm" svg:y="20.02cm" svg:viewBox="0 0 75 166" svg:d="M68 10c0-4-3-10-10-10-6 0-13 7-13 14 0 4 3 9 9 9 8 0 14-7 14-13zM18 135c-1 3-2 6-2 10 0 11 10 21 23 21 25 0 36-34 36-38 0-3-3-2-4-3-4 0-4 1-5 4-6 20-16 30-26 30-5 0-6-3-6-9 0-5 2-10 4-15 2-7 5-14 8-20 2-6 11-28 12-31 0-3 1-6 1-8 0-12-10-21-23-21-25 0-36 33-36 38 0 3 3 2 4 3 4 0 4-2 5-4 6-21 17-30 26-30 4 0 6 2 6 8s-1 10-7 25c-5 13-11 26-16 40z">
              <text:p/>
            </draw:path>
            <draw:path draw:style-name="gr10" draw:text-style-name="P8" draw:layer="layout" svg:width="0.03cm" svg:height="0.075cm" svg:x="2.355cm" svg:y="20.154cm" svg:viewBox="0 0 31 76" svg:d="M24 24c0 14-3 30-19 45-1 1-2 2-2 3 0 2 2 4 3 4 4 0 25-20 25-49 0-15-6-27-17-27-9 0-14 6-14 14s5 14 14 14c6 0 7-3 10-4z">
              <text:p/>
            </draw:path>
            <draw:path draw:style-name="gr10" draw:text-style-name="P8" draw:layer="layout" svg:width="0.082cm" svg:height="0.155cm" svg:x="2.421cm" svg:y="20.03cm" svg:viewBox="0 0 83 156" svg:d="M50 56c8 0 17 0 25 0 5 0 8 0 8-5 0-4-3-4-8-4-8 0-15 0-23 0 3-12 6-24 9-36 0-1 1-2 1-3 0-5-4-8-8-8-7 0-10 4-12 10s1-5-9 37c-8 0-17 0-25 0-5 0-8 0-8 6 0 3 3 3 7 3 8 0 15 0 23 0-5 19-9 38-14 58-2 6-4 15-4 18 0 15 13 24 27 24 27 0 42-35 42-38s-3-3-4-3c-3 0-3 0-5 5-7 15-19 29-33 29-5 0-8-3-8-12 0-3 1-8 1-10 6-24 12-48 18-71z">
              <text:p/>
            </draw:path>
            <draw:path draw:style-name="gr10" draw:text-style-name="P8" draw:layer="layout" svg:width="0.232cm" svg:height="0.081cm" svg:x="2.593cm" svg:y="20.00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74cm" svg:height="0.318cm" svg:x="2.904cm" svg:y="19.883cm" svg:viewBox="0 0 175 319" svg:d="M110 107c10 0 20 0 30 0 7 0 11 0 11-7 0-4-4-4-10-4-10 0-19 0-29 0 3-14 5-27 8-40 1-7 6-32 8-36 3-7 9-12 17-12 1 0 10 0 17 6-16 2-19 14-19 19 0 8 6 12 13 12 9 0 19-7 19-21 0-16-16-24-30-24-12 0-34 7-45 41-2 8-3 11-12 55-8 0-16 0-24 0-6 0-10 0-10 7 0 4 3 4 9 4 8 0 16 0 24 0-9 46-18 92-27 138-6 34-12 66-30 66-2 0-10 0-17-6 16-2 19-14 19-19 0-9-6-13-13-13-9 0-19 8-19 21 0 16 15 25 30 25 19 0 33-21 39-34 12-23 20-64 20-67 7-37 14-74 21-111z">
              <text:p/>
            </draw:path>
            <draw:path draw:style-name="gr10" draw:text-style-name="P8" draw:layer="layout" svg:width="0.099cm" svg:height="0.172cm" svg:x="3.111cm" svg:y="19.815cm" svg:viewBox="0 0 100 173" svg:d="M49 8c0-1 1-3 1-4 0-2-1-4-4-4-5 0-25 2-31 3-2 0-6 0-6 5 0 4 4 4 7 4 11 0 11 1 11 3s-2 12-4 18c-2 7-3 15-5 22-2 9-16 62-16 66-2 5-2 9-2 12 0 24 16 40 36 40 31 0 64-33 64-70 0-28-20-41-37-41-13 0-24 7-31 14 6-23 11-45 17-68zM37 166c-12 0-19-10-19-25 0-9 2-17 9-45 1-5 1-5 6-11 9-10 20-16 29-16 10 0 18 7 18 24 0 10-5 35-13 49-5 12-18 24-30 24z">
              <text:p/>
            </draw:path>
            <draw:path draw:style-name="gr10" draw:text-style-name="P8" draw:layer="layout" svg:width="0.06cm" svg:height="0.118cm" svg:x="3.234cm" svg:y="19.904cm" svg:viewBox="0 0 61 119" svg:d="M53 7c0-4-3-7-8-7s-10 4-10 10c0 5 4 8 7 8 6 0 11-5 11-11zM61 92c0-3-2-2-3-3-3 0-3 1-5 4-3 10-10 20-19 20-4 0-5-3-5-7s0-6 2-9c1-3 3-7 4-9 0-2 7-18 10-25 1-3 2-5 2-8 0-9-8-16-19-16-19 0-28 23-28 27 0 3 2 3 3 3 3 0 3-1 4-4 4-12 13-20 20-20 3 0 5 2 5 7 0 1 0 3-1 6s-9 22-11 28c-1 3-1 3-4 9-1 3-2 5-2 8 0 9 9 16 19 16 19 0 28-23 28-27z">
              <text:p/>
            </draw:path>
            <draw:path draw:style-name="gr10" draw:text-style-name="P8" draw:layer="layout" svg:width="0.023cm" svg:height="0.055cm" svg:x="3.341cm" svg:y="19.999cm" svg:viewBox="0 0 24 56" svg:d="M18 19c0 17-9 27-14 31-2 1-2 1-2 3 0 1 1 3 3 3s19-14 19-36c0-12-6-20-13-20s-11 6-11 11c0 6 4 11 11 11 2 0 5-1 7-3z">
              <text:p/>
            </draw:path>
            <draw:path draw:style-name="gr10" draw:text-style-name="P8" draw:layer="layout" svg:width="0.067cm" svg:height="0.111cm" svg:x="3.407cm" svg:y="19.911cm" svg:viewBox="0 0 68 112" svg:d="M40 42c7 0 14 0 21 0 3 0 3 0 4-1s2-3 2-4c0-3-3-3-6-3-6 0-13 0-19 0 1-5 3-9 4-14s3-13 3-14c0-3-3-6-7-6-3 0-7 2-8 7-1 3 1-6-7 27-7 0-14 0-21 0-4 0-6 0-6 5 0 3 2 3 5 3 7 0 13 0 20 0-4 14-7 27-11 41-1 4-2 10-2 12 0 10 9 17 22 17 21 0 34-24 34-27s-3-3-4-3c-3 0-3 1-4 3-6 13-17 21-26 21-5 0-7-4-7-10 0-2 0-3 0-4 4-17 9-33 13-50z">
              <text:p/>
            </draw:path>
            <draw:path draw:style-name="gr10" draw:text-style-name="P8" draw:layer="layout" svg:width="0.104cm" svg:height="0.111cm" svg:x="3.067cm" svg:y="20.107cm" svg:viewBox="0 0 105 112" svg:d="M98 53c6 0 7 0 7-5 0-22-12-48-48-48-33 0-57 25-57 56s27 56 60 56 45-27 45-32c0-1 0-4-4-4-3 0-4 2-4 4-8 20-27 24-35 24-12 0-23-5-30-15-10-11-10-26-10-36 25 0 51 0 76 0zM22 47c3-35 25-40 35-40 30 0 31 34 31 40-22 0-44 0-66 0z">
              <text:p/>
            </draw:path>
            <draw:path draw:style-name="gr10" draw:text-style-name="P8" draw:layer="layout" svg:width="0.08cm" svg:height="0.349cm" svg:x="3.561cm" svg:y="19.867cm" svg:viewBox="0 0 81 350" svg:d="M81 347c0-1 0-2-6-8-44-44-55-109-55-163 0-61 13-122 57-166 4-4 4-5 4-6 0-3-1-4-3-4-4 0-35 24-56 69-18 38-22 77-22 107 0 27 4 69 23 108 21 44 51 66 55 66 2 0 3-1 3-3z">
              <text:p/>
            </draw:path>
            <draw:path draw:style-name="gr10" draw:text-style-name="P8" draw:layer="layout" svg:width="0.162cm" svg:height="0.16cm" svg:x="3.679cm" svg:y="19.972cm" svg:viewBox="0 0 163 161" svg:d="M135 20c-19 5-13 15-19 23 0 6 3 17 17 17 15 0 26-13 26-27 0-19-19-33-49-33-71 0-110 55-110 101 0 31 19 60 74 60 9 0 33 0 55-8 20-8 34-22 34-27 0-2-6-9-9-9-2 0-3 1-5 4-19 20-47 28-74 28-23 0-35-12-35-33 0-12 9-55 20-73 14-24 35-30 50-30 4 0 16 0 25 7z">
              <text:p/>
            </draw:path>
            <draw:path draw:style-name="gr10" draw:text-style-name="P8" draw:layer="layout" svg:width="0.13cm" svg:height="0.172cm" svg:x="3.855cm" svg:y="19.815cm" svg:viewBox="0 0 131 173" svg:d="M37 0c-12 1-25 2-37 3 0 3 0 6 0 9 17 0 18 2 18 14 0 48 0 96 0 145 3 0 6 0 9 0 3-5 5-10 8-15 10 12 23 17 36 17 33 0 60-24 60-55 0-30-25-56-57-56-15 0-28 6-37 15 0-26 0-51 0-77zM38 88c7-11 20-19 35-19 13 0 23 8 28 15 5 8 8 17 8 33 0 6 0 24-10 36-10 11-22 13-29 13-20 0-30-15-32-20 0-20 0-39 0-58z">
              <text:p/>
            </draw:path>
            <draw:path draw:style-name="gr10" draw:text-style-name="P8" draw:layer="layout" svg:width="0.074cm" svg:height="0.165cm" svg:x="3.854cm" svg:y="20.053cm" svg:viewBox="0 0 75 166" svg:d="M68 10c0-4-2-10-9-10s-14 7-14 14c0 4 3 9 10 9s13-7 13-13zM18 135c-1 3-2 6-2 10 0 11 10 21 23 21 25 0 36-34 36-38 0-3-3-3-4-3-4 0-4 2-5 4-5 20-16 30-26 30-5 0-6-3-6-9 0-5 2-10 4-15 2-7 5-14 8-20 2-6 11-28 12-31s1-6 1-8c0-12-9-21-23-21-24 0-36 33-36 38 0 3 4 3 5 3 3 0 3-1 4-4 6-21 17-30 26-30 4 0 6 2 6 9 0 5-1 9-7 24-5 13-11 26-16 40z">
              <text:p/>
            </draw:path>
            <draw:path draw:style-name="gr10" draw:text-style-name="P8" draw:layer="layout" svg:width="0.03cm" svg:height="0.075cm" svg:x="3.97cm" svg:y="20.188cm" svg:viewBox="0 0 31 76" svg:d="M24 24c0 14-2 30-19 45-1 1-2 2-2 3 0 2 2 4 4 4 3 0 24-20 24-49 0-15-6-27-17-27-8 0-14 7-14 14 0 8 5 14 14 14 6 0 7-3 10-4z">
              <text:p/>
            </draw:path>
            <draw:path draw:style-name="gr10" draw:text-style-name="P8" draw:layer="layout" svg:width="0.082cm" svg:height="0.155cm" svg:x="4.036cm" svg:y="20.063cm" svg:viewBox="0 0 83 156" svg:d="M50 56c8 0 17 0 25 0 5 0 8 0 8-5 0-4-3-4-7-4-8 0-16 0-24 0 3-12 6-24 9-36 1-1 1-2 1-3 0-5-3-8-8-8-6 0-10 4-12 10-1 7 2-5-9 37-8 0-17 0-25 0-5 0-8 0-8 6 0 3 3 3 7 3 8 0 16 0 24 0-5 19-10 38-15 58-1 6-4 15-4 18 0 15 13 24 27 24 27 0 43-35 43-38s-3-2-4-3c-3 0-4 1-6 5-6 15-19 29-32 29-6 0-9-3-9-12 0-3 1-8 1-10 6-24 12-48 18-71z">
              <text:p/>
            </draw:path>
            <draw:path draw:style-name="gr10" draw:text-style-name="P8" draw:layer="layout" svg:width="0.081cm" svg:height="0.349cm" svg:x="4.169cm" svg:y="19.867cm" svg:viewBox="0 0 82 350" svg:d="M82 176c0-28-4-70-23-110-21-43-52-66-55-66-2 0-4 2-4 4 0 1 0 2 7 8 34 35 54 91 54 164 0 60-13 121-56 165-5 4-5 5-5 6 0 2 2 3 4 3 3 0 35-24 56-68 18-39 22-77 22-106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8" draw:layer="layout" svg:width="0.213cm" svg:height="0.237cm" svg:x="15.447cm" svg:y="8.3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8" draw:layer="layout" svg:width="0.232cm" svg:height="0.081cm" svg:x="15.74cm" svg:y="8.5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213cm" svg:height="0.237cm" svg:x="16.052cm" svg:y="8.3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8" draw:layer="layout" svg:width="0.113cm" svg:height="0.166cm" svg:x="16.298cm" svg:y="8.5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8" draw:layer="layout" svg:width="0.194cm" svg:height="0.215cm" svg:x="16.482cm" svg:y="8.4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8" draw:layer="layout" svg:width="0.213cm" svg:height="0.237cm" svg:x="16.736cm" svg:y="8.3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8" draw:layer="layout" svg:width="0.089cm" svg:height="0.161cm" svg:x="16.996cm" svg:y="8.5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9" draw:text-style-name="P11" draw:layer="layout" svg:width="1.4cm" svg:height="0.4cm" svg:x="5.2cm" svg:y="2.3cm">
          <text:p text:style-name="P10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3" draw:text-style-name="P1" draw:layer="layout" svg:width="1.599cm" svg:height="0.299cm" svg:x="6.6cm" svg:y="2.2cm" svg:viewBox="0 0 1600 300" draw:points="0,300 200,300 200,0 1600,0">
          <text:p/>
        </draw:polyline>
        <draw:polyline draw:style-name="gr33" draw:text-style-name="P1" draw:layer="layout" svg:width="0.299cm" svg:height="0.299cm" svg:x="6cm" svg:y="2cm" svg:viewBox="0 0 300 300" draw:points="0,0 300,0 300,300">
          <text:p/>
        </draw:polyline>
        <draw:g draw:style-name="gr9">
          <svg:title>TexMaths</svg:title>
          <svg:desc>10§display§\bm{b}_i \!\in\! \tilde{\mathcal{B}}§svg§600§TRUE§</svg:desc>
          <draw:g>
            <draw:path draw:style-name="gr10" draw:text-style-name="P8" draw:layer="layout" svg:width="0.158cm" svg:height="0.244cm" svg:x="6.053cm" svg:y="1.67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10" draw:text-style-name="P8" draw:layer="layout" svg:width="0.074cm" svg:height="0.164cm" svg:x="6.229cm" svg:y="1.802cm" svg:viewBox="0 0 75 165" svg:d="M68 9c0-4-3-9-10-9-6 0-13 6-13 13 0 4 3 10 9 10 8 0 14-7 14-14zM18 134c-1 3-2 6-2 10 0 12 10 21 23 21 25 0 36-34 36-38 0-3-3-2-4-3-4 0-4 2-5 4-6 20-16 30-26 30-5 0-6-3-6-8 0-6 2-11 4-16 2-7 5-13 8-20 2-6 11-28 12-31 0-2 1-5 1-8 0-11-10-21-23-21-25 0-36 34-36 38 0 3 3 2 4 3 4 0 4-1 5-4 6-21 17-30 26-30 4 0 6 2 6 9 0 5-1 9-7 24-5 13-11 26-16 40z">
              <text:p/>
            </draw:path>
            <draw:path draw:style-name="gr10" draw:text-style-name="P8" draw:layer="layout" svg:width="0.174cm" svg:height="0.201cm" svg:x="6.403cm" svg:y="1.724cm" svg:viewBox="0 0 175 202" svg:d="M163 108c6 0 12 0 12-7s-6-7-12-7c-50 0-99 0-149 0 4-47 45-80 94-80 18 0 36 0 55 0 6 0 12 0 12-7s-6-7-12-7c-19 0-37 0-56 0-60 0-107 45-107 101s47 101 107 101c19 0 37 0 56 0 6 0 12 0 12-7 0-6-6-6-12-6-19 0-37 0-55 0-49 0-90-34-94-81 50 0 99 0 149 0z">
              <text:p/>
            </draw:path>
            <draw:path draw:style-name="gr10" draw:text-style-name="P8" draw:layer="layout" svg:width="0.116cm" svg:height="0.032cm" svg:x="6.756cm" svg:y="1.59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10" draw:text-style-name="P8" draw:layer="layout" svg:width="0.222cm" svg:height="0.254cm" svg:x="6.656cm" svg:y="1.665cm" svg:viewBox="0 0 223 255" svg:d="M88 10c1-4 1-5 1-6 0-2-1-3-4-3-4 0-15 5-22 8-16 9-29 15-29 21 0 3 2 3 4 3 4 0 13-5 20-8-5 34-13 79-19 109-13 59-20 80-37 114-2 3-1 3-2 4 0 3 3 3 4 3 5 0 20-7 26-16 4-9 17-34 28-74 8-30 21-76 46-112 16-23 31-33 53-33 19 0 36 12 36 30 0 31-33 43-70 55-4 1-28 10-28 18 0 3 2 3 3 3 2 0 10-2 17-2 36 0 64 22 64 55 0 42-37 56-69 56-27 0-40-14-44-19-2-2-2-3-5-3-8 0-25 11-25 17 0 2 13 25 51 25 50 0 122-35 122-91 0-29-19-51-55-58 28-12 69-37 69-70 0-21-17-36-43-36-12 0-57 3-99 56 2-15 5-31 7-46z">
              <text:p/>
            </draw:path>
          </draw:g>
        </draw:g>
        <draw:custom-shape draw:style-name="gr24" draw:text-style-name="P1" draw:layer="layout" svg:width="3.2cm" svg:height="0.4cm" svg:x="1.8cm" svg:y="5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01cm" svg:y1="5.2cm" svg:x2="2.601cm" svg:y2="5.6cm">
          <text:p/>
        </draw:line>
        <draw:line draw:style-name="gr1" draw:text-style-name="P1" draw:layer="layout" svg:x1="4.202cm" svg:y1="5.201cm" svg:x2="4.201cm" svg:y2="5.6cm">
          <text:p/>
        </draw:line>
        <draw:line draw:style-name="gr1" draw:text-style-name="P1" draw:layer="layout" svg:x1="3.402cm" svg:y1="5.2cm" svg:x2="3.401cm" svg:y2="5.6cm">
          <text:p/>
        </draw:line>
        <draw:custom-shape draw:style-name="gr24" draw:text-style-name="P1" draw:layer="layout" svg:width="3.2cm" svg:height="0.4cm" svg:x="5.4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4.6cm" svg:x2="6.2cm" svg:y2="5cm">
          <text:p/>
        </draw:line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7.2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7.4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7.5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b}_0§svg§600§TRUE§</svg:desc>
          <draw:g>
            <draw:path draw:style-name="gr10" draw:text-style-name="P8" draw:layer="layout" svg:width="0.142cm" svg:height="0.22cm" svg:x="5.6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10" draw:text-style-name="P8" draw:layer="layout" svg:width="0.101cm" svg:height="0.15cm" svg:x="5.7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9">
          <svg:title>TexMaths</svg:title>
          <svg:desc>9§display§\bm{b}_1§svg§600§TRUE§</svg:desc>
          <draw:g>
            <draw:path draw:style-name="gr10" draw:text-style-name="P8" draw:layer="layout" svg:width="0.142cm" svg:height="0.22cm" svg:x="6.4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10" draw:text-style-name="P8" draw:layer="layout" svg:width="0.079cm" svg:height="0.145cm" svg:x="6.5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9">
          <svg:title>TexMaths</svg:title>
          <svg:desc>9§display§\bm{b}_{n-1}§svg§600§TRUE§</svg:desc>
          <draw:g>
            <draw:path draw:style-name="gr10" draw:text-style-name="P8" draw:layer="layout" svg:width="0.143cm" svg:height="0.22cm" svg:x="7.9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10" draw:text-style-name="P8" draw:layer="layout" svg:width="0.134cm" svg:height="0.099cm" svg:x="8.0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10" draw:text-style-name="P8" draw:layer="layout" svg:width="0.148cm" svg:height="0.01cm" svg:x="8.251cm" svg:y="4.898cm" svg:viewBox="0 0 149 11" svg:d="M140 11c4 0 9 0 9-6 0-5-5-5-9-5-43 0-87 0-131 0-4 0-9 0-9 5 0 6 4 6 9 6 44 0 88 0 131 0z">
              <text:p/>
            </draw:path>
            <draw:path draw:style-name="gr10" draw:text-style-name="P8" draw:layer="layout" svg:width="0.08cm" svg:height="0.145cm" svg:x="8.4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4" draw:text-style-name="P1" draw:layer="layout" svg:x1="5cm" svg:y1="4.8cm" svg:x2="5.4cm" svg:y2="4.8cm">
          <text:p/>
        </draw:line>
        <draw:line draw:style-name="gr34" draw:text-style-name="P1" draw:layer="layout" svg:x1="5cm" svg:y1="5.4cm" svg:x2="5.4cm" svg:y2="5.4cm">
          <text:p/>
        </draw:line>
        <draw:line draw:style-name="gr34" draw:text-style-name="P1" draw:layer="layout" svg:x1="5.8cm" svg:y1="5cm" svg:x2="5.8cm" svg:y2="5.2cm">
          <text:p/>
        </draw:line>
        <draw:line draw:style-name="gr34" draw:text-style-name="P1" draw:layer="layout" svg:x1="6.6cm" svg:y1="5cm" svg:x2="6.6cm" svg:y2="5.2cm">
          <text:p/>
        </draw:line>
        <draw:line draw:style-name="gr34" draw:text-style-name="P1" draw:layer="layout" svg:x1="8.2cm" svg:y1="5cm" svg:x2="8.2cm" svg:y2="5.2cm">
          <text:p/>
        </draw:line>
        <draw:line draw:style-name="gr1" draw:text-style-name="P1" draw:layer="layout" svg:x1="9cm" svg:y1="5cm" svg:x2="12.2cm" svg:y2="5cm">
          <text:p/>
        </draw:line>
        <draw:line draw:style-name="gr1" draw:text-style-name="P1" draw:layer="layout" svg:x1="9cm" svg:y1="5.4cm" svg:x2="12.2cm" svg:y2="5.4cm">
          <text:p/>
        </draw:line>
        <draw:polyline draw:style-name="gr34" draw:text-style-name="P1" draw:layer="layout" svg:width="0.399cm" svg:height="0.199cm" svg:x="8.6cm" svg:y="5.2cm" svg:viewBox="0 0 400 200" draw:points="0,200 200,200 200,0 400,0">
          <text:p/>
        </draw:polyline>
        <draw:g draw:style-name="gr9">
          <svg:title>TexMaths</svg:title>
          <svg:desc>10§display§\bm{b}
\!=\! 
(\bm{b}_0, \dots, \bm{b}_{n-1})
\!\in\!
\tilde{\mathcal{B}}^n§svg§600§TRUE§</svg:desc>
          <draw:g>
            <draw:path draw:style-name="gr10" draw:text-style-name="P8" draw:layer="layout" svg:width="0.159cm" svg:height="0.244cm" svg:x="4.122cm" svg:y="14.003cm" svg:viewBox="0 0 160 245" svg:d="M80 13c2-5 1-4 2-6 0-5-4-7-8-7-1 0-2 0-2 1-15 1-31 1-46 2-5 0-11 1-11 10 0 7 7 7 9 7 4 0 10 0 15 0-3 12-6 27-10 41-8 32-16 64-24 96-5 20-5 24-5 32 0 44 33 56 60 56 63 0 100-56 100-102 0-43-33-58-62-58-17 0-31 7-38 11 7-28 13-55 20-83zM60 233c-13 0-25-8-25-28 0-12 4-25 6-35 4-14 10-38 12-48 2-6 22-24 43-24 22 0 24 19 24 26 0 19-12 62-18 75-12 28-31 34-42 34z">
              <text:p/>
            </draw:path>
            <draw:path draw:style-name="gr10" draw:text-style-name="P8" draw:layer="layout" svg:width="0.233cm" svg:height="0.081cm" svg:x="4.345cm" svg:y="14.11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08cm" svg:height="0.348cm" svg:x="4.673cm" svg:y="13.984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10" draw:text-style-name="P8" draw:layer="layout" svg:width="0.158cm" svg:height="0.244cm" svg:x="4.793cm" svg:y="14.003cm" svg:viewBox="0 0 159 245" svg:d="M80 13c2-5 1-4 2-6 0-5-4-7-8-7-1 0-2 0-2 1-15 1-31 1-46 2-5 0-11 1-11 10 0 7 7 7 9 7 4 0 10 0 15 0-3 12-6 27-10 41-8 32-16 64-24 96-5 20-5 24-5 32 0 44 33 56 60 56 63 0 99-56 99-102 0-43-32-58-61-58-17 0-31 7-38 11 7-28 13-55 20-83zM60 233c-13 0-25-8-25-28 0-12 4-25 6-35 4-14 10-38 12-48 2-6 22-24 43-24 22 0 24 19 24 26 0 19-12 62-18 75-12 28-31 34-42 34z">
              <text:p/>
            </draw:path>
            <draw:path draw:style-name="gr10" draw:text-style-name="P8" draw:layer="layout" svg:width="0.114cm" svg:height="0.167cm" svg:x="4.97cm" svg:y="14.135cm" svg:viewBox="0 0 115 168" svg:d="M115 85c0-27-4-47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10" draw:text-style-name="P8" draw:layer="layout" svg:width="0.041cm" svg:height="0.104cm" svg:x="5.145cm" svg:y="14.208cm" svg:viewBox="0 0 42 105" svg:d="M42 37c0-23-9-37-23-37-12 0-19 9-19 19 0 9 7 18 19 18 4 0 9-1 12-4 1-1 1-1 2-1 0 2 1 0 1 5 0 26-12 47-24 59-4 3-4 4-4 5 0 3 2 4 4 4 3 0 32-27 32-68z">
              <text:p/>
            </draw:path>
            <draw:path draw:style-name="gr10" draw:text-style-name="P8" draw:layer="layout" svg:width="0.036cm" svg:height="0.036cm" svg:x="5.302cm" svg:y="14.208cm" svg:viewBox="0 0 37 37" svg:d="M37 19c0-10-9-19-19-19s-18 9-18 19 8 18 18 18 19-8 19-18z">
              <text:p/>
            </draw:path>
            <draw:path draw:style-name="gr10" draw:text-style-name="P8" draw:layer="layout" svg:width="0.036cm" svg:height="0.036cm" svg:x="5.458cm" svg:y="14.208cm" svg:viewBox="0 0 37 37" svg:d="M37 19c0-10-9-19-19-19-11 0-18 9-18 19s7 18 18 18c10 0 19-8 19-18z">
              <text:p/>
            </draw:path>
            <draw:path draw:style-name="gr10" draw:text-style-name="P8" draw:layer="layout" svg:width="0.036cm" svg:height="0.036cm" svg:x="5.614cm" svg:y="14.208cm" svg:viewBox="0 0 37 37" svg:d="M37 19c0-10-8-19-18-19-11 0-19 9-19 19s8 18 19 18c10 0 18-8 18-18z">
              <text:p/>
            </draw:path>
            <draw:path draw:style-name="gr10" draw:text-style-name="P8" draw:layer="layout" svg:width="0.04cm" svg:height="0.104cm" svg:x="5.77cm" svg:y="14.208cm" svg:viewBox="0 0 41 105" svg:d="M41 37c0-23-9-37-22-37-12 0-19 9-19 19 0 9 7 18 19 18 4 0 8-1 12-4 1-1 1-1 2-1 0 2 0 0 0 5 0 26-11 47-23 59-4 3-4 4-4 5 0 3 1 4 3 4 4 0 32-27 32-68z">
              <text:p/>
            </draw:path>
            <draw:path draw:style-name="gr10" draw:text-style-name="P8" draw:layer="layout" svg:width="0.159cm" svg:height="0.244cm" svg:x="5.913cm" svg:y="14.003cm" svg:viewBox="0 0 160 245" svg:d="M81 13c1-5 1-4 1-6 0-5-4-7-8-7-1 0-1 0-2 1-15 1-30 1-45 2-5 0-12 1-12 10 0 7 7 7 9 7 4 0 11 0 15 0-3 12-6 27-10 41-8 32-16 64-24 96-5 20-5 24-5 32 0 44 34 56 60 56 64 0 100-56 100-102 0-43-33-58-62-58-17 0-31 7-38 11 7-28 14-55 21-83zM61 233c-14 0-26-8-26-28 0-12 4-25 6-35 4-14 10-38 12-48 2-6 22-24 44-24 21 0 23 19 23 26 0 19-12 62-18 75-11 28-31 34-41 34z">
              <text:p/>
            </draw:path>
            <draw:path draw:style-name="gr10" draw:text-style-name="P8" draw:layer="layout" svg:width="0.149cm" svg:height="0.109cm" svg:x="6.09cm" svg:y="14.19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8 23-8 24 0 4 3 4 4 4 3 0 3-1 5-8 4-14 8-26 18-26 6 0 8 5 8 12 0 4-3 13-4 20-2 7-4 17-5 22-3 10-5 21-8 32z">
              <text:p/>
            </draw:path>
            <draw:path draw:style-name="gr10" draw:text-style-name="P8" draw:layer="layout" svg:width="0.165cm" svg:height="0.011cm" svg:x="6.278cm" svg:y="14.231cm" svg:viewBox="0 0 166 12" svg:d="M157 12c4 0 9 0 9-6s-5-6-9-6c-49 0-98 0-147 0-4 0-10 0-10 5 0 7 6 7 10 7 49 0 98 0 147 0z">
              <text:p/>
            </draw:path>
            <draw:path draw:style-name="gr10" draw:text-style-name="P8" draw:layer="layout" svg:width="0.089cm" svg:height="0.162cm" svg:x="6.498cm" svg:y="14.13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10" draw:text-style-name="P8" draw:layer="layout" svg:width="0.08cm" svg:height="0.348cm" svg:x="6.649cm" svg:y="13.984cm" svg:viewBox="0 0 81 349" svg:d="M81 175c0-27-4-70-23-109-21-43-51-66-55-66-2 0-3 1-3 3 0 1 0 2 7 8 34 35 54 91 54 164 0 59-13 120-57 165-4 4-4 4-4 5 0 3 1 4 3 4 4 0 35-24 56-68 18-39 22-77 22-106z">
              <text:p/>
            </draw:path>
            <draw:path draw:style-name="gr10" draw:text-style-name="P8" draw:layer="layout" svg:width="0.174cm" svg:height="0.202cm" svg:x="6.834cm" svg:y="14.057cm" svg:viewBox="0 0 175 203" svg:d="M163 109c6 0 12 0 12-7s-6-7-12-7c-50 0-99 0-149 0 4-47 45-81 94-81 18 0 37 0 55 0 6 0 12 0 12-7s-6-7-12-7c-18 0-37 0-55 0-61 0-108 46-108 102s47 101 108 101c18 0 37 0 55 0 6 0 12 0 12-7s-6-7-12-7c-18 0-37 0-55 0-49 0-90-33-94-80 50 0 99 0 149 0z">
              <text:p/>
            </draw:path>
            <draw:path draw:style-name="gr10" draw:text-style-name="P8" draw:layer="layout" svg:width="0.116cm" svg:height="0.032cm" svg:x="7.189cm" svg:y="13.924cm" svg:viewBox="0 0 117 33" svg:d="M117 5c-2-2-4-3-6-5-10 6-13 17-29 17-8 0-17-5-23-9-9-6-16-8-21-8-14 0-20 8-38 27 2 2 3 4 5 6 0-1 14-17 29-17 8 0 17 5 23 9 9 5 16 8 22 8 13 0 20-8 38-28z">
              <text:p/>
            </draw:path>
            <draw:path draw:style-name="gr10" draw:text-style-name="P8" draw:layer="layout" svg:width="0.222cm" svg:height="0.253cm" svg:x="7.088cm" svg:y="13.999cm" svg:viewBox="0 0 223 254" svg:d="M88 10c1-4 1-5 1-6 0-2-1-3-4-3-4 0-14 5-21 8-17 8-30 15-30 21 0 2 2 2 4 2 4 0 13-4 20-8-4 35-13 80-19 110-13 59-20 80-37 114-2 3-2 3-2 4 0 2 3 2 4 2 5 0 20-6 26-16 4-8 18-33 28-73 8-30 21-76 46-112 16-23 31-34 53-34 19 0 37 13 37 31 0 31-34 42-70 55-5 1-29 9-29 18 0 2 3 3 4 3s9-2 17-2c35 0 64 21 64 54 0 43-37 57-69 57-27 0-40-15-45-20-1-1-2-2-5-2-7 0-25 11-25 17 0 1 13 24 51 24 50 0 123-35 123-90 0-30-20-52-56-58 28-12 69-37 69-70 0-21-16-36-42-36-12 0-57 3-100 56 2-15 5-31 7-46z">
              <text:p/>
            </draw:path>
            <draw:path draw:style-name="gr10" draw:text-style-name="P8" draw:layer="layout" svg:width="0.149cm" svg:height="0.109cm" svg:x="7.331cm" svg:y="13.994cm" svg:viewBox="0 0 150 110" svg:d="M18 92c-1 4-1 6-2 10 0 6 4 8 8 8 5 0 8-3 10-5s3-10 4-15 4-16 6-22c1-6 2-11 4-17 2-10 3-12 10-22s18-22 37-22c14 0 14 12 14 17 0 14-10 42-14 52-3 7-4 9-4 13 0 13 11 21 24 21 24 0 35-34 35-37s-3-3-4-3c-3 0-4 1-5 4-5 19-16 29-26 29-5 0-6-3-6-8 0-6 1-9 6-20 3-8 13-34 13-47 0-24-19-28-32-28-21 0-34 12-42 22-1-17-16-22-26-22-11 0-16 7-19 13-6 9-9 23-9 24 0 3 3 3 4 3 3 0 4 0 5-7 4-14 9-26 18-26 7 0 8 5 8 12 0 4-3 13-4 20-2 7-4 17-5 22-3 10-5 20-8 31z">
              <text:p/>
            </draw:path>
          </draw:g>
        </draw:g>
        <draw:g draw:style-name="gr9">
          <svg:title>TexMaths</svg:title>
          <svg:desc>10§display§\bm{b}_i
\!=\!
(b_{i,0}, \dots, b_{i,\nu-1})
\!\in\!
\tilde{\mathcal{B}}§svg§600§TRUE§</svg:desc>
          <draw:g>
            <draw:path draw:style-name="gr10" draw:text-style-name="P8" draw:layer="layout" svg:width="0.159cm" svg:height="0.245cm" svg:x="2.467cm" svg:y="20.788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10" draw:text-style-name="P8" draw:layer="layout" svg:width="0.073cm" svg:height="0.164cm" svg:x="2.644cm" svg:y="20.921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10" draw:text-style-name="P8" draw:layer="layout" svg:width="0.232cm" svg:height="0.081cm" svg:x="2.808cm" svg:y="20.90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081cm" svg:height="0.35cm" svg:x="3.135cm" svg:y="20.768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10" draw:text-style-name="P8" draw:layer="layout" svg:width="0.129cm" svg:height="0.246cm" svg:x="3.253cm" svg:y="20.788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10" draw:text-style-name="P8" draw:layer="layout" svg:width="0.074cm" svg:height="0.164cm" svg:x="3.399cm" svg:y="20.921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10" draw:text-style-name="P8" draw:layer="layout" svg:width="0.03cm" svg:height="0.075cm" svg:x="3.515cm" svg:y="21.055cm" svg:viewBox="0 0 31 76" svg:d="M24 25c0 13-2 29-19 44-1 1-2 2-2 3 0 2 2 4 4 4 3 0 24-20 24-49 0-15-6-27-17-27-8 0-14 7-14 14 0 8 5 14 14 14 6 0 7-2 10-3z">
              <text:p/>
            </draw:path>
            <draw:path draw:style-name="gr10" draw:text-style-name="P8" draw:layer="layout" svg:width="0.114cm" svg:height="0.166cm" svg:x="3.583cm" svg:y="20.921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10" draw:text-style-name="P8" draw:layer="layout" svg:width="0.041cm" svg:height="0.104cm" svg:x="3.758cm" svg:y="20.994cm" svg:viewBox="0 0 42 105" svg:d="M42 37c0-24-9-37-23-37-12 0-19 9-19 18 0 10 7 19 19 19 4 0 9-2 12-5 1 0 1-1 2-1 0 2 1 1 1 6 0 25-12 47-24 58-4 4-4 5-4 6 0 2 2 4 4 4 3 0 32-27 32-68z">
              <text:p/>
            </draw:path>
            <draw:path draw:style-name="gr10" draw:text-style-name="P8" draw:layer="layout" svg:width="0.036cm" svg:height="0.036cm" svg:x="3.915cm" svg:y="20.994cm" svg:viewBox="0 0 37 37" svg:d="M37 18c0-10-9-18-19-18s-18 8-18 18 8 19 18 19 19-9 19-19z">
              <text:p/>
            </draw:path>
            <draw:path draw:style-name="gr10" draw:text-style-name="P8" draw:layer="layout" svg:width="0.036cm" svg:height="0.036cm" svg:x="4.071cm" svg:y="20.994cm" svg:viewBox="0 0 37 37" svg:d="M37 18c0-10-8-18-19-18-10 0-18 8-18 18s8 19 18 19c11 0 19-9 19-19z">
              <text:p/>
            </draw:path>
            <draw:path draw:style-name="gr10" draw:text-style-name="P8" draw:layer="layout" svg:width="0.036cm" svg:height="0.036cm" svg:x="4.227cm" svg:y="20.994cm" svg:viewBox="0 0 37 37" svg:d="M37 18c0-10-7-18-18-18-10 0-19 8-19 18s9 19 19 19c11 0 18-9 18-19z">
              <text:p/>
            </draw:path>
            <draw:path draw:style-name="gr10" draw:text-style-name="P8" draw:layer="layout" svg:width="0.04cm" svg:height="0.104cm" svg:x="4.383cm" svg:y="20.994cm" svg:viewBox="0 0 41 105" svg:d="M41 37c0-24-9-37-22-37-12 0-19 9-19 18 0 10 7 19 19 19 4 0 8-2 12-5 1 0 1-1 2-1 0 2 0 1 0 6 0 25-12 47-23 58-4 4-4 5-4 6 0 2 1 4 3 4 4 0 32-27 32-68z">
              <text:p/>
            </draw:path>
            <draw:path draw:style-name="gr10" draw:text-style-name="P8" draw:layer="layout" svg:width="0.128cm" svg:height="0.246cm" svg:x="4.526cm" svg:y="20.788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10" draw:text-style-name="P8" draw:layer="layout" svg:width="0.074cm" svg:height="0.164cm" svg:x="4.671cm" svg:y="20.921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10" draw:text-style-name="P8" draw:layer="layout" svg:width="0.03cm" svg:height="0.075cm" svg:x="4.787cm" svg:y="21.055cm" svg:viewBox="0 0 31 76" svg:d="M24 25c0 13-2 29-19 44-1 1-2 2-2 3 0 2 2 4 4 4 3 0 24-20 24-49 0-15-6-27-17-27-8 0-14 7-14 14 0 8 5 14 14 14 6 0 7-2 10-3z">
              <text:p/>
            </draw:path>
            <draw:path draw:style-name="gr10" draw:text-style-name="P8" draw:layer="layout" svg:width="0.125cm" svg:height="0.107cm" svg:x="4.861cm" svg:y="20.975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10" draw:text-style-name="P8" draw:layer="layout" svg:width="0.166cm" svg:height="0.011cm" svg:x="5.026cm" svg:y="21.016cm" svg:viewBox="0 0 167 12" svg:d="M157 12c4 0 10 0 10-6s-6-6-10-6c-49 0-98 0-147 0-4 0-10 0-10 6s6 6 10 6c49 0 98 0 147 0z">
              <text:p/>
            </draw:path>
            <draw:path draw:style-name="gr10" draw:text-style-name="P8" draw:layer="layout" svg:width="0.089cm" svg:height="0.161cm" svg:x="5.246cm" svg:y="20.921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10" draw:text-style-name="P8" draw:layer="layout" svg:width="0.081cm" svg:height="0.35cm" svg:x="5.397cm" svg:y="20.768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10" draw:text-style-name="P8" draw:layer="layout" svg:width="0.175cm" svg:height="0.202cm" svg:x="5.582cm" svg:y="20.8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0" draw:text-style-name="P8" draw:layer="layout" svg:width="0.116cm" svg:height="0.032cm" svg:x="5.937cm" svg:y="20.708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10" draw:text-style-name="P8" draw:layer="layout" svg:width="0.222cm" svg:height="0.255cm" svg:x="5.837cm" svg:y="20.783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 draw:style-name="gr9">
          <svg:title>TexMaths</svg:title>
          <svg:desc>10§display§\tilde{\mathcal{B}} \!=\!
\mathcal{B} \cup \{ (01)^{\frac{\nu}{2}}, (10)^{\frac{\nu}{2}} \}§svg§600§TRUE§</svg:desc>
          <draw:g>
            <draw:path draw:style-name="gr10" draw:text-style-name="P8" draw:layer="layout" svg:width="0.116cm" svg:height="0.032cm" svg:x="1.546cm" svg:y="10.9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10" draw:text-style-name="P8" draw:layer="layout" svg:width="0.222cm" svg:height="0.253cm" svg:x="1.446cm" svg:y="10.9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10" draw:text-style-name="P8" draw:layer="layout" svg:width="0.232cm" svg:height="0.081cm" svg:x="1.736cm" svg:y="11.0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222cm" svg:height="0.253cm" svg:x="2.039cm" svg:y="10.9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10" draw:text-style-name="P8" draw:layer="layout" svg:width="0.194cm" svg:height="0.215cm" svg:x="2.367cm" svg:y="11.0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10" draw:text-style-name="P8" draw:layer="layout" svg:width="0.124cm" svg:height="0.348cm" svg:x="2.685cm" svg:y="10.9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10" draw:text-style-name="P8" draw:layer="layout" svg:width="0.08cm" svg:height="0.348cm" svg:x="2.871cm" svg:y="10.9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10" draw:text-style-name="P8" draw:layer="layout" svg:width="0.147cm" svg:height="0.239cm" svg:x="2.986cm" svg:y="10.9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10" draw:text-style-name="P8" draw:layer="layout" svg:width="0.115cm" svg:height="0.231cm" svg:x="3.178cm" svg:y="10.9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10" draw:text-style-name="P8" draw:layer="layout" svg:width="0.08cm" svg:height="0.348cm" svg:x="3.343cm" svg:y="10.9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10" draw:text-style-name="P8" draw:layer="layout" svg:width="0.098cm" svg:height="0.077cm" svg:x="3.523cm" svg:y="10.9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10" draw:text-style-name="P8" draw:layer="layout" svg:width="0.136cm" svg:height="0.011cm" svg:x="3.502cm" svg:y="11.015cm" svg:viewBox="0 0 137 12" svg:d="M0 0c46 0 91 0 137 0 0 4 0 8 0 12-46 0-91 0-137 0 0-4 0-8 0-12z">
              <text:p/>
            </draw:path>
            <draw:path draw:style-name="gr10" draw:text-style-name="P8" draw:layer="layout" svg:width="0.086cm" svg:height="0.115cm" svg:x="3.527cm" svg:y="11.0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10" draw:text-style-name="P8" draw:layer="layout" svg:width="0.04cm" svg:height="0.104cm" svg:x="3.729cm" svg:y="11.1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10" draw:text-style-name="P8" draw:layer="layout" svg:width="0.08cm" svg:height="0.348cm" svg:x="3.89cm" svg:y="10.9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10" draw:text-style-name="P8" draw:layer="layout" svg:width="0.115cm" svg:height="0.231cm" svg:x="4.023cm" svg:y="10.9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10" draw:text-style-name="P8" draw:layer="layout" svg:width="0.147cm" svg:height="0.239cm" svg:x="4.181cm" svg:y="10.9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10" draw:text-style-name="P8" draw:layer="layout" svg:width="0.08cm" svg:height="0.348cm" svg:x="4.363cm" svg:y="10.9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10" draw:text-style-name="P8" draw:layer="layout" svg:width="0.098cm" svg:height="0.077cm" svg:x="4.543cm" svg:y="10.9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10" draw:text-style-name="P8" draw:layer="layout" svg:width="0.136cm" svg:height="0.011cm" svg:x="4.522cm" svg:y="11.015cm" svg:viewBox="0 0 137 12" svg:d="M0 0c46 0 91 0 137 0 0 4 0 8 0 12-46 0-91 0-137 0 0-4 0-8 0-12z">
              <text:p/>
            </draw:path>
            <draw:path draw:style-name="gr10" draw:text-style-name="P8" draw:layer="layout" svg:width="0.086cm" svg:height="0.115cm" svg:x="4.547cm" svg:y="11.0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10" draw:text-style-name="P8" draw:layer="layout" svg:width="0.124cm" svg:height="0.348cm" svg:x="4.744cm" svg:y="10.9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35" draw:text-style-name="P4" draw:layer="layout" svg:width="0.434cm" svg:height="0.395cm" svg:x="1.405cm" svg:y="19.309cm">
          <draw:text-box>
            <text:p><text:span text:style-name="T1">(2)</text:span></text:p>
          </draw:text-box>
        </draw:frame>
        <draw:g draw:style-name="gr9">
          <svg:title>TexMaths</svg:title>
          <svg:desc>10§display§\bm{s}_i
\!\in\!
\Phi^{\nu}
§svg§600§TRUE§</svg:desc>
          <draw:g>
            <draw:path draw:style-name="gr10" draw:text-style-name="P8" draw:layer="layout" svg:width="0.146cm" svg:height="0.16cm" svg:x="5.7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8" draw:layer="layout" svg:width="0.074cm" svg:height="0.164cm" svg:x="5.9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8" draw:layer="layout" svg:width="0.174cm" svg:height="0.201cm" svg:x="6.1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8" draw:layer="layout" svg:width="0.212cm" svg:height="0.237cm" svg:x="6.3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8" draw:layer="layout" svg:width="0.126cm" svg:height="0.107cm" svg:x="6.6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6" draw:text-style-name="P9" draw:layer="layout" svg:width="1.45cm" svg:height="0.395cm" svg:x="10.605cm" svg:y="9.808cm">
          <draw:text-box>
            <text:p><text:span text:style-name="T5">Mapping</text:span></text:p>
          </draw:text-box>
        </draw:frame>
        <draw:frame draw:style-name="gr37" draw:text-style-name="P4" draw:layer="layout" svg:width="0.857cm" svg:height="0.395cm" svg:x="1.406cm" svg:y="12.409cm">
          <draw:text-box>
            <text:p><text:span text:style-name="T1">input:</text:span></text:p>
          </draw:text-box>
        </draw:frame>
        <draw:g draw:style-name="gr9">
          <svg:title>TexMaths</svg:title>
          <svg:desc>10§display§\bm{c}^{\rm a} 
\!=\!
(
\bm{c}^{\rm a}_0,
\dots, 
\bm{c}^{\rm a}_{n-1}
) §svg§600§TRUE§</svg:desc>
          <draw:g>
            <draw:path draw:style-name="gr10" draw:text-style-name="P8" draw:layer="layout" svg:width="0.162cm" svg:height="0.16cm" svg:x="2.687cm" svg:y="12.551cm" svg:viewBox="0 0 163 161" svg:d="M135 20c-18 6-19 23-19 24 0 5 3 16 18 16s25-13 25-27c0-19-18-33-49-33-71 0-110 55-110 101 0 31 20 60 74 60 10 0 34 0 55-8 20-8 34-22 34-27 0-2-5-9-8-9s-3 1-6 4c-19 20-46 28-74 28-23 0-35-12-35-33 0-12 10-55 20-73 14-24 36-30 50-30 5 0 16 0 25 7z">
              <text:p/>
            </draw:path>
            <draw:path draw:style-name="gr10" draw:text-style-name="P8" draw:layer="layout" svg:width="0.121cm" svg:height="0.11cm" svg:x="2.865cm" svg:y="12.45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8" draw:layer="layout" svg:width="0.232cm" svg:height="0.081cm" svg:x="3.068cm" svg:y="12.58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8" draw:layer="layout" svg:width="0.08cm" svg:height="0.348cm" svg:x="3.395cm" svg:y="12.447cm" svg:viewBox="0 0 81 349" svg:d="M81 346c0-1 0-2-6-8-44-44-55-110-55-163 0-61 14-122 57-166 4-4 4-4 4-5 0-3-1-4-3-4-4 0-35 24-56 68-18 39-22 78-22 107 0 26 4 69 23 108 21 43 51 66 55 66 2 0 3-1 3-3z">
              <text:p/>
            </draw:path>
            <draw:path draw:style-name="gr10" draw:text-style-name="P8" draw:layer="layout" svg:width="0.162cm" svg:height="0.16cm" svg:x="3.513cm" svg:y="12.551cm" svg:viewBox="0 0 163 161" svg:d="M135 20c-19 6-19 23-19 24 0 5 3 16 18 16 14 0 25-13 25-27 0-19-18-33-49-33-71 0-110 55-110 101 0 31 20 60 74 60 9 0 34 0 55-8 20-8 34-22 34-27 0-2-5-9-9-9-2 0-2 1-5 4-19 20-47 28-74 28-23 0-35-12-35-33 0-12 9-55 20-73 14-24 35-30 50-30 5 0 16 0 25 7z">
              <text:p/>
            </draw:path>
            <draw:path draw:style-name="gr10" draw:text-style-name="P8" draw:layer="layout" svg:width="0.121cm" svg:height="0.11cm" svg:x="3.691cm" svg:y="12.456cm" svg:viewBox="0 0 122 111" svg:d="M96 43c0-13 0-22-12-31-10-8-21-12-36-12-23 0-40 9-40 23 0 8 6 12 12 12 7 0 12-4 12-11 0-4-2-9-9-11 9-6 23-6 25-6 13 0 28 9 28 29 0 3 0 5 0 8-13 0-29 1-47 8-23 8-29 21-29 32 0 21 25 27 43 27 19 0 31-11 36-20 1 10 8 19 19 19 8-8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8" draw:layer="layout" svg:width="0.113cm" svg:height="0.167cm" svg:x="3.69cm" svg:y="12.632cm" svg:viewBox="0 0 114 168" svg:d="M114 85c0-27-3-46-15-64-7-11-22-21-42-21-57 0-57 67-57 85s0 83 57 83 57-65 57-83zM57 161c-11 0-26-6-31-27-4-14-4-34-4-52s0-37 4-50c5-20 21-25 31-25 13 0 26 8 30 23 4 13 5 30 5 52 0 18 0 36-4 51-5 23-21 28-31 28z">
              <text:p/>
            </draw:path>
            <draw:path draw:style-name="gr10" draw:text-style-name="P8" draw:layer="layout" svg:width="0.04cm" svg:height="0.104cm" svg:x="3.865cm" svg:y="12.671cm" svg:viewBox="0 0 41 105" svg:d="M41 37c0-23-9-37-23-37-11 0-18 9-18 19 0 9 7 19 18 19 5 0 9-2 13-5 1-1 1-1 2-1 0 2 0 0 0 5 0 26-12 47-24 59-4 4-4 4-4 5 0 3 2 4 4 4 4 0 32-27 32-68z">
              <text:p/>
            </draw:path>
            <draw:path draw:style-name="gr10" draw:text-style-name="P8" draw:layer="layout" svg:width="0.036cm" svg:height="0.037cm" svg:x="4.021cm" svg:y="12.671cm" svg:viewBox="0 0 37 38" svg:d="M37 19c0-10-8-19-18-19-11 0-19 9-19 19s8 19 19 19c10 0 18-9 18-19z">
              <text:p/>
            </draw:path>
            <draw:path draw:style-name="gr10" draw:text-style-name="P8" draw:layer="layout" svg:width="0.036cm" svg:height="0.037cm" svg:x="4.176cm" svg:y="12.671cm" svg:viewBox="0 0 37 38" svg:d="M37 19c0-10-8-19-18-19s-19 9-19 19 9 19 19 19 18-9 18-19z">
              <text:p/>
            </draw:path>
            <draw:path draw:style-name="gr10" draw:text-style-name="P8" draw:layer="layout" svg:width="0.036cm" svg:height="0.037cm" svg:x="4.332cm" svg:y="12.671cm" svg:viewBox="0 0 37 38" svg:d="M37 19c0-10-8-19-18-19s-19 9-19 19 9 19 19 19 18-9 18-19z">
              <text:p/>
            </draw:path>
            <draw:path draw:style-name="gr10" draw:text-style-name="P8" draw:layer="layout" svg:width="0.04cm" svg:height="0.104cm" svg:x="4.488cm" svg:y="12.6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8" draw:layer="layout" svg:width="0.163cm" svg:height="0.16cm" svg:x="4.63cm" svg:y="12.551cm" svg:viewBox="0 0 164 161" svg:d="M136 20c-19 6-19 23-19 24 0 5 3 16 17 16 15 0 26-13 26-27 0-19-19-33-50-33-70 0-110 55-110 101 0 31 20 60 75 60 9 0 33 0 54-8s35-22 35-27c0-2-6-9-9-9-2 0-3 1-5 4-19 20-47 28-74 28-24 0-35-12-35-33 0-12 9-55 20-73 14-24 35-30 50-30 4 0 16 0 25 7z">
              <text:p/>
            </draw:path>
            <draw:path draw:style-name="gr10" draw:text-style-name="P8" draw:layer="layout" svg:width="0.122cm" svg:height="0.11cm" svg:x="4.808cm" svg:y="12.456cm" svg:viewBox="0 0 123 111" svg:d="M96 43c0-13 0-22-11-31-10-8-22-12-36-12-24 0-40 9-40 23 0 8 5 12 12 12 6 0 11-4 11-11 0-4-2-9-8-11 8-6 23-6 24-6 14 0 29 9 29 29 0 3 0 5 0 8-14 0-30 1-48 8-22 8-29 21-29 32 0 21 26 27 43 27 20 0 31-11 37-20 1 10 7 19 19 19 8-8 24 0 24-23 0-5 0-10 0-14-3 0-5 0-8 0 0 4 0 9 0 14 0 2-1 14-10 14-10 0-9-12-9-15 0-15 0-29 0-43zM77 74c0 24-21 31-32 31-12 0-24-9-24-21 0-13 12-32 56-34 0 8 0 16 0 24z">
              <text:p/>
            </draw:path>
            <draw:path draw:style-name="gr10" draw:text-style-name="P8" draw:layer="layout" svg:width="0.149cm" svg:height="0.11cm" svg:x="4.806cm" svg:y="12.687cm" svg:viewBox="0 0 150 111" svg:d="M19 93c-1 3-3 9-3 10 0 5 5 8 9 8s8-4 9-6 3-10 5-15c1-5 4-16 5-22 1-5 3-11 4-17 3-10 3-12 11-22 6-9 18-22 36-22 15 0 15 12 15 17 0 15-11 42-15 52-2 7-3 9-3 13 0 13 11 22 23 22 25 0 35-34 35-38 0-3-2-2-3-3-4 0-4 1-5 4-6 20-16 30-26 30-5 0-6-4-6-9 0-6 1-9 5-20 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10" draw:text-style-name="P8" draw:layer="layout" svg:width="0.165cm" svg:height="0.011cm" svg:x="4.995cm" svg:y="12.728cm" svg:viewBox="0 0 166 12" svg:d="M156 12c4 0 10 0 10-6s-6-6-10-6c-49 0-97 0-146 0-4 0-10 0-10 6s6 6 10 6c49 0 97 0 146 0z">
              <text:p/>
            </draw:path>
            <draw:path draw:style-name="gr10" draw:text-style-name="P8" draw:layer="layout" svg:width="0.088cm" svg:height="0.162cm" svg:x="5.215cm" svg:y="12.63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10" draw:text-style-name="P8" draw:layer="layout" svg:width="0.08cm" svg:height="0.348cm" svg:x="5.366cm" svg:y="12.447cm" svg:viewBox="0 0 81 349" svg:d="M81 175c0-27-4-70-23-109-21-43-51-66-55-66-2 0-3 1-3 4 0 1 0 1 6 8 35 34 55 90 55 163 0 59-13 121-57 165-4 4-4 5-4 6 0 2 1 3 3 3 4 0 35-24 56-68 18-39 22-78 22-106z">
              <text:p/>
            </draw:path>
          </draw:g>
        </draw:g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8" draw:layer="layout" svg:width="0.162cm" svg:height="0.16cm" svg:x="5.767cm" svg:y="12.546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8" draw:layer="layout" svg:width="0.121cm" svg:height="0.111cm" svg:x="5.945cm" svg:y="12.45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8" draw:layer="layout" svg:width="0.073cm" svg:height="0.164cm" svg:x="5.943cm" svg:y="12.627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8" draw:layer="layout" svg:width="0.174cm" svg:height="0.201cm" svg:x="6.157cm" svg:y="12.515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8" draw:layer="layout" svg:width="0.214cm" svg:height="0.238cm" svg:x="6.403cm" svg:y="12.464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8" draw:layer="layout" svg:width="0.12cm" svg:height="0.172cm" svg:x="6.652cm" svg:y="12.389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8" draw:layer="layout" svg:width="0.098cm" svg:height="0.079cm" svg:x="6.797cm" svg:y="12.516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 
\!=\!
(
\bm{c}^{\rm b}_0,
\dots, 
\bm{c}^{\rm b}_{n-1}
) §svg§600§TRUE§</svg:desc>
          <draw:g>
            <draw:path draw:style-name="gr10" draw:text-style-name="P8" draw:layer="layout" svg:width="0.162cm" svg:height="0.16cm" svg:x="2.689cm" svg:y="13.006cm" svg:viewBox="0 0 163 161" svg:d="M135 19c-18 6-13 16-19 24 0 6 3 16 18 16s25-12 25-27c0-18-18-32-49-32-71 0-110 54-110 100 0 32 20 61 74 61 10 0 34 0 55-8 20-8 34-23 34-27 0-3-5-9-8-9-2 0-3 1-6 4-19 20-46 28-74 28-23 0-35-12-35-33 0-12 10-55 20-73 14-24 36-31 50-31 5 0 16 1 25 7z">
              <text:p/>
            </draw:path>
            <draw:path draw:style-name="gr10" draw:text-style-name="P8" draw:layer="layout" svg:width="0.131cm" svg:height="0.172cm" svg:x="2.865cm" svg:y="12.849cm" svg:viewBox="0 0 132 173" svg:d="M37 0c-12 1-25 2-37 3 0 3 0 6 0 9 17 0 19 2 19 14 0 48 0 96 0 144 3 0 5 0 8 0 3-5 6-10 9-15 9 13 23 18 36 18 32 0 60-24 60-56 0-30-25-55-58-55-14 0-28 6-37 15 0-26 0-51 0-77zM38 88c7-11 20-19 35-19 14 0 24 8 29 15s8 17 8 33c0 6 0 24-11 36-9 11-21 13-29 13-19 0-29-15-32-21 0-19 0-38 0-57z">
              <text:p/>
            </draw:path>
            <draw:path draw:style-name="gr10" draw:text-style-name="P8" draw:layer="layout" svg:width="0.232cm" svg:height="0.081cm" svg:x="3.085cm" svg:y="13.03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081cm" svg:height="0.349cm" svg:x="3.412cm" svg:y="12.901cm" svg:viewBox="0 0 82 350" svg:d="M82 347c0-1 0-2-6-8-44-44-55-111-55-163 0-61 13-122 56-166 5-5 5-5 5-6 0-3-2-4-4-4-3 0-35 24-56 69-18 38-22 77-22 107 0 27 4 68 23 108 21 43 52 66 55 66 2 0 4-1 4-3z">
              <text:p/>
            </draw:path>
            <draw:path draw:style-name="gr10" draw:text-style-name="P8" draw:layer="layout" svg:width="0.163cm" svg:height="0.16cm" svg:x="3.53cm" svg:y="13.006cm" svg:viewBox="0 0 164 161" svg:d="M135 19c-18 6-12 16-18 24 0 6 3 16 17 16 15 0 25-12 25-27 0-18-18-32-49-32-70 0-110 54-110 100 0 32 20 61 75 61 9 0 33 0 54-8s35-23 35-27c0-3-6-9-9-9-2 0-3 1-5 4-19 20-47 28-75 28-23 0-34-12-34-33 0-12 9-55 19-73 14-24 36-31 51-31 4 0 15 1 24 7z">
              <text:p/>
            </draw:path>
            <draw:path draw:style-name="gr10" draw:text-style-name="P8" draw:layer="layout" svg:width="0.13cm" svg:height="0.172cm" svg:x="3.707cm" svg:y="12.849cm" svg:viewBox="0 0 131 173" svg:d="M36 0c-12 1-24 2-36 3 0 3 0 6 0 9 16 0 18 2 18 14 0 48 0 96 0 144 3 0 5 0 8 0 3-5 6-10 9-15 9 13 23 18 36 18 32 0 60-24 60-56 0-30-25-55-57-55-15 0-29 6-38 15 0-26 0-51 0-77zM37 88c7-11 21-19 35-19s24 8 29 15 8 17 8 33c0 6 0 24-10 36-10 11-22 13-29 13-20 0-30-15-33-21 0-19 0-38 0-57z">
              <text:p/>
            </draw:path>
            <draw:path draw:style-name="gr10" draw:text-style-name="P8" draw:layer="layout" svg:width="0.113cm" svg:height="0.167cm" svg:x="3.707cm" svg:y="13.087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10" draw:text-style-name="P8" draw:layer="layout" svg:width="0.041cm" svg:height="0.104cm" svg:x="3.897cm" svg:y="13.126cm" svg:viewBox="0 0 42 105" svg:d="M42 37c0-23-9-37-23-37-12 0-19 9-19 19 0 9 7 18 19 18 4 0 9-1 12-4 1-1 1-1 2-1 0 2 1 0 1 5 0 26-12 47-24 59-4 3-4 4-4 5 0 3 2 4 4 4 3 0 32-27 32-68z">
              <text:p/>
            </draw:path>
            <draw:path draw:style-name="gr10" draw:text-style-name="P8" draw:layer="layout" svg:width="0.036cm" svg:height="0.036cm" svg:x="4.054cm" svg:y="13.126cm" svg:viewBox="0 0 37 37" svg:d="M37 19c0-10-9-19-19-19s-18 9-18 19 8 18 18 18 19-8 19-18z">
              <text:p/>
            </draw:path>
            <draw:path draw:style-name="gr10" draw:text-style-name="P8" draw:layer="layout" svg:width="0.036cm" svg:height="0.036cm" svg:x="4.209cm" svg:y="13.126cm" svg:viewBox="0 0 37 37" svg:d="M37 19c0-10-9-19-19-19-11 0-18 9-18 19s7 18 18 18c10 0 19-8 19-18z">
              <text:p/>
            </draw:path>
            <draw:path draw:style-name="gr10" draw:text-style-name="P8" draw:layer="layout" svg:width="0.036cm" svg:height="0.036cm" svg:x="4.365cm" svg:y="13.126cm" svg:viewBox="0 0 37 37" svg:d="M37 19c0-10-8-19-18-19-11 0-19 9-19 19s8 18 19 18c10 0 18-8 18-18z">
              <text:p/>
            </draw:path>
            <draw:path draw:style-name="gr10" draw:text-style-name="P8" draw:layer="layout" svg:width="0.04cm" svg:height="0.104cm" svg:x="4.521cm" svg:y="13.126cm" svg:viewBox="0 0 41 105" svg:d="M41 37c0-23-9-37-22-37-12 0-19 9-19 19 0 9 7 18 19 18 4 0 9-1 12-4 1-1 1-1 2-1 0 2 1 0 1 5 0 26-12 47-24 59-4 3-4 4-4 5 0 3 2 4 3 4 4 0 32-27 32-68z">
              <text:p/>
            </draw:path>
            <draw:path draw:style-name="gr10" draw:text-style-name="P8" draw:layer="layout" svg:width="0.163cm" svg:height="0.16cm" svg:x="4.663cm" svg:y="13.006cm" svg:viewBox="0 0 164 161" svg:d="M136 19c-19 6-13 16-19 24 0 6 3 16 17 16 15 0 25-12 25-27 0-18-18-32-49-32-70 0-110 54-110 100 0 32 20 61 75 61 9 0 33 0 54-8s35-23 35-27c0-3-6-9-9-9-2 0-3 1-5 4-19 20-47 28-75 28-23 0-34-12-34-33 0-12 9-55 19-73 14-24 36-31 51-31 4 0 15 1 25 7z">
              <text:p/>
            </draw:path>
            <draw:path draw:style-name="gr10" draw:text-style-name="P8" draw:layer="layout" svg:width="0.13cm" svg:height="0.172cm" svg:x="4.84cm" svg:y="12.849cm" svg:viewBox="0 0 131 173" svg:d="M36 0c-12 1-24 2-36 3 0 3 0 6 0 9 16 0 18 2 18 14 0 48 0 96 0 144 3 0 5 0 8 0 3-5 6-10 9-15 9 13 23 18 36 18 32 0 60-24 60-56 0-30-25-55-57-55-15 0-29 6-38 15 0-26 0-51 0-77zM37 88c7-11 21-19 35-19s24 8 29 15 8 17 8 33c0 6 0 24-10 36-10 11-22 13-29 13-20 0-30-15-33-21 0-19 0-38 0-57z">
              <text:p/>
            </draw:path>
            <draw:path draw:style-name="gr10" draw:text-style-name="P8" draw:layer="layout" svg:width="0.149cm" svg:height="0.11cm" svg:x="4.839cm" svg:y="13.142cm" svg:viewBox="0 0 150 111" svg:d="M19 93c-1 3-3 9-3 10 0 5 4 8 8 8 5 0 9-4 10-6s3-10 4-15c2-5 4-16 6-22 1-6 3-11 4-17 3-10 3-12 10-22s19-22 37-22c15 0 15 12 15 17 0 15-11 42-15 52-2 7-3 9-3 13 0 13 10 22 23 22 25 0 35-34 35-38 0-3-3-3-4-3-3 0-3 1-4 4-6 20-17 30-26 30-6 0-6-4-6-9 0-6 1-9 5-20 3-7 13-33 13-47 0-24-19-28-32-28-20 0-34 12-41 22-2-17-17-22-27-22s-16 7-19 13c-6 9-9 23-9 24 0 4 3 4 4 4 4 0 4-1 6-8 3-14 8-26 18-26 6 0 8 5 8 12 0 4-2 13-4 20s-4 17-6 22c-2 10-5 21-7 32z">
              <text:p/>
            </draw:path>
            <draw:path draw:style-name="gr10" draw:text-style-name="P8" draw:layer="layout" svg:width="0.165cm" svg:height="0.011cm" svg:x="5.028cm" svg:y="13.183cm" svg:viewBox="0 0 166 12" svg:d="M156 12c4 0 10 0 10-6s-6-6-10-6c-49 0-97 0-146 0-4 0-10 0-10 5 0 7 5 7 10 7 49 0 97 0 146 0z">
              <text:p/>
            </draw:path>
            <draw:path draw:style-name="gr10" draw:text-style-name="P8" draw:layer="layout" svg:width="0.088cm" svg:height="0.162cm" svg:x="5.248cm" svg:y="13.087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10" draw:text-style-name="P8" draw:layer="layout" svg:width="0.081cm" svg:height="0.349cm" svg:x="5.398cm" svg:y="12.901cm" svg:viewBox="0 0 82 350" svg:d="M82 176c0-28-4-70-23-110-21-43-51-66-55-66-2 0-4 2-4 4 0 1 0 1 7 8 35 34 55 90 55 164 0 59-13 120-57 165-5 4-5 5-5 6 0 2 2 3 4 3 4 0 35-24 56-68 18-39 22-78 22-106z">
              <text:p/>
            </draw:path>
          </draw:g>
        </draw:g>
        <draw:g draw:style-name="gr9">
          <svg:title>TexMaths</svg:title>
          <svg:desc>10§display§\bm{c}^{\rm b}_i 
\!\in\! 
\mathbb{B}^{k_{\rm b} \nu}§svg§600§TRUE§</svg:desc>
          <draw:g>
            <draw:path draw:style-name="gr10" draw:text-style-name="P8" draw:layer="layout" svg:width="0.162cm" svg:height="0.16cm" svg:x="5.768cm" svg:y="13.02cm" svg:viewBox="0 0 163 161" svg:d="M135 19c-18 6-19 23-19 24 0 5 3 16 18 16s25-13 25-27c0-18-18-32-49-32-71 0-110 54-110 100 0 32 20 61 74 61 10 0 34-1 55-9 20-8 34-22 34-26 0-3-5-9-8-9s-3 1-6 3c-19 20-46 28-74 28-23 0-35-11-35-32 0-13 10-55 20-74 14-24 36-30 50-30 5 0 16 0 25 7z">
              <text:p/>
            </draw:path>
            <draw:path draw:style-name="gr10" draw:text-style-name="P8" draw:layer="layout" svg:width="0.131cm" svg:height="0.172cm" svg:x="5.944cm" svg:y="12.863cm" svg:viewBox="0 0 132 173" svg:d="M37 0c-12 1-25 2-37 3 0 3 0 6 0 9 17 0 19 1 19 14 0 48 0 96 0 144 3 0 5 0 8 0 3-5 6-10 9-15 9 13 22 18 35 18 33 0 61-25 61-56 0-30-26-55-58-55-15 0-28 6-37 15 0-26 0-51 0-77zM38 88c7-11 20-19 35-19 14 0 24 8 28 15 5 7 8 17 8 33 0 6 0 24-10 36-10 11-22 13-29 13-19 0-29-16-32-21 0-19 0-38 0-57z">
              <text:p/>
            </draw:path>
            <draw:path draw:style-name="gr10" draw:text-style-name="P8" draw:layer="layout" svg:width="0.073cm" svg:height="0.164cm" svg:x="5.944cm" svg:y="13.101cm" svg:viewBox="0 0 74 165" svg:d="M68 9c0-4-3-9-10-9s-14 6-14 13c0 5 3 10 10 10s14-7 14-14zM18 134c-1 3-3 6-3 10 0 12 10 21 24 21 24 0 35-34 35-38 0-3-3-3-4-3-3 0-3 2-4 4-6 20-17 30-26 30-5 0-7-3-7-8 0-6 2-11 4-16 3-7 5-13 8-20 2-6 11-28 12-31 1-2 2-5 2-8 0-11-10-21-24-21-24 0-35 34-35 38 0 3 3 3 4 3 3 0 4-1 4-4 7-21 18-30 27-30 4 0 6 2 6 9 0 5-2 9-8 24-5 13-10 26-15 40z">
              <text:p/>
            </draw:path>
            <draw:path draw:style-name="gr10" draw:text-style-name="P8" draw:layer="layout" svg:width="0.175cm" svg:height="0.201cm" svg:x="6.173cm" svg:y="12.989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10" draw:text-style-name="P8" draw:layer="layout" svg:width="0.214cm" svg:height="0.238cm" svg:x="6.42cm" svg:y="12.938cm" svg:viewBox="0 0 215 239" svg:d="M46 32c0-5 0-14-3-20 13 0 25 0 38 0-4 6-4 13-4 18 0 60 0 120 0 179 0 5 0 12 4 18-13 0-25 0-38 0 3-7 3-15 3-20 0-58 0-117 0-175zM142 105c11-11 14-29 14-44 0-24-8-39-16-47 25 2 49 11 49 46 0 22-24 40-47 45zM89 31c0-7 0-11 5-15 1 0 7-4 15-4 15 0 35 12 35 49 0 39-20 48-55 49 0-27 0-53 0-79zM163 111c19-10 39-27 39-51 0-49-41-60-83-60-36 0-71 0-107 0-6 0-12 0-12 6s6 6 12 6c21 0 22 4 22 20 0 58 0 116 0 174 0 18-2 21-24 21-4 0-10 0-10 6s6 6 12 6c35 0 69 0 104 0 44 0 99-17 99-65 0-36-27-56-52-63zM89 208c0-28 0-57 0-86 28 0 40 0 51 8 14 10 15 33 15 44 0 14-1 53-45 53-21 0-21-13-21-19zM152 222c13-14 15-32 15-48 0-24-5-42-19-54 32 6 55 24 55 54 0 27-21 41-51 48z">
              <text:p/>
            </draw:path>
            <draw:path draw:style-name="gr10" draw:text-style-name="P8" draw:layer="layout" svg:width="0.12cm" svg:height="0.172cm" svg:x="6.669cm" svg:y="12.863cm" svg:viewBox="0 0 121 173" svg:d="M58 7c0-1 1-3 1-4s-1-3-4-3c-5 0-25 2-31 2-2 1-6 1-6 6 0 4 4 4 7 4 11 0 11 1 11 3s0 3-1 6c-11 46-23 92-34 138-1 5-1 5-1 6 0 4 3 8 8 8 7 0 10-5 11-11 1-1 11-44 12-47 18 2 32 7 32 20 0 1 0 2-1 5s-1 5-1 7c0 18 15 26 26 26 24 0 21-26 32-38 0-3-3-2-4-3-4 0-4 1-5 6-3 10-10 28-22 28-7 0-9-6-9-13 0-4 0-5 2-11 0-1 1-5 1-8 0-21-29-25-40-26 7-4 17-12 21-16 12-12 25-23 38-23 3 0 6 1 8 3-10 2-12 10-12 14 0 5 4 9 10 9s14-5 14-16c0-8-6-17-19-17-14 0-27 10-40 22-10 9-18 17-28 21 8-33 16-65 24-98z">
              <text:p/>
            </draw:path>
            <draw:path draw:style-name="gr10" draw:text-style-name="P8" draw:layer="layout" svg:width="0.104cm" svg:height="0.122cm" svg:x="6.813cm" svg:y="12.949cm" svg:viewBox="0 0 105 123" svg:d="M29 0c-10 1-19 1-29 2 0 2 0 5 0 7 13 0 14 2 14 10 0 34 0 68 0 102 3 0 5 0 8 0 1-2 3-4 4-7 0-1 1-2 2-3 7 8 18 12 29 12 27 0 48-18 48-39s-19-40-46-40c-9 0-20 2-30 10 0-18 0-36 0-54zM30 63c6-9 18-13 28-13 21 0 30 15 30 34 0 10-3 19-9 25-6 5-15 9-23 9-12 0-21-7-26-15 0-14 0-27 0-40z">
              <text:p/>
            </draw:path>
            <draw:path draw:style-name="gr10" draw:text-style-name="P8" draw:layer="layout" svg:width="0.125cm" svg:height="0.107cm" svg:x="6.967cm" svg:y="12.925cm" svg:viewBox="0 0 126 108" svg:d="M43 7c1-1 1-2 1-4-1-1 0-3-4-3-5 0-14 1-16 1-5 1-9 1-14 2-4 0-7 0-7 5 0 4 4 4 7 4 12 0 12 1 12 3s-2 7-3 10c-4 16-8 33-12 49-6 25-7 30-7 31 0 3 3 3 4 3s3 0 4 0c22-3 53-15 80-38 33-30 25-41 38-62 0-5-3-8-8-8-9 0-11 7-13 14-10 35-43 72-84 84 7-31 15-61 22-91z">
              <text:p/>
            </draw:path>
          </draw:g>
        </draw:g>
        <draw:frame draw:style-name="gr38" draw:text-style-name="P4" draw:layer="layout" svg:width="1.073cm" svg:height="0.395cm" svg:x="1.407cm" svg:y="13.31cm">
          <draw:text-box>
            <text:p><text:span text:style-name="T1">output:</text:span></text:p>
          </draw:text-box>
        </draw:frame>
        <draw:g draw:style-name="gr9">
          <svg:title>TexMaths</svg:title>
          <svg:desc>10§display§\bm{s} \!=\!
(\bm{s}_0, \dots, \bm{s}_{n-1})§svg§600§TRUE§</svg:desc>
          <draw:g>
            <draw:path draw:style-name="gr10" draw:text-style-name="P8" draw:layer="layout" svg:width="0.146cm" svg:height="0.16cm" svg:x="2.689cm" svg:y="13.507cm" svg:viewBox="0 0 147 161" svg:d="M125 21c-11 4-14 15-14 20 0 9 7 14 15 14s21-7 21-24c0-18-18-31-50-31-10 0-30 1-46 13s-21 32-21 41c0 11 4 20 12 27 10 8 16 9 40 13 10 2 31 6 31 21 0 2 0 34-52 34-17 0-30-4-38-9 12-4 20-14 20-25 0-12-11-16-18-16-12 0-25 10-25 28 0 22 25 34 60 34 81 0 54-40 81-60 0-12-6-21-15-28-10-10-24-12-36-14-19-4-33-6-33-19 0-1 0-27 39-27 7 0 20 1 29 8z">
              <text:p/>
            </draw:path>
            <draw:path draw:style-name="gr10" draw:text-style-name="P8" draw:layer="layout" svg:width="0.233cm" svg:height="0.081cm" svg:x="2.914cm" svg:y="13.53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08cm" svg:height="0.348cm" svg:x="3.242cm" svg:y="13.403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8" draw:layer="layout" svg:width="0.146cm" svg:height="0.16cm" svg:x="3.364cm" svg:y="13.507cm" svg:viewBox="0 0 147 161" svg:d="M125 21c-11 4-15 15-15 20 0 9 8 14 15 14 9 0 22-7 22-24 0-18-19-31-50-31-11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10" draw:text-style-name="P8" draw:layer="layout" svg:width="0.113cm" svg:height="0.167cm" svg:x="3.543cm" svg:y="13.555cm" svg:viewBox="0 0 114 168" svg:d="M114 85c0-27-3-46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10" draw:text-style-name="P8" draw:layer="layout" svg:width="0.04cm" svg:height="0.104cm" svg:x="3.718cm" svg:y="13.627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8" draw:layer="layout" svg:width="0.037cm" svg:height="0.037cm" svg:x="3.874cm" svg:y="13.627cm" svg:viewBox="0 0 38 38" svg:d="M38 19c0-10-9-19-19-19s-19 9-19 19 9 19 19 19 19-9 19-19z">
              <text:p/>
            </draw:path>
            <draw:path draw:style-name="gr10" draw:text-style-name="P8" draw:layer="layout" svg:width="0.036cm" svg:height="0.037cm" svg:x="4.03cm" svg:y="13.627cm" svg:viewBox="0 0 37 38" svg:d="M37 19c0-10-9-19-19-19s-18 9-18 19 8 19 18 19 19-9 19-19z">
              <text:p/>
            </draw:path>
            <draw:path draw:style-name="gr10" draw:text-style-name="P8" draw:layer="layout" svg:width="0.036cm" svg:height="0.037cm" svg:x="4.186cm" svg:y="13.627cm" svg:viewBox="0 0 37 38" svg:d="M37 19c0-10-9-19-19-19-11 0-18 9-18 19s7 19 18 19c10 0 19-9 19-19z">
              <text:p/>
            </draw:path>
            <draw:path draw:style-name="gr10" draw:text-style-name="P8" draw:layer="layout" svg:width="0.04cm" svg:height="0.104cm" svg:x="4.342cm" svg:y="13.627cm" svg:viewBox="0 0 41 105" svg:d="M41 37c0-23-9-37-22-37-12 0-19 9-19 19 0 9 7 19 19 19 4 0 8-2 12-5 1-1 1-1 2-1 0 2 0 0 0 5 0 26-12 47-24 59-4 3-4 4-4 5 0 3 2 4 4 4 4 0 32-27 32-68z">
              <text:p/>
            </draw:path>
            <draw:path draw:style-name="gr10" draw:text-style-name="P8" draw:layer="layout" svg:width="0.146cm" svg:height="0.16cm" svg:x="4.488cm" svg:y="13.507cm" svg:viewBox="0 0 147 161" svg:d="M125 21c-11 4-14 15-14 20 0 9 7 14 15 14s21-7 21-24c0-18-19-31-50-31-10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10" draw:text-style-name="P8" draw:layer="layout" svg:width="0.149cm" svg:height="0.109cm" svg:x="4.666cm" svg:y="13.609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10" draw:text-style-name="P8" draw:layer="layout" svg:width="0.165cm" svg:height="0.011cm" svg:x="4.855cm" svg:y="13.65cm" svg:viewBox="0 0 166 12" svg:d="M156 12c4 0 10 0 10-6s-6-6-10-6c-49 0-97 0-146 0-4 0-10 0-10 6s5 6 10 6c49 0 97 0 146 0z">
              <text:p/>
            </draw:path>
            <draw:path draw:style-name="gr10" draw:text-style-name="P8" draw:layer="layout" svg:width="0.088cm" svg:height="0.162cm" svg:x="5.075cm" svg:y="13.555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10" draw:text-style-name="P8" draw:layer="layout" svg:width="0.081cm" svg:height="0.348cm" svg:x="5.225cm" svg:y="13.403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9">
          <svg:title>TexMaths</svg:title>
          <svg:desc>10§display§( 
i \!\in\! [n], 
t \!\in\! [\nu]
)§svg§600§TRUE§</svg:desc>
          <draw:g>
            <draw:path draw:style-name="gr10" draw:text-style-name="P8" draw:layer="layout" svg:width="0.081cm" svg:height="0.348cm" svg:x="4.713cm" svg:y="19.878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10" draw:text-style-name="P8" draw:layer="layout" svg:width="0.092cm" svg:height="0.233cm" svg:x="4.825cm" svg:y="19.909cm" svg:viewBox="0 0 93 234" svg:d="M90 13c0-7-5-13-13-13-10 0-19 9-19 19 0 6 5 12 13 12s19-8 19-18zM63 144c4-10 4-11 8-20 2-7 4-12 4-19 0-15-11-28-29-28-33 0-46 51-46 54s3 2 4 3c4 0 4-1 6-6 9-33 23-44 35-44 3 0 9 0 9 12 0 7-2 14-4 18-3 9-18 50-24 64-3 9-8 20-8 28 0 16 12 28 29 28 33 0 46-50 46-54 0-3-3-3-4-3-4 0-4 1-6 6-6 22-18 44-36 44-6 0-8-4-8-12 0-9 2-14 10-35 5-12 9-24 14-36z">
              <text:p/>
            </draw:path>
            <draw:path draw:style-name="gr10" draw:text-style-name="P8" draw:layer="layout" svg:width="0.175cm" svg:height="0.201cm" svg:x="5.004cm" svg:y="19.951cm" svg:viewBox="0 0 176 202" svg:d="M163 109c6 0 13 0 13-7s-7-7-13-7c-50 0-99 0-149 0 5-47 45-80 95-80 18 0 36 0 54 0 6 0 13-1 13-8s-7-7-13-7c-18 0-37 0-55 0-60 0-108 46-108 102s48 100 108 100c18 0 37 0 55 0 6 0 13 0 13-7s-7-6-13-6c-18 0-36 0-54 0-50 0-90-33-95-80 50 0 99 0 149 0z">
              <text:p/>
            </draw:path>
            <draw:path draw:style-name="gr10" draw:text-style-name="P8" draw:layer="layout" svg:width="0.047cm" svg:height="0.348cm" svg:x="5.29cm" svg:y="19.87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89cm" svg:height="0.157cm" svg:x="5.356cm" svg:y="19.986cm" svg:viewBox="0 0 190 158" svg:d="M21 134c-1 5-4 13-4 15 0 6 5 9 11 9 4 0 10-2 13-9 0-1 4-18 6-26 3-11 5-22 8-32 2-8 4-15 6-23 1-6 4-16 5-18 5-11 23-43 57-43 16 0 19 13 19 25 0 22-17 66-23 82-3 8-4 12-4 16 0 16 13 28 29 28 33 0 46-51 46-54s-3-3-4-3c-3 0-3 1-5 6-7 24-19 44-36 44-6 0-8-4-8-12 0-9 3-17 6-25 7-18 21-57 21-77 0-23-15-37-40-37-32 0-49 22-55 30-2-19-16-30-32-30s-23 13-27 20c-5 12-10 32-10 34 0 3 3 3 4 3 4 0 4 0 6-8 6-25 13-42 26-42 7 0 11 5 11 17 0 7-1 11-6 29-7 27-13 54-20 81z">
              <text:p/>
            </draw:path>
            <draw:path draw:style-name="gr10" draw:text-style-name="P8" draw:layer="layout" svg:width="0.047cm" svg:height="0.348cm" svg:x="5.564cm" svg:y="19.878cm" svg:viewBox="0 0 48 349" svg:d="M48 0c-16 0-32 0-48 0 0 5 0 9 0 14 11 0 23 0 34 0 0 107 0 214 0 321-11 0-23 0-34 0 0 5 0 9 0 14 16 0 32 0 48 0 0-116 0-233 0-349z">
              <text:p/>
            </draw:path>
            <draw:path draw:style-name="gr10" draw:text-style-name="P8" draw:layer="layout" svg:width="0.04cm" svg:height="0.104cm" svg:x="5.684cm" svg:y="20.102cm" svg:viewBox="0 0 41 105" svg:d="M41 37c0-23-8-37-22-37-12 0-19 9-19 19 0 9 7 19 19 19 4 0 9-2 12-5 1-1 1-1 2-1 0 2 1 0 1 5 0 26-12 47-24 59-4 3-4 4-4 5 0 3 2 4 4 4 3 0 31-27 31-68z">
              <text:p/>
            </draw:path>
            <draw:path draw:style-name="gr10" draw:text-style-name="P8" draw:layer="layout" svg:width="0.107cm" svg:height="0.221cm" svg:x="5.817cm" svg:y="19.921cm" svg:viewBox="0 0 108 222" svg:d="M65 80c11 0 22 0 33 0 7 0 10 0 10-8 0-3-3-3-10-3-10 0-21 0-31 0 13-50 15-57 15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10" draw:text-style-name="P8" draw:layer="layout" svg:width="0.175cm" svg:height="0.201cm" svg:x="6.004cm" svg:y="19.951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8" draw:layer="layout" svg:width="0.047cm" svg:height="0.348cm" svg:x="6.29cm" svg:y="19.87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64cm" svg:height="0.154cm" svg:x="6.365cm" svg:y="19.986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0" draw:text-style-name="P8" draw:layer="layout" svg:width="0.047cm" svg:height="0.348cm" svg:x="6.55cm" svg:y="19.878cm" svg:viewBox="0 0 48 349" svg:d="M48 0c-16 0-32 0-48 0 0 5 0 9 0 14 11 0 23 0 34 0 0 107 0 214 0 321-11 0-23 0-34 0 0 5 0 9 0 14 16 0 32 0 48 0 0-116 0-233 0-349z">
              <text:p/>
            </draw:path>
            <draw:path draw:style-name="gr10" draw:text-style-name="P8" draw:layer="layout" svg:width="0.081cm" svg:height="0.348cm" svg:x="6.659cm" svg:y="19.878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39" draw:text-style-name="P4" draw:layer="layout" svg:width="2.009cm" svg:height="0.395cm" svg:x="12.804cm" svg:y="2.207cm">
          <draw:text-box>
            <text:p><text:span text:style-name="T1">Block length:</text:span></text:p>
          </draw:text-box>
        </draw:frame>
        <draw:frame draw:style-name="gr40" draw:text-style-name="P4" draw:layer="layout" svg:width="1.479cm" svg:height="0.395cm" svg:x="12.804cm" svg:y="1.407cm">
          <draw:text-box>
            <text:p><text:span text:style-name="T1">Alphabet:</text:span></text:p>
          </draw:text-box>
        </draw:frame>
        <draw:g draw:style-name="gr9">
          <svg:title>TexMaths</svg:title>
          <svg:desc>10§display§\Sigma \!=\! \{0,1,2,3\}
\leftrightarrow
\{ {\sf A}, {\sf T}, {\sf G}, {\sf C} \}§svg§600§TRUE§</svg:desc>
          <draw:g>
            <draw:path draw:style-name="gr10" draw:text-style-name="P8" draw:layer="layout" svg:width="0.213cm" svg:height="0.238cm" svg:x="15.011cm" svg:y="1.466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10" draw:text-style-name="P8" draw:layer="layout" svg:width="0.232cm" svg:height="0.081cm" svg:x="15.304cm" svg:y="1.577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8" draw:layer="layout" svg:width="0.124cm" svg:height="0.348cm" svg:x="15.622cm" svg:y="1.443cm" svg:viewBox="0 0 125 349" svg:d="M74 47c0-14 9-37 47-39 2-1 4-2 4-4 0-4-3-4-7-4-35 0-67 18-68 44 0 26 0 53 0 80 0 13 0 24-14 36-12 10-25 11-33 11-2 0-3 2-3 4s2 2 5 3c24 1 40 14 44 31 1 4 1 5 1 17 0 23 0 46 0 69 0 15 0 26 17 40 14 10 37 14 51 14 4 0 7 0 7-4 0-3-3-3-6-4-22-1-39-12-44-30-1-3-1-4-1-17 0-24 0-48 0-73 0-16-3-22-14-33-8-8-18-11-28-13 29-8 42-24 42-44 0-28 0-56 0-84z">
              <text:p/>
            </draw:path>
            <draw:path draw:style-name="gr10" draw:text-style-name="P8" draw:layer="layout" svg:width="0.147cm" svg:height="0.239cm" svg:x="15.786cm" svg:y="1.472cm" svg:viewBox="0 0 148 240" svg:d="M148 121c0-27-2-56-14-81-16-34-45-40-60-40-21 0-47 9-61 42-11 24-13 52-13 79s1 57 16 84c15 28 40 35 58 35 19 0 45-7 61-40 11-25 13-51 13-79zM74 233c-14 0-35-9-41-43-4-20-4-52-4-73 0-22 0-45 3-64 7-42 33-45 42-45 11 0 34 6 41 41 4 20 4 46 4 68 0 27 0 50-4 72-6 33-26 44-41 44z">
              <text:p/>
            </draw:path>
            <draw:path draw:style-name="gr10" draw:text-style-name="P8" draw:layer="layout" svg:width="0.04cm" svg:height="0.104cm" svg:x="15.978cm" svg:y="1.667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8" draw:layer="layout" svg:width="0.115cm" svg:height="0.232cm" svg:x="16.135cm" svg:y="1.472cm" svg:viewBox="0 0 116 233" svg:d="M72 9c0-8 0-9-8-9-22 23-52 23-64 23 0 4 0 7 0 11 7 0 28 0 46-9 0 60 0 120 0 180 0 12-1 17-32 17-4 0-8 0-12 0 0 4 0 8 0 11 13-2 43-2 57-2s45 0 57 2c0-3 0-7 0-11-4 0-7 0-11 0-32 0-33-4-33-17 0-65 0-131 0-196z">
              <text:p/>
            </draw:path>
            <draw:path draw:style-name="gr10" draw:text-style-name="P8" draw:layer="layout" svg:width="0.04cm" svg:height="0.104cm" svg:x="16.31cm" svg:y="1.667cm" svg:viewBox="0 0 41 105" svg:d="M41 37c0-23-9-37-22-37-12 0-19 9-19 19 0 9 7 19 19 19 4 0 8-2 12-5 1-1 1-1 2-1 0 2 0 0 0 5 0 26-12 47-24 59-3 3-3 4-3 5 0 3 1 4 3 4 4 0 32-27 32-68z">
              <text:p/>
            </draw:path>
            <draw:path draw:style-name="gr10" draw:text-style-name="P8" draw:layer="layout" svg:width="0.14cm" svg:height="0.232cm" svg:x="16.453cm" svg:y="1.472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4-8 30-2 3-26 3-33 3-21 0-43 0-64 0z">
              <text:p/>
            </draw:path>
            <draw:path draw:style-name="gr10" draw:text-style-name="P8" draw:layer="layout" svg:width="0.04cm" svg:height="0.104cm" svg:x="16.642cm" svg:y="1.667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8" draw:layer="layout" svg:width="0.145cm" svg:height="0.239cm" svg:x="16.782cm" svg:y="1.472cm" svg:viewBox="0 0 146 240" svg:d="M88 110c28-9 49-34 49-61 0-29-31-49-65-49-35 0-62 21-62 48 0 12 8 18 18 18 11 0 18-7 18-18 0-17-17-17-22-17 11-17 34-22 47-22 14 0 33 8 33 39 0 5 0 25-9 40-11 17-23 18-32 18-2 1-11 1-13 1-3 1-6 1-6 5s3 4 9 4c5 0 10 0 15 0 29 0 42 23 42 58 0 46-24 56-40 56-15 0-41-6-53-26 12 2 23-6 23-19 0-12-10-19-20-19-8 0-20 5-20 19 0 32 33 55 71 55 43 0 75-32 75-66 0-29-22-56-58-64z">
              <text:p/>
            </draw:path>
            <draw:path draw:style-name="gr10" draw:text-style-name="P8" draw:layer="layout" svg:width="0.123cm" svg:height="0.348cm" svg:x="16.969cm" svg:y="1.443cm" svg:viewBox="0 0 124 349" svg:d="M50 302c0 14-9 37-47 39-2 1-3 2-3 4 0 4 4 4 7 4 34 0 66-17 67-44 0-26 0-53 0-80 0-13 0-24 14-36 12-10 26-11 33-11 2-1 3-2 3-3 0-4-2-4-5-4-23-1-40-14-44-31-1-4-1-5-1-17 0-23 0-46 0-69 0-15 0-26-17-40-14-11-38-14-50-14-3 0-7 0-7 4 0 3 2 3 5 4 22 1 40 12 44 30 1 3 1 4 1 17 0 24 0 48 0 73 0 16 3 22 14 33 8 8 18 11 28 14-29 7-42 23-42 43 0 28 0 56 0 84z">
              <text:p/>
            </draw:path>
            <draw:path draw:style-name="gr10" draw:text-style-name="P8" draw:layer="layout" svg:width="0.311cm" svg:height="0.18cm" svg:x="17.235cm" svg:y="1.527cm" svg:viewBox="0 0 312 181" svg:d="M39 84c19-15 28-29 31-34 16-24 13-31 19-46 0-4-4-4-7-4-6 0-6 0-8 7-8 34-29 63-68 79-4 2-6 3-6 5s2 3 6 5c36 15 60 42 69 80 1 4 1 5 7 5 3 0 7 0 7-4 0-1-3-22-18-45-7-11-17-23-32-34 78 0 157 0 235 0-20 15-29 29-32 34-16 24-13 30-19 45 0 4 5 4 8 4 5 0 6 0 7-6 8-34 29-63 69-79 4-2 5-3 5-5s-2-4-3-4c-15-6-58-23-71-82-1-4-2-5-7-5-3 0-8 0-8 4 0 1 4 23 18 46 7 11 18 23 33 34-78 0-157 0-235 0z">
              <text:p/>
            </draw:path>
            <draw:path draw:style-name="gr10" draw:text-style-name="P8" draw:layer="layout" svg:width="0.124cm" svg:height="0.348cm" svg:x="17.69cm" svg:y="1.443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1-14-33-7-7-18-11-27-13 28-8 41-24 41-44 0-28 0-56 0-84z">
              <text:p/>
            </draw:path>
            <draw:path draw:style-name="gr10" draw:text-style-name="P8" draw:layer="layout" svg:width="0.214cm" svg:height="0.241cm" svg:x="17.85cm" svg:y="1.463cm" svg:viewBox="0 0 215 242" svg:d="M123 0c-10 0-21 0-31 0-31 81-61 162-92 242 9 0 17 0 26 0 9-24 18-48 27-71 34 0 68 0 102 0 9 23 18 47 27 71 11 0 22 0 33 0-31-80-61-161-92-242zM148 151c-29 0-58 0-87 0 7-21 15-42 22-63 8-21 19-50 21-63h1c0 5 3 13 11 37 11 29 21 59 32 89z">
              <text:p/>
            </draw:path>
            <draw:path draw:style-name="gr10" draw:text-style-name="P8" draw:layer="layout" svg:width="0.04cm" svg:height="0.104cm" svg:x="18.105cm" svg:y="1.667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8" draw:layer="layout" svg:width="0.213cm" svg:height="0.239cm" svg:x="18.243cm" svg:y="1.465cm" svg:viewBox="0 0 214 240" svg:d="M123 22c10 0 21 0 31 0 5 0 9 0 13 0 16 0 31 0 47 0 0-7 0-15 0-22-71 0-143 0-214 0 0 7 0 15 0 22 16 0 31 0 47 0 5 0 9 0 13 0 11 0 21 0 32 0 0 73 0 146 0 218 10 0 21 0 31 0 0-72 0-145 0-218z">
              <text:p/>
            </draw:path>
            <draw:path draw:style-name="gr10" draw:text-style-name="P8" draw:layer="layout" svg:width="0.04cm" svg:height="0.104cm" svg:x="18.5cm" svg:y="1.667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8" draw:layer="layout" svg:width="0.187cm" svg:height="0.249cm" svg:x="18.649cm" svg:y="1.458cm" svg:viewBox="0 0 188 250" svg:d="M188 143c-25 0-49 0-74 0 0 7 0 14 0 22 15 0 31 0 46 0 0 18 0 37 0 56-14 4-31 7-46 7-46 0-82-47-82-102s35-103 81-103c29 0 49 9 67 23 2-9 3-19 5-28-20-13-47-18-71-18-67 0-114 62-114 126 0 62 47 124 114 124 26 0 50-7 74-17 0-30 0-60 0-90z">
              <text:p/>
            </draw:path>
            <draw:path draw:style-name="gr10" draw:text-style-name="P8" draw:layer="layout" svg:width="0.04cm" svg:height="0.104cm" svg:x="18.891cm" svg:y="1.667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8" draw:layer="layout" svg:width="0.182cm" svg:height="0.248cm" svg:x="19.04cm" svg:y="1.459cm" svg:viewBox="0 0 183 249" svg:d="M181 206c-21 13-33 21-67 21-51 0-83-52-83-102 0-48 29-103 83-103 25 0 41 6 60 18 2-9 3-19 5-28-15-8-42-12-64-12-65 0-115 54-115 128 0 54 41 121 115 121 32 0 45-5 68-19-1-8-1-16-2-24z">
              <text:p/>
            </draw:path>
            <draw:path draw:style-name="gr10" draw:text-style-name="P8" draw:layer="layout" svg:width="0.124cm" svg:height="0.348cm" svg:x="19.266cm" svg:y="1.443cm" svg:viewBox="0 0 125 349" svg:d="M51 302c0 14-9 37-48 39-1 1-3 2-3 4 0 4 4 4 7 4 34 0 67-17 67-44 0-26 0-53 0-80 0-13 0-24 14-36 13-10 26-11 34-11 2-1 3-2 3-3 0-4-2-4-6-4-23-1-40-14-44-31-1-4-1-5-1-17 0-23 0-46 0-69 0-15 0-26-16-40-15-11-39-14-51-14-3 0-7 0-7 4 0 3 2 3 6 4 22 1 39 12 44 30 1 3 1 4 1 17 0 24 0 48 0 73 0 16 3 22 14 33 7 8 17 11 27 14-28 7-41 23-41 43 0 28 0 56 0 84z">
              <text:p/>
            </draw:path>
          </draw:g>
        </draw:g>
        <draw:frame draw:style-name="gr41" draw:text-style-name="P4" draw:layer="layout" svg:width="1.115cm" svg:height="0.395cm" svg:x="16.205cm" svg:y="2.208cm">
          <draw:text-box>
            <text:p><text:span text:style-name="T1">symbol</text:span></text:p>
          </draw:text-box>
        </draw:frame>
        <draw:g draw:style-name="gr9">
          <svg:title>TexMaths</svg:title>
          <svg:desc>10§display§n§svg§600§TRUE§</svg:desc>
          <draw:g>
            <draw:path draw:style-name="gr10" draw:text-style-name="P8" draw:layer="layout" svg:width="0.187cm" svg:height="0.156cm" svg:x="15.263cm" svg:y="2.7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42" draw:text-style-name="P4" draw:layer="layout" svg:width="3.152cm" svg:height="0.395cm" svg:x="15.106cm" svg:y="2.609cm">
          <draw:text-box>
            <text:p><text:span text:style-name="T1">( <text:s text:c="2"/>codewords/block)</text:span></text:p>
          </draw:text-box>
        </draw:frame>
        <draw:frame draw:style-name="gr43" draw:text-style-name="P4" draw:layer="layout" svg:width="1.899cm" svg:height="0.395cm" svg:x="5.106cm" svg:y="10.91cm">
          <draw:text-box>
            <text:p><text:span text:style-name="T1">(re-balance)</text:span></text:p>
          </draw:text-box>
        </draw:frame>
        <draw:line draw:style-name="gr44" draw:text-style-name="P1" draw:layer="layout" svg:x1="10.4cm" svg:y1="6.6cm" svg:x2="10.4cm" svg:y2="11.6cm">
          <text:p/>
        </draw:line>
        <draw:line draw:style-name="gr44" draw:text-style-name="P1" draw:layer="layout" svg:x1="1cm" svg:y1="6.6cm" svg:x2="20cm" svg:y2="6.6cm">
          <text:p/>
        </draw:line>
        <draw:line draw:style-name="gr44" draw:text-style-name="P1" draw:layer="layout" svg:x1="1cm" svg:y1="11.6cm" svg:x2="20cm" svg:y2="11.6cm">
          <text:p/>
        </draw:line>
        <draw:custom-shape draw:style-name="gr45" draw:text-style-name="P12" draw:layer="layout" svg:width="0.2cm" svg:height="0.2cm" svg:x="10.2cm" svg:y="13.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2cm" svg:height="0.2cm" svg:x="10.8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cm" svg:height="0.2cm" svg:x="13.201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0.2cm" svg:height="0.2cm" svg:x="13.802cm" svg:y="13.10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2cm" svg:height="0.2cm" svg:x="14.402cm" svg:y="1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cm" svg:height="0.2cm" svg:x="16.803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2cm" svg:height="0.2cm" svg:x="17.403cm" svg:y="13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cm" svg:y1="13.2cm" svg:x2="10.8cm" svg:y2="13.2cm">
          <text:p/>
        </draw:line>
        <draw:line draw:style-name="gr1" draw:text-style-name="P1" draw:layer="layout" svg:x1="13.4cm" svg:y1="13.2cm" svg:x2="13.8cm" svg:y2="13.2cm">
          <text:p/>
        </draw:line>
        <draw:line draw:style-name="gr1" draw:text-style-name="P1" draw:layer="layout" svg:x1="14cm" svg:y1="13.2cm" svg:x2="14.4cm" svg:y2="13.2cm">
          <text:p/>
        </draw:line>
        <draw:line draw:style-name="gr1" draw:text-style-name="P1" draw:layer="layout" svg:x1="17cm" svg:y1="13.2cm" svg:x2="17.4cm" svg:y2="13.2cm">
          <text:p/>
        </draw:line>
        <draw:line draw:style-name="gr1" draw:text-style-name="P1" draw:layer="layout" svg:x1="12.2cm" svg:y1="13.2cm" svg:x2="12.4cm" svg:y2="13.2cm">
          <text:p/>
        </draw:line>
        <draw:line draw:style-name="gr1" draw:text-style-name="P1" draw:layer="layout" svg:x1="13cm" svg:y1="13.2cm" svg:x2="13.2cm" svg:y2="13.2cm">
          <text:p/>
        </draw:line>
        <draw:line draw:style-name="gr1" draw:text-style-name="P1" draw:layer="layout" svg:x1="14.6cm" svg:y1="13.2cm" svg:x2="14.8cm" svg:y2="13.2cm">
          <text:p/>
        </draw:line>
        <draw:line draw:style-name="gr1" draw:text-style-name="P1" draw:layer="layout" svg:x1="15.4cm" svg:y1="13.2cm" svg:x2="15.6cm" svg:y2="13.2cm">
          <text:p/>
        </draw:line>
        <draw:line draw:style-name="gr27" draw:text-style-name="P1" draw:layer="layout" svg:x1="12.4cm" svg:y1="13.2cm" svg:x2="13cm" svg:y2="13.2cm">
          <text:p/>
        </draw:line>
        <draw:line draw:style-name="gr27" draw:text-style-name="P1" draw:layer="layout" svg:x1="14.8cm" svg:y1="13.2cm" svg:x2="15.4cm" svg:y2="13.2cm">
          <text:p/>
        </draw:line>
        <draw:custom-shape draw:style-name="gr47" draw:text-style-name="P13" draw:layer="layout" svg:width="0.2cm" svg:height="0.2cm" svg:x="11.402cm" svg:y="13.1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cm" svg:y1="13.2cm" svg:x2="11.4cm" svg:y2="13.2cm">
          <text:p/>
        </draw:line>
        <draw:g draw:style-name="gr9">
          <svg:title>TexMaths</svg:title>
          <svg:desc>8§display§\tilde{d}^j_0§svg§600§TRUE§</svg:desc>
          <draw:g>
            <draw:path draw:style-name="gr10" draw:text-style-name="P8" draw:layer="layout" svg:width="0.092cm" svg:height="0.025cm" svg:x="10.885cm" svg:y="12.7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10" draw:text-style-name="P8" draw:layer="layout" svg:width="0.132cm" svg:height="0.196cm" svg:x="10.824cm" svg:y="12.8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10" draw:text-style-name="P8" draw:layer="layout" svg:width="0.085cm" svg:height="0.169cm" svg:x="10.958cm" svg:y="12.7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10" draw:text-style-name="P8" draw:layer="layout" svg:width="0.09cm" svg:height="0.133cm" svg:x="10.968cm" svg:y="12.9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" draw:text-style-name="P1" draw:layer="layout" svg:x1="11.5cm" svg:y1="13.3cm" svg:x2="11.5cm" svg:y2="13.8cm">
          <text:p/>
        </draw:line>
        <draw:custom-shape draw:style-name="gr46" draw:text-style-name="P1" draw:layer="layout" svg:width="0.2cm" svg:height="0.2cm" svg:x="11.4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j_0§svg§600§TRUE§</svg:desc>
          <draw:g>
            <draw:path draw:style-name="gr10" draw:text-style-name="P8" draw:layer="layout" svg:width="0.157cm" svg:height="0.127cm" svg:x="11.026cm" svg:y="13.8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10" draw:text-style-name="P8" draw:layer="layout" svg:width="0.085cm" svg:height="0.169cm" svg:x="11.199cm" svg:y="13.6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10" draw:text-style-name="P8" draw:layer="layout" svg:width="0.09cm" svg:height="0.133cm" svg:x="11.209cm" svg:y="13.8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46" draw:text-style-name="P1" draw:layer="layout" svg:width="0.2cm" svg:height="0.2cm" svg:x="15.60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0.2cm" svg:height="0.2cm" svg:x="16.203cm" svg:y="13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01cm" svg:y1="13.201cm" svg:x2="16.201cm" svg:y2="13.201cm">
          <text:p/>
        </draw:line>
        <draw:line draw:style-name="gr1" draw:text-style-name="P1" draw:layer="layout" svg:x1="16.401cm" svg:y1="13.201cm" svg:x2="16.801cm" svg:y2="13.201cm">
          <text:p/>
        </draw:line>
        <draw:g draw:style-name="gr9">
          <svg:title>TexMaths</svg:title>
          <svg:desc>8§display§\tilde{d}^j_i§svg§600§TRUE§</svg:desc>
          <draw:g>
            <draw:path draw:style-name="gr10" draw:text-style-name="P8" draw:layer="layout" svg:width="0.092cm" svg:height="0.025cm" svg:x="13.288cm" svg:y="12.7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10" draw:text-style-name="P8" draw:layer="layout" svg:width="0.132cm" svg:height="0.196cm" svg:x="13.227cm" svg:y="12.8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10" draw:text-style-name="P8" draw:layer="layout" svg:width="0.085cm" svg:height="0.169cm" svg:x="13.361cm" svg:y="12.7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10" draw:text-style-name="P8" draw:layer="layout" svg:width="0.058cm" svg:height="0.131cm" svg:x="13.37cm" svg:y="12.9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9">
          <svg:title>TexMaths</svg:title>
          <svg:desc>8§display§\tilde{d}^j_{i+1}§svg§600§TRUE§</svg:desc>
          <draw:g>
            <draw:path draw:style-name="gr10" draw:text-style-name="P8" draw:layer="layout" svg:width="0.092cm" svg:height="0.025cm" svg:x="14.39cm" svg:y="12.7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10" draw:text-style-name="P8" draw:layer="layout" svg:width="0.132cm" svg:height="0.196cm" svg:x="14.329cm" svg:y="12.8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10" draw:text-style-name="P8" draw:layer="layout" svg:width="0.085cm" svg:height="0.169cm" svg:x="14.463cm" svg:y="12.7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10" draw:text-style-name="P8" draw:layer="layout" svg:width="0.058cm" svg:height="0.131cm" svg:x="14.473cm" svg:y="12.9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10" draw:text-style-name="P8" draw:layer="layout" svg:width="0.143cm" svg:height="0.144cm" svg:x="14.556cm" svg:y="12.9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10" draw:text-style-name="P8" draw:layer="layout" svg:width="0.07cm" svg:height="0.129cm" svg:x="14.736cm" svg:y="12.9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9">
          <svg:title>TexMaths</svg:title>
          <svg:desc>8§display§\tilde{d}^j_{n-1}§svg§600§TRUE§</svg:desc>
          <draw:g>
            <draw:path draw:style-name="gr10" draw:text-style-name="P8" draw:layer="layout" svg:width="0.093cm" svg:height="0.025cm" svg:x="15.492cm" svg:y="12.7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10" draw:text-style-name="P8" draw:layer="layout" svg:width="0.133cm" svg:height="0.196cm" svg:x="15.43cm" svg:y="12.8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10" draw:text-style-name="P8" draw:layer="layout" svg:width="0.085cm" svg:height="0.169cm" svg:x="15.565cm" svg:y="12.7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10" draw:text-style-name="P8" draw:layer="layout" svg:width="0.119cm" svg:height="0.088cm" svg:x="15.574cm" svg:y="12.9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10" draw:text-style-name="P8" draw:layer="layout" svg:width="0.132cm" svg:height="0.009cm" svg:x="15.725cm" svg:y="13.023cm" svg:viewBox="0 0 133 10" svg:d="M125 10c3 0 8 0 8-5s-5-5-8-5c-39 0-78 0-117 0-3 0-8 0-8 5s4 5 8 5c39 0 78 0 117 0z">
              <text:p/>
            </draw:path>
            <draw:path draw:style-name="gr10" draw:text-style-name="P8" draw:layer="layout" svg:width="0.07cm" svg:height="0.129cm" svg:x="15.901cm" svg:y="12.9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9">
          <svg:title>TexMaths</svg:title>
          <svg:desc>8§display§\tilde{d}^j_{n}§svg§600§TRUE§</svg:desc>
          <draw:g>
            <draw:path draw:style-name="gr10" draw:text-style-name="P8" draw:layer="layout" svg:width="0.092cm" svg:height="0.025cm" svg:x="16.792cm" svg:y="12.7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10" draw:text-style-name="P8" draw:layer="layout" svg:width="0.132cm" svg:height="0.196cm" svg:x="16.731cm" svg:y="12.8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10" draw:text-style-name="P8" draw:layer="layout" svg:width="0.085cm" svg:height="0.169cm" svg:x="16.865cm" svg:y="12.7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10" draw:text-style-name="P8" draw:layer="layout" svg:width="0.119cm" svg:height="0.088cm" svg:x="16.874cm" svg:y="12.9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27" draw:text-style-name="P1" draw:layer="layout" svg:x1="10.6cm" svg:y1="4.6cm" svg:x2="10.6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8" draw:layer="layout" svg:width="0.027cm" svg:height="0.029cm" svg:x="9.438cm" svg:y="5.073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9.438cm" svg:y="5.185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9.438cm" svg:y="5.296cm" svg:viewBox="0 0 28 30" svg:d="M28 14c0-8-6-14-14-14s-14 6-14 14c0 9 6 16 14 16s14-7 14-16z">
              <text:p/>
            </draw:path>
          </draw:g>
        </draw:g>
        <draw:g draw:style-name="gr9">
          <svg:title>TexMaths</svg:title>
          <svg:desc>8§display§\vdots§svg§600§TRUE§</svg:desc>
          <draw:g>
            <draw:path draw:style-name="gr10" draw:text-style-name="P8" draw:layer="layout" svg:width="0.027cm" svg:height="0.029cm" svg:x="11.838cm" svg:y="5.074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1.838cm" svg:y="5.186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1.838cm" svg:y="5.297cm" svg:viewBox="0 0 28 30" svg:d="M28 14c0-8-6-14-14-14s-14 6-14 14c0 9 6 16 14 16s14-7 14-16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10.7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10.9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11.0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10.778cm" svg:y="5.6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10.934cm" svg:y="5.6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11.089cm" svg:y="5.6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x}^0_1§svg§600§TRUE§</svg:desc>
          <draw:g>
            <draw:path draw:style-name="gr10" draw:text-style-name="P8" draw:layer="layout" svg:width="0.177cm" svg:height="0.144cm" svg:x="9.8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10" draw:text-style-name="P8" draw:layer="layout" svg:width="0.101cm" svg:height="0.15cm" svg:x="10.0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10" draw:text-style-name="P8" draw:layer="layout" svg:width="0.079cm" svg:height="0.145cm" svg:x="10.0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9">
          <svg:title>TexMaths</svg:title>
          <svg:desc>9§display§\bm{x}^{r-1}_1§svg§600§TRUE§</svg:desc>
          <draw:g>
            <draw:path draw:style-name="gr10" draw:text-style-name="P8" draw:layer="layout" svg:width="0.178cm" svg:height="0.144cm" svg:x="9.8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10" draw:text-style-name="P8" draw:layer="layout" svg:width="0.102cm" svg:height="0.098cm" svg:x="10.0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10" draw:text-style-name="P8" draw:layer="layout" svg:width="0.148cm" svg:height="0.01cm" svg:x="10.216cm" svg:y="5.497cm" svg:viewBox="0 0 149 11" svg:d="M140 11c4 0 9 0 9-6 0-5-5-5-9-5-44 0-87 0-131 0-4 0-9 0-9 5 0 6 5 6 9 6 44 0 87 0 131 0z">
              <text:p/>
            </draw:path>
            <draw:path draw:style-name="gr10" draw:text-style-name="P8" draw:layer="layout" svg:width="0.079cm" svg:height="0.146cm" svg:x="10.4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10" draw:text-style-name="P8" draw:layer="layout" svg:width="0.079cm" svg:height="0.146cm" svg:x="10.0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9">
          <svg:title>TexMaths</svg:title>
          <svg:desc>9§display§\bm{x}^0_{n-1}§svg§600§TRUE§</svg:desc>
          <draw:g>
            <draw:path draw:style-name="gr10" draw:text-style-name="P8" draw:layer="layout" svg:width="0.178cm" svg:height="0.144cm" svg:x="11.4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10" draw:text-style-name="P8" draw:layer="layout" svg:width="0.101cm" svg:height="0.15cm" svg:x="11.6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10" draw:text-style-name="P8" draw:layer="layout" svg:width="0.134cm" svg:height="0.099cm" svg:x="11.6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10" draw:text-style-name="P8" draw:layer="layout" svg:width="0.148cm" svg:height="0.01cm" svg:x="11.85cm" svg:y="4.928cm" svg:viewBox="0 0 149 11" svg:d="M140 11c4 0 9 0 9-6 0-5-5-5-9-5-44 0-87 0-131 0-4 0-9 0-9 5 0 6 5 6 9 6 44 0 87 0 131 0z">
              <text:p/>
            </draw:path>
            <draw:path draw:style-name="gr10" draw:text-style-name="P8" draw:layer="layout" svg:width="0.079cm" svg:height="0.145cm" svg:x="12.0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9">
          <svg:title>TexMaths</svg:title>
          <svg:desc>9§display§\bm{x}^{r-1}_{n-1}§svg§600§TRUE§</svg:desc>
          <draw:g>
            <draw:path draw:style-name="gr10" draw:text-style-name="P8" draw:layer="layout" svg:width="0.178cm" svg:height="0.143cm" svg:x="11.4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10" draw:text-style-name="P8" draw:layer="layout" svg:width="0.101cm" svg:height="0.098cm" svg:x="11.6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10" draw:text-style-name="P8" draw:layer="layout" svg:width="0.148cm" svg:height="0.01cm" svg:x="11.818cm" svg:y="5.5cm" svg:viewBox="0 0 149 11" svg:d="M141 11c3 0 8 0 8-6 0-5-4-5-8-5-44 0-88 0-132 0-4 0-9 0-9 4 0 7 5 7 9 7 44 0 88 0 132 0z">
              <text:p/>
            </draw:path>
            <draw:path draw:style-name="gr10" draw:text-style-name="P8" draw:layer="layout" svg:width="0.079cm" svg:height="0.145cm" svg:x="12.0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10" draw:text-style-name="P8" draw:layer="layout" svg:width="0.134cm" svg:height="0.099cm" svg:x="11.6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10" draw:text-style-name="P8" draw:layer="layout" svg:width="0.148cm" svg:height="0.01cm" svg:x="11.85cm" svg:y="5.718cm" svg:viewBox="0 0 149 11" svg:d="M140 11c4 0 9 0 9-6 0-5-5-5-9-5-44 0-87 0-131 0-4 0-9 0-9 5 0 6 5 6 9 6 44 0 87 0 131 0z">
              <text:p/>
            </draw:path>
            <draw:path draw:style-name="gr10" draw:text-style-name="P8" draw:layer="layout" svg:width="0.08cm" svg:height="0.144cm" svg:x="12.0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46" draw:text-style-name="P1" draw:layer="layout" svg:width="0.2cm" svg:height="0.2cm" svg:x="12.001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01cm" svg:y1="13.201cm" svg:x2="12.001cm" svg:y2="13.201cm">
          <text:p/>
        </draw:line>
        <draw:g draw:style-name="gr9">
          <svg:title>TexMaths</svg:title>
          <svg:desc>8§display§\tilde{d}^j_1§svg§600§TRUE§</svg:desc>
          <draw:g>
            <draw:path draw:style-name="gr10" draw:text-style-name="P8" draw:layer="layout" svg:width="0.091cm" svg:height="0.025cm" svg:x="12.086cm" svg:y="12.7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10" draw:text-style-name="P8" draw:layer="layout" svg:width="0.132cm" svg:height="0.196cm" svg:x="12.025cm" svg:y="12.8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10" draw:text-style-name="P8" draw:layer="layout" svg:width="0.085cm" svg:height="0.169cm" svg:x="12.159cm" svg:y="12.7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10" draw:text-style-name="P8" draw:layer="layout" svg:width="0.07cm" svg:height="0.129cm" svg:x="12.18cm" svg:y="12.9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" draw:text-style-name="P1" draw:layer="layout" svg:x1="13.901cm" svg:y1="13.301cm" svg:x2="13.901cm" svg:y2="13.801cm">
          <text:p/>
        </draw:line>
        <draw:custom-shape draw:style-name="gr46" draw:text-style-name="P1" draw:layer="layout" svg:width="0.2cm" svg:height="0.2cm" svg:x="13.802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02cm" svg:y1="13.302cm" svg:x2="16.302cm" svg:y2="13.802cm">
          <text:p/>
        </draw:line>
        <draw:custom-shape draw:style-name="gr46" draw:text-style-name="P1" draw:layer="layout" svg:width="0.2cm" svg:height="0.2cm" svg:x="16.203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j_i§svg§600§TRUE§</svg:desc>
          <draw:g>
            <draw:path draw:style-name="gr10" draw:text-style-name="P8" draw:layer="layout" svg:width="0.157cm" svg:height="0.128cm" svg:x="13.428cm" svg:y="13.8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10" draw:text-style-name="P8" draw:layer="layout" svg:width="0.085cm" svg:height="0.169cm" svg:x="13.601cm" svg:y="13.6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10" draw:text-style-name="P8" draw:layer="layout" svg:width="0.058cm" svg:height="0.131cm" svg:x="13.61cm" svg:y="13.8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j_{n-1}§svg§600§TRUE§</svg:desc>
          <draw:g>
            <draw:path draw:style-name="gr10" draw:text-style-name="P8" draw:layer="layout" svg:width="0.158cm" svg:height="0.128cm" svg:x="15.53cm" svg:y="13.8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10" draw:text-style-name="P8" draw:layer="layout" svg:width="0.085cm" svg:height="0.169cm" svg:x="15.704cm" svg:y="13.6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10" draw:text-style-name="P8" draw:layer="layout" svg:width="0.119cm" svg:height="0.088cm" svg:x="15.714cm" svg:y="13.9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10" draw:text-style-name="P8" draw:layer="layout" svg:width="0.132cm" svg:height="0.009cm" svg:x="15.864cm" svg:y="13.971cm" svg:viewBox="0 0 133 10" svg:d="M125 10c3 0 8 0 8-5s-5-5-8-5c-39 0-78 0-117 0-3 0-8 0-8 5s5 5 8 5c39 0 78 0 117 0z">
              <text:p/>
            </draw:path>
            <draw:path draw:style-name="gr10" draw:text-style-name="P8" draw:layer="layout" svg:width="0.07cm" svg:height="0.129cm" svg:x="16.04cm" svg:y="13.8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9">
          <svg:title>TexMaths</svg:title>
          <svg:desc>10§display§\tilde{d}^j_i 
\!=\!
d^j_{i\nu}§svg§600§TRUE§</svg:desc>
          <draw:g>
            <draw:path draw:style-name="gr10" draw:text-style-name="P8" draw:layer="layout" svg:width="0.116cm" svg:height="0.032cm" svg:x="14.745cm" svg:y="17.865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10" draw:text-style-name="P8" draw:layer="layout" svg:width="0.166cm" svg:height="0.246cm" svg:x="14.668cm" svg:y="17.949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10" draw:text-style-name="P8" draw:layer="layout" svg:width="0.107cm" svg:height="0.212cm" svg:x="14.837cm" svg:y="17.861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10" draw:text-style-name="P8" draw:layer="layout" svg:width="0.074cm" svg:height="0.164cm" svg:x="14.848cm" svg:y="18.127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10" draw:text-style-name="P8" draw:layer="layout" svg:width="0.233cm" svg:height="0.081cm" svg:x="15.043cm" svg:y="18.06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6cm" svg:height="0.246cm" svg:x="15.35cm" svg:y="17.949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10" draw:text-style-name="P8" draw:layer="layout" svg:width="0.107cm" svg:height="0.212cm" svg:x="15.518cm" svg:y="17.861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10" draw:text-style-name="P8" draw:layer="layout" svg:width="0.073cm" svg:height="0.164cm" svg:x="15.53cm" svg:y="18.127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10" draw:text-style-name="P8" draw:layer="layout" svg:width="0.125cm" svg:height="0.108cm" svg:x="15.636cm" svg:y="18.181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frame draw:style-name="gr48" draw:text-style-name="P4" draw:layer="layout" svg:width="2.169cm" svg:height="0.395cm" svg:x="15.905cm" svg:y="17.909cm">
          <draw:text-box>
            <text:p><text:span text:style-name="T1">(symbol level)</text:span></text:p>
          </draw:text-box>
        </draw:frame>
        <draw:g draw:style-name="gr9">
          <svg:title>TexMaths</svg:title>
          <svg:desc>10§display§j \!\in\! [r]§svg§600§TRUE§</svg:desc>
          <draw:g>
            <draw:path draw:style-name="gr10" draw:text-style-name="P8" draw:layer="layout" svg:width="0.143cm" svg:height="0.301cm" svg:x="9.868cm" svg:y="17.9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8" draw:layer="layout" svg:width="0.175cm" svg:height="0.201cm" svg:x="10.105cm" svg:y="17.9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8" draw:layer="layout" svg:width="0.047cm" svg:height="0.348cm" svg:x="10.39cm" svg:y="17.902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42cm" svg:height="0.157cm" svg:x="10.456cm" svg:y="18.0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8" draw:layer="layout" svg:width="0.047cm" svg:height="0.348cm" svg:x="10.622cm" svg:y="17.9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1" draw:text-style-name="P1" draw:layer="layout" svg:x1="11.5cm" svg:y1="14cm" svg:x2="11.5cm" svg:y2="14.2cm">
          <text:p/>
        </draw:line>
        <draw:line draw:style-name="gr1" draw:text-style-name="P1" draw:layer="layout" svg:x1="13.9cm" svg:y1="14cm" svg:x2="13.9cm" svg:y2="14.2cm">
          <text:p/>
        </draw:line>
        <draw:line draw:style-name="gr1" draw:text-style-name="P1" draw:layer="layout" svg:x1="16.3cm" svg:y1="14cm" svg:x2="16.3cm" svg:y2="14.2cm">
          <text:p/>
        </draw:line>
        <draw:custom-shape draw:style-name="gr46" draw:text-style-name="P1" draw:layer="layout" svg:width="0.2cm" svg:height="0.2cm" svg:x="14.403cm" svg:y="1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2cm" svg:height="0.2cm" svg:x="13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cm" svg:height="0.2cm" svg:x="13.205cm" svg:y="1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0_i§svg§600§TRUE§</svg:desc>
          <draw:g>
            <draw:path draw:style-name="gr10" draw:text-style-name="P8" draw:layer="layout" svg:width="0.157cm" svg:height="0.128cm" svg:x="14.13cm" svg:y="15.005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10" draw:text-style-name="P8" draw:layer="layout" svg:width="0.09cm" svg:height="0.133cm" svg:x="14.313cm" svg:y="14.886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10" draw:text-style-name="P8" draw:layer="layout" svg:width="0.058cm" svg:height="0.131cm" svg:x="14.312cm" svg:y="15.071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j_i§svg§600§TRUE§</svg:desc>
          <draw:g>
            <draw:path draw:style-name="gr10" draw:text-style-name="P8" draw:layer="layout" svg:width="0.157cm" svg:height="0.128cm" svg:x="13.433cm" svg:y="15.627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10" draw:text-style-name="P8" draw:layer="layout" svg:width="0.085cm" svg:height="0.169cm" svg:x="13.606cm" svg:y="15.489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10" draw:text-style-name="P8" draw:layer="layout" svg:width="0.058cm" svg:height="0.131cm" svg:x="13.615cm" svg:y="15.701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{r-1}_i§svg§600§TRUE§</svg:desc>
          <draw:g>
            <draw:path draw:style-name="gr10" draw:text-style-name="P8" draw:layer="layout" svg:width="0.158cm" svg:height="0.128cm" svg:x="12.634cm" svg:y="16.2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10" draw:text-style-name="P8" draw:layer="layout" svg:width="0.091cm" svg:height="0.087cm" svg:x="12.817cm" svg:y="16.1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10" draw:text-style-name="P8" draw:layer="layout" svg:width="0.132cm" svg:height="0.009cm" svg:x="12.939cm" svg:y="16.166cm" svg:viewBox="0 0 133 10" svg:d="M125 10c3 0 8 0 8-4 0-6-5-6-8-6-39 0-78 0-117 0-3 0-8 0-8 5s5 5 8 5c39 0 78 0 117 0z">
              <text:p/>
            </draw:path>
            <draw:path draw:style-name="gr10" draw:text-style-name="P8" draw:layer="layout" svg:width="0.07cm" svg:height="0.129cm" svg:x="13.115cm" svg:y="16.0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10" draw:text-style-name="P8" draw:layer="layout" svg:width="0.059cm" svg:height="0.131cm" svg:x="12.817cm" svg:y="16.2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50" draw:text-style-name="P14" draw:layer="layout" svg:width="7.9cm" svg:height="1.6cm" svg:x="9.803cm" svg:y="12.9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5cm" svg:y1="14.8cm" svg:x2="14.5cm" svg:y2="15cm">
          <text:p/>
        </draw:line>
        <draw:line draw:style-name="gr1" draw:text-style-name="P1" draw:layer="layout" svg:x1="13.9cm" svg:y1="14.8cm" svg:x2="13.9cm" svg:y2="15.6cm">
          <text:p/>
        </draw:line>
        <draw:line draw:style-name="gr1" draw:text-style-name="P1" draw:layer="layout" svg:x1="13.3cm" svg:y1="14.8cm" svg:x2="13.3cm" svg:y2="16.2cm">
          <text:p/>
        </draw:line>
        <draw:custom-shape draw:style-name="gr46" draw:text-style-name="P1" draw:layer="layout" svg:width="0.2cm" svg:height="0.2cm" svg:x="14.906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cm" svg:height="0.2cm" svg:x="13.907cm" svg:y="16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5cm" svg:y1="15.2cm" svg:x2="14.5cm" svg:y2="16.2cm">
          <text:p/>
        </draw:line>
        <draw:line draw:style-name="gr1" draw:text-style-name="P1" draw:layer="layout" svg:x1="13.4cm" svg:y1="16.3cm" svg:x2="14.5cm" svg:y2="16.3cm">
          <text:p/>
        </draw:line>
        <draw:line draw:style-name="gr27" draw:text-style-name="P1" draw:layer="layout" svg:x1="14.3cm" svg:y1="15.3cm" svg:x2="14.1cm" svg:y2="15.5cm">
          <text:p/>
        </draw:line>
        <draw:line draw:style-name="gr27" draw:text-style-name="P1" draw:layer="layout" svg:x1="13.7cm" svg:y1="15.9cm" svg:x2="13.5cm" svg:y2="16.1cm">
          <text:p/>
        </draw:line>
        <draw:line draw:style-name="gr1" draw:text-style-name="P1" draw:layer="layout" svg:x1="14.5cm" svg:y1="16.4cm" svg:x2="14cm" svg:y2="16.8cm">
          <text:p/>
        </draw:line>
        <draw:custom-shape draw:style-name="gr45" draw:text-style-name="P12" draw:layer="layout" svg:width="0.2cm" svg:height="0.2cm" svg:x="13.402cm" svg:y="16.8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0.2cm" svg:height="0.2cm" svg:x="15.402cm" svg:y="16.8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6cm" svg:y1="16.9cm" svg:x2="13.9cm" svg:y2="16.9cm">
          <text:p/>
        </draw:line>
        <draw:g draw:style-name="gr9">
          <svg:title>TexMaths</svg:title>
          <svg:desc>8§display§\bm{c}^{\rm a}_i§svg§600§TRUE§</svg:desc>
          <draw:g>
            <draw:path draw:style-name="gr10" draw:text-style-name="P8" draw:layer="layout" svg:width="0.129cm" svg:height="0.127cm" svg:x="14.148cm" svg:y="16.859cm" svg:viewBox="0 0 130 128" svg:d="M108 16c-15 4-16 18-16 19 0 4 3 13 15 13 11 0 20-11 20-22 0-15-15-26-39-26-57 0-88 44-88 80 0 25 16 48 59 48 8 0 27 0 44-6 16-6 27-18 27-22 0-1-5-7-7-7s-2 1-4 3c-15 16-38 23-59 23-19 0-28-10-28-27 0-9 8-43 16-58 11-19 28-24 40-24 4 0 12 0 20 6z">
              <text:p/>
            </draw:path>
            <draw:path draw:style-name="gr10" draw:text-style-name="P8" draw:layer="layout" svg:width="0.097cm" svg:height="0.088cm" svg:x="14.289cm" svg:y="16.783cm" svg:viewBox="0 0 98 89" svg:d="M77 35c0-10 0-17-9-25-8-7-18-10-29-10-19 0-32 7-32 19 0 6 4 10 10 10 5 0 9-4 9-9 0-4-2-8-7-10 7-4 18-4 19-4 11 0 23 7 23 23 0 2 0 4 0 6-11 1-24 2-38 6-17 7-23 18-23 27 0 16 21 21 34 21 16 0 25-9 30-16 1 8 5 15 15 15 6-6 19 0 19-18 0-4 0-7 0-11-2 0-5 0-7 0 0 3 0 7 0 10s0 12-7 12-7-9-7-12c0-11 0-23 0-34zM61 60c0 19-16 24-25 24-10 0-19-7-19-16 0-11 9-26 44-27 0 6 0 12 0 19z">
              <text:p/>
            </draw:path>
            <draw:path draw:style-name="gr10" draw:text-style-name="P8" draw:layer="layout" svg:width="0.059cm" svg:height="0.13cm" svg:x="14.287cm" svg:y="16.926cm" svg:viewBox="0 0 60 131" svg:d="M54 7c0-3-2-7-7-7-6 0-11 5-11 10 0 4 2 8 8 8 5 0 10-6 10-11zM14 107c0 2-1 5-1 8 0 8 8 16 18 16 20 0 29-27 29-30 0-2-3-2-3-2-4 0-4 1-4 3-4 16-13 24-21 24-4 0-5-3-5-7s2-8 3-12c2-6 4-11 7-16 1-5 8-22 9-25 1-2 1-5 1-6 0-10-7-17-18-17-19 0-29 26-29 30 0 3 3 3 4 3 2 0 2-1 3-4 5-16 14-23 21-23 3 0 5 1 5 7 0 4-1 7-6 19-4 11-8 21-13 32z">
              <text:p/>
            </draw:path>
          </draw:g>
        </draw:g>
        <draw:line draw:style-name="gr1" draw:text-style-name="P1" draw:layer="layout" svg:x1="14cm" svg:y1="17cm" svg:x2="14cm" svg:y2="17.2cm">
          <text:p/>
        </draw:line>
        <draw:line draw:style-name="gr1" draw:text-style-name="P1" draw:layer="layout" svg:x1="15cm" svg:y1="17cm" svg:x2="15cm" svg:y2="17.2cm">
          <text:p/>
        </draw:line>
        <draw:line draw:style-name="gr1" draw:text-style-name="P1" draw:layer="layout" svg:x1="15.1cm" svg:y1="16.9cm" svg:x2="15.4cm" svg:y2="16.9cm">
          <text:p/>
        </draw:line>
        <draw:line draw:style-name="gr1" draw:text-style-name="P1" draw:layer="layout" svg:x1="14.5cm" svg:y1="16.4cm" svg:x2="15cm" svg:y2="16.8cm">
          <text:p/>
        </draw:line>
        <draw:frame draw:style-name="gr51" draw:text-style-name="P4" draw:layer="layout" svg:width="1.661cm" svg:height="0.395cm" svg:x="13.106cm" svg:y="17.41cm">
          <draw:text-box>
            <text:p><text:span text:style-name="T1">outer code</text:span></text:p>
          </draw:text-box>
        </draw:frame>
        <draw:custom-shape draw:style-name="gr52" draw:text-style-name="P1" draw:layer="layout" svg:width="8.3cm" svg:height="0.4cm" svg:x="9.8cm" svg:y="17.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3.5cm" svg:height="2.396cm" svg:x="12.2cm" svg:y="14.804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4" draw:layer="layout" svg:width="1.7cm" svg:height="2.396cm" svg:x="16.4cm" svg:y="14.806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4" draw:layer="layout" svg:width="1.699cm" svg:height="2.396cm" svg:x="9.801cm" svg:y="14.807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11.694cm" svg:y="15.81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11.85cm" svg:y="15.81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12.005cm" svg:y="15.81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15.894cm" svg:y="15.81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16.05cm" svg:y="15.81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16.205cm" svg:y="15.81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8§display§0§svg§600§TRUE§</svg:desc>
          <draw:g>
            <draw:path draw:style-name="gr10" draw:text-style-name="P8" draw:layer="layout" svg:width="0.116cm" svg:height="0.191cm" svg:x="18.149cm" svg:y="13.8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9">
          <svg:title>TexMaths</svg:title>
          <svg:desc>8§display§j§svg§600§TRUE§</svg:desc>
          <draw:g>
            <draw:path draw:style-name="gr10" draw:text-style-name="P8" draw:layer="layout" svg:width="0.113cm" svg:height="0.241cm" svg:x="17.9cm" svg:y="14.0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9">
          <svg:title>TexMaths</svg:title>
          <svg:desc>8§display§r \!-\! 1§svg§600§TRUE§</svg:desc>
          <draw:g>
            <draw:path draw:style-name="gr10" draw:text-style-name="P8" draw:layer="layout" svg:width="0.113cm" svg:height="0.126cm" svg:x="17.712cm" svg:y="14.4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10" draw:text-style-name="P8" draw:layer="layout" svg:width="0.17cm" svg:height="0.01cm" svg:x="17.877cm" svg:y="14.475cm" svg:viewBox="0 0 171 11" svg:d="M161 11c5 0 10 0 10-5 0-6-5-6-10-6-50 0-101 0-151 0-5 0-10 0-10 6 0 5 5 5 10 5 50 0 101 0 151 0z">
              <text:p/>
            </draw:path>
            <draw:path draw:style-name="gr10" draw:text-style-name="P8" draw:layer="layout" svg:width="0.092cm" svg:height="0.185cm" svg:x="18.112cm" svg:y="14.3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g draw:style-name="gr9">
          <svg:title>TexMaths</svg:title>
          <svg:desc>8§display§0§svg§600§TRUE§</svg:desc>
          <draw:g>
            <draw:path draw:style-name="gr10" draw:text-style-name="P8" draw:layer="layout" svg:width="0.116cm" svg:height="0.191cm" svg:x="10.011cm" svg:y="14.93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9">
          <svg:title>TexMaths</svg:title>
          <svg:desc>8§display§i§svg§600§TRUE§</svg:desc>
          <draw:g>
            <draw:path draw:style-name="gr10" draw:text-style-name="P8" draw:layer="layout" svg:width="0.072cm" svg:height="0.186cm" svg:x="12.413cm" svg:y="14.939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9">
          <svg:title>TexMaths</svg:title>
          <svg:desc>8§display§n \!-\! 1§svg§600§TRUE§</svg:desc>
          <draw:g>
            <draw:path draw:style-name="gr10" draw:text-style-name="P8" draw:layer="layout" svg:width="0.151cm" svg:height="0.126cm" svg:x="16.613cm" svg:y="15.002cm" svg:viewBox="0 0 152 127" svg:d="M17 107c-1 5-3 11-3 13 0 4 4 7 8 7s8-3 11-8c0-1 3-14 5-21 2-8 4-16 6-25 1-6 3-12 5-19 0-5 3-13 4-13 4-9 18-35 45-35 13 0 15 11 15 20 0 17-14 53-18 65-2 6-3 9-3 13 0 13 10 23 23 23 26 0 37-41 37-43 0-3-3-3-4-3-3 0-3 1-4 5-5 19-15 34-28 34-5 0-7-2-7-8 0-8 3-14 5-20 5-15 17-46 17-62 0-19-12-30-32-30-26 0-39 18-44 25-2-16-13-25-25-25-13 0-19 11-21 16-5 10-9 26-9 27 0 3 2 2 3 3 3 0 3-1 5-6 5-20 10-34 21-34 5 0 9 4 9 13 0 7-1 9-5 24-6 21-11 43-16 64z">
              <text:p/>
            </draw:path>
            <draw:path draw:style-name="gr10" draw:text-style-name="P8" draw:layer="layout" svg:width="0.17cm" svg:height="0.01cm" svg:x="16.812cm" svg:y="15.051cm" svg:viewBox="0 0 171 11" svg:d="M161 11c5 0 10 0 10-5 0-6-5-6-10-6-50 0-101 0-151 0-5 0-10 0-10 6 0 5 5 5 10 5 50 0 101 0 151 0z">
              <text:p/>
            </draw:path>
            <draw:path draw:style-name="gr10" draw:text-style-name="P8" draw:layer="layout" svg:width="0.092cm" svg:height="0.185cm" svg:x="17.046cm" svg:y="14.94cm" svg:viewBox="0 0 93 186" svg:d="M57 7c0-6 0-7-6-7-17 18-42 18-51 18 0 2 0 5 0 8 6 0 22 0 37-7 0 48 0 96 0 144 0 11-1 14-26 14-3 0-6 0-9 0 0 3 0 6 0 9 10-1 34-1 45-1s36 0 46 1c0-3 0-6 0-9-3 0-6 0-9 0-26 0-27-3-27-14 0-52 0-104 0-156z">
              <text:p/>
            </draw:path>
          </draw:g>
        </draw:g>
        <draw:line draw:style-name="gr1" draw:text-style-name="P1" draw:layer="layout" svg:x1="14cm" svg:y1="17.2cm" svg:x2="14cm" svg:y2="17.4cm">
          <text:p/>
        </draw:line>
        <draw:line draw:style-name="gr1" draw:text-style-name="P1" draw:layer="layout" svg:x1="15cm" svg:y1="17.2cm" svg:x2="15cm" svg:y2="17.4cm">
          <text:p/>
        </draw:line>
        <draw:line draw:style-name="gr1" draw:text-style-name="P1" draw:layer="layout" svg:x1="17.2cm" svg:y1="17.2cm" svg:x2="17.2cm" svg:y2="17.4cm">
          <text:p/>
        </draw:line>
        <draw:line draw:style-name="gr1" draw:text-style-name="P1" draw:layer="layout" svg:x1="17.6cm" svg:y1="17.2cm" svg:x2="17.6cm" svg:y2="17.4cm">
          <text:p/>
        </draw:line>
        <draw:line draw:style-name="gr1" draw:text-style-name="P1" draw:layer="layout" svg:x1="10.7cm" svg:y1="17.2cm" svg:x2="10.7cm" svg:y2="17.4cm">
          <text:p/>
        </draw:line>
        <draw:line draw:style-name="gr1" draw:text-style-name="P1" draw:layer="layout" svg:x1="11.1cm" svg:y1="17.2cm" svg:x2="11.1cm" svg:y2="17.4cm">
          <text:p/>
        </draw:line>
        <draw:line draw:style-name="gr56" draw:text-style-name="P1" draw:layer="layout" svg:x1="11.2cm" svg:y1="14.3cm" svg:x2="11.2cm" svg:y2="14.5cm">
          <text:p/>
        </draw:line>
        <draw:line draw:style-name="gr56" draw:text-style-name="P1" draw:layer="layout" svg:x1="13.6cm" svg:y1="14.3cm" svg:x2="13.6cm" svg:y2="14.5cm">
          <text:p/>
        </draw:line>
        <draw:line draw:style-name="gr56" draw:text-style-name="P1" draw:layer="layout" svg:x1="16cm" svg:y1="14.3cm" svg:x2="16cm" svg:y2="14.5cm">
          <text:p/>
        </draw:line>
        <draw:line draw:style-name="gr1" draw:text-style-name="P1" draw:layer="layout" svg:x1="13.9cm" svg:y1="14.6cm" svg:x2="13.9cm" svg:y2="14.8cm">
          <text:p/>
        </draw:line>
        <draw:line draw:style-name="gr1" draw:text-style-name="P1" draw:layer="layout" svg:x1="13.3cm" svg:y1="14.6cm" svg:x2="13.3cm" svg:y2="14.8cm">
          <text:p/>
        </draw:line>
        <draw:line draw:style-name="gr1" draw:text-style-name="P1" draw:layer="layout" svg:x1="14.5cm" svg:y1="14.6cm" svg:x2="14.5cm" svg:y2="14.8cm">
          <text:p/>
        </draw:line>
        <draw:line draw:style-name="gr1" draw:text-style-name="P1" draw:layer="layout" svg:x1="16.8cm" svg:y1="14.6cm" svg:x2="16.8cm" svg:y2="14.8cm">
          <text:p/>
        </draw:line>
        <draw:line draw:style-name="gr1" draw:text-style-name="P1" draw:layer="layout" svg:x1="17.2cm" svg:y1="14.6cm" svg:x2="17.2cm" svg:y2="14.8cm">
          <text:p/>
        </draw:line>
        <draw:line draw:style-name="gr1" draw:text-style-name="P1" draw:layer="layout" svg:x1="17.6cm" svg:y1="14.6cm" svg:x2="17.6cm" svg:y2="14.8cm">
          <text:p/>
        </draw:line>
        <draw:line draw:style-name="gr1" draw:text-style-name="P1" draw:layer="layout" svg:x1="10.3cm" svg:y1="14.6cm" svg:x2="10.3cm" svg:y2="14.8cm">
          <text:p/>
        </draw:line>
        <draw:line draw:style-name="gr1" draw:text-style-name="P1" draw:layer="layout" svg:x1="10.7cm" svg:y1="14.6cm" svg:x2="10.7cm" svg:y2="14.8cm">
          <text:p/>
        </draw:line>
        <draw:line draw:style-name="gr1" draw:text-style-name="P1" draw:layer="layout" svg:x1="11.1cm" svg:y1="14.6cm" svg:x2="11.1cm" svg:y2="14.8cm">
          <text:p/>
        </draw:line>
        <draw:g draw:style-name="gr9">
          <svg:title>TexMaths</svg:title>
          <svg:desc>8§display§\bm{c}^{\rm b}_i§svg§600§TRUE§</svg:desc>
          <draw:g>
            <draw:path draw:style-name="gr10" draw:text-style-name="P8" draw:layer="layout" svg:width="0.129cm" svg:height="0.127cm" svg:x="14.638cm" svg:y="16.861cm" svg:viewBox="0 0 130 128" svg:d="M108 16c-15 4-10 12-15 18 0 5 2 14 14 14 11 0 20-11 20-22 0-15-14-26-39-26-57 0-88 44-88 81 0 24 16 47 59 47 7 0 27 0 44-6 16-6 27-18 27-21s-5-8-7-8-2 1-4 4c-15 15-38 22-59 22-18 0-28-10-28-26 0-10 8-44 16-59 11-19 28-24 40-24 4 0 13 0 20 6z">
              <text:p/>
            </draw:path>
            <draw:path draw:style-name="gr10" draw:text-style-name="P8" draw:layer="layout" svg:width="0.104cm" svg:height="0.137cm" svg:x="14.778cm" svg:y="16.736cm" svg:viewBox="0 0 105 138" svg:d="M30 0c-10 1-20 2-30 2 0 3 0 5 0 8 13 0 14 1 14 11 0 38 0 77 0 115 2 0 5 0 7 0 2-4 5-8 7-12 7 10 18 14 29 14 25 0 48-19 48-44 0-24-20-45-46-45-12 0-23 5-29 12 0-20 0-41 0-61zM30 70c5-9 16-15 27-15 12 0 20 6 24 12s6 14 6 26c0 5 0 19-9 29-7 9-17 10-22 10-16 0-24-12-26-16 0-15 0-30 0-46z">
              <text:p/>
            </draw:path>
            <draw:path draw:style-name="gr10" draw:text-style-name="P8" draw:layer="layout" svg:width="0.059cm" svg:height="0.131cm" svg:x="14.778cm" svg:y="16.927cm" svg:viewBox="0 0 60 132" svg:d="M54 8c0-3-2-8-8-8-4 0-10 6-10 11 0 3 2 7 7 7 6 0 11-5 11-10zM14 108c0 2-1 4-1 8 0 8 8 16 18 16 20 0 29-27 29-30 0-2-2-1-3-2-4 0-4 1-4 3-5 16-13 24-21 24-4 0-5-3-5-7s2-8 3-12c2-6 4-11 7-16 1-5 9-23 9-25s1-5 1-6c0-10-8-17-18-17-19 0-29 26-29 30 0 3 2 2 3 3 3 0 3-1 4-4 5-16 14-24 21-24 3 0 5 2 5 7s-1 8-6 20c-4 10-8 21-13 32z">
              <text:p/>
            </draw:path>
          </draw:g>
        </draw:g>
        <draw:custom-shape draw:style-name="gr57" draw:text-style-name="P15" draw:layer="layout" svg:width="0.2cm" svg:height="0.2cm" svg:x="14.402cm" svg:y="16.20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4cm" svg:height="2.2cm" svg:x="13.7cm" svg:y="13.7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svg:title>TexMaths</svg:title>
          <svg:desc>8§latex§\begin{align*}
&amp;
p
\left( 
\bm{y}^0, \dots, \bm{y}^{r-1}, 
\bm{x}^0, \dots, \bm{x}^{r-1}, 
\tilde{\bm{d}}^0, \dots, \tilde{\bm{d}}^{r-1},  
\bm{c}^{\rm a}, \bm{c}^{\rm b}
\right) \\
&amp; =
p
\left( 
\bm{y}^0, \dots, \bm{y}^{r-1}  
\middle|
\bm{x}^0, \dots, \bm{x}^{r-1}, 
\tilde{\bm{d}}^0, \dots, \tilde{\bm{d}}^{r-1}, 
\bm{c}^{\rm a}, \bm{c}^{\rm b}
\right) \times \\
&amp; \hspace*{5mm}
p
\left(
\tilde{\bm{d}}^0, \dots, \tilde{\bm{d}}^{r-1}
\right)
p
\left(
\bm{x}^0, \dots, \bm{x}^{r-1}
\middle|
\bm{c}^{\rm a}, \bm{c}^{\rm b}
\right)
p
\left(
\bm{c}^{\rm a}, \bm{c}^{\rm b}
\right) \\
&amp; = 
p
\left(
\bm{c}^{\rm a}
\right)
p
\left(
\bm{c}^{\rm b}
\right)
\prod_{j=0}^{r-1}
p
\left( 
\bm{y}^j 
\middle|
\bm{x}^j, \tilde{\bm{d}}^j
\right)
p
\left(
\tilde{\bm{d}}^j
\right)
p
\left(
\bm{x}^j
\middle|
\bm{c}^{\rm a}, 
\bm{c}^{\rm b}
\right) \\
&amp; \simeq 
\left(
\prod_{i=0}^{n-1}
p
\left(
\bm{c}^{\rm a}_i
\right)
p
\left(
\bm{c}^{\rm b}_i
\right)
\right) \times \\
&amp; \hspace*{5mm}
\prod_{j=0}^{r-1}
\left(
p(\tilde{d}^j_0)
\prod_{i=0}^{n-1}
p
\left( 
[\bm{y}^j]_{ i\nu+\tilde{d}^j_i }^{ i\nu+\nu-1+\tilde{d}^j_{i+1} } 
\middle|
\bm{x}^j_i, \tilde{d}^j_i, \tilde{d}^j_{i+1}, 
\right)
p
\left(
\tilde{d}^j_{i+1}
\middle|
\tilde{d}^j_{i}
\right)
p
\left(
\bm{x}^j_i
\middle|
\bm{c}^{\rm a}_i, 
\bm{c}^{\rm b}_i
\right)
\right)
\end{align*} §svg§600§TRUE§</svg:desc>
          <draw:g>
            <draw:path draw:style-name="gr10" draw:text-style-name="P8" draw:layer="layout" svg:width="0.145cm" svg:height="0.177cm" svg:x="9.805cm" svg:y="18.804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10" draw:text-style-name="P8" draw:layer="layout" svg:width="0.105cm" svg:height="0.505cm" svg:x="10.053cm" svg:y="18.605cm" svg:viewBox="0 0 106 506" svg:d="M94 502c0 1 3 4 4 4 2 0 4 0 6 0 1 0 2 0 2-3 0-1 0-1 0-3-11-10-26-26-43-56-30-54-41-123-41-191 0-125 35-198 84-248 0-1 0-1 0-2 0-3-1-3-4-3-4 0-5 0-8 2-26 24-56 62-76 122-12 37-18 82-18 129 0 66 12 141 56 207 8 11 12 15 18 22 3 4 7 8 9 11 4 3 8 6 11 9z">
              <text:p/>
            </draw:path>
            <draw:path draw:style-name="gr10" draw:text-style-name="P8" draw:layer="layout" svg:width="0.153cm" svg:height="0.183cm" svg:x="10.179cm" svg:y="18.801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10" draw:text-style-name="P8" draw:layer="layout" svg:width="0.09cm" svg:height="0.133cm" svg:x="10.357cm" svg:y="18.682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10" draw:text-style-name="P8" draw:layer="layout" svg:width="0.032cm" svg:height="0.083cm" svg:x="10.497cm" svg:y="18.899cm" svg:viewBox="0 0 33 84" svg:d="M33 30c0-19-7-30-18-30-9 0-15 7-15 14 0 8 6 16 15 16 3 0 7-1 10-4 1 0 1-1 1-1 0 1 0 1 0 5 0 20-10 37-19 46-3 3-2 4-2 5 0 2 1 3 2 3 3 0 26-22 26-54z">
              <text:p/>
            </draw:path>
            <draw:path draw:style-name="gr10" draw:text-style-name="P8" draw:layer="layout" svg:width="0.029cm" svg:height="0.029cm" svg:x="10.622cm" svg:y="18.899cm" svg:viewBox="0 0 30 30" svg:d="M30 14c0-8-7-14-15-14s-15 6-15 14c0 9 7 16 15 16s15-7 15-16z">
              <text:p/>
            </draw:path>
            <draw:path draw:style-name="gr10" draw:text-style-name="P8" draw:layer="layout" svg:width="0.029cm" svg:height="0.029cm" svg:x="10.747cm" svg:y="18.899cm" svg:viewBox="0 0 30 30" svg:d="M30 14c0-8-7-14-15-14s-15 6-15 14c0 9 7 16 15 16s15-7 15-16z">
              <text:p/>
            </draw:path>
            <draw:path draw:style-name="gr10" draw:text-style-name="P8" draw:layer="layout" svg:width="0.029cm" svg:height="0.029cm" svg:x="10.871cm" svg:y="18.899cm" svg:viewBox="0 0 30 30" svg:d="M30 14c0-8-7-14-15-14s-15 6-15 14c0 9 7 16 15 16s15-7 15-16z">
              <text:p/>
            </draw:path>
            <draw:path draw:style-name="gr10" draw:text-style-name="P8" draw:layer="layout" svg:width="0.032cm" svg:height="0.083cm" svg:x="10.997cm" svg:y="18.899cm" svg:viewBox="0 0 33 84" svg:d="M33 30c0-19-7-30-19-30-8 0-14 7-14 14 0 8 6 16 14 16 4 0 8-1 11-4 1 0 0-1 1-1 0 0 0 1 0 5 0 20-9 37-19 46-3 3-3 4-3 5 0 2 2 3 3 3 3 0 26-22 26-54z">
              <text:p/>
            </draw:path>
            <draw:path draw:style-name="gr10" draw:text-style-name="P8" draw:layer="layout" svg:width="0.153cm" svg:height="0.183cm" svg:x="11.106cm" svg:y="18.801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10" draw:text-style-name="P8" draw:layer="layout" svg:width="0.09cm" svg:height="0.087cm" svg:x="11.283cm" svg:y="18.726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10" draw:text-style-name="P8" draw:layer="layout" svg:width="0.132cm" svg:height="0.009cm" svg:x="11.406cm" svg:y="18.758cm" svg:viewBox="0 0 133 10" svg:d="M125 10c3 0 8 0 8-4 0-6-5-6-8-6-39 0-78 0-117 0-3 0-8 0-8 5s4 5 8 5c39 0 78 0 117 0z">
              <text:p/>
            </draw:path>
            <draw:path draw:style-name="gr10" draw:text-style-name="P8" draw:layer="layout" svg:width="0.07cm" svg:height="0.129cm" svg:x="11.582cm" svg:y="18.682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8" draw:layer="layout" svg:width="0.032cm" svg:height="0.083cm" svg:x="11.71cm" svg:y="18.899cm" svg:viewBox="0 0 33 84" svg:d="M33 30c0-19-7-30-19-30-8 0-14 7-14 14 0 8 6 16 14 16 4 0 8-1 11-4 1 0 0-1 1-1 0 0 0 1 0 5 0 20-9 37-19 46-3 3-3 4-3 5 0 2 2 3 3 3 3 0 26-22 26-54z">
              <text:p/>
            </draw:path>
            <draw:path draw:style-name="gr10" draw:text-style-name="P8" draw:layer="layout" svg:width="0.158cm" svg:height="0.129cm" svg:x="11.822cm" svg:y="18.801cm" svg:viewBox="0 0 159 130" svg:d="M140 14c-10 4-15 13-15 20 0 6 5 13 14 13 10 0 20-9 20-22 0-15-15-25-32-25-16 0-26 12-30 18-7-12-23-18-39-18-36 0-54 34-54 44 0 4 4 4 6 4 4 0 6 0 7-4 8-26 29-34 40-34 10 0 16 5 16 14 0 6-4 21-7 31-3 13-6 26-9 39-5 17-15 25-24 25-2 0-8 0-14-4 11-3 15-12 15-19 0-6-4-13-14-13s-20 8-20 22c0 15 15 25 32 25 16 0 26-12 30-18 7 12 23 18 39 18 35 0 54-35 54-44 0-4-4-4-6-4-3 0-6 0-7 4-8 25-28 33-40 33-10 0-16-5-16-13 0-7 4-21 7-32 1-7 9-33 9-38 5-17 15-26 24-26 2 0 8 0 14 4z">
              <text:p/>
            </draw:path>
            <draw:path draw:style-name="gr10" draw:text-style-name="P8" draw:layer="layout" svg:width="0.09cm" svg:height="0.133cm" svg:x="12.006cm" svg:y="18.682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10" draw:text-style-name="P8" draw:layer="layout" svg:width="0.032cm" svg:height="0.083cm" svg:x="12.146cm" svg:y="18.899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8" draw:layer="layout" svg:width="0.029cm" svg:height="0.029cm" svg:x="12.271cm" svg:y="18.899cm" svg:viewBox="0 0 30 30" svg:d="M30 14c0-8-7-14-15-14s-15 6-15 14c0 9 7 16 15 16s15-7 15-16z">
              <text:p/>
            </draw:path>
            <draw:path draw:style-name="gr10" draw:text-style-name="P8" draw:layer="layout" svg:width="0.029cm" svg:height="0.029cm" svg:x="12.397cm" svg:y="18.899cm" svg:viewBox="0 0 30 30" svg:d="M30 14c0-8-8-14-16-14s-14 6-14 14c0 9 6 16 14 16s16-7 16-16z">
              <text:p/>
            </draw:path>
            <draw:path draw:style-name="gr10" draw:text-style-name="P8" draw:layer="layout" svg:width="0.029cm" svg:height="0.029cm" svg:x="12.522cm" svg:y="18.899cm" svg:viewBox="0 0 30 30" svg:d="M30 14c0-8-7-14-16-14-8 0-14 6-14 14 0 9 6 16 14 16 9 0 16-7 16-16z">
              <text:p/>
            </draw:path>
            <draw:path draw:style-name="gr10" draw:text-style-name="P8" draw:layer="layout" svg:width="0.032cm" svg:height="0.083cm" svg:x="12.646cm" svg:y="18.899cm" svg:viewBox="0 0 33 84" svg:d="M33 30c0-19-7-30-18-30-9 0-15 7-15 14 0 8 6 16 15 16 3 0 7-1 10-4 1 0 1-1 1-1 0 1 0 1 0 5 0 20-10 37-19 46-3 3-2 4-2 5 0 2 1 3 2 3 3 0 26-22 26-54z">
              <text:p/>
            </draw:path>
            <draw:path draw:style-name="gr10" draw:text-style-name="P8" draw:layer="layout" svg:width="0.158cm" svg:height="0.129cm" svg:x="12.758cm" svg:y="18.801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2 15-19 0-6-4-13-13-13-11 0-21 8-21 22 0 15 15 25 32 25 16 0 26-12 30-18 8 12 23 18 39 18 36 0 55-35 55-44 0-4-5-4-7-4-3 0-6 0-7 4-8 25-28 33-40 33-10 0-15-5-15-13 0-7 3-21 6-32 2-7 9-33 10-38 4-17 14-26 23-26 2 0 8 0 14 4z">
              <text:p/>
            </draw:path>
            <draw:path draw:style-name="gr10" draw:text-style-name="P8" draw:layer="layout" svg:width="0.09cm" svg:height="0.087cm" svg:x="12.942cm" svg:y="18.726cm" svg:viewBox="0 0 91 88" svg:d="M37 46c1 0 5-18 5-20 0 0 6-11 12-16 3-1 8-5 16-5 3 0 8 1 12 3-7 2-9 7-9 10 0 5 3 8 8 8 4 0 10-4 10-12 0-10-10-14-21-14-9 0-18 4-27 14-4-12-16-14-21-14-7 0-12 4-15 10-4 8-7 19-7 20 0 2 2 1 3 2 3 0 3 0 5-6 2-12 6-21 14-21 5 0 7 5 7 9s-2 12-3 17c-2 6-4 14-5 18-2 8-4 17-6 25-1 3-2 8-2 8 0 4 3 6 6 6s7-2 9-6c1 0 2-9 4-14 2-7 3-14 5-22z">
              <text:p/>
            </draw:path>
            <draw:path draw:style-name="gr10" draw:text-style-name="P8" draw:layer="layout" svg:width="0.132cm" svg:height="0.009cm" svg:x="13.064cm" svg:y="18.758cm" svg:viewBox="0 0 133 10" svg:d="M126 10c3 0 7 0 7-4 0-6-4-6-7-6-40 0-79 0-118 0-3 0-8 0-8 5s5 5 8 5c39 0 78 0 118 0z">
              <text:p/>
            </draw:path>
            <draw:path draw:style-name="gr10" draw:text-style-name="P8" draw:layer="layout" svg:width="0.071cm" svg:height="0.129cm" svg:x="13.24cm" svg:y="18.682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10" draw:text-style-name="P8" draw:layer="layout" svg:width="0.032cm" svg:height="0.083cm" svg:x="13.369cm" svg:y="18.899cm" svg:viewBox="0 0 33 84" svg:d="M33 30c0-19-7-30-18-30-9 0-15 7-15 14 0 8 6 16 15 16 3 0 7-1 10-4 1 0 1-1 1-1 0 1 0 1 0 5 0 20-9 37-18 46-3 3-3 4-3 5 0 2 1 3 2 3 3 0 26-22 26-54z">
              <text:p/>
            </draw:path>
            <draw:path draw:style-name="gr10" draw:text-style-name="P8" draw:layer="layout" svg:width="0.093cm" svg:height="0.025cm" svg:x="13.562cm" svg:y="18.667cm" svg:viewBox="0 0 94 26" svg:d="M94 4c-2-1-4-3-5-4-8 5-11 14-23 14-7 0-13-5-18-8-8-4-13-6-18-6-11 0-16 6-30 22 2 1 3 2 5 4 7-5 10-14 22-14 7 0 14 5 19 7 8 5 12 7 17 7 11 0 16-6 31-22z">
              <text:p/>
            </draw:path>
            <draw:path draw:style-name="gr10" draw:text-style-name="P8" draw:layer="layout" svg:width="0.156cm" svg:height="0.197cm" svg:x="13.482cm" svg:y="18.733cm" svg:viewBox="0 0 157 198" svg:d="M156 10c1-4 1-3 1-4 0-4-3-6-6-6-1 0-1 0-2 1-12 0-24 1-36 1-4 0-9 0-9 8 0 6 5 6 7 6 3 0 8 0 11 0-5 21-10 42-15 62-4-4-13-10-28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10" draw:text-style-name="P8" draw:layer="layout" svg:width="0.09cm" svg:height="0.133cm" svg:x="13.651cm" svg:y="18.682cm" svg:viewBox="0 0 91 134" svg:d="M91 68c0-22-2-38-11-51-6-9-18-17-34-17-46 0-46 54-46 68s0 66 46 66c45 0 45-52 45-66zM46 129c-9 0-21-6-25-22-3-11-3-27-3-42s0-29 3-40c4-15 17-19 25-19 11 0 20 6 24 17s4 25 4 42c0 15 0 29-3 41-4 19-17 23-25 23z">
              <text:p/>
            </draw:path>
            <draw:path draw:style-name="gr10" draw:text-style-name="P8" draw:layer="layout" svg:width="0.032cm" svg:height="0.083cm" svg:x="13.791cm" svg:y="18.899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8" draw:layer="layout" svg:width="0.029cm" svg:height="0.029cm" svg:x="13.916cm" svg:y="18.899cm" svg:viewBox="0 0 30 30" svg:d="M30 14c0-8-7-14-15-14s-15 6-15 14c0 9 7 16 15 16s15-7 15-16z">
              <text:p/>
            </draw:path>
            <draw:path draw:style-name="gr10" draw:text-style-name="P8" draw:layer="layout" svg:width="0.029cm" svg:height="0.029cm" svg:x="14.041cm" svg:y="18.899cm" svg:viewBox="0 0 30 30" svg:d="M30 14c0-8-8-14-16-14s-14 6-14 14c0 9 6 16 14 16s16-7 16-16z">
              <text:p/>
            </draw:path>
            <draw:path draw:style-name="gr10" draw:text-style-name="P8" draw:layer="layout" svg:width="0.029cm" svg:height="0.029cm" svg:x="14.166cm" svg:y="18.899cm" svg:viewBox="0 0 30 30" svg:d="M30 14c0-8-7-14-16-14-8 0-14 6-14 14 0 9 6 16 14 16 9 0 16-7 16-16z">
              <text:p/>
            </draw:path>
            <draw:path draw:style-name="gr10" draw:text-style-name="P8" draw:layer="layout" svg:width="0.032cm" svg:height="0.083cm" svg:x="14.291cm" svg:y="18.899cm" svg:viewBox="0 0 33 84" svg:d="M33 30c0-19-7-30-18-30-9 0-15 7-15 14 0 8 6 16 15 16 3 0 7-1 10-4 1 0 1-1 1-1 0 1 0 1 0 5 0 20-9 37-18 46-3 3-3 4-3 5 0 2 1 3 2 3 3 0 26-22 26-54z">
              <text:p/>
            </draw:path>
            <draw:path draw:style-name="gr10" draw:text-style-name="P8" draw:layer="layout" svg:width="0.093cm" svg:height="0.025cm" svg:x="14.485cm" svg:y="18.667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10" draw:text-style-name="P8" draw:layer="layout" svg:width="0.156cm" svg:height="0.197cm" svg:x="14.405cm" svg:y="18.733cm" svg:viewBox="0 0 157 198" svg:d="M156 10c1-4 1-3 1-4 0-4-3-6-6-6-1 0-1 0-2 1-12 0-24 1-36 1-4 0-10 0-10 8 0 6 6 6 8 6 3 0 8 0 11 0-5 21-10 42-15 62-4-4-13-10-28-10-49 0-79 45-79 83 0 35 26 47 49 47 20 0 35-12 39-16 11 16 30 16 33 16 10 0 18-6 24-16 7-12 11-27 11-28 0-4-5-4-7-4-3 0-4 0-6 1-1 1-1 1-2 8-6 23-12 28-19 28-4 0-7-1-7-10 0-4 1-8 2-12 13-52 26-103 39-155zM86 169c-9 9-22 18-36 18-17 0-18-15-18-21 0-15 9-49 14-60 8-20 22-28 34-28 16 0 23 13 23 16 0 2 0 3-1 4-5 24-11 47-16 71z">
              <text:p/>
            </draw:path>
            <draw:path draw:style-name="gr10" draw:text-style-name="P8" draw:layer="layout" svg:width="0.09cm" svg:height="0.087cm" svg:x="14.573cm" svg:y="18.726cm" svg:viewBox="0 0 91 88" svg:d="M37 46c0 0 5-18 5-20 0 0 6-11 12-16 3-1 8-5 16-5 2 0 8 1 11 3-6 2-8 7-8 10 0 5 3 8 7 8s11-4 11-12c0-10-10-14-21-14-10 0-19 4-28 14-3-12-15-14-20-14-7 0-12 4-15 10-5 8-7 19-7 20 0 2 2 2 3 2 3 0 3 0 4-6 3-12 7-21 15-21 5 0 7 5 7 9s-2 12-3 17c-2 6-4 14-5 18-2 8-4 17-7 25 0 3-1 8-1 8 0 4 3 6 6 6s7-2 9-6c0 0 2-9 3-14 2-7 4-14 6-22z">
              <text:p/>
            </draw:path>
            <draw:path draw:style-name="gr10" draw:text-style-name="P8" draw:layer="layout" svg:width="0.132cm" svg:height="0.009cm" svg:x="14.695cm" svg:y="18.758cm" svg:viewBox="0 0 133 10" svg:d="M125 10c3 0 8 0 8-4 0-6-4-6-8-6-39 0-78 0-117 0-3 0-8 0-8 5s5 5 8 5c39 0 78 0 117 0z">
              <text:p/>
            </draw:path>
            <draw:path draw:style-name="gr10" draw:text-style-name="P8" draw:layer="layout" svg:width="0.07cm" svg:height="0.129cm" svg:x="14.871cm" svg:y="18.682cm" svg:viewBox="0 0 71 130" svg:d="M44 6c0-6 0-6-6-6-12 12-30 12-38 12 0 2 0 5 0 7 5 0 18 0 28-5 0 33 0 67 0 100 0 7 0 9-19 9-3 0-5 0-7 0 0 3 0 5 0 7 3 0 27 0 34 0 6 0 31 0 35 0 0-2 0-4 0-7-2 0-5 0-7 0-20 0-20-2-20-9 0-36 0-72 0-108z">
              <text:p/>
            </draw:path>
            <draw:path draw:style-name="gr10" draw:text-style-name="P8" draw:layer="layout" svg:width="0.032cm" svg:height="0.083cm" svg:x="15cm" svg:y="18.899cm" svg:viewBox="0 0 33 84" svg:d="M33 30c0-19-7-30-19-30-8 0-14 7-14 14 0 8 6 16 14 16 4 0 8-1 11-4 1 0 1-1 1-1 0 1 0 1 0 5 0 20-9 37-19 46-3 3-3 4-3 5 0 2 2 3 3 3 3 0 26-22 26-54z">
              <text:p/>
            </draw:path>
            <draw:path draw:style-name="gr10" draw:text-style-name="P8" draw:layer="layout" svg:width="0.129cm" svg:height="0.129cm" svg:x="15.113cm" svg:y="18.801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10" draw:text-style-name="P8" draw:layer="layout" svg:width="0.097cm" svg:height="0.089cm" svg:x="15.256cm" svg:y="18.724cm" svg:viewBox="0 0 98 90" svg:d="M77 35c0-10 0-17-9-25-8-7-18-10-30-10-18 0-32 7-32 19 0 7 5 10 10 10 6 0 10-4 10-9 0-4-2-8-8-10 8-4 19-4 20-4 12 0 24 7 24 24 0 2 0 4 0 6-12 0-24 1-39 6-17 7-23 17-23 26 0 17 20 22 34 22 16 0 25-9 29-16 1 8 7 15 15 15 1 0 20 0 20-19 0-3 0-7 0-11-2 0-4 0-7 0 0 4 0 8 0 11 0 2 0 12-7 12s-7-10-7-12c0-12 0-23 0-35zM62 60c0 19-17 25-26 25-10 0-20-7-20-17s10-26 46-27c0 6 0 13 0 19z">
              <text:p/>
            </draw:path>
            <draw:path draw:style-name="gr10" draw:text-style-name="P8" draw:layer="layout" svg:width="0.032cm" svg:height="0.083cm" svg:x="15.395cm" svg:y="18.899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8" draw:layer="layout" svg:width="0.13cm" svg:height="0.129cm" svg:x="15.509cm" svg:y="18.801cm" svg:viewBox="0 0 131 130" svg:d="M109 16c-15 5-15 18-15 19 0 4 2 13 13 13 12 0 21-10 21-22 0-15-15-26-40-26-56 0-88 44-88 81 0 25 16 49 60 49 7 0 26 0 43-8 17-6 28-17 28-20s-5-8-7-8-2 1-4 4c-15 16-38 21-59 21-19 0-28-9-28-25 0-11 7-45 15-60 11-19 29-24 41-24 3 0 12 0 20 6z">
              <text:p/>
            </draw:path>
            <draw:path draw:style-name="gr10" draw:text-style-name="P8" draw:layer="layout" svg:width="0.104cm" svg:height="0.137cm" svg:x="15.65cm" svg:y="18.675cm" svg:viewBox="0 0 105 138" svg:d="M30 0c-10 1-20 2-30 2 0 3 0 5 0 8 13 0 14 1 14 11 0 38 0 77 0 116 3 0 5 0 7 0 2-4 5-8 7-12 7 9 18 13 29 13 25 0 48-19 48-44 0-24-20-44-46-44-12 0-23 4-29 12 0-21 0-41 0-62zM30 71c5-9 16-16 28-16 11 0 19 7 23 13s6 13 6 26c0 4 0 20-8 28-8 9-17 12-23 12-16 0-24-13-26-17 0-15 0-31 0-46z">
              <text:p/>
            </draw:path>
            <draw:path draw:style-name="gr10" draw:text-style-name="P8" draw:layer="layout" svg:width="0.106cm" svg:height="0.505cm" svg:x="15.788cm" svg:y="18.605cm" svg:viewBox="0 0 107 506" svg:d="M107 253c0-81-19-167-74-230-4-5-15-16-22-21-1-2-2-2-5-2-4 0-6 0-6 3 0 1 1 2 2 3 9 9 24 25 42 56 30 54 42 124 42 191 0 121-34 197-85 248 0 1-1 1-1 2 0 3 2 3 6 3 3 0 4 0 6-3 27-22 57-61 76-121 13-39 19-84 19-129z">
              <text:p/>
            </draw:path>
            <draw:path draw:style-name="gr10" draw:text-style-name="P8" draw:layer="layout" svg:width="0.185cm" svg:height="0.065cm" svg:x="9.908cm" svg:y="19.44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8" draw:layer="layout" svg:width="0.145cm" svg:height="0.177cm" svg:x="10.18cm" svg:y="19.42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10" draw:text-style-name="P8" draw:layer="layout" svg:width="0.106cm" svg:height="0.505cm" svg:x="10.427cm" svg:y="19.223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10" draw:text-style-name="P8" draw:layer="layout" svg:width="0.154cm" svg:height="0.183cm" svg:x="10.554cm" svg:y="19.419cm" svg:viewBox="0 0 155 184" svg:d="M154 22c1-6 1-6 1-7 0-6-5-13-13-13-15 0-18 14-20 21-3 10-5 20-8 30-3 13-8 35-12 46 0 7-9 13-10 14-3 1-10 6-19 6-17 0-17-13-17-20 0-17 8-39 16-59 3-8 4-10 4-14 0-16-16-26-32-26-30 0-44 38-44 44 0 4 5 4 7 4 3 0 5 0 7-4 8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10" draw:text-style-name="P8" draw:layer="layout" svg:width="0.091cm" svg:height="0.133cm" svg:x="10.731cm" svg:y="19.3cm" svg:viewBox="0 0 92 134" svg:d="M92 68c0-22-3-38-12-51-6-9-18-17-34-17-46 0-46 54-46 68s0 66 46 66 46-52 46-66zM46 129c-9 0-21-6-25-22-3-11-3-27-3-42s0-29 3-40c5-15 17-19 25-19 11 0 21 6 24 17 4 11 4 25 4 42 0 15 0 29-3 41-4 19-17 23-25 23z">
              <text:p/>
            </draw:path>
            <draw:path draw:style-name="gr10" draw:text-style-name="P8" draw:layer="layout" svg:width="0.033cm" svg:height="0.083cm" svg:x="10.871cm" svg:y="19.517cm" svg:viewBox="0 0 34 84" svg:d="M34 30c0-19-8-30-19-30-9 0-15 7-15 15 0 7 6 15 15 15 3 0 7-1 10-4 1 0 1 0 1 0 1 1 1 0 1 4 0 20-9 37-19 46-3 3-3 4-3 5 0 2 1 3 3 3s26-22 26-54z">
              <text:p/>
            </draw:path>
            <draw:path draw:style-name="gr10" draw:text-style-name="P8" draw:layer="layout" svg:width="0.029cm" svg:height="0.029cm" svg:x="10.997cm" svg:y="19.517cm" svg:viewBox="0 0 30 30" svg:d="M30 15c0-9-8-15-16-15s-14 7-14 15c0 9 6 15 14 15s16-7 16-15z">
              <text:p/>
            </draw:path>
            <draw:path draw:style-name="gr10" draw:text-style-name="P8" draw:layer="layout" svg:width="0.029cm" svg:height="0.029cm" svg:x="11.122cm" svg:y="19.517cm" svg:viewBox="0 0 30 30" svg:d="M30 15c0-9-7-15-16-15-8 0-14 7-14 15 0 9 6 15 14 15 9 0 16-7 16-15z">
              <text:p/>
            </draw:path>
            <draw:path draw:style-name="gr10" draw:text-style-name="P8" draw:layer="layout" svg:width="0.029cm" svg:height="0.029cm" svg:x="11.246cm" svg:y="19.517cm" svg:viewBox="0 0 30 30" svg:d="M30 15c0-9-6-15-15-15-8 0-15 7-15 15 0 9 7 15 15 15 9 0 15-7 15-15z">
              <text:p/>
            </draw:path>
            <draw:path draw:style-name="gr10" draw:text-style-name="P8" draw:layer="layout" svg:width="0.032cm" svg:height="0.083cm" svg:x="11.371cm" svg:y="19.517cm" svg:viewBox="0 0 33 84" svg:d="M33 30c0-19-7-30-18-30-9 0-15 7-15 15 0 7 6 15 15 15 3 0 7-1 10-4 1 0 1 0 1 0 1 1 1 0 1 4 0 20-10 37-19 46-3 3-3 4-3 5 0 2 1 3 2 3 3 0 26-22 26-54z">
              <text:p/>
            </draw:path>
            <draw:path draw:style-name="gr10" draw:text-style-name="P8" draw:layer="layout" svg:width="0.154cm" svg:height="0.183cm" svg:x="11.481cm" svg:y="19.419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29 53-49 53-3 0-11 0-17-4 9-4 14-11 14-19 0-10-8-13-15-13-10 0-20 9-20 22 0 14 15 24 38 24 33 0 69-22 78-56 9-35 18-71 27-106z">
              <text:p/>
            </draw:path>
            <draw:path draw:style-name="gr10" draw:text-style-name="P8" draw:layer="layout" svg:width="0.091cm" svg:height="0.088cm" svg:x="11.658cm" svg:y="19.344cm" svg:viewBox="0 0 92 89" svg:d="M37 46c1 0 5-18 5-19s7-12 12-17c3-1 8-5 16-5 3 0 8 1 12 3-7 2-9 7-9 10 0 5 3 8 8 8s11-4 11-12c0-10-11-14-21-14s-19 4-28 14c-4-12-16-14-20-14-8 0-13 4-16 10-4 8-7 19-7 20 0 2 2 1 3 2 3 0 3 0 5-6 3-12 6-21 14-21 5 0 7 5 7 10 0 3-2 11-3 16-2 6-4 14-4 18-3 8-5 17-7 25-1 3-2 8-2 8 0 4 4 7 7 7 2 0 6-3 8-7 1 0 2-9 4-14 2-7 3-14 5-22z">
              <text:p/>
            </draw:path>
            <draw:path draw:style-name="gr10" draw:text-style-name="P8" draw:layer="layout" svg:width="0.133cm" svg:height="0.009cm" svg:x="11.78cm" svg:y="19.376cm" svg:viewBox="0 0 134 10" svg:d="M126 10c3 0 8 0 8-4 0-6-5-6-8-6-40 0-79 0-118 0-3 0-8 0-8 5s5 5 8 5c39 0 78 0 118 0z">
              <text:p/>
            </draw:path>
            <draw:path draw:style-name="gr10" draw:text-style-name="P8" draw:layer="layout" svg:width="0.071cm" svg:height="0.129cm" svg:x="11.956cm" svg:y="19.3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10" draw:text-style-name="P8" draw:layer="layout" svg:width="0.011cm" svg:height="0.179cm" svg:x="12.102cm" svg:y="19.218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79cm" svg:x="12.102cm" svg:y="19.386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8cm" svg:x="12.102cm" svg:y="19.554cm" svg:viewBox="0 0 12 181" svg:d="M0 170c0 5 0 11 6 11s6-6 6-11c0-53 0-106 0-160 0-4 0-10-6-10s-6 6-6 10c0 54 0 107 0 160z">
              <text:p/>
            </draw:path>
            <draw:path draw:style-name="gr10" draw:text-style-name="P8" draw:layer="layout" svg:width="0.157cm" svg:height="0.129cm" svg:x="12.166cm" svg:y="19.419cm" svg:viewBox="0 0 158 130" svg:d="M140 14c-10 4-15 13-15 20 0 6 5 13 13 13 10 0 20-9 20-22 0-15-14-25-32-25-16 0-26 12-29 18-7-12-23-18-39-18-36 0-55 35-55 44 0 4 4 4 7 4 4 0 5 0 7-4 8-25 28-34 40-34 10 0 15 5 15 15 0 5-4 21-6 30-4 13-7 26-10 39-4 17-14 25-24 25-1 0-8 0-14-4 11-2 16-12 16-19 0-6-5-13-14-13-10 0-20 8-20 22 0 15 14 25 32 25 16 0 26-12 30-17 7 11 23 17 39 17 35 0 54-35 54-44 0-4-4-4-7-4s-5 0-6 4c-8 25-28 33-40 33-11 0-16-5-16-13 0-7 4-21 7-32 1-7 8-33 9-38 4-17 14-26 24-26 1 0 8 0 14 4z">
              <text:p/>
            </draw:path>
            <draw:path draw:style-name="gr10" draw:text-style-name="P8" draw:layer="layout" svg:width="0.09cm" svg:height="0.133cm" svg:x="12.35cm" svg:y="19.3cm" svg:viewBox="0 0 91 134" svg:d="M91 68c0-22-2-38-12-51-5-9-18-17-33-17-46 0-46 54-46 68s0 66 46 66c45 0 45-52 45-66zM46 129c-10 0-22-6-26-22-2-11-2-27-2-42s0-29 3-40c4-15 17-19 25-19 10 0 20 6 24 17 3 11 3 25 3 42 0 15 0 29-3 41-4 19-16 23-24 23z">
              <text:p/>
            </draw:path>
            <draw:path draw:style-name="gr10" draw:text-style-name="P8" draw:layer="layout" svg:width="0.032cm" svg:height="0.083cm" svg:x="12.49cm" svg:y="19.517cm" svg:viewBox="0 0 33 84" svg:d="M33 30c0-19-7-30-19-30-8 0-14 7-14 15 0 7 6 15 14 15 4 0 8-1 11-4 1 0 0 0 1 0v4c0 20-9 37-19 46-3 3-3 4-3 5 0 2 2 3 3 3 3 0 26-22 26-54z">
              <text:p/>
            </draw:path>
            <draw:path draw:style-name="gr10" draw:text-style-name="P8" draw:layer="layout" svg:width="0.029cm" svg:height="0.029cm" svg:x="12.615cm" svg:y="19.517cm" svg:viewBox="0 0 30 30" svg:d="M30 15c0-9-6-15-15-15-8 0-15 7-15 15 0 9 7 15 15 15 9 0 15-7 15-15z">
              <text:p/>
            </draw:path>
            <draw:path draw:style-name="gr10" draw:text-style-name="P8" draw:layer="layout" svg:width="0.029cm" svg:height="0.029cm" svg:x="12.74cm" svg:y="19.517cm" svg:viewBox="0 0 30 30" svg:d="M30 15c0-9-7-15-15-15s-15 7-15 15c0 9 7 15 15 15s15-7 15-15z">
              <text:p/>
            </draw:path>
            <draw:path draw:style-name="gr10" draw:text-style-name="P8" draw:layer="layout" svg:width="0.029cm" svg:height="0.029cm" svg:x="12.865cm" svg:y="19.517cm" svg:viewBox="0 0 30 30" svg:d="M30 15c0-9-7-15-15-15s-15 7-15 15c0 9 7 15 15 15s15-7 15-15z">
              <text:p/>
            </draw:path>
            <draw:path draw:style-name="gr10" draw:text-style-name="P8" draw:layer="layout" svg:width="0.033cm" svg:height="0.083cm" svg:x="12.99cm" svg:y="19.517cm" svg:viewBox="0 0 34 84" svg:d="M34 30c0-19-8-30-19-30-9 0-15 7-15 15 0 7 6 15 15 15 3 0 7-1 10-4 1 0 1 0 1 0 1 0 1 0 1 4 0 20-9 37-19 46-3 3-3 4-3 5 0 2 1 3 3 3s26-22 26-54z">
              <text:p/>
            </draw:path>
            <draw:path draw:style-name="gr10" draw:text-style-name="P8" draw:layer="layout" svg:width="0.158cm" svg:height="0.129cm" svg:x="13.102cm" svg:y="19.419cm" svg:viewBox="0 0 159 130" svg:d="M140 14c-10 4-15 13-15 20 0 6 5 13 13 13 11 0 21-9 21-22 0-15-15-25-32-25-16 0-26 12-30 18-7-12-23-18-39-18-36 0-55 35-55 44 0 4 5 4 7 4 4 0 5 0 7-4 8-25 28-34 40-34 10 0 15 5 15 15 0 5-3 21-6 30-4 13-7 26-10 39-4 17-14 25-23 25-2 0-8 0-14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10" draw:text-style-name="P8" draw:layer="layout" svg:width="0.09cm" svg:height="0.088cm" svg:x="13.286cm" svg:y="19.344cm" svg:viewBox="0 0 91 89" svg:d="M37 46c0 0 5-18 5-19s6-12 12-17c2-1 8-5 16-5 2 0 7 1 11 3-7 2-9 7-9 10 0 5 4 8 8 8s11-4 11-12c0-10-11-14-21-14s-19 4-28 14c-3-12-15-14-20-14-7 0-12 4-15 10-5 8-7 19-7 20 0 2 2 2 3 2 3 0 3 0 4-6 3-12 7-21 15-21 5 0 6 5 6 10 0 3-2 11-3 16-1 6-3 14-4 18-2 8-4 17-7 25 0 3-1 8-1 8 0 4 3 7 6 7s7-3 9-7c0 0 2-9 3-14 2-7 4-14 6-22z">
              <text:p/>
            </draw:path>
            <draw:path draw:style-name="gr10" draw:text-style-name="P8" draw:layer="layout" svg:width="0.132cm" svg:height="0.009cm" svg:x="13.408cm" svg:y="19.376cm" svg:viewBox="0 0 133 10" svg:d="M125 10c3 0 8 0 8-4 0-6-5-6-8-6-39 0-78 0-117 0-3 0-8 0-8 5s4 5 8 5c39 0 78 0 117 0z">
              <text:p/>
            </draw:path>
            <draw:path draw:style-name="gr10" draw:text-style-name="P8" draw:layer="layout" svg:width="0.07cm" svg:height="0.129cm" svg:x="13.584cm" svg:y="19.3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10" draw:text-style-name="P8" draw:layer="layout" svg:width="0.032cm" svg:height="0.083cm" svg:x="13.713cm" svg:y="19.517cm" svg:viewBox="0 0 33 84" svg:d="M33 30c0-19-7-30-19-30-8 0-14 7-14 15 0 7 6 15 14 15 4 0 8-1 11-4 1 0 0 0 1 0v4c0 20-9 37-19 46-3 3-3 4-3 5 0 2 2 3 3 3 3 0 26-22 26-54z">
              <text:p/>
            </draw:path>
            <draw:path draw:style-name="gr10" draw:text-style-name="P8" draw:layer="layout" svg:width="0.093cm" svg:height="0.025cm" svg:x="13.905cm" svg:y="19.285cm" svg:viewBox="0 0 94 26" svg:d="M94 4c-2-1-3-3-4-4-8 5-12 14-24 14-6 0-13-5-18-8-7-4-13-6-18-6-10 0-16 6-30 22 2 1 3 2 5 4 8-5 10-13 23-13 6 0 14 4 18 6 8 5 13 7 18 7 10 0 16-6 30-22z">
              <text:p/>
            </draw:path>
            <draw:path draw:style-name="gr10" draw:text-style-name="P8" draw:layer="layout" svg:width="0.157cm" svg:height="0.197cm" svg:x="13.825cm" svg:y="19.351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10" draw:text-style-name="P8" draw:layer="layout" svg:width="0.09cm" svg:height="0.133cm" svg:x="13.995cm" svg:y="19.3cm" svg:viewBox="0 0 91 134" svg:d="M91 68c0-22-2-38-12-51-5-9-18-17-33-17-46 0-46 54-46 68s0 66 46 66c45 0 45-52 45-66zM46 129c-10 0-22-6-25-22-3-11-3-27-3-42s0-29 3-40c4-15 17-19 25-19 10 0 20 6 24 17 3 11 3 25 3 42 0 15 0 29-3 41-4 19-16 23-24 23z">
              <text:p/>
            </draw:path>
            <draw:path draw:style-name="gr10" draw:text-style-name="P8" draw:layer="layout" svg:width="0.032cm" svg:height="0.083cm" svg:x="14.135cm" svg:y="19.517cm" svg:viewBox="0 0 33 84" svg:d="M33 30c0-19-7-30-19-30-8 0-14 7-14 15 0 7 6 15 14 15 4 0 8-1 11-4 1 0 0 0 1 0v4c0 20-9 37-19 46-3 3-3 4-3 5 0 2 2 3 3 3 3 0 26-22 26-54z">
              <text:p/>
            </draw:path>
            <draw:path draw:style-name="gr10" draw:text-style-name="P8" draw:layer="layout" svg:width="0.029cm" svg:height="0.029cm" svg:x="14.26cm" svg:y="19.517cm" svg:viewBox="0 0 30 30" svg:d="M30 15c0-9-6-15-15-15-8 0-15 7-15 15 0 9 7 15 15 15 9 0 15-7 15-15z">
              <text:p/>
            </draw:path>
            <draw:path draw:style-name="gr10" draw:text-style-name="P8" draw:layer="layout" svg:width="0.029cm" svg:height="0.029cm" svg:x="14.385cm" svg:y="19.517cm" svg:viewBox="0 0 30 30" svg:d="M30 15c0-9-7-15-15-15s-15 7-15 15c0 9 7 15 15 15s15-7 15-15z">
              <text:p/>
            </draw:path>
            <draw:path draw:style-name="gr10" draw:text-style-name="P8" draw:layer="layout" svg:width="0.029cm" svg:height="0.029cm" svg:x="14.509cm" svg:y="19.517cm" svg:viewBox="0 0 30 30" svg:d="M30 15c0-9-7-15-15-15s-15 7-15 15c0 9 7 15 15 15s15-7 15-15z">
              <text:p/>
            </draw:path>
            <draw:path draw:style-name="gr10" draw:text-style-name="P8" draw:layer="layout" svg:width="0.032cm" svg:height="0.083cm" svg:x="14.635cm" svg:y="19.517cm" svg:viewBox="0 0 33 84" svg:d="M33 30c0-19-7-30-19-30-8 0-14 7-14 15 0 7 6 15 14 15 4 0 8-1 10-4 2 0 1 0 2 0v4c0 20-9 37-19 46-3 3-3 4-3 5 0 2 2 3 3 3 3 0 26-22 26-54z">
              <text:p/>
            </draw:path>
            <draw:path draw:style-name="gr10" draw:text-style-name="P8" draw:layer="layout" svg:width="0.093cm" svg:height="0.025cm" svg:x="14.828cm" svg:y="19.285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8" draw:layer="layout" svg:width="0.157cm" svg:height="0.197cm" svg:x="14.748cm" svg:y="19.351cm" svg:viewBox="0 0 158 198" svg:d="M156 10c2-4 1-3 2-4 0-4-4-6-7-6-1 0-1 0-1 1-13 0-25 1-37 1-4 0-9 0-9 8 0 6 5 6 7 6 3 0 8 0 12 0-5 21-10 42-15 62-4-4-14-10-29-10-49 0-79 45-79 83 0 35 26 47 50 47 20 0 34-12 39-16 10 16 29 16 32 16 10 0 18-6 25-16 6-12 10-27 10-28 0-4-4-4-6-4-4 0-5 0-6 1s-1 1-2 8c-6 23-12 28-20 28-3 0-6-1-6-10 0-4 0-8 2-12 12-52 25-103 38-155zM86 169c-8 9-22 18-35 18-17 0-19-15-19-21 0-15 10-49 14-60 9-20 23-28 34-28 17 0 23 13 23 16 0 2 0 3 0 4-6 24-12 47-17 71z">
              <text:p/>
            </draw:path>
            <draw:path draw:style-name="gr10" draw:text-style-name="P8" draw:layer="layout" svg:width="0.091cm" svg:height="0.088cm" svg:x="14.916cm" svg:y="19.344cm" svg:viewBox="0 0 92 89" svg:d="M38 46c0 0 4-18 4-19 1-1 7-12 13-17 2-1 7-5 15-5 3 0 8 1 12 3-7 2-9 7-9 10 0 5 3 8 8 8s11-4 11-12c0-10-11-14-21-14s-19 4-28 14c-3-12-15-14-20-14-7 0-13 4-16 10-4 8-7 19-7 20 0 2 3 2 4 2 2 0 2 0 4-6 3-12 6-21 14-21 5 0 7 5 7 10 0 3-2 11-3 16-2 6-4 14-4 18-3 8-5 17-7 25-1 3-2 8-2 8 0 4 4 7 7 7 2 0 6-3 8-7 1 0 3-9 4-14 2-7 4-14 6-22z">
              <text:p/>
            </draw:path>
            <draw:path draw:style-name="gr10" draw:text-style-name="P8" draw:layer="layout" svg:width="0.133cm" svg:height="0.009cm" svg:x="15.038cm" svg:y="19.376cm" svg:viewBox="0 0 134 10" svg:d="M126 10c3 0 8 0 8-4 0-6-5-6-8-6-40 0-79 0-118 0-3 0-8 0-8 5s5 5 8 5c39 0 78 0 118 0z">
              <text:p/>
            </draw:path>
            <draw:path draw:style-name="gr10" draw:text-style-name="P8" draw:layer="layout" svg:width="0.071cm" svg:height="0.129cm" svg:x="15.214cm" svg:y="19.3cm" svg:viewBox="0 0 72 130" svg:d="M45 6c0-6-1-6-6-6-13 12-31 12-39 12 0 2 0 5 0 7 5 0 18 0 29-5 0 33 0 67 0 100 0 7 0 9-20 9-3 0-5 0-7 0 0 3 0 5 0 7 3 0 28 0 35 0 5 0 30 0 35 0 0-2 0-4 0-7-2 0-5 0-7 0-20 0-20-2-20-9 0-36 0-72 0-108z">
              <text:p/>
            </draw:path>
            <draw:path draw:style-name="gr10" draw:text-style-name="P8" draw:layer="layout" svg:width="0.033cm" svg:height="0.083cm" svg:x="15.343cm" svg:y="19.517cm" svg:viewBox="0 0 34 84" svg:d="M34 30c0-19-8-30-19-30-9 0-15 7-15 15 0 7 6 15 15 15 3 0 7-1 10-4 1 0 1 0 1 0 1 1 1 0 1 4 0 20-10 37-19 46-3 3-3 4-3 5 0 2 1 3 3 3s26-22 26-54z">
              <text:p/>
            </draw:path>
            <draw:path draw:style-name="gr10" draw:text-style-name="P8" draw:layer="layout" svg:width="0.129cm" svg:height="0.129cm" svg:x="15.457cm" svg:y="19.419cm" svg:viewBox="0 0 130 130" svg:d="M108 16c-15 5-15 18-15 19 0 4 2 13 13 13 12 0 21-10 21-22 0-15-15-26-39-26-57 0-88 44-88 81 0 25 15 49 59 49 7 0 27 0 44-7 16-7 27-18 27-21s-4-8-7-8c-1 0-2 1-4 4-15 16-37 21-59 21-18 0-28-9-28-25 0-11 7-45 16-60 11-19 28-24 40-24 3 0 13 0 20 6z">
              <text:p/>
            </draw:path>
            <draw:path draw:style-name="gr10" draw:text-style-name="P8" draw:layer="layout" svg:width="0.097cm" svg:height="0.089cm" svg:x="15.599cm" svg:y="19.342cm" svg:viewBox="0 0 98 90" svg:d="M78 35c0-10 0-17-10-25-8-7-18-10-29-10-19 0-32 7-32 19 0 7 4 10 10 10 5 0 9-4 9-9 0-3-2-8-7-10 7-4 19-4 19-4 12 0 24 7 24 24 0 2 0 4 0 6-11 0-24 1-39 6-17 7-23 17-23 26 0 17 21 22 34 22 16 0 26-9 30-16 1 8 6 15 15 15 7-6 19 0 19-19 0-3 0-7 0-11-2 0-4 0-6 0 0 4 0 8 0 11 0 2 0 12-7 12s-7-10-7-12c0-12 0-23 0-35zM62 60c0 19-17 25-26 25-10 0-19-7-19-17s9-26 45-27c0 6 0 13 0 19z">
              <text:p/>
            </draw:path>
            <draw:path draw:style-name="gr10" draw:text-style-name="P8" draw:layer="layout" svg:width="0.032cm" svg:height="0.083cm" svg:x="15.739cm" svg:y="19.517cm" svg:viewBox="0 0 33 84" svg:d="M33 30c0-19-7-30-19-30-8 0-14 7-14 15 0 7 6 15 14 15 4 0 8-1 11-4 1 0 0 0 1 0v4c0 20-9 37-19 46-3 3-3 4-3 5 0 2 2 3 3 3 3 0 26-22 26-54z">
              <text:p/>
            </draw:path>
            <draw:path draw:style-name="gr10" draw:text-style-name="P8" draw:layer="layout" svg:width="0.129cm" svg:height="0.129cm" svg:x="15.852cm" svg:y="19.419cm" svg:viewBox="0 0 130 130" svg:d="M108 16c-14 5-15 18-15 19 0 4 2 13 14 13s20-10 20-22c0-15-14-26-39-26-57 0-88 44-88 81 0 25 16 49 59 49 7 0 27 0 44-7 16-7 27-18 27-21s-4-8-7-8c-1 0-1 1-4 4-15 16-37 21-59 21-18 0-28-9-28-25 0-11 7-45 16-60 11-19 28-24 40-24 4 0 13 0 20 6z">
              <text:p/>
            </draw:path>
            <draw:path draw:style-name="gr10" draw:text-style-name="P8" draw:layer="layout" svg:width="0.105cm" svg:height="0.138cm" svg:x="15.993cm" svg:y="19.294cm" svg:viewBox="0 0 106 139" svg:d="M30 0c-10 1-20 2-30 2 0 3 0 5 0 8 14 0 15 1 15 11 0 38 0 77 0 116 2 0 4 0 7 0 2-4 4-8 7-12 7 9 17 14 29 14 25 0 48-20 48-45 0-24-21-44-47-44-12 0-22 5-29 12 0-21 0-41 0-62zM30 71c6-9 16-16 28-16s20 7 24 13c3 6 5 13 5 26 0 4 0 20-8 28-8 9-17 12-23 12-15 0-23-13-26-17 0-15 0-31 0-46z">
              <text:p/>
            </draw:path>
            <draw:path draw:style-name="gr10" draw:text-style-name="P8" draw:layer="layout" svg:width="0.105cm" svg:height="0.505cm" svg:x="16.132cm" svg:y="19.223cm" svg:viewBox="0 0 106 506" svg:d="M106 253c0-81-18-167-74-230-4-5-14-15-21-21-1-2-2-2-6-2-3 0-5 0-5 3 0 1 1 2 2 3 9 9 24 25 41 56 31 54 42 124 42 191 0 121-34 197-84 248-1 1-1 1-1 2 0 3 2 3 5 3 4 0 5 0 7-3 26-22 57-61 76-121 12-39 18-84 18-129z">
              <text:p/>
            </draw:path>
            <draw:path draw:style-name="gr10" draw:text-style-name="P8" draw:layer="layout" svg:width="0.135cm" svg:height="0.134cm" svg:x="16.378cm" svg:y="19.409cm" svg:viewBox="0 0 136 135" svg:d="M68 59c-19-18-37-37-56-55-3-4-4-4-6-4-3 0-6 2-6 6 0 1 1 2 4 5 19 19 37 38 56 56-19 19-37 38-56 57-3 3-4 4-4 6 0 3 3 5 6 5 2 0 3-1 6-4 19-18 37-37 56-56 19 20 38 39 58 59 0 0 3 1 4 1 4 0 6-2 6-5 0-1 0-2-1-4-1 0-45-44-59-59 17-17 34-34 51-51 2-2 6-6 7-7s2-2 2-3c0-4-2-6-6-6-2 0-3 1-6 4-19 18-37 37-56 55z">
              <text:p/>
            </draw:path>
            <draw:path draw:style-name="gr10" draw:text-style-name="P8" draw:layer="layout" svg:width="0.145cm" svg:height="0.177cm" svg:x="10.205cm" svg:y="20.041cm" svg:viewBox="0 0 146 178" svg:d="M22 158c-3 10-3 12-16 12-3 0-6 0-6 5 0 3 2 3 4 3 7 0 15 0 23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10" draw:text-style-name="P8" draw:layer="layout" svg:width="0.105cm" svg:height="0.505cm" svg:x="10.453cm" svg:y="19.842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10" draw:text-style-name="P8" draw:layer="layout" svg:width="0.093cm" svg:height="0.025cm" svg:x="10.663cm" svg:y="19.903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8" draw:layer="layout" svg:width="0.157cm" svg:height="0.197cm" svg:x="10.583cm" svg:y="19.97cm" svg:viewBox="0 0 158 198" svg:d="M156 10c2-4 1-3 2-4 0-4-4-6-7-6-1 0-1 0-1 1-13 0-25 1-37 1-4 0-9 1-9 8 0 6 5 6 7 6 3 0 8 0 12 0-5 21-10 42-15 62-4-4-14-10-29-10-49 0-79 45-79 83 0 35 26 47 50 47 20 0 34-12 39-16 10 16 29 16 32 16 10 0 18-6 25-16 6-12 10-27 10-28 0-4-4-4-6-4-4 0-5 0-6 1s-1 1-2 8c-6 23-12 28-20 28-3 0-6-1-6-10 0-4 0-8 2-12 12-52 25-103 38-155zM86 170c-8 8-22 17-35 17-17 0-19-15-19-21 0-15 10-49 14-60 8-20 23-28 34-28 17 0 23 14 23 16s0 3 0 4c-6 24-12 48-17 72z">
              <text:p/>
            </draw:path>
            <draw:path draw:style-name="gr10" draw:text-style-name="P8" draw:layer="layout" svg:width="0.09cm" svg:height="0.133cm" svg:x="10.752cm" svg:y="19.918cm" svg:viewBox="0 0 91 134" svg:d="M91 68c0-22-2-38-12-51-5-9-18-17-33-17-46 0-46 54-46 68s0 66 46 66c45 0 45-52 45-66zM46 129c-10 0-22-5-26-22-2-11-2-27-2-42 0-14 0-29 3-40 4-15 17-19 25-19 10 0 20 6 24 17 3 11 3 25 3 42 0 15 0 29-3 41-4 19-17 23-24 23z">
              <text:p/>
            </draw:path>
            <draw:path draw:style-name="gr10" draw:text-style-name="P8" draw:layer="layout" svg:width="0.032cm" svg:height="0.083cm" svg:x="10.892cm" svg:y="20.135cm" svg:viewBox="0 0 33 84" svg:d="M33 30c0-19-7-30-19-30-8 0-14 7-14 15 0 7 6 15 14 15 4 0 8-1 11-4 1 0 0 0 1 0v4c0 20-9 38-19 47-3 3-3 3-3 4 0 2 2 3 3 3 3 0 26-22 26-54z">
              <text:p/>
            </draw:path>
            <draw:path draw:style-name="gr10" draw:text-style-name="P8" draw:layer="layout" svg:width="0.029cm" svg:height="0.029cm" svg:x="11.017cm" svg:y="20.135cm" svg:viewBox="0 0 30 30" svg:d="M30 15c0-9-7-15-16-15-8 0-14 7-14 15 0 9 6 15 14 15 9 0 16-7 16-15z">
              <text:p/>
            </draw:path>
            <draw:path draw:style-name="gr10" draw:text-style-name="P8" draw:layer="layout" svg:width="0.029cm" svg:height="0.029cm" svg:x="11.142cm" svg:y="20.135cm" svg:viewBox="0 0 30 30" svg:d="M30 15c0-9-6-15-15-15-8 0-15 7-15 15 0 9 7 15 15 15 9 0 15-7 15-15z">
              <text:p/>
            </draw:path>
            <draw:path draw:style-name="gr10" draw:text-style-name="P8" draw:layer="layout" svg:width="0.029cm" svg:height="0.029cm" svg:x="11.266cm" svg:y="20.135cm" svg:viewBox="0 0 30 30" svg:d="M30 15c0-9-7-15-15-15s-15 7-15 15c0 9 7 15 15 15s15-7 15-15z">
              <text:p/>
            </draw:path>
            <draw:path draw:style-name="gr10" draw:text-style-name="P8" draw:layer="layout" svg:width="0.033cm" svg:height="0.083cm" svg:x="11.391cm" svg:y="20.135cm" svg:viewBox="0 0 34 84" svg:d="M34 30c0-19-8-30-19-30-9 0-15 7-15 15 0 7 6 15 15 15 3 0 7-1 10-4 1 0 1 0 1 0 1 1 1 0 1 4 0 20-9 38-19 47-3 3-3 3-3 4 0 2 1 3 3 3s26-22 26-54z">
              <text:p/>
            </draw:path>
            <draw:path draw:style-name="gr10" draw:text-style-name="P8" draw:layer="layout" svg:width="0.093cm" svg:height="0.025cm" svg:x="11.585cm" svg:y="19.903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10" draw:text-style-name="P8" draw:layer="layout" svg:width="0.157cm" svg:height="0.197cm" svg:x="11.505cm" svg:y="19.97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4 0-6 1c0 1 0 1-1 8-6 23-12 28-20 28-3 0-6-1-6-10 0-4 0-8 2-12 12-52 25-103 38-155zM86 170c-8 8-22 17-36 17-16 0-18-15-18-21 0-15 10-49 14-60 8-20 23-28 34-28 17 0 23 14 23 16s0 3 0 4c-6 24-12 48-17 72z">
              <text:p/>
            </draw:path>
            <draw:path draw:style-name="gr10" draw:text-style-name="P8" draw:layer="layout" svg:width="0.091cm" svg:height="0.088cm" svg:x="11.673cm" svg:y="19.962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10" draw:text-style-name="P8" draw:layer="layout" svg:width="0.133cm" svg:height="0.009cm" svg:x="11.795cm" svg:y="19.994cm" svg:viewBox="0 0 134 10" svg:d="M126 10c3 0 8 0 8-4 0-6-5-6-8-6-40 0-79 0-118 0-3 0-8 0-8 5s5 5 8 5c39 0 78 0 118 0z">
              <text:p/>
            </draw:path>
            <draw:path draw:style-name="gr10" draw:text-style-name="P8" draw:layer="layout" svg:width="0.071cm" svg:height="0.129cm" svg:x="11.971cm" svg:y="19.918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10" draw:text-style-name="P8" draw:layer="layout" svg:width="0.105cm" svg:height="0.505cm" svg:x="12.086cm" svg:y="19.842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10" draw:text-style-name="P8" draw:layer="layout" svg:width="0.146cm" svg:height="0.177cm" svg:x="12.282cm" svg:y="20.041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10" draw:text-style-name="P8" draw:layer="layout" svg:width="0.073cm" svg:height="0.336cm" svg:x="12.522cm" svg:y="19.926cm" svg:viewBox="0 0 74 337" svg:d="M74 334c0-1-1-2-1-3-14-13-32-37-44-82-7-26-9-55-9-81 0-74 18-126 51-162 3-3 3-3 3-4 0-2-3-2-4-2-4 0-19 17-23 21-29 33-47 85-47 147 0 40 7 97 44 144 3 3 22 25 26 25 1 0 4 0 4-3z">
              <text:p/>
            </draw:path>
            <draw:path draw:style-name="gr10" draw:text-style-name="P8" draw:layer="layout" svg:width="0.158cm" svg:height="0.129cm" svg:x="12.618cm" svg:y="20.038cm" svg:viewBox="0 0 159 130" svg:d="M140 14c-10 4-15 13-15 20 0 6 5 13 14 13 10 0 20-8 20-22 0-15-14-25-32-25-16 0-26 12-29 18-8-12-24-18-40-18-35 0-54 35-54 44 0 4 4 4 6 4 4 0 6 0 7-3 9-26 29-35 40-35s16 5 16 15c0 5-4 21-7 30-3 13-6 26-9 39-4 17-15 25-24 25-2 0-8 0-14-4 11-2 15-12 15-19 0-6-4-13-13-13-11 0-21 8-21 22 0 15 15 25 32 25 16 0 26-12 30-17 8 11 23 17 40 17 35 0 54-35 54-44 0-4-5-4-7-4-3 0-5 0-7 4-8 25-28 33-40 33-10 0-15-5-15-13 0-7 3-21 6-32 2-7 9-33 10-38 4-17 14-26 24-26 1 0 7 0 13 4z">
              <text:p/>
            </draw:path>
            <draw:path draw:style-name="gr10" draw:text-style-name="P8" draw:layer="layout" svg:width="0.091cm" svg:height="0.133cm" svg:x="12.803cm" svg:y="19.918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10" draw:text-style-name="P8" draw:layer="layout" svg:width="0.033cm" svg:height="0.083cm" svg:x="12.943cm" svg:y="20.135cm" svg:viewBox="0 0 34 84" svg:d="M34 30c0-19-8-30-19-30-9 0-15 7-15 15 0 7 6 15 15 15 3 0 7-1 10-4 1 0 1 0 1 0 1 0 1 0 1 4 0 20-9 38-19 47-3 3-3 3-3 4 0 2 1 3 3 3 3 0 26-22 26-54z">
              <text:p/>
            </draw:path>
            <draw:path draw:style-name="gr10" draw:text-style-name="P8" draw:layer="layout" svg:width="0.029cm" svg:height="0.029cm" svg:x="13.069cm" svg:y="20.135cm" svg:viewBox="0 0 30 30" svg:d="M30 15c0-9-7-15-16-15-8 0-14 7-14 15 0 9 6 15 14 15 9 0 16-7 16-15z">
              <text:p/>
            </draw:path>
            <draw:path draw:style-name="gr10" draw:text-style-name="P8" draw:layer="layout" svg:width="0.029cm" svg:height="0.029cm" svg:x="13.194cm" svg:y="20.135cm" svg:viewBox="0 0 30 30" svg:d="M30 15c0-9-6-15-15-15-8 0-15 7-15 15 0 9 7 15 15 15 9 0 15-7 15-15z">
              <text:p/>
            </draw:path>
            <draw:path draw:style-name="gr10" draw:text-style-name="P8" draw:layer="layout" svg:width="0.029cm" svg:height="0.029cm" svg:x="13.318cm" svg:y="20.135cm" svg:viewBox="0 0 30 30" svg:d="M30 15c0-9-7-15-15-15s-15 7-15 15c0 9 7 15 15 15s15-7 15-15z">
              <text:p/>
            </draw:path>
            <draw:path draw:style-name="gr10" draw:text-style-name="P8" draw:layer="layout" svg:width="0.032cm" svg:height="0.083cm" svg:x="13.443cm" svg:y="20.135cm" svg:viewBox="0 0 33 84" svg:d="M33 30c0-19-7-30-18-30-9 0-15 7-15 15 0 7 6 15 15 15 3 0 7-1 10-4 1 0 1 0 1 0 1 1 1 0 1 4 0 20-10 38-19 47-3 3-3 3-3 4 0 2 1 3 2 3 3 0 26-22 26-54z">
              <text:p/>
            </draw:path>
            <draw:path draw:style-name="gr10" draw:text-style-name="P8" draw:layer="layout" svg:width="0.158cm" svg:height="0.129cm" svg:x="13.555cm" svg:y="20.038cm" svg:viewBox="0 0 159 130" svg:d="M140 14c-10 4-15 13-15 20 0 6 5 13 13 13 11 0 21-8 21-22 0-15-15-25-33-25-16 0-26 12-29 18-7-12-23-18-39-18-36 0-55 35-55 44 0 4 4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4-26 24-26 2 0 8 0 14 4z">
              <text:p/>
            </draw:path>
            <draw:path draw:style-name="gr10" draw:text-style-name="P8" draw:layer="layout" svg:width="0.091cm" svg:height="0.088cm" svg:x="13.738cm" svg:y="19.962cm" svg:viewBox="0 0 92 89" svg:d="M38 46c0 0 4-18 4-19 1-1 7-12 13-17 2-1 7-4 15-4 3 0 8 0 12 2-7 2-9 7-9 11s3 7 8 7 11-4 11-12c0-10-11-14-21-14s-19 4-28 14c-3-12-15-14-20-14-7 0-13 4-15 10-5 8-8 19-8 20 0 2 3 2 4 2 2 0 2 0 4-6 3-12 6-20 14-20 5 0 7 4 7 9 0 3-2 11-3 16-2 6-4 14-4 18-3 8-5 17-7 25-1 3-2 8-2 8 0 4 4 7 7 7 2 0 6-3 8-7 1 0 3-9 4-14 2-7 4-14 6-22z">
              <text:p/>
            </draw:path>
            <draw:path draw:style-name="gr10" draw:text-style-name="P8" draw:layer="layout" svg:width="0.133cm" svg:height="0.009cm" svg:x="13.861cm" svg:y="19.994cm" svg:viewBox="0 0 134 10" svg:d="M126 10c3 0 8 0 8-4 0-6-5-6-8-6-40 0-79 0-118 0-3 0-8 0-8 5s5 5 8 5c39 0 78 0 118 0z">
              <text:p/>
            </draw:path>
            <draw:path draw:style-name="gr10" draw:text-style-name="P8" draw:layer="layout" svg:width="0.071cm" svg:height="0.129cm" svg:x="14.037cm" svg:y="19.918cm" svg:viewBox="0 0 72 130" svg:d="M45 6c0-6-1-6-6-6-13 12-31 13-39 13 0 2 0 4 0 6 5 0 18 0 29-5 0 34 0 67 0 100 0 7 0 9-20 9-3 0-5 0-7 0 0 3 0 5 0 7 4 0 28 0 35 0 6 0 31 0 35 0 0-2 0-4 0-7-2 0-5 0-7 0-20 0-20-2-20-9 0-36 0-72 0-108z">
              <text:p/>
            </draw:path>
            <draw:path draw:style-name="gr10" draw:text-style-name="P8" draw:layer="layout" svg:width="0.011cm" svg:height="0.18cm" svg:x="14.182cm" svg:y="19.92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8cm" svg:x="14.182cm" svg:y="20.089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129cm" svg:height="0.129cm" svg:x="14.249cm" svg:y="20.038cm" svg:viewBox="0 0 130 130" svg:d="M108 16c-15 5-15 18-15 19 0 4 2 13 13 13 12 0 21-10 21-22 0-15-15-26-39-26-57 0-88 44-88 81 0 25 15 49 59 49 7 0 27 0 44-7 16-6 27-18 27-21s-4-8-7-8c-1 0-2 1-4 4-15 16-37 21-59 21-18 0-28-9-28-25 0-11 7-44 16-60 11-19 28-24 40-24 3 0 13 0 20 6z">
              <text:p/>
            </draw:path>
            <draw:path draw:style-name="gr10" draw:text-style-name="P8" draw:layer="layout" svg:width="0.097cm" svg:height="0.089cm" svg:x="14.39cm" svg:y="19.961cm" svg:viewBox="0 0 98 90" svg:d="M78 35c0-10 0-17-10-25-8-7-18-10-29-10-19 0-32 7-32 19 0 7 4 10 10 10 5 0 9-4 9-9 0-3-2-8-7-10 7-4 19-4 19-4 12 0 24 7 24 24 0 2 0 4 0 6-11 0-24 1-39 6-17 7-23 17-23 26 0 17 21 22 34 22 16 0 26-8 30-16 1 8 6 15 15 15 7-6 19 0 19-19 0-3 0-7 0-11-2 0-4 0-6 0 0 4 0 8 0 11 0 2 0 12-7 12s-7-10-7-12c0-12 0-23 0-35zM62 60c0 19-17 25-26 25-10 0-19-7-19-17s9-26 45-27c0 6 0 13 0 19z">
              <text:p/>
            </draw:path>
            <draw:path draw:style-name="gr10" draw:text-style-name="P8" draw:layer="layout" svg:width="0.032cm" svg:height="0.083cm" svg:x="14.53cm" svg:y="20.135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8" draw:layer="layout" svg:width="0.129cm" svg:height="0.129cm" svg:x="14.644cm" svg:y="20.038cm" svg:viewBox="0 0 130 130" svg:d="M108 16c-14 5-15 18-15 19 0 4 2 13 14 13 11 0 20-10 20-22 0-15-14-26-39-26-57 0-88 44-88 81 0 25 16 49 59 49 7 0 27 0 44-7 16-6 27-18 27-21s-4-8-7-8c-1 0-1 1-4 4-15 16-37 21-59 21-18 0-28-9-28-25 0-11 7-44 16-60 11-19 28-24 40-24 4 0 13 0 20 6z">
              <text:p/>
            </draw:path>
            <draw:path draw:style-name="gr10" draw:text-style-name="P8" draw:layer="layout" svg:width="0.105cm" svg:height="0.138cm" svg:x="14.785cm" svg:y="19.912cm" svg:viewBox="0 0 106 139" svg:d="M30 0c-10 1-20 2-30 2 0 3 0 5 0 8 14 0 15 1 15 11 0 38 0 77 0 116 2 0 4 0 7 0 2-4 4-8 7-12 7 9 17 14 29 14 25 0 48-20 48-45 0-24-21-44-47-44-12 0-22 5-29 12 0-21 0-41 0-62zM30 71c6-9 16-15 28-15s20 6 24 12c3 6 5 14 5 26 0 4 0 20-8 28-8 9-17 12-23 12-15 0-23-13-26-17 0-15 0-31 0-46z">
              <text:p/>
            </draw:path>
            <draw:path draw:style-name="gr10" draw:text-style-name="P8" draw:layer="layout" svg:width="0.073cm" svg:height="0.336cm" svg:x="14.925cm" svg:y="19.926cm" svg:viewBox="0 0 74 337" svg:d="M74 168c0-40-8-96-44-144-3-3-21-24-26-24-2 0-4 0-4 2 0 1 1 3 2 4 13 14 32 36 44 81 6 26 8 55 8 81 0 29-2 57-9 85-11 39-28 61-42 77-3 3-2 2-3 4 0 2 2 3 4 3 4 0 19-18 22-22 29-33 48-84 48-147z">
              <text:p/>
            </draw:path>
            <draw:path draw:style-name="gr10" draw:text-style-name="P8" draw:layer="layout" svg:width="0.146cm" svg:height="0.177cm" svg:x="15.08cm" svg:y="20.041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10" draw:text-style-name="P8" draw:layer="layout" svg:width="0.073cm" svg:height="0.336cm" svg:x="15.32cm" svg:y="19.926cm" svg:viewBox="0 0 74 337" svg:d="M74 334c0-1-1-2-1-3-13-13-32-37-44-82-7-26-9-55-9-81 0-74 18-126 51-162 3-3 3-3 3-4 0-2-3-2-4-2-4 0-19 17-23 21-29 33-47 85-47 147 0 40 7 97 44 144 3 3 22 25 26 25 1 0 4 0 4-3z">
              <text:p/>
            </draw:path>
            <draw:path draw:style-name="gr10" draw:text-style-name="P8" draw:layer="layout" svg:width="0.13cm" svg:height="0.129cm" svg:x="15.419cm" svg:y="20.038cm" svg:viewBox="0 0 131 130" svg:d="M108 16c-14 5-14 18-14 19 0 4 2 13 13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10" draw:text-style-name="P8" draw:layer="layout" svg:width="0.097cm" svg:height="0.089cm" svg:x="15.561cm" svg:y="19.961cm" svg:viewBox="0 0 98 90" svg:d="M77 35c0-10 0-17-9-25-8-7-18-10-30-10-18 0-31 7-31 19 0 7 4 10 9 10 6 0 10-4 10-9 0-3-2-8-8-10 8-4 19-4 20-4 12 0 24 7 24 24 0 2 0 4 0 6-12 0-24 1-39 6-17 7-23 17-23 26 0 17 21 22 34 22 16 0 25-8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8" draw:layer="layout" svg:width="0.032cm" svg:height="0.083cm" svg:x="15.701cm" svg:y="20.135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8" draw:layer="layout" svg:width="0.13cm" svg:height="0.129cm" svg:x="15.814cm" svg:y="20.038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10" draw:text-style-name="P8" draw:layer="layout" svg:width="0.104cm" svg:height="0.138cm" svg:x="15.956cm" svg:y="19.912cm" svg:viewBox="0 0 105 139" svg:d="M30 0c-10 1-20 2-30 2 0 3 0 5 0 8 14 0 14 1 14 11 0 38 0 77 0 116 3 0 5 0 8 0 2-4 4-8 6-12 8 9 18 14 29 14 26 0 48-20 48-45 0-24-20-44-46-44-12 0-22 5-29 12 0-21 0-41 0-62zM30 71c6-9 16-15 28-15 11 0 19 6 23 12s6 14 6 26c0 4 0 20-8 28-8 9-17 12-23 12-16 0-24-13-26-17 0-15 0-31 0-46z">
              <text:p/>
            </draw:path>
            <draw:path draw:style-name="gr10" draw:text-style-name="P8" draw:layer="layout" svg:width="0.073cm" svg:height="0.336cm" svg:x="16.096cm" svg:y="19.926cm" svg:viewBox="0 0 74 337" svg:d="M74 168c0-40-8-96-44-144-4-3-21-24-27-24-1 0-3 0-3 2 0 1 1 3 2 4 13 14 32 36 43 81 6 26 9 55 9 81 0 29-3 57-10 85-10 39-27 61-42 77-2 3-1 2-2 4 0 2 2 3 3 3 5 0 20-18 23-22 29-33 48-84 48-147z">
              <text:p/>
            </draw:path>
            <draw:path draw:style-name="gr10" draw:text-style-name="P8" draw:layer="layout" svg:width="0.185cm" svg:height="0.065cm" svg:x="9.908cm" svg:y="20.86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8" draw:layer="layout" svg:width="0.145cm" svg:height="0.177cm" svg:x="10.18cm" svg:y="20.842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10" draw:text-style-name="P8" draw:layer="layout" svg:width="0.065cm" svg:height="0.28cm" svg:x="10.405cm" svg:y="20.756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10" draw:text-style-name="P8" draw:layer="layout" svg:width="0.129cm" svg:height="0.129cm" svg:x="10.499cm" svg:y="20.839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10" draw:text-style-name="P8" draw:layer="layout" svg:width="0.097cm" svg:height="0.089cm" svg:x="10.642cm" svg:y="20.762cm" svg:viewBox="0 0 98 90" svg:d="M77 35c0-10 0-17-9-25-8-7-18-10-30-10-18 0-32 7-32 19 0 7 5 10 10 10 6 0 10-4 10-9 0-4-2-8-8-10 8-4 19-4 20-4 12 0 24 7 24 24 0 2 0 4 0 6-12 0-24 1-39 6-17 7-23 17-23 26 0 17 20 22 34 22 16 0 25-9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8" draw:layer="layout" svg:width="0.065cm" svg:height="0.28cm" svg:x="10.773cm" svg:y="20.756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10" draw:text-style-name="P8" draw:layer="layout" svg:width="0.145cm" svg:height="0.177cm" svg:x="10.904cm" svg:y="20.842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10" draw:text-style-name="P8" draw:layer="layout" svg:width="0.073cm" svg:height="0.337cm" svg:x="11.144cm" svg:y="20.727cm" svg:viewBox="0 0 74 338" svg:d="M74 334c0 0-1-1-2-2-13-14-32-37-43-82-7-26-10-55-10-81 0-74 18-126 52-163 3-2 3-2 3-3 0-3-3-3-4-3-4 0-20 17-23 22-29 33-47 84-47 147 0 40 7 96 44 144 2 3 21 25 26 25 1 0 4 0 4-4z">
              <text:p/>
            </draw:path>
            <draw:path draw:style-name="gr10" draw:text-style-name="P8" draw:layer="layout" svg:width="0.129cm" svg:height="0.129cm" svg:x="11.243cm" svg:y="20.839cm" svg:viewBox="0 0 130 130" svg:d="M108 16c-14 5-15 18-15 19 0 4 2 13 14 13s20-10 20-22c0-15-14-26-39-26-57 0-88 44-88 81 0 25 16 49 59 49 8 0 27 0 44-8 16-6 27-17 27-20s-4-8-6-8-2 1-5 3c-15 16-37 22-59 22-18 0-28-9-28-25 0-11 7-45 16-60 11-19 28-24 40-24 4 0 13 0 20 6z">
              <text:p/>
            </draw:path>
            <draw:path draw:style-name="gr10" draw:text-style-name="P8" draw:layer="layout" svg:width="0.105cm" svg:height="0.137cm" svg:x="11.384cm" svg:y="20.713cm" svg:viewBox="0 0 106 138" svg:d="M30 0c-10 1-20 2-30 2 0 3 0 5 0 8 14 0 15 1 15 11 0 38 0 77 0 116 2 0 4 0 7 0 2-4 4-8 7-12 7 9 18 13 29 13 25 0 48-19 48-44 0-24-21-44-47-44-12 0-22 4-29 12 0-21 0-41 0-62zM30 71c6-9 16-16 28-16s20 7 24 13c3 6 5 13 5 26 0 4 0 20-8 28-7 9-17 12-23 12-15 0-23-13-26-17 0-15 0-31 0-46z">
              <text:p/>
            </draw:path>
            <draw:path draw:style-name="gr10" draw:text-style-name="P8" draw:layer="layout" svg:width="0.073cm" svg:height="0.337cm" svg:x="11.525cm" svg:y="20.727cm" svg:viewBox="0 0 74 338" svg:d="M74 169c0-40-8-96-44-144-3-3-21-25-26-25-2 0-4 1-4 3 0 1 1 2 2 3 13 15 32 37 44 82 6 26 8 54 8 81 0 28-2 57-9 85-11 39-28 61-42 77-3 3-3 3-3 3 0 3 2 4 4 4 4 0 19-18 22-22 29-34 48-84 48-147z">
              <text:p/>
            </draw:path>
            <draw:path draw:style-name="gr10" draw:text-style-name="P8" draw:layer="layout" svg:width="0.091cm" svg:height="0.088cm" svg:x="11.698cm" svg:y="20.528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7 7 2 0 6-2 8-6 1-1 2-9 4-14 2-7 3-15 5-22z">
              <text:p/>
            </draw:path>
            <draw:path draw:style-name="gr10" draw:text-style-name="P8" draw:layer="layout" svg:width="0.133cm" svg:height="0.009cm" svg:x="11.82cm" svg:y="20.561cm" svg:viewBox="0 0 134 10" svg:d="M126 10c3 0 8 0 8-5s-5-5-8-5c-40 0-79 0-118 0-3 0-8 0-8 5s5 5 8 5c39 0 78 0 118 0z">
              <text:p/>
            </draw:path>
            <draw:path draw:style-name="gr10" draw:text-style-name="P8" draw:layer="layout" svg:width="0.071cm" svg:height="0.129cm" svg:x="11.996cm" svg:y="20.485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8" draw:layer="layout" svg:width="0.326cm" svg:height="0.393cm" svg:x="11.724cm" svg:y="20.699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10" draw:text-style-name="P8" draw:layer="layout" svg:width="0.085cm" svg:height="0.169cm" svg:x="11.693cm" svg:y="21.168cm" svg:viewBox="0 0 86 170" svg:d="M86 7c0-3-2-7-8-7-5 0-10 5-10 10 0 4 2 8 8 8 5 0 10-5 10-11zM45 140c-3 14-14 25-26 25-2 0-5-1-6-2 5-1 6-6 6-9 0-5-4-8-8-8-5 0-11 5-11 12 0 8 8 12 20 12s34-7 41-31c6-23 12-47 17-70 1-3 1-4 1-7 0-11-9-19-21-19-21 0-34 27-34 31 0 2 2 2 3 2 3 0 3-1 4-3 5-12 15-24 27-24 4 0 7 3 7 9 0 3-1 5-1 6-6 25-13 51-19 76z">
              <text:p/>
            </draw:path>
            <draw:path draw:style-name="gr10" draw:text-style-name="P8" draw:layer="layout" svg:width="0.144cm" svg:height="0.052cm" svg:x="11.811cm" svg:y="21.222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10" draw:text-style-name="P8" draw:layer="layout" svg:width="0.091cm" svg:height="0.134cm" svg:x="11.98cm" svg:y="21.167cm" svg:viewBox="0 0 92 135" svg:d="M92 68c0-22-3-37-12-51-6-9-18-17-34-17-46 0-46 54-46 68s0 67 46 67 46-53 46-67zM46 130c-9 0-21-6-25-22-3-12-3-28-3-42 0-15 0-30 3-40 5-16 17-20 25-20 11 0 21 6 24 18 4 10 4 25 4 42 0 14 0 28-3 41-4 18-17 23-25 23z">
              <text:p/>
            </draw:path>
            <draw:path draw:style-name="gr10" draw:text-style-name="P8" draw:layer="layout" svg:width="0.145cm" svg:height="0.177cm" svg:x="12.125cm" svg:y="20.842cm" svg:viewBox="0 0 146 178" svg:d="M22 158c-3 10-4 12-16 12-3 0-6 0-6 5 0 3 1 3 3 3 8 0 16 0 24 0 9 0 19 0 28 0 1 0 5 0 5-5 0-3-3-3-7-3-14 0-14-2-14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10" draw:text-style-name="P8" draw:layer="layout" svg:width="0.105cm" svg:height="0.505cm" svg:x="12.373cm" svg:y="20.643cm" svg:viewBox="0 0 106 506" svg:d="M94 502c0 1 3 4 4 4s3 0 5 0c1 0 3 0 3-3 0-1 0-2 0-3-11-10-26-26-44-56-30-54-41-123-41-191 0-125 36-199 85-248 0-1 0-2 0-3 0-2-1-2-5-2-3 0-4 0-7 2-26 24-56 62-76 122-12 37-18 82-18 129 0 66 12 141 56 207 7 11 12 15 18 22 3 4 7 8 9 11 4 3 7 6 11 9z">
              <text:p/>
            </draw:path>
            <draw:path draw:style-name="gr10" draw:text-style-name="P8" draw:layer="layout" svg:width="0.154cm" svg:height="0.183cm" svg:x="12.498cm" svg:y="20.839cm" svg:viewBox="0 0 155 184" svg:d="M154 22c1-6 1-6 1-7 0-6-5-13-13-13-15 0-18 14-20 21-3 10-5 20-8 30-3 13-8 35-12 46 0 7-9 13-10 14-3 1-10 6-19 6-17 0-17-13-17-20 0-17 9-39 16-60 3-7 4-9 4-13 0-17-16-26-32-26-30 0-44 38-44 44 0 4 5 4 7 4 3 0 6 0 7-4 9-31 24-34 28-34 3 0 5 0 5 6s-3 14-5 18c-11 28-16 44-16 59 0 32 28 37 44 37 8 0 17-2 28-9-8 35-29 53-49 53-3 0-11 0-17-4 9-4 14-12 14-19 0-10-8-13-15-13-10 0-20 9-20 21 0 15 15 25 38 25 33 0 69-22 78-57s18-70 27-105z">
              <text:p/>
            </draw:path>
            <draw:path draw:style-name="gr10" draw:text-style-name="P8" draw:layer="layout" svg:width="0.085cm" svg:height="0.169cm" svg:x="12.666cm" svg:y="20.72cm" svg:viewBox="0 0 86 170" svg:d="M86 7c0-3-2-7-8-7-5 0-11 6-11 10s3 8 8 8c6 0 11-5 11-11zM45 140c-4 14-15 25-26 25-2 0-5 0-7-1 5-2 6-7 6-10 0-5-3-8-7-8-6 0-11 6-11 12 0 8 7 12 19 12s35-7 41-31c6-23 12-47 18-70 0-2 1-4 1-7 0-11-9-18-21-18-22 0-35 27-35 30 0 2 2 1 3 2 3 0 4 0 4-3 5-11 16-24 28-24 4 0 6 4 6 9 0 3-1 6-1 7-6 25-12 50-18 75z">
              <text:p/>
            </draw:path>
            <draw:path draw:style-name="gr10" draw:text-style-name="P8" draw:layer="layout" svg:width="0.011cm" svg:height="0.179cm" svg:x="12.826cm" svg:y="20.637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8cm" svg:x="12.826cm" svg:y="20.805cm" svg:viewBox="0 0 12 181" svg:d="M0 170c0 5 0 11 6 11s6-6 6-11c0-53 0-106 0-160 0-4 0-10-6-10s-6 6-6 10c0 54 0 107 0 160z">
              <text:p/>
            </draw:path>
            <draw:path draw:style-name="gr10" draw:text-style-name="P8" draw:layer="layout" svg:width="0.011cm" svg:height="0.18cm" svg:x="12.826cm" svg:y="20.974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158cm" svg:height="0.129cm" svg:x="12.889cm" svg:y="20.839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3 15-19s-4-13-13-13c-11 0-21 8-21 22 0 15 15 25 32 25 16 0 26-12 30-18 8 12 23 18 39 18 36 0 55-35 55-44 0-4-5-4-7-4-3 0-5 0-7 4-8 25-28 33-40 33-10 0-15-5-15-13 0-7 3-21 6-32 2-7 9-34 10-38 4-17 14-26 23-26 2 0 8 0 14 4z">
              <text:p/>
            </draw:path>
            <draw:path draw:style-name="gr10" draw:text-style-name="P8" draw:layer="layout" svg:width="0.085cm" svg:height="0.169cm" svg:x="13.064cm" svg:y="20.72cm" svg:viewBox="0 0 86 170" svg:d="M86 7c0-3-3-7-8-7s-11 6-11 10 3 8 8 8 11-5 11-11zM44 140c-3 14-14 25-25 25-3 0-5 0-7-1 5-2 6-7 6-10 0-5-4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10" draw:text-style-name="P8" draw:layer="layout" svg:width="0.032cm" svg:height="0.083cm" svg:x="13.206cm" svg:y="20.937cm" svg:viewBox="0 0 33 84" svg:d="M33 30c0-19-7-30-19-30-8 0-14 7-14 14 0 8 6 16 14 16 4 0 8-1 11-4 1 0 1-1 1-1 0 1 0 1 0 5 0 20-9 37-19 46-3 3-3 4-3 5s2 3 3 3c3 0 26-22 26-54z">
              <text:p/>
            </draw:path>
            <draw:path draw:style-name="gr10" draw:text-style-name="P8" draw:layer="layout" svg:width="0.093cm" svg:height="0.025cm" svg:x="13.4cm" svg:y="20.705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10" draw:text-style-name="P8" draw:layer="layout" svg:width="0.156cm" svg:height="0.197cm" svg:x="13.32cm" svg:y="20.771cm" svg:viewBox="0 0 157 198" svg:d="M156 10c1-4 1-3 1-4 0-4-3-6-7-6l-1 1c-12 0-24 1-36 1-4 0-10 0-10 8 0 6 6 6 7 6 4 0 9 0 12 0-5 21-10 42-15 62-4-4-13-10-28-10-49 0-79 45-79 83 0 35 26 47 49 47 20 0 34-12 39-16 10 16 30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10" draw:text-style-name="P8" draw:layer="layout" svg:width="0.085cm" svg:height="0.169cm" svg:x="13.478cm" svg:y="20.72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9 0 3 0 6 0 7-6 25-13 50-19 75z">
              <text:p/>
            </draw:path>
            <draw:path draw:style-name="gr10" draw:text-style-name="P8" draw:layer="layout" svg:width="0.105cm" svg:height="0.505cm" svg:x="13.607cm" svg:y="20.643cm" svg:viewBox="0 0 106 506" svg:d="M106 253c0-81-18-167-73-230-4-5-15-16-22-21-1-2-2-2-5-2-4 0-6 0-6 2s1 3 2 4c9 9 24 25 42 56 30 54 42 124 42 191 0 121-34 196-85 248 0 1-1 1-1 2 0 3 2 3 6 3 3 0 4 0 6-3 26-23 57-61 76-121 13-39 18-84 18-129z">
              <text:p/>
            </draw:path>
            <draw:path draw:style-name="gr10" draw:text-style-name="P8" draw:layer="layout" svg:width="0.146cm" svg:height="0.177cm" svg:x="13.802cm" svg:y="20.842cm" svg:viewBox="0 0 147 178" svg:d="M22 158c-2 10-3 12-16 12-3 0-6 0-6 5 0 3 2 3 4 3 7 0 16 0 23 0 10 0 19 0 28 0 2 0 6 0 6-5 0-3-3-3-7-3-14 0-14-2-14-4 0-4 11-50 14-57 3 9 11 18 25 18 33 0 68-41 68-82 0-27-16-45-37-45-14 0-28 10-37 21-3-15-15-21-26-21-13 0-17 10-21 16-4 10-8 26-8 27 0 3 3 3 4 3 2 0 3 0 4-7 5-20 11-33 20-33 5 0 9 2 9 13 0 7-1 10-1 15-11 41-22 83-32 124zM71 36c3-7 10-15 15-19 10-9 18-11 23-11 11 0 18 10 18 27 0 16-9 49-14 59-10 20-23 29-34 29-18 0-22-23-22-25 0-1 0-1 1-5 4-18 9-37 13-55z">
              <text:p/>
            </draw:path>
            <draw:path draw:style-name="gr10" draw:text-style-name="P8" draw:layer="layout" svg:width="0.106cm" svg:height="0.505cm" svg:x="14.05cm" svg:y="20.643cm" svg:viewBox="0 0 107 506" svg:d="M94 502c1 1 3 2 4 4 2 0 4 0 6 0 1 0 3 0 3-3 0-1-1-2-1-3-10-10-25-26-43-56-30-54-41-123-41-191 0-125 35-199 84-248 1-1 1-2 1-3 0-2-2-2-5-2-4 0-4 0-7 2-27 24-57 62-77 122-12 37-18 82-18 129 0 66 12 141 57 207 7 11 12 15 17 22 4 4 8 8 9 11 4 3 8 6 11 9z">
              <text:p/>
            </draw:path>
            <draw:path draw:style-name="gr10" draw:text-style-name="P8" draw:layer="layout" svg:width="0.093cm" svg:height="0.025cm" svg:x="14.261cm" svg:y="20.705cm" svg:viewBox="0 0 94 26" svg:d="M94 4c-2-1-4-3-5-4-8 4-11 13-23 13-7 0-14-4-19-7-7-4-12-6-17-6-11 0-16 6-30 22 1 1 3 2 4 4 8-5 11-14 23-14 7 0 14 5 19 7 8 5 12 7 17 7 11 0 16-6 31-22z">
              <text:p/>
            </draw:path>
            <draw:path draw:style-name="gr10" draw:text-style-name="P8" draw:layer="layout" svg:width="0.156cm" svg:height="0.197cm" svg:x="14.181cm" svg:y="20.771cm" svg:viewBox="0 0 157 198" svg:d="M156 10c1-4 1-3 1-4 0-4-3-6-7-6l-1 1c-12 0-24 1-36 1-4 0-10 0-10 8 0 6 6 6 8 6 3 0 8 0 11 0-5 21-10 42-15 62-4-4-13-10-28-10-49 0-79 45-79 83 0 35 26 47 49 47 20 0 34-12 39-16 10 16 30 16 33 16 10 0 18-7 24-16 7-12 10-27 10-28 0-4-4-4-6-4-3 0-4 0-6 1-1 1-1 1-2 8-6 23-12 28-19 28-4 0-7-1-7-10 0-4 1-8 2-12 13-52 26-104 39-155zM86 169c-9 9-22 18-36 18-17 0-19-15-19-21 0-15 10-49 15-60 8-20 22-28 34-28 16 0 23 13 23 16 0 2 0 3-1 4-5 24-11 47-16 71z">
              <text:p/>
            </draw:path>
            <draw:path draw:style-name="gr10" draw:text-style-name="P8" draw:layer="layout" svg:width="0.085cm" svg:height="0.169cm" svg:x="14.339cm" svg:y="20.72cm" svg:viewBox="0 0 86 170" svg:d="M86 7c0-3-2-7-8-7-5 0-10 6-10 10s2 8 7 8c6 0 11-5 11-11zM45 140c-3 14-14 25-26 25-2 0-5 0-7-1 6-2 7-7 7-10 0-5-4-8-8-8-5 0-11 6-11 12 0 8 8 12 20 12s34-7 41-31c6-23 12-47 17-70 1-2 1-4 1-7 0-11-9-18-21-18-22 0-34 27-34 30 0 2 2 2 3 2 3 0 3 0 4-3 5-11 15-24 27-24 4 0 6 4 6 9 0 3 0 6 0 7-6 25-13 50-19 75z">
              <text:p/>
            </draw:path>
            <draw:path draw:style-name="gr10" draw:text-style-name="P8" draw:layer="layout" svg:width="0.105cm" svg:height="0.505cm" svg:x="14.468cm" svg:y="20.643cm" svg:viewBox="0 0 106 506" svg:d="M106 253c0-81-18-167-73-230-4-5-15-16-22-21-1-2-2-2-5-2-4 0-6 0-6 2s1 3 2 4c9 9 24 25 42 56 30 54 42 124 42 191 0 121-34 196-85 248 0 1-1 1-1 2 0 3 2 3 6 3 3 0 4 0 6-3 26-23 57-61 76-121 13-39 18-84 18-129z">
              <text:p/>
            </draw:path>
            <draw:path draw:style-name="gr10" draw:text-style-name="P8" draw:layer="layout" svg:width="0.145cm" svg:height="0.177cm" svg:x="14.664cm" svg:y="20.842cm" svg:viewBox="0 0 146 178" svg:d="M22 158c-3 10-4 12-16 12-4 0-6 0-6 5 0 3 1 3 3 3 8 0 16 0 24 0 9 0 19 0 27 0 2 0 6 0 6-5 0-3-3-3-7-3-14 0-14-2-14-4 0-4 11-50 14-57 3 9 11 18 25 18 33 0 68-41 68-82 0-27-16-45-37-45-14 0-27 10-37 21-2-15-14-21-25-21-13 0-18 10-21 16-5 10-8 26-8 27 0 3 2 3 3 3 2 0 3 0 5-7 4-20 10-33 20-33 4 0 8 2 8 13 0 7 0 10-1 15-11 41-21 83-31 124zM70 36c3-7 10-15 16-19 9-9 17-11 22-11 11 0 18 10 18 27 0 16-9 49-14 59-10 20-23 29-34 29-18 0-22-23-22-25 0-1 0-1 1-5 4-18 9-37 13-55z">
              <text:p/>
            </draw:path>
            <draw:path draw:style-name="gr10" draw:text-style-name="P8" draw:layer="layout" svg:width="0.072cm" svg:height="0.337cm" svg:x="14.904cm" svg:y="20.727cm" svg:viewBox="0 0 73 338" svg:d="M73 334c0 0 0-1-1-2-13-14-32-37-44-82-6-26-9-55-9-81 0-74 18-126 51-163 3-2 3-2 3-3 0-3-3-3-3-3-4 0-20 17-24 22-28 33-46 84-46 147 0 40 6 96 43 144 3 3 22 25 27 25 0 0 3 0 3-4z">
              <text:p/>
            </draw:path>
            <draw:path draw:style-name="gr10" draw:text-style-name="P8" draw:layer="layout" svg:width="0.157cm" svg:height="0.129cm" svg:x="15.001cm" svg:y="20.839cm" svg:viewBox="0 0 158 130" svg:d="M140 14c-10 4-15 13-15 20 0 6 5 13 13 13 10 0 20-9 20-22 0-15-14-25-32-25-16 0-26 12-29 18-7-12-23-18-39-18-36 0-55 34-55 44 0 4 4 4 7 4 4 0 5 0 7-4 8-26 28-34 40-34 10 0 15 5 15 14 0 6-4 21-6 31-4 13-7 26-10 39-4 17-14 25-24 25-1 0-7 0-14-4 11-3 16-13 16-19s-5-13-14-13c-10 0-20 8-20 22 0 15 14 25 32 25 16 0 26-12 30-18 7 12 23 18 39 18 35 0 54-35 54-44 0-4-4-4-7-4s-5 0-6 4c-8 25-28 33-40 33-11 0-16-5-16-13 0-7 4-21 7-32 1-7 8-34 9-38 4-17 14-26 24-26 1 0 8 0 14 4z">
              <text:p/>
            </draw:path>
            <draw:path draw:style-name="gr10" draw:text-style-name="P8" draw:layer="layout" svg:width="0.085cm" svg:height="0.169cm" svg:x="15.175cm" svg:y="20.72cm" svg:viewBox="0 0 86 170" svg:d="M86 7c0-3-2-7-8-7-5 0-11 6-11 10s3 8 8 8c6 0 11-5 11-11zM45 140c-4 14-15 25-26 25-2 0-5 0-7-1 5-2 6-7 6-10 0-5-3-8-7-8-6 0-11 6-11 12 0 8 7 12 19 12s35-7 41-31c6-23 12-47 18-70 0-2 1-4 1-7 0-11-9-18-21-18-22 0-35 27-35 30 0 2 3 2 4 2 2 0 3 0 3-3 6-11 16-24 28-24 4 0 6 4 6 9 0 3 0 6-1 7-6 25-12 50-18 75z">
              <text:p/>
            </draw:path>
            <draw:path draw:style-name="gr10" draw:text-style-name="P8" draw:layer="layout" svg:width="0.011cm" svg:height="0.18cm" svg:x="15.334cm" svg:y="20.721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5.334cm" svg:y="20.89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13cm" svg:height="0.129cm" svg:x="15.4cm" svg:y="20.839cm" svg:viewBox="0 0 131 130" svg:d="M109 16c-15 5-15 18-15 19 0 4 2 13 13 13 12 0 20-10 20-22 0-15-14-26-39-26-56 0-88 44-88 81 0 25 16 49 60 49 7 0 26 0 43-8 17-6 28-17 28-20s-5-8-7-8-2 1-4 3c-15 16-38 22-60 22-18 0-27-9-27-25 0-11 7-45 15-60 11-19 29-24 41-24 3 0 12 0 20 6z">
              <text:p/>
            </draw:path>
            <draw:path draw:style-name="gr10" draw:text-style-name="P8" draw:layer="layout" svg:width="0.097cm" svg:height="0.089cm" svg:x="15.542cm" svg:y="20.762cm" svg:viewBox="0 0 98 90" svg:d="M77 35c0-10 0-17-9-25-8-7-18-10-30-10-18 0-31 7-31 19 0 7 4 10 9 10 6 0 10-4 10-9 0-4-2-8-8-10 8-4 20-4 20-4 12 0 24 7 24 24 0 2 0 4 0 6-12 0-24 1-39 6-17 7-23 17-23 26 0 17 21 22 34 22 16 0 25-9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8" draw:layer="layout" svg:width="0.033cm" svg:height="0.083cm" svg:x="15.681cm" svg:y="20.937cm" svg:viewBox="0 0 34 84" svg:d="M34 30c0-19-8-30-19-30-9 0-15 7-15 14 0 8 6 16 15 16 3 0 7-1 10-4 1 0 1-1 1-1 1 1 1 1 1 5 0 20-10 37-19 46-3 3-3 4-3 5s1 3 3 3 26-22 26-54z">
              <text:p/>
            </draw:path>
            <draw:path draw:style-name="gr10" draw:text-style-name="P8" draw:layer="layout" svg:width="0.129cm" svg:height="0.129cm" svg:x="15.796cm" svg:y="20.839cm" svg:viewBox="0 0 130 130" svg:d="M108 16c-15 5-15 18-15 19 0 4 2 13 13 13 12 0 21-10 21-22 0-15-15-26-39-26-57 0-88 44-88 81 0 25 15 49 59 49 7 0 27 0 44-8 16-6 27-17 27-20s-4-8-7-8c-1 0-2 1-4 3-15 16-37 22-59 22-18 0-28-9-28-25 0-11 7-45 16-60 11-19 28-24 40-24 3 0 13 0 20 6z">
              <text:p/>
            </draw:path>
            <draw:path draw:style-name="gr10" draw:text-style-name="P8" draw:layer="layout" svg:width="0.104cm" svg:height="0.137cm" svg:x="15.936cm" svg:y="20.713cm" svg:viewBox="0 0 105 138" svg:d="M30 0c-10 1-20 2-30 2 0 3 0 5 0 8 14 0 14 1 14 11 0 38 0 77 0 116 3 0 5 0 8 0 2-4 4-8 6-12 8 9 18 13 29 13 26 0 48-19 48-44 0-24-20-44-46-44-12 0-22 4-29 12 0-21 0-41 0-62zM30 71c6-9 16-16 28-16 11 0 19 7 23 13s6 13 6 26c0 4 0 20-8 28-8 9-17 12-23 12-16 0-24-13-26-17 0-15 0-31 0-46z">
              <text:p/>
            </draw:path>
            <draw:path draw:style-name="gr10" draw:text-style-name="P8" draw:layer="layout" svg:width="0.073cm" svg:height="0.337cm" svg:x="16.077cm" svg:y="20.727cm" svg:viewBox="0 0 74 338" svg:d="M74 169c0-40-8-96-44-144-4-3-21-25-27-25-1 0-3 1-3 3 0 1 1 2 2 3 13 15 32 37 43 82 6 26 9 54 9 81 0 28-3 57-10 85-10 39-27 61-42 77-2 3-2 3-2 3 0 3 2 4 3 4 5 0 20-18 23-22 29-34 48-84 48-147z">
              <text:p/>
            </draw:path>
            <draw:path draw:style-name="gr10" draw:text-style-name="P8" draw:layer="layout" svg:width="0.187cm" svg:height="0.119cm" svg:x="9.907cm" svg:y="21.852cm" svg:viewBox="0 0 188 120" svg:d="M188 9c0-6-2-9-4-9s-4 2-4 8c-2 23-21 37-39 37-17 0-31-11-45-22-15-12-30-23-49-23-28 0-47 25-47 51 0 9 3 6 4 9 3 0 4-6 4-6 2-28 24-38 39-38 17 0 31 10 45 21 15 12 30 23 49 23 27 0 47-25 47-51zM10 109c-4 0-10 0-10 5 0 6 6 6 10 6 56 0 112 0 168 0 4 0 10 0 10-6 0-5-6-5-10-5-56 0-112 0-168 0z">
              <text:p/>
            </draw:path>
            <draw:path draw:style-name="gr10" draw:text-style-name="P8" draw:layer="layout" svg:width="0.145cm" svg:height="0.842cm" svg:x="10.255cm" svg:y="21.491cm" svg:viewBox="0 0 146 843" svg:d="M146 840c0-1 0-1-1-3-27-33-50-69-67-108-36-86-51-187-51-307s14-225 55-317c16-36 38-69 63-99 1-1 1-2 1-3 0-3-2-3-6-3s-5 0-6 1c-13 16-17 17-39 48-49 69-73 152-86 235-7 46-9 92-9 138 0 104 13 212 58 308 20 43 47 81 75 111 2 2 2 2 7 2 4 0 6 0 6-3z">
              <text:p/>
            </draw:path>
            <draw:path draw:style-name="gr10" draw:text-style-name="P8" draw:layer="layout" svg:width="0.119cm" svg:height="0.088cm" svg:x="10.421cm" svg:y="21.545cm" svg:viewBox="0 0 120 89" svg:d="M14 74c0 4-1 6-1 8 0 5 3 7 6 7s7-3 8-4c1-2 3-8 3-12 1-4 4-13 4-19 2-4 3-8 4-12 2-8 3-10 8-18 6-8 15-18 30-18 11 0 11 10 11 13 0 12-8 35-11 43-2 5-3 7-3 10 0 10 9 17 19 17 19 0 28-27 28-30s-2-3-3-3c-3 0-3 2-4 4-4 15-13 23-21 23-4 0-5-2-5-6 0-5 1-7 5-16 2-7 10-27 10-39 0-18-15-22-25-22-17 0-27 10-34 18-1-13-13-18-21-18s-12 6-16 11c-4 7-6 19-6 19 0 3 2 3 3 3 3 0 3-1 4-6 3-12 7-21 15-21 5 0 6 4 6 9 0 4-2 12-3 17s-3 13-4 18c-2 8-4 16-7 24z">
              <text:p/>
            </draw:path>
            <draw:path draw:style-name="gr10" draw:text-style-name="P8" draw:layer="layout" svg:width="0.133cm" svg:height="0.009cm" svg:x="10.571cm" svg:y="21.577cm" svg:viewBox="0 0 134 10" svg:d="M126 10c3 0 8 0 8-5s-5-5-8-5c-40 0-79 0-118 0-3 0-8 0-8 5s5 5 8 5c39 0 78 0 118 0z">
              <text:p/>
            </draw:path>
            <draw:path draw:style-name="gr10" draw:text-style-name="P8" draw:layer="layout" svg:width="0.071cm" svg:height="0.129cm" svg:x="10.747cm" svg:y="21.501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8" draw:layer="layout" svg:width="0.326cm" svg:height="0.393cm" svg:x="10.461cm" svg:y="21.716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10" draw:text-style-name="P8" draw:layer="layout" svg:width="0.058cm" svg:height="0.131cm" svg:x="10.452cm" svg:y="22.184cm" svg:viewBox="0 0 59 132" svg:d="M54 7c0-3-2-7-8-7-5 0-11 5-11 10 0 4 3 8 8 8 6 0 11-5 11-11zM14 107c0 3-2 5-2 8 0 10 8 17 19 17 19 0 28-27 28-30s-2-3-3-3c-2 0-2 2-3 3-5 16-14 24-21 24-4 0-6-2-6-6 0-5 2-9 4-13 2-5 4-10 6-16 2-5 9-22 10-25 0-2 1-4 1-6 0-9-8-17-19-17-19 0-28 27-28 31 0 2 2 2 3 2 3 0 3-1 3-3 6-17 15-24 22-24 3 0 5 1 5 7 0 4-2 7-7 19-4 11-8 22-12 32z">
              <text:p/>
            </draw:path>
            <draw:path draw:style-name="gr10" draw:text-style-name="P8" draw:layer="layout" svg:width="0.144cm" svg:height="0.052cm" svg:x="10.536cm" svg:y="22.239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10" draw:text-style-name="P8" draw:layer="layout" svg:width="0.09cm" svg:height="0.134cm" svg:x="10.705cm" svg:y="22.184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10" draw:text-style-name="P8" draw:layer="layout" svg:width="0.145cm" svg:height="0.177cm" svg:x="10.876cm" svg:y="21.859cm" svg:viewBox="0 0 146 178" svg:d="M22 158c-3 10-4 12-16 12-3 0-6 0-6 5 0 3 2 3 3 3 8 0 16 0 24 0 10 0 19 0 28 0 1 0 5 0 5-5 0-3-2-3-6-3-15 0-15-2-15-4 0-4 12-50 14-57 4 9 12 18 26 18 32 0 67-41 67-82 0-27-16-45-36-45-15 0-28 10-37 21-3-15-15-21-26-21-13 0-18 10-21 16-4 10-8 26-8 27 0 3 2 2 3 3 3 0 3 0 5-7 4-20 10-33 20-33 5 0 9 2 9 13 0 7-1 10-2 15-11 41-21 83-31 124zM71 36c2-7 10-15 15-19 9-9 18-11 23-11 11 0 17 10 17 27 0 16-9 49-14 59-10 20-23 29-34 29-18 0-22-23-22-25 0-1 0-1 2-5 4-18 9-37 13-55z">
              <text:p/>
            </draw:path>
            <draw:path draw:style-name="gr10" draw:text-style-name="P8" draw:layer="layout" svg:width="0.065cm" svg:height="0.28cm" svg:x="11.101cm" svg:y="21.772cm" svg:viewBox="0 0 66 281" svg:d="M66 278c0-1 0-1-5-6-35-36-44-89-44-132 0-49 10-98 45-133 4-3 4-4 4-5s-2-2-4-2-28 18-44 54c-14 32-18 63-18 86 0 22 3 56 18 88 18 34 42 53 44 53s4-1 4-3z">
              <text:p/>
            </draw:path>
            <draw:path draw:style-name="gr10" draw:text-style-name="P8" draw:layer="layout" svg:width="0.13cm" svg:height="0.129cm" svg:x="11.195cm" svg:y="21.856cm" svg:viewBox="0 0 131 130" svg:d="M109 16c-15 5-15 18-15 19 0 4 2 13 13 13 12 0 21-10 21-22 0-15-15-26-40-26-56 0-88 44-88 81 0 25 16 49 60 49 7 0 26 0 43-8 17-6 28-17 28-20s-5-8-7-8-2 1-4 3c-15 16-38 22-59 22-19 0-28-9-28-25 0-11 7-45 15-60 11-19 29-24 41-24 3 0 12 0 20 6z">
              <text:p/>
            </draw:path>
            <draw:path draw:style-name="gr10" draw:text-style-name="P8" draw:layer="layout" svg:width="0.097cm" svg:height="0.089cm" svg:x="11.338cm" svg:y="21.779cm" svg:viewBox="0 0 98 90" svg:d="M77 35c0-10 0-17-9-25-8-7-18-10-29-10-19 0-32 7-32 19 0 7 4 10 10 10 5 0 9-4 9-9 0-4-2-8-7-10 7-4 19-4 19-4 12 0 24 7 24 24 0 2 0 4 0 6-12 0-24 1-39 6-17 7-23 17-23 26 0 17 21 22 34 22 16 0 25-9 30-16 1 8 6 15 15 15 7-6 19 0 19-19 0-3 0-7 0-11-2 0-4 0-6 0 0 4 0 8 0 11 0 2 0 12-8 12s-7-10-7-12c0-12 0-23 0-35zM62 60c0 19-17 25-26 25-10 0-19-7-19-17s9-26 45-27c0 6 0 13 0 19z">
              <text:p/>
            </draw:path>
            <draw:path draw:style-name="gr10" draw:text-style-name="P8" draw:layer="layout" svg:width="0.059cm" svg:height="0.131cm" svg:x="11.336cm" svg:y="21.922cm" svg:viewBox="0 0 60 132" svg:d="M54 7c0-3-2-7-8-7-4 0-10 5-10 10 0 4 2 8 8 8s10-5 10-11zM14 107c0 3-1 5-1 8 0 10 8 17 18 17 20 0 29-27 29-30 0-2-2-2-3-2-3 0-3 1-4 3-5 15-13 24-21 24-4 0-5-3-5-7 0-5 2-8 3-13 2-5 4-10 7-16 1-4 9-22 9-25 0-1 1-4 1-6 0-9-8-17-18-17-20 0-29 27-29 31 0 2 2 1 3 2 3 0 3-1 4-3 5-17 14-24 21-24 3 0 5 1 5 7 0 5-1 7-6 20-4 10-8 21-13 31z">
              <text:p/>
            </draw:path>
            <draw:path draw:style-name="gr10" draw:text-style-name="P8" draw:layer="layout" svg:width="0.065cm" svg:height="0.28cm" svg:x="11.469cm" svg:y="21.772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10" draw:text-style-name="P8" draw:layer="layout" svg:width="0.146cm" svg:height="0.177cm" svg:x="11.6cm" svg:y="21.859cm" svg:viewBox="0 0 147 178" svg:d="M22 158c-2 10-3 12-16 12-3 0-6 0-6 5 0 3 2 3 4 3 7 0 16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10" draw:text-style-name="P8" draw:layer="layout" svg:width="0.073cm" svg:height="0.337cm" svg:x="11.84cm" svg:y="21.744cm" svg:viewBox="0 0 74 338" svg:d="M74 334c0 0-1-1-1-2-14-14-32-37-44-82-7-26-9-55-9-81 0-74 18-126 51-163 3-2 3-2 3-3 0-3-3-3-4-3-4 0-19 17-23 22-29 33-47 84-47 147 0 40 7 96 44 144 3 3 22 25 26 25 1 0 4 0 4-4z">
              <text:p/>
            </draw:path>
            <draw:path draw:style-name="gr10" draw:text-style-name="P8" draw:layer="layout" svg:width="0.13cm" svg:height="0.129cm" svg:x="11.939cm" svg:y="21.856cm" svg:viewBox="0 0 131 130" svg:d="M108 16c-14 5-15 18-15 19 0 4 3 13 14 13 12 0 20-10 20-22 0-15-14-26-39-26-56 0-88 44-88 81 0 25 16 49 60 49 7 0 26 0 43-8 17-6 28-17 28-20s-5-8-7-8-2 1-4 3c-15 16-38 22-60 22-18 0-27-9-27-25 0-11 7-45 15-60 11-19 29-24 40-24 4 0 13 0 20 6z">
              <text:p/>
            </draw:path>
            <draw:path draw:style-name="gr10" draw:text-style-name="P8" draw:layer="layout" svg:width="0.105cm" svg:height="0.137cm" svg:x="12.08cm" svg:y="21.73cm" svg:viewBox="0 0 106 138" svg:d="M30 0c-10 1-20 2-30 2 0 3 0 5 0 8 14 0 15 1 15 11 0 38 0 77 0 116 2 0 4 0 7 0 2-4 4-8 7-12 7 9 18 13 29 13 25 0 48-19 48-44 0-24-20-44-46-44-12 0-23 4-30 12 0-21 0-41 0-62zM30 71c6-9 17-16 28-16 12 0 20 7 24 13s6 13 6 26c0 4 0 20-8 28-8 9-18 12-23 12-16 0-24-13-27-17 0-15 0-31 0-46z">
              <text:p/>
            </draw:path>
            <draw:path draw:style-name="gr10" draw:text-style-name="P8" draw:layer="layout" svg:width="0.059cm" svg:height="0.131cm" svg:x="12.08cm" svg:y="21.922cm" svg:viewBox="0 0 60 132" svg:d="M54 7c0-3-2-7-8-7-4 0-10 5-10 10 0 4 2 8 7 8 6 0 11-5 11-11zM14 107c0 3-1 5-1 8 0 10 8 17 18 17 20 0 29-27 29-30 0-2-2-1-3-2-3 0-3 1-4 3-5 15-14 24-21 24-4 0-5-3-5-7 0-5 1-8 3-13s4-10 6-16c2-4 10-22 10-25 0-1 1-4 1-6 0-9-8-17-18-17-20 0-29 27-29 31 0 2 2 2 3 2 3 0 3-1 4-3 5-17 14-24 21-24 3 0 5 1 5 7 0 5-1 7-7 20-4 10-8 21-12 31z">
              <text:p/>
            </draw:path>
            <draw:path draw:style-name="gr10" draw:text-style-name="P8" draw:layer="layout" svg:width="0.072cm" svg:height="0.337cm" svg:x="12.222cm" svg:y="21.744cm" svg:viewBox="0 0 73 338" svg:d="M73 169c0-40-7-96-43-144-4-3-22-25-27-25-1 0-3 1-3 3 0 1 0 2 2 3 13 15 31 37 43 82 6 26 9 54 9 81 0 28-3 57-10 85-11 39-27 61-42 77-2 3-2 3-2 3 0 3 2 4 3 4 4 0 19-18 23-22 29-34 47-84 47-147z">
              <text:p/>
            </draw:path>
            <draw:path draw:style-name="gr10" draw:text-style-name="P8" draw:layer="layout" svg:width="0.145cm" svg:height="0.842cm" svg:x="12.347cm" svg:y="21.491cm" svg:viewBox="0 0 146 843" svg:d="M146 422c0-105-12-212-57-309-20-43-47-81-75-111-3-2-3-2-8-2-4 0-6 0-6 3 0 1 2 3 2 3 27 33 49 69 66 108 37 86 51 187 51 308 0 120-13 224-55 316-16 36-38 69-62 99-1 1-2 2-2 3 0 3 2 3 6 3s5 0 6-1c13-16 18-17 39-48 49-69 74-152 87-235 7-45 8-92 8-137z">
              <text:p/>
            </draw:path>
            <draw:path draw:style-name="gr10" draw:text-style-name="P8" draw:layer="layout" svg:width="0.134cm" svg:height="0.134cm" svg:x="12.649cm" svg:y="21.845cm" svg:viewBox="0 0 135 135" svg:d="M68 59c-19-18-37-37-56-56-4-3-4-3-6-3-4 0-6 2-6 6 0 1 0 2 3 5 19 19 38 38 57 56-19 19-38 38-57 57-3 3-3 3-3 6s2 5 6 5c2 0 2-1 6-4 18-18 37-37 55-56 20 20 39 39 59 59 0 0 2 1 4 1 4 0 5-2 5-5 0-1 0-2-1-4 0 0-44-44-58-59 17-17 34-34 51-51 2-2 6-6 7-7 0-1 1-2 1-3 0-4-1-6-5-6-2 0-4 1-7 4-18 18-37 37-55 55z">
              <text:p/>
            </draw:path>
            <draw:path draw:style-name="gr10" draw:text-style-name="P8" draw:layer="layout" svg:width="0.091cm" svg:height="0.087cm" svg:x="10.27cm" svg:y="22.524cm" svg:viewBox="0 0 92 88" svg:d="M38 46c0 0 4-18 4-20 0 0 7-11 12-16 3-1 8-5 16-5 3 0 8 1 12 3-7 2-9 7-9 10 0 5 3 8 8 8s11-4 11-12c0-10-11-14-21-14s-19 4-28 14c-3-12-15-14-20-14-7 0-13 4-16 10-4 8-7 19-7 20 0 2 3 2 4 2 2 0 2 0 4-6 3-12 6-21 14-21 5 0 7 5 7 9s-2 12-3 17c-2 6-4 14-4 18-3 8-5 17-7 25-1 3-2 8-2 8 0 4 4 6 7 6 2 0 6-2 8-6 1 0 2-9 4-14 2-7 4-14 6-22z">
              <text:p/>
            </draw:path>
            <draw:path draw:style-name="gr10" draw:text-style-name="P8" draw:layer="layout" svg:width="0.133cm" svg:height="0.009cm" svg:x="10.392cm" svg:y="22.556cm" svg:viewBox="0 0 134 10" svg:d="M126 10c3 0 8 0 8-4 0-6-5-6-8-6-40 0-79 0-118 0-3 0-8 0-8 5s5 5 8 5c39 0 78 0 118 0z">
              <text:p/>
            </draw:path>
            <draw:path draw:style-name="gr10" draw:text-style-name="P8" draw:layer="layout" svg:width="0.071cm" svg:height="0.129cm" svg:x="10.568cm" svg:y="22.48cm" svg:viewBox="0 0 72 130" svg:d="M45 6c0-6-1-6-6-6-13 12-31 12-39 12 0 2 0 5 0 7 5 0 18 0 29-5 0 33 0 67 0 100 0 7 0 9-20 9-3 0-5 0-7 0 0 3 0 5 0 7 3 0 28 0 35 0 5 0 30 0 35 0 0-2 0-4 0-7-2 0-5 0-7 0-20 0-20-2-20-9 0-36 0-72 0-108z">
              <text:p/>
            </draw:path>
            <draw:path draw:style-name="gr10" draw:text-style-name="P8" draw:layer="layout" svg:width="0.326cm" svg:height="0.393cm" svg:x="10.296cm" svg:y="22.694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10" draw:text-style-name="P8" draw:layer="layout" svg:width="0.085cm" svg:height="0.169cm" svg:x="10.266cm" svg:y="23.163cm" svg:viewBox="0 0 86 170" svg:d="M86 7c0-3-3-7-8-7s-11 6-11 10 3 8 8 8 11-5 11-11zM44 140c-3 14-14 25-25 25-3 0-5 0-7-1 5-2 6-7 6-10 0-5-4-8-7-8-6 0-11 6-11 12 0 8 7 12 19 12s35-7 41-31c6-23 12-47 18-70 0-3 0-4 0-7 0-11-8-19-20-19-22 0-35 28-35 31 0 2 3 2 3 2 3 0 3-1 4-3 5-12 16-24 27-24 5 0 7 3 7 9 0 3-1 5-1 7-6 25-13 50-19 75z">
              <text:p/>
            </draw:path>
            <draw:path draw:style-name="gr10" draw:text-style-name="P8" draw:layer="layout" svg:width="0.144cm" svg:height="0.052cm" svg:x="10.383cm" svg:y="23.217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10" draw:text-style-name="P8" draw:layer="layout" svg:width="0.09cm" svg:height="0.134cm" svg:x="10.553cm" svg:y="23.162cm" svg:viewBox="0 0 91 135" svg:d="M91 68c0-22-2-37-12-50-5-10-18-18-33-18-46 0-46 54-46 68s0 67 46 67c45 0 45-53 45-67zM46 130c-10 0-22-6-26-22-2-11-2-28-2-42 0-15 0-29 3-40 4-16 17-20 25-20 10 0 20 7 24 18 3 10 3 25 3 42 0 14 0 29-3 41-4 18-17 23-24 23z">
              <text:p/>
            </draw:path>
            <draw:path draw:style-name="gr10" draw:text-style-name="P8" draw:layer="layout" svg:width="0.145cm" svg:height="0.842cm" svg:x="10.772cm" svg:y="22.469cm" svg:viewBox="0 0 146 843" svg:d="M146 841c0-1 0-2-1-4-27-32-50-68-66-108-37-86-52-187-52-307s14-225 55-317c17-36 39-69 64-99 0-1 0-2 0-3 0-3-2-3-6-3s-5 0-5 1c-1 0-17 17-40 48-49 69-73 152-86 236-7 45-9 91-9 137 0 104 14 212 58 308 20 43 47 81 75 111 2 2 2 2 7 2s6 0 6-2z">
              <text:p/>
            </draw:path>
            <draw:path draw:style-name="gr10" draw:text-style-name="P8" draw:layer="layout" svg:width="0.146cm" svg:height="0.177cm" svg:x="10.919cm" svg:y="22.837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19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10" draw:text-style-name="P8" draw:layer="layout" svg:width="0.065cm" svg:height="0.28cm" svg:x="11.098cm" svg:y="22.751cm" svg:viewBox="0 0 66 281" svg:d="M66 278c0 0 0-1-5-6-35-35-45-89-45-132 0-49 11-98 46-133 4-3 4-4 4-5s-2-2-4-2-28 19-44 54c-15 32-18 63-18 86 0 22 3 56 18 88 17 34 42 53 44 53s4-1 4-3z">
              <text:p/>
            </draw:path>
            <draw:path draw:style-name="gr10" draw:text-style-name="P8" draw:layer="layout" svg:width="0.093cm" svg:height="0.025cm" svg:x="11.252cm" svg:y="22.7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10" draw:text-style-name="P8" draw:layer="layout" svg:width="0.133cm" svg:height="0.197cm" svg:x="11.19cm" svg:y="22.766cm" svg:viewBox="0 0 134 198" svg:d="M134 3c-1-1 0-3-4-3s-31 3-36 3c-2 1-4 2-4 6 0 3 3 3 8 3 12 0 13 2 13 5 0 2 0 4-1 5-5 23-11 45-16 67-5-11-14-18-26-18-33 0-68 42-68 83 0 26 15 44 38 44 5 0 19 0 36-20 2 12 12 20 25 20 11 0 17-6 21-15 5-10 9-27 9-28 0-3-3-3-3-3-4 0-4 2-4 6-5 18-11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8" draw:layer="layout" svg:width="0.085cm" svg:height="0.17cm" svg:x="11.326cm" svg:y="22.696cm" svg:viewBox="0 0 86 171" svg:d="M86 8c0-4-2-8-8-8-5 0-11 6-11 11 0 3 3 7 8 7 6 0 11-4 11-10zM45 140c-4 14-15 26-26 26-2 0-5-1-7-2 5-2 6-7 6-10 0-4-3-7-7-7-6 0-11 5-11 11 0 8 7 13 19 13s35-7 41-31c6-23 12-47 18-70 0-3 1-4 1-8 0-11-9-18-21-18-22 0-35 27-35 30s3 3 4 3c2 0 3-1 3-4 6-11 16-23 28-23 4 0 6 3 6 9 0 3 0 5-1 6-6 25-12 50-18 75z">
              <text:p/>
            </draw:path>
            <draw:path draw:style-name="gr10" draw:text-style-name="P8" draw:layer="layout" svg:width="0.09cm" svg:height="0.133cm" svg:x="11.336cm" svg:y="22.906cm" svg:viewBox="0 0 91 134" svg:d="M91 67c0-21-2-37-12-50-5-10-18-17-33-17-46 0-46 53-46 67s0 67 46 67c45 0 45-52 45-67zM46 129c-10 0-22-6-26-22-2-11-2-28-2-42 0-15 0-29 3-40 4-15 17-20 25-20 10 0 20 7 24 18 3 11 3 25 3 42 0 14 0 29-3 41-4 19-16 23-24 23z">
              <text:p/>
            </draw:path>
            <draw:path draw:style-name="gr10" draw:text-style-name="P8" draw:layer="layout" svg:width="0.065cm" svg:height="0.28cm" svg:x="11.467cm" svg:y="22.751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10" draw:text-style-name="P8" draw:layer="layout" svg:width="0.12cm" svg:height="0.087cm" svg:x="11.617cm" svg:y="22.524cm" svg:viewBox="0 0 121 88" svg:d="M15 74c-1 3-2 8-2 8 0 4 4 6 7 6s6-2 7-4 3-8 4-12 3-13 4-18c2-4 3-8 3-13 3-8 3-10 9-18 5-8 15-18 29-18 12 0 12 10 12 14 0 11-9 34-12 42-2 5-2 7-2 10 0 11 8 17 18 17 20 0 29-26 29-30 0-2-2-1-3-2-4 0-4 1-4 3-5 15-13 24-21 24-4 0-5-3-5-7 0-5 1-7 4-16 2-6 10-27 10-38 0-19-15-22-25-22-16 0-27 10-33 18-2-14-13-18-21-18-9 0-13 6-16 10-4 8-7 19-7 20 0 2 2 1 3 2 3 0 3 0 5-6 3-12 6-21 14-21 5 0 7 5 7 9s-2 12-3 17c-2 6-4 14-4 18-3 8-5 17-7 25z">
              <text:p/>
            </draw:path>
            <draw:path draw:style-name="gr10" draw:text-style-name="P8" draw:layer="layout" svg:width="0.132cm" svg:height="0.009cm" svg:x="11.768cm" svg:y="22.556cm" svg:viewBox="0 0 133 10" svg:d="M125 10c3 0 8 0 8-4 0-6-4-6-8-6-39 0-78 0-117 0-3 0-8 0-8 5s5 5 8 5c39 0 78 0 117 0z">
              <text:p/>
            </draw:path>
            <draw:path draw:style-name="gr10" draw:text-style-name="P8" draw:layer="layout" svg:width="0.07cm" svg:height="0.129cm" svg:x="11.944cm" svg:y="22.48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0" draw:text-style-name="P8" draw:layer="layout" svg:width="0.326cm" svg:height="0.393cm" svg:x="11.658cm" svg:y="22.694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10" draw:text-style-name="P8" draw:layer="layout" svg:width="0.059cm" svg:height="0.131cm" svg:x="11.648cm" svg:y="23.163cm" svg:viewBox="0 0 60 132" svg:d="M55 7c0-3-2-7-8-7-5 0-11 5-11 10 0 4 2 8 8 8s11-5 11-11zM14 107c0 3-1 5-1 8 0 10 8 17 18 17 20 0 29-27 29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10" draw:text-style-name="P8" draw:layer="layout" svg:width="0.145cm" svg:height="0.052cm" svg:x="11.732cm" svg:y="23.217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10" draw:text-style-name="P8" draw:layer="layout" svg:width="0.09cm" svg:height="0.134cm" svg:x="11.902cm" svg:y="23.162cm" svg:viewBox="0 0 91 135" svg:d="M91 68c0-22-2-37-12-50-5-10-17-18-33-18-46 0-46 54-46 68s0 67 46 67c45 0 45-53 45-67zM46 130c-9 0-21-6-25-22-3-11-3-28-3-42 0-15 0-29 3-40 4-16 17-20 25-20 10 0 20 7 24 18 3 10 4 25 4 42 0 14 0 29-4 41-4 18-16 23-24 23z">
              <text:p/>
            </draw:path>
            <draw:path draw:style-name="gr10" draw:text-style-name="P8" draw:layer="layout" svg:width="0.145cm" svg:height="0.177cm" svg:x="12.073cm" svg:y="22.837cm" svg:viewBox="0 0 146 178" svg:d="M22 158c-3 10-4 12-16 12-4 0-6 0-6 5 0 3 1 3 3 3 8 0 16 0 24 0 9 0 19 0 27 0 2 0 6 0 6-5 0-3-3-3-7-3-14 0-14-2-14-4 0-4 11-50 14-56 3 8 11 17 25 17 33 0 68-41 68-82 0-27-16-45-37-45-14 0-27 10-37 21-2-15-14-21-25-21-13 0-18 11-21 16-5 10-8 26-8 27 0 3 2 3 3 3 2 0 3 0 5-7 4-19 10-33 20-33 4 0 8 2 8 13 0 7 0 10-1 15-11 41-21 83-31 124zM70 37c3-8 10-16 16-20 9-9 17-11 22-11 11 0 18 10 18 27 0 16-9 49-14 59-10 20-23 29-34 29-18 0-22-23-22-25 0-1 0-1 1-5 4-18 9-36 13-54z">
              <text:p/>
            </draw:path>
            <draw:path draw:style-name="gr10" draw:text-style-name="P8" draw:layer="layout" svg:width="0.137cm" svg:height="0.673cm" svg:x="12.328cm" svg:y="22.554cm" svg:viewBox="0 0 138 674" svg:d="M138 671c0-1 0-2 0-2-11-11-30-30-48-60-46-72-67-163-67-272 0-75 11-173 57-257 22-40 46-62 58-75 0-1 0-2 0-3 0-2-1-2-5-2s-5 0-9 4c-94 86-124 214-124 333 0 110 26 221 97 305 5 7 17 19 28 28 3 4 4 4 8 4s5 0 5-3z">
              <text:p/>
            </draw:path>
            <draw:path draw:style-name="gr10" draw:text-style-name="P8" draw:layer="layout" svg:width="0.037cm" svg:height="0.28cm" svg:x="12.51cm" svg:y="22.751cm" svg:viewBox="0 0 38 281" svg:d="M38 281c0-4 0-8 0-11-9 0-18 0-27 0 0-87 0-173 0-259 9 0 18 0 27 0 0-4 0-7 0-11-12 0-25 0-38 0 0 94 0 187 0 281 13 0 26 0 38 0z">
              <text:p/>
            </draw:path>
            <draw:path draw:style-name="gr10" draw:text-style-name="P8" draw:layer="layout" svg:width="0.153cm" svg:height="0.183cm" svg:x="12.564cm" svg:y="22.834cm" svg:viewBox="0 0 154 184" svg:d="M153 22c1-6 1-6 1-7 0-6-4-13-13-13-15 0-18 14-19 21-3 10-6 20-8 30-4 13-8 35-12 46-1 7-10 13-11 14-3 1-9 6-19 6-17 0-17-13-17-20 0-17 9-39 17-59 2-8 3-10 3-14 0-16-16-26-31-26-30 0-44 38-44 44 0 4 4 4 6 4 4 0 6 0 7-3 9-31 25-35 29-35 2 0 4 0 4 6 0 7-2 14-4 18-11 28-17 44-17 59 0 32 28 37 45 37 7 0 16-1 27-8-8 34-29 52-48 52-4 0-12 0-18-4 9-4 14-11 14-19 0-10-8-13-14-13-10 0-21 9-21 22 0 14 16 24 39 24 32 0 69-22 77-56 9-35 18-71 27-106z">
              <text:p/>
            </draw:path>
            <draw:path draw:style-name="gr10" draw:text-style-name="P8" draw:layer="layout" svg:width="0.085cm" svg:height="0.169cm" svg:x="12.731cm" svg:y="22.715cm" svg:viewBox="0 0 86 170" svg:d="M86 7c0-3-2-7-8-7-5 0-11 6-11 11 0 3 3 7 8 7 6 0 11-4 11-11zM45 140c-3 14-14 25-26 25-2 0-5 0-7-1 6-2 7-7 7-10 0-4-4-8-8-8-6 0-11 6-11 12 0 8 8 12 19 12 12 0 35-7 41-31 6-23 12-47 18-70 0-2 1-4 1-7 0-11-9-18-21-18-22 0-35 27-35 30s3 3 4 3c3 0 3-1 4-4 5-11 15-23 27-23 4 0 6 3 6 9 0 2 0 5-1 6-6 25-12 50-18 75z">
              <text:p/>
            </draw:path>
            <draw:path draw:style-name="gr10" draw:text-style-name="P8" draw:layer="layout" svg:width="0.037cm" svg:height="0.28cm" svg:x="12.856cm" svg:y="22.751cm" svg:viewBox="0 0 38 281" svg:d="M38 0c-12 0-25 0-38 0 0 4 0 7 0 11 9 0 18 0 27 0 0 86 0 172 0 259-9 0-18 0-27 0 0 3 0 7 0 11 13 0 26 0 38 0 0-94 0-187 0-281z">
              <text:p/>
            </draw:path>
            <draw:path draw:style-name="gr10" draw:text-style-name="P8" draw:layer="layout" svg:width="0.059cm" svg:height="0.131cm" svg:x="12.937cm" svg:y="22.647cm" svg:viewBox="0 0 60 132" svg:d="M54 7c0-3-2-7-7-7s-11 5-11 10c0 4 2 8 8 8s10-5 10-11zM14 107c0 3-1 5-1 8 0 10 8 17 18 17 20 0 29-27 29-30s-2-3-3-3c-3 0-3 2-4 4-5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10" draw:text-style-name="P8" draw:layer="layout" svg:width="0.1cm" svg:height="0.086cm" svg:x="13.022cm" svg:y="22.69cm" svg:viewBox="0 0 101 87" svg:d="M35 6c0-1 0-2 0-3s0-3-3-3c-4 0-11 1-13 1-3 1-7 1-10 1s-6 0-6 4 3 4 5 4c10 0 10 0 10 3 0 1-1 5-2 7-3 13-7 27-10 40-5 19-6 23-6 24 0 3 3 3 4 3s2 0 3 0c18-3 43-12 63-31 28-23 31-49 31-50 0-3-3-6-7-6-6 0-8 6-9 11-8 28-35 59-68 68 6-24 12-49 18-73z">
              <text:p/>
            </draw:path>
            <draw:path draw:style-name="gr10" draw:text-style-name="P8" draw:layer="layout" svg:width="0.144cm" svg:height="0.145cm" svg:x="13.147cm" svg:y="22.655cm" svg:viewBox="0 0 145 146" svg:d="M77 78c20 0 40 0 61 0 2 0 7 0 7-5s-5-5-7-5c-21 0-41 0-61 0 0-20 0-40 0-60 0-3 0-8-5-8s-5 5-5 8c0 20 0 40 0 60-20 0-40 0-60 0-3 0-7 0-7 5s4 5 7 5c20 0 40 0 60 0 0 20 0 40 0 60 0 3 0 8 5 8s5-5 5-8c0-20 0-40 0-60z">
              <text:p/>
            </draw:path>
            <draw:path draw:style-name="gr10" draw:text-style-name="P8" draw:layer="layout" svg:width="0.101cm" svg:height="0.086cm" svg:x="13.32cm" svg:y="22.69cm" svg:viewBox="0 0 102 87" svg:d="M35 6c0-1 0-2 0-3s0-3-3-3c-4 0-11 1-13 1-3 1-7 1-10 1s-6 0-6 4 3 4 5 4c10 0 10 0 10 3 0 1-1 5-2 7-3 13-7 27-10 40-5 19-6 23-6 24 0 3 3 3 4 3s2 0 3 0c18-3 43-12 63-31 28-23 32-49 32-50 0-3-4-6-8-6-6 0-8 6-9 11-8 28-35 59-68 68 6-24 12-49 18-73z">
              <text:p/>
            </draw:path>
            <draw:path draw:style-name="gr10" draw:text-style-name="P8" draw:layer="layout" svg:width="0.132cm" svg:height="0.009cm" svg:x="13.453cm" svg:y="22.723cm" svg:viewBox="0 0 133 10" svg:d="M125 10c3 0 8 0 8-5s-4-5-8-5c-39 0-78 0-117 0-3 0-8 0-8 5s5 5 8 5c39 0 78 0 117 0z">
              <text:p/>
            </draw:path>
            <draw:path draw:style-name="gr10" draw:text-style-name="P8" draw:layer="layout" svg:width="0.07cm" svg:height="0.13cm" svg:x="13.629cm" svg:y="22.646cm" svg:viewBox="0 0 71 131" svg:d="M44 6c0-5 0-6-6-6-12 13-30 13-38 13 0 2 0 5 0 7 5 0 18 0 29-6 0 34 0 68 0 101 0 7 0 9-20 9-3 0-5 0-7 0 0 2 0 5 0 7 3-1 27-1 34-1 6 0 31 0 35 1 0-2 0-5 0-7-2 0-5 0-7 0-20 0-20-2-20-9 0-36 0-73 0-109z">
              <text:p/>
            </draw:path>
            <draw:path draw:style-name="gr10" draw:text-style-name="P8" draw:layer="layout" svg:width="0.144cm" svg:height="0.145cm" svg:x="13.733cm" svg:y="22.655cm" svg:viewBox="0 0 145 146" svg:d="M78 78c20 0 40 0 60 0 3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10" draw:text-style-name="P8" draw:layer="layout" svg:width="0.072cm" svg:height="0.019cm" svg:x="13.95cm" svg:y="22.592cm" svg:viewBox="0 0 73 20" svg:d="M69 0c-7 6-12 10-18 10-5 0-10-4-12-4-7-4-11-6-16-6-8 0-11 3-23 16 1 1 3 3 4 4 6-6 11-9 17-9 5 0 11 3 13 3 7 4 11 6 15 6 8 0 11-3 24-16-2-1-3-3-4-4z">
              <text:p/>
            </draw:path>
            <draw:path draw:style-name="gr10" draw:text-style-name="P8" draw:layer="layout" svg:width="0.1cm" svg:height="0.137cm" svg:x="13.904cm" svg:y="22.64cm" svg:viewBox="0 0 101 138" svg:d="M100 6c1 0 1-3 1-4 0 0-1-2-3-2-4 0-20 2-25 2-2 0-4 0-4 4s2 4 5 4c9 0 9 0 9 2s-1 2-1 5c-3 15-7 30-11 45-4-7-11-12-21-12-24 0-50 28-50 56 0 19 13 32 30 32 10 0 20-5 28-13 4 12 15 13 20 13 7 0 12-4 16-10 4-7 6-18 6-19 0-3-2-3-3-3-3 0-3 0-4 6-3 10-7 21-15 21-4 0-6-4-6-10 0-3 0-5 1-8 9-36 18-73 27-109zM58 112c-1 6-5 10-10 13-2 1-10 8-18 8-7 0-14-5-14-19 0-11 6-32 10-40 9-16 19-19 24-19 15 0 18 15 18 18 0 1 0 1 0 2-3 12-6 25-10 37z">
              <text:p/>
            </draw:path>
            <draw:path draw:style-name="gr10" draw:text-style-name="P8" draw:layer="layout" svg:width="0.065cm" svg:height="0.121cm" svg:x="14.014cm" svg:y="22.588cm" svg:viewBox="0 0 66 122" svg:d="M66 6c0-4-2-6-6-6s-9 4-9 8c0 3 3 6 7 6s8-4 8-8zM36 100c-3 10-12 18-21 18-2 0-4-1-5-1 4-2 5-6 5-7 0-3-2-7-6-7-5 0-9 5-9 10s6 9 16 9 27-4 32-22c4-17 9-34 13-50 0-2 0-3 0-5 0-8-7-14-17-14-17 0-27 19-27 22 0 2 1 2 2 2 3 0 3-1 3-2 7-14 16-17 21-17 6 0 7 5 7 7 0 3-1 3-1 4-4 18-9 35-13 53z">
              <text:p/>
            </draw:path>
            <draw:path draw:style-name="gr10" draw:text-style-name="P8" draw:layer="layout" svg:width="0.049cm" svg:height="0.094cm" svg:x="14.021cm" svg:y="22.747cm" svg:viewBox="0 0 50 95" svg:d="M43 6c0-4-2-6-6-6s-9 3-9 8c0 4 3 6 6 6 5 0 9-4 9-8zM50 74c0-3-3-3-4-3-2 0-2 1-3 3-2 8-9 16-16 16-3 0-4-2-4-5s1-4 2-7 2-6 3-8c1-1 6-14 8-19 2-3 2-5 2-7 0-7-6-13-16-13-14 0-22 19-22 22 0 2 2 2 3 2 3 0 3-1 3-3 4-10 10-16 16-16 3 0 4 2 4 6 0 0 0 2 0 4-1 3-8 18-10 23-1 2-1 3-2 7-1 2-2 4-2 6 0 8 6 13 15 13 15 0 23-18 23-21z">
              <text:p/>
            </draw:path>
            <draw:path draw:style-name="gr10" draw:text-style-name="P8" draw:layer="layout" svg:width="0.116cm" svg:height="0.116cm" svg:x="14.097cm" svg:y="22.747cm" svg:viewBox="0 0 117 117" svg:d="M62 62c17 0 33 0 49 0 3 0 6 0 6-4s-3-4-6-4c-16 0-32 0-49 0 0-16 0-32 0-48 0-3 0-6-4-6s-4 3-4 6c0 16 0 32 0 48-16 0-32 0-48 0-2 0-6 0-6 4s4 4 6 4c16 0 32 0 48 0 0 17 0 33 0 49 0 3 0 6 4 6s4-3 4-6c0-16 0-32 0-49z">
              <text:p/>
            </draw:path>
            <draw:path draw:style-name="gr10" draw:text-style-name="P8" draw:layer="layout" svg:width="0.057cm" svg:height="0.093cm" svg:x="14.249cm" svg:y="22.747cm" svg:viewBox="0 0 58 94" svg:d="M36 4c0-4-1-4-6-4-9 9-25 9-28 9 0 0-1 0-2 0 0 2 0 4 0 6 1 0 2 0 2 0 4 0 12-1 20-4 0 24 0 47 0 71 0 4 0 5-14 5-2 0-5 0-7 0 0 2 0 4 0 7 8-1 19-1 28-1 8 0 21 0 29 1 0-3 0-5 0-7-3 0-5 0-8 0-14 0-14-1-14-5 0-26 0-52 0-78z">
              <text:p/>
            </draw:path>
            <draw:path draw:style-name="gr10" draw:text-style-name="P8" draw:layer="layout" svg:width="0.059cm" svg:height="0.132cm" svg:x="12.937cm" svg:y="22.967cm" svg:viewBox="0 0 60 133" svg:d="M54 8c0-3-2-8-7-8s-11 6-11 11c0 3 2 7 8 7s10-5 10-10zM14 108c0 2-1 5-1 8 0 10 8 17 18 17 20 0 29-27 29-31 0-2-2-2-3-2-3 0-3 2-4 3-5 16-13 24-21 24-4 0-5-2-5-7 0-4 2-8 3-12 2-6 4-11 7-16 1-5 9-22 9-25 1-2 1-5 1-6 0-10-8-17-18-17-19 0-29 26-29 30 0 3 2 2 3 3 3 0 3-1 4-3 5-17 14-24 21-24 3 0 5 1 5 6s-1 8-6 20c-4 11-8 21-13 32z">
              <text:p/>
            </draw:path>
            <draw:path draw:style-name="gr10" draw:text-style-name="P8" draw:layer="layout" svg:width="0.1cm" svg:height="0.085cm" svg:x="13.022cm" svg:y="23.011cm" svg:viewBox="0 0 101 86" svg:d="M35 6c0-1 0-2 0-4-1 0 0-2-3-2-4 0-11 1-13 1-3 1-7 1-10 1s-6 0-6 4c0 3 3 3 5 3 10 0 10 1 10 3s-1 6-2 8c-3 13-7 26-10 39-5 20-6 24-6 25 0 2 3 2 4 2s2 0 3 0c18-2 43-12 63-30 28-24 21-33 31-50 0-4-3-6-7-6-6 0-8 6-9 11-8 28-35 58-68 68 6-24 12-49 18-73z">
              <text:p/>
            </draw:path>
            <draw:path draw:style-name="gr10" draw:text-style-name="P8" draw:layer="layout" svg:width="0.144cm" svg:height="0.144cm" svg:x="13.147cm" svg:y="22.976cm" svg:viewBox="0 0 145 145" svg:d="M77 78c20 0 40 0 61 0 2 0 7 0 7-5s-5-5-7-5c-21 0-41 0-61 0 0-20 0-41 0-61 0-2 0-7-5-7s-5 5-5 7c0 20 0 41 0 61-20 0-40 0-60 0-3 0-7 0-7 5s4 5 7 5c20 0 40 0 60 0 0 20 0 40 0 60 0 3 0 7 5 7s5-4 5-7c0-20 0-40 0-60z">
              <text:p/>
            </draw:path>
            <draw:path draw:style-name="gr10" draw:text-style-name="P8" draw:layer="layout" svg:width="0.072cm" svg:height="0.019cm" svg:x="13.364cm" svg:y="22.914cm" svg:viewBox="0 0 73 20" svg:d="M69 0c-6 6-11 9-17 9s-11-3-13-4c-7-3-11-5-16-5-8 0-10 3-23 16 1 1 3 3 4 4 6-6 11-10 17-10 5 0 11 4 13 4 7 4 11 6 15 6 9 0 11-3 24-16-2-1-3-3-4-4z">
              <text:p/>
            </draw:path>
            <draw:path draw:style-name="gr10" draw:text-style-name="P8" draw:layer="layout" svg:width="0.101cm" svg:height="0.137cm" svg:x="13.318cm" svg:y="22.962cm" svg:viewBox="0 0 102 138" svg:d="M101 6c0-1 0-3 1-4 0 0-1-2-4-2-4 0-20 2-25 2-2 0-4 0-4 4 0 3 2 3 5 3 9 0 9 1 9 3s-1 2-1 4c-3 15-7 30-11 45-4-7-11-11-20-11-25 0-51 28-51 56 0 19 13 32 30 32 11 0 20-6 28-13 4 11 15 13 20 13 7 0 12-4 16-10 4-8 7-19 7-20 0-2-2-2-3-2-4 0-4 0-5 6-3 9-6 21-15 21-4 0-6-4-6-10 0-4 1-5 1-8 9-36 18-73 28-109zM58 112c-1 6-5 9-9 13-3 1-10 8-19 8-7 0-14-5-14-19 0-11 6-32 10-40 9-16 20-19 25-19 14 0 17 15 17 17 0 1 0 2 0 3-3 12-6 25-10 37z">
              <text:p/>
            </draw:path>
            <draw:path draw:style-name="gr10" draw:text-style-name="P8" draw:layer="layout" svg:width="0.065cm" svg:height="0.122cm" svg:x="13.428cm" svg:y="22.909cm" svg:viewBox="0 0 66 123" svg:d="M66 6c0-3-2-6-6-6s-9 5-9 9c0 3 3 5 7 5s8-4 8-8zM36 100c-3 11-12 18-20 18-2 0-4 0-6 0 4-3 5-6 5-8 0-3-1-6-6-6s-9 5-9 9c0 6 6 10 16 10s28-5 32-22 9-34 13-51c0-1 1-3 1-4 0-8-8-14-18-14-17 0-27 19-27 22 0 2 2 2 3 2 2 0 2-1 2-2 7-14 16-17 21-17 6 0 7 5 7 7s0 2-1 4c-4 17-9 35-13 52z">
              <text:p/>
            </draw:path>
            <draw:path draw:style-name="gr10" draw:text-style-name="P8" draw:layer="layout" svg:width="0.049cm" svg:height="0.094cm" svg:x="13.435cm" svg:y="23.068cm" svg:viewBox="0 0 50 95" svg:d="M43 6c0-3-2-6-6-6s-8 4-8 9c0 4 2 5 5 5 5 0 9-4 9-8zM50 74c0-2-2-1-3-2-2 0-3 0-4 3-2 7-9 16-15 16-3 0-5-2-5-5 0-4 1-5 3-8 0-3 1-5 2-8 1 0 6-14 8-19 2-2 2-5 2-7 0-6-6-12-15-12-15 0-23 18-23 22 0 2 2 2 3 2 3 0 3-1 3-3 4-10 10-16 16-16 3 0 4 1 4 5 0 2 0 3 0 5-1 3-8 18-9 23-2 2-2 2-3 7-1 2-2 4-2 6 0 7 6 12 15 12 15 0 23-17 23-21z">
              <text:p/>
            </draw:path>
            <draw:path draw:style-name="gr10" draw:text-style-name="P8" draw:layer="layout" svg:width="0.011cm" svg:height="0.18cm" svg:x="14.393cm" svg:y="22.548cm" svg:viewBox="0 0 12 181" svg:d="M0 170c0 5 0 11 6 11s6-6 6-11c0-53 0-106 0-160 0-4 0-10-6-10s-6 6-6 10c0 54 0 107 0 160z">
              <text:p/>
            </draw:path>
            <draw:path draw:style-name="gr10" draw:text-style-name="P8" draw:layer="layout" svg:width="0.011cm" svg:height="0.18cm" svg:x="14.393cm" svg:y="22.716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8cm" svg:x="14.393cm" svg:y="22.885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4.393cm" svg:y="23.054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158cm" svg:height="0.129cm" svg:x="14.457cm" svg:y="22.834cm" svg:viewBox="0 0 159 130" svg:d="M140 14c-10 4-15 13-15 20 0 6 5 13 13 13 11 0 21-8 21-22 0-15-15-25-32-25-16 0-26 13-30 18-7-12-23-18-39-18-36 0-55 35-55 44 0 4 5 4 7 4 4 0 5 0 7-3 8-26 28-35 40-35 10 0 15 5 15 15 0 5-3 21-6 30-4 13-7 26-10 39-4 17-14 25-23 25-2 0-8 0-14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10" draw:text-style-name="P8" draw:layer="layout" svg:width="0.085cm" svg:height="0.17cm" svg:x="14.631cm" svg:y="22.696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 0 6-6 25-13 50-19 75z">
              <text:p/>
            </draw:path>
            <draw:path draw:style-name="gr10" draw:text-style-name="P8" draw:layer="layout" svg:width="0.058cm" svg:height="0.132cm" svg:x="14.641cm" svg:y="22.909cm" svg:viewBox="0 0 59 133" svg:d="M54 7c0-2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10" draw:text-style-name="P8" draw:layer="layout" svg:width="0.032cm" svg:height="0.083cm" svg:x="14.773cm" svg:y="22.931cm" svg:viewBox="0 0 33 84" svg:d="M33 30c0-19-7-30-18-30-9 0-15 7-15 15 0 7 6 15 15 15 3 0 7-1 10-4 1 0 1 0 1 0 1 1 1 0 1 4 0 20-10 38-19 47-3 3-3 3-3 4 0 2 1 3 2 3 3 0 26-22 26-54z">
              <text:p/>
            </draw:path>
            <draw:path draw:style-name="gr10" draw:text-style-name="P8" draw:layer="layout" svg:width="0.093cm" svg:height="0.025cm" svg:x="14.948cm" svg:y="22.7cm" svg:viewBox="0 0 94 26" svg:d="M94 4c-2-1-4-3-5-4-8 5-11 14-23 14-7 0-14-5-19-8-7-4-12-6-17-6-11 0-16 6-30 22 1 1 3 2 4 4 8-5 11-13 23-13 7 0 14 4 19 6 7 5 12 7 17 7 11 0 16-6 31-22z">
              <text:p/>
            </draw:path>
            <draw:path draw:style-name="gr10" draw:text-style-name="P8" draw:layer="layout" svg:width="0.133cm" svg:height="0.197cm" svg:x="14.885cm" svg:y="22.766cm" svg:viewBox="0 0 134 198" svg:d="M134 3c-1-1 0-3-4-3s-31 3-36 3c-1 1-3 2-3 6 0 3 3 3 7 3 13 0 14 2 14 5 0 2-1 4-1 5-6 23-12 45-17 67-5-11-13-18-26-18-33 0-68 42-68 83 0 26 16 44 38 44 5 0 20 0 36-20 3 12 12 20 26 20 10 0 16-6 21-15 5-10 8-27 8-28 0-3-3-3-3-3-3 0-4 2-4 6-5 18-10 34-21 34-8 0-9-7-9-13s1-9 2-13c13-55 27-109 40-163zM76 162c-2 5-2 5-6 10-12 16-24 20-32 20-14 0-18-15-18-26 0-14 10-48 16-62 9-16 21-26 32-26 18 0 22 22 22 24s0 4 0 5c-5 18-9 36-14 55z">
              <text:p/>
            </draw:path>
            <draw:path draw:style-name="gr10" draw:text-style-name="P8" draw:layer="layout" svg:width="0.085cm" svg:height="0.17cm" svg:x="15.021cm" svg:y="22.696cm" svg:viewBox="0 0 86 171" svg:d="M86 8c0-4-2-8-8-8-5 0-10 6-10 11 0 3 2 7 7 7 6 0 11-4 11-10zM45 140c-3 14-14 26-26 26-2 0-5-1-6-2 5-2 6-7 6-10 0-4-4-7-8-7-5 0-11 5-11 11 0 8 8 13 20 13s34-7 41-31c6-23 12-47 17-70 1-3 1-4 1-8 0-11-9-18-21-18-21 0-34 27-34 30s2 3 3 3c3 0 3-1 4-4 5-11 15-23 27-23 4 0 6 3 6 9 0 3 0 5 0 6-6 25-13 50-19 75z">
              <text:p/>
            </draw:path>
            <draw:path draw:style-name="gr10" draw:text-style-name="P8" draw:layer="layout" svg:width="0.058cm" svg:height="0.132cm" svg:x="15.03cm" svg:y="22.909cm" svg:viewBox="0 0 59 133" svg:d="M54 7c0-2-2-7-8-7-5 0-11 5-11 11 0 3 3 7 8 7 6 0 11-5 11-11zM14 107c0 3-1 6-1 9 0 9 7 17 18 17 20 0 28-27 28-31 0-2-2-2-3-2-2 0-2 1-3 3-5 16-14 24-21 24-4 0-5-2-5-7s1-8 3-13 4-10 6-15 9-23 10-26c0-1 1-4 1-5 0-10-8-17-19-17-19 0-28 26-28 30 0 3 2 3 3 3 3 0 3-2 3-3 6-18 15-24 22-24 3 0 5 1 5 6s-2 8-7 20c-4 10-8 21-12 31z">
              <text:p/>
            </draw:path>
            <draw:path draw:style-name="gr10" draw:text-style-name="P8" draw:layer="layout" svg:width="0.032cm" svg:height="0.083cm" svg:x="15.164cm" svg:y="22.931cm" svg:viewBox="0 0 33 84" svg:d="M33 30c0-19-7-30-19-30-8 0-14 7-14 15 0 7 6 15 14 15 4 0 8-1 10-4 2 0 1 0 2 0v4c0 20-9 37-19 47-3 2-3 3-3 4 0 2 2 3 3 3 3 0 26-22 26-54z">
              <text:p/>
            </draw:path>
            <draw:path draw:style-name="gr10" draw:text-style-name="P8" draw:layer="layout" svg:width="0.093cm" svg:height="0.025cm" svg:x="15.337cm" svg:y="22.7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10" draw:text-style-name="P8" draw:layer="layout" svg:width="0.133cm" svg:height="0.197cm" svg:x="15.276cm" svg:y="22.766cm" svg:viewBox="0 0 134 198" svg:d="M134 3c-2-1 0-3-4-3s-31 3-36 3c-2 1-4 2-4 6 0 3 3 3 7 3 13 0 14 2 14 5 0 2 0 4-1 5-5 23-11 45-16 67-6-11-14-18-27-18-33 0-67 42-67 83 0 26 15 44 37 44 5 0 20 0 37-20 2 12 12 20 25 20 10 0 16-6 21-15 5-10 9-27 9-28 0-3-3-3-4-3-3 0-3 2-4 6-5 18-10 34-21 34-8 0-9-7-9-13s1-9 2-13c13-55 27-109 41-163zM75 162c-1 5-1 5-5 10-13 16-24 20-32 20-15 0-18-15-18-26 0-14 9-48 15-62 9-16 22-26 33-26 18 0 22 22 22 24s0 4-1 5c-5 18-9 36-14 55z">
              <text:p/>
            </draw:path>
            <draw:path draw:style-name="gr10" draw:text-style-name="P8" draw:layer="layout" svg:width="0.085cm" svg:height="0.17cm" svg:x="15.41cm" svg:y="22.696cm" svg:viewBox="0 0 86 171" svg:d="M86 8c0-4-2-8-7-8-6 0-11 6-11 11 0 3 2 7 8 7 5 0 10-4 10-10zM45 140c-3 14-14 26-25 26-3 0-6-1-7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10" draw:text-style-name="P8" draw:layer="layout" svg:width="0.059cm" svg:height="0.132cm" svg:x="15.42cm" svg:y="22.909cm" svg:viewBox="0 0 60 133" svg:d="M54 7c0-2-2-7-8-7-4 0-10 5-10 11 0 3 2 7 7 7 7 0 11-5 11-11zM14 107c0 3-1 6-1 9 0 9 8 17 18 17 20 0 29-27 29-31 0-2-2-1-3-2-3 0-3 1-4 3-5 16-14 24-21 24-4 0-5-2-5-7s1-8 3-13 4-10 7-15c1-5 9-23 9-26 0-1 1-4 1-5 0-10-8-17-18-17-20 0-29 26-29 30 0 3 2 3 3 3 3 0 3-2 4-3 5-18 14-24 21-24 3 0 5 1 5 6s-1 8-7 20c-4 10-8 21-12 31z">
              <text:p/>
            </draw:path>
            <draw:path draw:style-name="gr10" draw:text-style-name="P8" draw:layer="layout" svg:width="0.144cm" svg:height="0.144cm" svg:x="15.504cm" svg:y="22.918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10" draw:text-style-name="P8" draw:layer="layout" svg:width="0.071cm" svg:height="0.129cm" svg:x="15.684cm" svg:y="22.909cm" svg:viewBox="0 0 72 130" svg:d="M45 6c0-6 0-6-6-6-13 12-30 13-39 13 0 2 0 4 0 6 5 0 18 0 29-5 0 34 0 67 0 100 0 7 0 9-19 9-3 0-6 0-8 0 0 3 0 5 0 7 4 0 28 0 35 0 6 0 31 0 35 0 0-2 0-4 0-7-2 0-5 0-7 0-20 0-20-2-20-9 0-36 0-72 0-108z">
              <text:p/>
            </draw:path>
            <draw:path draw:style-name="gr10" draw:text-style-name="P8" draw:layer="layout" svg:width="0.032cm" svg:height="0.083cm" svg:x="15.813cm" svg:y="22.931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8" draw:layer="layout" svg:width="0.137cm" svg:height="0.673cm" svg:x="15.924cm" svg:y="22.554cm" svg:viewBox="0 0 138 674" svg:d="M138 337c0-111-25-222-96-306-6-6-17-17-28-28-4-3-4-3-8-3s-6 0-6 2 1 3 2 4c9 9 28 28 47 59 45 73 66 164 66 272 0 76-10 173-57 256-22 40-45 64-57 76-1 0-1 1-1 2 0 3 2 3 6 3s4 0 8-5c95-85 124-214 124-332z">
              <text:p/>
            </draw:path>
            <draw:path draw:style-name="gr10" draw:text-style-name="P8" draw:layer="layout" svg:width="0.145cm" svg:height="0.177cm" svg:x="16.159cm" svg:y="22.837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7 4-19 10-33 20-33 4 0 8 2 8 13 0 7 0 10-1 15-11 41-21 83-31 124zM70 37c3-8 10-16 16-20 9-9 17-11 22-11 11 0 18 10 18 27 0 16-9 49-14 59-10 20-23 29-34 29-18 0-22-23-22-25 0-1 0-1 1-5 4-18 9-36 13-54z">
              <text:p/>
            </draw:path>
            <draw:path draw:style-name="gr10" draw:text-style-name="P8" draw:layer="layout" svg:width="0.106cm" svg:height="0.505cm" svg:x="16.406cm" svg:y="22.638cm" svg:viewBox="0 0 107 506" svg:d="M94 502c1 1 3 2 4 4 2 0 4 0 6 0 1 0 3 0 3-3 0-1-1-1-1-2-10-11-25-26-43-57-30-54-41-123-41-191 0-125 35-198 84-248 1-1 1-1 1-2 0-3-2-3-5-3-4 0-4 0-7 2-27 24-57 63-76 122-13 37-19 82-19 129 0 66 13 141 57 207 7 11 12 15 17 22 4 4 8 8 9 11 4 3 8 6 11 9z">
              <text:p/>
            </draw:path>
            <draw:path draw:style-name="gr10" draw:text-style-name="P8" draw:layer="layout" svg:width="0.093cm" svg:height="0.025cm" svg:x="16.596cm" svg:y="22.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8" draw:layer="layout" svg:width="0.133cm" svg:height="0.197cm" svg:x="16.535cm" svg:y="22.766cm" svg:viewBox="0 0 134 198" svg:d="M134 3c-1-1 0-3-4-3s-31 3-36 3c-2 1-4 2-4 6 0 3 3 3 8 3 13 0 13 2 13 5 0 2 0 4-1 5-5 23-11 45-16 67-5-11-13-18-26-18-33 0-68 42-68 83 0 26 15 44 38 44 5 0 19 0 36-20 2 12 12 20 26 20 10 0 16-6 21-15 4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8" draw:layer="layout" svg:width="0.085cm" svg:height="0.17cm" svg:x="16.67cm" svg:y="22.696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10" draw:text-style-name="P8" draw:layer="layout" svg:width="0.058cm" svg:height="0.132cm" svg:x="16.68cm" svg:y="22.909cm" svg:viewBox="0 0 59 133" svg:d="M54 7c0-2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10" draw:text-style-name="P8" draw:layer="layout" svg:width="0.144cm" svg:height="0.144cm" svg:x="16.764cm" svg:y="22.918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10" draw:text-style-name="P8" draw:layer="layout" svg:width="0.071cm" svg:height="0.129cm" svg:x="16.944cm" svg:y="22.909cm" svg:viewBox="0 0 72 130" svg:d="M45 6c0-6-1-6-7-6-12 12-30 13-38 13 0 2 0 4 0 6 5 0 18 0 29-5 0 34 0 67 0 100 0 7 0 9-20 9-3 0-5 0-7 0 0 3 0 5 0 7 3 0 27 0 34 0 6 0 31 0 36 0 0-2 0-4 0-7-3 0-5 0-8 0-19 0-19-2-19-9 0-36 0-72 0-108z">
              <text:p/>
            </draw:path>
            <draw:path draw:style-name="gr10" draw:text-style-name="P8" draw:layer="layout" svg:width="0.011cm" svg:height="0.179cm" svg:x="17.089cm" svg:y="22.632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79cm" svg:x="17.089cm" svg:y="22.801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8cm" svg:x="17.089cm" svg:y="22.969cm" svg:viewBox="0 0 12 181" svg:d="M0 170c0 5 0 11 6 11s6-6 6-11c0-53 0-106 0-160 0-4 0-10-6-10s-6 6-6 10c0 54 0 107 0 160z">
              <text:p/>
            </draw:path>
            <draw:path draw:style-name="gr10" draw:text-style-name="P8" draw:layer="layout" svg:width="0.093cm" svg:height="0.025cm" svg:x="17.215cm" svg:y="22.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8" draw:layer="layout" svg:width="0.133cm" svg:height="0.197cm" svg:x="17.153cm" svg:y="22.766cm" svg:viewBox="0 0 134 198" svg:d="M134 3c-1-1 0-3-4-3s-31 3-36 3c-2 1-4 2-4 6 0 3 3 3 8 3 12 0 13 2 13 5 0 2 0 4-1 5-5 23-11 45-16 67-5-11-13-18-26-18-33 0-68 42-68 83 0 26 15 44 38 44 5 0 19 0 36-20 2 12 12 20 25 20 11 0 17-6 21-15 5-10 9-27 9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8" draw:layer="layout" svg:width="0.085cm" svg:height="0.17cm" svg:x="17.288cm" svg:y="22.696cm" svg:viewBox="0 0 86 171" svg:d="M86 8c0-4-2-8-8-8-5 0-11 6-11 11 0 3 3 7 8 7 6 0 11-4 11-10zM45 140c-3 14-15 26-26 26-2 0-5-1-7-2 6-2 6-7 6-10 0-4-3-7-7-7-6 0-11 5-11 11 0 8 7 13 19 13s35-7 41-31c6-23 12-47 18-70 0-3 1-4 1-8 0-11-9-18-21-18-22 0-35 27-35 30s3 3 4 3c3 0 3-1 3-4 6-11 16-23 28-23 4 0 6 3 6 9 0 3 0 5-1 6-6 25-12 50-18 75z">
              <text:p/>
            </draw:path>
            <draw:path draw:style-name="gr10" draw:text-style-name="P8" draw:layer="layout" svg:width="0.059cm" svg:height="0.132cm" svg:x="17.297cm" svg:y="22.909cm" svg:viewBox="0 0 60 133" svg:d="M55 7c0-2-2-7-8-7-5 0-11 5-11 11 0 3 2 7 8 7s11-5 11-11zM14 107c0 3-1 6-1 9 0 9 8 17 19 17 19 0 28-27 28-31 0-2-2-2-3-2-3 0-3 1-4 3-4 16-13 24-21 24-4 0-5-2-5-7s2-8 3-13c3-5 4-10 7-15 1-5 9-23 9-26 1-1 1-4 1-5 0-10-7-17-18-17-19 0-29 26-29 30 0 3 3 3 4 3 2 0 2-2 3-3 5-18 14-24 21-24 3 0 6 1 6 6s-2 8-7 20c-4 10-8 21-13 31z">
              <text:p/>
            </draw:path>
            <draw:path draw:style-name="gr10" draw:text-style-name="P8" draw:layer="layout" svg:width="0.105cm" svg:height="0.505cm" svg:x="17.417cm" svg:y="22.638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10" draw:text-style-name="P8" draw:layer="layout" svg:width="0.146cm" svg:height="0.177cm" svg:x="17.612cm" svg:y="22.837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10" draw:text-style-name="P8" draw:layer="layout" svg:width="0.106cm" svg:height="0.505cm" svg:x="17.86cm" svg:y="22.638cm" svg:viewBox="0 0 107 506" svg:d="M94 502c1 1 3 2 4 4 2 0 4 0 6 0 1 0 3 0 3-3 0-1-1-1-1-2-10-11-25-26-43-57-30-54-41-123-41-191 0-125 35-198 84-248 1-1 1-1 1-2 0-3-2-3-5-3-4 0-4 0-7 2-27 24-57 63-77 122-12 37-18 82-18 129 0 66 12 141 56 207 8 11 12 15 18 22 3 4 7 8 9 11 4 3 8 6 11 9z">
              <text:p/>
            </draw:path>
            <draw:path draw:style-name="gr10" draw:text-style-name="P8" draw:layer="layout" svg:width="0.158cm" svg:height="0.129cm" svg:x="17.988cm" svg:y="22.834cm" svg:viewBox="0 0 159 130" svg:d="M140 14c-10 4-15 13-15 20 0 6 5 13 14 13 10 0 20-8 20-22 0-15-15-25-32-25-16 0-26 13-30 18-7-12-23-18-39-18-35 0-54 35-54 44 0 4 4 4 6 4 4 0 6 0 7-3 8-26 29-35 40-35 10 0 16 5 16 15 0 5-4 21-7 30-3 13-6 26-9 39-5 17-15 25-24 25-2 0-8 0-14-4 11-2 15-12 15-19 0-6-4-13-14-13s-20 8-20 22c0 15 15 25 32 25 16 0 26-12 30-17 8 11 23 17 39 17 35 0 54-35 54-44 0-4-4-4-6-4-3 0-6 0-7 4-8 25-28 33-40 33-10 0-16-5-16-13 0-7 4-21 7-32 1-7 9-33 9-38 5-17 15-26 24-26 2 0 8 0 14 4z">
              <text:p/>
            </draw:path>
            <draw:path draw:style-name="gr10" draw:text-style-name="P8" draw:layer="layout" svg:width="0.085cm" svg:height="0.17cm" svg:x="18.163cm" svg:y="22.696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10" draw:text-style-name="P8" draw:layer="layout" svg:width="0.058cm" svg:height="0.132cm" svg:x="18.172cm" svg:y="22.909cm" svg:viewBox="0 0 59 133" svg:d="M54 7c0-2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10" draw:text-style-name="P8" draw:layer="layout" svg:width="0.011cm" svg:height="0.179cm" svg:x="18.322cm" svg:y="22.632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79cm" svg:x="18.322cm" svg:y="22.801cm" svg:viewBox="0 0 12 180" svg:d="M0 170c0 4 0 10 6 10s6-6 6-10c0-53 0-107 0-160 0-4 0-10-6-10s-6 6-6 10c0 53 0 107 0 160z">
              <text:p/>
            </draw:path>
            <draw:path draw:style-name="gr10" draw:text-style-name="P8" draw:layer="layout" svg:width="0.011cm" svg:height="0.18cm" svg:x="18.322cm" svg:y="22.969cm" svg:viewBox="0 0 12 181" svg:d="M0 170c0 5 0 11 6 11s6-6 6-11c0-53 0-106 0-160 0-4 0-10-6-10s-6 6-6 10c0 54 0 107 0 160z">
              <text:p/>
            </draw:path>
            <draw:path draw:style-name="gr10" draw:text-style-name="P8" draw:layer="layout" svg:width="0.129cm" svg:height="0.129cm" svg:x="18.388cm" svg:y="22.834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10" draw:text-style-name="P8" draw:layer="layout" svg:width="0.097cm" svg:height="0.089cm" svg:x="18.531cm" svg:y="22.757cm" svg:viewBox="0 0 98 90" svg:d="M77 35c0-10 0-17-10-25-8-7-17-10-29-10-18 0-32 7-32 19 0 7 5 10 10 10 6 0 9-4 9-9 0-3-1-8-7-10 8-4 19-4 20-4 11 0 23 7 23 24 0 2 0 4 0 6-11 0-24 1-38 6-18 7-23 17-23 26 0 17 20 22 34 22 16 0 25-8 29-16 1 8 7 15 15 15 7-6 20 0 20-19 0-3 0-7 0-11-3 0-5 0-7 0 0 4 0 8 0 11 0 2 0 12-7 12s-7-10-7-12c0-12 0-23 0-35zM61 60c0 19-16 25-25 25-10 0-20-7-20-17s10-26 45-27c0 6 0 13 0 19z">
              <text:p/>
            </draw:path>
            <draw:path draw:style-name="gr10" draw:text-style-name="P8" draw:layer="layout" svg:width="0.058cm" svg:height="0.132cm" svg:x="18.529cm" svg:y="22.9cm" svg:viewBox="0 0 59 133" svg:d="M54 7c0-3-2-7-8-7-5 0-11 5-11 11 0 3 3 7 8 7 6 0 11-5 11-11zM14 107c0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10" draw:text-style-name="P8" draw:layer="layout" svg:width="0.032cm" svg:height="0.083cm" svg:x="18.67cm" svg:y="22.931cm" svg:viewBox="0 0 33 84" svg:d="M33 30c0-19-7-30-19-30-8 0-14 7-14 15 0 7 6 15 14 15 4 0 8-1 11-4 1 0 1 0 1 0 0 1 0 0 0 4 0 20-9 37-19 47-3 2-3 3-3 4 0 2 2 3 3 3 3 0 26-22 26-54z">
              <text:p/>
            </draw:path>
            <draw:path draw:style-name="gr10" draw:text-style-name="P8" draw:layer="layout" svg:width="0.129cm" svg:height="0.129cm" svg:x="18.783cm" svg:y="22.834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10" draw:text-style-name="P8" draw:layer="layout" svg:width="0.105cm" svg:height="0.138cm" svg:x="18.924cm" svg:y="22.708cm" svg:viewBox="0 0 106 139" svg:d="M30 0c-10 1-20 2-30 2 0 3 0 5 0 8 14 0 15 1 15 11 0 38 0 77 0 116 2 0 4 0 7 0 2-4 4-8 7-12 7 9 18 14 29 14 25 0 48-20 48-45 0-24-20-44-47-44-11 0-22 5-29 12 0-21 0-41 0-62zM30 71c6-9 16-15 28-15s20 6 24 12 6 14 6 26c0 4 0 20-9 28-7 10-17 12-23 12-15 0-23-13-26-17 0-15 0-31 0-46z">
              <text:p/>
            </draw:path>
            <draw:path draw:style-name="gr10" draw:text-style-name="P8" draw:layer="layout" svg:width="0.058cm" svg:height="0.132cm" svg:x="18.924cm" svg:y="22.9cm" svg:viewBox="0 0 59 133" svg:d="M54 7c0-3-2-7-8-7-5 0-11 5-11 11 0 3 3 7 8 7 6 0 11-5 11-11zM14 107c0 3-1 5-1 9 0 9 7 17 18 17 20 0 28-27 28-31 0-2-2-2-3-2-2 0-2 1-3 3-5 16-14 24-21 24-4 0-5-3-5-7 0-5 1-8 3-13s4-10 6-15 9-23 10-26c0-1 1-4 1-5 0-10-8-17-18-17-20 0-29 26-29 30 0 2 2 2 3 2 3 0 3-1 3-2 6-18 15-24 22-24 3 0 5 0 5 6 0 5-2 7-7 20-4 10-8 21-12 31z">
              <text:p/>
            </draw:path>
            <draw:path draw:style-name="gr10" draw:text-style-name="P8" draw:layer="layout" svg:width="0.105cm" svg:height="0.505cm" svg:x="19.063cm" svg:y="22.638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10" draw:text-style-name="P8" draw:layer="layout" svg:width="0.145cm" svg:height="0.842cm" svg:x="19.231cm" svg:y="22.469cm" svg:viewBox="0 0 146 843" svg:d="M146 422c0-105-13-212-58-308-20-44-46-82-74-112-3-1-3-2-8-2-4 0-6 0-6 3 0 1 1 3 2 3 27 33 49 69 66 108 37 86 51 187 51 308 0 120-13 224-55 316-17 36-38 69-63 99 0 1-1 3-1 4 0 2 2 2 6 2s5 0 5-1c1 0 18-17 40-48 49-69 74-151 87-235 6-45 8-91 8-137z">
              <text:p/>
            </draw:path>
          </draw:g>
        </draw:g>
        <draw:line draw:style-name="gr20" draw:text-style-name="P1" draw:layer="layout" svg:x1="4.602cm" svg:y1="3.6cm" svg:x2="3.002cm" svg:y2="3.6cm">
          <text:p/>
        </draw:line>
        <draw:frame draw:style-name="gr59" draw:text-style-name="P4" draw:layer="layout" svg:width="0.896cm" svg:height="0.395cm" svg:x="3.301cm" svg:y="3.201cm">
          <draw:text-box>
            <text:p><text:span text:style-name="T1">APP?</text:span></text:p>
          </draw:text-box>
        </draw:frame>
        <draw:line draw:style-name="gr60" draw:text-style-name="P1" draw:layer="layout" svg:x1="17.7cm" svg:y1="23.3cm" svg:x2="19.1cm" svg:y2="23.3cm">
          <text:p/>
        </draw:line>
        <draw:line draw:style-name="gr61" draw:text-style-name="P1" draw:layer="layout" svg:x1="12.1cm" svg:y1="23.3cm" svg:x2="17.6cm" svg:y2="23.3cm">
          <text:p/>
        </draw:line>
        <draw:frame draw:style-name="gr62" draw:text-style-name="P4" draw:layer="layout" svg:width="3.169cm" svg:height="0.395cm" svg:x="12.805cm" svg:y="3.208cm">
          <draw:text-box>
            <text:p><text:span text:style-name="T1">Constraints (binary):</text:span></text:p>
          </draw:text-box>
        </draw:frame>
        <draw:frame draw:style-name="gr63" draw:text-style-name="P4" draw:layer="layout" svg:width="1.694cm" svg:height="0.395cm" svg:x="13.106cm" svg:y="3.609cm">
          <draw:text-box>
            <text:p><text:span text:style-name="T1">run length:</text:span></text:p>
          </draw:text-box>
        </draw:frame>
        <draw:g draw:style-name="gr9">
          <svg:title>TexMaths</svg:title>
          <svg:desc>10§display§\mbox{\sf RL-}\rho§svg§600§TRUE§</svg:desc>
          <draw:g>
            <draw:path draw:style-name="gr10" draw:text-style-name="P8" draw:layer="layout" svg:width="0.182cm" svg:height="0.242cm" svg:x="15.406cm" svg:y="3.6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10" draw:text-style-name="P8" draw:layer="layout" svg:width="0.141cm" svg:height="0.242cm" svg:x="15.632cm" svg:y="3.694cm" svg:viewBox="0 0 142 243" svg:d="M31 0c-10 0-21 0-31 0 0 81 0 162 0 243 47 0 95 0 142 0 0-8 0-15 0-23-31 0-62 1-94 1-6 0-11 0-17 0 0-74 0-147 0-221z">
              <text:p/>
            </draw:path>
            <draw:path draw:style-name="gr10" draw:text-style-name="P8" draw:layer="layout" svg:width="0.092cm" svg:height="0.02cm" svg:x="15.793cm" svg:y="3.849cm" svg:viewBox="0 0 93 21" svg:d="M0 0c31 0 62 0 93 0 0 7 0 14 0 21-31 0-62 0-93 0 0-7 0-14 0-21z">
              <text:p/>
            </draw:path>
            <draw:path draw:style-name="gr10" draw:text-style-name="P8" draw:layer="layout" svg:width="0.165cm" svg:height="0.23cm" svg:x="15.916cm" svg:y="3.7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64" draw:text-style-name="P4" draw:layer="layout" svg:width="2.144cm" svg:height="0.395cm" svg:x="13.106cm" svg:y="4.01cm">
          <draw:text-box>
            <text:p><text:span text:style-name="T1">local balance:</text:span></text:p>
          </draw:text-box>
        </draw:frame>
        <draw:g draw:style-name="gr9">
          <svg:title>TexMaths</svg:title>
          <svg:desc>10§display§\mbox{\sf LB-}(\ell,\delta)§svg§600§TRUE§</svg:desc>
          <draw:g>
            <draw:path draw:style-name="gr10" draw:text-style-name="P8" draw:layer="layout" svg:width="0.141cm" svg:height="0.241cm" svg:x="15.406cm" svg:y="4.089cm" svg:viewBox="0 0 142 242" svg:d="M31 0c-10 0-21 0-31 0 0 81 0 162 0 242 47 0 95 0 142 0 0-7 0-15 0-23-31 0-62 1-93 1-6 0-12 0-18 0 0-73 0-147 0-220z">
              <text:p/>
            </draw:path>
            <draw:path draw:style-name="gr10" draw:text-style-name="P8" draw:layer="layout" svg:width="0.179cm" svg:height="0.241cm" svg:x="15.598cm" svg:y="4.0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10" draw:text-style-name="P8" draw:layer="layout" svg:width="0.092cm" svg:height="0.019cm" svg:x="15.802cm" svg:y="4.244cm" svg:viewBox="0 0 93 20" svg:d="M93 20c0-7 0-13 0-20-31 0-62 0-93 0 0 7 0 13 0 20 31 0 62 0 93 0z">
              <text:p/>
            </draw:path>
            <draw:path draw:style-name="gr10" draw:text-style-name="P8" draw:layer="layout" svg:width="0.08cm" svg:height="0.349cm" svg:x="15.95cm" svg:y="4.0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10" draw:text-style-name="P8" draw:layer="layout" svg:width="0.135cm" svg:height="0.249cm" svg:x="16.054cm" svg:y="4.0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10" draw:text-style-name="P8" draw:layer="layout" svg:width="0.04cm" svg:height="0.104cm" svg:x="16.227cm" svg:y="4.2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10" draw:text-style-name="P8" draw:layer="layout" svg:width="0.143cm" svg:height="0.251cm" svg:x="16.368cm" svg:y="4.0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10" draw:text-style-name="P8" draw:layer="layout" svg:width="0.081cm" svg:height="0.349cm" svg:x="16.542cm" svg:y="4.0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9">
          <svg:title>TexMaths</svg:title>
          <svg:desc>10§display§\[
\textstyle
\left|
w(\bm{b}_i^{i+\ell-1}) - \frac{\ell}{2}
\right|
\leq
\delta
\]§svg§600§TRUE§</svg:desc>
          <draw:g>
            <draw:path draw:style-name="gr10" draw:text-style-name="P8" draw:layer="layout" svg:width="0.014cm" svg:height="0.224cm" svg:x="15.702cm" svg:y="4.495cm" svg:viewBox="0 0 15 225" svg:d="M0 212c0 5 0 13 8 13 7 0 7-7 7-13 0-67 0-133 0-199 0-6 0-13-7-13-8 0-8 7-8 13 0 66 0 132 0 199z">
              <text:p/>
            </draw:path>
            <draw:path draw:style-name="gr10" draw:text-style-name="P8" draw:layer="layout" svg:width="0.014cm" svg:height="0.224cm" svg:x="15.702cm" svg:y="4.704cm" svg:viewBox="0 0 15 225" svg:d="M0 212c0 5 0 13 8 13 7 0 7-7 7-13 0-67 0-133 0-199 0-6 0-13-7-13-8 0-8 7-8 13 0 66 0 132 0 199z">
              <text:p/>
            </draw:path>
            <draw:path draw:style-name="gr10" draw:text-style-name="P8" draw:layer="layout" svg:width="0.231cm" svg:height="0.158cm" svg:x="15.779cm" svg:y="4.645cm" svg:viewBox="0 0 232 159" svg:d="M152 36c1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8" draw:layer="layout" svg:width="0.081cm" svg:height="0.348cm" svg:x="16.064cm" svg:y="4.537cm" svg:viewBox="0 0 82 349" svg:d="M82 346c0-1 0-2-6-8-44-44-55-109-55-163 0-61 13-122 56-166 5-4 5-4 5-6s-2-3-4-3c-3 0-35 24-56 68-18 39-22 78-22 107 0 28 4 69 23 109 21 43 52 65 55 65 2 0 4-1 4-3z">
              <text:p/>
            </draw:path>
            <draw:path draw:style-name="gr10" draw:text-style-name="P8" draw:layer="layout" svg:width="0.159cm" svg:height="0.244cm" svg:x="16.184cm" svg:y="4.557cm" svg:viewBox="0 0 160 245" svg:d="M81 12c1-5 1-4 1-6 0-5-4-6-8-6-1 0-1 0-2 0-15 1-30 1-45 2-5 0-12 1-12 11 0 6 7 6 10 6s10 0 14 1c-3 11-6 27-10 40-8 32-16 64-24 97-5 19-5 23-5 31 0 45 34 57 60 57 64 0 100-57 100-103 0-43-33-58-62-58-17 0-31 7-38 12 7-28 14-56 21-84zM61 233c-14 0-26-7-26-29 0-11 4-24 6-35 4-13 10-38 12-48 2-6 22-24 44-24 21 0 23 19 23 27 0 18-12 61-17 75-12 28-32 34-42 34z">
              <text:p/>
            </draw:path>
            <draw:path draw:style-name="gr10" draw:text-style-name="P8" draw:layer="layout" svg:width="0.073cm" svg:height="0.164cm" svg:x="16.361cm" svg:y="4.487cm" svg:viewBox="0 0 74 165" svg:d="M68 10c0-4-3-10-10-10s-14 7-14 14c0 4 3 9 10 9s14-7 14-13zM18 134c-1 3-3 6-3 10 0 12 10 21 24 21 24 0 35-34 35-37s-3-3-4-3c-3 0-4 1-5 4-5 19-16 29-26 29-4 0-6-3-6-8 0-6 2-10 4-16 3-6 5-13 8-19 2-6 11-29 12-32 1-2 2-5 2-7 0-12-10-21-24-21-24 0-35 33-35 37 0 3 3 3 4 3 3 0 3-1 4-3 7-22 17-30 27-30 3 0 6 2 6 8s-2 9-8 25c-5 13-10 26-15 39z">
              <text:p/>
            </draw:path>
            <draw:path draw:style-name="gr10" draw:text-style-name="P8" draw:layer="layout" svg:width="0.18cm" svg:height="0.18cm" svg:x="16.466cm" svg:y="4.498cm" svg:viewBox="0 0 181 181" svg:d="M96 96c25 0 51 0 76 0 3 0 9 0 9-5 0-7-6-7-9-7-25 0-51 0-76 0 0-25 0-50 0-75 0-3 0-9-6-9s-6 6-6 9c0 25 0 50 0 75-25 0-50 0-75 0-3 0-9 0-9 6s5 6 9 6c25 0 50 0 75 0 0 25 0 50 0 76 0 3 0 9 6 9s6-6 6-9c0-26 0-51 0-76z">
              <text:p/>
            </draw:path>
            <draw:path draw:style-name="gr10" draw:text-style-name="P8" draw:layer="layout" svg:width="0.101cm" svg:height="0.175cm" svg:x="16.67cm" svg:y="4.477cm" svg:viewBox="0 0 102 176" svg:d="M23 139c3 16 11 37 32 37 8 0 17-3 25-9 5-2 17-12 17-14s-1-5-4-5c-1 0-1 0-5 4-11 9-22 17-33 17-17 0-17-29-17-33s0-4 1-9c0-2 0-3 3-5 14-13 60-58 60-100 0-4 0-22-16-22-21 0-37 32-41 39-11 21-16 41-19 53-4 17-4 25-4 37-2 2-16 15-18 17-4 3-4 3-4 5s2 4 4 4 8-6 10-8c3-3 6-6 9-8zM41 111c5-25 24-104 45-104 5 0 8 4 8 13 0 3 0 25-21 55-12 17-26 31-32 36z">
              <text:p/>
            </draw:path>
            <draw:path draw:style-name="gr10" draw:text-style-name="P8" draw:layer="layout" svg:width="0.166cm" svg:height="0.011cm" svg:x="16.808cm" svg:y="4.582cm" svg:viewBox="0 0 167 12" svg:d="M157 12c4 0 10 0 10-5 0-7-6-7-10-7-49 0-98 0-147 0-4 0-10 0-10 6s6 6 10 6c49 0 98 0 147 0z">
              <text:p/>
            </draw:path>
            <draw:path draw:style-name="gr10" draw:text-style-name="P8" draw:layer="layout" svg:width="0.089cm" svg:height="0.162cm" svg:x="17.028cm" svg:y="4.487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073cm" svg:height="0.164cm" svg:x="16.361cm" svg:y="4.734cm" svg:viewBox="0 0 74 165" svg:d="M68 9c0-4-3-9-10-9s-14 6-14 13c0 5 3 10 10 10s14-7 14-14zM18 134c-1 3-3 6-3 10 0 12 10 21 24 21 24 0 35-34 35-38 0-3-3-3-4-3-3 0-4 2-5 4-5 20-16 30-26 30-4 0-6-3-6-9 0-5 2-10 4-15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8" draw:layer="layout" svg:width="0.08cm" svg:height="0.348cm" svg:x="17.179cm" svg:y="4.537cm" svg:viewBox="0 0 81 349" svg:d="M81 175c0-27-3-70-23-109-21-43-51-66-55-66-2 0-3 1-3 3s0 2 7 9c34 34 54 90 54 163 0 60-13 121-56 165-5 4-5 5-5 6 0 2 1 3 3 3 4 0 36-23 56-68 18-38 22-76 22-106z">
              <text:p/>
            </draw:path>
            <draw:path draw:style-name="gr10" draw:text-style-name="P8" draw:layer="layout" svg:width="0.213cm" svg:height="0.013cm" svg:x="17.402cm" svg:y="4.704cm" svg:viewBox="0 0 214 14" svg:d="M202 14c6 0 12 0 12-7s-6-7-12-7c-63 0-127 0-190 0-6 0-12 0-12 7s6 7 12 7c63 0 127 0 190 0z">
              <text:p/>
            </draw:path>
            <draw:path draw:style-name="gr10" draw:text-style-name="P8" draw:layer="layout" svg:width="0.101cm" svg:height="0.175cm" svg:x="17.783cm" svg:y="4.489cm" svg:viewBox="0 0 102 176" svg:d="M24 139c2 16 10 37 31 37 8 0 17-3 26-9 4-3 17-12 17-15 0-1-2-4-4-4-1 0-2 0-6 3-10 10-22 18-33 18-16 0-16-29-16-33s0-4 0-9c0-2 0-3 3-5 14-13 60-58 60-101 0-3 0-21-16-21-20 0-37 32-41 39-11 21-16 41-19 53-4 17-4 25-4 37-1 2-15 15-18 17-4 3-4 3-4 5 0 1 2 4 4 4s9-6 10-8c3-3 7-6 10-8zM41 111c5-25 24-104 45-104 6 0 8 4 8 13 0 3 0 25-21 55-12 17-26 31-32 36z">
              <text:p/>
            </draw:path>
            <draw:path draw:style-name="gr10" draw:text-style-name="P8" draw:layer="layout" svg:width="0.139cm" svg:height="0.013cm" svg:x="17.766cm" svg:y="4.704cm" svg:viewBox="0 0 140 14" svg:d="M70 14c-23 0-47 0-70 0 0-5 0-9 0-14 47 0 93 0 140 0 0 5 0 9 0 14-23 0-47 0-70 0z">
              <text:p/>
            </draw:path>
            <draw:path draw:style-name="gr10" draw:text-style-name="P8" draw:layer="layout" svg:width="0.107cm" svg:height="0.162cm" svg:x="17.782cm" svg:y="4.757cm" svg:viewBox="0 0 108 163" svg:d="M108 118c-3 0-5 0-8 0-1 5-3 20-6 22-2 2-21 2-25 2-15 0-30 0-45 0 26-23 34-30 49-41 18-15 35-30 35-53 0-30-26-48-57-48s-51 21-51 44c0 12 10 13 13 13 6 0 13-4 13-13 0-4-2-13-15-13 8-17 25-22 36-22 25 0 38 19 38 39 0 21-16 38-24 47-20 19-39 38-59 58-2 2-2 3-2 10 34 0 67 0 101 0 2-15 5-30 7-45z">
              <text:p/>
            </draw:path>
            <draw:path draw:style-name="gr10" draw:text-style-name="P8" draw:layer="layout" svg:width="0.014cm" svg:height="0.224cm" svg:x="17.999cm" svg:y="4.495cm" svg:viewBox="0 0 15 225" svg:d="M0 212c0 5 0 13 8 13 7 0 7-7 7-13 0-67 0-133 0-199 0-6 0-13-7-13-8 0-8 7-8 13 0 66 0 132 0 199z">
              <text:p/>
            </draw:path>
            <draw:path draw:style-name="gr10" draw:text-style-name="P8" draw:layer="layout" svg:width="0.014cm" svg:height="0.224cm" svg:x="17.999cm" svg:y="4.704cm" svg:viewBox="0 0 15 225" svg:d="M0 212c0 5 0 13 8 13 7 0 7-7 7-13 0-67 0-133 0-199 0-6 0-13-7-13-8 0-8 7-8 13 0 66 0 132 0 199z">
              <text:p/>
            </draw:path>
            <draw:path draw:style-name="gr10" draw:text-style-name="P8" draw:layer="layout" svg:width="0.214cm" svg:height="0.269cm" svg:x="18.192cm" svg:y="4.577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10" draw:text-style-name="P8" draw:layer="layout" svg:width="0.143cm" svg:height="0.251cm" svg:x="18.549cm" svg:y="4.551cm" svg:viewBox="0 0 144 252" svg:d="M78 96c-44 10-78 56-78 98 0 34 22 58 55 58 41 0 71-54 71-102 0-32-15-50-26-66-13-15-34-42-34-57 0-8 7-16 19-16 11 0 18 4 25 9s14 9 20 9c9 0 14-8 14-14 0-8-6-9-18-12-19-3-24-3-29-3-28 0-40 15-40 36 0 19 10 38 21 60zM82 103c9 16 19 35 19 61 0 23-13 80-46 80-19 0-33-13-33-40 0-22 13-88 60-101z">
              <text:p/>
            </draw:path>
          </draw:g>
        </draw:g>
        <draw:frame draw:style-name="gr65" draw:text-style-name="P4" draw:layer="layout" svg:width="2.186cm" svg:height="0.395cm" svg:x="13.106cm" svg:y="5.011cm">
          <draw:text-box>
            <text:p><text:span text:style-name="T1">indicator func:</text:span></text:p>
          </draw:text-box>
        </draw:frame>
        <draw:g draw:style-name="gr9">
          <svg:title>TexMaths</svg:title>
          <svg:desc>10§display§\mathbbm{1}_{\rho,\ell,\delta}( \bm{b} )§svg§600§TRUE§</svg:desc>
          <draw:g>
            <draw:path draw:style-name="gr10" draw:text-style-name="P8" draw:layer="layout" svg:width="0.144cm" svg:height="0.23cm" svg:x="15.407cm" svg:y="5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10" draw:text-style-name="P8" draw:layer="layout" svg:width="0.125cm" svg:height="0.16cm" svg:x="15.596cm" svg:y="5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10" draw:text-style-name="P8" draw:layer="layout" svg:width="0.03cm" svg:height="0.075cm" svg:x="15.757cm" svg:y="5.333cm" svg:viewBox="0 0 31 76" svg:d="M25 24c0 14-3 30-20 45-1 1-1 2-1 3 0 2 2 4 3 4 4 0 24-20 24-49 0-15-5-27-17-27-8 0-14 7-14 14 0 8 6 14 14 14 6 0 10-4 11-4z">
              <text:p/>
            </draw:path>
            <draw:path draw:style-name="gr10" draw:text-style-name="P8" draw:layer="layout" svg:width="0.101cm" svg:height="0.174cm" svg:x="15.819cm" svg:y="5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10" draw:text-style-name="P8" draw:layer="layout" svg:width="0.03cm" svg:height="0.075cm" svg:x="15.958cm" svg:y="5.333cm" svg:viewBox="0 0 31 76" svg:d="M24 24c0 14-2 30-19 45-1 1-1 2-1 3 0 2 1 4 3 4 3 0 24-20 24-49 0-15-6-27-17-27-8 0-14 7-14 14 0 8 6 14 14 14 6 0 7-3 10-4z">
              <text:p/>
            </draw:path>
            <draw:path draw:style-name="gr10" draw:text-style-name="P8" draw:layer="layout" svg:width="0.107cm" svg:height="0.177cm" svg:x="16.028cm" svg:y="5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10" draw:text-style-name="P8" draw:layer="layout" svg:width="0.08cm" svg:height="0.348cm" svg:x="16.202cm" svg:y="5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10" draw:text-style-name="P8" draw:layer="layout" svg:width="0.158cm" svg:height="0.244cm" svg:x="16.322cm" svg:y="5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10" draw:text-style-name="P8" draw:layer="layout" svg:width="0.081cm" svg:height="0.348cm" svg:x="16.506cm" svg:y="5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\textcolor{red}{ \notin } \mathcal{B}
\end{align*}§svg§600§TRUE§</svg:desc>
          <draw:g>
            <draw:path draw:style-name="gr10" draw:text-style-name="P8" draw:layer="layout" svg:width="0.194cm" svg:height="0.25cm" svg:x="1.811cm" svg:y="7.762cm" svg:viewBox="0 0 195 251" svg:d="M194 13c1-4 1-5 1-6 0-4-2-7-7-7-4 0-6 4-8 8-10 26-19 51-29 77-36 0-71 0-107 0-10-26-19-51-29-77-2-5-3-8-8-8-3 0-7 3-7 7 1 2 0 1 2 6 29 77 59 153 88 230 1 5 3 8 8 8s6-4 7-7c30-77 59-154 89-231zM50 99c32 0 63 0 95 0-16 42-31 83-47 125-16-42-32-83-48-125z">
              <text:p/>
            </draw:path>
            <draw:path draw:style-name="gr10" draw:text-style-name="P8" draw:layer="layout" svg:width="0.158cm" svg:height="0.245cm" svg:x="2.025cm" svg:y="7.762cm" svg:viewBox="0 0 159 246" svg:d="M80 12c1-5 1-4 1-6 0-5-3-6-7-6-2 0-2 0-3 0-15 1-30 1-45 2-5 0-11 1-11 11 0 6 6 6 9 6 4 0 10 0 15 1-3 12-7 27-10 40-8 32-17 65-25 97-4 20-4 24-4 32 0 45 33 57 59 57 64 0 100-57 100-103 0-44-32-58-61-58-17 0-31 6-39 11 7-28 14-56 21-84zM60 234c-14 0-25-8-25-29 0-12 3-25 6-36 3-13 9-37 12-48 1-6 21-24 43-24s23 19 23 27c0 18-12 62-17 75-12 29-32 35-42 35z">
              <text:p/>
            </draw:path>
            <draw:path draw:style-name="gr10" draw:text-style-name="P8" draw:layer="layout" svg:width="0.175cm" svg:height="0.203cm" svg:x="2.316cm" svg:y="7.816cm" svg:viewBox="0 0 176 204" svg:d="M163 109c6 0 13 0 13-7s-7-7-13-7c-50 0-99 0-149 0 5-47 45-81 95-81 18 0 36 0 54 0 6 0 13 0 13-7s-7-7-13-7c-18 0-37 0-55 0-60 0-108 45-108 102 0 56 48 102 108 102 18 0 37 0 55 0 6 0 13 0 13-7s-7-7-13-7c-18 0-36 0-54 0-50 0-90-34-95-81 50 0 99 0 149 0z">
              <text:p/>
            </draw:path>
            <draw:path draw:style-name="gr10" draw:text-style-name="P8" draw:layer="layout" svg:width="0.222cm" svg:height="0.255cm" svg:x="2.629cm" svg:y="7.757cm" svg:viewBox="0 0 223 256" svg:d="M88 10c1-4 1-5 1-6 0-2-1-3-4-3-4 0-14 5-21 9-17 8-30 14-30 21 0 2 3 2 4 2 4 0 13-5 20-8-4 34-13 79-19 109-13 60-20 82-37 116-2 3-2 3-2 4 0 2 3 2 4 2 5 0 20-6 26-16 4-8 18-34 28-74 8-31 21-77 46-113 17-23 31-33 53-33 19 0 37 12 37 31 0 31-34 42-70 54-5 2-29 10-29 19 0 2 3 2 4 2s9-1 17-1c35 0 64 21 64 54 0 44-37 58-69 58-27 0-40-15-45-20-1-1-2-2-5-2-7 0-25 11-25 17 0 1 14 24 51 24 50 0 123-35 123-91 0-30-20-52-56-59 28-12 69-37 69-70 0-20-16-36-42-36-12 0-57 4-100 56 2-15 5-31 7-46z">
              <text:p/>
            </draw:path>
            <draw:path draw:style-name="gr10" draw:text-style-name="P8" draw:layer="layout" svg:width="0.04cm" svg:height="0.104cm" svg:x="2.891cm" svg:y="7.968cm" svg:viewBox="0 0 41 105" svg:d="M41 37c0-23-9-37-23-37-11 0-18 9-18 19 0 9 7 19 18 19 4 0 9-2 12-5 1-1 1-1 2-1s1 0 1 5c0 26-12 47-24 59-4 4-4 4-4 5 0 3 2 4 4 4 4 0 32-27 32-68z">
              <text:p/>
            </draw:path>
            <draw:path draw:style-name="gr10" draw:text-style-name="P8" draw:layer="layout" svg:width="0.231cm" svg:height="0.158cm" svg:x="3.027cm" svg:y="7.85cm" svg:viewBox="0 0 232 159" svg:d="M152 36c2-7 5-20 5-22 0-7-5-10-10-10-4 0-11 3-13 10-1 2-18 70-20 79-3 10-3 17-3 23 0 4 0 4 0 6-8 19-19 30-32 30-28 0-28-26-28-32 0-12 1-25 18-68 4-11 6-16 6-23 0-16-12-29-29-29-33 0-46 51-46 54 0 4 3 4 4 4 3 0 4-1 6-6 9-33 23-44 35-44 3 0 9 0 9 12 0 8-4 18-7 24-15 42-19 58-19 71 0 32 23 44 50 44 6 0 22 0 36-24 9 22 34 24 44 24 27 0 42-22 51-43 12-27 23-74 23-91 0-20-9-25-15-25-9 0-18 9-18 17 0 5 2 7 6 10 3 3 12 13 12 29 0 12-10 47-19 65s-22 31-39 31c-16 0-26-11-26-31 0-10 3-21 4-26 5-20 10-39 15-59z">
              <text:p/>
            </draw:path>
            <draw:path draw:style-name="gr10" draw:text-style-name="P8" draw:layer="layout" svg:width="0.081cm" svg:height="0.35cm" svg:x="3.312cm" svg:y="7.742cm" svg:viewBox="0 0 82 351" svg:d="M82 348c0-1 0-2-6-8-44-44-55-111-55-164 0-61 13-123 56-167 5-4 5-4 5-5 0-3-2-4-4-4-3 0-35 24-56 69-17 38-22 77-22 107 0 27 4 70 24 109 21 44 51 66 54 66 2 0 4-1 4-3z">
              <text:p/>
            </draw:path>
            <draw:path draw:style-name="gr10" draw:text-style-name="P8" draw:layer="layout" svg:width="0.159cm" svg:height="0.245cm" svg:x="3.432cm" svg:y="7.762cm" svg:viewBox="0 0 160 246" svg:d="M81 12c1-5 1-4 1-6 0-5-4-6-7-6-2 0-2 0-3 0-15 1-30 1-45 2-5 0-11 1-11 11 0 6 6 6 9 6 4 0 10 0 14 1-2 12-6 27-9 40-8 32-17 65-25 97-5 20-5 24-5 32 0 45 34 57 60 57 64 0 100-57 100-103 0-44-32-58-61-58-17 0-31 6-39 11 7-28 14-56 21-84zM61 234c-14 0-25-8-25-29 0-12 3-25 6-36 3-13 9-37 12-48 1-6 21-24 43-24s23 19 23 27c0 18-12 62-17 75-12 29-32 35-42 35z">
              <text:p/>
            </draw:path>
            <draw:path draw:style-name="gr10" draw:text-style-name="P8" draw:layer="layout" svg:width="0.081cm" svg:height="0.35cm" svg:x="3.617cm" svg:y="7.742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10" draw:text-style-name="P8" draw:layer="layout" svg:width="0.233cm" svg:height="0.081cm" svg:x="3.851cm" svg:y="7.8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5cm" svg:x="4.221cm" svg:y="7.85cm" svg:viewBox="0 0 166 156" svg:d="M60 4c-1-1 0-4-4-4-8 0-34 3-43 4-3 0-7 0-7 7 0 4 3 4 8 4 17 0 18 2 18 6 0 2-4 19-7 28-7 29-14 58-21 87-1 5-3 10-4 15 0 4 4 5 6 5s3 0 5 0c24-5 63-18 99-52 46-43 56-91 56-94 0-6-5-10-11-10-2 0-10 2-13 12-23 80-76 119-116 132 11-47 23-93 34-140z">
              <text:p/>
            </draw:path>
            <draw:path draw:style-name="gr10" draw:text-style-name="P8" draw:layer="layout" svg:width="0.135cm" svg:height="0.35cm" svg:x="4.418cm" svg:y="7.742cm" svg:viewBox="0 0 136 351" svg:d="M135 13c1-4 1-4 1-6 0-4-3-7-7-7-2 0-4 1-6 3-40 112-81 223-121 335-2 5-1 4-2 6 0 4 3 7 7 7s5-2 8-8c40-110 80-220 120-330z">
              <text:p/>
            </draw:path>
            <draw:path draw:style-name="gr10" draw:text-style-name="P8" draw:layer="layout" svg:width="0.139cm" svg:height="0.233cm" svg:x="4.592cm" svg:y="7.772cm" svg:viewBox="0 0 140 234" svg:d="M27 206c12-12 25-24 37-36 55-48 76-67 76-102 0-40-32-68-75-68-39 0-65 32-65 63 0 20 17 20 18 20 6 0 19-4 19-19 0-9-7-18-19-18-3 0-4 0-5 0 8-23 27-36 48-36 32 0 47 29 47 58 0 28-18 56-37 77-22 25-45 51-67 76-4 3-4 4-4 13 43 0 87 0 130 0 3-21 7-41 10-62-3 0-6 0-9 0-2 11-4 26-8 32-2 2-25 2-33 2-21 0-42 0-63 0z">
              <text:p/>
            </draw:path>
            <draw:path draw:style-name="gr10" draw:text-style-name="P8" draw:layer="layout" svg:width="0.194cm" svg:height="0.25cm" svg:x="1.811cm" svg:y="8.238cm" svg:viewBox="0 0 195 251" svg:d="M194 13c1-4 1-5 1-6 0-4-2-7-7-7-4 0-6 4-8 8-10 26-19 51-29 77-36 0-71 0-107 0-10-26-19-51-29-77-2-5-3-8-8-8-3 0-7 3-7 7 1 2 0 1 2 6 29 77 59 153 88 230 1 5 3 8 8 8s6-4 7-7c30-77 59-154 89-231zM50 99c32 0 63 0 95 0-16 42-31 83-47 125-16-42-32-83-48-125z">
              <text:p/>
            </draw:path>
            <draw:path draw:style-name="gr10" draw:text-style-name="P8" draw:layer="layout" svg:width="0.158cm" svg:height="0.245cm" svg:x="2.025cm" svg:y="8.238cm" svg:viewBox="0 0 159 246" svg:d="M80 12c1-5 1-4 1-6 0-5-3-6-7-6-2 0-2 0-3 0-15 1-30 1-45 2-5 0-11 1-11 11 0 6 6 6 9 6 4 0 10 0 15 1-3 12-7 27-10 40-8 32-17 65-25 97-4 20-4 24-4 32 0 45 33 57 59 57 64 0 100-57 100-103 0-44-32-58-61-58-17 0-31 6-39 11 7-28 14-56 21-84zM60 234c-14 0-25-8-25-30 0-11 3-24 6-35 3-13 9-37 12-48 1-6 21-24 43-24s23 19 23 27c0 18-12 61-17 75-12 29-32 35-42 35z">
              <text:p/>
            </draw:path>
            <draw:path draw:style-name="gr10" draw:text-style-name="P8" draw:layer="layout" svg:width="0.175cm" svg:height="0.203cm" svg:x="2.316cm" svg:y="8.292cm" svg:viewBox="0 0 176 204" svg:d="M163 109c6 0 13 0 13-7s-7-7-13-7c-50 0-99 0-149 0 5-48 45-81 95-81 18 0 36 0 54 0 6 0 13 0 13-7s-7-7-13-7c-18 0-37 0-55 0-60 0-108 45-108 102 0 56 48 102 108 102 18 0 37 0 55 0 6 0 13-1 13-8 0-8-7-7-13-7-18 0-36 0-54 0-50 0-90-33-95-80 50 0 99 0 149 0z">
              <text:p/>
            </draw:path>
            <draw:path draw:style-name="gr10" draw:text-style-name="P8" draw:layer="layout" svg:width="0.222cm" svg:height="0.255cm" svg:x="2.629cm" svg:y="8.233cm" svg:viewBox="0 0 223 256" svg:d="M88 10c1-4 1-5 1-6 0-2-1-3-4-3-4 0-14 5-21 9-17 8-30 14-30 21 0 2 3 2 4 2 4 0 13-5 20-8-4 34-13 79-19 109-13 60-20 81-37 115-2 4-2 4-2 5 0 2 3 2 4 2 5 0 20-6 26-16 4-8 18-34 28-74 8-31 21-77 46-113 17-23 31-33 53-33 19 0 37 12 37 31 0 31-34 42-70 54-5 1-29 10-29 19 0 2 3 2 4 2s9-1 17-1c35 0 64 21 64 54 0 44-37 58-69 58-27 0-40-15-45-20-1-2-2-2-5-2-7 0-25 11-25 17 0 1 14 24 51 24 50 0 123-35 123-92 0-29-20-51-56-58 28-12 69-37 69-70 0-21-16-36-42-36-12 0-57 4-100 56 2-15 5-31 7-46z">
              <text:p/>
            </draw:path>
            <draw:path draw:style-name="gr10" draw:text-style-name="P8" draw:layer="layout" svg:width="0.04cm" svg:height="0.104cm" svg:x="2.891cm" svg:y="8.444cm" svg:viewBox="0 0 41 105" svg:d="M41 37c0-23-9-37-23-37-11 0-18 9-18 19 0 9 7 18 18 18 4 0 9-1 12-4 1-1 1-1 2-1s1 0 1 5c0 26-12 47-24 59-4 4-4 4-4 5 0 3 2 4 4 4 4 0 32-27 32-68z">
              <text:p/>
            </draw:path>
            <draw:path draw:style-name="gr10" draw:text-style-name="P8" draw:layer="layout" svg:width="0.195cm" svg:height="0.25cm" svg:x="3.016cm" svg:y="8.238cm" svg:viewBox="0 0 196 251" svg:d="M194 13c2-4 2-5 2-6 0-4-3-7-7-7-5 0-7 4-8 8-10 26-19 51-29 77-36 0-71 0-107 0-10-26-19-51-29-77-2-5-4-8-8-8s-8 3-8 7c1 2 0 1 3 6 29 77 58 153 87 230 2 5 4 8 8 8 5 0 6-4 8-7 29-77 59-154 88-231zM50 99c32 0 64 0 96 0-16 42-32 83-48 125-16-42-32-83-48-125z">
              <text:p/>
            </draw:path>
            <draw:path draw:style-name="gr10" draw:text-style-name="P8" draw:layer="layout" svg:width="0.092cm" svg:height="0.235cm" svg:x="3.222cm" svg:y="8.249cm" svg:viewBox="0 0 93 236" svg:d="M90 13c0-7-5-13-13-13-10 0-19 9-19 19 0 6 4 12 13 12 8 0 19-8 19-18zM63 145c4-10 4-11 8-20 2-7 4-12 4-19 0-16-11-29-29-29-33 0-46 51-46 54 0 4 3 4 4 4 4 0 4-1 6-7 9-33 23-43 35-43 3 0 9 0 9 11 0 7-2 15-4 18-3 10-18 50-24 65-4 10-8 21-8 28 0 17 12 29 29 29 33 0 46-51 46-54s-3-3-5-3c-3 0-3 1-5 6-6 22-18 44-36 44-6 0-8-4-8-12 0-9 2-14 10-35 5-12 9-25 14-37z">
              <text:p/>
            </draw:path>
            <draw:path draw:style-name="gr10" draw:text-style-name="P8" draw:layer="layout" svg:width="0.174cm" svg:height="0.203cm" svg:x="3.46cm" svg:y="8.292cm" svg:viewBox="0 0 175 204" svg:d="M163 109c6 0 12 0 12-7s-6-7-12-7c-50 0-99 0-149 0 4-48 45-81 94-81 18 0 37 0 55 0 6 0 12 0 12-7s-6-7-12-7c-19 0-37 0-56 0-60 0-107 45-107 102 0 56 47 102 107 102 19 0 37 0 56 0 6 0 12-1 12-8 0-8-6-7-12-7-18 0-37 0-55 0-49 0-90-33-94-80 50 0 99 0 149 0z">
              <text:p/>
            </draw:path>
            <draw:path draw:style-name="gr10" draw:text-style-name="P8" draw:layer="layout" svg:width="0.047cm" svg:height="0.35cm" svg:x="3.804cm" svg:y="8.218cm" svg:viewBox="0 0 48 351" svg:d="M48 351c0-5 0-9 0-14-11 0-23 0-34 0 0-108 0-215 0-323 11 0 23 0 34 0 0-5 0-9 0-14-16 0-32 0-48 0 0 117 0 234 0 351 16 0 32 0 48 0z">
              <text:p/>
            </draw:path>
            <draw:path draw:style-name="gr10" draw:text-style-name="P8" draw:layer="layout" svg:width="0.164cm" svg:height="0.154cm" svg:x="3.879cm" svg:y="8.326cm" svg:viewBox="0 0 165 155" svg:d="M60 4c-2-1 0-4-5-4-8 0-34 3-43 4-3 0-6 0-6 7 0 4 3 4 8 4 17 0 18 2 18 6 0 2-5 19-7 28-7 29-15 57-22 86-1 6-2 11-3 16 0 4 3 4 5 4s3 0 5 0c25-4 63-17 99-51 47-43 56-91 56-94 0-6-4-10-10-10-3 0-11 2-14 12-22 79-76 119-116 132 12-47 23-93 35-140z">
              <text:p/>
            </draw:path>
            <draw:path draw:style-name="gr10" draw:text-style-name="P8" draw:layer="layout" svg:width="0.047cm" svg:height="0.35cm" svg:x="4.064cm" svg:y="8.218cm" svg:viewBox="0 0 48 351" svg:d="M48 0c-16 0-32 0-48 0 0 5 0 9 0 14 11 0 23 0 34 0 0 108 0 215 0 323-11 0-23 0-34 0 0 5 0 9 0 14 16 0 32 0 48 0 0-117 0-234 0-351z">
              <text:p/>
            </draw:path>
            <draw:path draw:style-name="gr10" draw:text-style-name="P8" draw:layer="layout" svg:width="0.105cm" svg:height="0.112cm" svg:x="4.163cm" svg:y="8.424cm" svg:viewBox="0 0 106 113" svg:d="M99 54c5 0 7 0 7-5 0-22-12-49-49-49-32 0-57 26-57 56 0 32 27 57 60 57s46-27 46-32c0-1-1-4-5-4-3 0-3 2-4 4-8 20-26 24-35 24-12 0-23-5-30-15-9-11-10-26-10-36 26 0 51 0 77 0zM23 48c2-35 25-41 34-41 30 0 31 35 31 41-22 0-43 0-65 0z">
              <text:p/>
            </draw:path>
            <draw:path draw:style-name="gr10" draw:text-style-name="P8" draw:layer="layout" svg:width="0.131cm" svg:height="0.108cm" svg:x="4.286cm" svg:y="8.428cm" svg:viewBox="0 0 132 109" svg:d="M109 24c7-15 19-15 23-15 0-3 0-6 0-9-6 1-12 1-19 1-6 0-15 0-22-1 0 3 0 6 0 9 10 0 7 6 10 9 0 2 0 4-2 7-9 20-18 41-27 61-10-22-21-45-31-67 0-1-1-3-1-4 0-6 8-6 12-6 0-3 0-6 0-9-9 0-18 1-28 1-7 0-17 0-24-1 0 3 0 6 0 9 14 0 17 0 20 9 13 28 26 57 39 85 1 3 3 6 7 6 5 0 6-3 7-5 12-27 24-53 36-80z">
              <text:p/>
            </draw:path>
            <draw:path draw:style-name="gr10" draw:text-style-name="P8" draw:layer="layout" svg:width="0.105cm" svg:height="0.112cm" svg:x="4.428cm" svg:y="8.424cm" svg:viewBox="0 0 106 113" svg:d="M99 54c5 0 7 0 7-5 0-22-12-49-49-49-32 0-57 26-57 56 0 32 27 57 60 57s46-27 46-32c0-1-1-4-5-4-3 0-3 2-4 4-8 20-26 24-35 24-12 0-23-5-30-15-9-11-9-26-9-36 25 0 51 0 76 0zM23 48c2-35 25-41 34-41 30 0 31 35 31 41-22 0-43 0-65 0z">
              <text:p/>
            </draw:path>
            <draw:path draw:style-name="gr10" draw:text-style-name="P8" draw:layer="layout" svg:width="0.131cm" svg:height="0.107cm" svg:x="4.557cm" svg:y="8.426cm" svg:viewBox="0 0 132 108" svg:d="M113 34c0-22-10-34-37-34-20 0-33 11-40 24 0-8 0-16 0-24-12 1-24 1-36 2 0 3 0 6 0 9 16 0 18 2 18 14 0 21 0 43 0 64 0 10-2 10-18 10 0 3 0 6 0 9 9 0 17-1 28-1 9 0 26 1 28 1 0-3 0-6 0-9-16 0-18 0-18-10 0-15 0-30 0-45 0-25 20-37 36-37 18 0 20 13 20 26 0 19 0 37 0 56 0 10-3 10-19 10 0 3 0 6 0 9 1 0 18-1 28-1 9 0 26 1 29 1 0-3 0-6 0-9-16 0-19 0-19-10 0-18 0-37 0-55z">
              <text:p/>
            </draw:path>
            <draw:path draw:style-name="gr10" draw:text-style-name="P8" draw:layer="layout" svg:width="0.041cm" svg:height="0.104cm" svg:x="4.745cm" svg:y="8.444cm" svg:viewBox="0 0 42 105" svg:d="M42 37c0-23-9-37-23-37-11 0-19 9-19 19 0 9 8 18 19 18 4 0 9-1 12-4 1-1 1-1 2-1s1 0 1 5c0 26-12 47-24 59-4 4-4 4-4 5 0 3 2 4 4 4 3 0 32-27 32-68z">
              <text:p/>
            </draw:path>
            <draw:path draw:style-name="gr10" draw:text-style-name="P8" draw:layer="layout" svg:width="0.015cm" svg:height="0.225cm" svg:x="4.922cm" svg:y="8.175cm" svg:viewBox="0 0 16 226" svg:d="M0 213c0 6 0 13 8 13s8-7 8-13c0-67 0-133 0-200 0-5 0-13-8-13s-8 7-8 13c0 67 0 133 0 200z">
              <text:p/>
            </draw:path>
            <draw:path draw:style-name="gr10" draw:text-style-name="P8" draw:layer="layout" svg:width="0.015cm" svg:height="0.225cm" svg:x="4.922cm" svg:y="8.386cm" svg:viewBox="0 0 16 226" svg:d="M0 213c0 5 0 13 8 13s8-7 8-13c0-67 0-133 0-200 0-5 0-13-8-13s-8 7-8 13c0 67 0 133 0 200z">
              <text:p/>
            </draw:path>
            <draw:path draw:style-name="gr10" draw:text-style-name="P8" draw:layer="layout" svg:width="0.116cm" svg:height="0.031cm" svg:x="5.09cm" svg:y="8.247cm" svg:viewBox="0 0 117 32" svg:d="M117 5c-2-2-4-3-6-5-10 6-13 17-29 17-8 0-17-6-23-9-9-6-15-8-21-8-14 0-20 7-38 27 2 2 3 3 5 5 10-5 14-16 29-16 8 0 17 5 23 8 9 6 16 8 22 8 13 0 20-7 38-27z">
              <text:p/>
            </draw:path>
            <draw:path draw:style-name="gr10" draw:text-style-name="P8" draw:layer="layout" svg:width="0.231cm" svg:height="0.158cm" svg:x="4.999cm" svg:y="8.326cm" svg:viewBox="0 0 232 159" svg:d="M152 36c2-7 5-20 5-23 0-6-5-9-10-9-4 0-11 3-13 10-1 2-18 69-20 79s-3 16-3 23c0 4 0 4 0 6-8 19-18 30-32 30-28 0-28-26-28-32 0-12 2-25 18-69 4-10 6-15 6-22 0-16-12-29-29-29-33 0-46 51-46 54 0 4 3 4 4 4 4 0 4-1 6-7 9-32 23-43 35-43 3 0 9 0 9 11 0 9-4 19-6 25-16 42-20 58-20 71 0 32 23 44 50 44 6 0 22 0 36-24 9 22 34 24 44 24 27 0 42-22 51-43 12-27 23-74 23-91 0-20-9-25-15-25-9 0-18 9-18 17 0 5 3 7 6 9 4 4 12 13 12 30 0 12-10 47-19 65s-21 31-39 31c-16 0-26-11-26-31 0-10 3-21 4-26 5-20 10-39 15-59z">
              <text:p/>
            </draw:path>
            <draw:path draw:style-name="gr10" draw:text-style-name="P8" draw:layer="layout" svg:width="0.081cm" svg:height="0.35cm" svg:x="5.284cm" svg:y="8.218cm" svg:viewBox="0 0 82 351" svg:d="M82 348c0-1 0-2-6-8-44-44-55-111-55-164 0-62 13-123 56-167 5-4 5-5 5-6 0-2-1-3-4-3s-35 24-55 68c-18 39-23 78-23 108 0 27 4 70 24 109 21 43 51 66 54 66s4-1 4-3z">
              <text:p/>
            </draw:path>
            <draw:path draw:style-name="gr10" draw:text-style-name="P8" draw:layer="layout" svg:width="0.158cm" svg:height="0.245cm" svg:x="5.405cm" svg:y="8.238cm" svg:viewBox="0 0 159 246" svg:d="M80 12c1-5 1-4 1-6 0-5-3-6-7-6-2 0-2 0-3 0-15 1-30 1-45 2-5 0-11 1-11 11 0 6 6 6 9 6 4 0 10 0 15 1-3 12-7 27-10 40-8 32-16 65-24 97-5 20-5 24-5 32 0 45 33 57 59 57 64 0 100-57 100-103 0-44-32-58-61-58-17 0-31 6-39 11 7-28 14-56 21-84zM60 234c-14 0-25-8-25-30 0-11 3-24 6-35 3-13 9-37 12-48 1-6 21-24 43-24s23 19 23 27c0 18-12 61-17 75-12 29-32 35-42 35z">
              <text:p/>
            </draw:path>
            <draw:path draw:style-name="gr10" draw:text-style-name="P8" draw:layer="layout" svg:width="0.126cm" svg:height="0.107cm" svg:x="5.587cm" svg:y="8.223cm" svg:viewBox="0 0 127 108" svg:d="M44 7c0-1 1-3 1-4-1-1 0-3-4-3-1 0-15 1-16 1-5 0-9 1-14 1-4 0-7 1-7 6 0 3 3 3 6 3 12 0 12 2 12 4 0 1-1 6-2 9-4 17-8 33-12 50-6 25-8 30-8 31 0 3 4 3 5 3s3 0 4 0c22-3 53-15 79-38 34-30 26-41 39-62 0-5-4-8-9-8-8 0-10 7-12 13-10 35-43 73-85 85 8-30 15-61 23-91z">
              <text:p/>
            </draw:path>
            <draw:path draw:style-name="gr10" draw:text-style-name="P8" draw:layer="layout" svg:width="0.165cm" svg:height="0.012cm" svg:x="5.753cm" svg:y="8.263cm" svg:viewBox="0 0 166 13" svg:d="M157 13c4 0 9 0 9-6 0-7-5-7-9-7-49 0-98 0-147 0-4 0-10 0-10 6 0 7 6 7 10 7 49 0 98 0 147 0z">
              <text:p/>
            </draw:path>
            <draw:path draw:style-name="gr10" draw:text-style-name="P8" draw:layer="layout" svg:width="0.089cm" svg:height="0.162cm" svg:x="5.973cm" svg:y="8.168cm" svg:viewBox="0 0 90 163" svg:d="M56 7c0-7-1-7-8-7-15 15-38 16-48 16 0 3 0 5 0 8 6 0 22 0 36-6 0 42 0 83 0 125 0 8 0 11-25 11-3 0-6 0-9 0 0 3 0 6 0 9 4 0 34-1 44-1 7 0 38 1 44 1 0-3 0-6 0-9-3 0-7 0-10 0-24 0-24-3-24-11 0-45 0-91 0-136z">
              <text:p/>
            </draw:path>
            <draw:path draw:style-name="gr10" draw:text-style-name="P8" draw:layer="layout" svg:width="0.073cm" svg:height="0.165cm" svg:x="5.581cm" svg:y="8.416cm" svg:viewBox="0 0 74 166" svg:d="M68 10c0-4-3-10-10-10-6 0-14 7-14 14 0 4 4 9 10 9 7 0 14-7 14-13zM18 135c-1 3-2 6-2 10 0 12 9 21 23 21 25 0 35-34 35-38 0-3-2-2-3-3-4 0-4 1-5 4-6 20-17 30-26 30-5 0-6-3-6-9 0-5 1-10 4-15 2-7 5-14 7-20 3-6 11-28 12-31s2-6 2-8c0-12-10-21-23-21-25 0-36 33-36 38 0 3 3 3 4 3 4 0 4-1 5-4 6-21 17-30 26-30 4 0 6 2 6 8s-1 10-8 25c-5 13-10 27-15 40z">
              <text:p/>
            </draw:path>
            <draw:path draw:style-name="gr10" draw:text-style-name="P8" draw:layer="layout" svg:width="0.08cm" svg:height="0.35cm" svg:x="6.124cm" svg:y="8.218cm" svg:viewBox="0 0 81 351" svg:d="M81 176c0-28-3-70-23-110-21-43-51-66-55-66-2 0-3 1-3 3 0 1 0 2 7 9 34 34 54 90 54 164 0 60-13 122-56 166-5 4-5 5-5 6 0 2 1 3 3 3 4 0 36-24 56-68 18-39 22-78 22-107z">
              <text:p/>
            </draw:path>
            <draw:path draw:style-name="gr10" draw:text-style-name="P8" draw:layer="layout" svg:width="0.014cm" svg:height="0.225cm" svg:x="6.292cm" svg:y="8.175cm" svg:viewBox="0 0 15 226" svg:d="M0 213c0 6 0 13 7 13 8 0 8-7 8-13 0-67 0-133 0-200 0-5 0-13-8-13-7 0-7 7-7 13 0 67 0 133 0 200z">
              <text:p/>
            </draw:path>
            <draw:path draw:style-name="gr10" draw:text-style-name="P8" draw:layer="layout" svg:width="0.014cm" svg:height="0.225cm" svg:x="6.292cm" svg:y="8.386cm" svg:viewBox="0 0 15 226" svg:d="M0 213c0 5 0 13 7 13 8 0 8-7 8-13 0-67 0-133 0-200 0-5 0-13-8-13-7 0-7 7-7 13 0 67 0 133 0 200z">
              <text:p/>
            </draw:path>
            <draw:path draw:style-name="gr10" draw:text-style-name="P8" draw:layer="layout" svg:width="0.214cm" svg:height="0.271cm" svg:x="6.426cm" svg:y="8.258cm" svg:viewBox="0 0 215 272" svg:d="M208 15c4-2 7-4 7-8s-3-7-7-7c-2 0-5 1-7 2-65 31-129 61-194 92-6 3-7 5-7 8s2 5 7 8c65 30 129 61 194 91 5 2 6 2 7 2 4 0 7-3 7-7 0-3-2-5-8-8-61-29-123-57-184-86 62-29 123-58 185-87zM202 272c6 0 13 0 13-7s-8-7-13-7c-63 0-126 0-189 0-6 0-13 0-13 7s6 7 12 7c63 0 127 0 190 0z">
              <text:p/>
            </draw:path>
            <draw:path draw:style-name="gr10" draw:text-style-name="P8" draw:layer="layout" svg:width="0.139cm" svg:height="0.233cm" svg:x="6.727cm" svg:y="8.247cm" svg:viewBox="0 0 140 234" svg:d="M27 207c12-12 25-24 37-36 55-48 76-67 76-102 0-40-32-69-75-69-39 0-65 33-65 64 0 20 17 20 18 20 6 0 19-5 19-19 0-9-7-18-19-18-3 0-4 0-5 0 9-23 27-36 48-36 32 0 47 29 47 58 0 28-18 55-37 77-22 25-45 50-67 75-4 4-4 5-4 13 43 0 87 0 130 0 3-20 7-41 10-61-3 0-6 0-9 0-2 11-4 26-8 32-2 2-25 2-33 2-21 0-42 0-63 0z">
              <text:p/>
            </draw:path>
            <draw:path draw:style-name="gr10" draw:text-style-name="P8" draw:layer="layout" svg:width="0.143cm" svg:height="0.253cm" svg:x="6.9cm" svg:y="8.232cm" svg:viewBox="0 0 144 254" svg:d="M78 96c-44 10-78 56-78 99 0 33 22 59 55 59 41 0 70-56 70-104 0-32-14-50-26-65-12-16-33-43-33-58 0-8 7-16 19-16 11 0 18 4 25 9s14 9 20 9c8 0 14-8 14-14 0-8-6-9-19-12-18-3-23-3-28-3-28 0-40 15-40 36 0 19 10 38 21 60zM82 104c9 16 19 35 19 60 0 23-13 82-46 82-19 0-34-15-34-42 0-22 13-88 61-100z">
              <text:p/>
            </draw:path>
            <draw:path draw:style-name="gr10" draw:text-style-name="P8" draw:layer="layout" svg:width="0.194cm" svg:height="0.251cm" svg:x="1.811cm" svg:y="8.713cm" svg:viewBox="0 0 195 252" svg:d="M194 14c1-4 1-5 1-6 0-4-2-8-7-8-4 0-6 5-8 9-10 26-19 51-29 77-36 0-71 0-107 0-10-26-19-51-29-77-2-5-3-9-8-9-3 0-7 4-7 8 1 2 0 1 2 6 29 77 59 153 88 230 1 5 3 8 8 8s6-4 7-7c30-77 59-154 89-231zM50 100c32 0 63 0 95 0-16 42-31 83-47 125-16-42-32-83-48-125z">
              <text:p/>
            </draw:path>
            <draw:path draw:style-name="gr10" draw:text-style-name="P8" draw:layer="layout" svg:width="0.158cm" svg:height="0.246cm" svg:x="2.025cm" svg:y="8.713cm" svg:viewBox="0 0 159 247" svg:d="M80 13c1-5 1-4 1-6 0-5-3-7-7-7-2 0-2 0-3 1-15 1-30 1-45 2-5 0-11 1-11 10 0 7 6 7 9 7 4 0 10 0 15 1-3 11-7 27-10 40-8 32-17 65-25 97-4 20-4 24-4 32 0 45 33 57 59 57 64 0 100-57 100-103 0-44-32-58-61-58-17 0-31 6-39 11 7-28 14-56 21-84zM60 235c-14 0-25-8-25-30 0-11 3-24 6-35 3-13 9-37 12-48 1-6 21-24 43-24s23 19 23 27c0 18-12 61-17 75-12 29-32 35-42 35z">
              <text:p/>
            </draw:path>
            <draw:path draw:style-name="gr10" draw:text-style-name="P8" draw:layer="layout" svg:width="0.175cm" svg:height="0.202cm" svg:x="2.316cm" svg:y="8.768cm" svg:viewBox="0 0 176 203" svg:d="M163 109c6 0 13 0 13-7 0-8-7-8-13-8-50 0-99 0-149 0 5-47 45-80 95-80 18 0 36 0 54 0 6 0 13 0 13-7s-7-7-13-7c-18 0-37 0-55 0-60 0-108 45-108 102 0 56 48 101 108 101 18 0 37 0 55 0 6 0 13 0 13-7s-7-7-13-7c-18 0-36 0-54 0-50 0-90-33-95-80 50 0 99 0 149 0z">
              <text:p/>
            </draw:path>
            <draw:path draw:style-name="gr10" draw:text-style-name="P8" draw:layer="layout" svg:width="0.222cm" svg:height="0.255cm" svg:x="2.629cm" svg:y="8.709cm" svg:viewBox="0 0 223 256" svg:d="M88 10c1-4 1-5 1-6 0-2-1-3-4-3-4 0-14 5-21 8-17 8-30 15-30 21 0 3 3 3 4 3 4 0 13-5 20-8-4 34-13 79-19 109-13 60-20 81-37 115-2 4-2 4-2 5 0 2 3 2 4 2 5 0 20-6 26-16 4-8 18-34 28-75 8-30 21-76 46-112 17-23 31-33 53-33 19 0 37 12 37 31 0 30-34 42-70 54-5 1-29 10-29 19 0 2 3 2 4 2s9-1 17-1c35 0 64 21 64 54 0 44-37 58-69 58-27 0-40-15-45-20-1-2-2-2-5-2-7 0-25 11-25 17 0 1 14 24 51 24 50 0 123-35 123-92 0-29-20-51-56-58 28-12 69-37 69-70 0-21-16-36-42-36-12 0-57 3-100 56 2-15 5-31 7-46z">
              <text:p/>
            </draw:path>
            <draw:path draw:style-name="gr10" draw:text-style-name="P8" draw:layer="layout" svg:width="0.04cm" svg:height="0.104cm" svg:x="2.891cm" svg:y="8.92cm" svg:viewBox="0 0 41 105" svg:d="M41 37c0-23-9-37-23-37-11 0-18 9-18 19 0 9 7 18 18 18 4 0 9-1 12-4 1-1 1-1 2-1s1 0 1 5c0 26-12 47-24 59-4 4-4 4-4 5 0 3 2 4 4 4 4 0 32-27 32-68z">
              <text:p/>
            </draw:path>
            <draw:path draw:style-name="gr10" draw:text-style-name="P8" draw:layer="layout" svg:width="0.195cm" svg:height="0.251cm" svg:x="3.016cm" svg:y="8.713cm" svg:viewBox="0 0 196 252" svg:d="M194 14c2-4 2-5 2-6 0-4-3-8-7-8-5 0-7 5-8 9-10 26-19 51-29 77-36 0-71 0-107 0-10-26-19-51-29-77-2-5-4-9-8-9s-8 4-8 8c1 2 0 1 3 6 29 77 58 153 87 230 2 5 4 8 8 8 5 0 6-4 8-7 29-77 59-154 88-231zM50 100c32 0 64 0 96 0-16 42-32 83-48 125-16-42-32-83-48-125z">
              <text:p/>
            </draw:path>
            <draw:path draw:style-name="gr10" draw:text-style-name="P8" draw:layer="layout" svg:width="0.092cm" svg:height="0.235cm" svg:x="3.222cm" svg:y="8.725cm" svg:viewBox="0 0 93 236" svg:d="M90 13c0-7-5-13-13-13-10 0-19 9-19 19 0 6 4 12 13 12 8 0 19-8 19-18zM63 145c4-10 4-11 8-21 2-7 4-11 4-18 0-16-11-29-29-29-33 0-46 51-46 54 0 4 3 4 4 4 4 0 4-1 6-7 9-33 23-43 35-43 3 0 9 0 9 11 0 7-2 15-4 18-3 9-18 50-24 65-4 9-8 21-8 28 0 17 12 29 29 29 33 0 46-51 46-54s-3-3-5-3c-3 0-3 1-5 6-6 22-18 43-36 43-6 0-8-3-8-11 0-9 2-14 10-35 5-12 9-25 14-37z">
              <text:p/>
            </draw:path>
            <draw:path draw:style-name="gr10" draw:text-style-name="P8" draw:layer="layout" svg:width="0.174cm" svg:height="0.202cm" svg:x="3.46cm" svg:y="8.768cm" svg:viewBox="0 0 175 203" svg:d="M163 109c6 0 12 0 12-7 0-8-6-8-12-8-50 0-99 0-149 0 4-47 45-80 94-80 18 0 37 0 55 0 6 0 12 0 12-7s-6-7-12-7c-19 0-37 0-56 0-60 0-107 45-107 102 0 56 47 101 107 101 19 0 37 0 56 0 6 0 12 0 12-7s-6-7-12-7c-18 0-37 0-55 0-49 0-90-33-94-80 50 0 99 0 149 0z">
              <text:p/>
            </draw:path>
            <draw:path draw:style-name="gr10" draw:text-style-name="P8" draw:layer="layout" svg:width="0.047cm" svg:height="0.35cm" svg:x="3.804cm" svg:y="8.694cm" svg:viewBox="0 0 48 351" svg:d="M48 351c0-5 0-9 0-14-11 0-23 0-34 0 0-108 0-215 0-323 11 0 23 0 34 0 0-5 0-9 0-14-16 0-32 0-48 0 0 117 0 234 0 351 16 0 32 0 48 0z">
              <text:p/>
            </draw:path>
            <draw:path draw:style-name="gr10" draw:text-style-name="P8" draw:layer="layout" svg:width="0.164cm" svg:height="0.154cm" svg:x="3.879cm" svg:y="8.802cm" svg:viewBox="0 0 165 155" svg:d="M60 4c-2-1 0-4-5-4-8 0-34 3-43 4-3 0-6 0-6 7 0 4 3 4 8 4 17 0 18 2 18 6 0 2-5 19-7 28-7 29-15 57-22 86-1 6-3 15-3 16 0 4 3 4 5 4s3 0 5 0c25-4 63-18 99-51 47-44 56-91 56-94 0-6-4-10-10-10-3 0-11 1-14 12-22 79-76 119-116 132 12-47 23-93 35-140z">
              <text:p/>
            </draw:path>
            <draw:path draw:style-name="gr10" draw:text-style-name="P8" draw:layer="layout" svg:width="0.047cm" svg:height="0.35cm" svg:x="4.064cm" svg:y="8.694cm" svg:viewBox="0 0 48 351" svg:d="M48 0c-16 0-32 0-48 0 0 5 0 9 0 14 11 0 23 0 34 0 0 108 0 215 0 323-11 0-23 0-34 0 0 5 0 9 0 14 16 0 32 0 48 0 0-117 0-234 0-351z">
              <text:p/>
            </draw:path>
            <draw:path draw:style-name="gr10" draw:text-style-name="P8" draw:layer="layout" svg:width="0.12cm" svg:height="0.112cm" svg:x="4.163cm" svg:y="8.9cm" svg:viewBox="0 0 121 113" svg:d="M121 58c0-31-27-58-61-58s-60 27-60 58c0 30 26 55 60 55 33 0 61-25 61-55zM60 105c-9 0-22-3-30-15-7-10-8-23-8-35 0-10 1-25 9-35 6-7 17-13 29-13 15 0 25 7 31 15 7 9 7 21 7 33 0 11 0 25-8 35-6 10-18 15-30 15z">
              <text:p/>
            </draw:path>
            <draw:path draw:style-name="gr10" draw:text-style-name="P8" draw:layer="layout" svg:width="0.131cm" svg:height="0.173cm" svg:x="4.312cm" svg:y="8.839cm" svg:viewBox="0 0 132 174" svg:d="M77 3c0 3 0 6 0 9 16 0 18 2 18 14 0 17 0 34 0 51-9-9-21-14-34-14-33 0-61 24-61 55s27 56 58 56c20 0 32-11 36-16 0 5 0 11 0 16 13-1 25-2 38-3 0-3 0-6 0-9-16 0-18-2-18-14 0-49 0-99 0-148-12 1-25 2-37 3zM94 145c-6 12-19 22-35 22-14 0-23-8-28-16-5-7-8-17-8-33 0-5 0-24 10-35s22-14 29-14c12 0 22 6 29 15 3 4 3 4 3 9 0 17 0 35 0 52z">
              <text:p/>
            </draw:path>
            <draw:path draw:style-name="gr10" draw:text-style-name="P8" draw:layer="layout" svg:width="0.13cm" svg:height="0.173cm" svg:x="4.468cm" svg:y="8.839cm" svg:viewBox="0 0 131 174" svg:d="M76 3c0 3 0 6 0 9 16 0 18 2 18 14 0 17 0 34 0 51-9-9-21-14-34-14-33 0-60 24-60 55s26 56 57 56c20 0 32-11 36-16 0 5 0 11 0 16 13-1 25-2 38-3 0-3 0-6 0-9-16 0-18-2-18-14 0-49 0-99 0-148-12 1-25 2-37 3zM93 145c-6 12-19 22-35 22-13 0-23-8-28-16-5-7-8-17-8-33 0-5 0-24 10-35s22-14 29-14c12 0 23 6 29 15 3 4 3 4 3 9 0 17 0 35 0 52z">
              <text:p/>
            </draw:path>
            <draw:path draw:style-name="gr10" draw:text-style-name="P8" draw:layer="layout" svg:width="0.04cm" svg:height="0.104cm" svg:x="4.776cm" svg:y="8.92cm" svg:viewBox="0 0 41 105" svg:d="M41 37c0-23-9-37-23-37-11 0-18 9-18 19 0 9 7 18 18 18 4 0 9-1 12-4 1-1 1-1 2-1s1 0 1 5c0 26-12 47-24 59-4 4-4 4-4 5 0 3 2 4 4 4 4 0 32-27 32-68z">
              <text:p/>
            </draw:path>
            <draw:path draw:style-name="gr10" draw:text-style-name="P8" draw:layer="layout" svg:width="0.015cm" svg:height="0.225cm" svg:x="4.952cm" svg:y="8.651cm" svg:viewBox="0 0 16 226" svg:d="M0 213c0 6 0 13 8 13s8-7 8-13c0-67 0-133 0-200 0-5 0-13-8-13s-8 7-8 13c0 67 0 133 0 200z">
              <text:p/>
            </draw:path>
            <draw:path draw:style-name="gr10" draw:text-style-name="P8" draw:layer="layout" svg:width="0.015cm" svg:height="0.225cm" svg:x="4.952cm" svg:y="8.862cm" svg:viewBox="0 0 16 226" svg:d="M0 213c0 5 0 13 8 13s8-7 8-13c0-67 0-133 0-200 0-5 0-13-8-13s-8 7-8 13c0 67 0 133 0 200z">
              <text:p/>
            </draw:path>
            <draw:path draw:style-name="gr10" draw:text-style-name="P8" draw:layer="layout" svg:width="0.116cm" svg:height="0.031cm" svg:x="5.12cm" svg:y="8.723cm" svg:viewBox="0 0 117 32" svg:d="M117 5c-2-2-4-3-6-5-10 5-13 16-29 16-8 0-17-5-23-8-9-6-15-8-21-8-14 0-20 7-38 27 2 2 3 3 5 5 10-6 14-17 29-17 8 0 17 6 23 9 10 6 16 8 22 8 13 0 20-7 38-27z">
              <text:p/>
            </draw:path>
            <draw:path draw:style-name="gr10" draw:text-style-name="P8" draw:layer="layout" svg:width="0.231cm" svg:height="0.158cm" svg:x="5.029cm" svg:y="8.802cm" svg:viewBox="0 0 232 159" svg:d="M152 36c2-8 5-21 5-23 0-6-5-9-10-9-4 0-10 3-13 10-1 2-18 69-20 78-2 11-3 17-3 24 0 4 0 4 0 6-8 19-18 29-32 29-28 0-28-26-28-31 0-12 2-25 18-69 4-10 6-15 6-22 0-16-12-29-29-29-33 0-46 51-46 54 0 4 3 4 4 4 4 0 4-1 6-7 9-32 23-43 35-43 3 0 9 0 9 11 0 9-4 19-6 25-16 41-20 58-20 71 0 32 23 44 50 44 6 0 22 0 36-24 10 22 34 24 44 24 27 0 42-22 51-43 12-27 23-74 23-91 0-20-9-25-15-25-9 0-18 9-18 17 0 4 3 7 6 9 4 4 12 13 12 30 0 12-10 47-19 65s-21 30-39 30c-16 0-26-10-26-30 0-10 3-21 4-26 5-20 10-39 15-59z">
              <text:p/>
            </draw:path>
            <draw:path draw:style-name="gr10" draw:text-style-name="P8" draw:layer="layout" svg:width="0.081cm" svg:height="0.35cm" svg:x="5.314cm" svg:y="8.694cm" svg:viewBox="0 0 82 351" svg:d="M82 348c0-1 0-2-6-8-44-44-55-111-55-164 0-62 13-123 56-167 5-4 5-5 5-6 0-2-1-3-4-3s-35 24-55 68c-18 39-23 78-23 108 0 27 4 69 24 109 21 43 51 66 54 66s4-1 4-3z">
              <text:p/>
            </draw:path>
            <draw:path draw:style-name="gr10" draw:text-style-name="P8" draw:layer="layout" svg:width="0.158cm" svg:height="0.246cm" svg:x="5.435cm" svg:y="8.713cm" svg:viewBox="0 0 159 247" svg:d="M80 13c1-5 1-4 1-6 0-5-3-7-7-7-2 0-2 0-3 1-15 1-30 1-45 2-5 0-11 1-11 10 0 7 6 7 9 7 4 0 10 0 15 1-3 11-7 27-10 40-8 32-16 65-24 97-5 20-5 24-5 32 0 45 33 57 59 57 64 0 100-57 100-103 0-44-32-58-61-58-17 0-31 6-39 11 7-28 14-56 21-84zM60 235c-14 0-25-8-25-30 0-11 3-24 6-35 3-13 9-37 12-48 1-6 21-24 43-24s23 19 23 27c0 18-12 61-17 75-12 29-32 35-42 35z">
              <text:p/>
            </draw:path>
            <draw:path draw:style-name="gr10" draw:text-style-name="P8" draw:layer="layout" svg:width="0.126cm" svg:height="0.107cm" svg:x="5.617cm" svg:y="8.699cm" svg:viewBox="0 0 127 108" svg:d="M44 7c0-1 1-3 1-4-1-1 0-3-4-3-1 0-15 1-16 1-5 0-9 1-14 1-4 0-7 1-7 6 0 3 3 3 6 3 12 0 12 2 12 4 0 1-1 6-2 9-4 17-8 33-12 50-6 25-8 30-8 31 0 3 4 3 5 3s3 0 4 0c22-3 53-15 79-38 34-30 39-62 39-63 0-4-4-7-9-7-8 0-10 6-12 13-10 35-43 73-85 85 8-30 15-61 23-91z">
              <text:p/>
            </draw:path>
            <draw:path draw:style-name="gr10" draw:text-style-name="P8" draw:layer="layout" svg:width="0.166cm" svg:height="0.011cm" svg:x="5.783cm" svg:y="8.739cm" svg:viewBox="0 0 167 12" svg:d="M157 12c4 0 10 0 10-5 0-7-6-7-10-7-49 0-98 0-147 0-4 0-10 0-10 6s6 6 10 6c49 0 98 0 147 0z">
              <text:p/>
            </draw:path>
            <draw:path draw:style-name="gr10" draw:text-style-name="P8" draw:layer="layout" svg:width="0.089cm" svg:height="0.162cm" svg:x="6.003cm" svg:y="8.64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  <draw:path draw:style-name="gr10" draw:text-style-name="P8" draw:layer="layout" svg:width="0.073cm" svg:height="0.165cm" svg:x="5.611cm" svg:y="8.892cm" svg:viewBox="0 0 74 166" svg:d="M68 10c0-4-3-10-10-10-6 0-14 7-14 14 0 4 4 9 10 9 7 0 14-7 14-13zM18 135c-1 3-2 6-2 10 0 11 10 21 23 21 25 0 35-34 35-38 0-3-2-2-3-3-4 0-4 1-5 4-6 20-17 30-26 30-5 0-6-3-6-9 0-5 1-10 4-15 2-7 5-14 7-20 3-6 12-28 12-31 1-3 2-6 2-8 0-12-10-21-23-21-25 0-36 33-36 37s3 4 4 4c4 0 4-2 5-4 6-21 17-30 26-30 4 0 6 2 6 8s-1 10-8 25c-5 13-10 27-15 40z">
              <text:p/>
            </draw:path>
            <draw:path draw:style-name="gr10" draw:text-style-name="P8" draw:layer="layout" svg:width="0.081cm" svg:height="0.35cm" svg:x="6.154cm" svg:y="8.694cm" svg:viewBox="0 0 82 351" svg:d="M82 176c0-28-4-70-24-110-21-43-51-66-55-66-2 0-3 1-3 3 0 1 0 2 7 8 34 35 54 91 54 165 0 60-13 121-56 166-5 4-5 5-5 6 0 2 1 3 3 3 4 0 36-24 56-68 18-39 23-78 23-107z">
              <text:p/>
            </draw:path>
            <draw:path draw:style-name="gr10" draw:text-style-name="P8" draw:layer="layout" svg:width="0.014cm" svg:height="0.225cm" svg:x="6.322cm" svg:y="8.651cm" svg:viewBox="0 0 15 226" svg:d="M0 213c0 6 0 13 7 13 8 0 8-7 8-13 0-67 0-133 0-200 0-5 0-13-8-13-7 0-7 7-7 13 0 67 0 133 0 200z">
              <text:p/>
            </draw:path>
            <draw:path draw:style-name="gr10" draw:text-style-name="P8" draw:layer="layout" svg:width="0.014cm" svg:height="0.225cm" svg:x="6.322cm" svg:y="8.862cm" svg:viewBox="0 0 15 226" svg:d="M0 213c0 5 0 13 7 13 8 0 8-7 8-13 0-67 0-133 0-200 0-5 0-13-8-13-7 0-7 7-7 13 0 67 0 133 0 200z">
              <text:p/>
            </draw:path>
            <draw:path draw:style-name="gr10" draw:text-style-name="P8" draw:layer="layout" svg:width="0.214cm" svg:height="0.27cm" svg:x="6.456cm" svg:y="8.734cm" svg:viewBox="0 0 215 271" svg:d="M208 15c4-2 7-4 7-8s-3-7-7-7c-2 0-5 1-7 2-65 31-129 61-194 92-6 2-7 5-7 8s2 5 7 8c65 30 129 61 194 91 5 2 6 2 7 2 4 0 7-3 7-7 0-3-2-5-8-8-61-29-122-57-183-86 61-29 123-58 184-87zM202 271c6 0 13 0 13-7s-8-7-13-7c-63 0-126 0-189 0-6 0-13 0-13 7s6 7 12 7c63 0 127 0 190 0z">
              <text:p/>
            </draw:path>
            <draw:path draw:style-name="gr10" draw:text-style-name="P8" draw:layer="layout" svg:width="0.139cm" svg:height="0.233cm" svg:x="6.757cm" svg:y="8.723cm" svg:viewBox="0 0 140 234" svg:d="M27 207c12-12 25-24 37-36 55-48 76-67 76-103 0-40-32-68-75-68-39 0-65 33-65 64 0 20 17 20 18 20 6 0 19-5 19-19 0-9-7-18-19-18-3 0-3 0-5 0 9-23 28-36 48-36 32 0 47 29 47 57 0 29-18 56-37 78-22 25-45 50-67 75-4 4-4 5-4 13 43 0 87 0 130 0 3-20 7-41 10-61-3 0-6 0-9 0-2 11-4 26-8 31-2 3-25 3-33 3-21 0-42 0-63 0z">
              <text:p/>
            </draw:path>
            <draw:path draw:style-name="gr10" draw:text-style-name="P8" draw:layer="layout" svg:width="0.143cm" svg:height="0.253cm" svg:x="6.93cm" svg:y="8.708cm" svg:viewBox="0 0 144 254" svg:d="M78 96c-44 10-78 56-78 99 0 33 22 59 55 59 41 0 70-56 70-104 0-32-14-50-26-65-12-16-33-43-33-58 0-8 7-16 19-16 11 0 18 4 25 9 7 4 14 9 20 9 8 0 14-8 14-14 0-8-6-9-19-12-18-3-23-3-28-3-28 0-40 15-40 36 0 19 10 38 21 60zM82 104c9 16 19 35 19 60 0 23-13 82-46 82-19 0-34-15-34-42 0-22 13-88 61-100z">
              <text:p/>
            </draw:path>
            <draw:path draw:style-name="gr10" draw:text-style-name="P8" draw:layer="layout" svg:width="0.214cm" svg:height="0.014cm" svg:x="7.133cm" svg:y="8.862cm" svg:viewBox="0 0 215 15" svg:d="M202 15c6 0 13 0 13-7 0-8-7-8-13-8-63 0-127 0-190 0-6 0-12 0-12 8 0 7 6 7 12 7 63 0 127 0 190 0z">
              <text:p/>
            </draw:path>
            <draw:path draw:style-name="gr10" draw:text-style-name="P8" draw:layer="layout" svg:width="0.115cm" svg:height="0.233cm" svg:x="7.428cm" svg:y="8.723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10" draw:text-style-name="P8" draw:layer="layout" svg:width="0.194cm" svg:height="0.25cm" svg:x="1.811cm" svg:y="9.141cm" svg:viewBox="0 0 195 251" svg:d="M194 13c1-4 1-5 1-6 0-4-2-7-7-7-4 0-6 4-8 8-10 26-19 51-29 77-36 0-71 0-107 0-10-26-19-51-29-77-2-5-3-8-8-8-3 0-7 3-7 7 1 2 0 1 2 6 29 77 59 153 88 230 1 5 3 8 8 8s6-4 7-7c30-77 59-154 89-231zM50 99c32 0 63 0 95 0-16 42-31 83-47 125-16-42-32-83-48-125z">
              <text:p/>
            </draw:path>
            <draw:path draw:style-name="gr10" draw:text-style-name="P8" draw:layer="layout" svg:width="0.158cm" svg:height="0.245cm" svg:x="2.025cm" svg:y="9.141cm" svg:viewBox="0 0 159 246" svg:d="M80 12c1-5 1-4 1-6 0-5-3-6-7-6-2 0-2 0-3 0-15 1-30 1-45 2-5 0-11 1-11 11 0 6 6 6 9 6 4 0 10 0 15 1-3 12-7 27-10 40-8 32-17 65-25 97-4 20-4 24-4 32 0 45 33 57 59 57 64 0 100-57 100-103 0-44-32-58-61-58-17 0-31 6-39 11 7-28 14-56 21-84zM60 234c-14 0-25-8-25-30 0-11 3-24 6-35 3-13 9-37 12-48 1-6 21-24 43-24s23 19 23 27c0 18-12 61-17 75-12 29-32 35-42 35z">
              <text:p/>
            </draw:path>
            <draw:path draw:style-name="gr10" draw:text-style-name="P8" draw:layer="layout" svg:width="0.175cm" svg:height="0.203cm" svg:x="2.316cm" svg:y="9.195cm" svg:viewBox="0 0 176 204" svg:d="M163 109c6 0 13 0 13-7s-7-7-13-7c-50 0-99 0-149 0 5-48 45-81 95-81 18 0 36 0 54 0 6 0 13 0 13-7s-7-7-13-7c-18 0-37 0-55 0-60 0-108 45-108 102 0 56 48 102 108 102 18 0 37 0 55 0 6 0 13-1 13-8 0-8-7-7-13-7-18 0-36 0-54 0-50 0-90-33-95-80 50 0 99 0 149 0z">
              <text:p/>
            </draw:path>
            <draw:path draw:style-name="gr10" draw:text-style-name="P8" draw:layer="layout" svg:width="0.222cm" svg:height="0.255cm" svg:x="2.629cm" svg:y="9.136cm" svg:viewBox="0 0 223 256" svg:d="M88 10c1-4 1-5 1-6 0-2-1-3-4-3-4 0-14 5-21 9-17 8-30 14-30 21 0 2 3 2 4 2 4 0 13-5 20-8-4 34-13 79-19 109-13 60-20 81-37 116-2 3-2 3-2 4 0 2 3 2 4 2 5 0 20-6 26-16 4-8 18-34 28-74 8-31 21-77 46-113 17-23 31-33 53-33 19 0 37 12 37 31 0 31-34 42-70 54-5 1-29 10-29 19 0 2 3 2 4 2s9-1 17-1c35 0 64 21 64 54 0 44-37 58-69 58-27 0-40-15-45-20-1-2-2-2-5-2-7 0-25 11-25 17 0 1 14 24 51 24 50 0 123-35 123-92 0-29-20-51-56-58 28-12 69-37 69-70 0-21-16-36-42-36-12 0-57 4-100 56 2-15 5-31 7-46z">
              <text:p/>
            </draw:path>
            <draw:path draw:style-name="gr10" draw:text-style-name="P8" draw:layer="layout" svg:width="0.04cm" svg:height="0.104cm" svg:x="2.891cm" svg:y="9.346cm" svg:viewBox="0 0 41 105" svg:d="M41 37c0-23-9-37-23-37-11 0-18 9-18 19 0 9 7 18 18 18 4 0 9-1 12-4 1-1 1-1 2-1s1 0 1 5c0 26-12 47-24 59-4 4-4 4-4 5 0 3 2 4 4 4 4 0 32-27 32-68z">
              <text:p/>
            </draw:path>
            <draw:path draw:style-name="gr10" draw:text-style-name="P8" draw:layer="layout" svg:width="0.173cm" svg:height="0.247cm" svg:x="3.035cm" svg:y="9.141cm" svg:viewBox="0 0 174 248" svg:d="M107 141c14 37 31 91 37 99 5 7 9 7 18 7 3 0 5 0 8 0 4 0 4-2 4-3s-1-2-2-3c-3-4-5-9-8-17-24-66-47-133-71-199-8-21-27-25-43-25-2 0-7 0-7 3s2 3 3 4c12 2 15 4 23 28 11 32 23 64 34 96-32 32-65 64-97 96-4 4-6 6-6 11 0 6 5 10 11 10 5 0 8-4 11-7 28-33 57-67 85-100z">
              <text:p/>
            </draw:path>
            <draw:path draw:style-name="gr10" draw:text-style-name="P8" draw:layer="layout" svg:width="0.081cm" svg:height="0.35cm" svg:x="3.256cm" svg:y="9.121cm" svg:viewBox="0 0 82 351" svg:d="M82 348c0-1 0-2-6-8-44-44-55-111-55-164 0-62 13-123 56-167 5-4 5-5 5-6 0-2-2-3-4-3-3 0-35 24-56 68-18 39-22 78-22 108 0 27 4 70 23 109 22 43 52 66 55 66 2 0 4-1 4-3z">
              <text:p/>
            </draw:path>
            <draw:path draw:style-name="gr10" draw:text-style-name="P8" draw:layer="layout" svg:width="0.159cm" svg:height="0.245cm" svg:x="3.376cm" svg:y="9.141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30 0-11 3-24 6-35 3-13 9-37 11-48 2-6 22-24 44-24 21 0 23 19 23 27 0 18-12 61-17 75-12 29-32 35-42 35z">
              <text:p/>
            </draw:path>
            <draw:path draw:style-name="gr10" draw:text-style-name="P8" draw:layer="layout" svg:width="0.081cm" svg:height="0.35cm" svg:x="3.561cm" svg:y="9.121cm" svg:viewBox="0 0 82 351" svg:d="M82 176c0-28-4-70-23-110-22-43-52-66-55-66-2 0-4 1-4 3 0 1 0 2 7 9 34 34 54 90 54 164 0 60-13 122-56 166-5 4-5 5-5 6 0 2 2 3 4 3 3 0 35-24 56-68 18-39 22-78 22-107z">
              <text:p/>
            </draw:path>
            <draw:path draw:style-name="gr10" draw:text-style-name="P8" draw:layer="layout" svg:width="0.213cm" svg:height="0.271cm" svg:x="3.805cm" svg:y="9.161cm" svg:viewBox="0 0 214 272" svg:d="M208 15c4-2 6-4 6-8s-2-7-7-7c-1 0-5 1-6 2-65 31-129 61-194 92-6 3-7 5-7 8s2 5 7 8c65 30 129 61 194 91 5 2 5 2 6 2 4 0 7-3 7-7 0-3-1-5-7-8-61-29-123-57-184-86 62-29 123-58 185-87zM202 272c6 0 12 0 12-7s-7-7-12-7c-63 0-127 0-190 0-5 0-12 0-12 7s6 7 12 7c63 0 127 0 190 0z">
              <text:p/>
            </draw:path>
            <draw:path draw:style-name="gr10" draw:text-style-name="P8" draw:layer="layout" svg:width="0.165cm" svg:height="0.23cm" svg:x="4.157cm" svg:y="9.229cm" svg:viewBox="0 0 166 231" svg:d="M1 216c-1 4-1 5-1 6 0 5 4 9 10 9 7 0 11-6 12-7 2-3 13-50 23-88 7 14 18 23 34 23 41 0 87-49 87-102 0-37-23-57-49-57-34 0-71 35-82 78-11 46-23 92-34 138zM79 152c-25 0-30-29-30-32 0-1 2-8 3-13 9-39 13-52 21-66 15-25 32-33 43-33 13 0 25 10 25 34 0 20-11 59-20 76-12 22-29 34-42 34z">
              <text:p/>
            </draw:path>
            <draw:path draw:style-name="gr10" draw:text-style-name="P8" draw:layer="layout" svg:width="0.194cm" svg:height="0.25cm" svg:x="1.811cm" svg:y="9.567cm" svg:viewBox="0 0 195 251" svg:d="M194 13c1-4 1-5 1-6 0-4-2-7-7-7-4 0-6 4-8 8-10 26-19 51-29 77-36 0-71 0-107 0-10-26-19-51-29-77-2-5-3-8-8-8-3 0-7 3-7 7 1 2 0 1 2 6 29 77 59 153 88 230 1 5 3 8 8 8s6-4 7-7c30-77 59-154 89-231zM50 99c32 0 63 0 95 0-16 42-31 83-47 125-16-42-32-83-48-125z">
              <text:p/>
            </draw:path>
            <draw:path draw:style-name="gr10" draw:text-style-name="P8" draw:layer="layout" svg:width="0.158cm" svg:height="0.245cm" svg:x="2.025cm" svg:y="9.567cm" svg:viewBox="0 0 159 246" svg:d="M80 12c1-5 1-4 1-6 0-5-3-6-7-6-2 0-2 0-3 0-15 1-30 1-45 2-5 1-11 1-11 11 0 6 6 6 9 6 4 0 10 0 15 1-3 12-7 27-10 40-8 32-17 65-25 97-4 20-4 24-4 32 0 45 33 57 59 57 64 0 100-57 100-103 0-44-32-58-61-58-17 0-31 6-39 11 7-28 14-56 21-84zM60 234c-14 0-25-8-25-29 0-12 3-25 6-36 3-13 9-37 12-48 1-6 21-24 43-24s23 19 23 27c0 18-12 62-17 75-12 29-32 35-42 35z">
              <text:p/>
            </draw:path>
            <draw:path draw:style-name="gr10" draw:text-style-name="P8" draw:layer="layout" svg:width="0.175cm" svg:height="0.203cm" svg:x="2.316cm" svg:y="9.621cm" svg:viewBox="0 0 176 204" svg:d="M163 109c6 0 13 0 13-7s-7-7-13-7c-50 0-99 0-149 0 5-47 45-81 95-81 18 0 36 0 54 0 6 0 13 0 13-7s-7-7-13-7c-18 0-37 0-55 0-60 0-108 45-108 102 0 56 48 102 108 102 18 0 37 0 55 0 6 0 13 0 13-7s-7-7-13-7c-18 0-36 0-54 0-50 0-90-34-95-81 50 0 99 0 149 0z">
              <text:p/>
            </draw:path>
            <draw:path draw:style-name="gr10" draw:text-style-name="P8" draw:layer="layout" svg:width="0.222cm" svg:height="0.255cm" svg:x="2.629cm" svg:y="9.562cm" svg:viewBox="0 0 223 256" svg:d="M88 10c1-4 1-5 1-6 0-2-1-3-4-3-4 0-14 5-21 9-17 8-30 14-30 21 0 2 3 2 4 2 4 0 13-5 20-8-4 34-13 79-19 109-13 60-20 82-37 116-2 3-2 3-2 4 0 2 3 2 4 2 5 0 20-6 26-16 4-8 18-34 28-74 8-31 21-77 46-113 17-23 31-33 53-33 19 0 37 12 37 31 0 31-34 42-70 54-5 2-29 10-29 19 0 2 3 2 4 2s9-1 17-1c35 0 64 21 64 54 0 44-37 58-69 58-27 0-40-15-45-20-1-1-2-2-5-2-7 0-25 11-25 17 0 1 14 24 51 24 50 0 123-35 123-91 0-30-20-52-56-59 28-12 69-37 69-70 0-20-16-36-42-36-12 0-57 4-100 56 2-15 5-31 7-46z">
              <text:p/>
            </draw:path>
            <draw:path draw:style-name="gr10" draw:text-style-name="P8" draw:layer="layout" svg:width="0.04cm" svg:height="0.104cm" svg:x="2.891cm" svg:y="9.773cm" svg:viewBox="0 0 41 105" svg:d="M41 37c0-23-9-37-23-37-11 0-18 9-18 19 0 9 7 19 18 19 4 0 9-2 12-5 1-1 1-1 2-1s1 0 1 5c0 26-12 47-24 59-4 4-4 4-4 6s2 3 4 3c4 0 32-27 32-68z">
              <text:p/>
            </draw:path>
            <draw:path draw:style-name="gr10" draw:text-style-name="P8" draw:layer="layout" svg:width="0.173cm" svg:height="0.247cm" svg:x="3.035cm" svg:y="9.567cm" svg:viewBox="0 0 174 248" svg:d="M107 141c14 37 31 91 37 99 5 7 9 7 18 7 3 0 5 0 8 0 4 0 4-2 4-3s-1-2-2-3c-3-4-5-9-8-16-24-67-47-133-71-200-8-21-27-25-43-25-2 0-7 0-7 4 0 2 2 2 3 3 12 2 15 4 23 28 11 32 23 64 34 96-32 32-65 64-97 96-4 4-6 6-6 11 0 6 5 10 11 10 5 0 8-4 11-7 28-33 57-67 85-100z">
              <text:p/>
            </draw:path>
            <draw:path draw:style-name="gr10" draw:text-style-name="P8" draw:layer="layout" svg:width="0.081cm" svg:height="0.35cm" svg:x="3.256cm" svg:y="9.547cm" svg:viewBox="0 0 82 351" svg:d="M82 348c0-1 0-2-6-8-44-44-55-111-55-164 0-61 13-123 56-167 5-4 5-4 5-5 0-3-2-4-4-4-3 0-35 24-56 69-18 38-22 77-22 107 0 27 4 70 23 109 22 44 52 66 55 66 2 0 4-1 4-3z">
              <text:p/>
            </draw:path>
            <draw:path draw:style-name="gr10" draw:text-style-name="P8" draw:layer="layout" svg:width="0.159cm" svg:height="0.245cm" svg:x="3.376cm" svg:y="9.567cm" svg:viewBox="0 0 160 246" svg:d="M81 12c1-5 1-4 1-6 0-5-4-6-7-6-2 0-2 0-3 0-15 1-30 1-45 2-5 1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10" draw:text-style-name="P8" draw:layer="layout" svg:width="0.041cm" svg:height="0.104cm" svg:x="3.571cm" svg:y="9.773cm" svg:viewBox="0 0 42 105" svg:d="M42 37c0-23-9-37-23-37-12 0-19 9-19 19 0 9 7 19 19 19 4 0 9-2 12-5 1-1 1-1 2-1 0 2 1 0 1 5 0 26-13 47-24 59-4 4-4 4-4 6s2 3 4 3c3 0 32-27 32-68z">
              <text:p/>
            </draw:path>
            <draw:path draw:style-name="gr10" draw:text-style-name="P8" draw:layer="layout" svg:width="0.165cm" svg:height="0.155cm" svg:x="3.716cm" svg:y="9.655cm" svg:viewBox="0 0 166 156" svg:d="M60 4c-1-1 0-4-4-4-9 0-34 3-43 4-3 0-7 0-7 7 0 4 3 4 8 4 17 0 18 2 18 6 0 2-4 19-7 28-7 29-14 58-21 87-2 5-3 10-4 15 0 4 4 5 6 5s3 0 5 0c24-5 62-18 99-52 46-43 56-91 56-94 0-6-5-10-11-10-2 0-11 2-13 12-23 80-76 119-116 132 11-47 23-93 34-140z">
              <text:p/>
            </draw:path>
            <draw:path draw:style-name="gr10" draw:text-style-name="P8" draw:layer="layout" svg:width="0.213cm" svg:height="0.013cm" svg:x="4.001cm" svg:y="9.716cm" svg:viewBox="0 0 214 14" svg:d="M202 14c6 0 12 0 12-7s-6-7-12-7c-63 0-127 0-190 0-6 0-12 0-12 7s6 7 12 7c63 0 127 0 190 0z">
              <text:p/>
            </draw:path>
            <draw:path draw:style-name="gr10" draw:text-style-name="P8" draw:layer="layout" svg:width="0.115cm" svg:height="0.233cm" svg:x="4.354cm" svg:y="9.577cm" svg:viewBox="0 0 116 234" svg:d="M72 9c0-9 0-9-8-9-22 22-53 22-64 22 0 4 0 7 0 11 7 0 28 0 46-9 0 61 0 121 0 182 0 12-1 17-33 17-4 0-7 0-11 0 0 4 0 7 0 11 13-2 43-2 57-2s45 0 57 2c0-4 0-7 0-11-4 0-7 0-11 0-32 0-33-4-33-17 0-66 0-131 0-197z">
              <text:p/>
            </draw:path>
            <draw:path draw:style-name="gr10" draw:text-style-name="P8" draw:layer="layout" svg:width="0.08cm" svg:height="0.35cm" svg:x="4.519cm" svg:y="9.547cm" svg:viewBox="0 0 81 351" svg:d="M81 176c0-28-4-70-23-110-21-43-51-66-55-66-2 0-3 1-3 4 0 1 0 1 6 8 35 34 55 90 55 164 0 60-13 122-57 166-4 4-4 5-4 6 0 2 1 3 3 3 4 0 35-23 56-68 18-39 22-78 22-107z">
              <text:p/>
            </draw:path>
            <draw:path draw:style-name="gr10" draw:text-style-name="P8" draw:layer="layout" svg:width="0.214cm" svg:height="0.271cm" svg:x="4.761cm" svg:y="9.587cm" svg:viewBox="0 0 215 272" svg:d="M208 15c4-2 7-4 7-8s-3-7-7-7c-2 0-5 1-7 2-65 31-129 61-194 92-6 3-7 5-7 8s2 6 7 8c65 30 129 61 194 91 5 3 6 3 7 3 4 0 7-4 7-8 0-3-2-5-8-8-61-29-122-57-183-86 61-29 123-58 184-87zM202 272c6 0 13 0 13-7s-8-7-13-7c-63 0-126 0-189 0-6 0-13 0-13 7s6 7 12 7c63 0 127 0 190 0z">
              <text:p/>
            </draw:path>
            <draw:path draw:style-name="gr10" draw:text-style-name="P8" draw:layer="layout" svg:width="0.165cm" svg:height="0.23cm" svg:x="5.113cm" svg:y="9.655cm" svg:viewBox="0 0 166 231" svg:d="M1 216c-1 5-1 5-1 6 0 5 4 9 10 9 8 0 12-6 12-7 2-3 13-50 23-88 7 14 18 23 35 23 41 0 86-49 86-101 0-38-23-58-49-58-34 0-71 35-81 78-12 46-23 92-35 138zM79 152c-24 0-30-28-30-32 0-1 2-8 3-13 10-39 13-52 21-66 15-25 33-33 44-33 13 0 24 10 24 34 0 20-10 59-20 76-11 22-28 34-42 34z">
              <text:p/>
            </draw:path>
            <draw:path draw:style-name="gr10" draw:text-style-name="P8" draw:layer="layout" svg:width="0.213cm" svg:height="0.013cm" svg:x="5.392cm" svg:y="9.716cm" svg:viewBox="0 0 214 14" svg:d="M202 14c6 0 12 0 12-7s-6-7-12-7c-63 0-127 0-190 0-6 0-12 0-12 7s6 7 12 7c63 0 127 0 190 0z">
              <text:p/>
            </draw:path>
            <draw:path draw:style-name="gr10" draw:text-style-name="P8" draw:layer="layout" svg:width="0.115cm" svg:height="0.233cm" svg:x="5.745cm" svg:y="9.577cm" svg:viewBox="0 0 116 234" svg:d="M72 9c0-9 0-9-8-9-22 22-52 22-64 22 0 4 0 7 0 11 7 0 28 0 46-9 0 61 0 121 0 182 0 12-1 17-32 17-4 0-8 0-12 0 0 4 0 7 0 11 13-2 43-2 57-2s45 0 57 2c0-4 0-7 0-11-4 0-7 0-11 0-32 0-33-4-33-17 0-66 0-131 0-197z">
              <text:p/>
            </draw:path>
            <draw:path draw:style-name="gr10" draw:text-style-name="P8" draw:layer="layout" svg:width="0.159cm" svg:height="0.246cm" svg:x="1.829cm" svg:y="10.048cm" svg:viewBox="0 0 160 247" svg:d="M81 12c1-5 1-5 1-6 0-4-4-6-8-6-1 0-1 0-2 0-15 1-30 2-45 3-5 0-12 0-12 10 0 6 7 6 10 6s10 0 14 1c-3 12-6 27-10 40-8 32-16 65-24 97-5 20-5 24-5 32 0 45 34 58 60 58 64 0 100-58 100-104 0-43-33-58-62-58-17 0-31 7-38 11 7-28 14-56 21-84zM61 234c-14 0-26-7-26-29 0-11 4-24 6-35 4-14 10-38 12-48 2-6 22-24 44-24 21 0 23 19 23 26 0 19-12 62-17 76-12 28-32 34-42 34z">
              <text:p/>
            </draw:path>
            <draw:path draw:style-name="gr10" draw:text-style-name="P8" draw:layer="layout" svg:width="0.175cm" svg:height="0.203cm" svg:x="2.121cm" svg:y="10.10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22cm" svg:height="0.255cm" svg:x="2.434cm" svg:y="10.044cm" svg:viewBox="0 0 223 256" svg:d="M88 9c1-4 1-4 1-5 0-3-1-4-4-4-4 0-15 5-22 9-16 8-29 15-29 21 0 2 2 2 4 2 4 0 13-5 20-8-4 35-13 79-19 110-13 59-20 81-37 115-2 3-1 3-2 4 0 3 3 3 4 3 5 0 20-7 26-17 4-8 18-33 28-74 8-30 21-76 46-112 16-23 31-34 53-34 19 0 36 12 36 31 0 31-33 42-70 55-4 1-28 9-28 18 0 2 2 3 3 3 2 0 10-2 17-2 36 0 65 21 65 55 0 43-38 57-70 57-27 0-40-14-44-19-2-2-2-3-5-3-7 0-25 11-25 17 0 1 13 25 51 25 50 0 123-35 123-92 0-30-20-52-56-58 28-12 69-38 69-71 0-20-17-35-43-35-12 0-57 3-99 56 2-16 5-31 7-47z">
              <text:p/>
            </draw:path>
            <draw:path draw:style-name="gr10" draw:text-style-name="P8" draw:layer="layout" svg:width="0.311cm" svg:height="0.183cm" svg:x="2.782cm" svg:y="10.112cm" svg:viewBox="0 0 312 184" svg:d="M274 99c-20 15-29 29-32 34-16 24-18 46-18 47 0 4 4 4 7 4 6 0 6-1 7-7 8-35 29-64 69-80 4-2 5-3 5-5 0-3-2-3-3-4-15-6-58-23-71-82-1-5-1-6-7-6-3 0-7 0-7 5 6 15 3 22 17 46 7 11 18 23 33 34-87 0-174 0-261 0-7 0-13 0-13 7s6 7 13 7c87 0 174 0 261 0z">
              <text:p/>
            </draw:path>
            <draw:path draw:style-name="gr10" draw:text-style-name="P8" draw:layer="layout" svg:width="0.182cm" svg:height="0.013cm" svg:x="3.212cm" svg:y="9.992cm" svg:viewBox="0 0 183 14" svg:d="M0 0c61 0 122 0 183 0 0 5 0 9 0 14-61 0-122 0-183 0 0-5 0-9 0-14z">
              <text:p/>
            </draw:path>
            <draw:path draw:style-name="gr10" draw:text-style-name="P8" draw:layer="layout" svg:width="0.159cm" svg:height="0.246cm" svg:x="3.23cm" svg:y="10.048cm" svg:viewBox="0 0 160 247" svg:d="M80 12c2-5 2-5 2-6 0-4-4-6-8-6-1 0-1 0-2 0-15 1-31 2-46 3-5 0-11 0-11 10 0 6 7 6 9 6 4 0 10 0 15 1-3 12-6 27-10 40-8 32-16 65-24 97-5 20-5 24-5 32 0 45 33 58 60 58 63 0 100-58 100-104 0-43-33-58-62-58-17 0-31 7-38 11 7-28 13-56 20-84zM60 234c-13 0-25-7-25-29 0-11 4-24 6-35 4-14 10-38 12-48 2-6 22-24 43-24 22 0 24 19 24 26 0 19-12 62-18 76-12 28-31 34-42 34z">
              <text:p/>
            </draw:path>
            <draw:path draw:style-name="gr10" draw:text-style-name="P8" draw:layer="layout" svg:width="0.174cm" svg:height="0.203cm" svg:x="3.522cm" svg:y="10.102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8" draw:layer="layout" svg:width="0.222cm" svg:height="0.255cm" svg:x="3.835cm" svg:y="10.044cm" svg:viewBox="0 0 223 256" svg:d="M88 9c0-4 0-4 0-5 0-3 0-4-4-4-3 0-14 5-21 9-16 8-29 15-29 21 0 2 2 2 3 2 5 0 14-5 20-8-4 35-12 79-19 110-13 59-19 81-36 115-2 3-1 3-2 4 0 3 2 2 3 3 6 0 21-7 26-17 5-8 18-33 29-74 8-30 21-76 46-112 16-23 31-34 53-34 19 0 36 12 36 31 0 31-33 42-70 55-4 1-28 9-28 18 0 2 2 3 3 3 2 0 10-2 17-2 36 0 64 21 64 55 0 43-37 57-69 57-27 0-40-14-44-19-2-2-2-3-5-3-8 0-26 11-26 17 0 1 14 25 52 25 50 0 122-35 122-92 0-30-19-52-55-58 28-12 69-38 69-71 0-20-17-35-43-35-12 0-57 3-99 56 2-16 5-31 7-47z">
              <text:p/>
            </draw:path>
            <draw:path draw:style-name="gr10" draw:text-style-name="P8" draw:layer="layout" svg:width="0.08cm" svg:height="0.35cm" svg:x="1.846cm" svg:y="10.511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10" draw:text-style-name="P8" draw:layer="layout" svg:width="0.147cm" svg:height="0.241cm" svg:x="1.961cm" svg:y="10.54cm" svg:viewBox="0 0 148 242" svg:d="M148 122c0-28-1-57-14-83-16-33-45-39-59-39-22 0-47 9-62 42-11 24-13 52-13 80 0 26 2 58 16 84 15 29 41 36 58 36 19 0 46-7 61-41 12-24 13-52 13-79zM74 234c-14 0-34-9-41-42-3-21-3-54-3-75 0-22 0-45 2-64 7-42 33-45 42-45 12 0 35 6 42 41 3 20 3 46 3 68 0 27 0 51-4 73-5 34-25 44-41 44z">
              <text:p/>
            </draw:path>
            <draw:path draw:style-name="gr10" draw:text-style-name="P8" draw:layer="layout" svg:width="0.115cm" svg:height="0.233cm" svg:x="2.155cm" svg:y="10.54cm" svg:viewBox="0 0 116 234" svg:d="M72 9c0-8 0-9-8-9-22 23-53 23-64 23 0 4 0 7 0 11 7 0 27 0 46-10 0 61 0 121 0 182 0 13-1 17-33 17-4 0-7 0-11 0 0 4 0 7 0 11 12-1 43-1 57-1s44 0 57 1c0-4 0-7 0-11-4 0-8 0-12 0-31 0-32-4-32-17 0-66 0-131 0-197z">
              <text:p/>
            </draw:path>
            <draw:path draw:style-name="gr10" draw:text-style-name="P8" draw:layer="layout" svg:width="0.081cm" svg:height="0.35cm" svg:x="2.319cm" svg:y="10.511cm" svg:viewBox="0 0 82 351" svg:d="M82 175c0-27-4-70-24-109-21-44-51-66-54-66-2 0-4 1-4 3 0 1 0 2 7 8 34 35 54 91 54 164 0 60-13 122-56 167-5 4-5 4-5 5 0 3 2 4 4 4 3 0 35-24 56-69 17-38 22-77 22-107z">
              <text:p/>
            </draw:path>
            <draw:path draw:style-name="gr10" draw:text-style-name="P8" draw:layer="layout" svg:width="0.098cm" svg:height="0.077cm" svg:x="2.499cm" svg:y="10.457cm" svg:viewBox="0 0 99 78" svg:d="M33 7c0-3 0-3 0-4 0-3-2-3-5-3-7 1-15 1-22 2-3 0-3 0-4 1s-1 3-1 4c0 3 3 3 5 3 6 0 8 0 9 1 0 3 0 3-1 7-4 17-8 33-12 50-1 2-2 6-2 7 0 2 2 3 4 3 1 0 2 0 3 0 13-2 37-8 60-25 27-20 32-44 32-47s-2-6-6-6-8 2-9 7c-2 8-7 24-26 41-10 8-25 17-41 22 5-21 11-42 16-63z">
              <text:p/>
            </draw:path>
            <draw:path draw:style-name="gr10" draw:text-style-name="P8" draw:layer="layout" svg:width="0.136cm" svg:height="0.011cm" svg:x="2.478cm" svg:y="10.562cm" svg:viewBox="0 0 137 12" svg:d="M0 0c46 0 91 0 137 0 0 4 0 8 0 12-46 0-91 0-137 0 0-4 0-8 0-12z">
              <text:p/>
            </draw:path>
            <draw:path draw:style-name="gr10" draw:text-style-name="P8" draw:layer="layout" svg:width="0.086cm" svg:height="0.116cm" svg:x="2.503cm" svg:y="10.597cm" svg:viewBox="0 0 87 117" svg:d="M87 83c-2 0-5 0-7 0-1 3-2 14-5 16-1 1-16 1-19 1-11 0-23 0-34 0 11-9 24-19 35-26 16-11 30-21 30-39 0-23-21-35-46-35-24 0-41 13-41 31 0 9 8 10 10 10 5 0 10-3 10-10 0-6-4-10-10-10 5-8 16-14 27-14 17 0 32 11 32 28 0 15-11 26-24 37-14 12-29 25-43 37-2 1-2 1-2 2 0 2 0 4 0 6 27 0 55 0 82 0 2-11 3-23 5-34z">
              <text:p/>
            </draw:path>
            <draw:path draw:style-name="gr10" draw:text-style-name="P8" draw:layer="layout" svg:width="0.041cm" svg:height="0.104cm" svg:x="2.705cm" svg:y="10.737cm" svg:viewBox="0 0 42 105" svg:d="M42 37c0-23-9-37-23-37-12 0-19 9-19 19 0 9 7 18 19 18 4 0 9-1 12-4 1-1 1-1 2-1 0 2 1 0 1 5 0 26-13 47-24 58-4 4-4 5-4 6 0 3 2 4 4 4 3 0 32-27 32-68z">
              <text:p/>
            </draw:path>
            <draw:path draw:style-name="gr10" draw:text-style-name="P8" draw:layer="layout" svg:width="0.081cm" svg:height="0.35cm" svg:x="2.866cm" svg:y="10.511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10" draw:text-style-name="P8" draw:layer="layout" svg:width="0.115cm" svg:height="0.233cm" svg:x="2.999cm" svg:y="10.54cm" svg:viewBox="0 0 116 234" svg:d="M72 9c0-8 0-9-8-9-22 23-52 23-64 23 0 4 0 7 0 11 7 0 28 0 46-10 0 61 0 121 0 182 0 13-1 17-32 17-4 0-8 0-12 0 0 4 0 7 0 11 13-1 43-1 57-1s45 0 57 1c0-4 0-7 0-11-4 0-7 0-11 0-32 0-33-4-33-17 0-66 0-131 0-197z">
              <text:p/>
            </draw:path>
            <draw:path draw:style-name="gr10" draw:text-style-name="P8" draw:layer="layout" svg:width="0.147cm" svg:height="0.241cm" svg:x="3.157cm" svg:y="10.54cm" svg:viewBox="0 0 148 242" svg:d="M148 122c0-28-1-57-14-83-16-33-45-39-59-39-21 0-47 9-62 42-11 24-13 52-13 80 0 26 2 58 16 84 15 29 41 36 58 36 19 0 46-7 61-41 12-24 13-52 13-79zM74 234c-13 0-34-9-41-42-3-21-3-54-3-75 0-22 0-45 2-64 7-42 33-45 42-45 12 0 35 6 42 41 3 20 3 46 3 68 0 27 0 51-4 73-5 34-25 44-41 44z">
              <text:p/>
            </draw:path>
            <draw:path draw:style-name="gr10" draw:text-style-name="P8" draw:layer="layout" svg:width="0.081cm" svg:height="0.35cm" svg:x="3.339cm" svg:y="10.511cm" svg:viewBox="0 0 82 351" svg:d="M82 175c0-27-4-70-23-109-21-44-51-66-55-66-2 0-4 1-4 3 0 1 0 2 7 8 35 35 55 91 55 164 0 60-13 122-57 167-5 4-5 4-5 5 0 3 2 4 4 4 4 0 35-24 56-69 18-38 22-77 22-107z">
              <text:p/>
            </draw:path>
            <draw:path draw:style-name="gr10" draw:text-style-name="P8" draw:layer="layout" svg:width="0.098cm" svg:height="0.077cm" svg:x="3.52cm" svg:y="10.457cm" svg:viewBox="0 0 99 78" svg:d="M32 7c1-3 1-3 1-4 0-3-3-3-6-3-7 1-14 1-21 2-3 0-4 0-5 1 0 1-1 3-1 4 0 3 3 3 5 3 7 0 8 0 10 1 0 3 0 3-1 7-4 17-9 33-13 50 0 2-1 6-1 7 0 2 1 3 3 3 1 0 2 0 3 0 13-2 37-8 61-25 26-20 32-44 32-47s-3-6-7-6c-3 0-7 2-8 7-3 8-7 24-27 41-9 8-24 17-41 22 5-21 11-42 16-63z">
              <text:p/>
            </draw:path>
            <draw:path draw:style-name="gr10" draw:text-style-name="P8" draw:layer="layout" svg:width="0.137cm" svg:height="0.011cm" svg:x="3.498cm" svg:y="10.562cm" svg:viewBox="0 0 138 12" svg:d="M0 0c46 0 92 0 138 0 0 4 0 8 0 12-46 0-92 0-138 0 0-4 0-8 0-12z">
              <text:p/>
            </draw:path>
            <draw:path draw:style-name="gr10" draw:text-style-name="P8" draw:layer="layout" svg:width="0.087cm" svg:height="0.116cm" svg:x="3.523cm" svg:y="10.597cm" svg:viewBox="0 0 88 117" svg:d="M88 83c-3 0-5 0-8 0 0 3-2 14-5 16-1 1-16 1-19 1-11 0-23 0-34 0 12-9 25-19 35-26 16-11 31-21 31-39 0-23-21-35-47-35-23 0-41 13-41 31 0 9 8 10 10 10 5 0 11-3 11-10 0-6-5-10-10-10 5-8 15-14 27-14 17 0 31 11 31 28 0 15-10 26-24 37-14 12-29 25-43 37-1 1-2 1-2 2 0 2 0 4 0 6 27 0 55 0 82 0 2-11 4-23 6-34z">
              <text:p/>
            </draw:path>
            <draw:path draw:style-name="gr66" draw:text-style-name="P16" draw:layer="layout" svg:width="0.136cm" svg:height="0.35cm" svg:x="3.754cm" svg:y="10.511cm" svg:viewBox="0 0 137 351" svg:d="M135 13c2-5 1-4 2-6 0-4-4-7-7-7s-5 1-6 3c-41 112-81 223-122 335-2 4-1 4-2 6 0 4 3 7 7 7 5 0 6-2 8-8 40-110 80-220 120-330z">
              <text:p/>
            </draw:path>
            <draw:path draw:style-name="gr66" draw:text-style-name="P16" draw:layer="layout" svg:width="0.174cm" svg:height="0.203cm" svg:x="3.725cm" svg:y="10.584cm" svg:viewBox="0 0 175 204" svg:d="M163 109c6 0 12 0 12-7s-6-7-12-7c-50 0-99 0-149 0 4-47 45-81 94-81 18 0 37 0 55 0 6 0 12 0 12-7s-6-7-12-7c-18 0-37 0-55 0-60 0-108 45-108 102 0 56 48 102 108 102 18 0 37 0 55 0 6 0 12 0 12-7s-6-7-12-7c-18 0-37 0-55 0-49 0-90-34-94-81 50 0 99 0 149 0z">
              <text:p/>
            </draw:path>
            <draw:path draw:style-name="gr10" draw:text-style-name="P8" draw:layer="layout" svg:width="0.223cm" svg:height="0.255cm" svg:x="3.94cm" svg:y="10.526cm" svg:viewBox="0 0 224 256" svg:d="M88 10c1-4 1-5 1-6 0-3-1-4-4-4-4 0-14 6-21 9-17 8-30 15-30 21 0 2 3 2 4 2 4 0 13-5 20-8-4 35-13 80-19 110-13 60-20 81-37 115-2 3-1 3-2 4 0 3 3 3 4 3 6 0 20-6 26-16 4-8 18-34 28-75 8-30 21-76 46-112 17-23 31-34 53-34 19 0 37 13 37 31 0 31-34 42-70 55-4 1-29 10-29 18 0 3 3 3 4 3s9-2 17-2c35 0 64 22 64 55 0 44-37 58-69 58-27 0-40-15-45-20-1-2-2-3-4-3-8 0-26 11-26 18 0 1 14 24 52 24 49 0 122-35 122-92 0-29-20-51-56-58 28-12 70-37 70-70 0-21-17-36-43-36-12 0-57 3-100 56 2-15 5-31 7-46z">
              <text:p/>
            </draw:path>
          </draw:g>
        </draw:g>
        <draw:frame draw:style-name="gr15" draw:text-style-name="P5" draw:layer="layout" svg:width="1.987cm" svg:height="0.395cm" svg:x="7.803cm" svg:y="7.706cm">
          <draw:text-box>
            <text:p><text:span text:style-name="T2">(LB: inside CW)</text:span></text:p>
          </draw:text-box>
        </draw:frame>
        <draw:frame draw:style-name="gr67" draw:text-style-name="P5" draw:layer="layout" svg:width="2.423cm" svg:height="0.395cm" svg:x="7.803cm" svg:y="8.155cm">
          <draw:text-box>
            <text:p><text:span text:style-name="T2">(LB: CW boundary)</text:span></text:p>
          </draw:text-box>
        </draw:frame>
        <draw:frame draw:style-name="gr67" draw:text-style-name="P5" draw:layer="layout" svg:width="2.423cm" svg:height="0.395cm" svg:x="7.803cm" svg:y="8.63cm">
          <draw:text-box>
            <text:p><text:span text:style-name="T2">(LB: CW boundary)</text:span></text:p>
          </draw:text-box>
        </draw:frame>
        <draw:frame draw:style-name="gr68" draw:text-style-name="P5" draw:layer="layout" svg:width="2cm" svg:height="0.395cm" svg:x="7.803cm" svg:y="9.057cm">
          <draw:text-box>
            <text:p><text:span text:style-name="T2">(RL: inside CW)</text:span></text:p>
          </draw:text-box>
        </draw:frame>
        <draw:frame draw:style-name="gr69" draw:text-style-name="P5" draw:layer="layout" svg:width="2.436cm" svg:height="0.395cm" svg:x="7.804cm" svg:y="9.484cm">
          <draw:text-box>
            <text:p><text:span text:style-name="T2">(RL: CW boundary)</text:span></text:p>
          </draw:text-box>
        </draw:frame>
        <draw:frame draw:style-name="gr70" draw:text-style-name="P5" draw:layer="layout" svg:width="2.127cm" svg:height="0.395cm" svg:x="7.805cm" svg:y="10.433cm">
          <draw:text-box>
            <text:p><text:span text:style-name="T2">(erasure symbol)</text:span></text:p>
          </draw:text-box>
        </draw:frame>
        <draw:line draw:style-name="gr44" draw:text-style-name="P1" draw:layer="layout" svg:x1="12.6cm" svg:y1="1cm" svg:x2="12.6cm" svg:y2="6.6cm">
          <text:p/>
        </draw:line>
        <draw:frame draw:style-name="gr32" draw:text-style-name="P4" draw:layer="layout" svg:width="1.522cm" svg:height="0.395cm" svg:x="15.805cm" svg:y="9.809cm">
          <draw:text-box>
            <text:p><text:span text:style-name="T1">(bijection)</text:span></text:p>
          </draw:text-box>
        </draw:frame>
        <draw:frame draw:style-name="gr35" draw:text-style-name="P4" draw:layer="layout" svg:width="0.434cm" svg:height="0.395cm" svg:x="1.405cm" svg:y="13.909cm">
          <draw:text-box>
            <text:p><text:span text:style-name="T1">(1)</text:span></text:p>
          </draw:text-box>
        </draw:frame>
        <draw:frame draw:style-name="gr71" draw:text-style-name="P4" draw:layer="layout" svg:width="1.932cm" svg:height="0.395cm" svg:x="2.005cm" svg:y="13.91cm">
          <draw:text-box>
            <text:p><text:span text:style-name="T1">encode <text:s text:c="4"/>to</text:span></text:p>
          </draw:text-box>
        </draw:frame>
        <draw:g draw:style-name="gr9">
          <svg:title>TexMaths</svg:title>
          <svg:desc>10§display§\bm{c}^{\rm a}§svg§600§TRUE§</svg:desc>
          <draw:g>
            <draw:path draw:style-name="gr10" draw:text-style-name="P8" draw:layer="layout" svg:width="0.161cm" svg:height="0.159cm" svg:x="3.272cm" svg:y="14.066cm" svg:viewBox="0 0 162 160" svg:d="M135 19c-19 6-13 16-19 24 0 5 3 16 18 16 14 0 24-12 24-27 0-18-17-32-48-32-71 0-110 54-110 100 0 31 20 60 74 60 9 0 34 0 55-8 20-8 33-23 33-26s-5-9-9-9c-2 0-2 1-4 4-19 19-47 26-74 26-23 0-35-11-35-31 0-12 9-55 20-73 14-24 35-31 50-31 5 0 16 1 25 7z">
              <text:p/>
            </draw:path>
            <draw:path draw:style-name="gr10" draw:text-style-name="P8" draw:layer="layout" svg:width="0.122cm" svg:height="0.111cm" svg:x="3.448cm" svg:y="13.97cm" svg:viewBox="0 0 123 112" svg:d="M96 44c0-13 0-23-11-32-10-8-22-12-36-12-23 0-40 9-40 24 0 8 5 12 12 12 6 0 11-5 11-12 0-4-2-9-8-11 9-6 23-6 24-6 14 0 29 9 29 30 0 2 0 5 0 7-13 1-30 1-48 8-22 8-29 22-29 33 0 21 26 27 43 27 20 0 32-11 37-21 1 10 7 20 19 20 8-8 24 0 24-24 0-5 0-9 0-13-3 0-6 0-8 0 0 4 0 8 0 13 0 3 0 14-9 14-10 0-10-11-10-14 0-15 0-29 0-43zM77 75c0 23-21 30-32 30-12 0-24-8-24-20 0-14 12-33 56-34 0 8 0 16 0 24z">
              <text:p/>
            </draw:path>
          </draw:g>
        </draw:g>
        <draw:custom-shape draw:style-name="gr72" draw:text-style-name="P17" draw:layer="layout" svg:width="5.6cm" svg:height="0.4cm" svg:x="1.986cm" svg:y="14.3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86cm" svg:y1="14.386cm" svg:x2="2.786cm" svg:y2="14.786cm">
          <text:p/>
        </draw:line>
        <draw:line draw:style-name="gr1" draw:text-style-name="P1" draw:layer="layout" svg:x1="4.786cm" svg:y1="14.386cm" svg:x2="4.786cm" svg:y2="14.786cm">
          <text:p/>
        </draw:line>
        <draw:line draw:style-name="gr1" draw:text-style-name="P1" draw:layer="layout" svg:x1="5.586cm" svg:y1="14.386cm" svg:x2="5.586cm" svg:y2="14.786cm">
          <text:p/>
        </draw:line>
        <draw:line draw:style-name="gr1" draw:text-style-name="P1" draw:layer="layout" svg:x1="6.786cm" svg:y1="14.386cm" svg:x2="6.786cm" svg:y2="14.786cm">
          <text:p/>
        </draw:line>
        <draw:g draw:style-name="gr9">
          <svg:title>TexMaths</svg:title>
          <svg:desc>10§display§\bm{c}^{\rm a}_0§svg§600§TRUE§</svg:desc>
          <draw:g>
            <draw:path draw:style-name="gr10" draw:text-style-name="P8" draw:layer="layout" svg:width="0.161cm" svg:height="0.16cm" svg:x="2.168cm" svg:y="14.507cm" svg:viewBox="0 0 162 161" svg:d="M135 19c-19 6-13 16-19 24 0 6 3 16 18 16 14 0 24-12 24-27 0-18-17-32-48-32-71 0-110 55-110 100 0 32 20 61 74 61 9 0 34 0 55-8 20-8 33-23 33-27 0-3-5-9-9-9-2 0-2 1-4 4-19 20-47 28-74 28-23 0-35-12-35-33 0-12 9-55 20-73 14-24 35-31 50-31 5 0 16 1 25 7z">
              <text:p/>
            </draw:path>
            <draw:path draw:style-name="gr10" draw:text-style-name="P8" draw:layer="layout" svg:width="0.122cm" svg:height="0.111cm" svg:x="2.344cm" svg:y="14.411cm" svg:viewBox="0 0 123 112" svg:d="M96 44c0-13 0-23-11-32-10-8-22-12-36-12-23 0-40 9-40 24 0 8 5 12 12 12 6 0 11-5 11-12 0-4-2-9-8-11 9-6 23-6 24-6 14 0 29 9 29 30 0 2 0 5 0 7-13 1-30 1-48 8-22 8-29 22-29 33 0 21 26 27 43 27 20 0 32-11 37-21 1 10 7 20 19 20 8-8 24 0 24-24 0-5 0-9 0-13-3 0-6 0-8 0 0 4 0 8 0 13 0 3 0 14-9 14-10 0-10-11-10-14 0-15 0-29 0-43zM77 75c0 23-21 30-32 30-12 0-24-8-24-20 0-14 12-33 56-34 0 8 0 16 0 24z">
              <text:p/>
            </draw:path>
            <draw:path draw:style-name="gr10" draw:text-style-name="P8" draw:layer="layout" svg:width="0.113cm" svg:height="0.167cm" svg:x="2.344cm" svg:y="14.588cm" svg:viewBox="0 0 114 168" svg:d="M114 85c0-27-4-47-15-64-7-11-23-21-42-21-57 0-57 67-57 85 0 17 0 83 57 83s57-66 57-83zM57 161c-12 0-27-7-31-27-4-14-4-34-4-52s0-37 4-51c5-19 21-24 31-24 13 0 26 8 30 22s4 31 4 53c0 18 0 36-3 51-5 23-21 28-31 28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5.996cm" svg:y="14.59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6.152cm" svg:y="14.59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6.307cm" svg:y="14.59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3.986cm" svg:y1="14.386cm" svg:x2="3.986cm" svg:y2="14.786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3.197cm" svg:y="14.59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3.353cm" svg:y="14.59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3.508cm" svg:y="14.59cm" svg:viewBox="0 0 37 36" svg:d="M37 19c0-11-9-19-19-19s-18 8-18 19c0 10 8 17 18 17s19-7 19-17z">
              <text:p/>
            </draw:path>
          </draw:g>
        </draw:g>
        <draw:custom-shape draw:style-name="gr72" draw:text-style-name="P17" draw:layer="layout" svg:width="5.6cm" svg:height="0.4cm" svg:x="1.986cm" svg:y="16.2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86cm" svg:y1="16.286cm" svg:x2="2.786cm" svg:y2="16.686cm">
          <text:p/>
        </draw:line>
        <draw:line draw:style-name="gr1" draw:text-style-name="P1" draw:layer="layout" svg:x1="4.786cm" svg:y1="16.286cm" svg:x2="4.786cm" svg:y2="16.686cm">
          <text:p/>
        </draw:line>
        <draw:line draw:style-name="gr1" draw:text-style-name="P1" draw:layer="layout" svg:x1="5.586cm" svg:y1="16.286cm" svg:x2="5.586cm" svg:y2="16.686cm">
          <text:p/>
        </draw:line>
        <draw:line draw:style-name="gr1" draw:text-style-name="P1" draw:layer="layout" svg:x1="6.786cm" svg:y1="16.286cm" svg:x2="6.786cm" svg:y2="16.686cm">
          <text:p/>
        </draw:line>
        <draw:g draw:style-name="gr9">
          <svg:title>TexMaths</svg:title>
          <svg:desc>10§display§\bm{b}_0§svg§600§TRUE§</svg:desc>
          <draw:g>
            <draw:path draw:style-name="gr10" draw:text-style-name="P8" draw:layer="layout" svg:width="0.157cm" svg:height="0.244cm" svg:x="2.1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10" draw:text-style-name="P8" draw:layer="layout" svg:width="0.113cm" svg:height="0.166cm" svg:x="2.3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 draw:style-name="gr9">
          <svg:title>TexMaths</svg:title>
          <svg:desc>10§display§\bm{b}_{i-1}§svg§600§TRUE§</svg:desc>
          <draw:g>
            <draw:path draw:style-name="gr10" draw:text-style-name="P8" draw:layer="layout" svg:width="0.159cm" svg:height="0.245cm" svg:x="4.1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10" draw:text-style-name="P8" draw:layer="layout" svg:width="0.074cm" svg:height="0.163cm" svg:x="4.2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10" draw:text-style-name="P8" draw:layer="layout" svg:width="0.165cm" svg:height="0.011cm" svg:x="4.4cm" svg:y="16.591cm" svg:viewBox="0 0 166 12" svg:d="M156 12c4 0 10 0 10-6s-6-6-10-6c-49 0-97 0-146 0-4 0-10 0-10 6s5 6 10 6c49 0 97 0 146 0z">
              <text:p/>
            </draw:path>
            <draw:path draw:style-name="gr10" draw:text-style-name="P8" draw:layer="layout" svg:width="0.089cm" svg:height="0.162cm" svg:x="4.6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 draw:style-name="gr9">
          <svg:title>TexMaths</svg:title>
          <svg:desc>10§display§\bm{b}_i§svg§600§TRUE§</svg:desc>
          <draw:g>
            <draw:path draw:style-name="gr10" draw:text-style-name="P8" draw:layer="layout" svg:width="0.157cm" svg:height="0.245cm" svg:x="5.0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10" draw:text-style-name="P8" draw:layer="layout" svg:width="0.073cm" svg:height="0.163cm" svg:x="5.2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 draw:style-name="gr9">
          <svg:title>TexMaths</svg:title>
          <svg:desc>10§display§\bm{b}_{n-1}§svg§600§TRUE§</svg:desc>
          <draw:g>
            <draw:path draw:style-name="gr10" draw:text-style-name="P8" draw:layer="layout" svg:width="0.159cm" svg:height="0.245cm" svg:x="6.8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10" draw:text-style-name="P8" draw:layer="layout" svg:width="0.149cm" svg:height="0.11cm" svg:x="7.0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10" draw:text-style-name="P8" draw:layer="layout" svg:width="0.165cm" svg:height="0.011cm" svg:x="7.224cm" svg:y="16.594cm" svg:viewBox="0 0 166 12" svg:d="M156 12c4 0 10 0 10-6s-6-6-10-6c-49 0-97 0-146 0-4 0-10 0-10 6s5 6 10 6c49 0 97 0 146 0z">
              <text:p/>
            </draw:path>
            <draw:path draw:style-name="gr10" draw:text-style-name="P8" draw:layer="layout" svg:width="0.089cm" svg:height="0.162cm" svg:x="7.4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5.996cm" svg:y="16.49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6.152cm" svg:y="16.49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6.307cm" svg:y="16.49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3.986cm" svg:y1="16.286cm" svg:x2="3.986cm" svg:y2="16.686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3.197cm" svg:y="16.49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3.353cm" svg:y="16.49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3.508cm" svg:y="16.49cm" svg:viewBox="0 0 37 36" svg:d="M37 19c0-11-9-19-19-19s-18 8-18 19c0 10 8 17 18 17s19-7 19-17z">
              <text:p/>
            </draw:path>
          </draw:g>
        </draw:g>
        <draw:custom-shape draw:style-name="gr73" draw:text-style-name="P17" draw:layer="layout" svg:width="0.8cm" svg:height="0.4cm" svg:x="4.786cm" svg:y="15.086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5.186cm" svg:y1="14.786cm" svg:x2="5.2cm" svg:y2="15.1cm">
          <text:p/>
        </draw:line>
        <draw:g draw:style-name="gr9">
          <svg:title>TexMaths</svg:title>
          <svg:desc>10§display§\bm{b}'_i§svg§600§TRUE§</svg:desc>
          <draw:g>
            <draw:path draw:style-name="gr10" draw:text-style-name="P8" draw:layer="layout" svg:width="0.157cm" svg:height="0.244cm" svg:x="5.0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10" draw:text-style-name="P8" draw:layer="layout" svg:width="0.06cm" svg:height="0.126cm" svg:x="5.248cm" svg:y="15.094cm" svg:viewBox="0 0 61 127" svg:d="M59 21c2-4 2-6 2-8 0-7-6-13-14-13-9 0-12 8-13 12-11 35-22 70-33 106 0 1-1 3-1 4 0 3 8 5 10 5 1 0 1 0 3-4 15-34 30-68 46-102z">
              <text:p/>
            </draw:path>
            <draw:path draw:style-name="gr10" draw:text-style-name="P8" draw:layer="layout" svg:width="0.073cm" svg:height="0.164cm" svg:x="5.2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9">
          <svg:title>TexMaths</svg:title>
          <svg:desc>10§display§f^{\rm a}_{\rm e}§svg§600§TRUE§</svg:desc>
          <draw:g>
            <draw:path draw:style-name="gr10" draw:text-style-name="P8" draw:layer="layout" svg:width="0.173cm" svg:height="0.317cm" svg:x="4.293cm" svg:y="14.914cm" svg:viewBox="0 0 174 318" svg:d="M110 107c10 0 20 0 30 0 7 0 11 0 11-7 0-4-4-4-10-4-10 0-20 0-29 0 2-14 5-27 8-40 1-7 6-32 8-36 3-7 9-12 17-12 1 0 10 0 17 6-16 1-19 14-19 19 0 8 6 12 13 12 8 0 18-7 18-21 0-16-15-24-29-24-12 0-34 6-45 41-2 7-3 11-12 55-8 0-16 0-24 0-6 0-10 0-10 7 0 4 3 4 10 4s15 0 23 0c-9 46-18 91-27 137-6 34-12 66-30 66-2 0-10 0-17-6 16-1 19-14 19-19 0-8-6-12-13-12-9 0-19 7-19 21 0 15 15 24 30 24 19 0 33-21 39-34 12-22 20-65 20-67 7-37 14-73 21-110z">
              <text:p/>
            </draw:path>
            <draw:path draw:style-name="gr10" draw:text-style-name="P8" draw:layer="layout" svg:width="0.122cm" svg:height="0.111cm" svg:x="4.496cm" svg:y="14.907cm" svg:viewBox="0 0 123 112" svg:d="M96 44c0-13 0-23-11-32-10-8-22-12-36-12-24 0-40 9-40 24 0 8 5 12 12 12 6 0 11-5 11-12 0-4-2-9-8-11 9-6 23-6 24-6 14 0 29 9 29 30 0 2 0 5 0 7-13 1-30 1-48 8-22 8-29 22-29 33 0 21 26 27 43 27 20 0 32-11 37-21 1 10 7 20 19 20 8-8 24 0 24-24 0-5 0-9 0-13-3 0-6 0-8 0 0 4 0 8 0 13 0 2 0 14-9 14-10 0-10-11-10-14 0-15 0-29 0-43zM77 75c0 23-21 30-32 30-12 0-24-8-24-20 0-14 12-33 56-34 0 8 0 16 0 24z">
              <text:p/>
            </draw:path>
            <draw:path draw:style-name="gr10" draw:text-style-name="P8" draw:layer="layout" svg:width="0.104cm" svg:height="0.111cm" svg:x="4.456cm" svg:y="15.137cm" svg:viewBox="0 0 105 112" svg:d="M98 54c5 0 7 0 7-6 0-21-12-48-49-48-32 0-56 26-56 56 0 31 27 56 60 56s45-26 45-32c0-1 0-3-4-3-3 0-4 1-4 4-8 19-27 23-36 23-11 0-22-5-30-14-9-12-9-27-9-36 25 0 50 0 76 0zM22 47c3-34 25-40 34-40 31 0 32 34 32 40-22 0-44 0-66 0z">
              <text:p/>
            </draw:path>
          </draw:g>
        </draw:g>
        <draw:g draw:style-name="gr9">
          <svg:title>TexMaths</svg:title>
          <svg:desc>10§display§\mathbbm{1}_{\rho, \ell, \delta}§svg§600§TRUE§</svg:desc>
          <draw:g>
            <draw:path draw:style-name="gr10" draw:text-style-name="P8" draw:layer="layout" svg:width="0.144cm" svg:height="0.231cm" svg:x="4.8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10" draw:text-style-name="P8" draw:layer="layout" svg:width="0.125cm" svg:height="0.16cm" svg:x="5.0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10" draw:text-style-name="P8" draw:layer="layout" svg:width="0.03cm" svg:height="0.075cm" svg:x="5.171cm" svg:y="15.977cm" svg:viewBox="0 0 31 76" svg:d="M24 24c0 14-2 30-19 45-1 1-2 2-2 3 0 2 2 4 4 4 3 0 24-20 24-49 0-15-6-27-17-27-8 0-14 6-14 14s6 14 14 14c6 0 7-3 10-4z">
              <text:p/>
            </draw:path>
            <draw:path draw:style-name="gr10" draw:text-style-name="P8" draw:layer="layout" svg:width="0.102cm" svg:height="0.175cm" svg:x="5.2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10" draw:text-style-name="P8" draw:layer="layout" svg:width="0.03cm" svg:height="0.075cm" svg:x="5.371cm" svg:y="15.977cm" svg:viewBox="0 0 31 76" svg:d="M24 24c0 14-2 30-19 45-1 1-2 2-2 3 0 2 2 4 4 4 3 0 24-20 24-49 0-15-6-27-17-27-8 0-14 6-14 14s5 14 14 14c6 0 7-3 10-4z">
              <text:p/>
            </draw:path>
            <draw:path draw:style-name="gr10" draw:text-style-name="P8" draw:layer="layout" svg:width="0.107cm" svg:height="0.177cm" svg:x="5.4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75" draw:text-style-name="P1" draw:layer="layout" svg:width="1.2cm" svg:height="0.4cm" svg:x="4.5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4" draw:text-style-name="P1" draw:layer="layout" svg:x1="5.186cm" svg:y1="15.486cm" svg:x2="5.186cm" svg:y2="15.686cm">
          <text:p/>
        </draw:line>
        <draw:line draw:style-name="gr74" draw:text-style-name="P1" draw:layer="layout" svg:x1="5.186cm" svg:y1="16.086cm" svg:x2="5.186cm" svg:y2="16.286cm">
          <text:p/>
        </draw:line>
        <draw:polyline draw:style-name="gr1" draw:text-style-name="P1" draw:layer="layout" svg:width="0.099cm" svg:height="1.199cm" draw:transform="rotate (1.5707963267949) translate (3.586cm 16.286cm)" svg:viewBox="0 0 100 1200" draw:points="0,1200 100,1200 100,0 0,0">
          <text:p/>
        </draw:polyline>
        <draw:polyline draw:style-name="gr74" draw:text-style-name="P1" draw:layer="layout" svg:width="0.299cm" svg:height="0.399cm" draw:transform="rotate (1.5707963267949) translate (4.186cm 16.186cm)" svg:viewBox="0 0 300 400" draw:points="0,0 300,0 300,400">
          <text:p/>
        </draw:polyline>
        <draw:g draw:style-name="gr9">
          <svg:title>TexMaths</svg:title>
          <svg:desc>10§display§\ell \!-\! 1§svg§600§TRUE§</svg:desc>
          <draw:g>
            <draw:path draw:style-name="gr10" draw:text-style-name="P8" draw:layer="layout" svg:width="0.135cm" svg:height="0.249cm" svg:x="3.837cm" svg:y="16.889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10" draw:text-style-name="P8" draw:layer="layout" svg:width="0.214cm" svg:height="0.013cm" svg:x="4.028cm" svg:y="17.04cm" svg:viewBox="0 0 215 14" svg:d="M202 14c6 0 13 0 13-7s-7-7-13-7c-63 0-126 0-189 0-6 0-13 0-13 7s7 7 13 7c63 0 126 0 189 0z">
              <text:p/>
            </draw:path>
            <draw:path draw:style-name="gr10" draw:text-style-name="P8" draw:layer="layout" svg:width="0.115cm" svg:height="0.231cm" svg:x="4.322cm" svg:y="16.903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 draw:style-name="gr9">
          <svg:title>TexMaths</svg:title>
          <svg:desc>10§display§\tilde{\bm{b}}§svg§600§TRUE§</svg:desc>
          <draw:g>
            <draw:path draw:style-name="gr10" draw:text-style-name="P8" draw:layer="layout" svg:width="0.115cm" svg:height="0.032cm" svg:x="3.9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10" draw:text-style-name="P8" draw:layer="layout" svg:width="0.158cm" svg:height="0.245cm" svg:x="3.9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5" draw:text-style-name="P1" draw:layer="layout" svg:x1="3.586cm" svg:y1="16.786cm" svg:x2="4.786cm" svg:y2="16.786cm">
          <text:p/>
        </draw:line>
        <draw:line draw:style-name="gr25" draw:text-style-name="P1" draw:layer="layout" svg:x1="4.786cm" svg:y1="16.786cm" svg:x2="5.586cm" svg:y2="16.786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5.129cm" svg:y="16.93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9">
          <svg:title>TexMaths</svg:title>
          <svg:desc>10§display§\in \mathcal{C}§svg§600§TRUE§</svg:desc>
          <draw:g>
            <draw:path draw:style-name="gr10" draw:text-style-name="P8" draw:layer="layout" svg:width="0.175cm" svg:height="0.202cm" svg:x="5.691cm" svg:y="15.213cm" svg:viewBox="0 0 176 203" svg:d="M163 108c6 0 13 0 13-7s-7-7-13-7c-49 0-99 0-148 0 4-47 44-80 94-80 18 0 36 0 54 0 6 0 13 0 13-7s-7-7-13-7c-18 0-37 0-55 0-60 0-108 45-108 101s48 102 108 102c18 0 37 0 55 0 6 0 13 0 13-7s-7-7-13-7c-18 0-36 0-54 0-50 0-90-34-94-81 49 0 99 0 148 0z">
              <text:p/>
            </draw:path>
            <draw:path draw:style-name="gr10" draw:text-style-name="P8" draw:layer="layout" svg:width="0.182cm" svg:height="0.254cm" svg:x="5.998cm" svg:y="15.155cm" svg:viewBox="0 0 183 255" svg:d="M169 192c0-2-1-3-3-3-6 0-14 6-15 6-7 4-8 7-12 13-11 16-27 28-50 28-31 0-60-23-60-75 0-32 13-73 32-101 15-22 34-41 70-41 14 0 22 5 22 18s-13 37-17 44c-2 4-2 5-2 6 0 2 1 2 4 2 7 0 20-8 24-13 0-2 21-36 21-54 0-19-16-22-29-22-50 0-92 33-108 53-42 50-46 105-46 123 0 51 26 79 66 79 57 0 103-54 103-63z">
              <text:p/>
            </draw:path>
          </draw:g>
        </draw:g>
        <draw:g draw:style-name="gr9">
          <svg:title>TexMaths</svg:title>
          <svg:desc>10§display§\bm{c}^{\rm a}_{i-1}§svg§600§TRUE§</svg:desc>
          <draw:g>
            <draw:path draw:style-name="gr10" draw:text-style-name="P8" draw:layer="layout" svg:width="0.162cm" svg:height="0.16cm" svg:x="4.069cm" svg:y="14.509cm" svg:viewBox="0 0 163 161" svg:d="M135 20c-18 5-19 23-19 24 0 5 3 16 18 16s25-13 25-27c0-19-18-33-49-33-71 0-110 55-110 101 0 31 20 60 75 60 9 0 33 0 54-8 20-8 34-22 34-27 0-2-5-9-8-9s-3 1-6 4c-19 20-46 28-74 28-23 0-34-12-34-33 0-12 9-55 19-73 14-24 36-30 50-30 5 0 16 0 25 7z">
              <text:p/>
            </draw:path>
            <draw:path draw:style-name="gr10" draw:text-style-name="P8" draw:layer="layout" svg:width="0.121cm" svg:height="0.111cm" svg:x="4.247cm" svg:y="14.413cm" svg:viewBox="0 0 122 112" svg:d="M96 44c0-13 0-22-12-32-10-8-21-12-36-12-23 0-40 9-40 24 0 8 6 12 12 12 7 0 12-5 12-11 0-5-2-10-9-12 9-6 23-6 25-6 13 0 28 9 28 30 0 2 0 5 0 7-13 1-29 2-47 8-22 8-29 22-29 33 0 21 25 27 43 27 19 0 31-11 36-20 1 10 8 19 19 19 8-8 24 0 24-23 0-5 0-10 0-14-3 0-6 0-8 0 0 4 0 8 0 13 0 3 0 15-9 15s-9-12-9-15c0-15 0-29 0-43zM76 75c0 24-20 30-31 30-13 0-25-8-25-20 0-14 12-32 56-34 0 8 0 16 0 24z">
              <text:p/>
            </draw:path>
            <draw:path draw:style-name="gr10" draw:text-style-name="P8" draw:layer="layout" svg:width="0.073cm" svg:height="0.164cm" svg:x="4.245cm" svg:y="14.591cm" svg:viewBox="0 0 74 165" svg:d="M68 9c0-4-3-9-10-9s-14 6-14 13c0 4 3 9 10 9s14-7 14-13zM18 134c-1 3-3 6-3 10 0 11 10 21 24 21 24 0 35-34 35-38 0-3-3-3-4-3-3 0-4 1-4 4-6 20-17 30-27 30-4 0-6-3-6-9 0-5 2-10 4-15 3-7 5-14 8-20 2-6 11-28 12-31s2-6 2-8c0-12-10-21-24-21-24 0-35 33-35 38 0 3 3 3 4 3 3 0 4-1 4-4 7-21 17-30 27-30 4 0 6 2 6 9 0 5-2 9-8 24-5 13-10 26-15 40z">
              <text:p/>
            </draw:path>
            <draw:path draw:style-name="gr10" draw:text-style-name="P8" draw:layer="layout" svg:width="0.165cm" svg:height="0.011cm" svg:x="4.359cm" svg:y="14.686cm" svg:viewBox="0 0 166 12" svg:d="M156 12c4 0 10 0 10-6s-6-6-10-6c-49 0-97 0-146 0-4 0-10 0-10 6s6 6 10 6c49 0 97 0 146 0z">
              <text:p/>
            </draw:path>
            <draw:path draw:style-name="gr10" draw:text-style-name="P8" draw:layer="layout" svg:width="0.089cm" svg:height="0.162cm" svg:x="4.577cm" svg:y="14.59cm" svg:viewBox="0 0 90 163" svg:d="M56 7c0-6-1-7-7-7-16 16-39 16-49 16 0 3 0 6 0 9 6 0 23 0 36-7 0 42 0 83 0 125 0 8 0 11-25 11-3 0-6 0-9 0 0 3 0 6 0 9 5 0 35-1 44-1 7 0 38 1 44 1 0-3 0-6 0-9-3 0-7 0-10 0-24 0-24-3-24-11 0-46 0-91 0-136z">
              <text:p/>
            </draw:path>
          </draw:g>
        </draw:g>
        <draw:g draw:style-name="gr9">
          <svg:title>TexMaths</svg:title>
          <svg:desc>10§display§\bm{c}^{\rm a}_i§svg§600§TRUE§</svg:desc>
          <draw:g>
            <draw:path draw:style-name="gr10" draw:text-style-name="P8" draw:layer="layout" svg:width="0.162cm" svg:height="0.16cm" svg:x="4.97cm" svg:y="14.509cm" svg:viewBox="0 0 163 161" svg:d="M135 20c-18 5-19 23-19 24 0 5 3 16 18 16 14 0 25-13 25-27 0-19-18-33-49-33-71 0-110 55-110 101 0 31 20 60 74 60 10 0 34 0 55-8 20-8 34-22 34-27 0-2-6-9-9-9-2 0-2 1-5 4-19 20-47 28-74 28-23 0-35-12-35-33 0-12 10-55 20-73 14-24 35-30 50-30 5 0 16 0 25 7z">
              <text:p/>
            </draw:path>
            <draw:path draw:style-name="gr10" draw:text-style-name="P8" draw:layer="layout" svg:width="0.122cm" svg:height="0.111cm" svg:x="5.146cm" svg:y="14.413cm" svg:viewBox="0 0 123 112" svg:d="M96 44c0-13 0-22-11-32-10-8-22-12-36-12-24 0-40 9-40 24 0 8 5 12 12 12 6 0 11-5 11-11 0-5-2-10-8-12 9-6 23-6 24-6 14 0 29 9 29 30 0 2 0 5 0 7-14 1-30 2-48 8-22 8-29 22-29 33 0 21 26 27 43 27 20 0 31-11 37-20 1 10 7 19 19 19 8-8 24 0 24-23 0-5 0-10 0-14-3 0-6 0-9 0 0 4 0 8 0 13 0 3 0 15-9 15s-9-12-9-15c0-15 0-29 0-43zM77 75c0 24-21 30-32 30-12 0-24-8-24-20 0-14 12-32 56-34 0 8 0 16 0 24z">
              <text:p/>
            </draw:path>
            <draw:path draw:style-name="gr10" draw:text-style-name="P8" draw:layer="layout" svg:width="0.074cm" svg:height="0.164cm" svg:x="5.144cm" svg:y="14.591cm" svg:viewBox="0 0 75 165" svg:d="M68 9c0-4-3-9-9-9-7 0-14 6-14 13 0 4 3 9 10 9s13-7 13-13zM18 134c-1 3-2 6-2 10 0 11 10 21 23 21 25 0 36-34 36-38 0-3-3-3-4-3-4 0-4 1-5 4-5 20-16 30-26 30-5 0-6-3-6-9 0-5 2-10 4-15 2-7 5-14 8-20 2-6 11-28 12-31s1-6 1-8c0-12-9-21-23-21-24 0-36 33-36 38 0 3 4 3 5 3 3 0 3-1 4-4 6-21 17-30 26-30 4 0 6 2 6 9 0 5-1 9-7 24-5 13-11 26-16 40z">
              <text:p/>
            </draw:path>
          </draw:g>
        </draw:g>
        <draw:g draw:style-name="gr9">
          <svg:title>TexMaths</svg:title>
          <svg:desc>10§display§\bm{c}^{\rm a}_{n-1}§svg§600§TRUE§</svg:desc>
          <draw:g>
            <draw:path draw:style-name="gr10" draw:text-style-name="P8" draw:layer="layout" svg:width="0.163cm" svg:height="0.16cm" svg:x="6.872cm" svg:y="14.511cm" svg:viewBox="0 0 164 161" svg:d="M135 20c-18 5-19 23-19 24 0 5 4 16 18 16 15 0 25-13 25-27 0-19-18-33-49-33-70 0-110 55-110 101 0 31 20 60 75 60 9 0 33 0 54-8 20-8 35-22 35-27 0-2-6-9-9-9-2 0-3 1-6 4-18 20-46 28-74 28-23 0-34-12-34-33 0-12 9-55 19-73 14-24 36-30 50-30 5 0 16 0 25 7z">
              <text:p/>
            </draw:path>
            <draw:path draw:style-name="gr10" draw:text-style-name="P8" draw:layer="layout" svg:width="0.122cm" svg:height="0.111cm" svg:x="7.05cm" svg:y="14.415cm" svg:viewBox="0 0 123 112" svg:d="M96 44c0-13 0-22-11-32-10-8-22-12-37-12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8" draw:layer="layout" svg:width="0.149cm" svg:height="0.11cm" svg:x="7.048cm" svg:y="14.647cm" svg:viewBox="0 0 150 111" svg:d="M18 93c-1 3-2 9-2 10 0 5 4 8 8 8 5 0 9-4 10-6 1-3 3-10 4-15 2-5 4-16 6-22 1-5 3-11 4-16 3-10 3-12 10-22s19-23 37-23c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10" draw:text-style-name="P8" draw:layer="layout" svg:width="0.165cm" svg:height="0.011cm" svg:x="7.236cm" svg:y="14.688cm" svg:viewBox="0 0 166 12" svg:d="M156 12c4 0 10 0 10-6s-6-6-10-6c-49 0-98 0-147 0-4 0-9 0-9 6s5 6 9 6c49 0 98 0 147 0z">
              <text:p/>
            </draw:path>
            <draw:path draw:style-name="gr10" draw:text-style-name="P8" draw:layer="layout" svg:width="0.089cm" svg:height="0.162cm" svg:x="7.455cm" svg:y="14.592cm" svg:viewBox="0 0 90 163" svg:d="M56 7c0-6-1-7-8-7-15 16-38 16-48 16 0 3 0 6 0 9 6 0 22 0 36-7 0 42 0 83 0 125 0 8 0 11-25 11-3 0-6 0-9 0 0 3 0 6 0 9 4 0 35-1 44-1 7 0 38 1 44 1 0-3 0-6 0-9-3 0-7 0-10 0-24 0-24-3-24-11 0-46 0-91 0-136z">
              <text:p/>
            </draw:path>
          </draw:g>
        </draw:g>
        <draw:line draw:style-name="gr1" draw:text-style-name="P1" draw:layer="layout" svg:x1="4.7cm" svg:y1="15cm" svg:x2="5.2cm" svg:y2="14.9cm">
          <text:p/>
        </draw:line>
        <draw:g draw:style-name="gr9">
          <svg:title>TexMaths</svg:title>
          <svg:desc>10§display§\bm{b}_i =
\begin{cases}
\bm{b}'_i &amp; 
  (\mathbbm{1}_{\rho,\ell,\delta}(\tilde{\bm{b}},\bm{b}'_i) \!=\! 1) \\
\overline{\bm{b}}'_i &amp; 
  (\mathbbm{1}_{\rho,\ell,\delta}(\tilde{\bm{b}},\overline{\bm{b}}'_i) \!=\! 1) \\
(b, \overline{b})^\frac{\nu}{2} &amp; 
  (\mathbbm{1}_{\rho,\ell,\delta}(\tilde{\bm{b}}, (b, \overline{b})^\frac{\nu}{2} ) \!=\! 1) \\
(\overline{b}, b)^\frac{\nu}{2} &amp; 
  (\mbox{otherwise})
\end{cases}§svg§600§TRUE§</svg:desc>
          <draw:g>
            <draw:path draw:style-name="gr10" draw:text-style-name="P8" draw:layer="layout" svg:width="0.159cm" svg:height="0.246cm" svg:x="2.071cm" svg:y="18.126cm" svg:viewBox="0 0 160 247" svg:d="M80 12c2-5 2-5 2-6 0-4-4-6-8-6-1 0-1 0-2 0-15 1-31 2-46 3-5 0-11 0-11 10 0 6 7 6 9 6 4 0 10 0 15 1-3 12-6 27-10 41-8 32-16 65-24 97-5 19-5 23-5 31 0 45 33 58 60 58 63 0 100-58 100-104 0-43-33-58-62-58-17 0-31 7-38 11 7-28 13-56 20-84zM60 234c-13 0-25-7-25-29 0-11 4-24 6-35 4-14 10-38 12-48 2-6 22-24 43-24 22 0 24 19 24 26 0 19-12 62-18 76-12 28-31 34-42 34z">
              <text:p/>
            </draw:path>
            <draw:path draw:style-name="gr10" draw:text-style-name="P8" draw:layer="layout" svg:width="0.074cm" svg:height="0.164cm" svg:x="2.247cm" svg:y="18.26cm" svg:viewBox="0 0 75 165" svg:d="M68 9c0-4-3-9-9-9-7 0-14 6-14 13 0 4 3 9 10 9s13-6 13-13zM18 134c-1 3-2 6-2 10 0 12 10 21 23 21 25 0 36-34 36-38 0-3-3-3-4-3-4 0-4 2-5 4-5 20-16 30-26 30-5 0-6-3-6-8 0-6 2-11 4-16 2-7 5-13 8-20 2-6 11-28 12-31s1-5 1-8c0-11-10-21-23-21-24 0-36 34-36 38 0 3 3 2 4 3 4 0 4-1 5-4 6-21 17-30 26-30 4 0 6 2 6 9 0 5-1 9-7 24-5 13-11 27-16 40z">
              <text:p/>
            </draw:path>
            <draw:path draw:style-name="gr10" draw:text-style-name="P8" draw:layer="layout" svg:width="0.233cm" svg:height="0.081cm" svg:x="2.47cm" svg:y="18.24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17cm" svg:height="0.318cm" svg:x="2.956cm" svg:y="17.334cm" svg:viewBox="0 0 118 319" svg:d="M42 159c0-29 8-96 71-141 4-3 5-3 5-10 0-8-1-8-10-8-2 0-3 0-5 0-76 41-103 107-103 159 0 50 0 101 0 151 0 9 1 9 10 9 7 0 15 0 22 0 10 0 10 0 10-9 0-50 0-101 0-151z">
              <text:p/>
            </draw:path>
            <draw:path draw:style-name="gr10" draw:text-style-name="P8" draw:layer="layout" svg:width="0.041cm" svg:height="0.112cm" svg:x="2.956cm" svg:y="17.646cm" svg:viewBox="0 0 42 113" svg:d="M42 10c0-10 0-10-10-10-7 0-15 0-22 0-9 0-10 0-10 10 0 31 0 62 0 93 0 9 1 10 10 10 7 0 15 0 22 0 10 0 10-1 10-10 0-31 0-62 0-93z">
              <text:p/>
            </draw:path>
            <draw:path draw:style-name="gr10" draw:text-style-name="P8" draw:layer="layout" svg:width="0.041cm" svg:height="0.111cm" svg:x="2.956cm" svg:y="17.752cm" svg:viewBox="0 0 42 112" svg:d="M42 9c0-9 0-9-10-9-7 0-15 0-22 0-9 0-10 0-10 9 0 31 0 62 0 93 0 10 1 10 10 10 7 0 15 0 22 0 10 0 10 0 10-10 0-31 0-62 0-93z">
              <text:p/>
            </draw:path>
            <draw:path draw:style-name="gr10" draw:text-style-name="P8" draw:layer="layout" svg:width="0.041cm" svg:height="0.111cm" svg:x="2.956cm" svg:y="17.857cm" svg:viewBox="0 0 42 112" svg:d="M42 9c0-9 0-9-10-9-7 0-15 0-22 0-9 0-10 0-10 9 0 31 0 63 0 94 0 9 1 9 10 9 7 0 15 0 22 0 10 0 10 0 10-9 0-31 0-63 0-94z">
              <text:p/>
            </draw:path>
            <draw:path draw:style-name="gr10" draw:text-style-name="P8" draw:layer="layout" svg:width="0.116cm" svg:height="0.639cm" svg:x="2.881cm" svg:y="17.962cm" svg:viewBox="0 0 117 640" svg:d="M75 630c0 9 1 10 10 10 7 0 15 0 22 0 10 0 10-1 10-10 0-50 0-99 0-148 0-42-18-114-96-162 79-48 96-120 96-162 0-49 0-99 0-148 0-9 0-10-10-10-7 0-15 0-22 0-9 0-10 1-10 10 0 49 0 99 0 148 0 30-6 103-71 152-4 3-4 4-4 10s0 7 4 10c9 7 34 26 50 61 14 28 21 59 21 91 0 49 0 98 0 148z">
              <text:p/>
            </draw:path>
            <draw:path draw:style-name="gr10" draw:text-style-name="P8" draw:layer="layout" svg:width="0.041cm" svg:height="0.111cm" svg:x="2.956cm" svg:y="18.594cm" svg:viewBox="0 0 42 112" svg:d="M42 9c0-9 0-9-10-9-7 0-15 0-22 0-9 0-10 0-10 9 0 31 0 63 0 94 0 9 1 9 10 9 7 0 15 0 22 0 10 0 10 0 10-9 0-31 0-63 0-94z">
              <text:p/>
            </draw:path>
            <draw:path draw:style-name="gr10" draw:text-style-name="P8" draw:layer="layout" svg:width="0.041cm" svg:height="0.112cm" svg:x="2.956cm" svg:y="18.699cm" svg:viewBox="0 0 42 113" svg:d="M42 10c0-9 0-10-10-10-7 0-15 0-22 0-9 0-10 1-10 10 0 31 0 62 0 93 0 9 1 10 10 10 7 0 15 0 22 0 10 0 10-1 10-10 0-31 0-62 0-93z">
              <text:p/>
            </draw:path>
            <draw:path draw:style-name="gr10" draw:text-style-name="P8" draw:layer="layout" svg:width="0.041cm" svg:height="0.111cm" svg:x="2.956cm" svg:y="18.805cm" svg:viewBox="0 0 42 112" svg:d="M42 9c0-9 0-9-10-9-7 0-15 0-22 0-9 0-10 0-10 9 0 31 0 63 0 94 0 9 1 9 10 9 7 0 15 0 22 0 10 0 10 0 10-9 0-31 0-63 0-94z">
              <text:p/>
            </draw:path>
            <draw:path draw:style-name="gr10" draw:text-style-name="P8" draw:layer="layout" svg:width="0.117cm" svg:height="0.318cm" svg:x="2.956cm" svg:y="18.91cm" svg:viewBox="0 0 118 319" svg:d="M108 319c9 0 10 0 10-8 0-6-1-7-2-8-11-8-36-26-53-58-14-27-21-54-21-84 0-50 0-101 0-151 0-10 0-10-10-10-7 0-15 0-22 0-9 0-10 0-10 10 0 50 0 101 0 151 0 52 27 118 103 158 2 0 3 0 5 0z">
              <text:p/>
            </draw:path>
            <draw:path draw:style-name="gr10" draw:text-style-name="P8" draw:layer="layout" svg:width="0.158cm" svg:height="0.245cm" svg:x="3.152cm" svg:y="17.376cm" svg:viewBox="0 0 159 246" svg:d="M80 12c2-5 1-4 2-6 0-5-4-6-8-6-1 0-1 0-2 0-15 1-31 1-46 2-5 0-11 1-11 11 0 6 7 6 9 6 4 0 10 0 15 1-3 12-6 27-10 40-8 32-16 65-24 97-5 20-5 24-5 32 0 45 33 57 60 57 63 0 99-57 99-103 0-44-32-58-61-58-17 0-31 6-38 11 7-28 13-56 20-84zM60 234c-13 0-25-8-25-30 0-11 3-24 6-35 3-13 9-37 12-48 2-6 22-24 43-24 22 0 24 19 24 27 0 18-12 61-18 75-12 29-32 35-42 35z">
              <text:p/>
            </draw:path>
            <draw:path draw:style-name="gr10" draw:text-style-name="P8" draw:layer="layout" svg:width="0.061cm" svg:height="0.127cm" svg:x="3.328cm" svg:y="17.354cm" svg:viewBox="0 0 62 128" svg:d="M60 22c2-4 2-6 2-8 0-8-7-14-14-14-10 0-13 8-14 12-11 35-21 71-32 106-1 1-1 3-2 4 0 3 8 6 10 6s2-1 4-4c15-34 31-68 46-102z">
              <text:p/>
            </draw:path>
            <draw:path draw:style-name="gr10" draw:text-style-name="P8" draw:layer="layout" svg:width="0.074cm" svg:height="0.164cm" svg:x="3.328cm" svg:y="17.548cm" svg:viewBox="0 0 75 165" svg:d="M68 9c0-4-3-9-10-9-6 0-13 6-13 13 0 5 3 10 10 10s13-7 13-14zM18 134c-1 3-2 6-2 10 0 12 10 21 23 21 25 0 36-34 36-37s-3-2-4-3c-4 0-4 1-5 4-6 19-16 29-26 29-5 0-6-3-6-8 0-6 2-10 4-16 2-7 5-13 8-20 2-5 11-28 12-31 0-2 1-5 1-8 0-11-10-21-23-21-25 0-36 34-36 38 0 3 3 2 4 3 4 0 4-1 5-4 6-21 17-30 26-30 4 0 6 2 6 9 0 6-1 9-7 25-5 13-11 26-16 39z">
              <text:p/>
            </draw:path>
            <draw:path draw:style-name="gr10" draw:text-style-name="P8" draw:layer="layout" svg:width="0.081cm" svg:height="0.35cm" svg:x="4.49cm" svg:y="17.356cm" svg:viewBox="0 0 82 351" svg:d="M82 348c0-1 0-2-6-8-44-44-55-111-55-164 0-62 13-123 56-167 5-4 5-5 5-6 0-2-2-3-4-3-3 0-35 24-56 68-18 39-22 78-22 108 0 27 4 70 23 109 21 43 52 66 55 66 2 0 4-1 4-3z">
              <text:p/>
            </draw:path>
            <draw:path draw:style-name="gr10" draw:text-style-name="P8" draw:layer="layout" svg:width="0.144cm" svg:height="0.232cm" svg:x="4.627cm" svg:y="17.386cm" svg:viewBox="0 0 145 233" svg:d="M86 4c-19 12-46 18-75 18-4 0-7 0-11 0 0 2 0 3 0 5s0 3 0 5c4 0 7 0 11 0 11 0 26-1 32-2 1 0 1-1 2-1 0 31 0 61 0 92 0 71 0 92-1 95-3 5-8 6-26 7-6 0-11 0-17 0 0 2 0 3 0 5s0 3 0 5c24 0 48 0 72 0s48 0 72 0c0-2 0-3 0-5s0-3 0-5c-6 0-11 0-17 0-18-1-24-2-26-7-1-3-2-26-2-108 0-58 0-71 0-106-1-3-7-3-14 2zM85 215c-4 4-17 5-23 1-1-1-1-1-2-2 0-31-1-63-1-94s0-63 0-94c3-1 5-1 8-2 4-2 10-5 13-6 2-1 4-2 6-3 0 33 0 66 0 99 1 90 0 99-1 101z">
              <text:p/>
            </draw:path>
            <draw:path draw:style-name="gr10" draw:text-style-name="P8" draw:layer="layout" svg:width="0.125cm" svg:height="0.16cm" svg:x="4.816cm" svg:y="17.564cm" svg:viewBox="0 0 126 161" svg:d="M1 148c-1 3-1 3-1 5 0 5 5 8 9 8 8 0 10-8 12-15 4-13 10-41 13-51 2 4 10 16 27 16 31 0 65-34 65-70 0-26-18-41-39-41-24 0-54 21-63 55-8 31-15 62-23 93zM61 104c-19 0-24-18-24-22 1-3 2-6 2-9 8-30 9-35 16-46 9-13 21-20 31-20s20 7 20 24c0 12-6 39-14 51-11 18-24 22-31 22z">
              <text:p/>
            </draw:path>
            <draw:path draw:style-name="gr10" draw:text-style-name="P8" draw:layer="layout" svg:width="0.03cm" svg:height="0.075cm" svg:x="4.976cm" svg:y="17.644cm" svg:viewBox="0 0 31 76" svg:d="M25 24c0 14-3 29-20 45-1 1-1 2-1 3 0 2 2 4 3 4 4 0 24-20 24-49 0-16-5-27-17-27-8 0-14 6-14 14s6 14 14 14c6 0 10-4 11-4z">
              <text:p/>
            </draw:path>
            <draw:path draw:style-name="gr10" draw:text-style-name="P8" draw:layer="layout" svg:width="0.101cm" svg:height="0.175cm" svg:x="5.038cm" svg:y="17.499cm" svg:viewBox="0 0 102 176" svg:d="M23 139c3 16 11 37 32 37 8 0 17-3 25-9 5-2 17-11 17-14 0-2-1-5-3-5s-2 0-6 4c-10 9-22 17-33 17-17 0-17-29-17-33 0-3 0-4 1-9 0-2 0-3 3-5 14-13 60-58 60-101 0-3 0-21-16-21-21 0-37 32-41 39-11 21-16 41-19 53-4 17-4 26-4 38-2 1-16 14-18 16-4 3-4 4-4 5 0 2 2 4 4 4s8-6 10-7c3-3 6-6 9-9zM41 111c5-25 24-104 45-104 5 0 8 4 8 13 0 3 0 24-21 55-12 17-26 31-32 36z">
              <text:p/>
            </draw:path>
            <draw:path draw:style-name="gr10" draw:text-style-name="P8" draw:layer="layout" svg:width="0.031cm" svg:height="0.075cm" svg:x="5.177cm" svg:y="17.644cm" svg:viewBox="0 0 32 76" svg:d="M25 24c0 14-3 29-20 45-1 1-1 2-1 3 0 2 2 4 3 4 4 0 25-20 25-49 0-16-6-27-18-27-8 0-14 6-14 14s6 14 15 14c5 0 9-4 10-4z">
              <text:p/>
            </draw:path>
            <draw:path draw:style-name="gr10" draw:text-style-name="P8" draw:layer="layout" svg:width="0.108cm" svg:height="0.177cm" svg:x="5.248cm" svg:y="17.497cm" svg:viewBox="0 0 109 178" svg:d="M58 68c-37 9-58 41-58 67s20 43 44 43c30 0 53-35 53-71 0-24-12-38-20-46-9-10-28-30-28-42 0-3 4-10 14-10 8 0 15 4 21 7 2 1 11 6 14 6 6 0 11-5 11-10 0-6-4-7-17-10-3 0-14-2-22-2-18 0-29 10-29 25 0 13 8 28 17 43zM62 75c7 11 16 25 16 43 0 20-12 53-33 53-14 0-27-9-27-29 0-16 10-59 44-67z">
              <text:p/>
            </draw:path>
            <draw:path draw:style-name="gr10" draw:text-style-name="P8" draw:layer="layout" svg:width="0.081cm" svg:height="0.35cm" svg:x="5.422cm" svg:y="17.356cm" svg:viewBox="0 0 82 351" svg:d="M82 348c0-1 0-2-6-8-44-44-55-111-55-164 0-62 13-123 56-167 5-4 5-5 5-6 0-2-2-3-4-3-3 0-35 24-56 68-18 39-22 78-22 108 0 27 4 70 23 109 21 43 52 66 55 66 2 0 4-1 4-3z">
              <text:p/>
            </draw:path>
            <draw:path draw:style-name="gr10" draw:text-style-name="P8" draw:layer="layout" svg:width="0.116cm" svg:height="0.032cm" svg:x="5.557cm" svg:y="17.292cm" svg:viewBox="0 0 117 33" svg:d="M117 5c-2-2-4-3-6-5-10 6-13 17-29 17-8 0-16-5-22-9-10-6-16-8-22-8-14 0-20 8-38 27 2 2 4 4 6 6 0-1 13-17 28-17 8 0 17 5 23 9 10 5 16 8 22 8 13 0 20-8 38-28z">
              <text:p/>
            </draw:path>
            <draw:path draw:style-name="gr10" draw:text-style-name="P8" draw:layer="layout" svg:width="0.159cm" svg:height="0.245cm" svg:x="5.542cm" svg:y="17.376cm" svg:viewBox="0 0 160 246" svg:d="M81 12c1-5 1-4 1-6 0-5-4-6-8-6-1 0-1 0-2 0-15 1-30 1-45 2-5 0-12 1-12 11 0 6 7 6 10 6s10 0 14 1c-2 12-6 27-9 40-8 32-17 65-25 97-5 20-5 24-5 32 0 45 34 57 60 57 64 0 100-57 100-103 0-44-32-58-62-58-16 0-31 6-38 11 7-28 14-56 21-84zM61 234c-14 0-26-8-26-30 0-11 4-24 6-35 4-13 10-37 12-48 2-6 22-24 44-24 21 0 23 19 23 27 0 18-12 61-17 75-12 29-32 35-42 35z">
              <text:p/>
            </draw:path>
            <draw:path draw:style-name="gr10" draw:text-style-name="P8" draw:layer="layout" svg:width="0.04cm" svg:height="0.104cm" svg:x="5.737cm" svg:y="17.582cm" svg:viewBox="0 0 41 105" svg:d="M41 37c0-23-8-37-22-37-12 0-19 9-19 19 0 9 7 18 19 18 4 0 9-1 12-4 1-1 1-1 2-1 0 2 1 0 1 5 0 26-13 47-24 59-4 4-4 4-4 5 0 3 2 4 3 4 4 0 32-27 32-68z">
              <text:p/>
            </draw:path>
            <draw:path draw:style-name="gr10" draw:text-style-name="P8" draw:layer="layout" svg:width="0.158cm" svg:height="0.245cm" svg:x="5.882cm" svg:y="17.376cm" svg:viewBox="0 0 159 246" svg:d="M80 12c1-5 1-4 1-6 0-5-3-6-7-6-2 0-2 0-3 0-15 1-30 1-45 2-5 0-11 1-11 11 0 6 6 6 9 6 4 0 10 0 15 1-3 12-7 27-10 40-8 32-17 65-25 97-4 20-4 24-4 32 0 45 33 57 59 57 64 0 100-57 100-103 0-44-32-58-61-58-17 0-31 6-39 11 7-28 14-56 21-84zM60 234c-14 0-25-8-25-30 0-11 3-24 6-35 3-13 9-37 12-48 1-6 21-24 43-24s23 19 23 27c0 18-12 61-17 75-12 29-32 35-42 35z">
              <text:p/>
            </draw:path>
            <draw:path draw:style-name="gr10" draw:text-style-name="P8" draw:layer="layout" svg:width="0.061cm" svg:height="0.127cm" svg:x="6.058cm" svg:y="17.354cm" svg:viewBox="0 0 62 128" svg:d="M60 22c2-4 2-6 2-8 0-8-7-14-15-14-9 0-12 8-13 12-11 35-22 71-33 106 0 1-1 3-1 4 0 3 8 6 10 6 1 0 2-1 3-4 16-34 31-68 47-102z">
              <text:p/>
            </draw:path>
            <draw:path draw:style-name="gr10" draw:text-style-name="P8" draw:layer="layout" svg:width="0.073cm" svg:height="0.164cm" svg:x="6.058cm" svg:y="17.548cm" svg:viewBox="0 0 74 165" svg:d="M68 9c0-4-3-9-10-9s-14 6-14 13c0 5 4 10 10 10 7 0 14-7 14-14zM18 134c-1 3-2 6-2 10 0 12 9 21 23 21 25 0 35-34 35-37s-3-3-4-3c-3 0-3 1-4 4-6 19-17 29-26 29-5 0-6-3-6-8 0-6 1-10 3-16 3-7 6-13 8-20 3-5 11-28 12-31 1-2 2-5 2-8 0-11-10-21-24-21-24 0-35 34-35 38 0 3 3 3 4 3 3 0 4-1 4-4 7-21 18-30 27-30 4 0 6 2 6 9 0 6-2 9-8 25-5 13-10 26-15 39z">
              <text:p/>
            </draw:path>
            <draw:path draw:style-name="gr10" draw:text-style-name="P8" draw:layer="layout" svg:width="0.081cm" svg:height="0.35cm" svg:x="6.183cm" svg:y="17.356cm" svg:viewBox="0 0 82 351" svg:d="M82 176c0-28-4-70-23-110-21-43-52-66-55-66-2 0-4 1-4 3 0 1 0 2 7 9 34 34 54 90 54 164 0 60-13 122-56 166-5 4-5 5-5 6 0 2 2 3 4 3 3 0 35-24 56-68 18-39 22-78 22-107z">
              <text:p/>
            </draw:path>
            <draw:path draw:style-name="gr10" draw:text-style-name="P8" draw:layer="layout" svg:width="0.232cm" svg:height="0.082cm" svg:x="6.359cm" svg:y="17.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10" draw:text-style-name="P8" draw:layer="layout" svg:width="0.115cm" svg:height="0.233cm" svg:x="6.683cm" svg:y="17.385cm" svg:viewBox="0 0 116 234" svg:d="M72 10c0-9 0-10-8-10-22 23-53 23-64 23 0 4 0 7 0 11 7 0 27 0 46-9 0 61 0 121 0 182 0 12-1 17-33 17-4 0-7 0-11 0 0 3 0 7 0 10 12-1 43-1 57-1s44 0 57 1c0-3 0-7 0-10-4 0-8 0-12 0-31 0-32-4-32-17 0-66 0-131 0-197z">
              <text:p/>
            </draw:path>
            <draw:path draw:style-name="gr10" draw:text-style-name="P8" draw:layer="layout" svg:width="0.081cm" svg:height="0.35cm" svg:x="6.847cm" svg:y="17.356cm" svg:viewBox="0 0 82 351" svg:d="M82 176c0-28-4-70-24-110-21-43-51-66-54-66s-4 1-4 3c0 1 0 2 7 9 34 34 54 90 54 164 0 60-13 122-56 166-5 4-5 5-5 6 0 2 1 3 4 3s35-24 55-68c18-39 23-78 23-107z">
              <text:p/>
            </draw:path>
            <draw:path draw:style-name="gr10" draw:text-style-name="P8" draw:layer="layout" svg:width="0.182cm" svg:height="0.013cm" svg:x="3.134cm" svg:y="17.835cm" svg:viewBox="0 0 183 14" svg:d="M0 0c61 0 122 0 183 0 0 5 0 9 0 14-61 0-122 0-183 0 0-5 0-9 0-14z">
              <text:p/>
            </draw:path>
            <draw:path draw:style-name="gr10" draw:text-style-name="P8" draw:layer="layout" svg:width="0.158cm" svg:height="0.246cm" svg:x="3.152cm" svg:y="17.891cm" svg:viewBox="0 0 159 247" svg:d="M80 13c2-5 1-4 2-6 0-5-4-7-8-7-1 0-2 0-2 1-15 1-31 1-46 2-5 0-11 1-11 10 0 7 7 7 9 7 4 0 10 0 15 0-3 12-6 27-10 41-8 32-16 65-24 97-5 19-5 24-5 32 0 45 33 57 60 57 63 0 99-57 99-104 0-43-32-58-61-58-17 0-31 7-38 12 7-28 13-56 20-84zM60 234c-13 0-25-7-25-29 0-11 3-24 6-35 3-13 9-37 12-48 2-6 22-24 43-24 22 0 24 19 24 27 0 18-12 61-18 75-12 28-32 34-42 34z">
              <text:p/>
            </draw:path>
            <draw:path draw:style-name="gr10" draw:text-style-name="P8" draw:layer="layout" svg:width="0.061cm" svg:height="0.127cm" svg:x="3.328cm" svg:y="17.77cm" svg:viewBox="0 0 62 128" svg:d="M60 22c2-4 2-6 2-8 0-8-7-14-14-14-10 0-13 8-14 12-11 35-21 71-32 106-1 1-1 3-2 4 0 3 8 6 10 6s2-1 4-4c15-34 31-68 46-102z">
              <text:p/>
            </draw:path>
            <draw:path draw:style-name="gr10" draw:text-style-name="P8" draw:layer="layout" svg:width="0.074cm" svg:height="0.165cm" svg:x="3.328cm" svg:y="18.059cm" svg:viewBox="0 0 75 166" svg:d="M68 9c0-4-3-9-10-9-6 0-13 6-13 14 0 4 3 9 10 9s13-7 13-14zM18 134c-1 4-2 6-2 11 0 11 10 21 23 21 25 0 36-34 36-38 0-3-3-2-4-3-4 0-4 1-5 4-6 20-16 30-26 30-5 0-6-4-6-9 0-6 2-10 4-16s5-13 8-19c2-6 11-29 12-32 0-2 1-5 1-7 0-12-10-21-23-21-25 0-36 33-36 37 0 3 3 2 4 3 4 0 4-1 5-3 6-22 17-30 26-30 4 0 6 2 6 8s-1 9-7 25c-5 13-11 26-16 39z">
              <text:p/>
            </draw:path>
            <draw:path draw:style-name="gr10" draw:text-style-name="P8" draw:layer="layout" svg:width="0.081cm" svg:height="0.35cm" svg:x="4.49cm" svg:y="17.872cm" svg:viewBox="0 0 82 351" svg:d="M82 348c0-1 0-2-6-8-44-44-55-111-55-165 0-61 13-122 56-166 5-4 5-5 5-6 0-2-2-3-4-3-3 0-35 24-56 68-18 39-22 78-22 107 0 28 4 70 23 110 21 43 52 66 55 66 2 0 4-1 4-3z">
              <text:p/>
            </draw:path>
            <draw:path draw:style-name="gr10" draw:text-style-name="P8" draw:layer="layout" svg:width="0.144cm" svg:height="0.232cm" svg:x="4.627cm" svg:y="17.901cm" svg:viewBox="0 0 145 233" svg:d="M86 4c-19 11-46 18-75 18-4 0-7 0-11 0 0 2 0 4 0 5 0 2 0 4 0 5 4 0 7 0 11 0 11 0 26-1 32-2 1 0 1 0 2-1 0 31 0 62 0 92 0 71 0 92-1 94-3 6-8 7-26 8-6 0-11 0-17 0 0 2 0 3 0 5s0 3 0 5c24 0 48 0 72 0s48 0 72 0c0-2 0-3 0-5s0-3 0-5c-6 0-11 0-17 0-18-1-24-2-26-8-1-2-2-26-2-107 0-58 0-106 0-107-1-2-7-2-14 3zM85 215c-4 4-17 5-23 1-1-1-1-1-2-2 0-31-1-62-1-94 0-31 0-62 0-94 3-1 5-2 8-3 4-1 10-4 13-5 2-1 4-2 6-3 0 33 0 66 0 99 1 90 0 99-1 101z">
              <text:p/>
            </draw:path>
            <draw:path draw:style-name="gr10" draw:text-style-name="P8" draw:layer="layout" svg:width="0.125cm" svg:height="0.161cm" svg:x="4.816cm" svg:y="18.079cm" svg:viewBox="0 0 126 162" svg:d="M1 149c-1 3-1 4-1 5 0 5 5 8 9 8 8 0 10-8 12-16 4-12 10-40 13-50 2 4 10 15 27 15 31 0 65-33 65-69 0-26-18-42-39-42-24 0-54 22-63 56-8 31-15 62-23 93zM61 105c-19 0-24-19-24-22 1-3 2-6 2-9 8-30 9-36 16-46 9-13 21-21 31-21s20 8 20 25c0 12-6 39-14 51-11 18-24 22-31 22z">
              <text:p/>
            </draw:path>
            <draw:path draw:style-name="gr10" draw:text-style-name="P8" draw:layer="layout" svg:width="0.03cm" svg:height="0.074cm" svg:x="4.976cm" svg:y="18.16cm" svg:viewBox="0 0 31 75" svg:d="M25 24c0 14-3 29-20 45-1 1-1 2-1 3 0 2 2 3 3 3 4 0 24-19 24-49 0-15-5-26-17-26-8 0-14 6-14 14s6 14 14 14c6 0 10-4 11-4z">
              <text:p/>
            </draw:path>
            <draw:path draw:style-name="gr10" draw:text-style-name="P8" draw:layer="layout" svg:width="0.101cm" svg:height="0.175cm" svg:x="5.038cm" svg:y="18.015cm" svg:viewBox="0 0 102 176" svg:d="M23 139c3 16 11 37 32 37 8 0 17-3 25-9 5-2 17-12 17-14s-1-5-3-5-2 0-6 4c-10 9-22 17-33 17-17 0-17-29-17-33s0-4 1-9c0-2 0-3 3-5 14-13 60-58 60-101 0-3 0-21-16-21-21 0-37 32-41 39-11 21-16 41-19 53-4 17-4 25-4 37-2 2-16 15-18 17-4 3-4 3-4 5s2 4 4 4 8-6 10-8c3-3 6-5 9-8zM41 111c5-25 24-104 45-104 5 0 8 4 8 12 0 3 0 25-21 56-12 17-26 31-32 36z">
              <text:p/>
            </draw:path>
            <draw:path draw:style-name="gr10" draw:text-style-name="P8" draw:layer="layout" svg:width="0.031cm" svg:height="0.074cm" svg:x="5.177cm" svg:y="18.16cm" svg:viewBox="0 0 32 75" svg:d="M25 24c0 14-3 29-20 45-1 1-1 2-1 3 0 2 2 3 3 3 4 0 25-19 25-49 0-15-6-26-18-26-8 0-14 6-14 14s6 14 15 14c5 0 9-4 10-4z">
              <text:p/>
            </draw:path>
            <draw:path draw:style-name="gr10" draw:text-style-name="P8" draw:layer="layout" svg:width="0.108cm" svg:height="0.178cm" svg:x="5.248cm" svg:y="18.012cm" svg:viewBox="0 0 109 179" svg:d="M58 69c-37 9-58 41-58 67s20 43 44 43c30 0 53-35 53-71 0-24-12-38-20-46-9-10-28-31-28-42 0-3 4-10 14-10 8 0 15 4 21 7 2 1 11 6 14 6 6 0 11-5 11-10 0-7-4-7-17-10-3 0-14-3-22-3-18 0-29 11-29 26 0 13 8 28 17 43zM62 76c7 11 16 25 16 43 0 20-12 53-33 53-14 0-27-9-27-29 0-16 10-59 44-67z">
              <text:p/>
            </draw:path>
            <draw:path draw:style-name="gr10" draw:text-style-name="P8" draw:layer="layout" svg:width="0.081cm" svg:height="0.35cm" svg:x="5.422cm" svg:y="17.872cm" svg:viewBox="0 0 82 351" svg:d="M82 348c0-1 0-2-6-8-44-44-55-111-55-165 0-61 13-122 56-166 5-4 5-5 5-6 0-2-2-3-4-3-3 0-35 24-56 68-18 39-22 78-22 107 0 28 4 70 23 110 21 43 52 66 55 66 2 0 4-1 4-3z">
              <text:p/>
            </draw:path>
            <draw:path draw:style-name="gr10" draw:text-style-name="P8" draw:layer="layout" svg:width="0.116cm" svg:height="0.032cm" svg:x="5.557cm" svg:y="17.808cm" svg:viewBox="0 0 117 33" svg:d="M117 5c-2-2-4-3-6-5-10 6-13 17-29 17-8 0-16-6-22-9-10-6-16-8-22-8-14 0-20 8-38 27 2 2 4 4 6 6 0-1 13-17 28-17 8 0 17 5 23 8 10 6 16 9 22 9 13 0 20-8 38-28z">
              <text:p/>
            </draw:path>
            <draw:path draw:style-name="gr10" draw:text-style-name="P8" draw:layer="layout" svg:width="0.159cm" svg:height="0.246cm" svg:x="5.542cm" svg:y="17.891cm" svg:viewBox="0 0 160 247" svg:d="M81 13c1-5 1-4 1-6 0-5-4-7-8-7-1 0-1 0-2 1-15 1-30 1-45 2-5 0-12 1-12 10 0 7 7 7 10 7s10 0 14 0c-2 12-6 27-9 41-8 32-17 65-25 97-5 19-5 24-5 32 0 45 34 57 60 57 64 0 100-57 100-104 0-43-32-58-62-58-16 0-31 7-38 12 7-28 14-56 21-84zM61 234c-14 0-26-7-26-29 0-11 4-24 6-35 4-13 10-37 12-48 2-6 22-24 44-24 21 0 23 19 23 27 0 18-12 61-17 75-12 28-32 34-42 34z">
              <text:p/>
            </draw:path>
            <draw:path draw:style-name="gr10" draw:text-style-name="P8" draw:layer="layout" svg:width="0.04cm" svg:height="0.104cm" svg:x="5.737cm" svg:y="18.098cm" svg:viewBox="0 0 41 105" svg:d="M41 37c0-23-8-37-22-37-12 0-19 9-19 19 0 9 7 18 19 18 4 0 9-1 12-4 1-1 1-1 2-1 0 2 1 0 1 5 0 26-12 47-24 59-4 3-4 4-4 5 0 3 2 4 3 4 4 0 32-27 32-68z">
              <text:p/>
            </draw:path>
            <draw:path draw:style-name="gr10" draw:text-style-name="P8" draw:layer="layout" svg:width="0.182cm" svg:height="0.013cm" svg:x="5.863cm" svg:y="17.835cm" svg:viewBox="0 0 183 14" svg:d="M0 0c61 0 122 0 183 0 0 5 0 9 0 14-61 0-122 0-183 0 0-5 0-9 0-14z">
              <text:p/>
            </draw:path>
            <draw:path draw:style-name="gr10" draw:text-style-name="P8" draw:layer="layout" svg:width="0.158cm" svg:height="0.246cm" svg:x="5.882cm" svg:y="17.891cm" svg:viewBox="0 0 159 247" svg:d="M80 13c1-5 1-4 1-6 0-5-3-7-7-7-2 0-2 0-3 1-15 1-30 1-45 2-5 0-11 1-11 10 0 7 6 7 9 7 4 0 10 0 15 0-3 12-7 27-10 41-8 32-17 65-25 97-4 19-4 24-4 32 0 45 33 57 59 57 64 0 100-57 100-104 0-43-32-58-61-58-17 0-31 7-39 12 7-28 14-56 21-84zM60 234c-14 0-25-7-25-29 0-11 3-24 6-35 3-13 9-37 12-48 1-6 21-24 43-24s23 19 23 27c0 18-12 61-17 75-12 28-32 34-42 34z">
              <text:p/>
            </draw:path>
            <draw:path draw:style-name="gr10" draw:text-style-name="P8" draw:layer="layout" svg:width="0.061cm" svg:height="0.127cm" svg:x="6.058cm" svg:y="17.77cm" svg:viewBox="0 0 62 128" svg:d="M60 22c2-4 2-6 2-8 0-8-7-14-15-14-9 0-12 8-13 12-11 35-22 71-33 106 0 1-1 3-1 4 0 3 8 6 10 6 1 0 2-1 3-4 16-34 31-68 47-102z">
              <text:p/>
            </draw:path>
            <draw:path draw:style-name="gr10" draw:text-style-name="P8" draw:layer="layout" svg:width="0.073cm" svg:height="0.165cm" svg:x="6.058cm" svg:y="18.059cm" svg:viewBox="0 0 74 166" svg:d="M68 9c0-4-3-9-10-9s-14 6-14 14c0 4 4 9 10 9 7 0 14-7 14-14zM18 134c-1 4-2 6-2 11 0 11 9 21 23 21 25 0 35-34 35-38 0-3-3-3-4-3-3 0-3 1-4 4-6 20-17 30-26 30-5 0-6-4-6-9 0-6 1-10 3-16 3-6 6-13 8-19 3-6 11-29 12-32 1-2 2-5 2-7 0-12-10-21-24-21-24 0-35 33-35 37 0 3 3 3 4 3 3 0 4-1 4-3 7-22 18-30 27-30 4 0 6 2 6 8s-2 9-8 25c-5 13-10 26-15 39z">
              <text:p/>
            </draw:path>
            <draw:path draw:style-name="gr10" draw:text-style-name="P8" draw:layer="layout" svg:width="0.081cm" svg:height="0.35cm" svg:x="6.183cm" svg:y="17.872cm" svg:viewBox="0 0 82 351" svg:d="M82 175c0-27-4-70-23-109-21-43-52-66-55-66-2 0-4 1-4 3 0 1 0 2 7 8 34 35 54 91 54 164 0 60-13 122-56 167-5 4-5 5-5 6 0 2 2 3 4 3 3 0 35-24 56-68 18-39 22-78 22-108z">
              <text:p/>
            </draw:path>
            <draw:path draw:style-name="gr10" draw:text-style-name="P8" draw:layer="layout" svg:width="0.232cm" svg:height="0.082cm" svg:x="6.359cm" svg:y="18.006cm" svg:viewBox="0 0 233 83" svg:d="M221 14c6 0 12 0 12-7s-6-7-11-7c-70 0-141 0-211 0-5 0-11 0-11 7s6 7 12 7c70 0 139 0 209 0zM222 83c5 0 11-1 11-8 0-8-6-7-12-7-70 0-139 0-209 0-6 0-12-1-12 7 0 7 6 8 11 8 70 0 141 0 211 0z">
              <text:p/>
            </draw:path>
            <draw:path draw:style-name="gr10" draw:text-style-name="P8" draw:layer="layout" svg:width="0.115cm" svg:height="0.233cm" svg:x="6.683cm" svg:y="17.901cm" svg:viewBox="0 0 116 234" svg:d="M72 9c0-8 0-9-9-9-21 23-52 23-63 23 0 4 0 7 0 11 7 0 27 0 46-10 0 61 0 121 0 182 0 13-1 17-33 17-4 0-7 0-11 0 0 4 0 7 0 11 12-1 43-1 57-1s44 0 57 1c0-4 0-7 0-11-4 0-8 0-12 0-31 0-32-4-32-17 0-66 0-131 0-197z">
              <text:p/>
            </draw:path>
            <draw:path draw:style-name="gr10" draw:text-style-name="P8" draw:layer="layout" svg:width="0.081cm" svg:height="0.35cm" svg:x="6.847cm" svg:y="17.872cm" svg:viewBox="0 0 82 351" svg:d="M82 175c0-27-4-70-24-109-21-43-51-66-54-66s-4 1-4 3c0 1 0 2 7 8 34 35 54 91 54 164 0 60-13 122-56 167-5 4-5 5-5 6 0 2 1 3 4 3s35-24 55-68c18-39 23-78 23-108z">
              <text:p/>
            </draw:path>
            <draw:path draw:style-name="gr10" draw:text-style-name="P8" draw:layer="layout" svg:width="0.081cm" svg:height="0.35cm" svg:x="3.168cm" svg:y="18.377cm" svg:viewBox="0 0 82 351" svg:d="M82 348c0-2 0-2-6-8-44-44-55-111-55-165 0-61 13-122 56-166 5-4 5-5 5-6 0-2-2-3-4-3-3 0-35 24-56 68-17 39-22 78-22 107 0 28 4 70 24 110 21 43 51 66 54 66 2 0 4-1 4-3z">
              <text:p/>
            </draw:path>
            <draw:path draw:style-name="gr10" draw:text-style-name="P8" draw:layer="layout" svg:width="0.128cm" svg:height="0.247cm" svg:x="3.287cm" svg:y="18.39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1 8-32z">
              <text:p/>
            </draw:path>
            <draw:path draw:style-name="gr10" draw:text-style-name="P8" draw:layer="layout" svg:width="0.04cm" svg:height="0.104cm" svg:x="3.451cm" svg:y="18.603cm" svg:viewBox="0 0 41 105" svg:d="M41 37c0-23-8-37-22-37-12 0-19 9-19 19 0 9 7 18 19 18 4 0 9-1 12-4 1-1 1-1 2-1 0 2 1 0 1 5 0 26-13 47-24 59-4 3-4 4-4 5 0 3 2 4 3 4 4 0 32-27 32-68z">
              <text:p/>
            </draw:path>
            <draw:path draw:style-name="gr10" draw:text-style-name="P8" draw:layer="layout" svg:width="0.15cm" svg:height="0.013cm" svg:x="3.577cm" svg:y="18.34cm" svg:viewBox="0 0 151 14" svg:d="M0 0c50 0 101 0 151 0 0 5 0 9 0 14-50 0-101 0-151 0 0-5 0-9 0-14z">
              <text:p/>
            </draw:path>
            <draw:path draw:style-name="gr10" draw:text-style-name="P8" draw:layer="layout" svg:width="0.128cm" svg:height="0.247cm" svg:x="3.594cm" svg:y="18.396cm" svg:viewBox="0 0 129 248" svg:d="M67 4c-1-1 0-4-4-4-8 0-34 3-43 4-3 0-7 1-7 7 0 4 3 4 8 4 17 0 18 3 18 6s-3 15-5 22c-10 38-19 76-29 114-4 18-5 24-5 36 0 33 18 55 44 55 42 0 85-52 85-103 0-32-19-56-47-56-16 0-30 10-41 21 9-35 17-71 26-106zM34 137c2-8 2-8 5-12 18-23 33-28 43-28 12 0 22 10 22 33 0 20-12 61-18 74-12 24-28 36-42 36-12 0-23-9-23-35 0-7 0-13 5-36 3-11 5-21 8-32z">
              <text:p/>
            </draw:path>
            <draw:path draw:style-name="gr10" draw:text-style-name="P8" draw:layer="layout" svg:width="0.081cm" svg:height="0.35cm" svg:x="3.748cm" svg:y="18.377cm" svg:viewBox="0 0 82 351" svg:d="M82 175c0-27-4-70-24-109-21-43-51-66-54-66s-4 1-4 3c0 1 0 2 7 8 34 35 54 91 54 164 0 60-13 122-56 167-5 4-5 4-5 6s1 3 4 3 35-24 55-68c18-39 23-78 23-108z">
              <text:p/>
            </draw:path>
            <draw:path draw:style-name="gr10" draw:text-style-name="P8" draw:layer="layout" svg:width="0.098cm" svg:height="0.076cm" svg:x="3.928cm" svg:y="18.341cm" svg:viewBox="0 0 99 77" svg:d="M32 6c1-2 1-2 1-3 0-3-3-3-5-3-7 0-15 1-22 1-3 1-3 1-4 1-1 1-1 3-1 4 0 3 2 3 5 3 6 0 7 1 9 2 0 3 0 3-1 6-4 17-8 34-12 51-1 2-1 4-2 6 0 3 2 3 4 3 1 0 2 0 3 0 13-1 37-7 60-24 27-20 32-45 32-47 0-3-2-6-6-6s-8 2-9 6c-2 8-7 24-26 41-10 9-25 18-41 22 5-21 10-42 15-63z">
              <text:p/>
            </draw:path>
            <draw:path draw:style-name="gr10" draw:text-style-name="P8" draw:layer="layout" svg:width="0.136cm" svg:height="0.011cm" svg:x="3.907cm" svg:y="18.445cm" svg:viewBox="0 0 137 12" svg:d="M0 0c46 0 91 0 137 0 0 4 0 8 0 12-46 0-91 0-137 0 0-4 0-8 0-12z">
              <text:p/>
            </draw:path>
            <draw:path draw:style-name="gr10" draw:text-style-name="P8" draw:layer="layout" svg:width="0.086cm" svg:height="0.116cm" svg:x="3.932cm" svg:y="18.48cm" svg:viewBox="0 0 87 117" svg:d="M87 83c-2 0-5 0-7 0-1 4-2 15-5 16-2 1-16 1-19 1-11 0-23 0-34 0 11-8 24-18 35-25 16-11 30-21 30-40 0-22-21-35-46-35-24 0-41 14-41 31 0 9 8 11 10 11 5 0 10-3 10-10s-4-10-10-11c5-8 15-13 27-13 17 0 31 10 31 27 0 15-10 26-23 38-14 12-29 24-43 36-2 2-2 2-2 3 0 2 0 3 0 5 27 0 54 0 81 0 2-11 4-23 6-34z">
              <text:p/>
            </draw:path>
            <draw:path draw:style-name="gr10" draw:text-style-name="P8" draw:layer="layout" svg:width="0.081cm" svg:height="0.35cm" svg:x="4.49cm" svg:y="18.377cm" svg:viewBox="0 0 82 351" svg:d="M82 348c0-2 0-2-6-8-44-44-55-111-55-165 0-61 13-122 56-166 5-4 5-5 5-6 0-2-2-3-4-3-3 0-35 24-56 68-18 39-22 78-22 107 0 28 4 70 23 110 21 43 52 66 55 66 2 0 4-1 4-3z">
              <text:p/>
            </draw:path>
            <draw:path draw:style-name="gr10" draw:text-style-name="P8" draw:layer="layout" svg:width="0.144cm" svg:height="0.232cm" svg:x="4.627cm" svg:y="18.407cm" svg:viewBox="0 0 145 233" svg:d="M86 4c-19 11-46 18-75 18-4 0-7 0-11 0 0 2 0 4 0 5 0 2 0 4 0 5 4 0 7 0 11 0 11 0 26-1 32-2 1 0 1 0 2-1 0 31 0 62 0 92 0 71 0 92-1 94-3 6-8 7-26 8-6 0-11 0-17 0 0 2 0 3 0 5s0 3 0 5c24 0 48 0 72 0s48 0 72 0c0-2 0-3 0-5s0-3 0-5c-6 0-11 0-17 0-18-1-24-2-26-8-1-2-2-26-2-107 0-58 0-106 0-107-1-2-7-2-14 3zM85 215c-4 4-17 5-23 1-1-1-1-1-2-2 0-31-1-62-1-94 0-31 0-62 0-94 3-1 5-2 8-3 4-1 10-4 13-6 2 0 4-1 6-2 0 33 0 66 0 99 1 90 0 99-1 101z">
              <text:p/>
            </draw:path>
            <draw:path draw:style-name="gr10" draw:text-style-name="P8" draw:layer="layout" svg:width="0.125cm" svg:height="0.161cm" svg:x="4.816cm" svg:y="18.584cm" svg:viewBox="0 0 126 162" svg:d="M1 149c-1 3-1 4-1 5 0 5 5 8 9 8 8 0 10-8 12-16 4-12 10-41 13-50 2 4 10 15 27 15 31 0 65-33 65-69 0-26-18-42-39-42-24 0-54 22-63 56-8 31-15 62-23 93zM61 104c-19 0-24-18-24-21 1-3 2-6 2-9 8-30 9-36 16-46 9-14 21-21 31-21s20 7 20 25c0 11-6 39-14 51-11 18-24 21-31 21z">
              <text:p/>
            </draw:path>
            <draw:path draw:style-name="gr10" draw:text-style-name="P8" draw:layer="layout" svg:width="0.03cm" svg:height="0.074cm" svg:x="4.976cm" svg:y="18.665cm" svg:viewBox="0 0 31 75" svg:d="M25 24c0 14-3 29-20 45-1 1-1 2-1 3 0 2 2 3 3 3 4 0 24-19 24-49 0-15-5-26-17-26-8 0-14 6-14 14s6 14 14 14c6 0 10-4 11-4z">
              <text:p/>
            </draw:path>
            <draw:path draw:style-name="gr10" draw:text-style-name="P8" draw:layer="layout" svg:width="0.101cm" svg:height="0.175cm" svg:x="5.038cm" svg:y="18.52cm" svg:viewBox="0 0 102 176" svg:d="M23 139c3 16 11 37 32 37 8 0 17-3 25-9 5-2 17-12 17-15 0-1-1-4-3-4s-2 0-6 4c-10 9-22 17-33 17-17 0-17-29-17-33s0-4 1-9c0-2 0-3 3-5 14-13 60-58 60-101 0-4 0-21-16-21-21 0-37 31-41 39-11 21-16 41-19 53-4 17-4 25-4 37-2 2-16 15-18 17-4 3-4 3-4 5 0 1 2 4 4 4s8-6 10-8c3-3 6-5 9-8zM41 111c5-25 24-104 45-104 5 0 8 4 8 12 0 3 0 25-21 56-12 17-26 31-32 36z">
              <text:p/>
            </draw:path>
            <draw:path draw:style-name="gr10" draw:text-style-name="P8" draw:layer="layout" svg:width="0.031cm" svg:height="0.074cm" svg:x="5.177cm" svg:y="18.665cm" svg:viewBox="0 0 32 75" svg:d="M25 24c0 14-3 29-20 45-1 1-1 2-1 3 0 2 2 3 3 3 4 0 25-19 25-49 0-15-6-26-18-26-8 0-14 6-14 14s6 14 15 14c5 0 9-4 10-4z">
              <text:p/>
            </draw:path>
            <draw:path draw:style-name="gr10" draw:text-style-name="P8" draw:layer="layout" svg:width="0.108cm" svg:height="0.178cm" svg:x="5.248cm" svg:y="18.517cm" svg:viewBox="0 0 109 179" svg:d="M58 69c-37 9-58 41-58 67s20 43 44 43c30 0 53-35 53-71 0-24-12-38-20-46-9-11-28-31-28-42 0-3 4-10 14-10 8 0 15 4 21 7 2 1 11 6 14 6 6 0 11-5 11-10 0-7-4-7-17-10-3 0-14-3-22-3-18 0-29 11-29 26 0 13 8 28 17 43zM62 76c7 11 16 25 16 43 0 20-12 53-33 53-14 0-27-9-27-29 0-17 10-59 44-67z">
              <text:p/>
            </draw:path>
            <draw:path draw:style-name="gr10" draw:text-style-name="P8" draw:layer="layout" svg:width="0.081cm" svg:height="0.35cm" svg:x="5.422cm" svg:y="18.377cm" svg:viewBox="0 0 82 351" svg:d="M82 348c0-2 0-2-6-8-44-44-55-111-55-165 0-61 13-122 56-166 5-4 5-5 5-6 0-2-2-3-4-3-3 0-35 24-56 68-18 39-22 78-22 107 0 28 4 70 23 110 21 43 52 66 55 66 2 0 4-1 4-3z">
              <text:p/>
            </draw:path>
            <draw:path draw:style-name="gr10" draw:text-style-name="P8" draw:layer="layout" svg:width="0.116cm" svg:height="0.031cm" svg:x="5.557cm" svg:y="18.313cm" svg:viewBox="0 0 117 32" svg:d="M117 5c-2-2-4-3-6-5-10 6-13 17-29 17-8 0-16-6-22-9-10-6-16-8-22-8-14 0-20 8-38 27 2 2 4 3 6 5 9-5 13-16 28-16 8 0 17 5 23 8 10 6 16 8 22 8 13 0 20-7 38-27z">
              <text:p/>
            </draw:path>
            <draw:path draw:style-name="gr10" draw:text-style-name="P8" draw:layer="layout" svg:width="0.159cm" svg:height="0.246cm" svg:x="5.542cm" svg:y="18.396cm" svg:viewBox="0 0 160 247" svg:d="M81 13c1-5 1-4 1-6 0-5-4-7-8-7-1 0-1 0-2 1-15 1-30 1-45 2-5 0-12 1-12 10 0 7 7 7 10 7s10 0 14 0c-2 12-6 27-9 41-8 32-17 65-25 97-5 19-5 24-5 32 0 45 34 57 60 57 64 0 100-57 100-104 0-43-32-58-62-58-16 0-31 7-38 12 7-28 14-56 21-84zM61 234c-14 0-26-7-26-29 0-11 4-24 6-35 4-13 10-38 12-48 2-6 22-24 44-24 21 0 23 19 23 27 0 18-12 61-17 75-12 28-32 34-42 34z">
              <text:p/>
            </draw:path>
            <draw:path draw:style-name="gr10" draw:text-style-name="P8" draw:layer="layout" svg:width="0.04cm" svg:height="0.104cm" svg:x="5.737cm" svg:y="18.603cm" svg:viewBox="0 0 41 105" svg:d="M41 37c0-23-8-37-22-37-12 0-19 9-19 19 0 9 7 18 19 18 4 0 9-1 12-4 1-1 1-1 2-1 0 2 1 0 1 5 0 26-12 47-24 59-4 3-4 4-4 5 0 3 2 4 3 4 4 0 32-27 32-68z">
              <text:p/>
            </draw:path>
            <draw:path draw:style-name="gr10" draw:text-style-name="P8" draw:layer="layout" svg:width="0.081cm" svg:height="0.35cm" svg:x="5.898cm" svg:y="18.377cm" svg:viewBox="0 0 82 351" svg:d="M82 348c0-2 0-2-6-8-44-44-56-111-56-165 0-61 14-122 57-166 5-4 5-5 5-6 0-2-2-3-4-3-3 0-35 24-56 68-18 39-22 78-22 107 0 28 4 70 23 110 21 43 52 66 55 66 2 0 4-1 4-3z">
              <text:p/>
            </draw:path>
            <draw:path draw:style-name="gr10" draw:text-style-name="P8" draw:layer="layout" svg:width="0.129cm" svg:height="0.247cm" svg:x="6.016cm" svg:y="18.396cm" svg:viewBox="0 0 130 248" svg:d="M68 4c-2-1 0-4-5-4-8 0-33 3-43 4-2 0-6 1-6 7 0 4 3 4 8 4 17 0 18 3 18 6s-3 15-5 22c-10 38-19 76-29 114-4 18-6 24-6 36 0 33 19 55 45 55 41 0 85-52 85-103 0-32-19-56-47-56-16 0-31 10-41 21 9-35 17-71 26-106zM35 137c2-8 2-8 5-12 17-23 33-28 42-28 13 0 22 10 22 33 0 20-11 61-18 74-11 24-27 36-41 36-12 0-24-9-24-35 0-7 0-13 6-36 3-11 5-21 8-32z">
              <text:p/>
            </draw:path>
            <draw:path draw:style-name="gr10" draw:text-style-name="P8" draw:layer="layout" svg:width="0.04cm" svg:height="0.104cm" svg:x="6.181cm" svg:y="18.603cm" svg:viewBox="0 0 41 105" svg:d="M41 37c0-23-9-37-22-37-12 0-19 9-19 19 0 9 7 18 19 18 4 0 8-1 12-4 1-1 1-1 2-1 0 2 0 0 0 5 0 26-12 47-24 59-3 3-3 4-3 5 0 3 1 4 3 4 4 0 32-27 32-68z">
              <text:p/>
            </draw:path>
            <draw:path draw:style-name="gr10" draw:text-style-name="P8" draw:layer="layout" svg:width="0.15cm" svg:height="0.013cm" svg:x="6.307cm" svg:y="18.34cm" svg:viewBox="0 0 151 14" svg:d="M0 0c50 0 101 0 151 0 0 5 0 9 0 14-50 0-101 0-151 0 0-5 0-9 0-14z">
              <text:p/>
            </draw:path>
            <draw:path draw:style-name="gr10" draw:text-style-name="P8" draw:layer="layout" svg:width="0.129cm" svg:height="0.247cm" svg:x="6.323cm" svg:y="18.396cm" svg:viewBox="0 0 130 248" svg:d="M68 4c-2-1 0-4-5-4-8 0-33 3-43 4-2 0-6 1-6 7 0 4 3 4 8 4 17 0 18 3 18 6s-3 15-5 22c-10 38-19 76-29 114-4 18-6 24-6 36 0 33 19 55 45 55 41 0 85-52 85-103 0-32-19-56-47-56-16 0-31 10-41 21 9-35 17-71 26-106zM35 137c2-8 2-8 5-12 17-23 33-28 42-28 13 0 22 10 22 33 0 20-11 61-18 74-11 24-27 36-41 36-12 0-24-9-24-35 0-7 0-13 6-36 3-11 5-21 8-32z">
              <text:p/>
            </draw:path>
            <draw:path draw:style-name="gr10" draw:text-style-name="P8" draw:layer="layout" svg:width="0.08cm" svg:height="0.35cm" svg:x="6.478cm" svg:y="18.377cm" svg:viewBox="0 0 81 351" svg:d="M81 175c0-27-4-70-23-109-21-43-51-66-55-66-2 0-3 1-3 3 0 1 0 2 6 8 35 35 55 91 55 164 0 60-13 122-57 167-4 4-4 4-4 6s1 3 3 3c4 0 35-24 56-68 18-39 22-78 22-108z">
              <text:p/>
            </draw:path>
            <draw:path draw:style-name="gr10" draw:text-style-name="P8" draw:layer="layout" svg:width="0.098cm" svg:height="0.076cm" svg:x="6.658cm" svg:y="18.341cm" svg:viewBox="0 0 99 77" svg:d="M32 6c1-2 1-2 1-3 0-3-3-3-6-3-7 0-14 1-21 1-3 1-3 1-4 1-1 1-2 3-2 4 0 3 3 3 6 3 6 0 7 1 9 2 0 3 0 3-1 6-4 17-9 34-13 51 0 2-1 4-1 6 0 3 2 3 4 3 1 0 2 0 3 0 13-1 36-7 60-24 26-20 32-45 32-47 0-3-2-6-7-6-3 0-7 2-8 6-3 8-7 24-26 41-10 9-25 18-42 22 5-21 11-42 16-63z">
              <text:p/>
            </draw:path>
            <draw:path draw:style-name="gr10" draw:text-style-name="P8" draw:layer="layout" svg:width="0.137cm" svg:height="0.011cm" svg:x="6.636cm" svg:y="18.445cm" svg:viewBox="0 0 138 12" svg:d="M0 0c46 0 92 0 138 0 0 4 0 8 0 12-46 0-92 0-138 0 0-4 0-8 0-12z">
              <text:p/>
            </draw:path>
            <draw:path draw:style-name="gr10" draw:text-style-name="P8" draw:layer="layout" svg:width="0.087cm" svg:height="0.116cm" svg:x="6.661cm" svg:y="18.48cm" svg:viewBox="0 0 88 117" svg:d="M88 83c-2 0-5 0-7 0-1 4-3 15-6 16-1 1-16 1-18 1-12 0-23 0-35 0 12-8 25-18 35-25 16-11 31-21 31-40 0-22-21-35-46-35-24 0-42 14-42 31 0 9 8 11 11 11 4 0 10-3 10-10s-5-10-10-11c5-8 15-13 27-13 17 0 31 10 31 27 0 15-10 26-24 38s-28 24-42 36c-2 2-2 2-3 3 0 2 0 3 0 5 27 0 55 0 82 0 2-11 4-23 6-34z">
              <text:p/>
            </draw:path>
            <draw:path draw:style-name="gr10" draw:text-style-name="P8" draw:layer="layout" svg:width="0.08cm" svg:height="0.35cm" svg:x="6.854cm" svg:y="18.377cm" svg:viewBox="0 0 81 351" svg:d="M81 175c0-27-4-70-23-109-21-43-51-66-55-66-2 0-3 1-3 3 0 1 0 2 6 8 35 35 55 91 55 164 0 60-13 122-57 167-4 4-4 4-4 6s1 3 3 3c4 0 35-24 56-68 18-39 22-78 22-108z">
              <text:p/>
            </draw:path>
            <draw:path draw:style-name="gr10" draw:text-style-name="P8" draw:layer="layout" svg:width="0.233cm" svg:height="0.081cm" svg:x="7.029cm" svg:y="18.5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15cm" svg:height="0.233cm" svg:x="7.353cm" svg:y="18.406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10" draw:text-style-name="P8" draw:layer="layout" svg:width="0.081cm" svg:height="0.35cm" svg:x="7.517cm" svg:y="18.377cm" svg:viewBox="0 0 82 351" svg:d="M82 175c0-27-4-70-23-109-21-43-51-66-55-66-2 0-4 1-4 3 0 1 0 2 7 8 35 35 55 91 55 164 0 60-13 122-57 167-5 4-5 4-5 6s2 3 4 3c4 0 35-24 56-68 18-39 22-78 22-108z">
              <text:p/>
            </draw:path>
            <draw:path draw:style-name="gr10" draw:text-style-name="P8" draw:layer="layout" svg:width="0.081cm" svg:height="0.35cm" svg:x="3.168cm" svg:y="18.883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10" draw:text-style-name="P8" draw:layer="layout" svg:width="0.15cm" svg:height="0.013cm" svg:x="3.27cm" svg:y="18.846cm" svg:viewBox="0 0 151 14" svg:d="M0 0c50 0 101 0 151 0 0 5 0 9 0 14-50 0-101 0-151 0 0-5 0-9 0-14z">
              <text:p/>
            </draw:path>
            <draw:path draw:style-name="gr10" draw:text-style-name="P8" draw:layer="layout" svg:width="0.128cm" svg:height="0.247cm" svg:x="3.287cm" svg:y="18.902cm" svg:viewBox="0 0 129 248" svg:d="M67 4c-1-1 0-4-4-4-8 0-34 3-43 4-3 0-7 1-7 7 0 4 3 4 9 4 16 0 17 3 17 6s-3 14-5 22c-10 38-19 76-29 114-4 18-5 24-5 36 0 33 18 55 44 55 42 0 85-52 85-103 0-32-19-56-47-56-16 0-30 10-41 21 9-35 17-71 26-106zM34 137c2-8 2-8 5-12 18-23 33-28 43-28 12 0 22 10 22 33 0 20-12 61-18 74-12 24-28 36-42 36-12 0-23-9-23-35 0-7 0-14 5-36 3-11 5-21 8-32z">
              <text:p/>
            </draw:path>
            <draw:path draw:style-name="gr10" draw:text-style-name="P8" draw:layer="layout" svg:width="0.04cm" svg:height="0.104cm" svg:x="3.451cm" svg:y="19.109cm" svg:viewBox="0 0 41 105" svg:d="M41 37c0-23-8-37-22-37-12 0-19 9-19 19 0 9 7 18 19 18 4 0 9-1 12-4 1-1 1-1 2-1 0 2 1 0 1 5 0 26-13 47-24 58-4 4-4 5-4 6 0 3 2 4 3 4 4 0 32-27 32-68z">
              <text:p/>
            </draw:path>
            <draw:path draw:style-name="gr10" draw:text-style-name="P8" draw:layer="layout" svg:width="0.128cm" svg:height="0.247cm" svg:x="3.594cm" svg:y="18.902cm" svg:viewBox="0 0 129 248" svg:d="M67 4c-1-1 0-4-4-4-8 0-34 3-43 4-3 0-7 1-7 7 0 4 3 4 8 4 17 0 18 3 18 6s-3 14-5 22c-10 38-19 76-29 114-4 18-5 24-5 36 0 33 18 55 44 55 42 0 85-52 85-103 0-32-19-56-47-56-16 0-30 10-41 21 9-35 17-71 26-106zM34 137c2-8 2-8 5-12 18-23 33-28 43-28 12 0 22 10 22 33 0 20-12 61-18 74-12 24-28 36-42 36-12 0-23-9-23-35 0-7 0-14 5-36 3-11 5-21 8-32z">
              <text:p/>
            </draw:path>
            <draw:path draw:style-name="gr10" draw:text-style-name="P8" draw:layer="layout" svg:width="0.081cm" svg:height="0.35cm" svg:x="3.748cm" svg:y="18.883cm" svg:viewBox="0 0 82 351" svg:d="M82 175c0-27-4-70-24-109-21-44-51-66-54-66s-4 1-4 3c0 1 0 2 7 8 34 35 54 91 54 164 0 60-13 122-56 167-5 4-5 4-5 5 0 3 1 4 4 4s35-24 55-69c18-38 23-77 23-107z">
              <text:p/>
            </draw:path>
            <draw:path draw:style-name="gr10" draw:text-style-name="P8" draw:layer="layout" svg:width="0.098cm" svg:height="0.076cm" svg:x="3.928cm" svg:y="18.847cm" svg:viewBox="0 0 99 77" svg:d="M32 6c1-2 1-2 1-3 0-3-3-3-5-3-7 0-15 1-22 1-3 1-3 1-4 1-1 1-1 3-1 4 0 3 2 3 5 3 6 0 7 1 9 2 0 2 0 3-1 6-4 17-8 34-12 51-1 2-1 4-2 6 0 3 2 3 4 3 1 0 2 0 3 0 13-2 37-7 60-24 27-20 32-45 32-47 0-3-2-6-6-6s-8 2-9 6c-2 8-7 24-26 41-10 9-25 18-41 22 5-21 10-42 15-63z">
              <text:p/>
            </draw:path>
            <draw:path draw:style-name="gr10" draw:text-style-name="P8" draw:layer="layout" svg:width="0.136cm" svg:height="0.011cm" svg:x="3.907cm" svg:y="18.951cm" svg:viewBox="0 0 137 12" svg:d="M0 0c46 0 91 0 137 0 0 4 0 8 0 12-46 0-91 0-137 0 0-4 0-8 0-12z">
              <text:p/>
            </draw:path>
            <draw:path draw:style-name="gr10" draw:text-style-name="P8" draw:layer="layout" svg:width="0.086cm" svg:height="0.116cm" svg:x="3.932cm" svg:y="18.986cm" svg:viewBox="0 0 87 117" svg:d="M87 83c-2 0-5 0-7 0-1 4-2 15-5 16-2 1-16 1-19 1-11 0-23 0-34 0 11-8 24-18 35-25 16-11 30-21 30-40 0-22-21-35-46-35-24 0-41 14-41 31 0 9 8 11 10 11 5 0 10-3 10-10s-4-10-10-11c5-8 15-13 27-13 17 0 31 10 31 27 0 15-10 26-23 38-14 12-29 24-43 36-2 2-2 2-2 3 0 2 0 3 0 5 27 0 54 0 81 0 2-11 4-23 6-34z">
              <text:p/>
            </draw:path>
            <draw:path draw:style-name="gr10" draw:text-style-name="P8" draw:layer="layout" svg:width="0.081cm" svg:height="0.35cm" svg:x="4.49cm" svg:y="18.883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10" draw:text-style-name="P8" draw:layer="layout" svg:width="0.155cm" svg:height="0.16cm" svg:x="4.602cm" svg:y="18.989cm" svg:viewBox="0 0 156 161" svg:d="M156 82c0-45-36-82-78-82-44 0-78 38-78 82 0 45 36 79 78 79s78-34 78-79zM78 152c-15 0-31-7-40-23s-9-37-9-50c0-14 0-33 9-48 9-16 26-24 40-24 15 0 30 8 39 23s9 36 9 49 0 32-7 47c-8 16-23 26-41 26z">
              <text:p/>
            </draw:path>
            <draw:path draw:style-name="gr10" draw:text-style-name="P8" draw:layer="layout" svg:width="0.109cm" svg:height="0.219cm" svg:x="4.774cm" svg:y="18.93cm" svg:viewBox="0 0 110 220" svg:d="M55 76c17 0 33 0 50 0 0-4 0-7 0-11-17 0-33 0-50 0 0-22 0-43 0-65-3 0-6 0-9 0-1 29-11 66-46 68 0 3 0 5 0 8 10 0 20 0 30 0 0 32 0 65 0 97 0 43 33 47 46 47 25 0 34-25 34-47 0-7 0-13 0-20-3 0-5 0-8 0 0 6 0 13 0 19 0 26-11 39-24 39-23 0-23-32-23-38 0-32 0-65 0-97z">
              <text:p/>
            </draw:path>
            <draw:path draw:style-name="gr10" draw:text-style-name="P8" draw:layer="layout" svg:width="0.175cm" svg:height="0.243cm" svg:x="4.915cm" svg:y="18.902cm" svg:viewBox="0 0 176 244" svg:d="M27 217c0 16-4 16-27 16 0 4 0 7 0 11 12 0 30-1 39-1 10 0 28 1 40 1 0-4 0-7 0-11-24 0-28 0-28-16 0-21 0-43 0-64 0-37 25-56 48-56 22 0 26 19 26 39 0 27 0 54 0 81 0 16-4 16-28 16 0 4 0 7 0 11 13 0 31-1 40-1s27 1 39 1c0-4 0-7 0-11-18 0-27 0-27-10 0-22 0-45 0-67 0-31 0-41-11-54-5-6-16-13-37-13-29 0-45 21-51 34 0-41 0-82 0-123-17 1-33 3-50 4 0 4 0 7 0 11 24 0 27 3 27 20 0 61 0 121 0 182z">
              <text:p/>
            </draw:path>
            <draw:path draw:style-name="gr10" draw:text-style-name="P8" draw:layer="layout" svg:width="0.135cm" svg:height="0.16cm" svg:x="5.108cm" svg:y="18.989cm" svg:viewBox="0 0 136 161" svg:d="M30 69c2-53 32-62 44-62 36 0 39 48 39 62-28 0-55 0-83 0zM30 76c33 0 65 0 98 0 7 0 8 0 8-7 0-35-19-69-62-69-41 0-74 36-74 80 0 47 37 81 78 81 43 0 58-39 58-46 0-3-2-4-4-4-3 0-4 2-5 5-12 36-44 36-47 36-18 0-32-10-40-23-10-17-10-40-10-53z">
              <text:p/>
            </draw:path>
            <draw:path draw:style-name="gr10" draw:text-style-name="P8" draw:layer="layout" svg:width="0.117cm" svg:height="0.154cm" svg:x="5.265cm" svg:y="18.991cm" svg:viewBox="0 0 118 155" svg:d="M48 39c0-13 0-26 0-39-16 1-32 3-48 4 0 4 0 7 0 11 24 0 27 2 27 19 0 31 0 63 0 94 0 16-4 16-27 16 0 4 0 7 0 11 13 0 30-1 40-1 14 0 30 0 44 1 0-4 0-7 0-11-2 0-5 0-7 0-26 0-27-4-27-16 0-18 0-36 0-54 0-35 15-66 42-66 2 0 3 0 4 0-1 0-8 5-8 14s7 15 15 15c6 0 15-5 15-16 0-12-11-21-26-21-26 0-39 23-44 39z">
              <text:p/>
            </draw:path>
            <draw:path draw:style-name="gr10" draw:text-style-name="P8" draw:layer="layout" svg:width="0.239cm" svg:height="0.154cm" svg:x="5.399cm" svg:y="18.995cm" svg:viewBox="0 0 240 155" svg:d="M211 33c6-17 17-22 29-22 0-4 0-7 0-11-7 0-17 1-25 1-10 0-26-1-33-1 0 4 0 7 0 11 13 0 21 6 21 16 0 3 0 3-2 8-11 30-21 60-32 90-12-33-23-65-35-98-1-4-2-5-2-7 0-9 14-9 21-9 0-4 0-7 0-11-10 0-28 1-37 1-10 0-20-1-31-1 0 4 0 7 0 11 13 0 19 0 22 5 2 2 6 13 8 19-10 28-20 57-30 85-11-31-22-63-33-94-2-4-2-4-2-6 0-9 14-9 21-9 0-4 0-7 0-11-11 0-30 1-39 1-1 0-20-1-32-1 0 4 0 7 0 11 17 0 22 1 26 12 15 41 29 83 44 124 2 5 2 8 7 8 4 0 6-2 7-7 12-33 24-66 36-99 12 33 24 66 36 99 1 4 2 7 7 7 4 0 5-3 7-7 14-38 27-77 41-115z">
              <text:p/>
            </draw:path>
            <draw:path draw:style-name="gr10" draw:text-style-name="P8" draw:layer="layout" svg:width="0.074cm" svg:height="0.234cm" svg:x="5.658cm" svg:y="18.911cm" svg:viewBox="0 0 75 235" svg:d="M50 80c-16 1-33 3-49 4 0 4 0 7 0 11 23 0 26 2 26 19 0 31 0 63 0 94 0 16-4 16-27 16 0 4 0 7 0 11 11 0 30-1 38-1 13 0 25 1 37 1 0-4 0-7 0-11-23 0-25-1-25-15 0-43 0-86 0-129zM52 19c0-12-9-19-19-19-11 0-18 10-18 19s7 18 18 18c10 0 19-7 19-18z">
              <text:p/>
            </draw:path>
            <draw:path draw:style-name="gr10" draw:text-style-name="P8" draw:layer="layout" svg:width="0.114cm" svg:height="0.16cm" svg:x="5.755cm" svg:y="18.989cm" svg:viewBox="0 0 115 161" svg:d="M62 89c8 1 36 7 36 32 0 18-12 32-39 32-30 0-42-20-49-50-1-4-1-6-5-6-5 0-5 3-5 9 0 16 0 31 0 47 0 6 0 8 4 8 2 0 2 0 9-7 1-1 1-1 7-8 16 15 31 15 39 15 40 0 56-24 56-49 0-18-10-29-14-33-12-11-26-14-40-17-20-4-44-8-44-29 0-12 9-27 40-27 38 0 40 32 41 43 0 3 3 3 4 3 5 0 5-2 5-8 0-12 0-24 0-36 0-6 0-8-4-8-2 0-3 0-7 4-1 1-5 5-6 6-14-10-28-10-33-10-43 0-57 23-57 43 0 12 6 22 16 30 11 9 21 11 46 16z">
              <text:p/>
            </draw:path>
            <draw:path draw:style-name="gr10" draw:text-style-name="P8" draw:layer="layout" svg:width="0.135cm" svg:height="0.16cm" svg:x="5.892cm" svg:y="18.989cm" svg:viewBox="0 0 136 161" svg:d="M30 69c2-53 31-62 43-62 37 0 40 48 40 62-28 0-55 0-83 0zM29 76c33 0 65 0 98 0 8 0 9 0 9-7 0-35-19-69-63-69-40 0-73 36-73 80 0 47 37 81 78 81 42 0 58-39 58-46 0-3-3-4-4-4-3 0-4 2-5 5-12 36-44 36-47 36-18 0-32-10-40-23-11-17-11-40-11-53z">
              <text:p/>
            </draw:path>
            <draw:path draw:style-name="gr10" draw:text-style-name="P8" draw:layer="layout" svg:width="0.08cm" svg:height="0.35cm" svg:x="6.059cm" svg:y="18.883cm" svg:viewBox="0 0 81 351" svg:d="M81 175c0-27-4-70-23-109-21-44-51-66-55-66-2 0-3 1-3 3 0 1 0 2 6 8 35 35 55 91 55 164 0 60-13 122-57 167-4 4-4 4-4 5 0 3 1 4 3 4 4 0 35-24 56-69 18-38 22-77 22-107z">
              <text:p/>
            </draw:path>
          </draw:g>
        </draw:g>
        <draw:frame draw:style-name="gr76" draw:text-style-name="P4" draw:layer="layout" svg:width="1.153cm" svg:height="0.395cm" svg:x="2.005cm" svg:y="19.31cm">
          <draw:text-box>
            <text:p><text:span text:style-name="T1">encode</text:span></text:p>
          </draw:text-box>
        </draw:frame>
        <draw:g draw:style-name="gr9">
          <svg:title>TexMaths</svg:title>
          <svg:desc>10§display§(\bm{c}^{\rm b}, \bm{b})§svg§600§TRUE§</svg:desc>
          <draw:g>
            <draw:path draw:style-name="gr10" draw:text-style-name="P8" draw:layer="layout" svg:width="0.08cm" svg:height="0.349cm" svg:x="3.275cm" svg:y="19.358cm" svg:viewBox="0 0 81 350" svg:d="M81 346c0-1 0-1-6-7-43-44-55-111-55-163 0-61 14-123 57-166 4-5 4-5 4-6 0-3-1-4-3-4-4 0-35 24-56 69-18 38-22 77-22 107 0 26 4 68 23 108 21 43 51 66 55 66 2 0 3-1 3-4z">
              <text:p/>
            </draw:path>
            <draw:path draw:style-name="gr10" draw:text-style-name="P8" draw:layer="layout" svg:width="0.162cm" svg:height="0.16cm" svg:x="3.393cm" svg:y="19.463cm" svg:viewBox="0 0 163 161" svg:d="M135 19c-19 6-13 16-19 24 0 5 3 16 18 16 14 0 25-12 25-27 0-18-18-32-49-32-71 0-110 54-110 100 0 32 20 61 74 61 9 0 34 0 55-8 20-8 34-23 34-27 0-3-5-9-9-9-2 0-2 1-5 4-19 20-47 27-74 27-23 0-35-11-35-32 0-12 9-55 20-73 14-24 35-31 50-31 5 0 16 1 25 7z">
              <text:p/>
            </draw:path>
            <draw:path draw:style-name="gr10" draw:text-style-name="P8" draw:layer="layout" svg:width="0.131cm" svg:height="0.172cm" svg:x="3.569cm" svg:y="19.306cm" svg:viewBox="0 0 132 173" svg:d="M37 0c-12 1-25 2-37 3 0 3 0 6 0 9 17 0 19 2 19 14 0 48 0 96 0 144 3 0 5 0 8 0 3-5 5-10 8-15 10 13 23 18 36 18 33 0 61-24 61-56 0-30-26-55-58-55-15 0-28 6-37 15 0-26 0-51 0-77zM38 88c7-11 20-19 35-19 14 0 23 8 28 15s8 17 8 33c0 6 0 24-10 36-10 11-22 13-29 13-20 0-29-15-32-21 0-19 0-38 0-57z">
              <text:p/>
            </draw:path>
            <draw:path draw:style-name="gr10" draw:text-style-name="P8" draw:layer="layout" svg:width="0.04cm" svg:height="0.104cm" svg:x="3.759cm" svg:y="19.583cm" svg:viewBox="0 0 41 105" svg:d="M41 37c0-23-9-37-23-37-11 0-18 9-18 19 0 9 7 18 18 18 5 0 9-1 13-4 1-1 1-1 1-1 1 0 1 0 1 5 0 26-12 47-24 59-4 3-4 4-4 5 0 3 2 4 4 4 4 0 32-27 32-68z">
              <text:p/>
            </draw:path>
            <draw:path draw:style-name="gr10" draw:text-style-name="P8" draw:layer="layout" svg:width="0.158cm" svg:height="0.244cm" svg:x="3.903cm" svg:y="19.378cm" svg:viewBox="0 0 159 245" svg:d="M80 12c2-5 1-4 2-6 0-4-4-6-8-6-1 0-1 0-2 0-15 1-31 1-46 2-5 1-11 1-11 11 0 6 7 6 9 6 4 0 10 0 15 1-3 12-6 27-10 40-8 32-16 64-24 97-5 20-5 24-5 32 0 44 33 56 60 56 63 0 99-56 99-102 0-44-32-58-61-58-17 0-31 6-38 11 7-28 13-56 20-84zM60 232c-13 0-25-7-25-29 0-10 4-23 6-34 4-13 9-37 12-48 2-6 22-24 43-24 22 0 24 19 24 27 0 18-12 61-18 75-12 28-31 33-42 33z">
              <text:p/>
            </draw:path>
            <draw:path draw:style-name="gr10" draw:text-style-name="P8" draw:layer="layout" svg:width="0.08cm" svg:height="0.349cm" svg:x="4.088cm" svg:y="19.358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77" draw:text-style-name="P4" draw:layer="layout" svg:width="0.294cm" svg:height="0.395cm" svg:x="4.406cm" svg:y="19.311cm">
          <draw:text-box>
            <text:p><text:span text:style-name="T1">to</text:span></text:p>
          </draw:text-box>
        </draw:frame>
        <draw:g draw:style-name="gr9">
          <svg:title>TexMaths</svg:title>
          <svg:desc>10§display§\bm{s}§svg§600§TRUE§</svg:desc>
          <draw:g>
            <draw:path draw:style-name="gr10" draw:text-style-name="P8" draw:layer="layout" svg:width="0.144cm" svg:height="0.159cm" svg:x="4.849cm" svg:y="19.446cm" svg:viewBox="0 0 145 160" svg:d="M123 20c-11 5-14 15-14 20 0 9 7 15 15 15s21-7 21-24c0-19-18-31-50-31-10 0-28 1-44 13s-22 32-22 41c0 10 5 20 13 27 10 6 15 7 38 12 11 2 32 5 32 21 0 2 0 33-51 33-17 0-30-3-38-9 12-3 19-13 19-24 0-12-10-16-17-16-12 0-25 10-25 27 0 23 24 35 60 35 78 0 52-40 78-60 0-12-6-21-14-28-10-9-24-11-36-14-18-3-32-5-32-18 0-1 0-27 38-27 7 0 20 0 29 7z">
              <text:p/>
            </draw:path>
          </draw:g>
        </draw:g>
        <draw:g draw:style-name="gr9">
          <svg:title>TexMaths</svg:title>
          <svg:desc>10§display§\bm{s}_i
\!=\!
(s_{i,0}, \dots, s_{i,\nu-1})
\!\in\!
\Phi^{\nu}
§svg§600§TRUE§</svg:desc>
          <draw:g>
            <draw:path draw:style-name="gr10" draw:text-style-name="P8" draw:layer="layout" svg:width="0.146cm" svg:height="0.16cm" svg:x="2.467cm" svg:y="20.42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10" draw:text-style-name="P8" draw:layer="layout" svg:width="0.074cm" svg:height="0.164cm" svg:x="2.645cm" svg:y="20.468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10" draw:text-style-name="P8" draw:layer="layout" svg:width="0.232cm" svg:height="0.081cm" svg:x="2.81cm" svg:y="20.449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10" draw:text-style-name="P8" draw:layer="layout" svg:width="0.08cm" svg:height="0.349cm" svg:x="3.137cm" svg:y="20.315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10" draw:text-style-name="P8" draw:layer="layout" svg:width="0.128cm" svg:height="0.158cm" svg:x="3.257cm" svg:y="20.423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10" draw:text-style-name="P8" draw:layer="layout" svg:width="0.074cm" svg:height="0.164cm" svg:x="3.415cm" svg:y="20.468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10" draw:text-style-name="P8" draw:layer="layout" svg:width="0.031cm" svg:height="0.075cm" svg:x="3.53cm" svg:y="20.601cm" svg:viewBox="0 0 32 76" svg:d="M25 25c0 13-3 29-19 44-1 1-2 2-2 3 0 2 2 4 3 4 4 0 25-20 25-49 0-15-6-27-18-27-8 0-14 7-14 14 0 8 6 14 15 14 6 0 7-2 10-3z">
              <text:p/>
            </draw:path>
            <draw:path draw:style-name="gr10" draw:text-style-name="P8" draw:layer="layout" svg:width="0.113cm" svg:height="0.166cm" svg:x="3.599cm" svg:y="20.468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10" draw:text-style-name="P8" draw:layer="layout" svg:width="0.04cm" svg:height="0.104cm" svg:x="3.774cm" svg:y="20.54cm" svg:viewBox="0 0 41 105" svg:d="M41 37c0-24-9-37-22-37-12 0-19 9-19 18 0 10 7 19 19 19 4 0 9-1 12-5 1 0 1-1 2-1 0 2 1 1 1 6 0 26-13 47-24 58-4 4-4 5-4 6 0 2 2 4 3 4 4 0 32-27 32-68z">
              <text:p/>
            </draw:path>
            <draw:path draw:style-name="gr10" draw:text-style-name="P8" draw:layer="layout" svg:width="0.037cm" svg:height="0.036cm" svg:x="3.93cm" svg:y="20.54cm" svg:viewBox="0 0 38 37" svg:d="M38 18c0-10-9-18-19-18s-19 7-19 18c0 10 9 19 19 19s19-8 19-19z">
              <text:p/>
            </draw:path>
            <draw:path draw:style-name="gr10" draw:text-style-name="P8" draw:layer="layout" svg:width="0.037cm" svg:height="0.036cm" svg:x="4.086cm" svg:y="20.54cm" svg:viewBox="0 0 38 37" svg:d="M38 18c0-10-9-18-19-18s-19 7-19 18c0 10 9 19 19 19s19-8 19-19z">
              <text:p/>
            </draw:path>
            <draw:path draw:style-name="gr10" draw:text-style-name="P8" draw:layer="layout" svg:width="0.036cm" svg:height="0.036cm" svg:x="4.243cm" svg:y="20.54cm" svg:viewBox="0 0 37 37" svg:d="M37 18c0-10-9-18-19-18s-18 7-18 18c0 10 8 19 18 19s19-8 19-19z">
              <text:p/>
            </draw:path>
            <draw:path draw:style-name="gr10" draw:text-style-name="P8" draw:layer="layout" svg:width="0.04cm" svg:height="0.104cm" svg:x="4.398cm" svg:y="20.5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10" draw:text-style-name="P8" draw:layer="layout" svg:width="0.128cm" svg:height="0.158cm" svg:x="4.542cm" svg:y="20.423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10" draw:text-style-name="P8" draw:layer="layout" svg:width="0.073cm" svg:height="0.164cm" svg:x="4.7cm" svg:y="20.468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8" draw:layer="layout" svg:width="0.031cm" svg:height="0.075cm" svg:x="4.815cm" svg:y="20.601cm" svg:viewBox="0 0 32 76" svg:d="M25 25c0 13-3 29-19 44-1 1-2 2-2 3 0 2 2 4 3 4 4 0 25-20 25-49 0-15-6-27-18-27-8 0-14 7-14 14 0 8 6 14 15 14 6 0 9-3 10-3z">
              <text:p/>
            </draw:path>
            <draw:path draw:style-name="gr10" draw:text-style-name="P8" draw:layer="layout" svg:width="0.126cm" svg:height="0.107cm" svg:x="4.889cm" svg:y="20.521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10" draw:text-style-name="P8" draw:layer="layout" svg:width="0.165cm" svg:height="0.011cm" svg:x="5.055cm" svg:y="20.562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1cm" svg:x="5.275cm" svg:y="20.468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10" draw:text-style-name="P8" draw:layer="layout" svg:width="0.08cm" svg:height="0.349cm" svg:x="5.426cm" svg:y="20.315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10" draw:text-style-name="P8" draw:layer="layout" svg:width="0.174cm" svg:height="0.201cm" svg:x="5.611cm" svg:y="20.389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10" draw:text-style-name="P8" draw:layer="layout" svg:width="0.213cm" svg:height="0.237cm" svg:x="5.874cm" svg:y="20.339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10" draw:text-style-name="P8" draw:layer="layout" svg:width="0.126cm" svg:height="0.107cm" svg:x="6.126cm" svg:y="20.325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 draw:style-name="gr9">
          <svg:title>TexMaths</svg:title>
          <svg:desc>10§display§\bm{c}^{\rm b}_{i,t}
\!=\!
[ \bm{c}^{\rm b}_i ]_{t k_{\rm b}}^{t k_{\rm b}+ k_{\rm b} -1}
\!\in\!
\mathbb{B}^{k_{\rm b}}§svg§600§TRUE§</svg:desc>
          <draw:g>
            <draw:path draw:style-name="gr10" draw:text-style-name="P8" draw:layer="layout" svg:width="0.163cm" svg:height="0.161cm" svg:x="2.472cm" svg:y="21.336cm" svg:viewBox="0 0 164 162" svg:d="M135 20c-18 5-18 23-18 24 0 5 3 16 17 16 15 0 25-13 25-27 0-19-18-33-49-33-70 0-110 55-110 101 0 31 20 61 75 61 9 0 33-1 54-9s35-22 35-27c0-2-6-9-9-9-2 0-3 1-5 4-19 20-47 28-75 28-23 0-34-12-34-33 0-12 9-55 19-73 14-24 36-30 51-30 4 0 15 0 24 7z">
              <text:p/>
            </draw:path>
            <draw:path draw:style-name="gr10" draw:text-style-name="P8" draw:layer="layout" svg:width="0.131cm" svg:height="0.172cm" svg:x="2.648cm" svg:y="21.179cm" svg:viewBox="0 0 132 173" svg:d="M37 0c-12 1-25 2-37 3 0 3 0 6 0 9 17 0 19 2 19 14 0 48 0 96 0 145 3 0 5 0 8 0 3-5 6-10 9-15 9 12 23 17 36 17 32 0 60-24 60-55 0-30-25-55-57-55-15 0-29 5-38 14 0-26 0-51 0-77zM38 89c7-12 21-20 35-20s24 8 29 16c5 7 8 16 8 33 0 5 0 24-10 35s-22 13-29 13c-20 0-30-15-33-20 0-19 0-38 0-57z">
              <text:p/>
            </draw:path>
            <draw:path draw:style-name="gr10" draw:text-style-name="P8" draw:layer="layout" svg:width="0.074cm" svg:height="0.164cm" svg:x="2.648cm" svg:y="21.418cm" svg:viewBox="0 0 75 165" svg:d="M68 9c0-4-3-9-10-9-6 0-13 6-13 13 0 4 3 10 9 10 7 0 14-7 14-14zM18 134c-1 3-2 6-2 10 0 12 10 21 23 21 25 0 36-34 36-38 0-3-3-2-4-3-4 0-4 2-5 4-6 20-17 30-26 30-5 0-6-3-6-8 0-6 1-11 4-16 2-7 5-13 8-20 2-6 11-28 12-31 0-3 1-5 1-8 0-11-10-21-23-21-25 0-36 34-36 38 0 3 3 3 4 3 4 0 4-1 5-4 6-21 17-30 26-30 4 0 6 2 6 9 0 5-1 9-8 24-5 13-10 26-15 40z">
              <text:p/>
            </draw:path>
            <draw:path draw:style-name="gr10" draw:text-style-name="P8" draw:layer="layout" svg:width="0.031cm" svg:height="0.075cm" svg:x="2.763cm" svg:y="21.552cm" svg:viewBox="0 0 32 76" svg:d="M25 25c0 13-3 29-19 45-1 1-2 1-2 2 0 2 2 4 3 4 4 0 25-20 25-49 0-15-6-27-18-27-8 0-14 7-14 14 0 8 6 15 15 15 6 0 9-4 10-4z">
              <text:p/>
            </draw:path>
            <draw:path draw:style-name="gr10" draw:text-style-name="P8" draw:layer="layout" svg:width="0.082cm" svg:height="0.155cm" svg:x="2.83cm" svg:y="21.427cm" svg:viewBox="0 0 83 156" svg:d="M50 56c8 0 17 0 25 0 5 0 8 0 8-5 0-3-3-3-8-3-8 0-15 0-23 0 3-12 6-25 9-37 0-1 1-2 1-3 0-5-4-8-9-8-6 0-9 4-11 11-2 6 1-6-9 37-9 0-17 0-26 0-4 0-7 0-7 5 0 3 3 3 7 3 8 0 15 0 23 0-5 19-9 38-14 58-2 7-4 15-4 19 0 14 12 23 26 23 28 0 43-35 43-38 0-4-3-3-4-3-3 0-3 1-5 5-7 15-19 29-33 29-5 0-8-3-8-12 0-2 1-8 1-10 6-24 12-47 18-71z">
              <text:p/>
            </draw:path>
            <draw:path draw:style-name="gr10" draw:text-style-name="P8" draw:layer="layout" svg:width="0.232cm" svg:height="0.081cm" svg:x="3.002cm" svg:y="21.36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047cm" svg:height="0.349cm" svg:x="3.336cm" svg:y="21.232cm" svg:viewBox="0 0 48 350" svg:d="M48 350c0-5 0-10 0-15-11 0-23 0-34 0 0-107 0-214 0-321 11 0 23 0 34 0 0-5 0-9 0-14-16 0-32 0-48 0 0 117 0 234 0 350 16 0 32 0 48 0z">
              <text:p/>
            </draw:path>
            <draw:path draw:style-name="gr10" draw:text-style-name="P8" draw:layer="layout" svg:width="0.162cm" svg:height="0.161cm" svg:x="3.408cm" svg:y="21.336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8" draw:layer="layout" svg:width="0.131cm" svg:height="0.172cm" svg:x="3.584cm" svg:y="21.179cm" svg:viewBox="0 0 132 173" svg:d="M37 0c-12 1-25 2-37 3 0 3 0 6 0 9 17 0 19 2 19 14 0 48 0 96 0 145 3 0 5 0 8 0 3-5 6-10 9-15 9 12 23 17 36 17 32 0 60-24 60-55 0-30-25-55-58-55-14 0-28 5-37 14 0-26 0-51 0-77zM38 89c7-12 20-20 35-20 14 0 24 8 29 16 5 7 8 16 8 33 0 5 0 24-11 35-9 11-21 13-29 13-19 0-29-15-32-20 0-19 0-38 0-57z">
              <text:p/>
            </draw:path>
            <draw:path draw:style-name="gr10" draw:text-style-name="P8" draw:layer="layout" svg:width="0.073cm" svg:height="0.164cm" svg:x="3.584cm" svg:y="21.418cm" svg:viewBox="0 0 74 165" svg:d="M68 9c0-4-3-9-10-9s-14 6-14 13c0 4 4 10 10 10 7 0 14-7 14-14zM18 134c-1 3-2 6-2 10 0 12 9 21 23 21 25 0 35-34 35-38 0-3-3-3-4-3-3 0-3 2-4 4-6 20-17 30-26 30-5 0-6-3-6-8 0-6 1-11 3-16 3-7 6-13 8-20 3-6 11-28 12-31s2-5 2-8c0-11-10-21-23-21-25 0-36 34-36 38 0 3 3 3 4 3 3 0 4-1 4-4 7-21 18-30 27-30 4 0 6 2 6 9 0 5-2 9-8 24-5 13-10 26-15 40z">
              <text:p/>
            </draw:path>
            <draw:path draw:style-name="gr10" draw:text-style-name="P8" draw:layer="layout" svg:width="0.047cm" svg:height="0.349cm" svg:x="3.753cm" svg:y="21.232cm" svg:viewBox="0 0 48 350" svg:d="M48 0c-16 0-32 0-48 0 0 5 0 9 0 14 11 0 23 0 34 0 0 107 0 214 0 321-11 0-23 0-34 0 0 5 0 10 0 15 16 0 32 0 48 0 0-116 0-233 0-350z">
              <text:p/>
            </draw:path>
            <draw:path draw:style-name="gr10" draw:text-style-name="P8" draw:layer="layout" svg:width="0.082cm" svg:height="0.155cm" svg:x="3.853cm" svg:y="21.183cm" svg:viewBox="0 0 83 156" svg:d="M50 57c8 0 17 0 25 0 5 0 8 0 8-6 0-3-3-3-7-3-8 0-16 0-24 0 3-12 6-25 9-37 1-1 1-2 1-3 0-4-3-8-8-8-6 0-10 4-12 11-1 6 2-6-9 37-8 0-17 0-25 0-5 0-8 0-8 5 0 4 3 4 7 4 8 0 16 0 24 0-5 19-10 38-15 58-1 6-4 15-4 18 0 14 13 23 27 23 27 0 43-34 43-37 0-4-3-3-4-4-3 0-4 1-6 5-6 15-19 29-32 29-6 0-9-3-9-12 0-2 1-7 1-10 6-24 12-47 18-70z">
              <text:p/>
            </draw:path>
            <draw:path draw:style-name="gr10" draw:text-style-name="P8" draw:layer="layout" svg:width="0.12cm" svg:height="0.172cm" svg:x="3.967cm" svg:y="21.166cm" svg:viewBox="0 0 121 173" svg:d="M59 8c0-1 1-3 1-4 0-2-1-4-4-4-5 0-26 2-32 3-2 0-5 0-5 5 0 4 3 4 6 4 12 0 12 1 12 3s0 4-1 6c-12 46-23 92-35 139-1 4-1 3-1 5 0 4 3 8 9 8s9-5 11-10c0-1 11-44 12-48 17 2 31 8 31 20 0 2 0 3 0 5-1 4-1 5-1 8 0 17 14 25 26 25 24 0 21-25 31-37 0-4-3-4-4-4-3 0-3 2-5 6-3 11-9 28-21 28-7 0-9-6-9-13 0-4 0-4 2-11 0-3 1-4 1-7 0-22-30-25-40-26 7-5 16-13 20-16 13-12 25-24 39-24 3 0 6 1 8 3-10 2-13 10-13 14 0 6 5 9 10 9 7 0 14-5 14-15 0-9-6-18-19-18-14 0-27 10-39 22-10 10-19 17-29 22 8-33 17-65 25-98z">
              <text:p/>
            </draw:path>
            <draw:path draw:style-name="gr10" draw:text-style-name="P8" draw:layer="layout" svg:width="0.105cm" svg:height="0.123cm" svg:x="4.111cm" svg:y="21.252cm" svg:viewBox="0 0 106 124" svg:d="M30 0c-10 1-20 1-30 2 0 3 0 5 0 8 13 0 15 1 15 10 0 34 0 68 0 102 2 0 5 0 7 0 2-2 3-5 4-7 1-1 2-2 2-3 8 8 19 12 30 12 26 0 48-18 48-40 0-21-19-40-46-40-9 0-21 3-30 10 0-18 0-36 0-54zM31 63c6-8 17-13 28-13 21 0 29 15 29 34 0 10-2 19-9 26-5 5-14 8-22 8-12 0-21-7-26-15 0-14 0-27 0-40z">
              <text:p/>
            </draw:path>
            <draw:path draw:style-name="gr10" draw:text-style-name="P8" draw:layer="layout" svg:width="0.18cm" svg:height="0.18cm" svg:x="4.264cm" svg:y="21.185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10" draw:text-style-name="P8" draw:layer="layout" svg:width="0.12cm" svg:height="0.172cm" svg:x="4.481cm" svg:y="21.166cm" svg:viewBox="0 0 121 173" svg:d="M58 8c0-1 1-3 1-4 0-2-1-4-4-4-5 0-25 2-31 3-2 0-6 0-6 5 0 4 4 4 7 4 11 0 11 1 11 3s0 4-1 6c-11 46-23 92-34 139-1 4-1 3-1 5 0 4 3 8 8 8 7 0 10-5 11-10 1-1 11-44 12-48 18 2 32 8 32 20 0 2 0 3-1 5-1 4-1 5-1 8 0 17 15 25 26 25 24 0 21-25 32-37 0-4-3-3-4-4-4 0-4 2-5 6-3 11-10 28-22 28-7 0-9-6-9-13 0-4 0-4 2-11 0-3 1-4 1-7 0-22-29-25-40-26 7-5 17-13 21-16 12-12 25-24 38-24 3 0 7 1 8 3-10 2-12 10-12 14 0 6 4 9 10 9s14-5 14-15c0-9-6-18-19-18-14 0-27 10-40 22-10 10-18 17-28 22 8-33 16-65 24-98z">
              <text:p/>
            </draw:path>
            <draw:path draw:style-name="gr10" draw:text-style-name="P8" draw:layer="layout" svg:width="0.104cm" svg:height="0.123cm" svg:x="4.625cm" svg:y="21.252cm" svg:viewBox="0 0 105 124" svg:d="M29 0c-10 1-19 1-29 2 0 3 0 5 0 8 13 0 14 1 14 10 0 34 0 68 0 102 3 0 5 0 8 0 1-2 3-5 4-7 0-1 1-2 2-3 7 8 18 12 29 12 27 0 48-18 48-40 0-21-19-40-46-40-9 0-20 3-30 10 0-18 0-36 0-54zM30 63c6-8 18-13 28-13 21 0 30 15 30 34 0 10-2 19-9 26-6 5-15 8-23 8-12 0-21-7-26-15 0-14 0-27 0-40z">
              <text:p/>
            </draw:path>
            <draw:path draw:style-name="gr10" draw:text-style-name="P8" draw:layer="layout" svg:width="0.166cm" svg:height="0.011cm" svg:x="4.787cm" svg:y="21.269cm" svg:viewBox="0 0 167 12" svg:d="M157 12c4 0 10 0 10-6s-6-6-10-6c-49 0-98 0-147 0-4 0-10 0-10 6s6 6 10 6c49 0 98 0 147 0z">
              <text:p/>
            </draw:path>
            <draw:path draw:style-name="gr10" draw:text-style-name="P8" draw:layer="layout" svg:width="0.089cm" svg:height="0.162cm" svg:x="5.007cm" svg:y="21.174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10" draw:text-style-name="P8" draw:layer="layout" svg:width="0.082cm" svg:height="0.155cm" svg:x="3.853cm" svg:y="21.446cm" svg:viewBox="0 0 83 156" svg:d="M50 57c8 0 17 0 25 0 5 0 8 0 8-6 0-3-3-3-7-3-8 0-16 0-24 0 3-12 6-25 9-37 1-1 1-2 1-3 0-4-3-8-8-8-6 0-10 4-12 11-1 6 2-6-9 37-8 0-17 0-25 0-5 0-8 0-8 5 0 4 3 4 7 4 8 0 16 0 24 0-5 19-10 38-15 58-1 6-4 15-4 18 0 14 13 23 27 23 27 0 43-34 43-37 0-4-3-3-4-4-3 0-4 1-6 5-6 15-19 29-32 29-6 0-9-3-9-12 0-2 1-7 1-10 6-24 12-47 18-70z">
              <text:p/>
            </draw:path>
            <draw:path draw:style-name="gr10" draw:text-style-name="P8" draw:layer="layout" svg:width="0.12cm" svg:height="0.172cm" svg:x="3.967cm" svg:y="21.429cm" svg:viewBox="0 0 121 173" svg:d="M59 8c0-1 1-3 1-4 0-2-1-4-4-4-5 0-26 2-32 3-2 0-5 0-5 5 0 4 3 4 6 4 12 0 12 1 12 3s0 4-1 6c-12 46-23 92-35 139-1 4-1 3-1 5 0 4 3 8 9 8s9-5 11-10c0-1 11-44 12-48 17 2 31 7 31 20 0 1 0 3 0 5-1 4-1 5-1 8 0 17 14 25 26 25 24 0 21-25 31-37 0-4-3-4-4-4-3 0-3 2-5 6-3 11-9 28-21 28-7 0-9-6-9-13 0-4 0-4 2-11 0-3 1-5 1-7 0-22-30-26-40-26 7-5 16-13 20-16 13-12 25-24 39-24 3 0 6 1 8 3-10 2-13 10-13 14 0 6 5 9 10 9 7 0 14-5 14-16 0-8-6-17-19-17-14 0-27 10-39 22-10 10-19 17-29 22 8-33 17-65 25-98z">
              <text:p/>
            </draw:path>
            <draw:path draw:style-name="gr10" draw:text-style-name="P8" draw:layer="layout" svg:width="0.105cm" svg:height="0.123cm" svg:x="4.111cm" svg:y="21.515cm" svg:viewBox="0 0 106 124" svg:d="M30 0c-10 1-20 1-30 2 0 3 0 5 0 8 13 0 15 1 15 10 0 34 0 68 0 102 2 0 5 0 7 0 2-2 3-5 4-7 1-1 2-2 2-3 8 8 19 12 30 12 26 0 48-18 48-40 0-21-19-40-46-40-9 0-21 3-30 10 0-18 0-36 0-54zM31 63c6-8 17-13 28-13 21 0 29 15 29 34 0 10-2 19-9 26-5 5-14 8-22 8-12 0-21-7-26-15 0-14 0-27 0-40z">
              <text:p/>
            </draw:path>
            <draw:path draw:style-name="gr10" draw:text-style-name="P8" draw:layer="layout" svg:width="0.175cm" svg:height="0.203cm" svg:x="5.206cm" svg:y="21.305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8" draw:layer="layout" svg:width="0.214cm" svg:height="0.24cm" svg:x="5.453cm" svg:y="21.254cm" svg:viewBox="0 0 215 241" svg:d="M46 32c0-4 0-13-3-19 13 0 26 0 39 0-5 5-5 12-5 18 0 60 0 120 0 180 0 5 0 12 5 17-13 0-26 0-39 0 3-6 3-15 3-19 0-59 0-118 0-177zM142 106c12-11 14-29 14-44 0-24-7-39-15-48 24 3 49 12 49 46 0 23-25 41-48 46zM89 32c0-7 0-11 5-15 2-1 7-4 15-4 16 0 35 12 35 49 0 39-20 48-55 48 0-26 0-52 0-78zM163 112c20-10 39-28 39-52 0-48-40-60-83-60-36 0-71 0-107 0-6 0-12 0-12 7 0 6 6 6 12 6 21 0 22 3 22 20 0 58 0 116 0 175 0 18-1 20-23 20-4 0-11 0-11 6 0 7 6 7 12 7 35 0 70 0 105 0 43 0 98-17 98-66 0-36-26-56-52-63zM89 210c0-29 0-58 0-87 28 0 40 0 51 8 14 10 15 33 15 44 0 14-1 53-45 53-21 0-21-12-21-18zM152 224c13-14 15-33 15-49 0-24-5-42-19-54 32 5 55 24 55 54 0 27-21 42-51 49z">
              <text:p/>
            </draw:path>
            <draw:path draw:style-name="gr10" draw:text-style-name="P8" draw:layer="layout" svg:width="0.12cm" svg:height="0.172cm" svg:x="5.703cm" svg:y="21.179cm" svg:viewBox="0 0 121 173" svg:d="M58 8c1-1 1-3 1-4s-1-4-3-4c-5 0-26 2-32 3-2 0-5 0-5 6 0 3 3 3 6 3 12 0 12 2 12 4 0 1-1 3-1 5-12 46-23 92-35 139-1 5-1 3-1 5 0 4 3 8 8 8 7 0 10-5 12-10 0-1 11-44 12-48 17 2 31 8 31 21 0 1 0 2 0 4-1 4-1 5-1 8 0 17 14 25 26 25 24 0 21-25 31-37 0-3-3-3-4-3-3 0-4 1-5 5-3 11-9 28-22 28-6 0-8-6-8-12 0-4 0-5 1-11 1-1 2-5 2-8 0-22-30-25-40-26 7-4 16-13 20-16 13-12 25-24 39-24 3 0 6 1 8 4-11 1-13 10-13 13 0 6 4 9 10 9 7 0 14-5 14-15 0-8-6-17-19-17-14 0-27 10-39 21-11 10-19 18-29 22 8-33 16-65 24-98z">
              <text:p/>
            </draw:path>
            <draw:path draw:style-name="gr10" draw:text-style-name="P8" draw:layer="layout" svg:width="0.105cm" svg:height="0.123cm" svg:x="5.847cm" svg:y="21.265cm" svg:viewBox="0 0 106 124" svg:d="M30 0c-10 1-20 1-30 2 0 3 0 5 0 8 13 0 15 1 15 10 0 34 0 68 0 102 2 0 5 0 7 0 2-2 3-5 4-7 1-1 1-2 2-3 8 8 18 12 29 12 27 0 49-18 49-40 0-21-20-39-46-39-10 0-21 2-30 9 0-18 0-36 0-54zM30 64c6-9 18-14 29-14 20 0 29 16 29 34 0 10-2 19-9 26-6 5-14 8-23 8-12 0-21-6-26-14 0-14 0-27 0-40z">
              <text:p/>
            </draw:path>
          </draw:g>
        </draw:g>
        <draw:line draw:style-name="gr44" draw:text-style-name="P1" draw:layer="layout" svg:x1="9.4cm" svg:y1="11.6cm" svg:x2="9.4cm" svg:y2="27cm">
          <text:p/>
        </draw:line>
        <draw:frame draw:style-name="gr32" draw:text-style-name="P5" draw:layer="layout" svg:width="1.522cm" svg:height="0.395cm" svg:x="7.806cm" svg:y="10.034cm">
          <draw:text-box>
            <text:p><text:span text:style-name="T2">(re-balance)</text:span></text:p>
          </draw:text-box>
        </draw:frame>
        <draw:frame draw:style-name="gr78" draw:text-style-name="P4" draw:layer="layout" svg:width="0.612cm" svg:height="0.395cm" svg:x="1.304cm" svg:y="21.907cm">
          <draw:text-box>
            <text:p><text:span text:style-name="T1">(ex)</text:span></text:p>
          </draw:text-box>
        </draw:frame>
        <draw:g draw:style-name="gr9">
          <svg:title>TexMaths</svg:title>
          <svg:desc>10§display§\nu \!=\! 6,
| \mathcal{B} | \!=\! 16,  
k \!=\! 7, 
k_{\rm a} \!=\! 4, 
k_{\rm b} \!=\! 3§svg§600§TRUE§</svg:desc>
          <draw:g>
            <draw:path draw:style-name="gr10" draw:text-style-name="P8" draw:layer="layout" svg:width="0.165cm" svg:height="0.154cm" svg:x="2.025cm" svg:y="22.1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10" draw:text-style-name="P8" draw:layer="layout" svg:width="0.233cm" svg:height="0.082cm" svg:x="2.261cm" svg:y="22.1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44cm" svg:height="0.239cm" svg:x="2.569cm" svg:y="22.0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10" draw:text-style-name="P8" draw:layer="layout" svg:width="0.04cm" svg:height="0.104cm" svg:x="2.76cm" svg:y="22.2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10" draw:text-style-name="P8" draw:layer="layout" svg:width="0.013cm" svg:height="0.349cm" svg:x="2.928cm" svg:y="21.993cm" svg:viewBox="0 0 14 350" svg:d="M14 13c0-6 0-13-7-13s-7 7-7 13c0 108 0 216 0 324 0 6 0 13 7 13s7-7 7-13c0-108 0-216 0-324z">
              <text:p/>
            </draw:path>
            <draw:path draw:style-name="gr10" draw:text-style-name="P8" draw:layer="layout" svg:width="0.222cm" svg:height="0.253cm" svg:x="2.994cm" svg:y="22.0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10" draw:text-style-name="P8" draw:layer="layout" svg:width="0.013cm" svg:height="0.349cm" svg:x="3.267cm" svg:y="21.993cm" svg:viewBox="0 0 14 350" svg:d="M14 13c0-6 0-13-7-13s-7 7-7 13c0 108 0 216 0 324 0 6 0 13 7 13s7-7 7-13c0-108 0-216 0-324z">
              <text:p/>
            </draw:path>
            <draw:path draw:style-name="gr10" draw:text-style-name="P8" draw:layer="layout" svg:width="0.233cm" svg:height="0.082cm" svg:x="3.381cm" svg:y="22.1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15cm" svg:height="0.231cm" svg:x="3.705cm" svg:y="22.0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10" draw:text-style-name="P8" draw:layer="layout" svg:width="0.145cm" svg:height="0.239cm" svg:x="3.864cm" svg:y="22.0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10" draw:text-style-name="P8" draw:layer="layout" svg:width="0.04cm" svg:height="0.104cm" svg:x="4.055cm" svg:y="22.2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8" draw:layer="layout" svg:width="0.158cm" svg:height="0.245cm" svg:x="4.201cm" svg:y="22.0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10" draw:text-style-name="P8" draw:layer="layout" svg:width="0.233cm" svg:height="0.082cm" svg:x="4.434cm" svg:y="22.1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5cm" svg:height="0.243cm" svg:x="4.745cm" svg:y="22.0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10" draw:text-style-name="P8" draw:layer="layout" svg:width="0.041cm" svg:height="0.104cm" svg:x="4.931cm" svg:y="22.218cm" svg:viewBox="0 0 42 105" svg:d="M42 37c0-23-9-37-23-37-11 0-19 9-19 19 0 9 8 18 19 18 4 0 9-1 12-4 1-1 1-1 2-1s1 0 1 5c0 26-12 47-24 58-4 4-4 5-4 6 0 2 2 4 4 4 3 0 32-27 32-68z">
              <text:p/>
            </draw:path>
            <draw:path draw:style-name="gr10" draw:text-style-name="P8" draw:layer="layout" svg:width="0.158cm" svg:height="0.245cm" svg:x="5.077cm" svg:y="22.0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10" draw:text-style-name="P8" draw:layer="layout" svg:width="0.122cm" svg:height="0.111cm" svg:x="5.254cm" svg:y="22.1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8" draw:layer="layout" svg:width="0.232cm" svg:height="0.082cm" svg:x="5.457cm" svg:y="22.1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8" draw:layer="layout" svg:width="0.155cm" svg:height="0.235cm" svg:x="5.759cm" svg:y="22.0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10" draw:text-style-name="P8" draw:layer="layout" svg:width="0.04cm" svg:height="0.104cm" svg:x="5.955cm" svg:y="22.2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8" draw:layer="layout" svg:width="0.158cm" svg:height="0.245cm" svg:x="6.101cm" svg:y="22.0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10" draw:text-style-name="P8" draw:layer="layout" svg:width="0.131cm" svg:height="0.172cm" svg:x="6.276cm" svg:y="22.1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10" draw:text-style-name="P8" draw:layer="layout" svg:width="0.232cm" svg:height="0.082cm" svg:x="6.496cm" svg:y="22.1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8" draw:layer="layout" svg:width="0.145cm" svg:height="0.239cm" svg:x="6.803cm" svg:y="22.0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79" draw:text-style-name="P19" draw:layer="layout" svg:width="1.357cm" svg:height="2.377cm" svg:x="1.803cm" svg:y="22.504cm">
          <draw:text-box>
            <text:p text:style-name="P18"><text:span text:style-name="T3">0:001011</text:span></text:p>
            <text:p text:style-name="P18"><text:span text:style-name="T3">1:001101</text:span></text:p>
            <text:p text:style-name="P18"><text:span text:style-name="T3">2:001110</text:span></text:p>
            <text:p text:style-name="P18"><text:span text:style-name="T3">3:010011</text:span></text:p>
            <text:p text:style-name="P18"><text:span text:style-name="T6">-:010101</text:span></text:p>
            <text:p text:style-name="P18"><text:span text:style-name="T3">4:010110</text:span></text:p>
            <text:p text:style-name="P18"><text:span text:style-name="T3">5:011001</text:span></text:p>
            <text:p text:style-name="P18"><text:span text:style-name="T3">6:011010</text:span></text:p>
            <text:p text:style-name="P18"><text:span text:style-name="T7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8" draw:layer="layout" svg:width="0.221cm" svg:height="0.253cm" svg:x="1.406cm" svg:y="22.5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8" draw:layer="layout" svg:width="0.036cm" svg:height="0.149cm" svg:x="1.705cm" svg:y="22.6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79" draw:text-style-name="P19" draw:layer="layout" svg:width="1.357cm" svg:height="2.377cm" svg:x="3.403cm" svg:y="22.505cm">
          <draw:text-box>
            <text:p text:style-name="P18"><text:span text:style-name="T3">8:110100</text:span></text:p>
            <text:p text:style-name="P18"><text:span text:style-name="T3">9:110010</text:span></text:p>
            <text:p text:style-name="P18"><text:span text:style-name="T3">A:110001</text:span></text:p>
            <text:p text:style-name="P18"><text:span text:style-name="T3">B:101100</text:span></text:p>
            <text:p text:style-name="P18"><text:span text:style-name="T6">-:101010</text:span></text:p>
            <text:p text:style-name="P18"><text:span text:style-name="T3">C:101001</text:span></text:p>
            <text:p text:style-name="P18"><text:span text:style-name="T3">D:100110</text:span></text:p>
            <text:p text:style-name="P18"><text:span text:style-name="T3">E:100101</text:span></text:p>
            <text:p text:style-name="P18"><text:span text:style-name="T7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8" draw:layer="layout" svg:width="0.213cm" svg:height="0.237cm" svg:x="4.97cm" svg:y="22.4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8" draw:layer="layout" svg:width="0.113cm" svg:height="0.166cm" svg:x="5.217cm" svg:y="22.6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8" draw:layer="layout" svg:width="0.036cm" svg:height="0.15cm" svg:x="5.43cm" svg:y="22.5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80" draw:text-style-name="P19" draw:layer="layout" svg:width="1.018cm" svg:height="2.113cm" svg:x="5.505cm" svg:y="22.507cm">
          <draw:text-box>
            <text:p text:style-name="P18"><text:span text:style-name="T3">0:0700</text:span></text:p>
            <text:p text:style-name="P18"><text:span text:style-name="T3">1:1600</text:span></text:p>
            <text:p text:style-name="P18"><text:span text:style-name="T3">2:2500</text:span></text:p>
            <text:p text:style-name="P18"><text:span text:style-name="T3">3:3400</text:span></text:p>
            <text:p text:style-name="P18"><text:span text:style-name="T3">4:4300</text:span></text:p>
            <text:p text:style-name="P18"><text:span text:style-name="T3">5:5200</text:span></text:p>
            <text:p text:style-name="P18"><text:span text:style-name="T3">6:6100</text:span></text:p>
            <text:p text:style-name="P18"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8" draw:layer="layout" svg:width="0.213cm" svg:height="0.237cm" svg:x="6.672cm" svg:y="22.4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8" draw:layer="layout" svg:width="0.088cm" svg:height="0.161cm" svg:x="6.932cm" svg:y="22.6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8" draw:layer="layout" svg:width="0.036cm" svg:height="0.15cm" svg:x="7.132cm" svg:y="22.5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80" draw:text-style-name="P19" draw:layer="layout" svg:width="1.018cm" svg:height="2.113cm" svg:x="7.306cm" svg:y="22.508cm">
          <draw:text-box>
            <text:p text:style-name="P18"><text:span text:style-name="T3">0:0007</text:span></text:p>
            <text:p text:style-name="P18"><text:span text:style-name="T3">1:0016</text:span></text:p>
            <text:p text:style-name="P18"><text:span text:style-name="T3">2:0025</text:span></text:p>
            <text:p text:style-name="P18"><text:span text:style-name="T3">3:0034</text:span></text:p>
            <text:p text:style-name="P18"><text:span text:style-name="T3">4:0043</text:span></text:p>
            <text:p text:style-name="P18"><text:span text:style-name="T3">5:0052</text:span></text:p>
            <text:p text:style-name="P18"><text:span text:style-name="T3">6:0061</text:span></text:p>
            <text:p text:style-name="P18"><text:span text:style-name="T3">7:0070</text:span></text:p>
          </draw:text-box>
        </draw:frame>
        <draw:frame draw:style-name="gr81" draw:text-style-name="P5" draw:layer="layout" svg:width="1.954cm" svg:height="0.319cm" svg:x="6.004cm" svg:y="24.608cm">
          <draw:text-box>
            <text:p><text:span text:style-name="T2">(Lee distance?)</text:span></text:p>
          </draw:text-box>
        </draw:frame>
        <draw:g draw:style-name="gr9">
          <svg:title>TexMaths</svg:title>
          <svg:desc>8§display§\bm{c}^{\rm a}_i:§svg§600§TRUE§</svg:desc>
          <draw:g>
            <draw:path draw:style-name="gr10" draw:text-style-name="P8" draw:layer="layout" svg:width="0.129cm" svg:height="0.127cm" svg:x="1.429cm" svg:y="25.224cm" svg:viewBox="0 0 130 128" svg:d="M108 16c-15 4-15 18-15 19 0 4 3 13 14 13 12 0 20-11 20-22 0-15-14-26-39-26-56 0-88 44-88 80 0 25 16 48 60 48 7 0 26 0 43-6 16-6 27-18 27-22 0-1-4-7-6-7s-3 1-5 3c-15 16-37 23-59 23-18 0-27-10-27-27 0-9 7-43 15-58 11-19 29-24 40-24 4 0 13 0 20 6z">
              <text:p/>
            </draw:path>
            <draw:path draw:style-name="gr10" draw:text-style-name="P8" draw:layer="layout" svg:width="0.096cm" svg:height="0.088cm" svg:x="1.571cm" svg:y="25.148cm" svg:viewBox="0 0 97 89" svg:d="M77 35c0-10 0-17-9-25-8-7-18-10-30-10-18 0-32 7-32 19 0 6 5 10 10 10 6 0 10-4 10-9 0-4-2-8-8-10 8-4 19-4 20-4 12 0 24 7 24 23 0 2 0 4 0 6-12 1-24 2-39 6-17 7-23 18-23 27 0 16 20 21 34 21 16 0 25-9 29-16 1 8 7 15 15 15 1 0 19 0 19-18 0-4 0-7 0-11-2 0-4 0-6 0 0 3 0 7 0 10s0 12-7 12-7-9-7-12c0-11 0-23 0-34zM62 60c0 19-17 24-26 24-10 0-20-7-20-16 0-11 10-26 46-27 0 6 0 12 0 19z">
              <text:p/>
            </draw:path>
            <draw:path draw:style-name="gr10" draw:text-style-name="P8" draw:layer="layout" svg:width="0.058cm" svg:height="0.13cm" svg:x="1.57cm" svg:y="25.291cm" svg:viewBox="0 0 59 131" svg:d="M54 7c0-3-2-7-8-7-5 0-11 5-11 10 0 4 3 8 8 8 6 0 11-6 11-11zM14 107c0 2-1 5-1 8 0 8 7 16 18 16 20 0 28-27 28-30 0-2-2-2-3-2-2 0-2 1-3 3-5 16-14 24-21 24-4 0-5-3-5-7s1-8 3-12c2-6 4-11 6-16s9-22 10-25c0-2 1-5 1-6 0-10-8-17-18-17-20 0-29 26-29 30 0 3 2 3 3 3 3 0 3-1 3-4 6-16 15-23 22-23 3 0 5 1 5 7 0 4-2 7-7 19-4 11-8 21-12 32z">
              <text:p/>
            </draw:path>
            <draw:path draw:style-name="gr10" draw:text-style-name="P8" draw:layer="layout" svg:width="0.029cm" svg:height="0.12cm" svg:x="1.788cm" svg:y="25.23cm" svg:viewBox="0 0 30 121" svg:d="M30 15c0-8-8-15-16-15s-14 7-14 15 6 15 14 15 16-7 16-15zM30 106c0-8-8-15-16-15s-14 7-14 15 6 15 14 15 16-7 16-15z">
              <text:p/>
            </draw:path>
          </draw:g>
        </draw:g>
        <draw:frame draw:style-name="gr82" draw:text-style-name="P6" draw:layer="layout" svg:width="2.373cm" svg:height="0.331cm" svg:x="1.904cm" svg:y="25.109cm">
          <draw:text-box>
            <text:p><text:span text:style-name="T3">0110(6)=</text:span><text:span text:style-name="T8">011010</text:span></text:p>
          </draw:text-box>
        </draw:frame>
        <draw:g draw:style-name="gr9">
          <svg:title>TexMaths</svg:title>
          <svg:desc>8§display§\bm{c}^{\rm b}_i:§svg§600§TRUE§</svg:desc>
          <draw:g>
            <draw:path draw:style-name="gr10" draw:text-style-name="P8" draw:layer="layout" svg:width="0.129cm" svg:height="0.127cm" svg:x="1.431cm" svg:y="25.574cm" svg:viewBox="0 0 130 128" svg:d="M108 15c-15 5-15 18-15 19 0 4 2 13 14 13 11 0 20-10 20-21 0-15-14-26-39-26-57 0-88 43-88 80 0 25 16 48 59 48 7 0 27 0 44-7 16-6 27-17 27-21 0-2-5-7-7-7s-2 1-4 3c-15 16-38 22-59 22-18 0-28-9-28-26 0-10 7-43 16-59 11-19 28-23 40-23 4 0 13 0 20 5z">
              <text:p/>
            </draw:path>
            <draw:path draw:style-name="gr10" draw:text-style-name="P8" draw:layer="layout" svg:width="0.104cm" svg:height="0.137cm" svg:x="1.572cm" svg:y="25.449cm" svg:viewBox="0 0 105 138" svg:d="M30 0c-10 1-20 2-30 2 0 3 0 5 0 8 14 0 14 0 14 11 0 38 0 76 0 114 3 0 5 0 8 0 2-3 4-7 6-11 8 10 18 14 29 14 25 0 48-20 48-45 0-24-20-44-46-44-12 0-22 5-29 12 0-20 0-41 0-61zM30 70c6-9 16-15 28-15 11 0 19 6 23 12s6 14 6 26c0 5 0 19-8 29-8 9-18 10-23 10-16 0-24-12-26-16 0-16 0-31 0-46z">
              <text:p/>
            </draw:path>
            <draw:path draw:style-name="gr10" draw:text-style-name="P8" draw:layer="layout" svg:width="0.059cm" svg:height="0.131cm" svg:x="1.571cm" svg:y="25.639cm" svg:viewBox="0 0 60 132" svg:d="M54 7c0-3-2-7-7-7s-11 5-11 10c0 4 2 8 8 8s10-5 10-11zM14 107c0 2-1 5-1 8 0 9 8 17 18 17 20 0 29-28 29-31 0-2-3-2-3-2-4 0-4 1-4 3-4 16-13 24-21 24-4 0-5-2-5-6 0-5 2-9 3-13 2-6 4-11 7-16 1-5 9-22 9-25 1-1 1-4 1-6 0-9-7-17-18-17-19 0-29 27-29 30s3 3 4 3c2 0 2-1 3-3 5-17 14-24 21-24 3 0 5 1 5 7 0 4-1 7-6 19-4 11-8 21-13 32z">
              <text:p/>
            </draw:path>
            <draw:path draw:style-name="gr10" draw:text-style-name="P8" draw:layer="layout" svg:width="0.029cm" svg:height="0.119cm" svg:x="1.801cm" svg:y="25.58cm" svg:viewBox="0 0 30 120" svg:d="M30 14c0-8-7-14-16-14-8 0-14 6-14 14 0 9 6 15 14 15 9 0 16-6 16-15zM30 105c0-8-7-14-16-14-8 0-14 6-14 14 0 9 6 15 14 15 9 0 16-6 16-15z">
              <text:p/>
            </draw:path>
          </draw:g>
        </draw:g>
        <draw:frame draw:style-name="gr83" draw:text-style-name="P19" draw:layer="layout" svg:width="1.018cm" svg:height="1.589cm" svg:x="1.906cm" svg:y="25.513cm">
          <draw:text-box>
            <text:p text:style-name="P18"><text:span text:style-name="T3">011(3)</text:span></text:p>
            <text:p text:style-name="P18"><text:span text:style-name="T3">100(4)</text:span></text:p>
            <text:p text:style-name="P18"><text:span text:style-name="T3">010(2)</text:span></text:p>
            <text:p text:style-name="P18"><text:span text:style-name="T3">011(3)</text:span></text:p>
            <text:p text:style-name="P18"><text:span text:style-name="T3">110(6)</text:span></text:p>
            <text:p text:style-name="P18"><text:span text:style-name="T3">100(4)</text:span></text:p>
          </draw:text-box>
        </draw:frame>
        <draw:line draw:style-name="gr1" draw:text-style-name="P1" draw:layer="layout" svg:x1="1.5cm" svg:y1="25.002cm" svg:x2="8.4cm" svg:y2="25.002cm">
          <text:p/>
        </draw:line>
        <draw:g draw:style-name="gr9">
          <svg:title>TexMaths</svg:title>
          <svg:desc>8§display§\bm{s}_i:§svg§600§TRUE§</svg:desc>
          <draw:g>
            <draw:path draw:style-name="gr10" draw:text-style-name="P8" draw:layer="layout" svg:width="0.116cm" svg:height="0.128cm" svg:x="4.932cm" svg:y="25.5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10" draw:text-style-name="P8" draw:layer="layout" svg:width="0.058cm" svg:height="0.131cm" svg:x="5.074cm" svg:y="25.5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10" draw:text-style-name="P8" draw:layer="layout" svg:width="0.029cm" svg:height="0.12cm" svg:x="5.26cm" svg:y="25.5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84" draw:text-style-name="P19" draw:layer="layout" svg:width="1.695cm" svg:height="1.589cm" svg:x="5.406cm" svg:y="25.512cm">
          <draw:text-box>
            <text:p text:style-name="P18"><text:span text:style-name="T3">(</text:span><text:span text:style-name="T8">0</text:span><text:span text:style-name="T3">,3)=3400</text:span></text:p>
            <text:p text:style-name="P18"><text:span text:style-name="T3">(</text:span><text:span text:style-name="T8">1</text:span><text:span text:style-name="T3">,4)=0043</text:span></text:p>
            <text:p text:style-name="P18"><text:span text:style-name="T3">(</text:span><text:span text:style-name="T8">1</text:span><text:span text:style-name="T3">,2)=0025</text:span></text:p>
            <text:p text:style-name="P18"><text:span text:style-name="T3">(</text:span><text:span text:style-name="T8">0</text:span><text:span text:style-name="T3">,3)=3400</text:span></text:p>
            <text:p text:style-name="P18"><text:span text:style-name="T3">(</text:span><text:span text:style-name="T8">1</text:span><text:span text:style-name="T3">,6)=0061</text:span></text:p>
            <text:p text:style-name="P18"><text:span text:style-name="T3">(</text:span><text:span text:style-name="T8">0</text:span><text:span text:style-name="T3">,4)=4300</text:span></text:p>
          </draw:text-box>
        </draw:frame>
        <draw:polyline draw:style-name="gr85" draw:text-style-name="P1" draw:layer="layout" svg:width="1.199cm" svg:height="0.199cm" svg:x="4.4cm" svg:y="25.3cm" svg:viewBox="0 0 1200 200" draw:points="0,0 1200,0 1200,200">
          <text:p/>
        </draw:polyline>
        <draw:line draw:style-name="gr44" draw:text-style-name="P1" draw:layer="layout" svg:x1="1cm" svg:y1="21.8cm" svg:x2="9.4cm" svg:y2="21.8cm">
          <text:p/>
        </draw:line>
        <draw:g draw:style-name="gr9">
          <svg:title>TexMaths</svg:title>
          <svg:desc>10§display§\phi(x) \!=\!
\mathbbm{1}[ x \!\in\! \{2,3\} ]
\quad
(x \!\in\! \Sigma)§svg§600§TRUE§</svg:desc>
          <draw:g>
            <draw:path draw:style-name="gr10" draw:text-style-name="P8" draw:layer="layout" svg:width="0.183cm" svg:height="0.313cm" svg:x="12.388cm" svg:y="10.864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10" draw:text-style-name="P8" draw:layer="layout" svg:width="0.081cm" svg:height="0.349cm" svg:x="12.615cm" svg:y="10.844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0" draw:text-style-name="P8" draw:layer="layout" svg:width="0.174cm" svg:height="0.158cm" svg:x="12.727cm" svg:y="10.952cm" svg:viewBox="0 0 175 159" svg:d="M107 49c3-9 11-41 35-41 2 0 10 0 18 4-10 2-17 11-17 19 0 6 4 13 13 13 8 0 19-7 19-21 0-18-20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10" draw:text-style-name="P8" draw:layer="layout" svg:width="0.08cm" svg:height="0.349cm" svg:x="12.938cm" svg:y="10.844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10" draw:text-style-name="P8" draw:layer="layout" svg:width="0.233cm" svg:height="0.082cm" svg:x="13.113cm" svg:y="10.978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44cm" svg:height="0.231cm" svg:x="13.441cm" svg:y="10.874cm" svg:viewBox="0 0 145 232" svg:d="M85 4c-18 12-45 18-74 18-4 0-7 0-11 0 0 1 0 3 0 5s0 4 0 6c4 0 7 0 11 0 11 0 26-1 32-3 1-1 1-1 2-1 0 30 0 61 0 91 0 71 0 92-1 94-3 6-8 7-26 8-6 0-11 0-17 0 0 2 0 3 0 5s0 3 0 5c24 0 48 0 72 0s48 0 72 0c0-2 0-3 0-5s0-3 0-5c-6 0-11 0-17 0-19-1-24-2-26-8-1-2-2-26-2-107 0-57 0-70 0-105-2-3-7-2-15 2zM85 214c-4 4-17 5-23 1-1 0-2-1-3-2 0-31 0-62 0-94 0-30 0-61 0-92 2-1 5-2 7-3 5-2 11-4 14-6 2-1 4-2 6-3 0 33 0 66 0 98 1 90 0 99-1 101z">
              <text:p/>
            </draw:path>
            <draw:path draw:style-name="gr10" draw:text-style-name="P8" draw:layer="layout" svg:width="0.047cm" svg:height="0.349cm" svg:x="13.659cm" svg:y="10.844cm" svg:viewBox="0 0 48 350" svg:d="M48 350c0-5 0-9 0-14-11 0-23 0-34 0 0-107 0-215 0-322 11 0 23 0 34 0 0-5 0-9 0-14-16 0-32 0-48 0 0 117 0 233 0 350 16 0 32 0 48 0z">
              <text:p/>
            </draw:path>
            <draw:path draw:style-name="gr10" draw:text-style-name="P8" draw:layer="layout" svg:width="0.174cm" svg:height="0.158cm" svg:x="13.726cm" svg:y="10.952cm" svg:viewBox="0 0 175 159" svg:d="M107 49c2-9 10-41 35-41 1 0 10 0 17 4-10 2-17 11-17 19 0 6 4 13 14 13 7 0 19-7 19-21 0-18-21-23-33-23-20 0-33 19-37 27-9-23-28-27-38-27-37 0-57 45-57 54 0 4 4 4 5 4 2 0 4-1 4-4 12-37 35-46 47-46 7 0 19 3 19 23 0 11-6 35-19 84-5 22-18 36-33 36-2 0-10 0-18-4 9-2 17-9 17-19s-8-12-13-12c-11 0-19 9-19 20 0 16 17 23 33 23 23 0 35-25 36-27 5 13 17 27 38 27 37 0 57-45 57-54 0-3-3-3-5-3-3 0-3 1-4 3-12 38-36 46-47 46-14 0-19-11-19-23 0-8 2-15 6-31s8-32 12-48z">
              <text:p/>
            </draw:path>
            <draw:path draw:style-name="gr10" draw:text-style-name="P8" draw:layer="layout" svg:width="0.175cm" svg:height="0.201cm" svg:x="13.984cm" svg:y="10.918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10" draw:text-style-name="P8" draw:layer="layout" svg:width="0.124cm" svg:height="0.349cm" svg:x="14.254cm" svg:y="10.844cm" svg:viewBox="0 0 125 350" svg:d="M74 47c0-14 9-37 47-39 2 0 4-2 4-4 0-4-3-4-7-4-35 0-67 18-68 44 0 26 0 53 0 80 0 14 0 25-14 36-12 11-25 11-33 12-2 0-3 1-3 3 0 4 2 4 5 4 24 2 41 13 44 31 1 3 1 4 1 17 0 23 0 46 0 69 0 15 0 26 17 39 14 11 37 15 51 15 4 0 7 0 7-4s-2-4-6-4c-22-1-39-13-44-30-1-4-1-4-1-17 0-24 0-49 0-74 0-16-3-22-14-32-7-7-18-11-27-14 28-8 41-24 41-44 0-28 0-56 0-84z">
              <text:p/>
            </draw:path>
            <draw:path draw:style-name="gr10" draw:text-style-name="P8" draw:layer="layout" svg:width="0.139cm" svg:height="0.231cm" svg:x="14.422cm" svg:y="10.874cm" svg:viewBox="0 0 140 232" svg:d="M27 205c12-12 25-23 37-35 55-48 76-67 76-102 0-40-32-68-74-68-40 0-66 32-66 63 0 20 17 20 18 20 6 0 19-4 19-19 0-9-7-18-19-18-3 0-3 0-4 0 8-23 27-35 47-35 32 0 47 28 47 57 0 28-17 55-37 77-22 25-45 49-67 74-4 4-4 5-4 13 43 0 87 0 130 0 3-20 7-40 10-60-3 0-6 0-9 0-1 11-4 25-7 30-3 3-26 3-34 3-21 0-42 0-63 0z">
              <text:p/>
            </draw:path>
            <draw:path draw:style-name="gr10" draw:text-style-name="P8" draw:layer="layout" svg:width="0.04cm" svg:height="0.104cm" svg:x="14.609cm" svg:y="11.069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8" draw:layer="layout" svg:width="0.145cm" svg:height="0.239cm" svg:x="14.75cm" svg:y="10.874cm" svg:viewBox="0 0 146 240" svg:d="M87 110c29-10 49-34 49-62 0-29-31-48-64-48-36 0-63 21-63 47 0 12 8 19 18 19 11 0 18-8 18-18 0-18-16-18-22-18 11-17 35-22 47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  <draw:path draw:style-name="gr10" draw:text-style-name="P8" draw:layer="layout" svg:width="0.124cm" svg:height="0.349cm" svg:x="14.936cm" svg:y="10.844cm" svg:viewBox="0 0 125 350" svg:d="M51 303c0 14-9 37-48 39-1 0-3 2-3 4 0 4 4 4 7 4 34 0 67-17 67-44 0-26 0-53 0-80 0-14 0-25 14-36 13-10 26-10 34-11 1 0 3-1 3-4s-2-3-6-3c-23-2-40-14-44-32-1-3-1-4-1-17 0-23 0-46 0-69 0-15 0-26-17-39-14-11-38-15-50-15-3 0-7 0-7 4s2 4 6 4c22 1 39 13 44 30 1 4 1 4 1 17 0 24 0 49 0 74 0 16 3 22 14 33 7 7 17 11 27 13-29 9-41 24-41 44 0 28 0 56 0 84z">
              <text:p/>
            </draw:path>
            <draw:path draw:style-name="gr10" draw:text-style-name="P8" draw:layer="layout" svg:width="0.047cm" svg:height="0.349cm" svg:x="15.094cm" svg:y="10.844cm" svg:viewBox="0 0 48 350" svg:d="M48 0c-16 0-32 0-48 0 0 5 0 9 0 14 11 0 23 0 34 0 0 107 0 215 0 322-11 0-23 0-34 0 0 5 0 9 0 14 16 0 32 0 48 0 0-117 0-233 0-350z">
              <text:p/>
            </draw:path>
            <draw:path draw:style-name="gr10" draw:text-style-name="P8" draw:layer="layout" svg:width="0.081cm" svg:height="0.349cm" svg:x="15.57cm" svg:y="10.844cm" svg:viewBox="0 0 82 350" svg:d="M82 346c0-1 0-1-6-7-44-45-55-111-55-164 0-61 13-122 56-165 5-5 5-5 5-6 0-3-2-4-4-4-3 0-35 24-55 69-18 38-23 77-23 106 0 27 4 69 24 109 21 43 51 66 54 66 2 0 4-1 4-4z">
              <text:p/>
            </draw:path>
            <draw:path draw:style-name="gr10" draw:text-style-name="P8" draw:layer="layout" svg:width="0.174cm" svg:height="0.158cm" svg:x="15.682cm" svg:y="10.952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10" draw:text-style-name="P8" draw:layer="layout" svg:width="0.175cm" svg:height="0.201cm" svg:x="15.941cm" svg:y="10.918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10" draw:text-style-name="P8" draw:layer="layout" svg:width="0.213cm" svg:height="0.237cm" svg:x="16.205cm" svg:y="10.868cm" svg:viewBox="0 0 214 238" svg:d="M111 125c3-4 3-5 3-6 0-2-1-3-2-5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  <draw:path draw:style-name="gr10" draw:text-style-name="P8" draw:layer="layout" svg:width="0.081cm" svg:height="0.349cm" svg:x="16.459cm" svg:y="10.844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 draw:style-name="gr9">
          <svg:title>TexMaths</svg:title>
          <svg:desc>8§display§\prod_{j=0}^{r-1}
p
\left(
\bm{x}^j_i 
\middle| 
\bm{c}^{\rm a}_i, \bm{c}^{\rm b}_i
\right)
=
\prod_{j=0}^{r-1}
p
\left(
\bm{b}^j_i 
\middle| 
\bm{c}^{\rm a}_i 
\right)
p
\left(
\bm{x}^j_i
\middle|
\bm{b}^j_i, \bm{c}^{\rm b}_i
\right)
=
\prod_{j=0}^{r-1}
p
\left(
\bm{b}^j_i 
\middle| 
\bm{c}^{\rm a}_i 
\right)
\prod_{t=0}^{\nu-1}
p
\left(
x^j_{i,t}
\middle|
b^j_{i,t}, \bm{c}^{\rm b}_{i,t}
\right)§svg§600§TRUE§</svg:desc>
          <draw:g>
            <draw:path draw:style-name="gr10" draw:text-style-name="P8" draw:layer="layout" svg:width="0.09cm" svg:height="0.088cm" svg:x="9.836cm" svg:y="23.712cm" svg:viewBox="0 0 91 89" svg:d="M37 47c0-1 5-19 5-20s6-11 12-16c3-1 8-5 16-5 2 0 8 0 11 2-6 2-8 7-8 11s3 7 7 7 11-4 11-12c0-10-10-14-21-14-10 0-19 4-28 14-3-12-15-14-20-14-7 0-12 4-15 10-5 8-7 19-7 20 0 3 2 3 3 3 3 0 3-1 4-7 3-12 7-20 15-20 5 0 7 4 7 9 0 3-2 11-3 16-2 5-4 14-5 18-2 8-4 17-7 25 0 3-1 8-1 8 0 4 3 7 6 7s7-2 9-6c0-1 2-10 3-15 2-7 4-14 6-21z">
              <text:p/>
            </draw:path>
            <draw:path draw:style-name="gr10" draw:text-style-name="P8" draw:layer="layout" svg:width="0.132cm" svg:height="0.009cm" svg:x="9.958cm" svg:y="23.745cm" svg:viewBox="0 0 133 10" svg:d="M125 10c3 0 8 0 8-5s-4-5-8-5c-39 0-78 0-117 0-3 0-8 0-8 5s5 5 8 5c39 0 78 0 117 0z">
              <text:p/>
            </draw:path>
            <draw:path draw:style-name="gr10" draw:text-style-name="P8" draw:layer="layout" svg:width="0.07cm" svg:height="0.129cm" svg:x="10.134cm" svg:y="23.668cm" svg:viewBox="0 0 71 130" svg:d="M44 6c0-6 0-6-6-6-12 12-30 13-38 13 0 2 0 5 0 7 5 0 18 0 28-6 0 34 0 67 0 100 0 7 0 9-19 9-3 0-5 0-7 0 0 3 0 5 0 7 3 0 27 0 34 0 6 0 31 0 35 0 0-2 0-4 0-7-2 0-5 0-7 0-20 0-20-2-20-9 0-36 0-72 0-108z">
              <text:p/>
            </draw:path>
            <draw:path draw:style-name="gr10" draw:text-style-name="P8" draw:layer="layout" svg:width="0.327cm" svg:height="0.392cm" svg:x="9.861cm" svg:y="23.883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10" draw:text-style-name="P8" draw:layer="layout" svg:width="0.085cm" svg:height="0.169cm" svg:x="9.831cm" svg:y="24.351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-1 7-6 25-12 50-18 75z">
              <text:p/>
            </draw:path>
            <draw:path draw:style-name="gr10" draw:text-style-name="P8" draw:layer="layout" svg:width="0.144cm" svg:height="0.052cm" svg:x="9.949cm" svg:y="24.405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0" draw:text-style-name="P8" draw:layer="layout" svg:width="0.09cm" svg:height="0.133cm" svg:x="10.118cm" svg:y="24.351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10" draw:text-style-name="P8" draw:layer="layout" svg:width="0.146cm" svg:height="0.178cm" svg:x="10.262cm" svg:y="24.025cm" svg:viewBox="0 0 147 179" svg:d="M22 158c-2 10-3 12-16 12-3 0-6 0-6 5 0 2 2 4 4 4 7 0 16-2 23-2 10 0 19 2 28 2 2 0 6 0 6-6 0-3-3-3-7-3-14 0-14-2-14-5s11-48 14-55c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10" draw:text-style-name="P8" draw:layer="layout" svg:width="0.106cm" svg:height="0.504cm" svg:x="10.51cm" svg:y="23.826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10" draw:text-style-name="P8" draw:layer="layout" svg:width="0.158cm" svg:height="0.128cm" svg:x="10.638cm" svg:y="24.023cm" svg:viewBox="0 0 159 129" svg:d="M140 14c-10 3-15 12-15 20 0 5 5 12 14 12 10 0 20-8 20-21 0-15-14-25-32-25-16 0-26 12-30 17-7-12-23-17-39-17-35 0-54 34-54 43 0 4 4 4 6 4 4 0 6 0 7-3 9-26 29-34 40-34s16 5 16 14c0 5-4 21-7 30-3 13-6 26-9 40-4 16-15 25-24 25-2 0-8 0-14-5 11-2 15-12 15-19 0-6-4-13-13-13-11 0-21 8-21 22 0 15 15 25 32 25 16 0 26-12 30-17 8 12 23 17 39 17 36 0 55-35 55-44 0-4-5-4-7-4-3 0-6 0-7 4-8 25-28 34-40 34-10 0-16-5-16-14 0-6 4-21 7-31 2-8 9-34 10-39 4-17 14-25 23-25 2 0 8 0 14 4z">
              <text:p/>
            </draw:path>
            <draw:path draw:style-name="gr10" draw:text-style-name="P8" draw:layer="layout" svg:width="0.085cm" svg:height="0.169cm" svg:x="10.813cm" svg:y="23.885cm" svg:viewBox="0 0 86 170" svg:d="M86 7c0-3-3-7-8-7s-11 5-11 10c0 4 3 8 8 8s11-5 11-11zM44 140c-3 13-14 25-25 25-3 0-5-1-7-2 5-2 6-6 6-10s-4-7-7-7c-6 0-11 5-11 11 0 8 7 13 19 13s35-7 41-31c6-23 12-47 18-70 0-3 0-4 0-7 0-11-8-19-20-19-22 0-35 27-35 31 0 2 3 2 3 2 3 0 3-1 4-3 5-12 16-24 27-24 5 0 7 3 7 9 0 3-1 5-1 6-6 25-13 51-19 76z">
              <text:p/>
            </draw:path>
            <draw:path draw:style-name="gr10" draw:text-style-name="P8" draw:layer="layout" svg:width="0.059cm" svg:height="0.132cm" svg:x="10.822cm" svg:y="24.097cm" svg:viewBox="0 0 60 133" svg:d="M54 8c0-3-2-8-8-8-4 0-10 6-10 11 0 3 2 7 7 7 7 0 11-5 11-10zM14 108c0 2-1 5-1 8 0 9 8 17 18 17 20 0 29-27 29-31 0-2-2-1-3-2-3 0-3 1-4 3-5 16-13 24-21 24-4 0-5-2-5-7 0-4 1-8 3-12 2-6 4-11 7-16 1-5 9-22 9-25 0-2 1-5 1-6 0-10-8-17-18-17-20 0-29 26-29 30 0 3 2 2 3 3 3 0 3-2 4-3 5-17 14-24 21-24 3 0 5 1 5 6s-1 8-6 20c-4 11-8 21-13 32z">
              <text:p/>
            </draw:path>
            <draw:path draw:style-name="gr10" draw:text-style-name="P8" draw:layer="layout" svg:width="0.011cm" svg:height="0.18cm" svg:x="10.972cm" svg:y="23.821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0.972cm" svg:y="23.989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011cm" svg:height="0.179cm" svg:x="10.972cm" svg:y="24.158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129cm" svg:height="0.128cm" svg:x="11.038cm" svg:y="24.023cm" svg:viewBox="0 0 130 129" svg:d="M108 15c-14 5-15 19-15 19 0 4 2 13 14 13s20-9 20-21c0-15-14-26-39-26-57 0-88 43-88 80 0 26 16 49 59 49 8 0 27 0 44-7 16-6 27-18 27-21s-4-7-6-7-2 0-5 3c-15 16-37 22-59 22-18 0-28-9-28-26 0-10 7-44 16-59 11-19 28-24 40-24 4 0 13 0 20 5z">
              <text:p/>
            </draw:path>
            <draw:path draw:style-name="gr10" draw:text-style-name="P8" draw:layer="layout" svg:width="0.097cm" svg:height="0.089cm" svg:x="11.18cm" svg:y="23.946cm" svg:viewBox="0 0 98 90" svg:d="M77 34c0-10 0-17-9-24s-18-10-30-10c-18 0-32 7-32 19 0 6 5 10 10 10 6 0 10-4 10-10 0-3-2-7-8-9 8-4 19-4 20-4 11 0 23 7 23 23 0 2 0 4 0 6-11 0-23 1-38 7-17 6-23 16-23 25 0 18 20 23 34 23 16 0 25-9 29-17 1 8 7 16 15 16 1 0 20 0 20-19 0-4 0-7 0-11-3 0-5 0-7 0 0 4 0 7 0 11 0 1 0 11-7 11s-7-9-7-12c0-12 0-23 0-35zM61 60c0 18-16 24-25 24-10 0-20-6-20-17 0-10 10-25 45-27 0 7 0 13 0 20z">
              <text:p/>
            </draw:path>
            <draw:path draw:style-name="gr10" draw:text-style-name="P8" draw:layer="layout" svg:width="0.058cm" svg:height="0.132cm" svg:x="11.179cm" svg:y="24.089cm" svg:viewBox="0 0 59 133" svg:d="M54 8c0-3-2-8-8-8-5 0-11 6-11 11 0 3 3 7 8 7 6 0 11-5 11-10zM14 107c0 3-2 6-2 9 0 9 8 17 19 17 19 0 28-27 28-31 0-2-2-2-3-2-2 0-2 1-3 3-5 16-14 24-21 24-4 0-6-2-6-7 0-4 2-8 4-13s4-10 6-15 9-23 10-25c0-2 1-5 1-6 0-10-8-17-19-17-19 0-28 26-28 30 0 3 2 3 3 3 3 0 3-2 3-3 6-17 15-24 22-24 3 0 5 1 5 6s-2 8-7 20c-4 10-8 21-12 31z">
              <text:p/>
            </draw:path>
            <draw:path draw:style-name="gr10" draw:text-style-name="P8" draw:layer="layout" svg:width="0.032cm" svg:height="0.083cm" svg:x="11.32cm" svg:y="24.12cm" svg:viewBox="0 0 33 84" svg:d="M33 30c0-19-7-30-18-30-9 0-15 7-15 15 0 7 6 15 15 15 3 0 7-1 10-4 1 0 1 0 1 0 0 1 0 0 0 4 0 20-9 37-18 47-3 3-3 3-3 4 0 2 1 3 2 3 3 0 26-22 26-54z">
              <text:p/>
            </draw:path>
            <draw:path draw:style-name="gr10" draw:text-style-name="P8" draw:layer="layout" svg:width="0.13cm" svg:height="0.128cm" svg:x="11.433cm" svg:y="24.023cm" svg:viewBox="0 0 131 129" svg:d="M108 15c-14 5-15 19-15 19 0 4 3 13 14 13 12 0 20-9 20-21 0-15-14-26-39-26-56 0-88 43-88 80 0 26 16 49 60 49 7 0 26 0 43-7 17-6 28-18 28-21s-5-7-7-7-2 0-4 3c-15 16-38 22-60 22-18 0-27-9-27-26 0-10 7-44 15-59 11-19 29-24 41-24 3 0 12 0 19 5z">
              <text:p/>
            </draw:path>
            <draw:path draw:style-name="gr10" draw:text-style-name="P8" draw:layer="layout" svg:width="0.105cm" svg:height="0.137cm" svg:x="11.574cm" svg:y="23.897cm" svg:viewBox="0 0 106 138" svg:d="M30 0c-10 1-20 1-30 2 0 2 0 4 0 7 14 0 15 1 15 12 0 38 0 77 0 115 2 0 4 0 7 0 2-4 4-8 7-12 7 10 18 14 29 14 25 0 48-20 48-44s-20-44-46-44c-12 0-23 4-30 12 0-21 0-41 0-62zM30 70c6-8 17-15 28-15 12 0 20 7 24 12 4 6 6 14 6 27 0 4 0 19-8 28s-18 11-23 11c-16 0-24-13-27-17 0-15 0-30 0-46z">
              <text:p/>
            </draw:path>
            <draw:path draw:style-name="gr10" draw:text-style-name="P8" draw:layer="layout" svg:width="0.059cm" svg:height="0.132cm" svg:x="11.574cm" svg:y="24.089cm" svg:viewBox="0 0 60 133" svg:d="M54 8c0-3-2-8-8-8-4 0-10 6-10 11 0 3 2 7 7 7 7 0 11-5 11-10zM14 107c0 3-1 6-1 9 0 9 8 17 18 17 20 0 29-27 29-31 0-2-2-1-3-2-3 0-3 1-4 3-5 16-14 24-21 24-4 0-5-2-5-7 0-4 1-8 3-13s4-10 7-15c1-5 9-23 9-25s1-5 1-6c0-10-8-17-18-17-20 0-29 26-29 30 0 3 2 3 3 3 3 0 3-2 4-3 5-17 14-24 21-24 3 0 5 1 5 6s-1 8-7 20c-4 10-8 21-12 31z">
              <text:p/>
            </draw:path>
            <draw:path draw:style-name="gr10" draw:text-style-name="P8" draw:layer="layout" svg:width="0.105cm" svg:height="0.504cm" svg:x="11.713cm" svg:y="23.826cm" svg:viewBox="0 0 106 505" svg:d="M106 253c0-81-18-167-73-230-4-4-15-15-22-21-1-2-2-2-5-2-4 0-6 0-6 3 0 1 1 3 2 3 9 10 24 25 42 56 30 54 42 123 42 191 0 122-34 196-85 247 0 1-1 2-1 3 0 2 2 2 6 2 3 0 4 0 6-1 26-24 57-63 76-122 13-38 18-84 18-129z">
              <text:p/>
            </draw:path>
            <draw:path draw:style-name="gr10" draw:text-style-name="P8" draw:layer="layout" svg:width="0.186cm" svg:height="0.065cm" svg:x="11.964cm" svg:y="24.046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10" draw:text-style-name="P8" draw:layer="layout" svg:width="0.091cm" svg:height="0.088cm" svg:x="12.255cm" svg:y="23.712cm" svg:viewBox="0 0 92 89" svg:d="M37 47c1-1 5-19 5-20s7-11 12-16c3-1 8-5 16-5 3 0 8 0 12 2-7 2-9 7-9 11s3 7 8 7 11-4 11-12c0-10-11-14-21-14s-19 4-28 14c-4-12-16-14-20-14-8 0-13 4-16 10-4 8-7 19-7 20 0 3 2 2 3 3 3 0 3-1 5-7 3-12 6-20 14-20 5 0 7 4 7 9 0 3-2 11-3 16-2 5-4 14-4 18-3 8-5 17-7 25-1 3-2 8-2 8 0 4 4 7 7 7 2 0 6-2 8-6 1-1 2-10 4-15 2-7 3-14 5-21z">
              <text:p/>
            </draw:path>
            <draw:path draw:style-name="gr10" draw:text-style-name="P8" draw:layer="layout" svg:width="0.133cm" svg:height="0.009cm" svg:x="12.377cm" svg:y="23.745cm" svg:viewBox="0 0 134 10" svg:d="M126 10c3 0 8 0 8-5s-5-5-8-5c-40 0-79 0-118 0-3 0-8 0-8 5s5 5 8 5c39 0 78 0 118 0z">
              <text:p/>
            </draw:path>
            <draw:path draw:style-name="gr10" draw:text-style-name="P8" draw:layer="layout" svg:width="0.071cm" svg:height="0.129cm" svg:x="12.553cm" svg:y="23.668cm" svg:viewBox="0 0 72 130" svg:d="M45 6c0-6-1-6-7-6-12 12-30 13-38 13 0 2 0 5 0 7 5 0 18 0 29-6 0 34 0 67 0 100 0 7 0 9-20 9-3 0-5 0-7 0 0 3 0 5 0 7 3 0 28 0 35 0 5 0 30 0 35 0 0-2 0-4 0-7-3 0-5 0-8 0-19 0-19-2-19-9 0-36 0-72 0-108z">
              <text:p/>
            </draw:path>
            <draw:path draw:style-name="gr10" draw:text-style-name="P8" draw:layer="layout" svg:width="0.326cm" svg:height="0.392cm" svg:x="12.281cm" svg:y="23.883cm" svg:viewBox="0 0 327 393" svg:d="M327 393c0-6 0-11 0-16-37 0-45-12-45-30 0-101 0-201 0-301 0-19 8-31 45-31 0-5 0-10 0-15-109 0-218 0-327 0 0 5 0 10 0 15 37 0 46 13 46 31 0 100 0 200 0 301 0 18-9 30-46 30 0 5 0 10 0 16 45 0 90 0 135 0 0-6 0-11 0-16-37 0-46-12-46-30 0-111 0-221 0-332 50 0 100 0 149 0 0 111 0 221 0 332 0 18-9 30-46 30 0 5 0 10 0 16 45 0 90 0 135 0z">
              <text:p/>
            </draw:path>
            <draw:path draw:style-name="gr10" draw:text-style-name="P8" draw:layer="layout" svg:width="0.085cm" svg:height="0.169cm" svg:x="12.25cm" svg:y="24.351cm" svg:viewBox="0 0 86 170" svg:d="M86 7c0-3-2-7-7-7-6 0-11 6-11 10s2 8 8 8c5 0 10-5 10-11zM45 140c-3 13-14 25-25 25-3 0-6 0-7-1 5-3 6-7 6-11s-4-7-8-7c-5 0-11 6-11 12 0 7 8 12 20 12s34-7 41-31c6-23 12-47 17-70 1-3 1-4 1-7 0-11-9-19-21-19-21 0-34 28-34 31 0 2 2 2 3 2 3 0 3-1 4-3 5-11 15-24 27-24 4 0 7 3 7 9 0 3-1 5-1 7-6 25-13 50-19 75z">
              <text:p/>
            </draw:path>
            <draw:path draw:style-name="gr10" draw:text-style-name="P8" draw:layer="layout" svg:width="0.144cm" svg:height="0.052cm" svg:x="12.368cm" svg:y="24.405cm" svg:viewBox="0 0 145 53" svg:d="M138 10c3 0 7 0 7-5s-5-5-7-5c-44 0-87 0-131 0-2 0-7 0-7 5s5 5 7 5c44 0 87 0 131 0zM138 53c2 0 7 0 7-5s-4-5-7-5c-44 0-87 0-131 0-2 0-7 0-7 5s5 5 7 5c44 0 87 0 131 0z">
              <text:p/>
            </draw:path>
            <draw:path draw:style-name="gr10" draw:text-style-name="P8" draw:layer="layout" svg:width="0.091cm" svg:height="0.133cm" svg:x="12.537cm" svg:y="24.351cm" svg:viewBox="0 0 92 134" svg:d="M92 67c0-21-3-37-12-50-6-10-18-17-34-17-46 0-46 53-46 67s0 67 46 67 46-52 46-67zM46 129c-9 0-21-6-25-22-3-11-3-28-3-42 0-15 0-29 4-40 4-15 16-20 24-20 11 0 21 7 24 18 4 11 4 25 4 42 0 14 0 29-3 41-4 18-17 23-25 23z">
              <text:p/>
            </draw:path>
            <draw:path draw:style-name="gr10" draw:text-style-name="P8" draw:layer="layout" svg:width="0.145cm" svg:height="0.178cm" svg:x="12.682cm" svg:y="24.025cm" svg:viewBox="0 0 146 179" svg:d="M22 158c-3 10-4 12-16 12-3 0-6 0-6 5 0 2 2 4 3 4 8 0 16-2 24-2 9 0 19 2 28 2 1 0 5 0 5-6 0-3-3-3-6-3-15 0-15-2-15-5s12-48 14-55c4 8 12 17 26 17 32 0 67-41 67-82 0-27-16-45-37-45-14 0-27 10-37 21-2-15-14-21-25-21-13 0-18 11-21 16-5 10-8 26-8 27 0 3 2 3 3 3 3 0 3 0 5-6 4-20 10-34 20-34 5 0 9 3 9 13 0 7-1 10-2 15-11 41-21 83-31 124zM71 37c2-8 10-16 15-20 9-9 17-11 22-11 11 0 18 10 18 27s-9 49-14 59c-10 20-23 30-34 30-18 0-22-24-22-26 0-1 0-1 1-4 5-18 9-37 14-55z">
              <text:p/>
            </draw:path>
            <draw:path draw:style-name="gr10" draw:text-style-name="P8" draw:layer="layout" svg:width="0.105cm" svg:height="0.504cm" svg:x="12.93cm" svg:y="23.826cm" svg:viewBox="0 0 106 505" svg:d="M94 502c0 1 3 3 4 3s3 0 5 0c1 0 3 0 3-2s0-2 0-3c-11-10-26-25-44-56-30-54-41-123-41-191 0-124 36-198 85-247 0-1 0-2 0-3 0-3-1-3-4-3-4 0-5 0-8 2-26 24-56 63-76 122-12 37-18 82-18 129 0 66 12 142 56 207 7 11 18 22 18 23 3 3 7 7 9 9 4 4 7 7 11 10z">
              <text:p/>
            </draw:path>
            <draw:path draw:style-name="gr10" draw:text-style-name="P8" draw:layer="layout" svg:width="0.126cm" svg:height="0.196cm" svg:x="13.062cm" svg:y="23.955cm" svg:viewBox="0 0 127 197" svg:d="M64 10c1-4 1-4 1-5 0-4-3-5-6-5-1 0-1 0-2 0-12 1-24 1-36 2-4 0-9 0-9 8 0 5 5 5 7 5 3 0 8 0 12 1-2 10-5 22-8 32-6 26-13 52-20 78-3 16-3 19-3 25 0 36 26 46 47 46 51 0 80-46 80-83 0-35-25-46-49-46-13 0-24 5-31 9 6-23 11-45 17-67zM48 187c-11 0-20-6-20-24 0-9 2-19 5-28 2-10 7-29 9-38 1-5 17-19 35-19 17 0 18 15 18 21 0 15-9 49-13 60-10 23-26 28-34 28z">
              <text:p/>
            </draw:path>
            <draw:path draw:style-name="gr10" draw:text-style-name="P8" draw:layer="layout" svg:width="0.085cm" svg:height="0.169cm" svg:x="13.193cm" svg:y="23.885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10" draw:text-style-name="P8" draw:layer="layout" svg:width="0.058cm" svg:height="0.132cm" svg:x="13.203cm" svg:y="24.097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10" draw:text-style-name="P8" draw:layer="layout" svg:width="0.011cm" svg:height="0.18cm" svg:x="13.352cm" svg:y="23.821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3.352cm" svg:y="23.989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011cm" svg:height="0.179cm" svg:x="13.352cm" svg:y="24.158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129cm" svg:height="0.128cm" svg:x="13.419cm" svg:y="24.023cm" svg:viewBox="0 0 130 129" svg:d="M108 15c-15 5-15 19-15 19 0 4 2 13 14 13 11 0 20-9 20-21 0-15-14-26-39-26-57 0-88 43-88 80 0 26 15 49 59 49 7 0 27 0 44-7 16-6 27-18 27-21s-4-7-7-7c-1 0-1 0-4 3-15 16-37 22-59 22-18 0-28-9-28-26 0-10 7-44 16-59 11-19 28-24 40-24 4 0 13 0 20 5z">
              <text:p/>
            </draw:path>
            <draw:path draw:style-name="gr10" draw:text-style-name="P8" draw:layer="layout" svg:width="0.097cm" svg:height="0.089cm" svg:x="13.561cm" svg:y="23.946cm" svg:viewBox="0 0 98 90" svg:d="M77 34c0-10 0-17-10-24-8-7-17-10-29-10-18 0-32 7-32 19 0 6 5 10 10 10 6 0 10-4 10-10 0-3-2-7-8-9 8-4 19-4 20-4 11 0 23 7 23 23 0 2 0 4 0 6-11 0-23 1-38 7-18 6-23 16-23 25 0 18 20 23 34 23 16 0 25-9 29-17 1 8 7 16 15 16 7-7 20 0 20-19 0-4 0-7 0-11-3 0-5 0-7 0 0 4 0 7 0 11 0 1 0 11-7 11s-7-9-7-12c0-12 0-23 0-35zM61 60c0 18-16 24-25 24-10 0-20-6-20-17 0-10 10-25 45-27 0 7 0 13 0 20z">
              <text:p/>
            </draw:path>
            <draw:path draw:style-name="gr10" draw:text-style-name="P8" draw:layer="layout" svg:width="0.058cm" svg:height="0.132cm" svg:x="13.559cm" svg:y="24.089cm" svg:viewBox="0 0 59 133" svg:d="M54 8c0-3-2-8-8-8-5 0-11 6-11 11 0 3 3 7 8 7 6 0 11-5 11-10zM14 107c0 3-2 6-2 9 0 9 8 17 19 17 19 0 28-27 28-31 0-2-2-2-3-2-2 0-3 1-4 3-4 16-13 24-21 24-4 0-5-2-5-7 0-4 2-8 4-13s4-10 6-15 9-23 10-25c0-2 1-5 1-6 0-10-8-17-19-17-19 0-28 26-28 30 0 3 2 3 3 3 3 0 3-2 3-3 6-17 14-24 21-24 3 0 6 1 6 6s-2 8-7 20c-4 10-8 21-12 31z">
              <text:p/>
            </draw:path>
            <draw:path draw:style-name="gr10" draw:text-style-name="P8" draw:layer="layout" svg:width="0.106cm" svg:height="0.504cm" svg:x="13.686cm" svg:y="23.826cm" svg:viewBox="0 0 107 505" svg:d="M107 253c0-81-19-167-74-230-4-4-15-15-21-21-2-2-2-2-6-2s-6 0-6 3c0 1 1 2 2 3 9 10 24 25 42 56 30 54 42 123 42 191 0 122-34 196-84 247-1 1-2 2-2 3 0 2 2 2 6 2s4 0 6-1c27-24 57-63 77-122 12-38 18-84 18-129z">
              <text:p/>
            </draw:path>
            <draw:path draw:style-name="gr10" draw:text-style-name="P8" draw:layer="layout" svg:width="0.145cm" svg:height="0.178cm" svg:x="13.882cm" svg:y="24.025cm" svg:viewBox="0 0 146 179" svg:d="M22 158c-3 10-4 12-16 12-3 0-6 0-6 5 0 2 2 4 3 4 8 0 16-2 24-2 10 0 19 2 28 2 1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2-24-22-26 1-1 0-1 2-4 4-18 9-37 13-55z">
              <text:p/>
            </draw:path>
            <draw:path draw:style-name="gr10" draw:text-style-name="P8" draw:layer="layout" svg:width="0.105cm" svg:height="0.504cm" svg:x="14.13cm" svg:y="23.826cm" svg:viewBox="0 0 106 505" svg:d="M94 502c0 1 3 3 4 3s3 0 5 0c1 0 3 0 3-2s0-2 0-3c-11-10-26-25-44-56-29-54-41-123-41-191 0-124 36-198 85-247 0-1 0-2 0-3 0-3-1-3-4-3-4 0-5 0-8 2-26 24-56 63-76 122-12 37-18 82-18 129 0 66 12 142 56 207 8 11 18 22 18 23 3 3 7 7 9 9 4 4 7 7 11 10z">
              <text:p/>
            </draw:path>
            <draw:path draw:style-name="gr10" draw:text-style-name="P8" draw:layer="layout" svg:width="0.158cm" svg:height="0.128cm" svg:x="14.258cm" svg:y="24.023cm" svg:viewBox="0 0 159 129" svg:d="M140 14c-10 3-15 12-15 20 0 5 5 12 13 12 11 0 21-8 21-21 0-15-15-25-32-25-16 0-26 12-30 17-7-12-23-17-39-17-36 0-55 34-55 43 0 4 5 4 7 4 4 0 5 0 7-3 8-26 28-34 40-34 10 0 15 5 15 14 0 5-4 21-6 30-4 13-7 26-10 40-4 16-14 25-24 25-1 0-7 0-13-5 10-2 15-12 15-19 0-6-4-13-14-13s-20 8-20 22c0 15 14 25 32 25 16 0 26-12 30-17 7 12 23 17 39 17 35 0 54-35 54-44 0-4-4-4-6-4-4 0-6 0-7 4-8 25-28 34-40 34-11 0-16-5-16-14 0-6 4-21 7-31 1-8 8-34 9-39 4-17 15-25 24-25 2 0 8 0 14 4z">
              <text:p/>
            </draw:path>
            <draw:path draw:style-name="gr10" draw:text-style-name="P8" draw:layer="layout" svg:width="0.085cm" svg:height="0.169cm" svg:x="14.432cm" svg:y="23.885cm" svg:viewBox="0 0 86 170" svg:d="M86 7c0-3-2-7-8-7-5 0-11 5-11 10 0 4 3 8 8 8 6 0 11-5 11-11zM45 140c-3 13-14 25-26 25-2 0-5-1-7-2 6-2 7-6 7-10s-4-7-8-7c-6 0-11 5-11 11 0 8 8 13 19 13 12 0 35-7 42-31 6-23 12-47 17-70 0-3 1-4 1-7 0-11-9-19-21-19-22 0-35 27-35 31 0 2 3 2 4 2 3 0 3-1 4-3 5-12 15-24 27-24 4 0 6 3 6 9 0 3 0 5-1 6-6 25-12 51-18 76z">
              <text:p/>
            </draw:path>
            <draw:path draw:style-name="gr10" draw:text-style-name="P8" draw:layer="layout" svg:width="0.058cm" svg:height="0.132cm" svg:x="14.442cm" svg:y="24.097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2 3-3 6-17 14-24 21-24 3 0 6 1 6 6s-2 8-7 20c-4 11-8 21-12 32z">
              <text:p/>
            </draw:path>
            <draw:path draw:style-name="gr10" draw:text-style-name="P8" draw:layer="layout" svg:width="0.011cm" svg:height="0.18cm" svg:x="14.591cm" svg:y="23.821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4.591cm" svg:y="23.989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011cm" svg:height="0.179cm" svg:x="14.591cm" svg:y="24.158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127cm" svg:height="0.196cm" svg:x="14.659cm" svg:y="23.955cm" svg:viewBox="0 0 128 197" svg:d="M65 10c1-4 0-4 1-5 0-4-4-5-6-5s-2 0-2 0c-12 1-24 1-36 2-4 0-9 0-9 8 0 5 5 5 7 5 3 0 8 0 11 1-1 10-5 22-7 32-7 26-13 52-20 78-4 16-4 19-4 25 0 36 27 46 48 46 51 0 80-46 80-83 0-35-26-46-49-46-13 0-25 5-31 9 6-23 11-45 17-67zM49 187c-11 0-20-6-20-24 0-9 2-19 5-28 2-10 7-29 9-38 1-5 17-19 35-19 17 0 18 15 18 21 0 15-10 49-14 60-9 23-25 28-33 28z">
              <text:p/>
            </draw:path>
            <draw:path draw:style-name="gr10" draw:text-style-name="P8" draw:layer="layout" svg:width="0.085cm" svg:height="0.169cm" svg:x="14.791cm" svg:y="23.885cm" svg:viewBox="0 0 86 170" svg:d="M86 7c0-3-2-7-8-7-5 0-10 5-10 10 0 4 2 8 7 8 6 0 11-5 11-11zM45 140c-3 13-14 25-26 25-2 0-5-1-7-2 6-2 7-6 7-10s-4-7-8-7c-5 0-11 5-11 11 0 8 8 13 20 13s34-7 41-31c6-23 12-47 17-70 1-3 1-4 1-7 0-11-9-19-21-19-21 0-34 27-34 31 0 2 2 2 3 2 3 0 3-1 4-3 5-12 15-24 27-24 4 0 6 3 6 9 0 3 0 5 0 6-6 25-13 51-19 76z">
              <text:p/>
            </draw:path>
            <draw:path draw:style-name="gr10" draw:text-style-name="P8" draw:layer="layout" svg:width="0.058cm" svg:height="0.132cm" svg:x="14.8cm" svg:y="24.097cm" svg:viewBox="0 0 59 133" svg:d="M54 8c0-3-2-8-8-8-5 0-11 6-11 11 0 3 3 7 8 7 6 0 11-5 11-10zM14 108c0 2-1 5-1 8 0 9 7 17 18 17 20 0 28-27 28-31 0-2-2-2-3-2-2 0-2 1-3 3-5 16-14 24-21 24-4 0-5-2-5-7 0-4 1-8 3-12 2-6 4-11 6-16s9-22 10-25c0-2 1-5 1-6 0-10-8-17-19-17-19 0-28 26-28 30 0 3 2 3 3 3 3 0 3-2 3-3 6-17 15-24 22-24 3 0 5 1 5 6s-2 8-7 20c-4 11-8 21-12 32z">
              <text:p/>
            </draw:path>
            <draw:path draw:style-name="gr10" draw:text-style-name="P8" draw:layer="layout" svg:width="0.032cm" svg:height="0.083cm" svg:x="14.934cm" svg:y="24.12cm" svg:viewBox="0 0 33 84" svg:d="M33 30c0-19-7-30-19-30-8 0-14 7-14 15 0 7 6 15 14 15 4 0 8-1 10-4 2 0 1 0 2 0v4c0 20-9 37-19 47-3 3-3 3-3 4 0 2 2 3 3 3 3 0 26-22 26-54z">
              <text:p/>
            </draw:path>
            <draw:path draw:style-name="gr10" draw:text-style-name="P8" draw:layer="layout" svg:width="0.129cm" svg:height="0.128cm" svg:x="15.047cm" svg:y="24.023cm" svg:viewBox="0 0 130 129" svg:d="M108 15c-15 5-15 19-15 19 0 4 2 13 14 13 11 0 20-9 20-21 0-15-14-26-39-26-57 0-88 43-88 80 0 26 15 49 59 49 7 0 27 0 44-7 16-6 27-18 27-21s-4-7-7-7c-1 0-2 0-4 3-15 16-37 22-59 22-18 0-28-9-28-26 0-10 7-44 16-59 11-19 28-24 40-24 4 0 13 0 20 5z">
              <text:p/>
            </draw:path>
            <draw:path draw:style-name="gr10" draw:text-style-name="P8" draw:layer="layout" svg:width="0.105cm" svg:height="0.137cm" svg:x="15.188cm" svg:y="23.897cm" svg:viewBox="0 0 106 138" svg:d="M30 0c-10 1-20 1-30 2 0 2 0 4 0 7 14 0 14 1 14 12 0 38 0 77 0 115 3 0 5 0 8 0 2-4 4-8 6-12 8 10 18 14 29 14 26 0 49-20 49-44s-21-44-47-44c-12 0-22 4-29 12 0-21 0-41 0-62zM30 70c6-8 16-15 28-15s19 7 23 12c4 6 6 14 6 27 0 4 0 19-8 28s-17 11-23 11c-16 0-23-13-26-17 0-15 0-30 0-46z">
              <text:p/>
            </draw:path>
            <draw:path draw:style-name="gr10" draw:text-style-name="P8" draw:layer="layout" svg:width="0.058cm" svg:height="0.132cm" svg:x="15.188cm" svg:y="24.089cm" svg:viewBox="0 0 59 133" svg:d="M54 8c0-3-2-8-8-8-5 0-11 6-11 11 0 3 3 7 8 7 6 0 11-5 11-10zM14 107c-1 3-2 6-2 9 0 9 8 17 19 17 19 0 28-27 28-31 0-2-2-2-3-2-2 0-3 1-4 3-4 16-13 24-21 24-4 0-5-2-5-7 0-4 2-8 4-13s4-10 6-15 9-23 10-25c0-2 1-5 1-6 0-10-8-17-19-17-19 0-28 26-28 30 0 3 2 3 3 3 3 0 3-2 3-3 6-17 14-24 21-24 3 0 6 1 6 6s-2 8-7 20c-4 10-8 21-12 31z">
              <text:p/>
            </draw:path>
            <draw:path draw:style-name="gr10" draw:text-style-name="P8" draw:layer="layout" svg:width="0.106cm" svg:height="0.504cm" svg:x="15.326cm" svg:y="23.826cm" svg:viewBox="0 0 107 505" svg:d="M107 253c0-81-19-167-74-230-4-4-15-15-21-21-2-2-2-2-6-2-3 0-6 0-6 3 0 1 1 2 2 3 9 10 24 25 42 56 30 54 42 123 42 191 0 122-34 196-84 247-1 1-2 2-2 3 0 2 3 2 6 2 4 0 4 0 6-1 27-24 57-63 77-122 12-38 18-84 18-129z">
              <text:p/>
            </draw:path>
            <draw:path draw:style-name="gr10" draw:text-style-name="P8" draw:layer="layout" svg:width="0.186cm" svg:height="0.065cm" svg:x="15.578cm" svg:y="24.046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10" draw:text-style-name="P8" draw:layer="layout" svg:width="0.09cm" svg:height="0.088cm" svg:x="15.869cm" svg:y="23.712cm" svg:viewBox="0 0 91 89" svg:d="M37 47c0-1 5-19 5-20s6-11 12-16c3-1 8-5 16-5 2 0 7 0 11 2-7 2-8 7-8 11s3 7 7 7 11-4 11-12c0-10-10-14-21-14-10 0-19 4-28 14-3-12-15-14-20-14-7 0-12 4-15 10-5 8-7 19-7 20 0 3 2 3 3 3 3 0 3-1 4-7 3-12 7-20 15-20 5 0 6 4 6 9 0 3-2 11-3 16s-3 14-4 18c-2 8-4 17-7 25 0 3-1 8-1 8 0 4 3 7 6 7s7-2 9-6c0-1 2-10 3-15 2-7 4-14 6-21z">
              <text:p/>
            </draw:path>
            <draw:path draw:style-name="gr10" draw:text-style-name="P8" draw:layer="layout" svg:width="0.132cm" svg:height="0.009cm" svg:x="15.991cm" svg:y="23.745cm" svg:viewBox="0 0 133 10" svg:d="M125 10c3 0 8 0 8-5s-5-5-8-5c-39 0-78 0-117 0-3 0-8 0-8 5s4 5 8 5c39 0 78 0 117 0z">
              <text:p/>
            </draw:path>
            <draw:path draw:style-name="gr10" draw:text-style-name="P8" draw:layer="layout" svg:width="0.07cm" svg:height="0.129cm" svg:x="16.167cm" svg:y="23.668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10" draw:text-style-name="P8" draw:layer="layout" svg:width="0.327cm" svg:height="0.392cm" svg:x="15.894cm" svg:y="23.883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10" draw:text-style-name="P8" draw:layer="layout" svg:width="0.085cm" svg:height="0.169cm" svg:x="15.864cm" svg:y="24.351cm" svg:viewBox="0 0 86 170" svg:d="M86 7c0-3-2-7-8-7-5 0-11 6-11 10s3 8 8 8c6 0 11-5 11-11zM45 140c-3 13-14 25-26 25-2 0-5 0-7-1 6-3 7-7 7-11s-4-7-8-7c-6 0-11 6-11 12 0 7 8 12 19 12 12 0 35-7 41-31 6-23 12-47 18-70 0-3 1-4 1-7 0-11-9-19-21-19-22 0-35 28-35 31 0 2 3 2 4 2 3 0 3-1 4-3 5-11 15-24 27-24 4 0 6 3 6 9 0 3 0 5-1 7-6 25-12 50-18 75z">
              <text:p/>
            </draw:path>
            <draw:path draw:style-name="gr10" draw:text-style-name="P8" draw:layer="layout" svg:width="0.144cm" svg:height="0.052cm" svg:x="15.982cm" svg:y="24.405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0" draw:text-style-name="P8" draw:layer="layout" svg:width="0.09cm" svg:height="0.133cm" svg:x="16.151cm" svg:y="24.351cm" svg:viewBox="0 0 91 134" svg:d="M91 67c0-21-2-37-11-50-6-10-18-17-34-17-46 0-46 53-46 67s0 67 46 67c45 0 45-52 45-67zM46 129c-9 0-21-6-25-22-3-11-3-28-3-42 0-15 0-29 3-40 4-15 17-20 25-20 10 0 20 7 24 18 3 11 4 25 4 42 0 14 0 29-3 41-4 18-17 23-25 23z">
              <text:p/>
            </draw:path>
            <draw:path draw:style-name="gr10" draw:text-style-name="P8" draw:layer="layout" svg:width="0.146cm" svg:height="0.178cm" svg:x="16.295cm" svg:y="24.025cm" svg:viewBox="0 0 147 179" svg:d="M22 158c-2 10-3 12-16 12-3 0-6 0-6 5 0 2 2 4 4 4 7 0 16-2 23-2 10 0 19 2 28 2 2 0 5 0 5-6 0-3-2-3-6-3-15 0-15-2-15-5s12-48 15-55c3 8 11 17 25 17 33 0 68-41 68-82 0-27-16-45-37-45-15 0-28 10-37 21-3-15-15-21-26-21-13 0-18 11-21 16-4 10-8 26-8 27 0 3 3 3 4 3 2 0 3 0 4-6 5-20 11-34 20-34 5 0 9 3 9 13 0 7-1 10-1 15-11 41-22 83-32 124zM71 37c3-8 10-16 15-20 10-9 18-11 23-11 11 0 17 10 17 27s-8 49-13 59c-10 20-23 30-34 30-19 0-22-24-22-26 0-1 0-1 1-4 4-18 9-37 13-55z">
              <text:p/>
            </draw:path>
            <draw:path draw:style-name="gr10" draw:text-style-name="P8" draw:layer="layout" svg:width="0.106cm" svg:height="0.504cm" svg:x="16.543cm" svg:y="23.826cm" svg:viewBox="0 0 107 505" svg:d="M94 502c1 1 3 2 4 3 2 0 4 0 6 0 1 0 3 0 3-2s-1-2-1-3c-10-10-25-25-43-56-30-54-41-123-41-191 0-124 35-198 84-247 1-1 1-2 1-3 0-3-2-3-5-3-4 0-4 0-7 2-27 24-57 63-77 122-12 37-18 82-18 129 0 66 12 142 56 207 8 11 18 22 18 23 3 3 7 7 9 9 4 4 8 7 11 10z">
              <text:p/>
            </draw:path>
            <draw:path draw:style-name="gr10" draw:text-style-name="P8" draw:layer="layout" svg:width="0.127cm" svg:height="0.196cm" svg:x="16.675cm" svg:y="23.955cm" svg:viewBox="0 0 128 197" svg:d="M65 10c1-4 0-4 1-5 0-4-4-5-7-5-1 0-1 0-1 0-13 1-25 1-37 2-3 0-9 0-9 8 0 5 6 5 7 5 3 0 9 0 12 1-2 10-5 22-8 32-6 26-13 52-19 78-4 16-4 19-4 25 0 36 26 46 48 46 50 0 80-46 80-83 0-35-26-46-50-46-13 0-24 5-30 9 6-23 11-45 17-67zM49 187c-11 0-21-6-21-24 0-9 3-19 5-28 3-10 8-29 9-38 2-5 18-19 35-19s19 15 19 21c0 15-10 49-14 60-10 23-25 28-33 28z">
              <text:p/>
            </draw:path>
            <draw:path draw:style-name="gr10" draw:text-style-name="P8" draw:layer="layout" svg:width="0.085cm" svg:height="0.169cm" svg:x="16.807cm" svg:y="23.885cm" svg:viewBox="0 0 86 170" svg:d="M86 7c0-3-2-7-8-7-5 0-11 5-11 10 0 4 3 8 8 8 6 0 11-5 11-11zM45 140c-3 13-15 25-26 25-2 0-5-1-7-2 5-2 6-6 6-10s-3-7-7-7c-6 0-11 5-11 11 0 8 7 13 19 13s35-7 41-31c6-23 12-47 18-70 0-3 1-4 1-7 0-11-9-19-21-19-22 0-35 27-35 31 0 2 3 2 4 2 2 0 3-1 3-3 6-12 16-24 28-24 4 0 6 3 6 9 0 3 0 5-1 6-6 25-12 51-18 76z">
              <text:p/>
            </draw:path>
            <draw:path draw:style-name="gr10" draw:text-style-name="P8" draw:layer="layout" svg:width="0.059cm" svg:height="0.132cm" svg:x="16.816cm" svg:y="24.097cm" svg:viewBox="0 0 60 133" svg:d="M55 8c0-3-2-8-8-8-5 0-11 6-11 11 0 3 2 7 8 7s11-5 11-10zM14 108c0 2-1 5-1 8 0 9 8 17 19 17 19 0 28-27 28-31 0-2-2-2-3-2-3 0-3 1-4 3-4 16-13 24-21 24-4 0-5-2-5-7 0-4 2-8 3-12 3-6 4-11 7-16 1-5 9-22 9-25 1-2 1-5 1-6 0-10-7-17-18-17-19 0-29 26-29 30 0 3 3 3 4 3 2 0 2-2 3-3 5-17 14-24 21-24 3 0 5 1 5 6s-1 8-6 20c-4 11-8 21-13 32z">
              <text:p/>
            </draw:path>
            <draw:path draw:style-name="gr10" draw:text-style-name="P8" draw:layer="layout" svg:width="0.011cm" svg:height="0.18cm" svg:x="16.966cm" svg:y="23.821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6.966cm" svg:y="23.989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011cm" svg:height="0.179cm" svg:x="16.966cm" svg:y="24.158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13cm" svg:height="0.128cm" svg:x="17.032cm" svg:y="24.023cm" svg:viewBox="0 0 131 129" svg:d="M109 15c-15 5-15 19-15 19 0 4 2 13 13 13 12 0 20-9 20-21 0-15-14-26-39-26-56 0-88 43-88 80 0 26 16 49 60 49 7 0 26 0 43-7 17-6 28-18 28-21s-5-7-7-7-2 0-4 3c-15 16-38 22-60 22-18 0-27-9-27-26 0-10 7-44 15-59 11-19 29-24 41-24 3 0 12 0 20 5z">
              <text:p/>
            </draw:path>
            <draw:path draw:style-name="gr10" draw:text-style-name="P8" draw:layer="layout" svg:width="0.097cm" svg:height="0.089cm" svg:x="17.174cm" svg:y="23.946cm" svg:viewBox="0 0 98 90" svg:d="M77 34c0-10 0-17-9-24-8-7-18-10-30-10-18 0-31 7-31 19 0 6 4 10 9 10 6 0 10-4 10-10 0-3-2-7-8-9 8-4 20-4 20-4 12 0 24 7 24 23 0 2 0 4 0 6-12 0-24 1-39 7-17 6-23 16-23 25 0 18 21 23 34 23 16 0 25-9 29-17 1 8 7 16 15 16 1 0 20 0 20-19 0-4 0-7 0-11-2 0-4 0-7 0 0 4 0 7 0 11 0 1 0 11-7 11s-7-9-7-12c0-12 0-23 0-35zM62 60c0 18-17 24-26 24-10 0-19-6-19-17 0-10 9-25 45-27 0 7 0 13 0 20z">
              <text:p/>
            </draw:path>
            <draw:path draw:style-name="gr10" draw:text-style-name="P8" draw:layer="layout" svg:width="0.059cm" svg:height="0.132cm" svg:x="17.173cm" svg:y="24.089cm" svg:viewBox="0 0 60 133" svg:d="M54 8c0-3-2-8-8-8-4 0-10 6-10 11 0 3 2 7 7 7 7 0 11-5 11-10zM14 107c0 3-1 6-1 9 0 9 8 17 18 17 20 0 29-27 29-31 0-2-2-1-3-2-3 0-3 1-4 3-5 16-13 24-21 24-4 0-5-2-5-7 0-4 1-8 3-13s4-10 7-15c1-5 9-23 9-25s1-5 1-6c0-10-8-17-18-17-20 0-29 26-29 30 0 3 2 2 3 3 3 0 3-2 4-3 5-17 14-24 21-24 3 0 5 1 5 6s-1 8-6 20c-4 10-8 21-13 31z">
              <text:p/>
            </draw:path>
            <draw:path draw:style-name="gr10" draw:text-style-name="P8" draw:layer="layout" svg:width="0.105cm" svg:height="0.504cm" svg:x="17.3cm" svg:y="23.826cm" svg:viewBox="0 0 106 505" svg:d="M106 253c0-81-18-167-73-230-4-4-15-15-22-21-1-2-2-2-6-2-3 0-5 0-5 3 0 1 1 3 2 3 9 10 24 25 42 56 30 54 42 123 42 191 0 122-35 196-85 247 0 1-1 2-1 3 0 2 2 2 5 2 4 0 5 0 7-1 26-24 57-63 76-122 13-38 18-84 18-129z">
              <text:p/>
            </draw:path>
            <draw:path draw:style-name="gr10" draw:text-style-name="P8" draw:layer="layout" svg:width="0.1cm" svg:height="0.085cm" svg:x="17.519cm" svg:y="23.712cm" svg:viewBox="0 0 101 86" svg:d="M34 6c1-1 1-2 1-4-1 0 0-2-3-2-4 0-11 1-13 1-4 1-7 1-11 1-3 0-6 0-6 4 0 3 4 3 6 3 9 0 9 1 9 3s-1 5-2 8c-3 13-6 26-9 39-5 20-6 24-6 25 0 2 2 2 3 2s2 0 3 0c18-2 43-12 64-30 27-24 21-33 31-50 0-4-3-6-7-6-7 0-8 6-10 11-8 28-34 58-68 67 6-24 12-48 18-72z">
              <text:p/>
            </draw:path>
            <draw:path draw:style-name="gr10" draw:text-style-name="P8" draw:layer="layout" svg:width="0.133cm" svg:height="0.009cm" svg:x="17.651cm" svg:y="23.745cm" svg:viewBox="0 0 134 10" svg:d="M126 10c3 0 8 0 8-5s-5-5-8-5c-40 0-79 0-118 0-3 0-8 0-8 5s5 5 8 5c39 0 78 0 118 0z">
              <text:p/>
            </draw:path>
            <draw:path draw:style-name="gr10" draw:text-style-name="P8" draw:layer="layout" svg:width="0.071cm" svg:height="0.129cm" svg:x="17.827cm" svg:y="23.668cm" svg:viewBox="0 0 72 130" svg:d="M45 6c0-6-1-6-6-6-13 12-31 13-39 13 0 2 0 5 0 7 5 0 18 0 29-6 0 34 0 67 0 100 0 7 0 9-20 9-3 0-5 0-7 0 0 3 0 5 0 7 4 0 28 0 35 0 5 0 30 0 35 0 0-2 0-4 0-7-2 0-5 0-7 0-20 0-20-2-20-9 0-36 0-72 0-108z">
              <text:p/>
            </draw:path>
            <draw:path draw:style-name="gr10" draw:text-style-name="P8" draw:layer="layout" svg:width="0.327cm" svg:height="0.392cm" svg:x="17.547cm" svg:y="23.883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10" draw:text-style-name="P8" draw:layer="layout" svg:width="0.066cm" svg:height="0.124cm" svg:x="17.534cm" svg:y="24.355cm" svg:viewBox="0 0 67 125" svg:d="M41 45c6 0 13 0 20 0 3 0 6 0 6-4 0-3-3-3-6-3-6 0-12 0-19 0 3-9 5-19 8-29 0-1 0-2 0-3 0-4-3-6-7-6-5 0-8 3-9 8-1 6 1-4-8 30-6 0-13 0-20 0-3 0-6 0-6 4 0 3 2 3 6 3 7 0 13 0 19 0-4 15-8 31-11 46-2 6-4 12-4 15 0 12 10 19 21 19 23 0 35-28 35-31 0-2-3-2-4-2-2 0-2 1-4 4-5 12-15 23-26 23-4 0-7-2-7-9 0-2 1-7 1-8 5-19 10-38 15-57z">
              <text:p/>
            </draw:path>
            <draw:path draw:style-name="gr10" draw:text-style-name="P8" draw:layer="layout" svg:width="0.144cm" svg:height="0.052cm" svg:x="17.625cm" svg:y="24.402cm" svg:viewBox="0 0 145 53" svg:d="M137 10c3 0 8 0 8-5s-5-5-8-5c-43 0-87 0-130 0-3 0-7 0-7 5s4 5 7 5c43 0 87 0 130 0zM137 53c3 0 8 0 8-5s-5-5-8-5c-43 0-87 0-130 0-3 0-7 0-7 5s4 5 7 5c43 0 87 0 130 0z">
              <text:p/>
            </draw:path>
            <draw:path draw:style-name="gr10" draw:text-style-name="P8" draw:layer="layout" svg:width="0.09cm" svg:height="0.134cm" svg:x="17.794cm" svg:y="24.347cm" svg:viewBox="0 0 91 135" svg:d="M91 68c0-22-2-37-12-51-5-9-17-17-33-17-46 0-46 54-46 68s0 67 46 67c45 0 45-53 45-67zM46 130c-9 0-21-6-25-22-3-12-3-28-3-42 0-15 0-30 3-40 4-16 17-20 25-20 10 0 20 6 24 18 3 10 4 25 4 42 0 14 0 28-4 41-4 18-16 23-24 23z">
              <text:p/>
            </draw:path>
            <draw:path draw:style-name="gr10" draw:text-style-name="P8" draw:layer="layout" svg:width="0.145cm" svg:height="0.178cm" svg:x="17.956cm" svg:y="24.025cm" svg:viewBox="0 0 146 179" svg:d="M22 158c-3 10-3 12-16 12-3 0-6 0-6 5 0 2 2 4 4 4 7 0 15-2 23-2 10 0 19 2 28 2 2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8 49-14 59c-10 20-23 30-34 30-18 0-21-24-21-26 0-1 0-1 1-4 4-18 9-37 13-55z">
              <text:p/>
            </draw:path>
            <draw:path draw:style-name="gr10" draw:text-style-name="P8" draw:layer="layout" svg:width="0.105cm" svg:height="0.504cm" svg:x="18.204cm" svg:y="23.826cm" svg:viewBox="0 0 106 505" svg:d="M94 502c0 1 3 3 4 3 2 0 4 0 6 0 1 0 2 0 2-2s0-2 0-3c-11-10-26-25-43-56-30-54-41-123-41-191 0-124 35-198 84-247 0-1 0-2 0-3 0-3-1-3-4-3-4 0-5 0-8 2-26 24-56 63-76 122-12 37-18 82-18 129 0 66 12 142 56 207 8 11 18 22 18 23 3 3 7 7 9 9 4 4 8 7 11 10z">
              <text:p/>
            </draw:path>
            <draw:path draw:style-name="gr10" draw:text-style-name="P8" draw:layer="layout" svg:width="0.139cm" svg:height="0.126cm" svg:x="18.329cm" svg:y="24.025cm" svg:viewBox="0 0 140 127" svg:d="M86 39c1-7 8-33 28-33 0 0 8 0 13 4-8 1-13 8-13 15 0 5 3 10 11 10 5 0 15-5 15-17 0-14-17-18-26-18-16 0-27 15-30 22-7-19-22-22-30-22-29 0-45 36-45 43 0 3 2 3 3 3 2 0 3 0 3-3 10-29 28-37 38-37 5 0 15 3 15 19 0 9-5 28-15 67-4 18-14 30-27 30-1 0-8 0-14-4 7-2 14-8 14-16s-7-9-11-9c-9 0-15 7-15 16 0 13 14 18 26 18 19 0 29-19 30-21 3 11 13 21 30 21 29 0 45-36 45-43 0-2-2-2-3-2-3 0-3 0-4 2-10 30-28 38-38 38s-15-10-15-20c0-5 2-12 5-24 3-13 6-26 10-39z">
              <text:p/>
            </draw:path>
            <draw:path draw:style-name="gr10" draw:text-style-name="P8" draw:layer="layout" svg:width="0.085cm" svg:height="0.169cm" svg:x="18.481cm" svg:y="23.885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10" draw:text-style-name="P8" draw:layer="layout" svg:width="0.058cm" svg:height="0.132cm" svg:x="18.491cm" svg:y="24.097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2 3-3 6-17 15-24 22-24 3 0 5 1 5 6s-2 8-7 20c-4 11-8 21-12 32z">
              <text:p/>
            </draw:path>
            <draw:path draw:style-name="gr10" draw:text-style-name="P8" draw:layer="layout" svg:width="0.025cm" svg:height="0.06cm" svg:x="18.583cm" svg:y="24.205cm" svg:viewBox="0 0 26 61" svg:d="M20 19c0 11-2 24-16 36-1 1-1 2-1 3s2 3 3 3c3 0 20-16 20-39 0-12-5-22-15-22-6 0-11 5-11 11 0 7 5 11 12 11 4 0 7-3 8-3z">
              <text:p/>
            </draw:path>
            <draw:path draw:style-name="gr10" draw:text-style-name="P8" draw:layer="layout" svg:width="0.065cm" svg:height="0.124cm" svg:x="18.637cm" svg:y="24.105cm" svg:viewBox="0 0 66 125" svg:d="M40 45c7 0 13 0 20 0 4 0 6 0 6-4 0-3-2-3-6-3-6 0-12 0-18 0 2-10 4-20 7-29 0-1 1-3 1-3 0-4-4-6-8-6s-7 3-8 8c-2 5 0-4-8 30-7 0-13 0-20 0-4 0-6 0-6 4 0 3 2 3 6 3 6 0 12 0 18 0-4 15-7 31-11 46-2 5-3 12-3 15 0 12 9 19 20 19 23 0 35-28 35-31 0-2-3-2-3-2-3 0-3 0-4 4-6 12-16 23-27 23-4 0-6-2-6-9 0-3 1-7 1-8 4-19 9-38 14-57z">
              <text:p/>
            </draw:path>
            <draw:path draw:style-name="gr10" draw:text-style-name="P8" draw:layer="layout" svg:width="0.011cm" svg:height="0.18cm" svg:x="18.768cm" svg:y="23.821cm" svg:viewBox="0 0 12 181" svg:d="M0 170c0 4 0 11 6 11s6-6 6-11c0-53 0-106 0-160 0-4 0-10-6-10s-6 6-6 10c0 54 0 107 0 160z">
              <text:p/>
            </draw:path>
            <draw:path draw:style-name="gr10" draw:text-style-name="P8" draw:layer="layout" svg:width="0.011cm" svg:height="0.179cm" svg:x="18.768cm" svg:y="23.989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011cm" svg:height="0.179cm" svg:x="18.768cm" svg:y="24.158cm" svg:viewBox="0 0 12 180" svg:d="M0 169c0 5 0 11 6 11s6-6 6-11c0-53 0-106 0-159 0-4 0-10-6-10s-6 6-6 10c0 53 0 106 0 159z">
              <text:p/>
            </draw:path>
            <draw:path draw:style-name="gr10" draw:text-style-name="P8" draw:layer="layout" svg:width="0.102cm" svg:height="0.196cm" svg:x="18.834cm" svg:y="23.955cm" svg:viewBox="0 0 103 197" svg:d="M54 2c-1 0 0-2-4-2-7 0-27 2-34 2-2 0-6 1-6 6 0 3 3 3 7 3 13 0 14 3 14 5s-2 12-4 18c-8 30-15 61-23 92-3 13-4 18-4 27 0 27 14 44 35 44 34 0 68-41 68-82 0-25-15-45-37-45-13 0-24 8-33 17 7-28 14-56 21-85zM27 109c2-6 2-7 4-10 15-18 27-22 34-22 10 0 18 8 18 26 0 17-9 49-14 59-10 19-23 30-34 30-9 0-18-8-18-29 0-6 0-10 4-28 2-9 4-17 6-26z">
              <text:p/>
            </draw:path>
            <draw:path draw:style-name="gr10" draw:text-style-name="P8" draw:layer="layout" svg:width="0.085cm" svg:height="0.169cm" svg:x="18.941cm" svg:y="23.885cm" svg:viewBox="0 0 86 170" svg:d="M86 7c0-3-2-7-8-7-5 0-11 5-11 10 0 4 3 8 8 8 6 0 11-5 11-11zM45 140c-3 13-14 25-26 25-2 0-5-1-7-2 6-2 7-6 7-10s-4-7-8-7c-6 0-11 5-11 11 0 8 8 13 19 13 12 0 35-7 41-31 6-23 12-47 18-70 0-3 1-4 1-7 0-11-9-19-21-19-22 0-35 27-35 31 0 2 3 2 4 2 3 0 3-1 4-3 5-12 15-24 27-24 4 0 6 3 6 9 0 3 0 5-1 6-6 25-12 51-18 76z">
              <text:p/>
            </draw:path>
            <draw:path draw:style-name="gr10" draw:text-style-name="P8" draw:layer="layout" svg:width="0.059cm" svg:height="0.132cm" svg:x="18.95cm" svg:y="24.097cm" svg:viewBox="0 0 60 133" svg:d="M55 8c0-3-2-8-8-8-5 0-11 6-11 11 0 3 2 7 8 7s11-5 11-10zM14 108c0 2-1 5-1 8 0 9 8 17 19 17 19 0 28-27 28-31 0-2-2-2-3-2-3 0-3 1-4 3-4 16-13 24-21 24-4 0-5-2-5-7 0-4 2-8 3-12 3-6 4-11 7-16 1-5 9-22 9-25 1-2 2-5 2-6 0-10-8-17-19-17-19 0-29 26-29 30 0 3 3 3 4 3 2 0 2-2 3-3 5-17 14-24 21-24 3 0 6 1 6 6s-2 8-7 20c-4 11-8 21-13 32z">
              <text:p/>
            </draw:path>
            <draw:path draw:style-name="gr10" draw:text-style-name="P8" draw:layer="layout" svg:width="0.024cm" svg:height="0.06cm" svg:x="19.043cm" svg:y="24.205cm" svg:viewBox="0 0 25 61" svg:d="M19 19c0 11-1 24-15 36-1 1-2 2-2 3s2 3 4 3 19-16 19-39c0-12-5-22-14-22-6 0-11 5-11 11 0 7 5 11 11 11 5 0 6-2 8-3z">
              <text:p/>
            </draw:path>
            <draw:path draw:style-name="gr10" draw:text-style-name="P8" draw:layer="layout" svg:width="0.065cm" svg:height="0.124cm" svg:x="19.096cm" svg:y="24.105cm" svg:viewBox="0 0 66 125" svg:d="M40 45c7 0 13 0 20 0 4 0 6 0 6-4 0-3-2-3-5-3-6 0-12 0-19 0 3-10 5-20 8-29 0-1 0-3 0-3 0-4-3-6-7-6-5 0-8 3-9 8s1-4-8 30c-6 0-13 0-20 0-4 0-6 0-6 4 0 3 2 3 6 3 7 0 13 0 19 0-4 15-8 31-12 46-1 5-3 12-3 15 0 12 10 19 21 19 22 0 35-28 35-31 0-2-3-2-4-2-2 0-2 0-4 4-5 12-16 23-26 23-4 0-7-2-7-9 0-3 1-7 1-8 5-19 9-38 14-57z">
              <text:p/>
            </draw:path>
            <draw:path draw:style-name="gr10" draw:text-style-name="P8" draw:layer="layout" svg:width="0.032cm" svg:height="0.083cm" svg:x="19.211cm" svg:y="24.12cm" svg:viewBox="0 0 33 84" svg:d="M33 30c0-19-7-30-19-30-8 0-14 7-14 15 0 7 6 15 14 15 4 0 8-1 11-4 1 0 0 0 1 0v4c0 20-9 37-19 47-3 3-3 3-3 4 0 2 2 3 3 3 3 0 26-22 26-54z">
              <text:p/>
            </draw:path>
            <draw:path draw:style-name="gr10" draw:text-style-name="P8" draw:layer="layout" svg:width="0.129cm" svg:height="0.128cm" svg:x="19.324cm" svg:y="24.023cm" svg:viewBox="0 0 130 129" svg:d="M108 15c-14 5-15 19-15 19 0 4 2 13 14 13s20-9 20-21c0-15-14-26-39-26-57 0-88 43-88 80 0 26 16 49 59 49 8 0 27 0 44-7 16-6 27-18 27-21s-4-7-6-7-2 0-5 3c-15 16-37 22-59 22-18 0-28-9-28-26 0-10 7-44 16-59 11-19 28-24 40-24 4 0 13 0 20 5z">
              <text:p/>
            </draw:path>
            <draw:path draw:style-name="gr10" draw:text-style-name="P8" draw:layer="layout" svg:width="0.105cm" svg:height="0.137cm" svg:x="19.465cm" svg:y="23.897cm" svg:viewBox="0 0 106 138" svg:d="M30 0c-10 1-20 1-30 2 0 2 0 4 0 7 14 0 15 1 15 12 0 38 0 77 0 115 2 0 4 0 7 0 2-4 4-8 7-12 7 10 18 14 29 14 25 0 48-20 48-44s-20-44-47-44c-11 0-22 4-29 12 0-21 0-41 0-62zM30 70c6-8 16-15 28-15s20 7 24 12c4 6 5 14 5 27 0 4 0 19-8 28-7 9-17 11-23 11-15 0-23-13-26-17 0-15 0-30 0-46z">
              <text:p/>
            </draw:path>
            <draw:path draw:style-name="gr10" draw:text-style-name="P8" draw:layer="layout" svg:width="0.058cm" svg:height="0.132cm" svg:x="19.465cm" svg:y="24.089cm" svg:viewBox="0 0 59 133" svg:d="M54 8c0-3-2-8-8-8-5 0-11 6-11 11 0 3 3 7 8 7 6 0 11-5 11-10zM14 107c0 3-2 6-2 9 0 9 8 17 19 17 19 0 28-27 28-31 0-2-2-2-3-2-2 0-2 1-3 3-5 16-14 24-21 24-4 0-6-2-6-7 0-4 2-8 4-13s4-10 6-15 9-23 10-25c0-2 1-5 1-6 0-10-8-17-19-17-19 0-28 26-28 30 0 3 2 3 3 3 3 0 3-2 3-3 6-17 15-24 22-24 3 0 5 1 5 6s-2 8-7 20c-4 10-8 21-12 31z">
              <text:p/>
            </draw:path>
            <draw:path draw:style-name="gr10" draw:text-style-name="P8" draw:layer="layout" svg:width="0.024cm" svg:height="0.06cm" svg:x="19.557cm" svg:y="24.196cm" svg:viewBox="0 0 25 61" svg:d="M20 19c0 11-2 24-16 36-1 1-1 2-1 3s2 3 3 3c2 0 19-16 19-39 0-13-5-22-14-22-6 0-11 5-11 11 0 7 5 11 11 11 5 0 8-3 9-3z">
              <text:p/>
            </draw:path>
            <draw:path draw:style-name="gr10" draw:text-style-name="P8" draw:layer="layout" svg:width="0.066cm" svg:height="0.124cm" svg:x="19.61cm" svg:y="24.096cm" svg:viewBox="0 0 67 125" svg:d="M41 45c6 0 13 0 20 0 3 0 6 0 6-4 0-3-3-3-6-3-6 0-12 0-19 0 3-10 5-20 8-29 0-1 0-3 0-3 0-4-3-6-7-6-5 0-8 3-9 8s1-5-8 30c-6 0-13 0-20 0-3 0-6 0-6 4 0 3 2 3 6 3 7 0 13 0 19 0-4 15-8 31-11 46-2 5-4 12-4 15 0 12 10 19 21 19 23 0 35-28 35-31 0-2-3-2-4-2-2 0-2 0-4 4-5 12-15 23-26 23-4 0-7-2-7-9 0-3 1-7 1-8 5-19 10-38 15-57z">
              <text:p/>
            </draw:path>
            <draw:path draw:style-name="gr10" draw:text-style-name="P8" draw:layer="layout" svg:width="0.106cm" svg:height="0.504cm" svg:x="19.711cm" svg:y="23.826cm" svg:viewBox="0 0 107 505" svg:d="M107 253c0-81-19-167-74-230-4-4-15-15-21-21-2-2-2-2-6-2-3 0-6 0-6 3 0 1 2 3 2 3 10 10 24 25 42 56 30 54 42 123 42 191 0 122-34 196-84 247-1 1-2 2-2 3 0 2 3 2 6 2 4 0 4 0 7-1 26-24 57-63 76-122 12-38 18-84 18-129z">
              <text:p/>
            </draw:path>
          </draw:g>
        </draw:g>
        <draw:g draw:style-name="gr9">
          <svg:title>TexMaths</svg:title>
          <svg:desc>8§display§\bm{b}^j_i \!=\! 
( \phi(x^j_{i,0}), \dots, \phi(x^j_{i,\nu-1}) )§svg§600§TRUE§</svg:desc>
          <draw:g>
            <draw:path draw:style-name="gr10" draw:text-style-name="P8" draw:layer="layout" svg:width="0.127cm" svg:height="0.195cm" svg:x="16.547cm" svg:y="24.659cm" svg:viewBox="0 0 128 196" svg:d="M64 10c2-4 1-4 2-5 0-3-4-5-7-5-1 0-1 0-1 0-13 1-25 1-37 2-4 0-9 0-9 8 0 5 6 5 7 5 3 0 8 0 12 1-2 10-5 22-8 32-6 26-13 52-19 77-4 16-4 19-4 26 0 36 26 45 48 45 50 0 80-45 80-83 0-34-26-45-50-45-13 0-24 5-30 9 5-23 11-45 16-67zM48 186c-10 0-20-6-20-23 0-9 3-19 5-28 3-10 8-30 9-38 2-5 18-20 35-20s19 16 19 22c0 14-10 49-14 60-10 22-25 27-34 27z">
              <text:p/>
            </draw:path>
            <draw:path draw:style-name="gr10" draw:text-style-name="P8" draw:layer="layout" svg:width="0.085cm" svg:height="0.169cm" svg:x="16.679cm" svg:y="24.589cm" svg:viewBox="0 0 86 170" svg:d="M86 7c0-3-2-7-8-7-5 0-11 6-11 10s3 8 8 8c6 0 11-5 11-11zM45 140c-4 13-15 24-26 24-2 0-5 0-7-1 5-3 6-7 6-10 0-5-3-7-7-7-6 0-11 5-11 11 0 8 7 13 19 13s35-7 41-31 12-47 18-70c0-3 1-4 1-7 0-11-9-19-21-19-22 0-35 28-35 30 0 3 2 2 3 3 3 0 4-1 4-3 6-12 16-24 28-24 4 0 6 3 6 9 0 3-1 5-1 7-6 25-12 50-18 75z">
              <text:p/>
            </draw:path>
            <draw:path draw:style-name="gr10" draw:text-style-name="P8" draw:layer="layout" svg:width="0.059cm" svg:height="0.131cm" svg:x="16.688cm" svg:y="24.801cm" svg:viewBox="0 0 60 132" svg:d="M54 7c0-3-2-7-7-7s-11 5-11 11c0 3 2 7 8 7s10-5 10-11zM14 107c0 2-1 5-1 8 0 10 8 17 18 17 20 0 29-27 29-30s-2-3-3-3c-3 0-3 2-4 4-4 15-13 23-21 23-4 0-5-2-5-6 0-5 2-9 3-13 2-6 4-10 7-16 1-5 9-22 9-25 1-1 1-4 1-6 0-9-8-17-18-17-19 0-29 27-29 30s2 2 3 3c3 0 3-1 4-3 5-17 14-24 21-24 3 0 5 1 5 7 0 5-1 7-6 19-4 11-8 21-13 32z">
              <text:p/>
            </draw:path>
            <draw:path draw:style-name="gr10" draw:text-style-name="P8" draw:layer="layout" svg:width="0.185cm" svg:height="0.064cm" svg:x="16.845cm" svg:y="24.75cm" svg:viewBox="0 0 186 65" svg:d="M177 11c4 0 9 0 9-5 0-6-5-6-8-6-57 0-113 0-169 0-4 0-9 0-9 6 0 5 5 5 9 5 56 0 112 0 168 0zM178 65c3 0 8 0 8-5 0-6-5-6-9-6-56 0-112 0-168 0-4 0-9 0-9 6 0 5 5 5 9 5 56 0 112 0 169 0z">
              <text:p/>
            </draw:path>
            <draw:path draw:style-name="gr10" draw:text-style-name="P8" draw:layer="layout" svg:width="0.064cm" svg:height="0.279cm" svg:x="17.106cm" svg:y="24.643cm" svg:viewBox="0 0 65 280" svg:d="M65 277c0-1 0-2-5-6-34-35-44-88-44-131 0-49 11-98 46-132 3-4 3-4 3-5 0-2-1-3-3-3-3 0-28 19-44 55-15 30-18 62-18 85 0 22 3 56 18 88 17 34 41 52 44 52 2 0 3-1 3-3z">
              <text:p/>
            </draw:path>
            <draw:path draw:style-name="gr10" draw:text-style-name="P8" draw:layer="layout" svg:width="0.146cm" svg:height="0.25cm" svg:x="17.201cm" svg:y="24.659cm" svg:viewBox="0 0 147 251" svg:d="M109 6c0-1 1-3 1-4-1 0 0-2-4-2-2 0-3 1-4 6-5 21-10 43-16 64-44 2-86 39-86 77 0 26 20 49 54 50-2 9-4 18-7 27-3 13-5 23-5 24 0 3 1 3 3 3 1 0 1-1 2-1s3-7 3-11c4-14 8-28 12-42 44-1 85-39 85-76 0-22-14-48-53-51 5-21 10-42 15-64zM55 191c-17-1-37-11-37-39 0-33 24-72 66-76-10 38-19 76-29 115zM92 76c21 1 37 14 37 39 0 33-24 73-67 76 10-39 20-77 30-115z">
              <text:p/>
            </draw:path>
            <draw:path draw:style-name="gr10" draw:text-style-name="P8" draw:layer="layout" svg:width="0.064cm" svg:height="0.279cm" svg:x="17.383cm" svg:y="24.643cm" svg:viewBox="0 0 65 280" svg:d="M65 277c0-1 0-2-4-6-35-35-45-88-45-131 0-49 11-98 46-132 3-4 3-4 3-5 0-2-1-3-3-3-3 0-28 19-44 55-15 30-18 62-18 85 0 22 3 56 18 88 17 34 41 52 44 52 2 0 3-1 3-3z">
              <text:p/>
            </draw:path>
            <draw:path draw:style-name="gr10" draw:text-style-name="P8" draw:layer="layout" svg:width="0.139cm" svg:height="0.126cm" svg:x="17.472cm" svg:y="24.73cm" svg:viewBox="0 0 140 127" svg:d="M86 39c1-7 8-33 28-33 1 0 8 0 14 4-8 1-14 8-14 15 0 5 4 10 11 10 6 0 15-5 15-17 0-14-17-18-26-18-16 0-26 15-30 22-6-19-22-22-30-22-29 0-45 36-45 43 0 3 2 3 3 3 2 0 3 0 4-3 10-29 28-37 38-37 4 0 15 3 15 19 0 9-5 28-15 67-5 17-15 29-28 29-1 0-8 0-13-4 7-1 13-8 13-15 0-8-6-10-11-10-8 0-15 8-15 17 0 12 14 18 26 18 19 0 29-20 30-22 3 11 14 22 30 22 29 0 45-36 45-43 0-3-2-3-3-3-2 0-3 1-4 3-9 30-28 37-37 37-11 0-16-9-16-19 0-6 2-12 5-25 3-12 6-25 10-38z">
              <text:p/>
            </draw:path>
            <draw:path draw:style-name="gr10" draw:text-style-name="P8" draw:layer="layout" svg:width="0.085cm" svg:height="0.169cm" svg:x="17.625cm" svg:y="24.589cm" svg:viewBox="0 0 86 170" svg:d="M86 7c0-3-3-7-8-7s-11 6-11 10 3 8 8 8 11-5 11-11zM44 140c-3 13-14 24-25 24-2 0-5 0-7-1 5-3 6-7 6-10 0-5-3-7-7-7-6 0-11 5-11 11 0 8 7 13 19 13s35-7 41-31 12-47 18-70c0-3 1-4 1-7 0-11-9-19-21-19-22 0-35 28-35 30 0 3 2 2 3 3 3 0 4-1 4-3 5-12 16-24 27-24 5 0 7 3 7 9 0 3-1 5-1 7-6 25-13 50-19 75z">
              <text:p/>
            </draw:path>
            <draw:path draw:style-name="gr10" draw:text-style-name="P8" draw:layer="layout" svg:width="0.059cm" svg:height="0.131cm" svg:x="17.634cm" svg:y="24.801cm" svg:viewBox="0 0 60 132" svg:d="M54 7c0-3-2-7-8-7-4 0-10 5-10 11 0 3 2 7 8 7s10-5 10-11zM14 107c0 2-1 5-1 8 0 10 8 17 18 17 20 0 29-27 29-30s-2-3-3-3c-3 0-3 2-4 4-5 15-13 23-21 23-4 0-5-2-5-6 0-5 2-9 3-13 2-6 4-10 7-16 1-5 9-22 9-25 0-1 1-4 1-6 0-9-8-17-18-17-19 0-29 27-29 30s2 2 3 3c3 0 3-1 4-3 5-17 14-24 21-24 3 0 5 1 5 7 0 5-1 7-6 19-4 11-8 21-13 32z">
              <text:p/>
            </draw:path>
            <draw:path draw:style-name="gr10" draw:text-style-name="P8" draw:layer="layout" svg:width="0.024cm" svg:height="0.06cm" svg:x="17.727cm" svg:y="24.908cm" svg:viewBox="0 0 25 61" svg:d="M19 20c0 10-2 23-15 36-1 1-2 1-2 2s2 3 3 3c3 0 20-16 20-39 0-12-5-22-14-22-6 0-11 6-11 11 0 7 4 12 11 12 5 0 6-2 8-3z">
              <text:p/>
            </draw:path>
            <draw:path draw:style-name="gr10" draw:text-style-name="P8" draw:layer="layout" svg:width="0.09cm" svg:height="0.133cm" svg:x="17.781cm" svg:y="24.801cm" svg:viewBox="0 0 91 134" svg:d="M91 67c0-21-2-37-11-50-6-9-18-17-34-17-46 0-46 53-46 67s0 67 46 67c45 0 45-53 45-67zM46 129c-9 0-21-6-25-22-3-12-3-28-3-42 0-15 0-29 3-40 5-15 17-19 25-19 11 0 20 6 24 17s4 25 4 42c0 14 0 29-3 41-4 18-17 23-25 23z">
              <text:p/>
            </draw:path>
            <draw:path draw:style-name="gr10" draw:text-style-name="P8" draw:layer="layout" svg:width="0.065cm" svg:height="0.279cm" svg:x="17.913cm" svg:y="24.643cm" svg:viewBox="0 0 66 280" svg:d="M66 140c0-22-4-55-20-87-16-35-40-53-43-53-1 0-3 2-3 3s0 1 6 7c27 27 43 71 43 130 0 48-11 97-45 132-4 3-4 4-4 5 0 2 2 3 3 3 3 0 28-19 45-55 14-30 18-61 18-85z">
              <text:p/>
            </draw:path>
            <draw:path draw:style-name="gr10" draw:text-style-name="P8" draw:layer="layout" svg:width="0.032cm" svg:height="0.083cm" svg:x="18.031cm" svg:y="24.824cm" svg:viewBox="0 0 33 84" svg:d="M33 30c0-19-7-30-18-30-9 0-15 7-15 14 0 8 6 16 15 16 3 0 7-1 10-4 1 0 1-1 1-1 0 1 0 1 0 5 0 20-10 37-19 46-3 3-2 4-2 5s1 3 2 3c3 0 26-22 26-54z">
              <text:p/>
            </draw:path>
            <draw:path draw:style-name="gr10" draw:text-style-name="P8" draw:layer="layout" svg:width="0.029cm" svg:height="0.029cm" svg:x="18.156cm" svg:y="24.824cm" svg:viewBox="0 0 30 30" svg:d="M30 14c0-8-7-14-15-14s-15 6-15 14c0 9 7 16 15 16s15-7 15-16z">
              <text:p/>
            </draw:path>
            <draw:path draw:style-name="gr10" draw:text-style-name="P8" draw:layer="layout" svg:width="0.029cm" svg:height="0.029cm" svg:x="18.28cm" svg:y="24.824cm" svg:viewBox="0 0 30 30" svg:d="M30 14c0-8-7-14-15-14s-15 6-15 14c0 9 7 16 15 16s15-7 15-16z">
              <text:p/>
            </draw:path>
            <draw:path draw:style-name="gr10" draw:text-style-name="P8" draw:layer="layout" svg:width="0.029cm" svg:height="0.029cm" svg:x="18.405cm" svg:y="24.824cm" svg:viewBox="0 0 30 30" svg:d="M30 14c0-8-7-14-15-14s-15 6-15 14c0 9 7 16 15 16s15-7 15-16z">
              <text:p/>
            </draw:path>
            <draw:path draw:style-name="gr10" draw:text-style-name="P8" draw:layer="layout" svg:width="0.032cm" svg:height="0.083cm" svg:x="18.531cm" svg:y="24.824cm" svg:viewBox="0 0 33 84" svg:d="M33 30c0-19-7-30-19-30-8 0-14 7-14 14 0 8 6 16 14 16 4 0 8-1 11-4 1 0 0-1 1-1 0 0 0 1 0 5 0 20-9 37-19 46-3 3-3 4-3 5s2 3 3 3c3 0 26-22 26-54z">
              <text:p/>
            </draw:path>
            <draw:path draw:style-name="gr10" draw:text-style-name="P8" draw:layer="layout" svg:width="0.146cm" svg:height="0.25cm" svg:x="18.645cm" svg:y="24.659cm" svg:viewBox="0 0 147 251" svg:d="M109 6c0-1 1-3 1-4-1 0 0-2-4-2-3 0-3 1-4 6-5 21-11 43-16 64-45 2-86 39-86 77 0 26 19 49 54 50-3 9-4 18-7 27-3 13-6 23-6 24 0 3 3 3 4 3s1-1 2-1 3-7 3-11c4-14 7-28 11-42 45-1 86-39 86-76 0-22-15-48-54-51 5-21 10-42 16-64zM55 191c-17-1-37-11-37-39 0-33 24-72 66-76-10 38-19 76-29 115zM91 76c22 1 38 14 38 39 0 33-24 73-67 76 10-39 20-77 29-115z">
              <text:p/>
            </draw:path>
            <draw:path draw:style-name="gr10" draw:text-style-name="P8" draw:layer="layout" svg:width="0.064cm" svg:height="0.279cm" svg:x="18.827cm" svg:y="24.643cm" svg:viewBox="0 0 65 280" svg:d="M65 277c0-1 0-2-5-6-35-35-44-88-44-131 0-49 10-98 46-132 3-4 3-4 3-5 0-2-1-3-3-3-3 0-28 19-44 55-15 30-18 62-18 85 0 22 3 56 18 88 17 34 41 52 44 52 2 0 3-1 3-3z">
              <text:p/>
            </draw:path>
            <draw:path draw:style-name="gr10" draw:text-style-name="P8" draw:layer="layout" svg:width="0.139cm" svg:height="0.126cm" svg:x="18.916cm" svg:y="24.73cm" svg:viewBox="0 0 140 127" svg:d="M86 39c1-7 8-33 28-33 1 0 8 0 13 4-8 1-13 8-13 15 0 5 3 10 11 10 6 0 15-5 15-17 0-14-17-18-26-18-16 0-27 15-30 22-7-19-22-22-30-22-29 0-45 36-45 43 0 3 2 3 3 3 2 0 3 0 3-3 10-29 29-37 39-37 4 0 15 3 15 19 0 9-5 28-15 67-5 17-15 29-28 29-1 0-8 0-13-4 6-1 13-8 13-15 0-8-7-10-11-10-8 0-15 8-15 17 0 12 14 18 26 18 19 0 29-20 30-22 3 11 14 22 30 22 29 0 45-36 45-43 0-3-2-3-3-3-2 0-3 1-4 3-9 30-28 37-38 37s-15-9-15-19c0-6 2-12 5-25 3-12 6-25 10-38z">
              <text:p/>
            </draw:path>
            <draw:path draw:style-name="gr10" draw:text-style-name="P8" draw:layer="layout" svg:width="0.085cm" svg:height="0.169cm" svg:x="19.068cm" svg:y="24.589cm" svg:viewBox="0 0 86 170" svg:d="M86 7c0-3-2-7-7-7-6 0-11 6-11 10s2 8 8 8c5 0 10-5 10-11zM45 140c-3 13-14 24-25 24-3 0-6 0-7-1 5-3 6-7 6-10 0-5-4-7-8-7-5 0-11 5-11 11 0 8 8 13 20 13s34-7 41-31c6-24 12-47 17-70 1-3 1-4 1-7 0-11-9-19-21-19-21 0-34 28-34 30 0 3 2 3 3 3 3 0 3-1 4-3 5-12 15-24 27-24 4 0 7 3 7 9 0 3-1 5-1 7-6 25-13 50-19 75z">
              <text:p/>
            </draw:path>
            <draw:path draw:style-name="gr10" draw:text-style-name="P8" draw:layer="layout" svg:width="0.059cm" svg:height="0.131cm" svg:x="19.078cm" svg:y="24.801cm" svg:viewBox="0 0 60 132" svg:d="M54 7c0-3-2-7-8-7-4 0-10 5-10 11 0 3 2 7 7 7 6 0 11-5 11-11zM14 107c0 2-1 5-1 8 0 10 8 17 18 17 20 0 29-27 29-30s-2-2-3-3c-3 0-3 2-4 4-5 15-14 23-21 23-4 0-5-2-5-6 0-5 1-9 3-13 2-6 4-10 6-16 2-5 10-22 10-25 0-1 1-4 1-6 0-9-8-17-18-17-20 0-29 27-29 30s2 3 3 3c3 0 3-1 4-3 5-17 14-24 21-24 3 0 5 1 5 7 0 5-1 7-7 19-4 11-8 21-12 32z">
              <text:p/>
            </draw:path>
            <draw:path draw:style-name="gr10" draw:text-style-name="P8" draw:layer="layout" svg:width="0.025cm" svg:height="0.06cm" svg:x="19.17cm" svg:y="24.908cm" svg:viewBox="0 0 26 61" svg:d="M20 20c0 10-2 23-15 36-1 1-2 1-2 2s2 3 3 3c3 0 20-16 20-39 0-12-5-22-15-22-6 0-11 6-11 11 0 7 5 12 12 12 5 0 5-2 8-3z">
              <text:p/>
            </draw:path>
            <draw:path draw:style-name="gr10" draw:text-style-name="P8" draw:layer="layout" svg:width="0.101cm" svg:height="0.086cm" svg:x="19.229cm" svg:y="24.844cm" svg:viewBox="0 0 102 87" svg:d="M35 6c0 0 1-2 1-3-1-1 0-3-3-3-1 0-12 2-13 2-4 0-7 0-11 0-3 0-6 0-6 5 0 3 3 3 5 3 10 0 10 0 10 3 0 1-1 5-2 7-3 13-6 27-10 40-5 19-6 23-6 24 0 3 3 3 4 3s2 0 3 0c18-3 43-12 63-31 28-23 32-49 32-50 0-3-4-6-8-6-6 0-8 6-9 11-8 28-35 58-68 68 6-24 12-48 18-73z">
              <text:p/>
            </draw:path>
            <draw:path draw:style-name="gr10" draw:text-style-name="P8" draw:layer="layout" svg:width="0.132cm" svg:height="0.009cm" svg:x="19.362cm" svg:y="24.877cm" svg:viewBox="0 0 133 10" svg:d="M126 10c2 0 7 0 7-5s-4-5-7-5c-40 0-79 0-118 0-3 0-8 0-8 5s5 5 8 5c39 0 78 0 118 0z">
              <text:p/>
            </draw:path>
            <draw:path draw:style-name="gr10" draw:text-style-name="P8" draw:layer="layout" svg:width="0.071cm" svg:height="0.129cm" svg:x="19.538cm" svg:y="24.801cm" svg:viewBox="0 0 72 130" svg:d="M45 6c0-6-1-6-7-6-12 12-30 12-38 12 0 2 0 5 0 7 5 0 18 0 29-5 0 33 0 67 0 100 0 7 0 9-20 9-3 0-5 0-7 0 0 2 0 5 0 7 3-1 27-1 34-1 6 0 31 0 36 1 0-2 0-5 0-7-3 0-5 0-8 0-19 0-19-2-19-9 0-36 0-72 0-108z">
              <text:p/>
            </draw:path>
            <draw:path draw:style-name="gr10" draw:text-style-name="P8" draw:layer="layout" svg:width="0.064cm" svg:height="0.279cm" svg:x="19.659cm" svg:y="24.643cm" svg:viewBox="0 0 65 280" svg:d="M65 140c0-22-3-55-19-87-16-35-40-53-44-53-1 0-2 2-2 3s0 1 6 7c27 27 43 71 43 130 0 48-11 97-46 132-3 3-3 4-3 5 0 2 1 3 2 3 4 0 28-19 45-55 15-30 18-61 18-85z">
              <text:p/>
            </draw:path>
            <draw:path draw:style-name="gr10" draw:text-style-name="P8" draw:layer="layout" svg:width="0.065cm" svg:height="0.279cm" svg:x="19.767cm" svg:y="24.643cm" svg:viewBox="0 0 66 280" svg:d="M66 140c0-22-4-55-19-87-17-35-41-53-44-53-1 0-3 2-3 3s0 1 6 7c28 27 44 71 44 130 0 48-11 97-46 132-4 3-4 4-4 5 0 2 2 3 3 3 3 0 28-19 45-55 14-30 18-61 18-85z">
              <text:p/>
            </draw:path>
          </draw:g>
        </draw:g>
        <draw:frame draw:style-name="gr86" draw:text-style-name="P5" draw:layer="layout" svg:width="0.633cm" svg:height="0.319cm" svg:x="12.994cm" svg:y="24.51cm">
          <draw:text-box>
            <text:p><text:span text:style-name="T2">(sim)</text:span></text:p>
          </draw:text-box>
        </draw:frame>
        <draw:custom-shape draw:style-name="gr57" draw:text-style-name="P15" draw:layer="layout" svg:width="0.2cm" svg:height="0.2cm" svg:x="18.302cm" svg:y="23.30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0.2cm" svg:height="0.2cm" svg:x="14.802cm" svg:y="23.302cm">
          <text:p/>
          <draw:enhanced-geometry svg:viewBox="0 0 21600 21600" draw:type="rectangle" draw:enhanced-path="M 0 0 L 21600 0 21600 21600 0 21600 0 0 Z N"/>
        </draw:custom-shape>
        <draw:line draw:style-name="gr87" draw:text-style-name="P1" draw:layer="layout" svg:x1="12.8cm" svg:y1="24.524cm" svg:x2="13.9cm" svg:y2="24.524cm">
          <text:p/>
        </draw:line>
        <draw:line draw:style-name="gr60" draw:text-style-name="P1" draw:layer="layout" svg:x1="9.8cm" svg:y1="24.6cm" svg:x2="11.8cm" svg:y2="24.6cm">
          <text:p/>
        </draw:line>
        <draw:custom-shape draw:style-name="gr57" draw:text-style-name="P15" draw:layer="layout" svg:width="0.2cm" svg:height="0.2cm" svg:x="10.702cm" svg:y="24.602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2.148cm" svg:height="0.395cm" svg:x="1.304cm" svg:y="28.708cm">
          <draw:text-box>
            <text:p><text:span text:style-name="T1">non-uniform k</text:span></text:p>
          </draw:text-box>
        </draw:frame>
        <draw:g draw:style-name="gr9">
          <svg:title>TexMaths</svg:title>
          <svg:desc>8§display§p(x \,|\, b, \bm{c})
\!=\!
\sigma_x / k
\quad
(
x \!\in\! \Sigma,
b \!\in\! \mathbb{B},
\bm{c} \!\in\! \mathbb{B}^{k_{\rm b}}
)§svg§600§TRUE§</svg:desc>
          <draw:g>
            <draw:path draw:style-name="gr10" draw:text-style-name="P8" draw:layer="layout" svg:width="0.145cm" svg:height="0.177cm" svg:x="9.798cm" svg:y="25.261cm" svg:viewBox="0 0 146 178" svg:d="M22 158c-3 10-3 11-16 11-3 0-6 0-6 6 0 2 2 3 4 3 7 0 15-1 23-1 10 0 19 1 28 1 2 0 5 0 5-5 0-4-2-4-6-4-15 0-15-1-15-4s12-49 14-56c4 8 12 18 26 18 33 0 67-41 67-82 0-27-16-45-36-45-15 0-28 10-37 22-3-16-15-22-26-22-13 0-18 11-21 16-4 10-8 26-8 27 0 3 2 2 3 3 3 0 3 0 5-6 4-20 10-34 20-34 5 0 9 3 9 13 0 7-1 10-2 15-11 41-21 83-31 124zM71 37c2-8 10-15 15-20 9-9 18-11 23-11 11 0 17 10 17 27s-8 48-14 59c-10 20-23 29-34 29-18 0-21-24-21-25s0-1 1-4c4-18 9-37 13-55z">
              <text:p/>
            </draw:path>
            <draw:path draw:style-name="gr10" draw:text-style-name="P8" draw:layer="layout" svg:width="0.064cm" svg:height="0.279cm" svg:x="9.976cm" svg:y="25.175cm" svg:viewBox="0 0 65 280" svg:d="M65 277c0-1 0-1-5-5-35-35-44-89-44-131 0-49 11-99 46-133 3-4 3-4 3-5 0-2-1-3-3-3-3 0-28 19-44 55-15 30-18 62-18 86 0 21 3 55 18 87 17 34 41 52 44 52 2 0 3 0 3-3z">
              <text:p/>
            </draw:path>
            <draw:path draw:style-name="gr10" draw:text-style-name="P8" draw:layer="layout" svg:width="0.139cm" svg:height="0.126cm" svg:x="10.066cm" svg:y="25.261cm" svg:viewBox="0 0 140 127" svg:d="M86 39c1-7 8-33 28-33 1 0 8 0 13 4-7 1-13 8-13 15 0 5 3 10 11 10 6 0 15-5 15-17 0-14-17-18-26-18-16 0-26 15-30 22-6-19-22-22-30-22-29 0-45 36-45 43 0 3 2 3 3 3 2 0 3 0 4-3 10-29 28-37 38-37 4 0 15 3 15 19 0 9-5 28-15 67-5 17-15 29-28 29-1 0-8 0-13-4 6-1 13-7 13-15s-7-9-11-9c-8 0-15 7-15 16 0 12 14 18 26 18 19 0 29-19 30-22 3 11 14 22 30 22 29 0 45-36 45-43 0-3-2-3-3-3-2 0-3 1-4 3-9 30-28 37-38 37s-15-9-15-19c0-5 2-12 5-24 3-13 6-26 10-39z">
              <text:p/>
            </draw:path>
            <draw:path draw:style-name="gr10" draw:text-style-name="P8" draw:layer="layout" svg:width="0.01cm" svg:height="0.279cm" svg:x="10.299cm" svg:y="25.175cm" svg:viewBox="0 0 11 280" svg:d="M11 10c0-5 0-10-5-10-6 0-6 5-6 10 0 87 0 174 0 260 0 6 0 10 6 10 5 0 5-4 5-10 0-86 0-173 0-260z">
              <text:p/>
            </draw:path>
            <draw:path draw:style-name="gr10" draw:text-style-name="P8" draw:layer="layout" svg:width="0.102cm" svg:height="0.196cm" svg:x="10.404cm" svg:y="25.191cm" svg:viewBox="0 0 103 197" svg:d="M54 3c0-1 0-3-4-3-6 0-27 2-34 2-2 1-6 1-6 6 0 4 3 4 8 4 12 0 13 2 13 5 0 1-2 11-4 17-8 30-15 61-23 91-3 14-4 19-4 28 0 27 14 44 35 44 34 0 68-41 68-82 0-26-14-45-37-45-13 0-24 8-33 17 7-28 14-56 21-84zM27 109c2-6 2-7 5-10 14-18 26-22 34-22 9 0 17 8 17 26 0 17-9 49-14 59-10 19-23 29-34 29-9 0-18-7-18-28 0-6 0-10 5-28 1-9 3-18 5-26z">
              <text:p/>
            </draw:path>
            <draw:path draw:style-name="gr10" draw:text-style-name="P8" draw:layer="layout" svg:width="0.032cm" svg:height="0.083cm" svg:x="10.535cm" svg:y="25.355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8" draw:layer="layout" svg:width="0.13cm" svg:height="0.128cm" svg:x="10.648cm" svg:y="25.258cm" svg:viewBox="0 0 131 129" svg:d="M109 15c-15 5-10 13-15 19 0 4 2 13 13 13 12 0 21-9 21-21 0-15-15-26-40-26-56 0-88 43-88 80 0 25 16 49 60 49 7 0 26 0 43-7 17-6 28-18 28-21s-5-8-7-8-2 1-4 4c-15 16-38 21-59 21-19 0-28-9-28-25 0-10 7-44 16-59 11-19 28-24 40-24 3 0 13 0 20 5z">
              <text:p/>
            </draw:path>
            <draw:path draw:style-name="gr10" draw:text-style-name="P8" draw:layer="layout" svg:width="0.064cm" svg:height="0.279cm" svg:x="10.796cm" svg:y="25.175cm" svg:viewBox="0 0 65 280" svg:d="M65 141c0-23-3-56-19-88-16-35-40-53-44-53-1 0-2 2-2 3s0 1 5 7c28 27 44 71 44 131 0 48-11 96-46 132-3 3-3 3-3 4 0 3 1 3 2 3 4 0 28-19 45-54 15-31 18-62 18-85z">
              <text:p/>
            </draw:path>
            <draw:path draw:style-name="gr10" draw:text-style-name="P8" draw:layer="layout" svg:width="0.186cm" svg:height="0.065cm" svg:x="10.936cm" svg:y="25.282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10" draw:text-style-name="P8" draw:layer="layout" svg:width="0.148cm" svg:height="0.123cm" svg:x="11.181cm" svg:y="25.264cm" svg:viewBox="0 0 149 124" svg:d="M135 16c3 0 14 0 14-9 0-7-6-7-11-7-22 0-43 0-64 0-43 0-74 46-74 80 0 25 17 44 42 44 33 0 71-34 71-77 0-5 0-18-9-31 10 0 21 0 31 0zM42 117c-13 0-24-9-24-29 0-9 3-32 12-48 12-20 29-24 39-24 24 0 26 19 26 27 0 14-5 37-15 51-11 16-26 23-38 23z">
              <text:p/>
            </draw:path>
            <draw:path draw:style-name="gr10" draw:text-style-name="P8" draw:layer="layout" svg:width="0.105cm" svg:height="0.087cm" svg:x="11.34cm" svg:y="25.341cm" svg:viewBox="0 0 106 88" svg:d="M40 66c-2 6-9 16-18 16-1 0-7 0-12-2 9-2 9-10 9-10 0-5-3-8-8-8s-11 4-11 12c0 10 11 14 21 14 9 0 17-6 22-14 5 11 15 14 23 14 23 0 35-24 35-30 0-2-3-2-3-2-3 0-3 1-4 3-4 14-16 23-27 23-8 0-12-4-12-12 0-5 5-23 11-44 4-16 12-21 19-21 3 1 6 0 10 3-6 2-9 7-9 10 0 5 4 8 8 8 5 0 12-4 12-12 0-11-13-14-21-14-10 0-18 6-22 14-4-8-13-14-24-14-21 0-34 24-34 30 0 2 2 2 3 2 2 0 3-1 4-3 5-15 18-24 27-24 7 0 11 4 11 13 0 4-2 14-4 20-2 9-4 18-6 28z">
              <text:p/>
            </draw:path>
            <draw:path draw:style-name="gr10" draw:text-style-name="P8" draw:layer="layout" svg:width="0.109cm" svg:height="0.279cm" svg:x="11.488cm" svg:y="25.175cm" svg:viewBox="0 0 110 280" svg:d="M108 10c2-3 2-4 2-4 0-4-4-6-7-6-1 0-3 1-4 2-32 90-65 179-97 268-2 3-1 3-2 5 0 3 2 5 6 5 3 0 4-1 6-6 32-88 64-176 96-264z">
              <text:p/>
            </draw:path>
            <draw:path draw:style-name="gr10" draw:text-style-name="P8" draw:layer="layout" svg:width="0.126cm" svg:height="0.196cm" svg:x="11.629cm" svg:y="25.191cm" svg:viewBox="0 0 127 197" svg:d="M65 3c0-1 0-3-4-3-7 0-27 2-34 2-2 1-5 1-5 6 0 4 2 4 6 4 14 0 14 2 14 5 0 2 0 4 0 5-14 54-28 108-41 162-1 4-1 4-1 5 0 7 6 8 8 8 3 0 8-2 10-5 0-3 13-55 15-62 9 1 33 6 33 24 0 2 0 3-1 6s-1 7-1 9c0 17 11 28 26 28 8 0 16-4 22-14 7-13 10-28 10-29 0-2-3-2-4-2-2 0-3 1-4 5-5 20-12 34-24 34-5 0-9-2-9-13 0-5 1-11 2-16 2-5 2-5 2-9 0-17-18-26-42-28 9-6 18-15 24-21 14-15 27-27 40-27 2 0 2 0 3 0 3 1 4 1 6 2 0 1 0 1 1 2-14 0-16 11-16 14 0 5 3 10 10 10 8 0 16-6 16-17 0-8-6-18-19-18-8 0-21 3-41 25-9 10-21 22-31 26 10-39 19-78 29-118z">
              <text:p/>
            </draw:path>
            <draw:path draw:style-name="gr10" draw:text-style-name="P8" draw:layer="layout" svg:width="0.065cm" svg:height="0.279cm" svg:x="12.077cm" svg:y="25.175cm" svg:viewBox="0 0 66 280" svg:d="M66 277c0-1 0-1-5-5-35-35-44-89-44-131 0-49 10-99 45-133 4-4 4-4 4-5 0-2-1-3-4-3-2 0-28 19-44 55-14 30-18 62-18 86 0 21 3 55 19 87 17 34 41 52 43 52 3 0 4 0 4-3z">
              <text:p/>
            </draw:path>
            <draw:path draw:style-name="gr10" draw:text-style-name="P8" draw:layer="layout" svg:width="0.139cm" svg:height="0.126cm" svg:x="12.167cm" svg:y="25.261cm" svg:viewBox="0 0 140 127" svg:d="M86 39c2-7 8-33 28-33 1 0 8 0 14 4-8 1-14 8-14 15 0 5 4 10 11 10 6 0 15-5 15-17 0-14-16-18-26-18-16 0-26 15-29 22-7-19-23-22-31-22-29 0-45 36-45 43 0 3 3 3 4 3s2 0 3-3c10-29 28-37 38-37 5 0 15 3 15 19 0 9-5 28-15 67-4 17-15 29-27 29-1 0-8 0-14-4 7-1 13-7 13-15s-6-9-10-9c-9 0-16 7-16 16 0 12 14 18 26 18 20 0 29-19 30-22 4 11 14 22 30 22 30 0 46-36 46-43 0-3-3-3-4-3-2 0-3 1-3 3-10 30-29 37-38 37-11 0-15-9-15-19 0-5 2-12 5-24 3-13 6-26 9-39z">
              <text:p/>
            </draw:path>
            <draw:path draw:style-name="gr10" draw:text-style-name="P8" draw:layer="layout" svg:width="0.14cm" svg:height="0.161cm" svg:x="12.374cm" svg:y="25.234cm" svg:viewBox="0 0 141 162" svg:d="M131 87c5 0 10 0 10-6 0-5-5-5-10-5-40 0-79 0-119 0 3-38 35-65 75-65 15 0 30 0 44 0 5 0 10 0 10-5 0-6-5-6-10-6-15 0-30 0-45 0-48 0-86 36-86 81 0 46 38 81 86 81 15 0 30 0 45 0 5 0 10 0 10-5 0-6-5-6-10-6-14 0-29 0-44 0-40 0-72-26-75-64 40 0 79 0 119 0z">
              <text:p/>
            </draw:path>
            <draw:path draw:style-name="gr10" draw:text-style-name="P8" draw:layer="layout" svg:width="0.17cm" svg:height="0.19cm" svg:x="12.585cm" svg:y="25.194cm" svg:viewBox="0 0 171 191" svg:d="M89 100c2-3 2-4 2-5s-1-2-1-4c-20-27-39-55-58-82 22 0 43 0 65 0 47 0 61 9 67 54 2 0 5 0 7 0-2-21-5-42-8-63-52 0-104 0-156 0-6 0-7 0-7 6 23 34 47 68 70 102-22 25-44 50-67 76-2 3-2 3-2 4 0 3 2 3 6 3 52 0 104 0 156 0 3-22 6-44 8-66-2 0-5 0-7 0-5 47-24 55-68 55-26 0-52 0-78 0 24-27 47-53 71-80z">
              <text:p/>
            </draw:path>
            <draw:path draw:style-name="gr10" draw:text-style-name="P8" draw:layer="layout" svg:width="0.033cm" svg:height="0.083cm" svg:x="12.796cm" svg:y="25.355cm" svg:viewBox="0 0 34 84" svg:d="M34 30c0-19-8-30-19-30-9 0-15 7-15 15 0 7 6 15 15 15 3 0 7-1 10-4 1 0 1 0 1 0 1 0 1 0 1 4 0 20-9 37-19 47-3 2-3 3-3 4 0 2 1 3 3 3s26-22 26-54z">
              <text:p/>
            </draw:path>
            <draw:path draw:style-name="gr10" draw:text-style-name="P8" draw:layer="layout" svg:width="0.102cm" svg:height="0.196cm" svg:x="12.911cm" svg:y="25.191cm" svg:viewBox="0 0 103 197" svg:d="M54 3c0-1 0-3-4-3-6 0-27 2-34 2-2 1-6 1-6 6 0 4 3 4 8 4 13 0 13 2 13 5 0 1-2 11-4 17-7 30-15 61-22 91-4 14-5 19-5 28 0 27 15 44 36 44 33 0 67-41 67-82 0-26-14-45-37-45-13 0-24 8-33 17 7-28 14-56 21-84zM27 109c3-6 3-7 5-10 14-18 26-22 34-22 9 0 17 8 17 26 0 17-9 49-14 59-10 19-23 29-33 29s-19-7-19-28c0-6 0-10 5-28 1-9 3-18 5-26z">
              <text:p/>
            </draw:path>
            <draw:path draw:style-name="gr10" draw:text-style-name="P8" draw:layer="layout" svg:width="0.14cm" svg:height="0.161cm" svg:x="13.072cm" svg:y="25.234cm" svg:viewBox="0 0 141 162" svg:d="M131 87c5 0 10 0 10-6 0-5-5-5-10-5-40 0-79 0-119 0 3-38 36-65 75-65 15 0 30 0 44 0 5 0 10 0 10-5 0-6-5-6-10-6-15 0-30 0-45 0-48 0-86 36-86 81 0 46 38 81 86 81 15 0 30 0 45 0 5 0 10 0 10-5 0-6-5-6-10-6-14 0-29 0-44 0-39 0-72-26-75-64 40 0 79 0 119 0z">
              <text:p/>
            </draw:path>
            <draw:path draw:style-name="gr10" draw:text-style-name="P8" draw:layer="layout" svg:width="0.171cm" svg:height="0.191cm" svg:x="13.271cm" svg:y="25.193cm" svg:viewBox="0 0 172 192" svg:d="M37 26c0-4 0-11-3-16 11 0 21 0 31 0-4 4-4 10-4 14 0 48 0 96 0 144 0 4 0 9 4 14-10 0-20 0-31 0 3-5 3-12 3-16 0-47 0-94 0-140zM113 85c9-10 12-24 12-36 0-19-7-31-13-38 19 2 39 9 39 37 0 18-19 33-38 37zM71 25c0-6 0-9 4-12 1 0 5-3 12-3 12 0 28 10 28 39 0 32-17 38-44 39 0-21 0-42 0-63zM130 89c16-8 31-22 31-41 0-39-32-48-67-48-28 0-56 0-84 0-6 0-10 0-10 5s5 5 9 5c17 0 18 3 18 16 0 47 0 94 0 140 0 14-1 16-19 16-3 0-8 0-8 5s4 5 10 5c27 0 55 0 83 0 34 0 79-14 79-52 0-30-22-45-42-51zM71 167c0-23 0-46 0-70 23 0 32 0 41 7 10 9 11 26 11 36s-1 42-36 42c-16 0-16-9-16-15zM121 179c10-12 13-27 13-39 0-20-5-35-16-43 26 4 44 18 44 43 0 21-17 33-41 39z">
              <text:p/>
            </draw:path>
            <draw:path draw:style-name="gr10" draw:text-style-name="P8" draw:layer="layout" svg:width="0.032cm" svg:height="0.083cm" svg:x="13.479cm" svg:y="25.355cm" svg:viewBox="0 0 33 84" svg:d="M33 30c0-19-7-30-18-30-9 0-15 7-15 15 0 7 6 15 15 15 3 0 7-1 10-4 1 0 1 0 1 0 1 1 1 0 1 4 0 20-10 38-19 47-3 3-3 3-3 4 0 2 1 3 2 3 3 0 26-22 26-54z">
              <text:p/>
            </draw:path>
            <draw:path draw:style-name="gr10" draw:text-style-name="P8" draw:layer="layout" svg:width="0.13cm" svg:height="0.128cm" svg:x="13.593cm" svg:y="25.258cm" svg:viewBox="0 0 131 129" svg:d="M109 15c-15 5-10 13-15 19 0 4 2 13 13 13 12 0 20-9 20-21 0-15-14-26-39-26-56 0-88 43-88 80 0 25 16 49 60 49 7 0 26 0 43-7 17-6 28-18 28-21s-5-8-7-8-2 1-4 4c-15 16-38 21-60 21-18 0-27-9-27-25 0-10 7-44 15-59 11-19 29-24 41-24 3 0 12 0 20 5z">
              <text:p/>
            </draw:path>
            <draw:path draw:style-name="gr10" draw:text-style-name="P8" draw:layer="layout" svg:width="0.139cm" svg:height="0.161cm" svg:x="13.779cm" svg:y="25.234cm" svg:viewBox="0 0 140 162" svg:d="M130 87c5 0 10 0 10-6 0-5-5-5-10-5-39 0-79 0-119 0 3-38 36-65 75-65 15 0 30 0 44 0 5 0 10 0 10-5 0-6-5-6-10-6-14 0-29 0-44 0-48 0-86 36-86 81 0 46 38 81 86 81 15 0 30 0 44 0 5 0 10 0 10-5 0-6-5-6-10-6-14 0-29 0-44 0-39 0-72-26-75-64 40 0 80 0 119 0z">
              <text:p/>
            </draw:path>
            <draw:path draw:style-name="gr10" draw:text-style-name="P8" draw:layer="layout" svg:width="0.171cm" svg:height="0.191cm" svg:x="13.977cm" svg:y="25.193cm" svg:viewBox="0 0 172 192" svg:d="M37 26c0-4 0-11-3-16 11 0 21 0 31 0-3 4-3 10-3 14 0 48 0 96 0 144 0 4 0 9 3 14-10 0-20 0-31 0 3-5 3-12 3-16 0-47 0-94 0-140zM114 85c8-10 11-24 11-36 0-19-7-31-13-38 19 2 39 9 39 37 0 18-19 33-37 37zM71 25c0-6 0-9 4-12 1 0 6-3 12-3 12 0 28 10 28 39 0 32-16 38-44 39 0-21 0-42 0-63zM130 89c16-8 32-22 32-41 0-39-33-48-68-48-28 0-56 0-84 0-5 0-10 0-10 5s5 5 10 5c16 0 17 3 17 16 0 47 0 94 0 140 0 14-1 16-19 16-3 0-8 0-8 5s5 5 10 5c27 0 55 0 83 0 35 0 79-14 79-52 0-30-22-45-42-51zM71 167c0-23 0-46 0-70 23 0 32 0 41 7 11 9 12 26 12 36s-1 42-36 42c-17 0-17-9-17-15zM121 179c10-12 13-27 13-39 0-20-4-35-16-43 26 4 44 18 44 43 0 21-16 33-41 39z">
              <text:p/>
            </draw:path>
            <draw:path draw:style-name="gr10" draw:text-style-name="P8" draw:layer="layout" svg:width="0.096cm" svg:height="0.137cm" svg:x="14.177cm" svg:y="25.133cm" svg:viewBox="0 0 97 138" svg:d="M46 6c1-1 1-3 1-4 0 0-1-2-3-2-4 0-20 2-25 2-1 0-5 0-5 4s4 4 6 4c9 0 9 0 9 2s0 2-1 5c-9 37-18 74-27 111-1 3-1 3-1 4 0 3 2 6 6 6 6 0 8-4 9-8 1-1 9-36 10-38 14 1 25 5 25 16 0 1 0 2 0 4-1 3-1 4-1 6 0 14 12 20 21 20 19 0 25-29 25-30 0-3-2-2-3-3-3 0-3 1-4 5-2 9-8 23-18 23-5 0-6-5-6-11 0-3 0-3 1-9 0 0 1-4 1-5 0-18-24-21-32-21 6-4 13-10 16-13 10-9 20-19 31-19 2 0 5 1 7 3-9 1-10 8-10 11 0 4 3 7 8 7 4 0 11-4 11-13 0-6-5-13-15-13-12 0-22 8-32 17-8 8-15 14-23 17 7-26 13-52 19-78z">
              <text:p/>
            </draw:path>
            <draw:path draw:style-name="gr10" draw:text-style-name="P8" draw:layer="layout" svg:width="0.083cm" svg:height="0.098cm" svg:x="14.292cm" svg:y="25.202cm" svg:viewBox="0 0 84 99" svg:d="M23 0c-8 1-15 1-23 2 0 2 0 4 0 6 10 0 11 1 11 7 0 28 0 55 0 82 2 0 4 0 7 0 0-2 2-4 3-5 0-1 1-3 1-3 6 6 15 10 24 10 21 0 38-14 38-32 0-17-15-32-37-32-7 0-16 3-24 8 0-14 0-29 0-43zM24 50c5-7 14-10 22-10 17 0 24 12 24 27 0 8-1 15-7 20-5 5-11 7-18 7-10 0-17-5-21-12 0-10 0-21 0-32z">
              <text:p/>
            </draw:path>
            <draw:path draw:style-name="gr10" draw:text-style-name="P8" draw:layer="layout" svg:width="0.065cm" svg:height="0.279cm" svg:x="14.43cm" svg:y="25.175cm" svg:viewBox="0 0 66 280" svg:d="M66 141c0-23-4-56-19-88-17-35-41-53-44-53-1 0-3 2-3 3s0 1 6 7c28 27 44 71 44 131 0 48-11 96-46 132-4 3-4 3-4 4 0 3 2 3 3 3 3 0 28-19 45-54 14-31 18-62 18-85z">
              <text:p/>
            </draw:path>
          </draw:g>
        </draw:g>
        <draw:g draw:style-name="gr9">
          <svg:title>TexMaths</svg:title>
          <svg:desc>8§display§(\sigma_0, \sigma_1, \sigma_2, \sigma_3 )
\!=\!
f_{\rm e}^b(\bm{c})§svg§600§TRUE§</svg:desc>
          <draw:g>
            <draw:path draw:style-name="gr10" draw:text-style-name="P8" draw:layer="layout" svg:width="0.065cm" svg:height="0.279cm" svg:x="10.171cm" svg:y="25.606cm" svg:viewBox="0 0 66 280" svg:d="M66 277c0-1 0-2-5-7-35-35-45-87-45-131 0-48 11-97 46-131 4-4 4-4 4-5 0-2-2-3-4-3-3 0-28 19-44 54-15 31-18 62-18 85s3 56 18 88c17 34 41 53 44 53 2 0 4-2 4-3z">
              <text:p/>
            </draw:path>
            <draw:path draw:style-name="gr10" draw:text-style-name="P8" draw:layer="layout" svg:width="0.148cm" svg:height="0.123cm" svg:x="10.263cm" svg:y="25.696cm" svg:viewBox="0 0 149 124" svg:d="M135 16c3 0 14 0 14-10 0-6-6-6-11-6-22 0-43 0-64 0-43 0-74 46-74 79 0 25 17 45 42 45 33 0 71-35 71-78 0-5 0-17-9-30 10 0 21 0 31 0zM42 117c-13 0-24-10-24-30 0-8 3-31 12-48 12-19 29-23 39-23 24 0 26 18 26 27 0 14-5 36-15 50-11 17-26 24-38 24z">
              <text:p/>
            </draw:path>
            <draw:path draw:style-name="gr10" draw:text-style-name="P8" draw:layer="layout" svg:width="0.09cm" svg:height="0.132cm" svg:x="10.423cm" svg:y="25.728cm" svg:viewBox="0 0 91 133" svg:d="M91 67c0-22-2-37-11-50-6-10-18-17-34-17-46 0-46 53-46 67s0 66 46 66c45 0 45-52 45-66zM46 128c-9 0-21-5-25-21-3-12-3-28-3-42 0-15 0-30 3-40 5-15 17-20 25-20 11 0 20 7 24 18 4 10 4 25 4 42 0 14 0 28-3 41-4 18-17 22-25 22z">
              <text:p/>
            </draw:path>
            <draw:path draw:style-name="gr10" draw:text-style-name="P8" draw:layer="layout" svg:width="0.033cm" svg:height="0.083cm" svg:x="10.563cm" svg:y="25.787cm" svg:viewBox="0 0 34 84" svg:d="M34 29c0-19-8-29-19-29-9 0-15 7-15 14 0 8 6 15 15 15 3 0 7 0 10-3 1 0 1-1 1-1 1 1 1 1 1 4 0 20-10 38-19 47-3 3-3 4-3 5s1 3 3 3 26-22 26-55z">
              <text:p/>
            </draw:path>
            <draw:path draw:style-name="gr10" draw:text-style-name="P8" draw:layer="layout" svg:width="0.148cm" svg:height="0.123cm" svg:x="10.675cm" svg:y="25.696cm" svg:viewBox="0 0 149 124" svg:d="M134 16c4 0 15 0 15-10 0-6-7-6-11-6-22 0-43 0-64 0-43 0-74 46-74 79 0 25 16 45 42 45 33 0 71-35 71-78 0-5 0-17-9-30 10 0 20 0 30 0zM42 117c-13 0-25-10-25-30 0-8 4-31 13-48 12-19 29-23 39-23 23 0 25 18 25 27 0 14-5 36-15 50-11 17-26 24-37 24z">
              <text:p/>
            </draw:path>
            <draw:path draw:style-name="gr10" draw:text-style-name="P8" draw:layer="layout" svg:width="0.07cm" svg:height="0.128cm" svg:x="10.846cm" svg:y="25.728cm" svg:viewBox="0 0 71 129" svg:d="M44 5c0-5 0-5-6-5-12 12-30 12-38 12 0 2 0 5 0 7 5 0 18 0 29-5 0 33 0 66 0 99 0 7 0 10-20 10-3 0-5 0-7 0 0 2 0 4 0 6 3 0 27-1 34-1 6 0 31 1 35 1 0-2 0-4 0-6-2 0-5 0-7 0-20 0-20-3-20-10 0-36 0-72 0-108z">
              <text:p/>
            </draw:path>
            <draw:path draw:style-name="gr10" draw:text-style-name="P8" draw:layer="layout" svg:width="0.032cm" svg:height="0.083cm" svg:x="10.975cm" svg:y="25.787cm" svg:viewBox="0 0 33 84" svg:d="M33 29c0-19-7-29-19-29-8 0-14 7-14 14 0 8 6 15 14 15 4 0 8 0 11-3 1 0 1-1 1-1 0 1 0 1 0 4 0 20-10 38-19 47-3 3-2 4-2 5s1 3 2 3c3 0 26-22 26-55z">
              <text:p/>
            </draw:path>
            <draw:path draw:style-name="gr10" draw:text-style-name="P8" draw:layer="layout" svg:width="0.148cm" svg:height="0.123cm" svg:x="11.086cm" svg:y="25.696cm" svg:viewBox="0 0 149 124" svg:d="M135 16c3 0 14 0 14-10 0-6-6-6-11-6-22 0-43 0-64 0-43 0-74 46-74 79 0 25 17 45 42 45 33 0 71-35 71-78 0-5 0-17-9-30 10 0 21 0 31 0zM42 117c-13 0-24-10-24-30 0-8 3-31 12-48 12-19 29-23 39-23 24 0 26 18 26 27 0 14-5 36-15 50-11 17-26 24-38 24z">
              <text:p/>
            </draw:path>
            <draw:path draw:style-name="gr10" draw:text-style-name="P8" draw:layer="layout" svg:width="0.086cm" svg:height="0.128cm" svg:x="11.248cm" svg:y="25.728cm" svg:viewBox="0 0 87 129" svg:d="M87 94c-2 0-5 0-7 0 0 4-2 16-5 18-1 1-17 1-19 1-12 0-25 0-37 0 21-18 28-24 40-33 15-11 28-23 28-43 0-23-21-37-46-37-24 0-41 17-41 35 0 10 9 10 10 10 5 0 11-3 11-10 0-3-2-10-11-10 5-14 19-19 28-19 20 0 30 16 30 31 0 18-12 32-18 39-16 15-32 31-48 46-2 2-2 2-2 7 27 0 54 0 81 0 2-12 4-23 6-35z">
              <text:p/>
            </draw:path>
            <draw:path draw:style-name="gr10" draw:text-style-name="P8" draw:layer="layout" svg:width="0.032cm" svg:height="0.083cm" svg:x="11.386cm" svg:y="25.787cm" svg:viewBox="0 0 33 84" svg:d="M33 29c0-19-7-29-18-29-9 0-15 7-15 14 0 8 6 15 15 15 3 0 7 0 10-3 1 0 1-1 1-1 1 1 1 1 1 4 0 20-10 38-19 47-3 3-3 4-3 5s1 3 2 3c3 0 26-22 26-55z">
              <text:p/>
            </draw:path>
            <draw:path draw:style-name="gr10" draw:text-style-name="P8" draw:layer="layout" svg:width="0.147cm" svg:height="0.123cm" svg:x="11.498cm" svg:y="25.696cm" svg:viewBox="0 0 148 124" svg:d="M134 16c4 0 14 0 14-10 0-6-6-6-10-6-22 0-43 0-64 0-43 0-74 46-74 79 0 25 16 45 42 45 33 0 71-35 71-78 0-5 0-17-9-30 10 0 20 0 30 0zM42 117c-14 0-25-10-25-30 0-8 4-31 13-48 12-19 29-23 39-23 23 0 25 18 25 27 0 14-5 36-15 50-11 17-26 24-37 24z">
              <text:p/>
            </draw:path>
            <draw:path draw:style-name="gr10" draw:text-style-name="P8" draw:layer="layout" svg:width="0.089cm" svg:height="0.132cm" svg:x="11.658cm" svg:y="25.728cm" svg:viewBox="0 0 90 133" svg:d="M43 65c15 0 27 10 27 31 0 24-15 32-26 32-8 0-25-3-34-15 10 0 12-6 12-10 0-7-4-11-11-11-5 0-11 3-11 11 0 18 21 30 45 30 27 0 45-17 45-37 0-15-12-31-33-35 20-8 28-23 28-35 0-15-19-26-40-26-22 0-39 10-39 26 0 7 4 10 11 10 5 0 9-4 9-10 0-5-4-9-9-10 6-9 20-10 27-10 9 0 22 4 22 20 0 9-3 18-8 24-7 7-12 7-22 8-5 1-6 1-6 1-1 0-3 0-3 2 0 4 3 4 6 4s7 0 10 0z">
              <text:p/>
            </draw:path>
            <draw:path draw:style-name="gr10" draw:text-style-name="P8" draw:layer="layout" svg:width="0.064cm" svg:height="0.279cm" svg:x="11.79cm" svg:y="25.606cm" svg:viewBox="0 0 65 280" svg:d="M65 139c0-21-3-55-19-86-16-35-40-53-44-53-1 0-2 2-2 3s0 1 5 7c28 27 44 71 44 129 0 48-11 98-46 133-3 3-3 4-3 5s1 3 2 3c4 0 28-19 45-55 15-31 18-62 18-86z">
              <text:p/>
            </draw:path>
            <draw:path draw:style-name="gr10" draw:text-style-name="P8" draw:layer="layout" svg:width="0.186cm" svg:height="0.064cm" svg:x="11.93cm" svg:y="25.713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10" draw:text-style-name="P8" draw:layer="layout" svg:width="0.139cm" svg:height="0.253cm" svg:x="12.178cm" svg:y="25.619cm" svg:viewBox="0 0 140 254" svg:d="M88 85c8 0 17 0 25 0 5 0 8 0 8-5 0-3-3-3-7-3-8 0-16 0-24 0 2-11 4-22 6-32 1-6 5-26 6-30 4-5 8-9 14-9 1 0 8 0 14 5-12 1-16 11-16 15 0 7 5 10 11 10 7 0 15-7 15-17 0-13-13-19-24-19-10 0-27 5-36 33-2 5-2 8-9 44-6 0-13 0-20 0-5 0-8 0-8 5 0 3 3 3 8 3 6 0 12 0 19 0-7 37-14 74-21 110-6 27-11 53-25 53-1 0-8 0-14-5 13-1 16-11 16-15 0-6-5-10-10-10-8 0-16 6-16 17 0 12 13 19 24 19 15 0 26-16 32-27 9-17 15-52 15-53 6-30 11-59 17-89z">
              <text:p/>
            </draw:path>
            <draw:path draw:style-name="gr10" draw:text-style-name="P8" draw:layer="layout" svg:width="0.078cm" svg:height="0.137cm" svg:x="12.345cm" svg:y="25.565cm" svg:viewBox="0 0 79 138" svg:d="M38 6c1 0 1-3 1-4 0 0-1-2-3-2-4 0-20 2-25 2-1 0-5 0-5 4s4 4 6 4c10 0 10 0 10 2s-3 10-4 14c-1 6-3 12-4 18-2 6-13 49-13 52-1 4-1 7-1 9 0 20 12 33 29 33 24 0 50-27 50-56 0-23-16-33-29-33-10 0-19 6-25 12 4-19 9-37 13-55zM29 132c-10 0-15-8-15-20 0-7 1-14 7-35 1-4 1-4 5-9 8-9 16-13 24-13 7 0 14 6 14 19 0 8-5 28-10 39-5 10-15 19-25 19z">
              <text:p/>
            </draw:path>
            <draw:path draw:style-name="gr10" draw:text-style-name="P8" draw:layer="layout" svg:width="0.084cm" svg:height="0.088cm" svg:x="12.309cm" svg:y="25.798cm" svg:viewBox="0 0 85 89" svg:d="M79 43c4 0 6 0 6-5 0-16-10-38-39-38-26 0-46 21-46 45s22 44 48 44 37-20 37-25c0-1-1-3-4-3s-3 1-3 4c-7 15-21 18-28 18-10 0-19-4-24-11-8-10-8-22-8-29 21 0 41 0 61 0zM18 37c2-27 20-31 28-31 24 0 24 27 24 31-17 0-34 0-52 0z">
              <text:p/>
            </draw:path>
            <draw:path draw:style-name="gr10" draw:text-style-name="P8" draw:layer="layout" svg:width="0.065cm" svg:height="0.279cm" svg:x="12.472cm" svg:y="25.606cm" svg:viewBox="0 0 66 280" svg:d="M66 277c0-1 0-2-5-7-35-35-44-87-44-131 0-48 10-97 45-131 4-4 4-4 4-5 0-2-2-3-4-3s-28 19-44 54c-15 31-18 62-18 85s3 56 18 88c18 34 42 53 44 53s4-2 4-3z">
              <text:p/>
            </draw:path>
            <draw:path draw:style-name="gr10" draw:text-style-name="P8" draw:layer="layout" svg:width="0.13cm" svg:height="0.127cm" svg:x="12.566cm" svg:y="25.69cm" svg:viewBox="0 0 131 128" svg:d="M109 15c-15 5-15 18-15 19 0 4 2 13 13 13 12 0 20-10 20-21 0-15-14-26-39-26-56 0-88 43-88 80 0 25 16 48 60 48 7 0 26 0 43-7 17-6 28-17 28-21 0-2-5-7-7-7s-2 1-4 3c-15 16-38 22-60 22-18 0-27-9-27-26 0-10 7-43 15-59 11-19 29-23 41-23 3 0 12 0 20 5z">
              <text:p/>
            </draw:path>
            <draw:path draw:style-name="gr10" draw:text-style-name="P8" draw:layer="layout" svg:width="0.065cm" svg:height="0.279cm" svg:x="12.713cm" svg:y="25.606cm" svg:viewBox="0 0 66 280" svg:d="M66 139c0-21-4-55-19-86-17-35-41-53-44-53-1 0-3 2-3 3s0 1 6 7c28 27 44 71 44 129 0 48-11 98-46 133-4 3-4 4-4 5s2 3 3 3c3 0 28-19 45-55 14-31 18-62 18-86z">
              <text:p/>
            </draw:path>
          </draw:g>
        </draw:g>
      </draw:page>
      <draw:page draw:name="page2" draw:style-name="dp1" draw:master-page-name="Default">
        <draw:frame draw:style-name="gr88" draw:text-style-name="P4" draw:layer="layout" svg:width="1.564cm" svg:height="0.395cm" svg:x="1.103cm" svg:y="23.906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§svg§600§TRUE§</svg:desc>
          <draw:g>
            <draw:path draw:style-name="gr10" draw:text-style-name="P8" draw:layer="layout" svg:width="0.165cm" svg:height="0.154cm" svg:x="1.224cm" svg:y="24.5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10" draw:text-style-name="P8" draw:layer="layout" svg:width="0.233cm" svg:height="0.082cm" svg:x="1.46cm" svg:y="24.52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44cm" svg:height="0.239cm" svg:x="1.768cm" svg:y="24.422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10" draw:text-style-name="P8" draw:layer="layout" svg:width="0.04cm" svg:height="0.104cm" svg:x="1.959cm" svg:y="24.617cm" svg:viewBox="0 0 41 105" svg:d="M41 37c0-23-9-37-23-37-11 0-18 9-18 19 0 9 7 18 18 18 5 0 9-1 13-4 1-1 1-1 1-1 1 0 1 0 1 5 0 26-12 47-24 58-4 4-4 5-4 6 0 2 2 4 4 4 4 0 32-27 32-68z">
              <text:p/>
            </draw:path>
            <draw:path draw:style-name="gr10" draw:text-style-name="P8" draw:layer="layout" svg:width="0.013cm" svg:height="0.349cm" svg:x="2.127cm" svg:y="24.392cm" svg:viewBox="0 0 14 350" svg:d="M14 13c0-6 0-13-7-13s-7 7-7 13c0 108 0 216 0 324 0 6 0 13 7 13s7-7 7-13c0-108 0-216 0-324z">
              <text:p/>
            </draw:path>
            <draw:path draw:style-name="gr10" draw:text-style-name="P8" draw:layer="layout" svg:width="0.222cm" svg:height="0.253cm" svg:x="2.193cm" svg:y="24.408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10" draw:text-style-name="P8" draw:layer="layout" svg:width="0.013cm" svg:height="0.349cm" svg:x="2.466cm" svg:y="24.392cm" svg:viewBox="0 0 14 350" svg:d="M14 13c0-6 0-13-7-13s-7 7-7 13c0 108 0 216 0 324 0 6 0 13 7 13s7-7 7-13c0-108 0-216 0-324z">
              <text:p/>
            </draw:path>
            <draw:path draw:style-name="gr10" draw:text-style-name="P8" draw:layer="layout" svg:width="0.233cm" svg:height="0.082cm" svg:x="2.58cm" svg:y="24.52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15cm" svg:height="0.231cm" svg:x="2.904cm" svg:y="24.422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10" draw:text-style-name="P8" draw:layer="layout" svg:width="0.145cm" svg:height="0.239cm" svg:x="3.063cm" svg:y="24.422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10" draw:text-style-name="P8" draw:layer="layout" svg:width="0.04cm" svg:height="0.104cm" svg:x="3.254cm" svg:y="24.617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8" draw:layer="layout" svg:width="0.158cm" svg:height="0.245cm" svg:x="3.4cm" svg:y="24.412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10" draw:text-style-name="P8" draw:layer="layout" svg:width="0.233cm" svg:height="0.082cm" svg:x="3.633cm" svg:y="24.52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8" draw:layer="layout" svg:width="0.15cm" svg:height="0.243cm" svg:x="3.944cm" svg:y="24.418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10" draw:text-style-name="P8" draw:layer="layout" svg:width="0.041cm" svg:height="0.104cm" svg:x="4.13cm" svg:y="24.617cm" svg:viewBox="0 0 42 105" svg:d="M42 37c0-23-9-37-23-37-11 0-19 9-19 19 0 9 8 18 19 18 4 0 9-1 12-4 1-1 1-1 2-1s1 0 1 5c0 26-12 47-24 58-4 4-4 5-4 6 0 2 2 4 4 4 3 0 32-27 32-68z">
              <text:p/>
            </draw:path>
            <draw:path draw:style-name="gr10" draw:text-style-name="P8" draw:layer="layout" svg:width="0.158cm" svg:height="0.245cm" svg:x="4.276cm" svg:y="24.412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10" draw:text-style-name="P8" draw:layer="layout" svg:width="0.122cm" svg:height="0.111cm" svg:x="4.453cm" svg:y="24.597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8" draw:layer="layout" svg:width="0.232cm" svg:height="0.082cm" svg:x="4.656cm" svg:y="24.52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8" draw:layer="layout" svg:width="0.155cm" svg:height="0.235cm" svg:x="4.958cm" svg:y="24.418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10" draw:text-style-name="P8" draw:layer="layout" svg:width="0.04cm" svg:height="0.104cm" svg:x="5.154cm" svg:y="24.617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8" draw:layer="layout" svg:width="0.158cm" svg:height="0.245cm" svg:x="5.3cm" svg:y="24.412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10" draw:text-style-name="P8" draw:layer="layout" svg:width="0.131cm" svg:height="0.172cm" svg:x="5.475cm" svg:y="24.537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10" draw:text-style-name="P8" draw:layer="layout" svg:width="0.232cm" svg:height="0.082cm" svg:x="5.695cm" svg:y="24.52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8" draw:layer="layout" svg:width="0.145cm" svg:height="0.239cm" svg:x="6.002cm" svg:y="24.422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79" draw:text-style-name="P19" draw:layer="layout" svg:width="1.357cm" svg:height="2.377cm" svg:x="1.202cm" svg:y="25.203cm">
          <draw:text-box>
            <text:p text:style-name="P18"><text:span text:style-name="T3">0:001011</text:span></text:p>
            <text:p text:style-name="P18"><text:span text:style-name="T3">1:001101</text:span></text:p>
            <text:p text:style-name="P18"><text:span text:style-name="T3">2:001110</text:span></text:p>
            <text:p text:style-name="P18"><text:span text:style-name="T3">3:010011</text:span></text:p>
            <text:p text:style-name="P18"><text:span text:style-name="T6">-:010101</text:span></text:p>
            <text:p text:style-name="P18"><text:span text:style-name="T3">4:010110</text:span></text:p>
            <text:p text:style-name="P18"><text:span text:style-name="T3">5:011001</text:span></text:p>
            <text:p text:style-name="P18"><text:span text:style-name="T3">6:011010</text:span></text:p>
            <text:p text:style-name="P18"><text:span text:style-name="T7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8" draw:layer="layout" svg:width="0.221cm" svg:height="0.253cm" svg:x="1.205cm" svg:y="24.917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8" draw:layer="layout" svg:width="0.036cm" svg:height="0.149cm" svg:x="1.504cm" svg:y="25.013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79" draw:text-style-name="P19" draw:layer="layout" svg:width="1.357cm" svg:height="2.377cm" svg:x="2.802cm" svg:y="25.204cm">
          <draw:text-box>
            <text:p text:style-name="P18"><text:span text:style-name="T3">8:110100</text:span></text:p>
            <text:p text:style-name="P18"><text:span text:style-name="T3">9:110010</text:span></text:p>
            <text:p text:style-name="P18"><text:span text:style-name="T3">A:110001</text:span></text:p>
            <text:p text:style-name="P18"><text:span text:style-name="T3">B:101100</text:span></text:p>
            <text:p text:style-name="P18"><text:span text:style-name="T6">-:101010</text:span></text:p>
            <text:p text:style-name="P18"><text:span text:style-name="T3">C:101001</text:span></text:p>
            <text:p text:style-name="P18"><text:span text:style-name="T3">D:100110</text:span></text:p>
            <text:p text:style-name="P18"><text:span text:style-name="T3">E:100101</text:span></text:p>
            <text:p text:style-name="P18"><text:span text:style-name="T7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8" draw:layer="layout" svg:width="0.213cm" svg:height="0.237cm" svg:x="4.408cm" svg:y="24.919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8" draw:layer="layout" svg:width="0.113cm" svg:height="0.166cm" svg:x="4.655cm" svg:y="25.048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8" draw:layer="layout" svg:width="0.036cm" svg:height="0.15cm" svg:x="4.868cm" svg:y="25.0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80" draw:text-style-name="P19" draw:layer="layout" svg:width="1.018cm" svg:height="2.113cm" svg:x="4.504cm" svg:y="25.206cm">
          <draw:text-box>
            <text:p text:style-name="P18"><text:span text:style-name="T3">0:0700</text:span></text:p>
            <text:p text:style-name="P18"><text:span text:style-name="T3">1:1600</text:span></text:p>
            <text:p text:style-name="P18"><text:span text:style-name="T3">2:2500</text:span></text:p>
            <text:p text:style-name="P18"><text:span text:style-name="T3">3:3400</text:span></text:p>
            <text:p text:style-name="P18"><text:span text:style-name="T3">4:4300</text:span></text:p>
            <text:p text:style-name="P18"><text:span text:style-name="T3">5:5200</text:span></text:p>
            <text:p text:style-name="P18"><text:span text:style-name="T3">6:6100</text:span></text:p>
            <text:p text:style-name="P18"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8" draw:layer="layout" svg:width="0.213cm" svg:height="0.237cm" svg:x="5.81cm" svg:y="24.922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8" draw:layer="layout" svg:width="0.088cm" svg:height="0.161cm" svg:x="6.07cm" svg:y="25.051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8" draw:layer="layout" svg:width="0.036cm" svg:height="0.15cm" svg:x="6.27cm" svg:y="25.0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80" draw:text-style-name="P19" draw:layer="layout" svg:width="1.018cm" svg:height="2.113cm" svg:x="5.905cm" svg:y="25.207cm">
          <draw:text-box>
            <text:p text:style-name="P18"><text:span text:style-name="T3">0:0007</text:span></text:p>
            <text:p text:style-name="P18"><text:span text:style-name="T3">1:0016</text:span></text:p>
            <text:p text:style-name="P18"><text:span text:style-name="T3">2:0025</text:span></text:p>
            <text:p text:style-name="P18"><text:span text:style-name="T3">3:0034</text:span></text:p>
            <text:p text:style-name="P18"><text:span text:style-name="T3">4:0043</text:span></text:p>
            <text:p text:style-name="P18"><text:span text:style-name="T3">5:0052</text:span></text:p>
            <text:p text:style-name="P18"><text:span text:style-name="T3">6:0061</text:span></text:p>
            <text:p text:style-name="P18"><text:span text:style-name="T3">7:0070</text:span></text:p>
          </draw:text-box>
        </draw:frame>
        <draw:frame draw:style-name="gr81" draw:text-style-name="P5" draw:layer="layout" svg:width="1.954cm" svg:height="0.319cm" svg:x="5.003cm" svg:y="27.307cm">
          <draw:text-box>
            <text:p><text:span text:style-name="T2">(Lee distance?)</text:span></text:p>
          </draw:text-box>
        </draw:frame>
        <draw:g draw:style-name="gr9">
          <svg:title>TexMaths</svg:title>
          <svg:desc>8§display§\bm{c}^{\rm a}_i:§svg§600§TRUE§</svg:desc>
          <draw:g>
            <draw:path draw:style-name="gr10" draw:text-style-name="P8" draw:layer="layout" svg:width="0.129cm" svg:height="0.127cm" svg:x="7.328cm" svg:y="24.123cm" svg:viewBox="0 0 130 128" svg:d="M108 16c-15 4-15 18-15 19 0 4 3 13 14 13 12 0 20-11 20-22 0-15-14-26-39-26-56 0-88 44-88 80 0 25 16 48 60 48 7 0 26 0 43-6 16-6 27-18 27-22 0-1-4-7-6-7s-3 1-5 3c-15 16-37 23-59 23-18 0-27-10-27-27 0-9 7-43 15-58 11-19 29-24 40-24 4 0 13 0 20 6z">
              <text:p/>
            </draw:path>
            <draw:path draw:style-name="gr10" draw:text-style-name="P8" draw:layer="layout" svg:width="0.096cm" svg:height="0.088cm" svg:x="7.47cm" svg:y="24.047cm" svg:viewBox="0 0 97 89" svg:d="M77 35c0-10 0-17-9-25-8-7-18-10-30-10-18 0-32 7-32 19 0 6 5 10 10 10 6 0 10-4 10-9 0-4-2-8-8-10 8-4 19-4 20-4 12 0 24 7 24 23 0 2 0 4 0 6-12 1-24 2-39 6-17 7-23 18-23 27 0 16 20 21 34 21 16 0 25-9 29-16 1 8 7 15 15 15 1 0 19 0 19-18 0-4 0-7 0-11-2 0-4 0-6 0 0 3 0 7 0 10s0 12-7 12-7-9-7-12c0-11 0-23 0-34zM62 60c0 19-17 24-26 24-10 0-20-7-20-16 0-11 10-26 46-27 0 6 0 12 0 19z">
              <text:p/>
            </draw:path>
            <draw:path draw:style-name="gr10" draw:text-style-name="P8" draw:layer="layout" svg:width="0.058cm" svg:height="0.13cm" svg:x="7.469cm" svg:y="24.19cm" svg:viewBox="0 0 59 131" svg:d="M54 7c0-3-2-7-8-7-5 0-11 5-11 10 0 4 3 8 8 8 6 0 11-6 11-11zM14 107c0 2-1 5-1 8 0 8 7 16 18 16 20 0 28-27 28-30 0-2-2-2-3-2-2 0-2 1-3 3-5 16-14 24-21 24-4 0-5-3-5-7s1-8 3-12c2-6 4-11 6-16s9-22 10-25c0-2 1-5 1-6 0-10-8-17-18-17-20 0-29 26-29 30 0 3 2 3 3 3 3 0 3-1 3-4 6-16 15-23 22-23 3 0 5 1 5 7 0 4-2 7-7 19-4 11-8 21-12 32z">
              <text:p/>
            </draw:path>
            <draw:path draw:style-name="gr10" draw:text-style-name="P8" draw:layer="layout" svg:width="0.029cm" svg:height="0.12cm" svg:x="7.687cm" svg:y="24.129cm" svg:viewBox="0 0 30 121" svg:d="M30 15c0-8-8-15-16-15s-14 7-14 15 6 15 14 15 16-7 16-15zM30 106c0-8-8-15-16-15s-14 7-14 15 6 15 14 15 16-7 16-15z">
              <text:p/>
            </draw:path>
          </draw:g>
        </draw:g>
        <draw:frame draw:style-name="gr82" draw:text-style-name="P6" draw:layer="layout" svg:width="2.373cm" svg:height="0.331cm" svg:x="7.803cm" svg:y="24.008cm">
          <draw:text-box>
            <text:p><text:span text:style-name="T3">0110(6)=</text:span><text:span text:style-name="T8">011010</text:span></text:p>
          </draw:text-box>
        </draw:frame>
        <draw:g draw:style-name="gr9">
          <svg:title>TexMaths</svg:title>
          <svg:desc>8§display§\bm{c}^{\rm b}_i:§svg§600§TRUE§</svg:desc>
          <draw:g>
            <draw:path draw:style-name="gr10" draw:text-style-name="P8" draw:layer="layout" svg:width="0.129cm" svg:height="0.127cm" svg:x="7.33cm" svg:y="24.473cm" svg:viewBox="0 0 130 128" svg:d="M108 15c-15 5-15 18-15 19 0 4 2 13 14 13 11 0 20-10 20-21 0-15-14-26-39-26-57 0-88 43-88 80 0 25 16 48 59 48 7 0 27 0 44-7 16-6 27-17 27-21 0-2-5-7-7-7s-2 1-4 3c-15 16-38 22-59 22-18 0-28-9-28-26 0-10 7-43 16-59 11-19 28-23 40-23 4 0 13 0 20 5z">
              <text:p/>
            </draw:path>
            <draw:path draw:style-name="gr10" draw:text-style-name="P8" draw:layer="layout" svg:width="0.104cm" svg:height="0.137cm" svg:x="7.471cm" svg:y="24.348cm" svg:viewBox="0 0 105 138" svg:d="M30 0c-10 1-20 2-30 2 0 3 0 5 0 8 14 0 14 0 14 11 0 38 0 76 0 114 3 0 5 0 8 0 2-3 4-7 6-11 8 10 18 14 29 14 25 0 48-20 48-45 0-24-20-44-46-44-12 0-22 5-29 12 0-20 0-41 0-61zM30 70c6-9 16-15 28-15 11 0 19 6 23 12s6 14 6 26c0 5 0 19-8 29-8 9-18 10-23 10-16 0-24-12-26-16 0-16 0-31 0-46z">
              <text:p/>
            </draw:path>
            <draw:path draw:style-name="gr10" draw:text-style-name="P8" draw:layer="layout" svg:width="0.059cm" svg:height="0.131cm" svg:x="7.47cm" svg:y="24.538cm" svg:viewBox="0 0 60 132" svg:d="M54 7c0-3-2-7-7-7s-11 5-11 10c0 4 2 8 8 8s10-5 10-11zM14 107c0 2-1 5-1 8 0 9 8 17 18 17 20 0 29-28 29-31 0-2-3-2-3-2-4 0-4 1-4 3-4 16-13 24-21 24-4 0-5-2-5-6 0-5 2-9 3-13 2-6 4-11 7-16 1-5 9-22 9-25 1-1 1-4 1-6 0-9-7-17-18-17-19 0-29 27-29 30s3 3 4 3c2 0 2-1 3-3 5-17 14-24 21-24 3 0 5 1 5 7 0 4-1 7-6 19-4 11-8 21-13 32z">
              <text:p/>
            </draw:path>
            <draw:path draw:style-name="gr10" draw:text-style-name="P8" draw:layer="layout" svg:width="0.029cm" svg:height="0.119cm" svg:x="7.7cm" svg:y="24.479cm" svg:viewBox="0 0 30 120" svg:d="M30 14c0-8-7-14-16-14-8 0-14 6-14 14 0 9 6 15 14 15 9 0 16-6 16-15zM30 105c0-8-7-14-16-14-8 0-14 6-14 14 0 9 6 15 14 15 9 0 16-6 16-15z">
              <text:p/>
            </draw:path>
          </draw:g>
        </draw:g>
        <draw:frame draw:style-name="gr83" draw:text-style-name="P19" draw:layer="layout" svg:width="1.018cm" svg:height="1.589cm" svg:x="7.805cm" svg:y="24.412cm">
          <draw:text-box>
            <text:p text:style-name="P18"><text:span text:style-name="T3">011(3)</text:span></text:p>
            <text:p text:style-name="P18"><text:span text:style-name="T3">100(4)</text:span></text:p>
            <text:p text:style-name="P18"><text:span text:style-name="T3">010(2)</text:span></text:p>
            <text:p text:style-name="P18"><text:span text:style-name="T3">011(3)</text:span></text:p>
            <text:p text:style-name="P18"><text:span text:style-name="T3">110(6)</text:span></text:p>
            <text:p text:style-name="P18"><text:span text:style-name="T3">100(4)</text:span></text:p>
          </draw:text-box>
        </draw:frame>
        <draw:line draw:style-name="gr1" draw:text-style-name="P1" draw:layer="layout" svg:x1="7.301cm" svg:y1="26.001cm" svg:x2="10.301cm" svg:y2="26.001cm">
          <text:p/>
        </draw:line>
        <draw:g draw:style-name="gr9">
          <svg:title>TexMaths</svg:title>
          <svg:desc>8§display§\bm{s}_i:§svg§600§TRUE§</svg:desc>
          <draw:g>
            <draw:path draw:style-name="gr10" draw:text-style-name="P8" draw:layer="layout" svg:width="0.116cm" svg:height="0.128cm" svg:x="7.331cm" svg:y="26.101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10" draw:text-style-name="P8" draw:layer="layout" svg:width="0.058cm" svg:height="0.131cm" svg:x="7.473cm" svg:y="26.139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10" draw:text-style-name="P8" draw:layer="layout" svg:width="0.029cm" svg:height="0.12cm" svg:x="7.659cm" svg:y="26.107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84" draw:text-style-name="P19" draw:layer="layout" svg:width="1.695cm" svg:height="1.589cm" svg:x="7.805cm" svg:y="26.111cm">
          <draw:text-box>
            <text:p text:style-name="P18"><text:span text:style-name="T3">(</text:span><text:span text:style-name="T8">0</text:span><text:span text:style-name="T3">,3)=3400</text:span></text:p>
            <text:p text:style-name="P18"><text:span text:style-name="T3">(</text:span><text:span text:style-name="T8">1</text:span><text:span text:style-name="T3">,4)=0043</text:span></text:p>
            <text:p text:style-name="P18"><text:span text:style-name="T3">(</text:span><text:span text:style-name="T8">1</text:span><text:span text:style-name="T3">,2)=0025</text:span></text:p>
            <text:p text:style-name="P18"><text:span text:style-name="T3">(</text:span><text:span text:style-name="T8">0</text:span><text:span text:style-name="T3">,3)=3400</text:span></text:p>
            <text:p text:style-name="P18"><text:span text:style-name="T3">(</text:span><text:span text:style-name="T8">1</text:span><text:span text:style-name="T3">,6)=0061</text:span></text:p>
            <text:p text:style-name="P18"><text:span text:style-name="T3">(</text:span><text:span text:style-name="T8">0</text:span><text:span text:style-name="T3">,4)=4300</text:span></text:p>
          </draw:text-box>
        </draw:frame>
        <draw:line draw:style-name="gr1" draw:text-style-name="P1" draw:layer="layout" svg:x1="7.201cm" svg:y1="24.001cm" svg:x2="7.201cm" svg:y2="27.701cm">
          <text:p/>
        </draw:line>
      </draw:page>
      <draw:page draw:name="page3" draw:style-name="dp1" draw:master-page-name="Default">
        <draw:custom-shape draw:style-name="gr4" draw:text-style-name="P3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89" draw:text-style-name="P20" draw:layer="layout" svg:width="1.907cm" svg:height="0.823cm" svg:x="18.102cm" svg:y="1.002cm">
          <draw:text-box>
            <text:p><text:span text:style-name="T9">(A,T,G,C)</text:span></text:p>
            <text:p><text:span text:style-name="T9">(0,1,2,3)</text:span></text:p>
          </draw:text-box>
        </draw:frame>
        <draw:frame draw:style-name="gr90" draw:text-style-name="P4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8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8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8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8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8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8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8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8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8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8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8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8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8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8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8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8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8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10" draw:text-style-name="P8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10" draw:text-style-name="P8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8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8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8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8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8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8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8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8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8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8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8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8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8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8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8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8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8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8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8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8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8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8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8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10" draw:text-style-name="P8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10" draw:text-style-name="P8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8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8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8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8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8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8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8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8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8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8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8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8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8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8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8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8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8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8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8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8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8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8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8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91" draw:text-style-name="P4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9">
          <svg:title>TexMaths</svg:title>
          <svg:desc>10§display§\mathcal{B} \!\subset\! \mathbb{B}^{\nu}
\quad
(|\mathcal{B}| \!\geq\! 2^{k_{\rm a}})§svg§600§TRUE§</svg:desc>
          <draw:g>
            <draw:path draw:style-name="gr10" draw:text-style-name="P8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8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8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8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8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8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8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10" draw:text-style-name="P8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8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8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8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2" draw:text-style-name="P4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8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8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8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8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8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8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8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8" draw:layer="layout" svg:width="0.036cm" svg:height="0.036cm" svg:x="3.2cm" svg:y="10.137cm" svg:viewBox="0 0 37 37" svg:d="M37 18c0-10-9-18-19-18s-18 8-18 18 8 19 18 19 19-9 19-19z">
              <text:p/>
            </draw:path>
            <draw:path draw:style-name="gr10" draw:text-style-name="P8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10" draw:text-style-name="P8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10" draw:text-style-name="P8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8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8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8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8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10" draw:text-style-name="P8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10" draw:text-style-name="P8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8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8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8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8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8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8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8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8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8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8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10" draw:text-style-name="P8" draw:layer="layout" svg:width="0.036cm" svg:height="0.036cm" svg:x="6.933cm" svg:y="10.137cm" svg:viewBox="0 0 37 37" svg:d="M37 18c0-10-8-18-18-18s-19 8-19 18 9 19 19 19 18-9 18-19z">
              <text:p/>
            </draw:path>
            <draw:path draw:style-name="gr10" draw:text-style-name="P8" draw:layer="layout" svg:width="0.036cm" svg:height="0.036cm" svg:x="7.089cm" svg:y="10.137cm" svg:viewBox="0 0 37 37" svg:d="M37 18c0-10-8-18-18-18s-19 8-19 18 9 19 19 19 18-9 18-19z">
              <text:p/>
            </draw:path>
            <draw:path draw:style-name="gr10" draw:text-style-name="P8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8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8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8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8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8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8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88" draw:text-style-name="P4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,§svg§600§TRUE§</svg:desc>
          <draw:g>
            <draw:path draw:style-name="gr10" draw:text-style-name="P8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10" draw:text-style-name="P8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10" draw:text-style-name="P8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8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10" draw:text-style-name="P8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10" draw:text-style-name="P8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10" draw:text-style-name="P8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8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10" draw:text-style-name="P8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10" draw:text-style-name="P8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8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10" draw:text-style-name="P8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10" draw:text-style-name="P8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8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10" draw:text-style-name="P8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8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8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10" draw:text-style-name="P8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8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10" draw:text-style-name="P8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10" draw:text-style-name="P8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10" draw:text-style-name="P8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93" draw:text-style-name="P6" draw:layer="layout" svg:width="1.357cm" svg:height="2.971cm" svg:x="11.601cm" svg:y="7.102cm">
          <draw:text-box>
            <text:p><text:span text:style-name="T3">0:001011</text:span></text:p>
            <text:p><text:span text:style-name="T3">1:001101</text:span></text:p>
            <text:p><text:span text:style-name="T3">2:001110</text:span></text:p>
            <text:p><text:span text:style-name="T3">3:010011</text:span></text:p>
            <text:p><text:span text:style-name="T6">-:010101</text:span></text:p>
            <text:p><text:span text:style-name="T3">4:010110</text:span></text:p>
            <text:p><text:span text:style-name="T3">5:011001</text:span></text:p>
            <text:p><text:span text:style-name="T3">6:011010</text:span></text:p>
            <text:p><text:span text:style-name="T7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8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8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93" draw:text-style-name="P6" draw:layer="layout" svg:width="1.357cm" svg:height="2.971cm" svg:x="13.201cm" svg:y="7.103cm">
          <draw:text-box>
            <text:p><text:span text:style-name="T3">8:110100</text:span></text:p>
            <text:p><text:span text:style-name="T3">9:110010</text:span></text:p>
            <text:p><text:span text:style-name="T3">A:110001</text:span></text:p>
            <text:p><text:span text:style-name="T3">B:101100</text:span></text:p>
            <text:p><text:span text:style-name="T6">-:101010</text:span></text:p>
            <text:p><text:span text:style-name="T3">C:101001</text:span></text:p>
            <text:p><text:span text:style-name="T3">D:100110</text:span></text:p>
            <text:p><text:span text:style-name="T3">E:100101</text:span></text:p>
            <text:p><text:span text:style-name="T7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8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8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8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94" draw:text-style-name="P6" draw:layer="layout" svg:width="1.018cm" svg:height="2.641cm" svg:x="15.503cm" svg:y="7.105cm">
          <draw:text-box>
            <text:p><text:span text:style-name="T3">0:0700</text:span></text:p>
            <text:p><text:span text:style-name="T3">1:1600</text:span></text:p>
            <text:p><text:span text:style-name="T3">2:2500</text:span></text:p>
            <text:p><text:span text:style-name="T3">3:3400</text:span></text:p>
            <text:p><text:span text:style-name="T3">4:4300</text:span></text:p>
            <text:p><text:span text:style-name="T3">5:5200</text:span></text:p>
            <text:p><text:span text:style-name="T3">6:6100</text:span></text:p>
            <text:p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8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8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8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94" draw:text-style-name="P6" draw:layer="layout" svg:width="1.018cm" svg:height="2.641cm" svg:x="17.304cm" svg:y="7.106cm">
          <draw:text-box>
            <text:p><text:span text:style-name="T3">0:0007</text:span></text:p>
            <text:p><text:span text:style-name="T3">1:0016</text:span></text:p>
            <text:p><text:span text:style-name="T3">2:0025</text:span></text:p>
            <text:p><text:span text:style-name="T3">3:0034</text:span></text:p>
            <text:p><text:span text:style-name="T3">4:0043</text:span></text:p>
            <text:p><text:span text:style-name="T3">5:0052</text:span></text:p>
            <text:p><text:span text:style-name="T3">6:0061</text:span></text:p>
            <text:p><text:span text:style-name="T3">7:0070</text:span></text:p>
          </draw:text-box>
        </draw:frame>
        <draw:frame draw:style-name="gr95" draw:text-style-name="P4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96" draw:text-style-name="P4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97" draw:text-style-name="P4" draw:layer="layout" svg:width="1.424cm" svg:height="0.395cm" svg:x="16.502cm" svg:y="9.806cm">
          <draw:text-box>
            <text:p><text:span text:style-name="T1">Lee dist?</text:span></text:p>
          </draw:text-box>
        </draw:frame>
        <draw:custom-shape draw:style-name="gr21" draw:text-style-name="P11" draw:layer="layout" svg:width="1.6cm" svg:height="0.8cm" svg:x="2.2cm" svg:y="1.8cm">
          <text:p text:style-name="P10"><text:span text:style-name="T1">out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4cm" svg:height="0.4cm" svg:x="5.4cm" svg:y="1.8cm">
          <text:p text:style-name="P10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.8cm" svg:y1="2.2cm" svg:x2="2.2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8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8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8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8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8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8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8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8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8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8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8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8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8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8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8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0" draw:text-style-name="P1" draw:layer="layout" svg:x1="3.8cm" svg:y1="2cm" svg:x2="5.4cm" svg:y2="2cm">
          <text:p/>
        </draw:line>
        <draw:line draw:style-name="gr20" draw:text-style-name="P1" draw:layer="layout" svg:x1="3.8cm" svg:y1="2.5cm" svg:x2="6cm" svg:y2="2.5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8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8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8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8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8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1" draw:text-style-name="P11" draw:layer="layout" svg:width="1.6cm" svg:height="0.8cm" svg:x="9cm" svg:y="1.8cm">
          <text:p text:style-name="P10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0.6cm" svg:y1="2.2cm" svg:x2="12.2cm" svg:y2="2.2cm">
          <text:p/>
        </draw:line>
        <draw:g draw:style-name="gr9">
          <svg:title>TexMaths</svg:title>
          <svg:desc>10§display§\bm{x}_j \!\in\! \Sigma^{N}§svg§600§TRUE§</svg:desc>
          <draw:g>
            <draw:path draw:style-name="gr10" draw:text-style-name="P8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10" draw:text-style-name="P8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10" draw:text-style-name="P8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8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10" draw:text-style-name="P8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8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8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8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8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2" draw:text-style-name="P11" draw:layer="layout" svg:width="2cm" svg:height="0.8cm" draw:transform="rotate (-1.5707963267949) translate (13cm 1.8cm)">
          <text:p text:style-name="P10"><text:span text:style-name="T1">IDS</text:span></text:p>
          <text:p text:style-name="P10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8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8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8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0" draw:text-style-name="P1" draw:layer="layout" svg:x1="12.2cm" svg:y1="3.4cm" svg:x2="10.6cm" svg:y2="3.4cm">
          <text:p/>
        </draw:line>
        <draw:g draw:style-name="gr9">
          <svg:title>TexMaths</svg:title>
          <svg:desc>10§display§\bm{y}_j \!\in\! \Sigma^{N_j}§svg§600§TRUE§</svg:desc>
          <draw:g>
            <draw:path draw:style-name="gr10" draw:text-style-name="P8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10" draw:text-style-name="P8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10" draw:text-style-name="P8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8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10" draw:text-style-name="P8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10" draw:text-style-name="P8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1" draw:text-style-name="P11" draw:layer="layout" svg:width="1.6cm" svg:height="0.8cm" svg:x="9cm" svg:y="3cm">
          <text:p text:style-name="P10"><text:span text:style-name="T1">alignment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cm" svg:y1="3.3cm" svg:x2="7.4cm" svg:y2="3.3cm">
          <text:p/>
        </draw:line>
        <draw:line draw:style-name="gr20" draw:text-style-name="P1" draw:layer="layout" svg:x1="7.4cm" svg:y1="3.5cm" svg:x2="9cm" svg:y2="3.5cm">
          <text:p/>
        </draw:line>
        <draw:custom-shape draw:style-name="gr22" draw:text-style-name="P11" draw:layer="layout" svg:width="2cm" svg:height="0.8cm" svg:x="5.4cm" svg:y="3cm">
          <text:p text:style-name="P10"><text:span text:style-name="T1">LLR calc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6cm" svg:height="0.8cm" svg:x="2.2cm" svg:y="3cm">
          <text:p text:style-name="P10"><text:span text:style-name="T1">outer</text:span></text:p>
          <text:p text:style-name="P10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.401cm" svg:y1="3.4cm" svg:x2="3.801cm" svg:y2="3.4cm">
          <text:p/>
        </draw:line>
        <draw:line draw:style-name="gr20" draw:text-style-name="P1" draw:layer="layout" svg:x1="2.2cm" svg:y1="3.4cm" svg:x2="1.8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8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8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8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98" draw:text-style-name="P1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5cm" svg:x2="5.8cm" svg:y2="5cm">
          <text:p/>
        </draw:line>
        <draw:g draw:style-name="gr9">
          <svg:title>TexMaths</svg:title>
          <svg:desc>9§display§\bm{c}^{\rm b}_0§svg§600§TRUE§</svg:desc>
          <draw:g>
            <draw:path draw:style-name="gr10" draw:text-style-name="P8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8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8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.4cm" svg:y1="4.6cm" svg:x2="3.4cm" svg:y2="5.4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8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8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8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8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10" draw:text-style-name="P8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8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8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8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8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10" draw:text-style-name="P8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5.001cm" svg:y1="4.601cm" svg:x2="5.001cm" svg:y2="5.401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8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8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8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8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8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8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4.201cm" svg:y1="4.6cm" svg:x2="4.201cm" svg:y2="5.4cm">
          <text:p/>
        </draw:line>
        <draw:line draw:style-name="gr25" draw:text-style-name="P1" draw:layer="layout" svg:x1="2.6cm" svg:y1="4.5cm" svg:x2="3.1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8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8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5" draw:text-style-name="P1" draw:layer="layout" svg:x1="2.6cm" svg:y1="5.5cm" svg:x2="3.4cm" svg:y2="5.5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8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8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8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4" draw:text-style-name="P1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line draw:style-name="gr1" draw:text-style-name="P1" draw:layer="layout" svg:x1="8.6cm" svg:y1="4.6cm" svg:x2="8.6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8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8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8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8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8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8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8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10" draw:text-style-name="P8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5" draw:text-style-name="P1" draw:layer="layout" svg:x1="6.2cm" svg:y1="4.5cm" svg:x2="7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5" draw:text-style-name="P1" draw:layer="layout" svg:x1="6.2cm" svg:y1="5.1cm" svg:x2="9.4cm" svg:y2="5.1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8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8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8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4" draw:text-style-name="P1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bm{x}_0§svg§600§TRUE§</svg:desc>
          <draw:g>
            <draw:path draw:style-name="gr10" draw:text-style-name="P8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10" draw:text-style-name="P8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9">
          <svg:title>TexMaths</svg:title>
          <svg:desc>10§display§\bm{x}_{r-1}§svg§600§TRUE§</svg:desc>
          <draw:g>
            <draw:path draw:style-name="gr10" draw:text-style-name="P8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10" draw:text-style-name="P8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10" draw:text-style-name="P8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10" draw:text-style-name="P8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7" draw:text-style-name="P1" draw:layer="layout" svg:x1="10.6cm" svg:y1="4.6cm" svg:x2="10.6cm" svg:y2="5cm">
          <text:p/>
        </draw:line>
        <draw:line draw:style-name="gr27" draw:text-style-name="P1" draw:layer="layout" svg:x1="12.2cm" svg:y1="4.6cm" svg:x2="12.2cm" svg:y2="5cm">
          <text:p/>
        </draw:line>
        <draw:line draw:style-name="gr27" draw:text-style-name="P1" draw:layer="layout" svg:x1="10.6cm" svg:y1="5.4cm" svg:x2="10.6cm" svg:y2="5.8cm">
          <text:p/>
        </draw:line>
        <draw:line draw:style-name="gr27" draw:text-style-name="P1" draw:layer="layout" svg:x1="12.2cm" svg:y1="5.4cm" svg:x2="12.2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8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5" draw:text-style-name="P1" draw:layer="layout" svg:x1="9.8cm" svg:y1="4.5cm" svg:x2="13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8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99" draw:text-style-name="P1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.2cm" svg:y1="2cm" svg:x2="5.2cm" svg:y2="4.1cm">
          <text:p/>
        </draw:line>
        <draw:line draw:style-name="gr31" draw:text-style-name="P1" draw:layer="layout" svg:x1="8.8cm" svg:y1="2.2cm" svg:x2="8.801cm" svg:y2="4.1cm">
          <text:p/>
        </draw:line>
        <draw:line draw:style-name="gr31" draw:text-style-name="P1" draw:layer="layout" svg:x1="12.001cm" svg:y1="2.2cm" svg:x2="12.0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8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8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8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8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8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8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8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10" draw:text-style-name="P8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10" draw:text-style-name="P8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10" draw:text-style-name="P8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10" draw:text-style-name="P8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10" draw:text-style-name="P8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8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8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8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8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8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10" draw:text-style-name="P8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8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8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8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8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8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8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8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8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8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8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2" draw:text-style-name="P4" draw:layer="layout" svg:width="1.522cm" svg:height="0.395cm" svg:x="5.105cm" svg:y="11.408cm">
          <draw:text-box>
            <text:p><text:span text:style-name="T1">(bijection)</text:span></text:p>
          </draw:text-box>
        </draw:frame>
        <draw:g draw:style-name="gr9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10" draw:text-style-name="P8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10" draw:text-style-name="P8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8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10" draw:text-style-name="P8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8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10" draw:text-style-name="P8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10" draw:text-style-name="P8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10" draw:text-style-name="P8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10" draw:text-style-name="P8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10" draw:text-style-name="P8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10" draw:text-style-name="P8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10" draw:text-style-name="P8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10" draw:text-style-name="P8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8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8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10" draw:text-style-name="P8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10" draw:text-style-name="P8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10" draw:text-style-name="P8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10" draw:text-style-name="P8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10" draw:text-style-name="P8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10" draw:text-style-name="P8" draw:layer="layout" svg:width="0.036cm" svg:height="0.037cm" svg:x="5.096cm" svg:y="12.217cm" svg:viewBox="0 0 37 38" svg:d="M37 19c0-10-8-19-18-19s-19 9-19 19 9 19 19 19 18-9 18-19z">
              <text:p/>
            </draw:path>
            <draw:path draw:style-name="gr10" draw:text-style-name="P8" draw:layer="layout" svg:width="0.037cm" svg:height="0.037cm" svg:x="5.252cm" svg:y="12.217cm" svg:viewBox="0 0 38 38" svg:d="M38 19c0-10-9-19-19-19s-19 9-19 19 9 19 19 19 19-9 19-19z">
              <text:p/>
            </draw:path>
            <draw:path draw:style-name="gr10" draw:text-style-name="P8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10" draw:text-style-name="P8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10" draw:text-style-name="P8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8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10" draw:text-style-name="P8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10" draw:text-style-name="P8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10" draw:text-style-name="P8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10" draw:text-style-name="P8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8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10" draw:text-style-name="P8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10" draw:text-style-name="P8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10" draw:text-style-name="P8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8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10" draw:text-style-name="P8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8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10" draw:text-style-name="P8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10" draw:text-style-name="P8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8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8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8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10" draw:text-style-name="P8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8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8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8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8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8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8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8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8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8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8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10" draw:text-style-name="P8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8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(b_0, \dots, b_{\nu-1})
\!=\! 
f_{\rm e}^{\rm a}(\bm{c}^{\rm a}_i) 
§svg§600§TRUE§</svg:desc>
          <draw:g>
            <draw:path draw:style-name="gr10" draw:text-style-name="P8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10" draw:text-style-name="P8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10" draw:text-style-name="P8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10" draw:text-style-name="P8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10" draw:text-style-name="P8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10" draw:text-style-name="P8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10" draw:text-style-name="P8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10" draw:text-style-name="P8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10" draw:text-style-name="P8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10" draw:text-style-name="P8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10" draw:text-style-name="P8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10" draw:text-style-name="P8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10" draw:text-style-name="P8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10" draw:text-style-name="P8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10" draw:text-style-name="P8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10" draw:text-style-name="P8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10" draw:text-style-name="P8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10" draw:text-style-name="P8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10" draw:text-style-name="P8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10" draw:text-style-name="P8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display§\bm{c}^{\rm b}_{i,j}
\!=\!
[ \bm{c}^{\rm b}_i ]_{j\nu}^{j\nu+\nu-1}§svg§600§TRUE§</svg:desc>
          <draw:g>
            <draw:path draw:style-name="gr10" draw:text-style-name="P8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8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10" draw:text-style-name="P8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10" draw:text-style-name="P8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10" draw:text-style-name="P8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10" draw:text-style-name="P8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10" draw:text-style-name="P8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10" draw:text-style-name="P8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8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8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10" draw:text-style-name="P8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8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10" draw:text-style-name="P8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10" draw:text-style-name="P8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10" draw:text-style-name="P8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10" draw:text-style-name="P8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8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10" draw:text-style-name="P8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8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8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8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8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8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8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9" draw:text-style-name="P11" draw:layer="layout" svg:width="1.4cm" svg:height="0.4cm" svg:x="6cm" svg:y="2.3cm">
          <text:p text:style-name="P10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3" draw:text-style-name="P1" draw:layer="layout" svg:width="1.599cm" svg:height="0.299cm" svg:x="7.4cm" svg:y="2.2cm" svg:viewBox="0 0 1600 300" draw:points="0,300 200,300 200,0 1600,0">
          <text:p/>
        </draw:polyline>
        <draw:polyline draw:style-name="gr33" draw:text-style-name="P1" draw:layer="layout" svg:width="0.299cm" svg:height="0.299cm" svg:x="6.8cm" svg:y="2cm" svg:viewBox="0 0 300 300" draw:points="0,0 300,0 300,300">
          <text:p/>
        </draw:polyline>
        <draw:g draw:style-name="gr9">
          <svg:title>TexMaths</svg:title>
          <svg:desc>10§display§\bm{b}_i \!\in\! \mathcal{B}§svg§600§TRUE§</svg:desc>
          <draw:g>
            <draw:path draw:style-name="gr10" draw:text-style-name="P8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10" draw:text-style-name="P8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10" draw:text-style-name="P8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10" draw:text-style-name="P8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100" draw:text-style-name="P4" draw:layer="layout" svg:width="1.285cm" svg:height="0.395cm" svg:x="5.105cm" svg:y="10.909cm">
          <draw:text-box>
            <text:p><text:span text:style-name="T1">(lossy)</text:span></text:p>
          </draw:text-box>
        </draw:frame>
      </draw:page>
      <draw:page draw:name="page4" draw:style-name="dp1" draw:master-page-name="Default">
        <draw:custom-shape draw:style-name="gr4" draw:text-style-name="P3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89" draw:text-style-name="P20" draw:layer="layout" svg:width="1.907cm" svg:height="0.823cm" svg:x="18.102cm" svg:y="1.002cm">
          <draw:text-box>
            <text:p><text:span text:style-name="T9">(A,T,G,C)</text:span></text:p>
            <text:p><text:span text:style-name="T9">(0,1,2,3)</text:span></text:p>
          </draw:text-box>
        </draw:frame>
        <draw:frame draw:style-name="gr90" draw:text-style-name="P4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8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8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8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8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8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8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8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8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8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8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8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8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8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8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8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8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8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10" draw:text-style-name="P8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10" draw:text-style-name="P8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8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8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8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8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8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8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8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8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8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8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8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8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8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8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8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8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8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8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8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8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8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8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8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8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8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8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10" draw:text-style-name="P8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10" draw:text-style-name="P8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8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8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8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8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8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8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8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8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8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8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8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8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8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8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8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8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8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8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8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8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8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8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8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8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8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8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91" draw:text-style-name="P4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9">
          <svg:title>TexMaths</svg:title>
          <svg:desc>10§display§\mathcal{B} \!\subset\! \mathbb{B}^{\nu}
\quad
(|\mathcal{B}| \!\geq\! 2^{k_{\rm a}})§svg§600§TRUE§</svg:desc>
          <draw:g>
            <draw:path draw:style-name="gr10" draw:text-style-name="P8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8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8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8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8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8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8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10" draw:text-style-name="P8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10" draw:text-style-name="P8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8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8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8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2" draw:text-style-name="P4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8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8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8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8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8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8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8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8" draw:layer="layout" svg:width="0.036cm" svg:height="0.036cm" svg:x="3.2cm" svg:y="10.137cm" svg:viewBox="0 0 37 37" svg:d="M37 18c0-10-9-18-19-18s-18 8-18 18 8 19 18 19 19-9 19-19z">
              <text:p/>
            </draw:path>
            <draw:path draw:style-name="gr10" draw:text-style-name="P8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10" draw:text-style-name="P8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10" draw:text-style-name="P8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8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8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8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8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10" draw:text-style-name="P8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10" draw:text-style-name="P8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8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8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8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8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8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8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8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8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8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8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10" draw:text-style-name="P8" draw:layer="layout" svg:width="0.036cm" svg:height="0.036cm" svg:x="6.933cm" svg:y="10.137cm" svg:viewBox="0 0 37 37" svg:d="M37 18c0-10-8-18-18-18s-19 8-19 18 9 19 19 19 18-9 18-19z">
              <text:p/>
            </draw:path>
            <draw:path draw:style-name="gr10" draw:text-style-name="P8" draw:layer="layout" svg:width="0.036cm" svg:height="0.036cm" svg:x="7.089cm" svg:y="10.137cm" svg:viewBox="0 0 37 37" svg:d="M37 18c0-10-8-18-18-18s-19 8-19 18 9 19 19 19 18-9 18-19z">
              <text:p/>
            </draw:path>
            <draw:path draw:style-name="gr10" draw:text-style-name="P8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8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8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8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8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8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8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88" draw:text-style-name="P4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,§svg§600§TRUE§</svg:desc>
          <draw:g>
            <draw:path draw:style-name="gr10" draw:text-style-name="P8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10" draw:text-style-name="P8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10" draw:text-style-name="P8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8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10" draw:text-style-name="P8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10" draw:text-style-name="P8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10" draw:text-style-name="P8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8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10" draw:text-style-name="P8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10" draw:text-style-name="P8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8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10" draw:text-style-name="P8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10" draw:text-style-name="P8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8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10" draw:text-style-name="P8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8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8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10" draw:text-style-name="P8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8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10" draw:text-style-name="P8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10" draw:text-style-name="P8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10" draw:text-style-name="P8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01" draw:text-style-name="P6" draw:layer="layout" svg:width="1.018cm" svg:height="2.971cm" svg:x="11.701cm" svg:y="7.102cm">
          <draw:text-box>
            <text:p><text:span text:style-name="T3">001011</text:span></text:p>
            <text:p><text:span text:style-name="T3">001101</text:span></text:p>
            <text:p><text:span text:style-name="T3">001110</text:span></text:p>
            <text:p><text:span text:style-name="T3">010011</text:span></text:p>
            <text:p><text:span text:style-name="T3">010101</text:span></text:p>
            <text:p><text:span text:style-name="T3">010110</text:span></text:p>
            <text:p><text:span text:style-name="T3">011001</text:span></text:p>
            <text:p><text:span text:style-name="T3">011010</text:span></text:p>
            <text:p><text:span text:style-name="T10">011100</text:span></text:p>
          </draw:text-box>
        </draw:frame>
        <draw:g draw:style-name="gr9">
          <svg:title>TexMaths</svg:title>
          <svg:desc>10§display§\mathcal{B}:§svg§600§TRUE§</svg:desc>
          <draw:g>
            <draw:path draw:style-name="gr10" draw:text-style-name="P8" draw:layer="layout" svg:width="0.221cm" svg:height="0.253cm" svg:x="11.104cm" svg:y="7.116cm" svg:viewBox="0 0 222 254" svg:d="M88 9c0-3 0-4 0-5 0-3 0-4-4-4-3 0-14 6-21 9-16 8-29 15-29 21 0 2 2 2 4 2 4 0 13-5 19-8-4 34-12 79-18 108-13 60-20 81-37 115-2 3-2 4-2 5 0 2 3 2 4 2 5 0 20-6 25-16 5-8 18-34 29-74 8-30 21-75 46-111 16-23 31-34 53-34 19 0 36 13 36 31 0 31-34 42-70 54-4 2-28 10-28 19 0 2 2 2 3 2 2 0 10-1 17-1 35 0 64 20 64 53 0 44-37 58-69 58-27 0-40-15-44-20-2-2-2-2-5-2-8 0-26 11-26 17 0 1 14 24 52 24 49 0 121-35 121-91 0-30-19-51-54-58 28-11 68-37 68-70 0-20-17-35-42-35-12 0-57 3-99 56 2-16 4-31 7-47z">
              <text:p/>
            </draw:path>
            <draw:path draw:style-name="gr10" draw:text-style-name="P8" draw:layer="layout" svg:width="0.036cm" svg:height="0.149cm" svg:x="11.461cm" svg:y="7.212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101" draw:text-style-name="P6" draw:layer="layout" svg:width="1.018cm" svg:height="2.971cm" svg:x="13.001cm" svg:y="7.103cm">
          <draw:text-box>
            <text:p><text:span text:style-name="T3">110100</text:span></text:p>
            <text:p><text:span text:style-name="T3">110010</text:span></text:p>
            <text:p><text:span text:style-name="T3">110001</text:span></text:p>
            <text:p><text:span text:style-name="T3">101100</text:span></text:p>
            <text:p><text:span text:style-name="T3">101010</text:span></text:p>
            <text:p><text:span text:style-name="T3">101001</text:span></text:p>
            <text:p><text:span text:style-name="T3">100110</text:span></text:p>
            <text:p><text:span text:style-name="T3">100101</text:span></text:p>
            <text:p><text:span text:style-name="T10">100011</text:span></text:p>
          </draw:text-box>
        </draw:frame>
        <draw:g draw:style-name="gr9">
          <svg:title>TexMaths</svg:title>
          <svg:desc>10§display§\Phi_0:§svg§600§TRUE§</svg:desc>
          <draw:g>
            <draw:path draw:style-name="gr10" draw:text-style-name="P8" draw:layer="layout" svg:width="0.213cm" svg:height="0.237cm" svg:x="14.306cm" svg:y="7.118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10" draw:text-style-name="P8" draw:layer="layout" svg:width="0.112cm" svg:height="0.166cm" svg:x="14.553cm" svg:y="7.247cm" svg:viewBox="0 0 113 167" svg:d="M113 85c0-27-3-47-14-64-8-11-23-21-42-21-57 0-57 67-57 85 0 17 0 82 57 82 56 0 56-65 56-82zM57 160c-12 0-27-7-32-26-3-14-3-34-3-52s0-37 4-50c5-20 20-25 31-25 13 0 26 8 30 22s4 31 4 53c0 18 0 36-3 51-5 22-22 27-31 27z">
              <text:p/>
            </draw:path>
            <draw:path draw:style-name="gr10" draw:text-style-name="P8" draw:layer="layout" svg:width="0.036cm" svg:height="0.149cm" svg:x="14.824cm" svg:y="7.206cm" svg:viewBox="0 0 37 150" svg:d="M37 19c0-10-9-19-19-19-11 0-18 9-18 19s7 19 18 19c10 0 19-9 19-19zM37 133c0-10-9-19-19-19-11 0-18 9-18 19s7 17 18 17c10 0 19-7 19-17z">
              <text:p/>
            </draw:path>
          </draw:g>
        </draw:g>
        <draw:frame draw:style-name="gr102" draw:text-style-name="P6" draw:layer="layout" svg:width="0.679cm" svg:height="2.641cm" svg:x="15.003cm" svg:y="7.105cm">
          <draw:text-box>
            <text:p><text:span text:style-name="T3">0700</text:span></text:p>
            <text:p><text:span text:style-name="T3">1600</text:span></text:p>
            <text:p><text:span text:style-name="T3">2500</text:span></text:p>
            <text:p><text:span text:style-name="T3">3400</text:span></text:p>
            <text:p><text:span text:style-name="T3">4300</text:span></text:p>
            <text:p><text:span text:style-name="T3">5200</text:span></text:p>
            <text:p><text:span text:style-name="T3">6100</text:span></text:p>
            <text:p><text:span text:style-name="T3">7000</text:span></text:p>
          </draw:text-box>
        </draw:frame>
        <draw:g draw:style-name="gr9">
          <svg:title>TexMaths</svg:title>
          <svg:desc>10§display§\Phi_1:§svg§600§TRUE§</svg:desc>
          <draw:g>
            <draw:path draw:style-name="gr10" draw:text-style-name="P8" draw:layer="layout" svg:width="0.213cm" svg:height="0.237cm" svg:x="15.908cm" svg:y="7.12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10" draw:text-style-name="P8" draw:layer="layout" svg:width="0.088cm" svg:height="0.161cm" svg:x="16.169cm" svg:y="7.249cm" svg:viewBox="0 0 89 162" svg:d="M55 7c0-7 0-7-7-7-16 16-38 16-48 16 0 3 0 6 0 9 5 0 22 0 35-7 0 41 0 83 0 125 0 7 0 10-24 10-3 0-7 0-10 0 0 3 0 6 0 9 5 0 35-1 44-1 8 0 39 1 44 1 0-3 0-6 0-9-3 0-6 0-9 0-25 0-25-3-25-10 0-46 0-91 0-136z">
              <text:p/>
            </draw:path>
            <draw:path draw:style-name="gr10" draw:text-style-name="P8" draw:layer="layout" svg:width="0.036cm" svg:height="0.149cm" svg:x="16.426cm" svg:y="7.208cm" svg:viewBox="0 0 37 150" svg:d="M37 19c0-10-9-19-19-19-11 0-18 9-18 19s7 18 18 18c10 0 19-8 19-18zM37 133c0-10-9-19-19-19-11 0-18 9-18 19s7 17 18 17c10 0 19-7 19-17z">
              <text:p/>
            </draw:path>
          </draw:g>
        </draw:g>
        <draw:frame draw:style-name="gr102" draw:text-style-name="P6" draw:layer="layout" svg:width="0.679cm" svg:height="2.641cm" svg:x="16.604cm" svg:y="7.106cm">
          <draw:text-box>
            <text:p><text:span text:style-name="T3">0007</text:span></text:p>
            <text:p><text:span text:style-name="T3">0016</text:span></text:p>
            <text:p><text:span text:style-name="T3">0025</text:span></text:p>
            <text:p><text:span text:style-name="T3">0034</text:span></text:p>
            <text:p><text:span text:style-name="T3">0043</text:span></text:p>
            <text:p><text:span text:style-name="T3">0052</text:span></text:p>
            <text:p><text:span text:style-name="T3">0061</text:span></text:p>
            <text:p><text:span text:style-name="T3">0070</text:span></text:p>
          </draw:text-box>
        </draw:frame>
        <draw:frame draw:style-name="gr95" draw:text-style-name="P4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96" draw:text-style-name="P4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97" draw:text-style-name="P4" draw:layer="layout" svg:width="1.424cm" svg:height="0.395cm" svg:x="18.202cm" svg:y="7.006cm">
          <draw:text-box>
            <text:p><text:span text:style-name="T1">Lee dist?</text:span></text:p>
          </draw:text-box>
        </draw:frame>
        <draw:frame draw:style-name="gr103" draw:text-style-name="P4" draw:layer="layout" svg:width="1.852cm" svg:height="0.395cm" svg:x="1.707cm" svg:y="13.41cm">
          <draw:text-box>
            <text:p><text:span text:style-name="T1">flip (RL, LB)</text:span></text:p>
          </draw:text-box>
        </draw:frame>
        <draw:custom-shape draw:style-name="gr21" draw:text-style-name="P11" draw:layer="layout" svg:width="1.6cm" svg:height="0.8cm" svg:x="2.6cm" svg:y="1.8cm">
          <text:p text:style-name="P10"><text:span text:style-name="T1">out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6cm" svg:height="0.8cm" svg:x="5.8cm" svg:y="1.8cm">
          <text:p text:style-name="P10"><text:span text:style-name="T1">inn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.8cm" svg:y1="2.2cm" svg:x2="2.6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8" draw:layer="layout" svg:width="0.162cm" svg:height="0.16cm" svg:x="4.238cm" svg:y="1.8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8" draw:layer="layout" svg:width="0.121cm" svg:height="0.111cm" svg:x="4.416cm" svg:y="1.7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8" draw:layer="layout" svg:width="0.073cm" svg:height="0.164cm" svg:x="4.414cm" svg:y="1.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8" draw:layer="layout" svg:width="0.174cm" svg:height="0.201cm" svg:x="4.628cm" svg:y="1.7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8" draw:layer="layout" svg:width="0.214cm" svg:height="0.238cm" svg:x="4.874cm" svg:y="1.7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8" draw:layer="layout" svg:width="0.12cm" svg:height="0.172cm" svg:x="5.123cm" svg:y="1.6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8" draw:layer="layout" svg:width="0.098cm" svg:height="0.079cm" svg:x="5.268cm" svg:y="1.7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8" draw:layer="layout" svg:width="0.162cm" svg:height="0.16cm" svg:x="4.242cm" svg:y="2.4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8" draw:layer="layout" svg:width="0.131cm" svg:height="0.172cm" svg:x="4.418cm" svg:y="2.3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8" draw:layer="layout" svg:width="0.073cm" svg:height="0.165cm" svg:x="4.418cm" svg:y="2.5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8" draw:layer="layout" svg:width="0.175cm" svg:height="0.203cm" svg:x="4.647cm" svg:y="2.4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8" draw:layer="layout" svg:width="0.214cm" svg:height="0.239cm" svg:x="4.894cm" svg:y="2.4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8" draw:layer="layout" svg:width="0.12cm" svg:height="0.172cm" svg:x="5.142cm" svg:y="2.3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8" draw:layer="layout" svg:width="0.104cm" svg:height="0.123cm" svg:x="5.287cm" svg:y="2.4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8" draw:layer="layout" svg:width="0.126cm" svg:height="0.108cm" svg:x="5.44cm" svg:y="2.3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0" draw:text-style-name="P1" draw:layer="layout" svg:x1="4.2cm" svg:y1="2.1cm" svg:x2="5.8cm" svg:y2="2.1cm">
          <text:p/>
        </draw:line>
        <draw:line draw:style-name="gr20" draw:text-style-name="P1" draw:layer="layout" svg:x1="4.2cm" svg:y1="2.3cm" svg:x2="5.8cm" svg:y2="2.3cm">
          <text:p/>
        </draw:line>
        <draw:line draw:style-name="gr20" draw:text-style-name="P1" draw:layer="layout" svg:x1="7.4cm" svg:y1="2.2cm" svg:x2="9cm" svg:y2="2.2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8" draw:layer="layout" svg:width="0.146cm" svg:height="0.16cm" svg:x="7.646cm" svg:y="1.9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8" draw:layer="layout" svg:width="0.074cm" svg:height="0.164cm" svg:x="7.824cm" svg:y="1.9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8" draw:layer="layout" svg:width="0.174cm" svg:height="0.201cm" svg:x="7.998cm" svg:y="1.9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8" draw:layer="layout" svg:width="0.212cm" svg:height="0.237cm" svg:x="8.261cm" svg:y="1.8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8" draw:layer="layout" svg:width="0.126cm" svg:height="0.107cm" svg:x="8.512cm" svg:y="1.8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1" draw:text-style-name="P11" draw:layer="layout" svg:width="1.6cm" svg:height="0.8cm" svg:x="9cm" svg:y="1.8cm">
          <text:p text:style-name="P10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0.6cm" svg:y1="2.2cm" svg:x2="12.2cm" svg:y2="2.2cm">
          <text:p/>
        </draw:line>
        <draw:g draw:style-name="gr9">
          <svg:title>TexMaths</svg:title>
          <svg:desc>10§display§\bm{x}_j \!\in\! \Sigma^{N}§svg§600§TRUE§</svg:desc>
          <draw:g>
            <draw:path draw:style-name="gr10" draw:text-style-name="P8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10" draw:text-style-name="P8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10" draw:text-style-name="P8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8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10" draw:text-style-name="P8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8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8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8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8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2" draw:text-style-name="P11" draw:layer="layout" svg:width="2cm" svg:height="0.8cm" draw:transform="rotate (-1.5707963267949) translate (13cm 1.8cm)">
          <text:p text:style-name="P10"><text:span text:style-name="T1">IDS</text:span></text:p>
          <text:p text:style-name="P10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8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8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8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0" draw:text-style-name="P1" draw:layer="layout" svg:x1="12.2cm" svg:y1="3.4cm" svg:x2="10.6cm" svg:y2="3.4cm">
          <text:p/>
        </draw:line>
        <draw:g draw:style-name="gr9">
          <svg:title>TexMaths</svg:title>
          <svg:desc>10§display§\bm{y}_j \!\in\! \Sigma^{N_j}§svg§600§TRUE§</svg:desc>
          <draw:g>
            <draw:path draw:style-name="gr10" draw:text-style-name="P8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10" draw:text-style-name="P8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10" draw:text-style-name="P8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8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10" draw:text-style-name="P8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10" draw:text-style-name="P8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1" draw:text-style-name="P11" draw:layer="layout" svg:width="1.6cm" svg:height="0.8cm" svg:x="9cm" svg:y="3cm">
          <text:p text:style-name="P10"><text:span text:style-name="T1">alignment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cm" svg:y1="3.3cm" svg:x2="7.4cm" svg:y2="3.3cm">
          <text:p/>
        </draw:line>
        <draw:line draw:style-name="gr20" draw:text-style-name="P1" draw:layer="layout" svg:x1="7.4cm" svg:y1="3.5cm" svg:x2="9cm" svg:y2="3.5cm">
          <text:p/>
        </draw:line>
        <draw:custom-shape draw:style-name="gr21" draw:text-style-name="P11" draw:layer="layout" svg:width="1.6cm" svg:height="0.8cm" svg:x="5.8cm" svg:y="3cm">
          <text:p text:style-name="P10"><text:span text:style-name="T1">LLR calc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6cm" svg:height="0.8cm" svg:x="2.6cm" svg:y="3cm">
          <text:p text:style-name="P10"><text:span text:style-name="T1">outer</text:span></text:p>
          <text:p text:style-name="P10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.801cm" svg:y1="3.4cm" svg:x2="4.201cm" svg:y2="3.4cm">
          <text:p/>
        </draw:line>
        <draw:line draw:style-name="gr20" draw:text-style-name="P1" draw:layer="layout" svg:x1="2.6cm" svg:y1="3.4cm" svg:x2="1.802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8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8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8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98" draw:text-style-name="P1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5cm" svg:x2="5.8cm" svg:y2="5cm">
          <text:p/>
        </draw:line>
        <draw:g draw:style-name="gr9">
          <svg:title>TexMaths</svg:title>
          <svg:desc>9§display§\bm{c}^{\rm b}_0§svg§600§TRUE§</svg:desc>
          <draw:g>
            <draw:path draw:style-name="gr10" draw:text-style-name="P8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8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8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.4cm" svg:y1="4.6cm" svg:x2="3.4cm" svg:y2="5.4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8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8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8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8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10" draw:text-style-name="P8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8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8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8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8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10" draw:text-style-name="P8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5.001cm" svg:y1="4.601cm" svg:x2="5.001cm" svg:y2="5.401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8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8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8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8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8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8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4.201cm" svg:y1="4.6cm" svg:x2="4.201cm" svg:y2="5.4cm">
          <text:p/>
        </draw:line>
        <draw:line draw:style-name="gr25" draw:text-style-name="P1" draw:layer="layout" svg:x1="2.6cm" svg:y1="4.5cm" svg:x2="3.1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8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8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5" draw:text-style-name="P1" draw:layer="layout" svg:x1="2.6cm" svg:y1="5.5cm" svg:x2="3.4cm" svg:y2="5.5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8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8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8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4" draw:text-style-name="P1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line draw:style-name="gr1" draw:text-style-name="P1" draw:layer="layout" svg:x1="8.6cm" svg:y1="4.6cm" svg:x2="8.6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8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10" draw:text-style-name="P8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10" draw:text-style-name="P8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8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8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8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8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8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8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8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10" draw:text-style-name="P8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5" draw:text-style-name="P1" draw:layer="layout" svg:x1="6.2cm" svg:y1="4.5cm" svg:x2="7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8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5" draw:text-style-name="P1" draw:layer="layout" svg:x1="6.2cm" svg:y1="5.1cm" svg:x2="9.4cm" svg:y2="5.1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8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8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8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8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4" draw:text-style-name="P1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bm{x}_0§svg§600§TRUE§</svg:desc>
          <draw:g>
            <draw:path draw:style-name="gr10" draw:text-style-name="P8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10" draw:text-style-name="P8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9">
          <svg:title>TexMaths</svg:title>
          <svg:desc>10§display§\bm{x}_{r-1}§svg§600§TRUE§</svg:desc>
          <draw:g>
            <draw:path draw:style-name="gr10" draw:text-style-name="P8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10" draw:text-style-name="P8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10" draw:text-style-name="P8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10" draw:text-style-name="P8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7" draw:text-style-name="P1" draw:layer="layout" svg:x1="10.6cm" svg:y1="4.6cm" svg:x2="10.6cm" svg:y2="5cm">
          <text:p/>
        </draw:line>
        <draw:line draw:style-name="gr27" draw:text-style-name="P1" draw:layer="layout" svg:x1="12.2cm" svg:y1="4.6cm" svg:x2="12.2cm" svg:y2="5cm">
          <text:p/>
        </draw:line>
        <draw:line draw:style-name="gr27" draw:text-style-name="P1" draw:layer="layout" svg:x1="10.6cm" svg:y1="5.4cm" svg:x2="10.6cm" svg:y2="5.8cm">
          <text:p/>
        </draw:line>
        <draw:line draw:style-name="gr27" draw:text-style-name="P1" draw:layer="layout" svg:x1="12.2cm" svg:y1="5.4cm" svg:x2="12.2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8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10" draw:text-style-name="P8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5" draw:text-style-name="P1" draw:layer="layout" svg:x1="9.8cm" svg:y1="4.5cm" svg:x2="13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8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99" draw:text-style-name="P1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.6cm" svg:y1="2.1cm" svg:x2="5.6cm" svg:y2="4.1cm">
          <text:p/>
        </draw:line>
        <draw:line draw:style-name="gr31" draw:text-style-name="P1" draw:layer="layout" svg:x1="8.8cm" svg:y1="2.2cm" svg:x2="8.801cm" svg:y2="4.1cm">
          <text:p/>
        </draw:line>
        <draw:line draw:style-name="gr31" draw:text-style-name="P1" draw:layer="layout" svg:x1="12.001cm" svg:y1="2.2cm" svg:x2="12.0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8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8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8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8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8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8" draw:layer="layout" svg:width="0.174cm" svg:height="0.318cm" svg:x="1.687cm" svg:y="11.033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8" draw:layer="layout" svg:width="0.122cm" svg:height="0.111cm" svg:x="1.892cm" svg:y="11.026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8" draw:layer="layout" svg:width="0.105cm" svg:height="0.111cm" svg:x="1.85cm" svg:y="11.257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10" draw:text-style-name="P8" draw:layer="layout" svg:width="0.036cm" svg:height="0.151cm" svg:x="2.164cm" svg:y="11.129cm" svg:viewBox="0 0 37 152" svg:d="M37 19c0-10-9-19-19-19-11 0-18 9-18 19s7 19 18 19c10 0 19-9 19-19zM37 133c0-10-9-19-19-19-11 0-18 9-18 19s7 19 18 19c10 0 19-9 19-19z">
              <text:p/>
            </draw:path>
            <draw:path draw:style-name="gr10" draw:text-style-name="P8" draw:layer="layout" svg:width="0.214cm" svg:height="0.239cm" svg:x="2.332cm" svg:y="11.0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10" draw:text-style-name="P8" draw:layer="layout" svg:width="0.12cm" svg:height="0.172cm" svg:x="2.581cm" svg:y="10.965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10" draw:text-style-name="P8" draw:layer="layout" svg:width="0.097cm" svg:height="0.08cm" svg:x="2.726cm" svg:y="11.092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10" draw:text-style-name="P8" draw:layer="layout" svg:width="0.311cm" svg:height="0.182cm" svg:x="2.983cm" svg:y="11.101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8" draw:layer="layout" svg:width="0.222cm" svg:height="0.253cm" svg:x="3.423cm" svg:y="11.033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8" draw:layer="layout" svg:width="0.175cm" svg:height="0.318cm" svg:x="1.687cm" svg:y="11.533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8" draw:layer="layout" svg:width="0.074cm" svg:height="0.164cm" svg:x="1.89cm" svg:y="11.473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8" draw:layer="layout" svg:width="0.105cm" svg:height="0.111cm" svg:x="1.85cm" svg:y="11.757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8" draw:layer="layout" svg:width="0.036cm" svg:height="0.151cm" svg:x="2.123cm" svg:y="11.629cm" svg:viewBox="0 0 37 152" svg:d="M37 19c0-10-8-19-18-19s-19 9-19 19 9 19 19 19 18-9 18-19zM37 133c0-10-8-19-18-19s-19 9-19 19 9 19 19 19 18-9 18-19z">
              <text:p/>
            </draw:path>
            <draw:path draw:style-name="gr10" draw:text-style-name="P8" draw:layer="layout" svg:width="0.214cm" svg:height="0.239cm" svg:x="2.291cm" svg:y="11.5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8" draw:layer="layout" svg:width="0.12cm" svg:height="0.172cm" svg:x="2.541cm" svg:y="11.465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8" draw:layer="layout" svg:width="0.105cm" svg:height="0.123cm" svg:x="2.685cm" svg:y="11.551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8" draw:layer="layout" svg:width="0.311cm" svg:height="0.182cm" svg:x="2.956cm" svg:y="11.601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8" draw:layer="layout" svg:width="0.213cm" svg:height="0.238cm" svg:x="3.404cm" svg:y="11.541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8" draw:layer="layout" svg:width="0.073cm" svg:height="0.165cm" svg:x="3.65cm" svg:y="11.669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8" draw:layer="layout" svg:width="0.08cm" svg:height="0.349cm" svg:x="3.907cm" svg:y="11.517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8" draw:layer="layout" svg:width="0.092cm" svg:height="0.233cm" svg:x="4.019cm" svg:y="11.549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8" draw:layer="layout" svg:width="0.175cm" svg:height="0.203cm" svg:x="4.198cm" svg:y="11.591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8" draw:layer="layout" svg:width="0.214cm" svg:height="0.239cm" svg:x="4.445cm" svg:y="11.5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8" draw:layer="layout" svg:width="0.081cm" svg:height="0.349cm" svg:x="4.696cm" svg:y="11.517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polyline draw:style-name="gr1" draw:text-style-name="P1" draw:layer="layout" svg:width="0.099cm" svg:height="0.799cm" svg:x="4.9cm" svg:y="11cm" svg:viewBox="0 0 100 800" draw:points="0,0 100,0 100,800 0,800">
          <text:p/>
        </draw:polyline>
        <draw:frame draw:style-name="gr100" draw:text-style-name="P4" draw:layer="layout" svg:width="1.285cm" svg:height="0.395cm" svg:x="5.105cm" svg:y="11.208cm">
          <draw:text-box>
            <text:p><text:span text:style-name="T1">bijection</text:span></text:p>
          </draw:text-box>
        </draw:frame>
        <draw:g draw:style-name="gr9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10" draw:text-style-name="P8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10" draw:text-style-name="P8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8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10" draw:text-style-name="P8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8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10" draw:text-style-name="P8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10" draw:text-style-name="P8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10" draw:text-style-name="P8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10" draw:text-style-name="P8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10" draw:text-style-name="P8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10" draw:text-style-name="P8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10" draw:text-style-name="P8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10" draw:text-style-name="P8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8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8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10" draw:text-style-name="P8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10" draw:text-style-name="P8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10" draw:text-style-name="P8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10" draw:text-style-name="P8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8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10" draw:text-style-name="P8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10" draw:text-style-name="P8" draw:layer="layout" svg:width="0.036cm" svg:height="0.037cm" svg:x="5.096cm" svg:y="12.217cm" svg:viewBox="0 0 37 38" svg:d="M37 19c0-10-8-19-18-19s-19 9-19 19 9 19 19 19 18-9 18-19z">
              <text:p/>
            </draw:path>
            <draw:path draw:style-name="gr10" draw:text-style-name="P8" draw:layer="layout" svg:width="0.037cm" svg:height="0.037cm" svg:x="5.252cm" svg:y="12.217cm" svg:viewBox="0 0 38 38" svg:d="M38 19c0-10-9-19-19-19s-19 9-19 19 9 19 19 19 19-9 19-19z">
              <text:p/>
            </draw:path>
            <draw:path draw:style-name="gr10" draw:text-style-name="P8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10" draw:text-style-name="P8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10" draw:text-style-name="P8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8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10" draw:text-style-name="P8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10" draw:text-style-name="P8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10" draw:text-style-name="P8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8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10" draw:text-style-name="P8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10" draw:text-style-name="P8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8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10" draw:text-style-name="P8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10" draw:text-style-name="P8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10" draw:text-style-name="P8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8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10" draw:text-style-name="P8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8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10" draw:text-style-name="P8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10" draw:text-style-name="P8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10" draw:text-style-name="P8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8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8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8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10" draw:text-style-name="P8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8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8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8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8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8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8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8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8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8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8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10" draw:text-style-name="P8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8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(b_0, \dots, b_{\nu-1})
\!=\! 
f_{\rm e}^{\rm a}(\bm{c}^{\rm a}_i) 
§svg§600§TRUE§</svg:desc>
          <draw:g>
            <draw:path draw:style-name="gr10" draw:text-style-name="P8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10" draw:text-style-name="P8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10" draw:text-style-name="P8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10" draw:text-style-name="P8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10" draw:text-style-name="P8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10" draw:text-style-name="P8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10" draw:text-style-name="P8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10" draw:text-style-name="P8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10" draw:text-style-name="P8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10" draw:text-style-name="P8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10" draw:text-style-name="P8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10" draw:text-style-name="P8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10" draw:text-style-name="P8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10" draw:text-style-name="P8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10" draw:text-style-name="P8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10" draw:text-style-name="P8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10" draw:text-style-name="P8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10" draw:text-style-name="P8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10" draw:text-style-name="P8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10" draw:text-style-name="P8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10" draw:text-style-name="P8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display§\bm{c}^{\rm b}_{i,j}
\!=\!
[ \bm{c}^{\rm b}_i ]_{j\nu}^{j\nu+\nu-1}§svg§600§TRUE§</svg:desc>
          <draw:g>
            <draw:path draw:style-name="gr10" draw:text-style-name="P8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8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10" draw:text-style-name="P8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10" draw:text-style-name="P8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10" draw:text-style-name="P8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10" draw:text-style-name="P8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10" draw:text-style-name="P8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10" draw:text-style-name="P8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8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8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10" draw:text-style-name="P8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8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10" draw:text-style-name="P8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10" draw:text-style-name="P8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10" draw:text-style-name="P8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10" draw:text-style-name="P8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8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10" draw:text-style-name="P8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8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8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8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8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8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8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8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</draw:page>
      <draw:page draw:name="page5" draw:style-name="dp1" draw:master-page-name="Default"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104" draw:text-style-name="P4" draw:layer="layout" svg:width="3.317cm" svg:height="0.395cm" svg:x="1.401cm" svg:y="6.201cm">
          <draw:text-box>
            <text:p><text:span text:style-name="T1">multi-base composite</text:span></text:p>
          </draw:text-box>
        </draw:frame>
        <draw:frame draw:style-name="gr105" draw:text-style-name="P4" draw:layer="layout" svg:width="1.509cm" svg:height="0.395cm" svg:x="2.602cm" svg:y="6.802cm">
          <draw:text-box>
            <text:p><text:span text:style-name="T1">(A,C,G,T)</text:span></text:p>
          </draw:text-box>
        </draw:frame>
        <draw:g draw:style-name="gr9">
          <svg:title>TexMaths</svg:title>
          <svg:desc>10§display§\nu \!=\! 1:§svg§600§TRUE§</svg:desc>
          <draw:g>
            <draw:path draw:style-name="gr10" draw:text-style-name="P8" draw:layer="layout" svg:width="0.164cm" svg:height="0.153cm" svg:x="1.499cm" svg:y="6.957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10" draw:text-style-name="P8" draw:layer="layout" svg:width="0.232cm" svg:height="0.08cm" svg:x="1.735cm" svg:y="6.984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10" draw:text-style-name="P8" draw:layer="layout" svg:width="0.115cm" svg:height="0.231cm" svg:x="2.058cm" svg:y="6.879cm" svg:viewBox="0 0 116 232" svg:d="M72 9c0-8 0-9-8-9-22 22-53 22-64 22 0 4 0 7 0 11 7 0 27 0 46-9 0 60 0 120 0 180 0 13-1 17-33 17-4 0-7 0-11 0 0 4 0 7 0 11 12-1 43-1 57-1s44 0 57 1c0-4 0-7 0-11-4 0-8 0-12 0-31 0-32-4-32-17 0-65 0-130 0-195z">
              <text:p/>
            </draw:path>
            <draw:path draw:style-name="gr10" draw:text-style-name="P8" draw:layer="layout" svg:width="0.036cm" svg:height="0.149cm" svg:x="2.33cm" svg:y="6.961cm" svg:viewBox="0 0 37 150" svg:d="M37 19c0-10-9-19-19-19-11 0-18 9-18 19s7 18 18 18c10 0 19-8 19-18zM37 131c0-10-9-17-19-17-11 0-18 7-18 17 0 11 7 19 18 19 10 0 19-8 19-19z">
              <text:p/>
            </draw:path>
          </draw:g>
        </draw:g>
        <draw:g draw:style-name="gr9">
          <svg:title>TexMaths</svg:title>
          <svg:desc>10§display§\nu \!=\! 2:§svg§600§TRUE§</svg:desc>
          <draw:g>
            <draw:path draw:style-name="gr10" draw:text-style-name="P8" draw:layer="layout" svg:width="0.164cm" svg:height="0.153cm" svg:x="1.501cm" svg:y="7.359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10" draw:text-style-name="P8" draw:layer="layout" svg:width="0.232cm" svg:height="0.08cm" svg:x="1.737cm" svg:y="7.386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10" draw:text-style-name="P8" draw:layer="layout" svg:width="0.139cm" svg:height="0.231cm" svg:x="2.046cm" svg:y="7.28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1 11-4 26-7 31-3 3-26 3-34 3-21 0-42 0-63 0z">
              <text:p/>
            </draw:path>
            <draw:path draw:style-name="gr10" draw:text-style-name="P8" draw:layer="layout" svg:width="0.036cm" svg:height="0.149cm" svg:x="2.332cm" svg:y="7.363cm" svg:viewBox="0 0 37 150" svg:d="M37 19c0-10-9-19-19-19-11 0-18 9-18 19s7 18 18 18c10 0 19-8 19-18zM37 131c0-10-9-17-19-17-11 0-18 7-18 17 0 11 7 19 18 19 10 0 19-8 19-19z">
              <text:p/>
            </draw:path>
          </draw:g>
        </draw:g>
        <draw:frame draw:style-name="gr106" draw:text-style-name="P4" draw:layer="layout" svg:width="9.646cm" svg:height="0.395cm" svg:x="2.603cm" svg:y="7.203cm">
          <draw:text-box>
            <text:p><text:span text:style-name="T1">(AA,AC,AG,AT, CA,CC,CG,CT, GA,GC,GG,GT, TA,TC,TG,TT)</text:span></text:p>
          </draw:text-box>
        </draw:frame>
        <draw:g draw:style-name="gr9">
          <svg:title>TexMaths</svg:title>
          <svg:desc>10§display§\nu \!=\! 3:§svg§600§TRUE§</svg:desc>
          <draw:g>
            <draw:path draw:style-name="gr10" draw:text-style-name="P8" draw:layer="layout" svg:width="0.164cm" svg:height="0.153cm" svg:x="1.503cm" svg:y="7.761cm" svg:viewBox="0 0 165 154" svg:d="M60 4c-2-1 0-4-5-4-8 0-33 3-42 4-3 0-7 1-7 7 0 4 3 4 8 4 17 0 18 3 18 6s-4 19-7 29c-7 28-14 56-21 84-2 6-4 15-4 16 0 4 4 4 6 4s3 0 5 0c24-4 62-18 99-50 46-43 55-91 55-94 0-6-4-10-10-10-3 0-11 2-13 12-23 80-76 118-116 131 11-46 23-93 34-139z">
              <text:p/>
            </draw:path>
            <draw:path draw:style-name="gr10" draw:text-style-name="P8" draw:layer="layout" svg:width="0.232cm" svg:height="0.081cm" svg:x="1.739cm" svg:y="7.788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10" draw:text-style-name="P8" draw:layer="layout" svg:width="0.145cm" svg:height="0.239cm" svg:x="2.045cm" svg:y="7.683cm" svg:viewBox="0 0 146 240" svg:d="M87 110c29-9 49-34 49-62s-30-48-64-48c-36 0-62 21-62 48 0 11 7 18 18 18 10 0 17-8 17-18 0-18-16-18-21-18 11-17 34-21 46-21 15 0 34 7 34 39 0 4-1 25-10 40-10 17-22 18-31 18-3 0-11 1-14 1-2 1-5 1-5 4 0 4 3 4 8 4s11 0 16 0c29 0 42 23 42 57 0 48-24 58-40 58-15 0-41-6-54-26 13 1 24-6 24-20 0-12-10-19-20-19-9 0-20 5-20 20 0 32 33 55 71 55 43 0 75-32 75-68 0-28-22-55-59-62z">
              <text:p/>
            </draw:path>
            <draw:path draw:style-name="gr10" draw:text-style-name="P8" draw:layer="layout" svg:width="0.036cm" svg:height="0.149cm" svg:x="2.334cm" svg:y="7.765cm" svg:viewBox="0 0 37 150" svg:d="M37 19c0-10-9-19-19-19-11 0-18 9-18 19s7 18 18 18c10 0 19-8 19-18zM37 132c0-10-9-18-19-18-11 0-18 8-18 18s7 18 18 18c10 0 19-8 19-18z">
              <text:p/>
            </draw:path>
          </draw:g>
        </draw:g>
        <draw:frame draw:style-name="gr107" draw:text-style-name="P4" draw:layer="layout" svg:width="3.156cm" svg:height="0.395cm" svg:x="2.603cm" svg:y="7.603cm">
          <draw:text-box>
            <text:p><text:span text:style-name="T1">(AAA, AAC, ..., TTT)</text:span></text:p>
          </draw:text-box>
        </draw:frame>
        <draw:frame draw:style-name="gr108" draw:text-style-name="P4" draw:layer="layout" svg:width="3.207cm" svg:height="0.395cm" svg:x="16.502cm" svg:y="6.202cm">
          <draw:text-box>
            <text:p><text:span text:style-name="T1">(Manchester coding)</text:span></text:p>
          </draw:text-box>
        </draw:frame>
        <draw:frame draw:style-name="gr109" draw:text-style-name="P6" draw:layer="layout" svg:width="1.018cm" svg:height="0.395cm" svg:x="3.401cm" svg:y="9.401cm">
          <draw:text-box>
            <text:p><text:span text:style-name="T3">001011</text:span></text:p>
          </draw:text-box>
        </draw:frame>
        <draw:frame draw:style-name="gr109" draw:text-style-name="P6" draw:layer="layout" svg:width="1.018cm" svg:height="0.395cm" svg:x="4.602cm" svg:y="9.402cm">
          <draw:text-box>
            <text:p><text:span text:style-name="T3">001101</text:span></text:p>
          </draw:text-box>
        </draw:frame>
        <draw:frame draw:style-name="gr109" draw:text-style-name="P6" draw:layer="layout" svg:width="1.018cm" svg:height="0.395cm" svg:x="5.803cm" svg:y="9.403cm">
          <draw:text-box>
            <text:p><text:span text:style-name="T3">001110</text:span></text:p>
          </draw:text-box>
        </draw:frame>
        <draw:frame draw:style-name="gr109" draw:text-style-name="P6" draw:layer="layout" svg:width="1.018cm" svg:height="0.395cm" svg:x="7.403cm" svg:y="9.404cm">
          <draw:text-box>
            <text:p><text:span text:style-name="T3">110100</text:span></text:p>
          </draw:text-box>
        </draw:frame>
        <draw:frame draw:style-name="gr110" draw:text-style-name="P6" draw:layer="layout" svg:width="0.51cm" svg:height="0.395cm" svg:x="6.904cm" svg:y="9.405cm">
          <draw:text-box>
            <text:p><text:span text:style-name="T3">...</text:span></text:p>
          </draw:text-box>
        </draw:frame>
        <draw:frame draw:style-name="gr111" draw:text-style-name="P6" draw:layer="layout" svg:width="1.018cm" svg:height="1.651cm" svg:x="3.402cm" svg:y="9.902cm">
          <draw:text-box>
            <text:p><text:span text:style-name="T3">AAGAGG</text:span></text:p>
            <text:p><text:span text:style-name="T3">AAGAGC</text:span></text:p>
            <text:p><text:span text:style-name="T3">AAGACG</text:span></text:p>
            <text:p><text:span text:style-name="T3">...</text:span></text:p>
            <text:p><text:span text:style-name="T3">CCTCTT</text:span></text:p>
          </draw:text-box>
        </draw:frame>
        <draw:frame draw:style-name="gr112" draw:text-style-name="P4" draw:layer="layout" svg:width="0.764cm" svg:height="0.395cm" svg:x="1.402cm" svg:y="9.902cm">
          <draw:text-box>
            <text:p><text:span text:style-name="T1">base</text:span></text:p>
          </draw:text-box>
        </draw:frame>
        <draw:frame draw:style-name="gr113" draw:text-style-name="P4" draw:layer="layout" svg:width="1.602cm" svg:height="0.395cm" svg:x="1.402cm" svg:y="11.803cm">
          <draw:text-box>
            <text:p><text:span text:style-name="T1">composite</text:span></text:p>
          </draw:text-box>
        </draw:frame>
        <draw:line draw:style-name="gr114" draw:text-style-name="P1" draw:layer="layout" svg:x1="8.6cm" svg:y1="10cm" svg:x2="8.6cm" svg:y2="11.5cm">
          <text:p/>
        </draw:line>
        <draw:frame draw:style-name="gr115" draw:text-style-name="P4" draw:layer="layout" svg:width="0.398cm" svg:height="0.395cm" svg:x="8.702cm" svg:y="10.503cm">
          <draw:text-box>
            <text:p><text:span text:style-name="T1">64</text:span></text:p>
          </draw:text-box>
        </draw:frame>
        <draw:frame draw:style-name="gr111" draw:text-style-name="P6" draw:layer="layout" svg:width="1.018cm" svg:height="1.651cm" svg:x="4.602cm" svg:y="9.903cm">
          <draw:text-box>
            <text:p><text:span text:style-name="T3">AAGGAG</text:span></text:p>
            <text:p><text:span text:style-name="T3">AAGGAC</text:span></text:p>
            <text:p><text:span text:style-name="T3">AAGGTG</text:span></text:p>
            <text:p><text:span text:style-name="T3">...</text:span></text:p>
            <text:p><text:span text:style-name="T3">CCTTCT</text:span></text:p>
          </draw:text-box>
        </draw:frame>
        <draw:frame draw:style-name="gr111" draw:text-style-name="P6" draw:layer="layout" svg:width="1.018cm" svg:height="1.651cm" svg:x="5.802cm" svg:y="9.904cm">
          <draw:text-box>
            <text:p><text:span text:style-name="T3">AAGGGA</text:span></text:p>
            <text:p><text:span text:style-name="T3">AAGGGT</text:span></text:p>
            <text:p><text:span text:style-name="T3">AAGGCA</text:span></text:p>
            <text:p><text:span text:style-name="T3">...</text:span></text:p>
            <text:p><text:span text:style-name="T3">CCTTTC</text:span></text:p>
          </draw:text-box>
        </draw:frame>
        <draw:frame draw:style-name="gr116" draw:text-style-name="P6" draw:layer="layout" svg:width="1.018cm" svg:height="1.605cm" svg:x="7.402cm" svg:y="9.905cm">
          <draw:text-box>
            <text:p><text:span text:style-name="T3">GGAGAA</text:span></text:p>
            <text:p><text:span text:style-name="T3">GGAGAC</text:span></text:p>
            <text:p><text:span text:style-name="T3">GGAGCA</text:span></text:p>
            <text:p><text:span text:style-name="T3">...</text:span></text:p>
            <text:p><text:span text:style-name="T3"/></text:p>
          </draw:text-box>
        </draw:frame>
        <draw:frame draw:style-name="gr109" draw:text-style-name="P6" draw:layer="layout" svg:width="1.018cm" svg:height="0.395cm" svg:x="3.401cm" svg:y="1.402cm">
          <draw:text-box>
            <text:p><text:span text:style-name="T3">001011</text:span></text:p>
          </draw:text-box>
        </draw:frame>
        <draw:frame draw:style-name="gr109" draw:text-style-name="P6" draw:layer="layout" svg:width="1.018cm" svg:height="0.395cm" svg:x="4.602cm" svg:y="1.403cm">
          <draw:text-box>
            <text:p><text:span text:style-name="T3">001101</text:span></text:p>
          </draw:text-box>
        </draw:frame>
        <draw:frame draw:style-name="gr109" draw:text-style-name="P6" draw:layer="layout" svg:width="1.018cm" svg:height="0.395cm" svg:x="5.803cm" svg:y="1.404cm">
          <draw:text-box>
            <text:p><text:span text:style-name="T3">001110</text:span></text:p>
          </draw:text-box>
        </draw:frame>
        <draw:frame draw:style-name="gr109" draw:text-style-name="P6" draw:layer="layout" svg:width="1.018cm" svg:height="0.395cm" svg:x="7.403cm" svg:y="1.405cm">
          <draw:text-box>
            <text:p><text:span text:style-name="T3">110100</text:span></text:p>
          </draw:text-box>
        </draw:frame>
        <draw:frame draw:style-name="gr110" draw:text-style-name="P6" draw:layer="layout" svg:width="0.51cm" svg:height="0.395cm" svg:x="6.904cm" svg:y="1.406cm">
          <draw:text-box>
            <text:p><text:span text:style-name="T3">...</text:span></text:p>
          </draw:text-box>
        </draw:frame>
        <draw:frame draw:style-name="gr111" draw:text-style-name="P6" draw:layer="layout" svg:width="1.018cm" svg:height="1.651cm" svg:x="3.402cm" svg:y="1.903cm">
          <draw:text-box>
            <text:p><text:span text:style-name="T3">AAGAGG</text:span></text:p>
            <text:p><text:span text:style-name="T3">AAGAGC</text:span></text:p>
            <text:p><text:span text:style-name="T3">AAGACG</text:span></text:p>
            <text:p><text:span text:style-name="T3">...</text:span></text:p>
            <text:p><text:span text:style-name="T3">TTCTCC</text:span></text:p>
          </draw:text-box>
        </draw:frame>
        <draw:frame draw:style-name="gr112" draw:text-style-name="P4" draw:layer="layout" svg:width="0.764cm" svg:height="0.395cm" svg:x="1.402cm" svg:y="1.903cm">
          <draw:text-box>
            <text:p><text:span text:style-name="T1">base</text:span></text:p>
          </draw:text-box>
        </draw:frame>
        <draw:frame draw:style-name="gr113" draw:text-style-name="P4" draw:layer="layout" svg:width="1.602cm" svg:height="0.395cm" svg:x="1.402cm" svg:y="3.804cm">
          <draw:text-box>
            <text:p><text:span text:style-name="T1">composite</text:span></text:p>
          </draw:text-box>
        </draw:frame>
        <draw:line draw:style-name="gr114" draw:text-style-name="P1" draw:layer="layout" svg:x1="8.6cm" svg:y1="2.001cm" svg:x2="8.6cm" svg:y2="3.501cm">
          <text:p/>
        </draw:line>
        <draw:frame draw:style-name="gr115" draw:text-style-name="P4" draw:layer="layout" svg:width="0.398cm" svg:height="0.395cm" svg:x="8.702cm" svg:y="2.504cm">
          <draw:text-box>
            <text:p><text:span text:style-name="T1">64</text:span></text:p>
          </draw:text-box>
        </draw:frame>
        <draw:frame draw:style-name="gr111" draw:text-style-name="P6" draw:layer="layout" svg:width="1.018cm" svg:height="1.651cm" svg:x="4.602cm" svg:y="1.904cm">
          <draw:text-box>
            <text:p><text:span text:style-name="T3">AAGGAG</text:span></text:p>
            <text:p><text:span text:style-name="T3">AAGGAC</text:span></text:p>
            <text:p><text:span text:style-name="T3">AAGGTG</text:span></text:p>
            <text:p><text:span text:style-name="T3">...</text:span></text:p>
            <text:p><text:span text:style-name="T3">TTCCTC</text:span></text:p>
          </draw:text-box>
        </draw:frame>
        <draw:frame draw:style-name="gr111" draw:text-style-name="P6" draw:layer="layout" svg:width="1.018cm" svg:height="1.651cm" svg:x="5.802cm" svg:y="1.905cm">
          <draw:text-box>
            <text:p><text:span text:style-name="T3">AAGGGA</text:span></text:p>
            <text:p><text:span text:style-name="T3">AAGGGT</text:span></text:p>
            <text:p><text:span text:style-name="T3">AAGGCA</text:span></text:p>
            <text:p><text:span text:style-name="T3">...</text:span></text:p>
            <text:p><text:span text:style-name="T3">TTCCCT</text:span></text:p>
          </draw:text-box>
        </draw:frame>
        <draw:frame draw:style-name="gr111" draw:text-style-name="P6" draw:layer="layout" svg:width="1.018cm" svg:height="1.651cm" svg:x="7.402cm" svg:y="1.906cm">
          <draw:text-box>
            <text:p><text:span text:style-name="T3">GGAGAA</text:span></text:p>
            <text:p><text:span text:style-name="T3">GGAGAT</text:span></text:p>
            <text:p><text:span text:style-name="T3">GGAGTA</text:span></text:p>
            <text:p><text:span text:style-name="T3">...</text:span></text:p>
            <text:p><text:span text:style-name="T3">CCTCTT</text:span></text:p>
          </draw:text-box>
        </draw:frame>
        <draw:line draw:style-name="gr44" draw:text-style-name="P1" draw:layer="layout" svg:x1="1.4cm" svg:y1="1.801cm" svg:x2="8.5cm" svg:y2="1.801cm">
          <text:p/>
        </draw:line>
        <draw:line draw:style-name="gr44" draw:text-style-name="P1" draw:layer="layout" svg:x1="1.4cm" svg:y1="3.701cm" svg:x2="8.5cm" svg:y2="3.701cm">
          <text:p/>
        </draw:line>
        <draw:line draw:style-name="gr114" draw:text-style-name="P1" draw:layer="layout" svg:x1="8.6cm" svg:y1="3.901cm" svg:x2="8.6cm" svg:y2="5.401cm">
          <text:p/>
        </draw:line>
        <draw:frame draw:style-name="gr115" draw:text-style-name="P4" draw:layer="layout" svg:width="0.398cm" svg:height="0.395cm" svg:x="8.702cm" svg:y="4.505cm">
          <draw:text-box>
            <text:p><text:span text:style-name="T1">?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4-12-25T09:05:35.728076400</dc:date>
    <meta:editing-duration>P1DT6H21M41S</meta:editing-duration>
    <meta:editing-cycles>141</meta:editing-cycles>
    <meta:generator>LibreOffice/7.5.3.2$MacOSX_X86_64 LibreOffice_project/9f56dff12ba03b9acd7730a5a481eea045e468f3</meta:generator>
    <meta:document-statistic meta:object-count="3357"/>
  </office:meta>
</office:document-meta>
</file>